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9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9" calcext:value-type="float">
            <text:p>1011999</text:p>
          </table:table-cell>
          <table:table-cell office:value-type="float" office:value="123.0127" calcext:value-type="float">
            <text:p>123.0127</text:p>
          </table:table-cell>
          <table:table-cell office:value-type="float" office:value="5676.028" calcext:value-type="float">
            <text:p>5676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74166" calcext:value-type="float">
            <text:p>-0.01474166</text:p>
          </table:table-cell>
          <table:table-cell office:value-type="float" office:value="0.8780177" calcext:value-type="float">
            <text:p>0.8780177</text:p>
          </table:table-cell>
          <table:table-cell office:value-type="float" office:value="0" calcext:value-type="float">
            <text:p>0</text:p>
          </table:table-cell>
          <table:table-cell office:value-type="float" office:value="73.06027" calcext:value-type="float">
            <text:p>73.06027</text:p>
          </table:table-cell>
          <table:table-cell office:value-type="float" office:value="7.018422" calcext:value-type="float">
            <text:p>7.018422</text:p>
          </table:table-cell>
          <table:table-cell office:value-type="float" office:value="0.00001295991" calcext:value-type="float">
            <text:p>1.295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9218092" calcext:value-type="float">
            <text:p>0.0009218092</text:p>
          </table:table-cell>
          <table:table-cell office:value-type="float" office:value="0.004729909" calcext:value-type="float">
            <text:p>0.004729909</text:p>
          </table:table-cell>
          <table:table-cell office:value-type="float" office:value="360" calcext:value-type="float">
            <text:p>360</text:p>
          </table:table-cell>
          <table:table-cell office:value-type="float" office:value="-0.02038042" calcext:value-type="float">
            <text:p>-0.02038042</text:p>
          </table:table-cell>
          <table:table-cell office:value-type="float" office:value="0" calcext:value-type="float">
            <text:p>0</text:p>
          </table:table-cell>
          <table:table-cell office:value-type="float" office:value="222.5969" calcext:value-type="float">
            <text:p>222.5969</text:p>
          </table:table-cell>
          <table:table-cell office:value-type="float" office:value="291.059" calcext:value-type="float">
            <text:p>291.059</text:p>
          </table:table-cell>
          <table:table-cell office:value-type="float" office:value="942.3496" calcext:value-type="float">
            <text:p>942.3496</text:p>
          </table:table-cell>
          <table:table-cell office:value-type="float" office:value="917.5474" calcext:value-type="float">
            <text:p>917.5474</text:p>
          </table:table-cell>
          <table:table-cell office:value-type="float" office:value="904.3929" calcext:value-type="float">
            <text:p>904.3929</text:p>
          </table:table-cell>
          <table:table-cell office:value-type="float" office:value="914.0517" calcext:value-type="float">
            <text:p>914.0517</text:p>
          </table:table-cell>
          <table:table-cell office:value-type="float" office:value="333.2088" calcext:value-type="float">
            <text:p>333.2088</text:p>
          </table:table-cell>
          <table:table-cell office:value-type="float" office:value="449.3187" calcext:value-type="float">
            <text:p>449.3187</text:p>
          </table:table-cell>
          <table:table-cell office:value-type="float" office:value="385.9715" calcext:value-type="float">
            <text:p>385.9715</text:p>
          </table:table-cell>
          <table:table-cell office:value-type="float" office:value="325.2724" calcext:value-type="float">
            <text:p>325.2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9" calcext:value-type="float">
            <text:p>2011999</text:p>
          </table:table-cell>
          <table:table-cell office:value-type="float" office:value="122.975" calcext:value-type="float">
            <text:p>122.975</text:p>
          </table:table-cell>
          <table:table-cell office:value-type="float" office:value="5675.99" calcext:value-type="float">
            <text:p>5675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91865" calcext:value-type="float">
            <text:p>-0.02891865</text:p>
          </table:table-cell>
          <table:table-cell office:value-type="float" office:value="1.721376" calcext:value-type="float">
            <text:p>1.721376</text:p>
          </table:table-cell>
          <table:table-cell office:value-type="float" office:value="0" calcext:value-type="float">
            <text:p>0</text:p>
          </table:table-cell>
          <table:table-cell office:value-type="float" office:value="72.98033" calcext:value-type="float">
            <text:p>72.98033</text:p>
          </table:table-cell>
          <table:table-cell office:value-type="float" office:value="7.012123" calcext:value-type="float">
            <text:p>7.012123</text:p>
          </table:table-cell>
          <table:table-cell office:value-type="float" office:value="0.0000251478" calcext:value-type="float">
            <text:p>2.51478E-05</text:p>
          </table:table-cell>
          <table:table-cell office:value-type="float" office:value="0" calcext:value-type="float">
            <text:p>0</text:p>
          </table:table-cell>
          <table:table-cell office:value-type="float" office:value="0.00183749" calcext:value-type="float">
            <text:p>0.00183749</text:p>
          </table:table-cell>
          <table:table-cell office:value-type="float" office:value="0.009251784" calcext:value-type="float">
            <text:p>0.009251784</text:p>
          </table:table-cell>
          <table:table-cell office:value-type="float" office:value="360" calcext:value-type="float">
            <text:p>360</text:p>
          </table:table-cell>
          <table:table-cell office:value-type="float" office:value="-0.03998277" calcext:value-type="float">
            <text:p>-0.03998277</text:p>
          </table:table-cell>
          <table:table-cell office:value-type="float" office:value="0" calcext:value-type="float">
            <text:p>0</text:p>
          </table:table-cell>
          <table:table-cell office:value-type="float" office:value="222.5975" calcext:value-type="float">
            <text:p>222.5975</text:p>
          </table:table-cell>
          <table:table-cell office:value-type="float" office:value="291.0529" calcext:value-type="float">
            <text:p>291.0529</text:p>
          </table:table-cell>
          <table:table-cell office:value-type="float" office:value="942.3287" calcext:value-type="float">
            <text:p>942.3287</text:p>
          </table:table-cell>
          <table:table-cell office:value-type="float" office:value="917.5319" calcext:value-type="float">
            <text:p>917.5319</text:p>
          </table:table-cell>
          <table:table-cell office:value-type="float" office:value="904.384" calcext:value-type="float">
            <text:p>904.384</text:p>
          </table:table-cell>
          <table:table-cell office:value-type="float" office:value="914.044" calcext:value-type="float">
            <text:p>914.044</text:p>
          </table:table-cell>
          <table:table-cell office:value-type="float" office:value="333.2064" calcext:value-type="float">
            <text:p>333.2064</text:p>
          </table:table-cell>
          <table:table-cell office:value-type="float" office:value="449.3152" calcext:value-type="float">
            <text:p>449.3152</text:p>
          </table:table-cell>
          <table:table-cell office:value-type="float" office:value="385.9691" calcext:value-type="float">
            <text:p>385.9691</text:p>
          </table:table-cell>
          <table:table-cell office:value-type="float" office:value="325.27" calcext:value-type="float">
            <text:p>325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9" calcext:value-type="float">
            <text:p>3011999</text:p>
          </table:table-cell>
          <table:table-cell office:value-type="float" office:value="122.9379" calcext:value-type="float">
            <text:p>122.9379</text:p>
          </table:table-cell>
          <table:table-cell office:value-type="float" office:value="5675.952" calcext:value-type="float">
            <text:p>5675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97277" calcext:value-type="float">
            <text:p>-0.03197277</text:p>
          </table:table-cell>
          <table:table-cell office:value-type="float" office:value="2.850703" calcext:value-type="float">
            <text:p>2.850703</text:p>
          </table:table-cell>
          <table:table-cell office:value-type="float" office:value="0" calcext:value-type="float">
            <text:p>0</text:p>
          </table:table-cell>
          <table:table-cell office:value-type="float" office:value="72.90047" calcext:value-type="float">
            <text:p>72.90047</text:p>
          </table:table-cell>
          <table:table-cell office:value-type="float" office:value="7.006103" calcext:value-type="float">
            <text:p>7.006103</text:p>
          </table:table-cell>
          <table:table-cell office:value-type="float" office:value="0.00003643171" calcext:value-type="float">
            <text:p>3.643171E-05</text:p>
          </table:table-cell>
          <table:table-cell office:value-type="float" office:value="0" calcext:value-type="float">
            <text:p>0</text:p>
          </table:table-cell>
          <table:table-cell office:value-type="float" office:value="0.002747247" calcext:value-type="float">
            <text:p>0.002747247</text:p>
          </table:table-cell>
          <table:table-cell office:value-type="float" office:value="0.01356558" calcext:value-type="float">
            <text:p>0.01356558</text:p>
          </table:table-cell>
          <table:table-cell office:value-type="float" office:value="360" calcext:value-type="float">
            <text:p>360</text:p>
          </table:table-cell>
          <table:table-cell office:value-type="float" office:value="-0.04824917" calcext:value-type="float">
            <text:p>-0.04824917</text:p>
          </table:table-cell>
          <table:table-cell office:value-type="float" office:value="0" calcext:value-type="float">
            <text:p>0</text:p>
          </table:table-cell>
          <table:table-cell office:value-type="float" office:value="222.5979" calcext:value-type="float">
            <text:p>222.5979</text:p>
          </table:table-cell>
          <table:table-cell office:value-type="float" office:value="291.0471" calcext:value-type="float">
            <text:p>291.0471</text:p>
          </table:table-cell>
          <table:table-cell office:value-type="float" office:value="942.3085" calcext:value-type="float">
            <text:p>942.3085</text:p>
          </table:table-cell>
          <table:table-cell office:value-type="float" office:value="917.5164" calcext:value-type="float">
            <text:p>917.5164</text:p>
          </table:table-cell>
          <table:table-cell office:value-type="float" office:value="904.3751" calcext:value-type="float">
            <text:p>904.3751</text:p>
          </table:table-cell>
          <table:table-cell office:value-type="float" office:value="914.0363" calcext:value-type="float">
            <text:p>914.0363</text:p>
          </table:table-cell>
          <table:table-cell office:value-type="float" office:value="333.2041" calcext:value-type="float">
            <text:p>333.2041</text:p>
          </table:table-cell>
          <table:table-cell office:value-type="float" office:value="449.3116" calcext:value-type="float">
            <text:p>449.3116</text:p>
          </table:table-cell>
          <table:table-cell office:value-type="float" office:value="385.9668" calcext:value-type="float">
            <text:p>385.9668</text:p>
          </table:table-cell>
          <table:table-cell office:value-type="float" office:value="325.2676" calcext:value-type="float">
            <text:p>325.2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9" calcext:value-type="float">
            <text:p>4011999</text:p>
          </table:table-cell>
          <table:table-cell office:value-type="float" office:value="122.899" calcext:value-type="float">
            <text:p>122.899</text:p>
          </table:table-cell>
          <table:table-cell office:value-type="float" office:value="5675.916" calcext:value-type="float">
            <text:p>5675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95847" calcext:value-type="float">
            <text:p>-0.04195847</text:p>
          </table:table-cell>
          <table:table-cell office:value-type="float" office:value="3.628335" calcext:value-type="float">
            <text:p>3.628335</text:p>
          </table:table-cell>
          <table:table-cell office:value-type="float" office:value="0" calcext:value-type="float">
            <text:p>0</text:p>
          </table:table-cell>
          <table:table-cell office:value-type="float" office:value="72.8183" calcext:value-type="float">
            <text:p>72.8183</text:p>
          </table:table-cell>
          <table:table-cell office:value-type="float" office:value="6.998726" calcext:value-type="float">
            <text:p>6.998726</text:p>
          </table:table-cell>
          <table:table-cell office:value-type="float" office:value="0.00004430572" calcext:value-type="float">
            <text:p>4.430572E-05</text:p>
          </table:table-cell>
          <table:table-cell office:value-type="float" office:value="0" calcext:value-type="float">
            <text:p>0</text:p>
          </table:table-cell>
          <table:table-cell office:value-type="float" office:value="0.003651537" calcext:value-type="float">
            <text:p>0.003651537</text:p>
          </table:table-cell>
          <table:table-cell office:value-type="float" office:value="0.01767722" calcext:value-type="float">
            <text:p>0.01767722</text:p>
          </table:table-cell>
          <table:table-cell office:value-type="float" office:value="360" calcext:value-type="float">
            <text:p>360</text:p>
          </table:table-cell>
          <table:table-cell office:value-type="float" office:value="-0.06324292" calcext:value-type="float">
            <text:p>-0.06324292</text:p>
          </table:table-cell>
          <table:table-cell office:value-type="float" office:value="0" calcext:value-type="float">
            <text:p>0</text:p>
          </table:table-cell>
          <table:table-cell office:value-type="float" office:value="222.5987" calcext:value-type="float">
            <text:p>222.5987</text:p>
          </table:table-cell>
          <table:table-cell office:value-type="float" office:value="291.0413" calcext:value-type="float">
            <text:p>291.0413</text:p>
          </table:table-cell>
          <table:table-cell office:value-type="float" office:value="942.2883" calcext:value-type="float">
            <text:p>942.2883</text:p>
          </table:table-cell>
          <table:table-cell office:value-type="float" office:value="917.5011" calcext:value-type="float">
            <text:p>917.5011</text:p>
          </table:table-cell>
          <table:table-cell office:value-type="float" office:value="904.3662" calcext:value-type="float">
            <text:p>904.3662</text:p>
          </table:table-cell>
          <table:table-cell office:value-type="float" office:value="914.0287" calcext:value-type="float">
            <text:p>914.0287</text:p>
          </table:table-cell>
          <table:table-cell office:value-type="float" office:value="333.2017" calcext:value-type="float">
            <text:p>333.2017</text:p>
          </table:table-cell>
          <table:table-cell office:value-type="float" office:value="449.3081" calcext:value-type="float">
            <text:p>449.3081</text:p>
          </table:table-cell>
          <table:table-cell office:value-type="float" office:value="385.9644" calcext:value-type="float">
            <text:p>385.9644</text:p>
          </table:table-cell>
          <table:table-cell office:value-type="float" office:value="325.2653" calcext:value-type="float">
            <text:p>325.2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9" calcext:value-type="float">
            <text:p>5011999</text:p>
          </table:table-cell>
          <table:table-cell office:value-type="float" office:value="122.8602" calcext:value-type="float">
            <text:p>122.8602</text:p>
          </table:table-cell>
          <table:table-cell office:value-type="float" office:value="5675.879" calcext:value-type="float">
            <text:p>5675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82854" calcext:value-type="float">
            <text:p>-0.05282854</text:p>
          </table:table-cell>
          <table:table-cell office:value-type="float" office:value="4.292605" calcext:value-type="float">
            <text:p>4.292605</text:p>
          </table:table-cell>
          <table:table-cell office:value-type="float" office:value="0" calcext:value-type="float">
            <text:p>0</text:p>
          </table:table-cell>
          <table:table-cell office:value-type="float" office:value="72.73663" calcext:value-type="float">
            <text:p>72.73663</text:p>
          </table:table-cell>
          <table:table-cell office:value-type="float" office:value="6.991471" calcext:value-type="float">
            <text:p>6.991471</text:p>
          </table:table-cell>
          <table:table-cell office:value-type="float" office:value="0.00005190466" calcext:value-type="float">
            <text:p>5.190466E-05</text:p>
          </table:table-cell>
          <table:table-cell office:value-type="float" office:value="0" calcext:value-type="float">
            <text:p>0</text:p>
          </table:table-cell>
          <table:table-cell office:value-type="float" office:value="0.004550787" calcext:value-type="float">
            <text:p>0.004550787</text:p>
          </table:table-cell>
          <table:table-cell office:value-type="float" office:value="0.0215931" calcext:value-type="float">
            <text:p>0.0215931</text:p>
          </table:table-cell>
          <table:table-cell office:value-type="float" office:value="360" calcext:value-type="float">
            <text:p>360</text:p>
          </table:table-cell>
          <table:table-cell office:value-type="float" office:value="-0.07892051" calcext:value-type="float">
            <text:p>-0.07892051</text:p>
          </table:table-cell>
          <table:table-cell office:value-type="float" office:value="0" calcext:value-type="float">
            <text:p>0</text:p>
          </table:table-cell>
          <table:table-cell office:value-type="float" office:value="222.5994" calcext:value-type="float">
            <text:p>222.5994</text:p>
          </table:table-cell>
          <table:table-cell office:value-type="float" office:value="291.0349" calcext:value-type="float">
            <text:p>291.0349</text:p>
          </table:table-cell>
          <table:table-cell office:value-type="float" office:value="942.2679" calcext:value-type="float">
            <text:p>942.2679</text:p>
          </table:table-cell>
          <table:table-cell office:value-type="float" office:value="917.4859" calcext:value-type="float">
            <text:p>917.4859</text:p>
          </table:table-cell>
          <table:table-cell office:value-type="float" office:value="904.3574" calcext:value-type="float">
            <text:p>904.3574</text:p>
          </table:table-cell>
          <table:table-cell office:value-type="float" office:value="914.0211" calcext:value-type="float">
            <text:p>914.0211</text:p>
          </table:table-cell>
          <table:table-cell office:value-type="float" office:value="333.1994" calcext:value-type="float">
            <text:p>333.1994</text:p>
          </table:table-cell>
          <table:table-cell office:value-type="float" office:value="449.3045" calcext:value-type="float">
            <text:p>449.3045</text:p>
          </table:table-cell>
          <table:table-cell office:value-type="float" office:value="385.9622" calcext:value-type="float">
            <text:p>385.9622</text:p>
          </table:table-cell>
          <table:table-cell office:value-type="float" office:value="325.263" calcext:value-type="float">
            <text:p>325.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9" calcext:value-type="float">
            <text:p>6011999</text:p>
          </table:table-cell>
          <table:table-cell office:value-type="float" office:value="122.8216" calcext:value-type="float">
            <text:p>122.8216</text:p>
          </table:table-cell>
          <table:table-cell office:value-type="float" office:value="5675.843" calcext:value-type="float">
            <text:p>5675.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05908" calcext:value-type="float">
            <text:p>-0.06305908</text:p>
          </table:table-cell>
          <table:table-cell office:value-type="float" office:value="4.91446" calcext:value-type="float">
            <text:p>4.91446</text:p>
          </table:table-cell>
          <table:table-cell office:value-type="float" office:value="0" calcext:value-type="float">
            <text:p>0</text:p>
          </table:table-cell>
          <table:table-cell office:value-type="float" office:value="72.65524" calcext:value-type="float">
            <text:p>72.65524</text:p>
          </table:table-cell>
          <table:table-cell office:value-type="float" office:value="6.984532" calcext:value-type="float">
            <text:p>6.984532</text:p>
          </table:table-cell>
          <table:table-cell office:value-type="float" office:value="0.00005936907" calcext:value-type="float">
            <text:p>5.936907E-05</text:p>
          </table:table-cell>
          <table:table-cell office:value-type="float" office:value="0" calcext:value-type="float">
            <text:p>0</text:p>
          </table:table-cell>
          <table:table-cell office:value-type="float" office:value="0.005445581" calcext:value-type="float">
            <text:p>0.005445581</text:p>
          </table:table-cell>
          <table:table-cell office:value-type="float" office:value="0.02532424" calcext:value-type="float">
            <text:p>0.02532424</text:p>
          </table:table-cell>
          <table:table-cell office:value-type="float" office:value="360" calcext:value-type="float">
            <text:p>360</text:p>
          </table:table-cell>
          <table:table-cell office:value-type="float" office:value="-0.09376954" calcext:value-type="float">
            <text:p>-0.09376954</text:p>
          </table:table-cell>
          <table:table-cell office:value-type="float" office:value="0" calcext:value-type="float">
            <text:p>0</text:p>
          </table:table-cell>
          <table:table-cell office:value-type="float" office:value="222.6001" calcext:value-type="float">
            <text:p>222.6001</text:p>
          </table:table-cell>
          <table:table-cell office:value-type="float" office:value="291.0287" calcext:value-type="float">
            <text:p>291.0287</text:p>
          </table:table-cell>
          <table:table-cell office:value-type="float" office:value="942.2476" calcext:value-type="float">
            <text:p>942.2476</text:p>
          </table:table-cell>
          <table:table-cell office:value-type="float" office:value="917.4706" calcext:value-type="float">
            <text:p>917.4706</text:p>
          </table:table-cell>
          <table:table-cell office:value-type="float" office:value="904.3485" calcext:value-type="float">
            <text:p>904.3485</text:p>
          </table:table-cell>
          <table:table-cell office:value-type="float" office:value="914.0135" calcext:value-type="float">
            <text:p>914.0135</text:p>
          </table:table-cell>
          <table:table-cell office:value-type="float" office:value="333.197" calcext:value-type="float">
            <text:p>333.197</text:p>
          </table:table-cell>
          <table:table-cell office:value-type="float" office:value="449.301" calcext:value-type="float">
            <text:p>449.301</text:p>
          </table:table-cell>
          <table:table-cell office:value-type="float" office:value="385.9599" calcext:value-type="float">
            <text:p>385.9599</text:p>
          </table:table-cell>
          <table:table-cell office:value-type="float" office:value="325.2607" calcext:value-type="float">
            <text:p>325.2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9" calcext:value-type="float">
            <text:p>7011999</text:p>
          </table:table-cell>
          <table:table-cell office:value-type="float" office:value="122.7823" calcext:value-type="float">
            <text:p>122.7823</text:p>
          </table:table-cell>
          <table:table-cell office:value-type="float" office:value="5675.805" calcext:value-type="float">
            <text:p>5675.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05773" calcext:value-type="float">
            <text:p>-0.07505773</text:p>
          </table:table-cell>
          <table:table-cell office:value-type="float" office:value="5.513356" calcext:value-type="float">
            <text:p>5.513356</text:p>
          </table:table-cell>
          <table:table-cell office:value-type="float" office:value="0" calcext:value-type="float">
            <text:p>0</text:p>
          </table:table-cell>
          <table:table-cell office:value-type="float" office:value="72.57357" calcext:value-type="float">
            <text:p>72.57357</text:p>
          </table:table-cell>
          <table:table-cell office:value-type="float" office:value="6.977187" calcext:value-type="float">
            <text:p>6.977187</text:p>
          </table:table-cell>
          <table:table-cell office:value-type="float" office:value="0.00006696563" calcext:value-type="float">
            <text:p>6.696563E-05</text:p>
          </table:table-cell>
          <table:table-cell office:value-type="float" office:value="0" calcext:value-type="float">
            <text:p>0</text:p>
          </table:table-cell>
          <table:table-cell office:value-type="float" office:value="0.006336226" calcext:value-type="float">
            <text:p>0.006336226</text:p>
          </table:table-cell>
          <table:table-cell office:value-type="float" office:value="0.02887704" calcext:value-type="float">
            <text:p>0.02887704</text:p>
          </table:table-cell>
          <table:table-cell office:value-type="float" office:value="360" calcext:value-type="float">
            <text:p>360</text:p>
          </table:table-cell>
          <table:table-cell office:value-type="float" office:value="-0.110204" calcext:value-type="float">
            <text:p>-0.110204</text:p>
          </table:table-cell>
          <table:table-cell office:value-type="float" office:value="0" calcext:value-type="float">
            <text:p>0</text:p>
          </table:table-cell>
          <table:table-cell office:value-type="float" office:value="222.6007" calcext:value-type="float">
            <text:p>222.6007</text:p>
          </table:table-cell>
          <table:table-cell office:value-type="float" office:value="291.0224" calcext:value-type="float">
            <text:p>291.0224</text:p>
          </table:table-cell>
          <table:table-cell office:value-type="float" office:value="942.2271" calcext:value-type="float">
            <text:p>942.2271</text:p>
          </table:table-cell>
          <table:table-cell office:value-type="float" office:value="917.4554" calcext:value-type="float">
            <text:p>917.4554</text:p>
          </table:table-cell>
          <table:table-cell office:value-type="float" office:value="904.3397" calcext:value-type="float">
            <text:p>904.3397</text:p>
          </table:table-cell>
          <table:table-cell office:value-type="float" office:value="914.006" calcext:value-type="float">
            <text:p>914.006</text:p>
          </table:table-cell>
          <table:table-cell office:value-type="float" office:value="333.1946" calcext:value-type="float">
            <text:p>333.1946</text:p>
          </table:table-cell>
          <table:table-cell office:value-type="float" office:value="449.2976" calcext:value-type="float">
            <text:p>449.2976</text:p>
          </table:table-cell>
          <table:table-cell office:value-type="float" office:value="385.9576" calcext:value-type="float">
            <text:p>385.9576</text:p>
          </table:table-cell>
          <table:table-cell office:value-type="float" office:value="325.2585" calcext:value-type="float">
            <text:p>325.25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9" calcext:value-type="float">
            <text:p>8011999</text:p>
          </table:table-cell>
          <table:table-cell office:value-type="float" office:value="122.7432" calcext:value-type="float">
            <text:p>122.7432</text:p>
          </table:table-cell>
          <table:table-cell office:value-type="float" office:value="5675.769" calcext:value-type="float">
            <text:p>5675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544581" calcext:value-type="float">
            <text:p>-0.08544581</text:p>
          </table:table-cell>
          <table:table-cell office:value-type="float" office:value="6.12575" calcext:value-type="float">
            <text:p>6.12575</text:p>
          </table:table-cell>
          <table:table-cell office:value-type="float" office:value="0" calcext:value-type="float">
            <text:p>0</text:p>
          </table:table-cell>
          <table:table-cell office:value-type="float" office:value="72.49251" calcext:value-type="float">
            <text:p>72.49251</text:p>
          </table:table-cell>
          <table:table-cell office:value-type="float" office:value="6.970284" calcext:value-type="float">
            <text:p>6.970284</text:p>
          </table:table-cell>
          <table:table-cell office:value-type="float" office:value="0.00007458653" calcext:value-type="float">
            <text:p>7.458653E-05</text:p>
          </table:table-cell>
          <table:table-cell office:value-type="float" office:value="0" calcext:value-type="float">
            <text:p>0</text:p>
          </table:table-cell>
          <table:table-cell office:value-type="float" office:value="0.007222238" calcext:value-type="float">
            <text:p>0.007222238</text:p>
          </table:table-cell>
          <table:table-cell office:value-type="float" office:value="0.03224187" calcext:value-type="float">
            <text:p>0.03224187</text:p>
          </table:table-cell>
          <table:table-cell office:value-type="float" office:value="360" calcext:value-type="float">
            <text:p>360</text:p>
          </table:table-cell>
          <table:table-cell office:value-type="float" office:value="-0.1248353" calcext:value-type="float">
            <text:p>-0.1248353</text:p>
          </table:table-cell>
          <table:table-cell office:value-type="float" office:value="0" calcext:value-type="float">
            <text:p>0</text:p>
          </table:table-cell>
          <table:table-cell office:value-type="float" office:value="222.6013" calcext:value-type="float">
            <text:p>222.6013</text:p>
          </table:table-cell>
          <table:table-cell office:value-type="float" office:value="291.0159" calcext:value-type="float">
            <text:p>291.0159</text:p>
          </table:table-cell>
          <table:table-cell office:value-type="float" office:value="942.2064" calcext:value-type="float">
            <text:p>942.2064</text:p>
          </table:table-cell>
          <table:table-cell office:value-type="float" office:value="917.4401" calcext:value-type="float">
            <text:p>917.4401</text:p>
          </table:table-cell>
          <table:table-cell office:value-type="float" office:value="904.3309" calcext:value-type="float">
            <text:p>904.3309</text:p>
          </table:table-cell>
          <table:table-cell office:value-type="float" office:value="913.9984" calcext:value-type="float">
            <text:p>913.9984</text:p>
          </table:table-cell>
          <table:table-cell office:value-type="float" office:value="333.1923" calcext:value-type="float">
            <text:p>333.1923</text:p>
          </table:table-cell>
          <table:table-cell office:value-type="float" office:value="449.2941" calcext:value-type="float">
            <text:p>449.2941</text:p>
          </table:table-cell>
          <table:table-cell office:value-type="float" office:value="385.9553" calcext:value-type="float">
            <text:p>385.9553</text:p>
          </table:table-cell>
          <table:table-cell office:value-type="float" office:value="325.2564" calcext:value-type="float">
            <text:p>325.2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9" calcext:value-type="float">
            <text:p>9011999</text:p>
          </table:table-cell>
          <table:table-cell office:value-type="float" office:value="122.7038" calcext:value-type="float">
            <text:p>122.7038</text:p>
          </table:table-cell>
          <table:table-cell office:value-type="float" office:value="5675.731" calcext:value-type="float">
            <text:p>5675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610705" calcext:value-type="float">
            <text:p>-0.09610705</text:p>
          </table:table-cell>
          <table:table-cell office:value-type="float" office:value="6.731413" calcext:value-type="float">
            <text:p>6.731413</text:p>
          </table:table-cell>
          <table:table-cell office:value-type="float" office:value="0" calcext:value-type="float">
            <text:p>0</text:p>
          </table:table-cell>
          <table:table-cell office:value-type="float" office:value="72.4113" calcext:value-type="float">
            <text:p>72.4113</text:p>
          </table:table-cell>
          <table:table-cell office:value-type="float" office:value="6.963134" calcext:value-type="float">
            <text:p>6.963134</text:p>
          </table:table-cell>
          <table:table-cell office:value-type="float" office:value="0.00008224855" calcext:value-type="float">
            <text:p>8.224855E-05</text:p>
          </table:table-cell>
          <table:table-cell office:value-type="float" office:value="0" calcext:value-type="float">
            <text:p>0</text:p>
          </table:table-cell>
          <table:table-cell office:value-type="float" office:value="0.008103368" calcext:value-type="float">
            <text:p>0.008103368</text:p>
          </table:table-cell>
          <table:table-cell office:value-type="float" office:value="0.03541413" calcext:value-type="float">
            <text:p>0.03541413</text:p>
          </table:table-cell>
          <table:table-cell office:value-type="float" office:value="360" calcext:value-type="float">
            <text:p>360</text:p>
          </table:table-cell>
          <table:table-cell office:value-type="float" office:value="-0.1395423" calcext:value-type="float">
            <text:p>-0.1395423</text:p>
          </table:table-cell>
          <table:table-cell office:value-type="float" office:value="0" calcext:value-type="float">
            <text:p>0</text:p>
          </table:table-cell>
          <table:table-cell office:value-type="float" office:value="222.6019" calcext:value-type="float">
            <text:p>222.6019</text:p>
          </table:table-cell>
          <table:table-cell office:value-type="float" office:value="291.0091" calcext:value-type="float">
            <text:p>291.0091</text:p>
          </table:table-cell>
          <table:table-cell office:value-type="float" office:value="942.1856" calcext:value-type="float">
            <text:p>942.1856</text:p>
          </table:table-cell>
          <table:table-cell office:value-type="float" office:value="917.4249" calcext:value-type="float">
            <text:p>917.4249</text:p>
          </table:table-cell>
          <table:table-cell office:value-type="float" office:value="904.3221" calcext:value-type="float">
            <text:p>904.3221</text:p>
          </table:table-cell>
          <table:table-cell office:value-type="float" office:value="913.9908" calcext:value-type="float">
            <text:p>913.9908</text:p>
          </table:table-cell>
          <table:table-cell office:value-type="float" office:value="333.1899" calcext:value-type="float">
            <text:p>333.1899</text:p>
          </table:table-cell>
          <table:table-cell office:value-type="float" office:value="449.2906" calcext:value-type="float">
            <text:p>449.2906</text:p>
          </table:table-cell>
          <table:table-cell office:value-type="float" office:value="385.9531" calcext:value-type="float">
            <text:p>385.9531</text:p>
          </table:table-cell>
          <table:table-cell office:value-type="float" office:value="325.2542" calcext:value-type="float">
            <text:p>325.25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9" calcext:value-type="float">
            <text:p>10011999</text:p>
          </table:table-cell>
          <table:table-cell office:value-type="float" office:value="122.6636" calcext:value-type="float">
            <text:p>122.6636</text:p>
          </table:table-cell>
          <table:table-cell office:value-type="float" office:value="5675.696" calcext:value-type="float">
            <text:p>5675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8789" calcext:value-type="float">
            <text:p>-0.108789</text:p>
          </table:table-cell>
          <table:table-cell office:value-type="float" office:value="7.284512" calcext:value-type="float">
            <text:p>7.284512</text:p>
          </table:table-cell>
          <table:table-cell office:value-type="float" office:value="0" calcext:value-type="float">
            <text:p>0</text:p>
          </table:table-cell>
          <table:table-cell office:value-type="float" office:value="72.33015" calcext:value-type="float">
            <text:p>72.33015</text:p>
          </table:table-cell>
          <table:table-cell office:value-type="float" office:value="6.955771" calcext:value-type="float">
            <text:p>6.955771</text:p>
          </table:table-cell>
          <table:table-cell office:value-type="float" office:value="0.00008988174" calcext:value-type="float">
            <text:p>8.988174E-05</text:p>
          </table:table-cell>
          <table:table-cell office:value-type="float" office:value="0" calcext:value-type="float">
            <text:p>0</text:p>
          </table:table-cell>
          <table:table-cell office:value-type="float" office:value="0.008979151" calcext:value-type="float">
            <text:p>0.008979151</text:p>
          </table:table-cell>
          <table:table-cell office:value-type="float" office:value="0.0383834" calcext:value-type="float">
            <text:p>0.0383834</text:p>
          </table:table-cell>
          <table:table-cell office:value-type="float" office:value="360" calcext:value-type="float">
            <text:p>360</text:p>
          </table:table-cell>
          <table:table-cell office:value-type="float" office:value="-0.1560616" calcext:value-type="float">
            <text:p>-0.1560616</text:p>
          </table:table-cell>
          <table:table-cell office:value-type="float" office:value="0" calcext:value-type="float">
            <text:p>0</text:p>
          </table:table-cell>
          <table:table-cell office:value-type="float" office:value="222.6024" calcext:value-type="float">
            <text:p>222.6024</text:p>
          </table:table-cell>
          <table:table-cell office:value-type="float" office:value="291.003" calcext:value-type="float">
            <text:p>291.003</text:p>
          </table:table-cell>
          <table:table-cell office:value-type="float" office:value="942.1646" calcext:value-type="float">
            <text:p>942.1646</text:p>
          </table:table-cell>
          <table:table-cell office:value-type="float" office:value="917.4098" calcext:value-type="float">
            <text:p>917.4098</text:p>
          </table:table-cell>
          <table:table-cell office:value-type="float" office:value="904.3132" calcext:value-type="float">
            <text:p>904.3132</text:p>
          </table:table-cell>
          <table:table-cell office:value-type="float" office:value="913.9832" calcext:value-type="float">
            <text:p>913.9832</text:p>
          </table:table-cell>
          <table:table-cell office:value-type="float" office:value="333.1876" calcext:value-type="float">
            <text:p>333.1876</text:p>
          </table:table-cell>
          <table:table-cell office:value-type="float" office:value="449.2872" calcext:value-type="float">
            <text:p>449.2872</text:p>
          </table:table-cell>
          <table:table-cell office:value-type="float" office:value="385.9508" calcext:value-type="float">
            <text:p>385.9508</text:p>
          </table:table-cell>
          <table:table-cell office:value-type="float" office:value="325.252" calcext:value-type="float">
            <text:p>325.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9" calcext:value-type="float">
            <text:p>11011999</text:p>
          </table:table-cell>
          <table:table-cell office:value-type="float" office:value="122.6231" calcext:value-type="float">
            <text:p>122.6231</text:p>
          </table:table-cell>
          <table:table-cell office:value-type="float" office:value="5675.661" calcext:value-type="float">
            <text:p>5675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444" calcext:value-type="float">
            <text:p>-0.122444</text:p>
          </table:table-cell>
          <table:table-cell office:value-type="float" office:value="7.809922" calcext:value-type="float">
            <text:p>7.809922</text:p>
          </table:table-cell>
          <table:table-cell office:value-type="float" office:value="0" calcext:value-type="float">
            <text:p>0</text:p>
          </table:table-cell>
          <table:table-cell office:value-type="float" office:value="72.24949" calcext:value-type="float">
            <text:p>72.24949</text:p>
          </table:table-cell>
          <table:table-cell office:value-type="float" office:value="6.948488" calcext:value-type="float">
            <text:p>6.948488</text:p>
          </table:table-cell>
          <table:table-cell office:value-type="float" office:value="0.00009749025" calcext:value-type="float">
            <text:p>9.749025E-05</text:p>
          </table:table-cell>
          <table:table-cell office:value-type="float" office:value="0" calcext:value-type="float">
            <text:p>0</text:p>
          </table:table-cell>
          <table:table-cell office:value-type="float" office:value="0.009849229" calcext:value-type="float">
            <text:p>0.009849229</text:p>
          </table:table-cell>
          <table:table-cell office:value-type="float" office:value="0.04114201" calcext:value-type="float">
            <text:p>0.04114201</text:p>
          </table:table-cell>
          <table:table-cell office:value-type="float" office:value="360" calcext:value-type="float">
            <text:p>360</text:p>
          </table:table-cell>
          <table:table-cell office:value-type="float" office:value="-0.1733378" calcext:value-type="float">
            <text:p>-0.1733378</text:p>
          </table:table-cell>
          <table:table-cell office:value-type="float" office:value="0" calcext:value-type="float">
            <text:p>0</text:p>
          </table:table-cell>
          <table:table-cell office:value-type="float" office:value="222.6029" calcext:value-type="float">
            <text:p>222.6029</text:p>
          </table:table-cell>
          <table:table-cell office:value-type="float" office:value="290.9969" calcext:value-type="float">
            <text:p>290.9969</text:p>
          </table:table-cell>
          <table:table-cell office:value-type="float" office:value="942.1429" calcext:value-type="float">
            <text:p>942.1429</text:p>
          </table:table-cell>
          <table:table-cell office:value-type="float" office:value="917.3947" calcext:value-type="float">
            <text:p>917.3947</text:p>
          </table:table-cell>
          <table:table-cell office:value-type="float" office:value="904.3044" calcext:value-type="float">
            <text:p>904.3044</text:p>
          </table:table-cell>
          <table:table-cell office:value-type="float" office:value="913.9756" calcext:value-type="float">
            <text:p>913.9756</text:p>
          </table:table-cell>
          <table:table-cell office:value-type="float" office:value="333.1853" calcext:value-type="float">
            <text:p>333.1853</text:p>
          </table:table-cell>
          <table:table-cell office:value-type="float" office:value="449.2837" calcext:value-type="float">
            <text:p>449.2837</text:p>
          </table:table-cell>
          <table:table-cell office:value-type="float" office:value="385.9486" calcext:value-type="float">
            <text:p>385.9486</text:p>
          </table:table-cell>
          <table:table-cell office:value-type="float" office:value="325.2499" calcext:value-type="float">
            <text:p>325.2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9" calcext:value-type="float">
            <text:p>12011999</text:p>
          </table:table-cell>
          <table:table-cell office:value-type="float" office:value="122.5822" calcext:value-type="float">
            <text:p>122.5822</text:p>
          </table:table-cell>
          <table:table-cell office:value-type="float" office:value="5675.624" calcext:value-type="float">
            <text:p>5675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41991" calcext:value-type="float">
            <text:p>-0.1341991</text:p>
          </table:table-cell>
          <table:table-cell office:value-type="float" office:value="8.378858" calcext:value-type="float">
            <text:p>8.378858</text:p>
          </table:table-cell>
          <table:table-cell office:value-type="float" office:value="0" calcext:value-type="float">
            <text:p>0</text:p>
          </table:table-cell>
          <table:table-cell office:value-type="float" office:value="72.16922" calcext:value-type="float">
            <text:p>72.16922</text:p>
          </table:table-cell>
          <table:table-cell office:value-type="float" office:value="6.941286" calcext:value-type="float">
            <text:p>6.941286</text:p>
          </table:table-cell>
          <table:table-cell office:value-type="float" office:value="0.0001053617" calcext:value-type="float">
            <text:p>0.0001053617</text:p>
          </table:table-cell>
          <table:table-cell office:value-type="float" office:value="0" calcext:value-type="float">
            <text:p>0</text:p>
          </table:table-cell>
          <table:table-cell office:value-type="float" office:value="0.01071344" calcext:value-type="float">
            <text:p>0.01071344</text:p>
          </table:table-cell>
          <table:table-cell office:value-type="float" office:value="0.04368601" calcext:value-type="float">
            <text:p>0.04368601</text:p>
          </table:table-cell>
          <table:table-cell office:value-type="float" office:value="360" calcext:value-type="float">
            <text:p>360</text:p>
          </table:table-cell>
          <table:table-cell office:value-type="float" office:value="-0.1884932" calcext:value-type="float">
            <text:p>-0.1884932</text:p>
          </table:table-cell>
          <table:table-cell office:value-type="float" office:value="0" calcext:value-type="float">
            <text:p>0</text:p>
          </table:table-cell>
          <table:table-cell office:value-type="float" office:value="222.6033" calcext:value-type="float">
            <text:p>222.6033</text:p>
          </table:table-cell>
          <table:table-cell office:value-type="float" office:value="290.9905" calcext:value-type="float">
            <text:p>290.9905</text:p>
          </table:table-cell>
          <table:table-cell office:value-type="float" office:value="942.1213" calcext:value-type="float">
            <text:p>942.1213</text:p>
          </table:table-cell>
          <table:table-cell office:value-type="float" office:value="917.3796" calcext:value-type="float">
            <text:p>917.3796</text:p>
          </table:table-cell>
          <table:table-cell office:value-type="float" office:value="904.2955" calcext:value-type="float">
            <text:p>904.2955</text:p>
          </table:table-cell>
          <table:table-cell office:value-type="float" office:value="913.968" calcext:value-type="float">
            <text:p>913.968</text:p>
          </table:table-cell>
          <table:table-cell office:value-type="float" office:value="333.1829" calcext:value-type="float">
            <text:p>333.1829</text:p>
          </table:table-cell>
          <table:table-cell office:value-type="float" office:value="449.2802" calcext:value-type="float">
            <text:p>449.2802</text:p>
          </table:table-cell>
          <table:table-cell office:value-type="float" office:value="385.9464" calcext:value-type="float">
            <text:p>385.9464</text:p>
          </table:table-cell>
          <table:table-cell office:value-type="float" office:value="325.2478" calcext:value-type="float">
            <text:p>325.2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9" calcext:value-type="float">
            <text:p>13011999</text:p>
          </table:table-cell>
          <table:table-cell office:value-type="float" office:value="122.5406" calcext:value-type="float">
            <text:p>122.5406</text:p>
          </table:table-cell>
          <table:table-cell office:value-type="float" office:value="5675.589" calcext:value-type="float">
            <text:p>5675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83562" calcext:value-type="float">
            <text:p>-0.1483562</text:p>
          </table:table-cell>
          <table:table-cell office:value-type="float" office:value="8.899394" calcext:value-type="float">
            <text:p>8.899394</text:p>
          </table:table-cell>
          <table:table-cell office:value-type="float" office:value="0" calcext:value-type="float">
            <text:p>0</text:p>
          </table:table-cell>
          <table:table-cell office:value-type="float" office:value="72.08884" calcext:value-type="float">
            <text:p>72.08884</text:p>
          </table:table-cell>
          <table:table-cell office:value-type="float" office:value="6.933173" calcext:value-type="float">
            <text:p>6.933173</text:p>
          </table:table-cell>
          <table:table-cell office:value-type="float" office:value="0.0001134201" calcext:value-type="float">
            <text:p>0.0001134201</text:p>
          </table:table-cell>
          <table:table-cell office:value-type="float" office:value="0" calcext:value-type="float">
            <text:p>0</text:p>
          </table:table-cell>
          <table:table-cell office:value-type="float" office:value="0.01157217" calcext:value-type="float">
            <text:p>0.01157217</text:p>
          </table:table-cell>
          <table:table-cell office:value-type="float" office:value="0.04602294" calcext:value-type="float">
            <text:p>0.04602294</text:p>
          </table:table-cell>
          <table:table-cell office:value-type="float" office:value="360" calcext:value-type="float">
            <text:p>360</text:p>
          </table:table-cell>
          <table:table-cell office:value-type="float" office:value="-0.2058379" calcext:value-type="float">
            <text:p>-0.2058379</text:p>
          </table:table-cell>
          <table:table-cell office:value-type="float" office:value="0" calcext:value-type="float">
            <text:p>0</text:p>
          </table:table-cell>
          <table:table-cell office:value-type="float" office:value="222.6048" calcext:value-type="float">
            <text:p>222.6048</text:p>
          </table:table-cell>
          <table:table-cell office:value-type="float" office:value="290.9839" calcext:value-type="float">
            <text:p>290.9839</text:p>
          </table:table-cell>
          <table:table-cell office:value-type="float" office:value="942.0992" calcext:value-type="float">
            <text:p>942.0992</text:p>
          </table:table-cell>
          <table:table-cell office:value-type="float" office:value="917.3648" calcext:value-type="float">
            <text:p>917.3648</text:p>
          </table:table-cell>
          <table:table-cell office:value-type="float" office:value="904.2867" calcext:value-type="float">
            <text:p>904.2867</text:p>
          </table:table-cell>
          <table:table-cell office:value-type="float" office:value="913.9605" calcext:value-type="float">
            <text:p>913.9605</text:p>
          </table:table-cell>
          <table:table-cell office:value-type="float" office:value="333.1805" calcext:value-type="float">
            <text:p>333.1805</text:p>
          </table:table-cell>
          <table:table-cell office:value-type="float" office:value="449.2768" calcext:value-type="float">
            <text:p>449.2768</text:p>
          </table:table-cell>
          <table:table-cell office:value-type="float" office:value="385.9442" calcext:value-type="float">
            <text:p>385.9442</text:p>
          </table:table-cell>
          <table:table-cell office:value-type="float" office:value="325.2458" calcext:value-type="float">
            <text:p>325.24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9" calcext:value-type="float">
            <text:p>14011999</text:p>
          </table:table-cell>
          <table:table-cell office:value-type="float" office:value="122.4987" calcext:value-type="float">
            <text:p>122.4987</text:p>
          </table:table-cell>
          <table:table-cell office:value-type="float" office:value="5675.553" calcext:value-type="float">
            <text:p>5675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0965" calcext:value-type="float">
            <text:p>-0.160965</text:p>
          </table:table-cell>
          <table:table-cell office:value-type="float" office:value="9.46902" calcext:value-type="float">
            <text:p>9.46902</text:p>
          </table:table-cell>
          <table:table-cell office:value-type="float" office:value="0" calcext:value-type="float">
            <text:p>0</text:p>
          </table:table-cell>
          <table:table-cell office:value-type="float" office:value="72.00887" calcext:value-type="float">
            <text:p>72.00887</text:p>
          </table:table-cell>
          <table:table-cell office:value-type="float" office:value="6.924885" calcext:value-type="float">
            <text:p>6.924885</text:p>
          </table:table-cell>
          <table:table-cell office:value-type="float" office:value="0.0001219204" calcext:value-type="float">
            <text:p>0.0001219204</text:p>
          </table:table-cell>
          <table:table-cell office:value-type="float" office:value="0" calcext:value-type="float">
            <text:p>0</text:p>
          </table:table-cell>
          <table:table-cell office:value-type="float" office:value="0.01242692" calcext:value-type="float">
            <text:p>0.01242692</text:p>
          </table:table-cell>
          <table:table-cell office:value-type="float" office:value="0.0481887" calcext:value-type="float">
            <text:p>0.0481887</text:p>
          </table:table-cell>
          <table:table-cell office:value-type="float" office:value="360" calcext:value-type="float">
            <text:p>360</text:p>
          </table:table-cell>
          <table:table-cell office:value-type="float" office:value="-0.2214587" calcext:value-type="float">
            <text:p>-0.2214587</text:p>
          </table:table-cell>
          <table:table-cell office:value-type="float" office:value="0" calcext:value-type="float">
            <text:p>0</text:p>
          </table:table-cell>
          <table:table-cell office:value-type="float" office:value="222.6062" calcext:value-type="float">
            <text:p>222.6062</text:p>
          </table:table-cell>
          <table:table-cell office:value-type="float" office:value="290.9778" calcext:value-type="float">
            <text:p>290.9778</text:p>
          </table:table-cell>
          <table:table-cell office:value-type="float" office:value="942.077" calcext:value-type="float">
            <text:p>942.077</text:p>
          </table:table-cell>
          <table:table-cell office:value-type="float" office:value="917.35" calcext:value-type="float">
            <text:p>917.35</text:p>
          </table:table-cell>
          <table:table-cell office:value-type="float" office:value="904.278" calcext:value-type="float">
            <text:p>904.278</text:p>
          </table:table-cell>
          <table:table-cell office:value-type="float" office:value="913.9529" calcext:value-type="float">
            <text:p>913.9529</text:p>
          </table:table-cell>
          <table:table-cell office:value-type="float" office:value="333.1782" calcext:value-type="float">
            <text:p>333.1782</text:p>
          </table:table-cell>
          <table:table-cell office:value-type="float" office:value="449.2734" calcext:value-type="float">
            <text:p>449.2734</text:p>
          </table:table-cell>
          <table:table-cell office:value-type="float" office:value="385.9421" calcext:value-type="float">
            <text:p>385.9421</text:p>
          </table:table-cell>
          <table:table-cell office:value-type="float" office:value="325.2437" calcext:value-type="float">
            <text:p>325.2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9" calcext:value-type="float">
            <text:p>15011999</text:p>
          </table:table-cell>
          <table:table-cell office:value-type="float" office:value="122.4586" calcext:value-type="float">
            <text:p>122.4586</text:p>
          </table:table-cell>
          <table:table-cell office:value-type="float" office:value="5675.519" calcext:value-type="float">
            <text:p>5675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89263" calcext:value-type="float">
            <text:p>-0.1689263</text:p>
          </table:table-cell>
          <table:table-cell office:value-type="float" office:value="10.13281" calcext:value-type="float">
            <text:p>10.13281</text:p>
          </table:table-cell>
          <table:table-cell office:value-type="float" office:value="0" calcext:value-type="float">
            <text:p>0</text:p>
          </table:table-cell>
          <table:table-cell office:value-type="float" office:value="71.93021" calcext:value-type="float">
            <text:p>71.93021</text:p>
          </table:table-cell>
          <table:table-cell office:value-type="float" office:value="6.918005" calcext:value-type="float">
            <text:p>6.918005</text:p>
          </table:table-cell>
          <table:table-cell office:value-type="float" office:value="0.0001303011" calcext:value-type="float">
            <text:p>0.0001303011</text:p>
          </table:table-cell>
          <table:table-cell office:value-type="float" office:value="0" calcext:value-type="float">
            <text:p>0</text:p>
          </table:table-cell>
          <table:table-cell office:value-type="float" office:value="0.01327872" calcext:value-type="float">
            <text:p>0.01327872</text:p>
          </table:table-cell>
          <table:table-cell office:value-type="float" office:value="0.05020946" calcext:value-type="float">
            <text:p>0.05020946</text:p>
          </table:table-cell>
          <table:table-cell office:value-type="float" office:value="360" calcext:value-type="float">
            <text:p>360</text:p>
          </table:table-cell>
          <table:table-cell office:value-type="float" office:value="-0.2322842" calcext:value-type="float">
            <text:p>-0.2322842</text:p>
          </table:table-cell>
          <table:table-cell office:value-type="float" office:value="0" calcext:value-type="float">
            <text:p>0</text:p>
          </table:table-cell>
          <table:table-cell office:value-type="float" office:value="222.6069" calcext:value-type="float">
            <text:p>222.6069</text:p>
          </table:table-cell>
          <table:table-cell office:value-type="float" office:value="290.9717" calcext:value-type="float">
            <text:p>290.9717</text:p>
          </table:table-cell>
          <table:table-cell office:value-type="float" office:value="942.0548" calcext:value-type="float">
            <text:p>942.0548</text:p>
          </table:table-cell>
          <table:table-cell office:value-type="float" office:value="917.3353" calcext:value-type="float">
            <text:p>917.3353</text:p>
          </table:table-cell>
          <table:table-cell office:value-type="float" office:value="904.2692" calcext:value-type="float">
            <text:p>904.2692</text:p>
          </table:table-cell>
          <table:table-cell office:value-type="float" office:value="913.9456" calcext:value-type="float">
            <text:p>913.9456</text:p>
          </table:table-cell>
          <table:table-cell office:value-type="float" office:value="333.1759" calcext:value-type="float">
            <text:p>333.1759</text:p>
          </table:table-cell>
          <table:table-cell office:value-type="float" office:value="449.2699" calcext:value-type="float">
            <text:p>449.2699</text:p>
          </table:table-cell>
          <table:table-cell office:value-type="float" office:value="385.9399" calcext:value-type="float">
            <text:p>385.9399</text:p>
          </table:table-cell>
          <table:table-cell office:value-type="float" office:value="325.2416" calcext:value-type="float">
            <text:p>325.24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9" calcext:value-type="float">
            <text:p>16011999</text:p>
          </table:table-cell>
          <table:table-cell office:value-type="float" office:value="122.418" calcext:value-type="float">
            <text:p>122.418</text:p>
          </table:table-cell>
          <table:table-cell office:value-type="float" office:value="5675.482" calcext:value-type="float">
            <text:p>5675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43197" calcext:value-type="float">
            <text:p>-0.1843197</text:p>
          </table:table-cell>
          <table:table-cell office:value-type="float" office:value="10.5175" calcext:value-type="float">
            <text:p>10.5175</text:p>
          </table:table-cell>
          <table:table-cell office:value-type="float" office:value="0" calcext:value-type="float">
            <text:p>0</text:p>
          </table:table-cell>
          <table:table-cell office:value-type="float" office:value="71.85095" calcext:value-type="float">
            <text:p>71.85095</text:p>
          </table:table-cell>
          <table:table-cell office:value-type="float" office:value="6.91066" calcext:value-type="float">
            <text:p>6.91066</text:p>
          </table:table-cell>
          <table:table-cell office:value-type="float" office:value="0.0001376482" calcext:value-type="float">
            <text:p>0.0001376482</text:p>
          </table:table-cell>
          <table:table-cell office:value-type="float" office:value="0" calcext:value-type="float">
            <text:p>0</text:p>
          </table:table-cell>
          <table:table-cell office:value-type="float" office:value="0.01412793" calcext:value-type="float">
            <text:p>0.01412793</text:p>
          </table:table-cell>
          <table:table-cell office:value-type="float" office:value="0.05209665" calcext:value-type="float">
            <text:p>0.05209665</text:p>
          </table:table-cell>
          <table:table-cell office:value-type="float" office:value="360" calcext:value-type="float">
            <text:p>360</text:p>
          </table:table-cell>
          <table:table-cell office:value-type="float" office:value="-0.2504067" calcext:value-type="float">
            <text:p>-0.2504067</text:p>
          </table:table-cell>
          <table:table-cell office:value-type="float" office:value="0" calcext:value-type="float">
            <text:p>0</text:p>
          </table:table-cell>
          <table:table-cell office:value-type="float" office:value="222.6076" calcext:value-type="float">
            <text:p>222.6076</text:p>
          </table:table-cell>
          <table:table-cell office:value-type="float" office:value="290.965" calcext:value-type="float">
            <text:p>290.965</text:p>
          </table:table-cell>
          <table:table-cell office:value-type="float" office:value="942.0327" calcext:value-type="float">
            <text:p>942.0327</text:p>
          </table:table-cell>
          <table:table-cell office:value-type="float" office:value="917.3206" calcext:value-type="float">
            <text:p>917.3206</text:p>
          </table:table-cell>
          <table:table-cell office:value-type="float" office:value="904.2605" calcext:value-type="float">
            <text:p>904.2605</text:p>
          </table:table-cell>
          <table:table-cell office:value-type="float" office:value="913.9382" calcext:value-type="float">
            <text:p>913.9382</text:p>
          </table:table-cell>
          <table:table-cell office:value-type="float" office:value="333.1737" calcext:value-type="float">
            <text:p>333.1737</text:p>
          </table:table-cell>
          <table:table-cell office:value-type="float" office:value="449.2665" calcext:value-type="float">
            <text:p>449.2665</text:p>
          </table:table-cell>
          <table:table-cell office:value-type="float" office:value="385.9378" calcext:value-type="float">
            <text:p>385.9378</text:p>
          </table:table-cell>
          <table:table-cell office:value-type="float" office:value="325.2396" calcext:value-type="float">
            <text:p>325.2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9" calcext:value-type="float">
            <text:p>17011999</text:p>
          </table:table-cell>
          <table:table-cell office:value-type="float" office:value="122.376" calcext:value-type="float">
            <text:p>122.376</text:p>
          </table:table-cell>
          <table:table-cell office:value-type="float" office:value="5675.447" calcext:value-type="float">
            <text:p>5675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06376" calcext:value-type="float">
            <text:p>-0.2006376</text:p>
          </table:table-cell>
          <table:table-cell office:value-type="float" office:value="10.88773" calcext:value-type="float">
            <text:p>10.88773</text:p>
          </table:table-cell>
          <table:table-cell office:value-type="float" office:value="0" calcext:value-type="float">
            <text:p>0</text:p>
          </table:table-cell>
          <table:table-cell office:value-type="float" office:value="71.77078" calcext:value-type="float">
            <text:p>71.77078</text:p>
          </table:table-cell>
          <table:table-cell office:value-type="float" office:value="6.902216" calcext:value-type="float">
            <text:p>6.902216</text:p>
          </table:table-cell>
          <table:table-cell office:value-type="float" office:value="0.0001450368" calcext:value-type="float">
            <text:p>0.0001450368</text:p>
          </table:table-cell>
          <table:table-cell office:value-type="float" office:value="0" calcext:value-type="float">
            <text:p>0</text:p>
          </table:table-cell>
          <table:table-cell office:value-type="float" office:value="0.01497473" calcext:value-type="float">
            <text:p>0.01497473</text:p>
          </table:table-cell>
          <table:table-cell office:value-type="float" office:value="0.05385787" calcext:value-type="float">
            <text:p>0.05385787</text:p>
          </table:table-cell>
          <table:table-cell office:value-type="float" office:value="360" calcext:value-type="float">
            <text:p>360</text:p>
          </table:table-cell>
          <table:table-cell office:value-type="float" office:value="-0.2693251" calcext:value-type="float">
            <text:p>-0.2693251</text:p>
          </table:table-cell>
          <table:table-cell office:value-type="float" office:value="0" calcext:value-type="float">
            <text:p>0</text:p>
          </table:table-cell>
          <table:table-cell office:value-type="float" office:value="222.6087" calcext:value-type="float">
            <text:p>222.6087</text:p>
          </table:table-cell>
          <table:table-cell office:value-type="float" office:value="290.9586" calcext:value-type="float">
            <text:p>290.9586</text:p>
          </table:table-cell>
          <table:table-cell office:value-type="float" office:value="942.0106" calcext:value-type="float">
            <text:p>942.0106</text:p>
          </table:table-cell>
          <table:table-cell office:value-type="float" office:value="917.306" calcext:value-type="float">
            <text:p>917.306</text:p>
          </table:table-cell>
          <table:table-cell office:value-type="float" office:value="904.2518" calcext:value-type="float">
            <text:p>904.2518</text:p>
          </table:table-cell>
          <table:table-cell office:value-type="float" office:value="913.931" calcext:value-type="float">
            <text:p>913.931</text:p>
          </table:table-cell>
          <table:table-cell office:value-type="float" office:value="333.1714" calcext:value-type="float">
            <text:p>333.1714</text:p>
          </table:table-cell>
          <table:table-cell office:value-type="float" office:value="449.2632" calcext:value-type="float">
            <text:p>449.2632</text:p>
          </table:table-cell>
          <table:table-cell office:value-type="float" office:value="385.9357" calcext:value-type="float">
            <text:p>385.9357</text:p>
          </table:table-cell>
          <table:table-cell office:value-type="float" office:value="325.2376" calcext:value-type="float">
            <text:p>325.23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9" calcext:value-type="float">
            <text:p>18011999</text:p>
          </table:table-cell>
          <table:table-cell office:value-type="float" office:value="122.3253" calcext:value-type="float">
            <text:p>122.3253</text:p>
          </table:table-cell>
          <table:table-cell office:value-type="float" office:value="5675.414" calcext:value-type="float">
            <text:p>5675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56172" calcext:value-type="float">
            <text:p>-0.2556172</text:p>
          </table:table-cell>
          <table:table-cell office:value-type="float" office:value="11.22475" calcext:value-type="float">
            <text:p>11.22475</text:p>
          </table:table-cell>
          <table:table-cell office:value-type="float" office:value="0" calcext:value-type="float">
            <text:p>0</text:p>
          </table:table-cell>
          <table:table-cell office:value-type="float" office:value="71.69591" calcext:value-type="float">
            <text:p>71.69591</text:p>
          </table:table-cell>
          <table:table-cell office:value-type="float" office:value="6.885967" calcext:value-type="float">
            <text:p>6.885967</text:p>
          </table:table-cell>
          <table:table-cell office:value-type="float" office:value="0.0001520454" calcext:value-type="float">
            <text:p>0.0001520454</text:p>
          </table:table-cell>
          <table:table-cell office:value-type="float" office:value="0" calcext:value-type="float">
            <text:p>0</text:p>
          </table:table-cell>
          <table:table-cell office:value-type="float" office:value="0.01583663" calcext:value-type="float">
            <text:p>0.01583663</text:p>
          </table:table-cell>
          <table:table-cell office:value-type="float" office:value="0.05561762" calcext:value-type="float">
            <text:p>0.05561762</text:p>
          </table:table-cell>
          <table:table-cell office:value-type="float" office:value="360" calcext:value-type="float">
            <text:p>360</text:p>
          </table:table-cell>
          <table:table-cell office:value-type="float" office:value="-0.3269194" calcext:value-type="float">
            <text:p>-0.3269194</text:p>
          </table:table-cell>
          <table:table-cell office:value-type="float" office:value="0" calcext:value-type="float">
            <text:p>0</text:p>
          </table:table-cell>
          <table:table-cell office:value-type="float" office:value="222.6096" calcext:value-type="float">
            <text:p>222.6096</text:p>
          </table:table-cell>
          <table:table-cell office:value-type="float" office:value="290.9518" calcext:value-type="float">
            <text:p>290.9518</text:p>
          </table:table-cell>
          <table:table-cell office:value-type="float" office:value="941.9884" calcext:value-type="float">
            <text:p>941.9884</text:p>
          </table:table-cell>
          <table:table-cell office:value-type="float" office:value="917.2914" calcext:value-type="float">
            <text:p>917.2914</text:p>
          </table:table-cell>
          <table:table-cell office:value-type="float" office:value="904.2433" calcext:value-type="float">
            <text:p>904.2433</text:p>
          </table:table-cell>
          <table:table-cell office:value-type="float" office:value="913.9237" calcext:value-type="float">
            <text:p>913.9237</text:p>
          </table:table-cell>
          <table:table-cell office:value-type="float" office:value="333.1693" calcext:value-type="float">
            <text:p>333.1693</text:p>
          </table:table-cell>
          <table:table-cell office:value-type="float" office:value="449.2598" calcext:value-type="float">
            <text:p>449.2598</text:p>
          </table:table-cell>
          <table:table-cell office:value-type="float" office:value="385.9336" calcext:value-type="float">
            <text:p>385.9336</text:p>
          </table:table-cell>
          <table:table-cell office:value-type="float" office:value="325.2356" calcext:value-type="float">
            <text:p>325.23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9" calcext:value-type="float">
            <text:p>19011999</text:p>
          </table:table-cell>
          <table:table-cell office:value-type="float" office:value="122.2758" calcext:value-type="float">
            <text:p>122.2758</text:p>
          </table:table-cell>
          <table:table-cell office:value-type="float" office:value="5675.381" calcext:value-type="float">
            <text:p>5675.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90051" calcext:value-type="float">
            <text:p>-0.3690051</text:p>
          </table:table-cell>
          <table:table-cell office:value-type="float" office:value="10.69337" calcext:value-type="float">
            <text:p>10.69337</text:p>
          </table:table-cell>
          <table:table-cell office:value-type="float" office:value="0" calcext:value-type="float">
            <text:p>0</text:p>
          </table:table-cell>
          <table:table-cell office:value-type="float" office:value="71.61887" calcext:value-type="float">
            <text:p>71.61887</text:p>
          </table:table-cell>
          <table:table-cell office:value-type="float" office:value="6.871796" calcext:value-type="float">
            <text:p>6.871796</text:p>
          </table:table-cell>
          <table:table-cell office:value-type="float" office:value="0.0001599716" calcext:value-type="float">
            <text:p>0.0001599716</text:p>
          </table:table-cell>
          <table:table-cell office:value-type="float" office:value="0" calcext:value-type="float">
            <text:p>0</text:p>
          </table:table-cell>
          <table:table-cell office:value-type="float" office:value="0.01673835" calcext:value-type="float">
            <text:p>0.01673835</text:p>
          </table:table-cell>
          <table:table-cell office:value-type="float" office:value="0.05855673" calcext:value-type="float">
            <text:p>0.05855673</text:p>
          </table:table-cell>
          <table:table-cell office:value-type="float" office:value="360" calcext:value-type="float">
            <text:p>360</text:p>
          </table:table-cell>
          <table:table-cell office:value-type="float" office:value="-0.4441402" calcext:value-type="float">
            <text:p>-0.4441402</text:p>
          </table:table-cell>
          <table:table-cell office:value-type="float" office:value="0" calcext:value-type="float">
            <text:p>0</text:p>
          </table:table-cell>
          <table:table-cell office:value-type="float" office:value="222.6105" calcext:value-type="float">
            <text:p>222.6105</text:p>
          </table:table-cell>
          <table:table-cell office:value-type="float" office:value="290.9453" calcext:value-type="float">
            <text:p>290.9453</text:p>
          </table:table-cell>
          <table:table-cell office:value-type="float" office:value="941.9662" calcext:value-type="float">
            <text:p>941.9662</text:p>
          </table:table-cell>
          <table:table-cell office:value-type="float" office:value="917.2768" calcext:value-type="float">
            <text:p>917.2768</text:p>
          </table:table-cell>
          <table:table-cell office:value-type="float" office:value="904.2347" calcext:value-type="float">
            <text:p>904.2347</text:p>
          </table:table-cell>
          <table:table-cell office:value-type="float" office:value="913.9165" calcext:value-type="float">
            <text:p>913.9165</text:p>
          </table:table-cell>
          <table:table-cell office:value-type="float" office:value="333.1666" calcext:value-type="float">
            <text:p>333.1666</text:p>
          </table:table-cell>
          <table:table-cell office:value-type="float" office:value="449.2565" calcext:value-type="float">
            <text:p>449.2565</text:p>
          </table:table-cell>
          <table:table-cell office:value-type="float" office:value="385.9315" calcext:value-type="float">
            <text:p>385.9315</text:p>
          </table:table-cell>
          <table:table-cell office:value-type="float" office:value="325.2336" calcext:value-type="float">
            <text:p>325.2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9" calcext:value-type="float">
            <text:p>20011999</text:p>
          </table:table-cell>
          <table:table-cell office:value-type="float" office:value="122.2275" calcext:value-type="float">
            <text:p>122.2275</text:p>
          </table:table-cell>
          <table:table-cell office:value-type="float" office:value="5675.347" calcext:value-type="float">
            <text:p>5675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95332" calcext:value-type="float">
            <text:p>-0.3895332</text:p>
          </table:table-cell>
          <table:table-cell office:value-type="float" office:value="10.97528" calcext:value-type="float">
            <text:p>10.97528</text:p>
          </table:table-cell>
          <table:table-cell office:value-type="float" office:value="0" calcext:value-type="float">
            <text:p>0</text:p>
          </table:table-cell>
          <table:table-cell office:value-type="float" office:value="71.53972" calcext:value-type="float">
            <text:p>71.53972</text:p>
          </table:table-cell>
          <table:table-cell office:value-type="float" office:value="6.859389" calcext:value-type="float">
            <text:p>6.859389</text:p>
          </table:table-cell>
          <table:table-cell office:value-type="float" office:value="0.0001683014" calcext:value-type="float">
            <text:p>0.0001683014</text:p>
          </table:table-cell>
          <table:table-cell office:value-type="float" office:value="0" calcext:value-type="float">
            <text:p>0</text:p>
          </table:table-cell>
          <table:table-cell office:value-type="float" office:value="0.01763662" calcext:value-type="float">
            <text:p>0.01763662</text:p>
          </table:table-cell>
          <table:table-cell office:value-type="float" office:value="0.06139024" calcext:value-type="float">
            <text:p>0.06139024</text:p>
          </table:table-cell>
          <table:table-cell office:value-type="float" office:value="360" calcext:value-type="float">
            <text:p>360</text:p>
          </table:table-cell>
          <table:table-cell office:value-type="float" office:value="-0.4683918" calcext:value-type="float">
            <text:p>-0.4683918</text:p>
          </table:table-cell>
          <table:table-cell office:value-type="float" office:value="0" calcext:value-type="float">
            <text:p>0</text:p>
          </table:table-cell>
          <table:table-cell office:value-type="float" office:value="222.6111" calcext:value-type="float">
            <text:p>222.6111</text:p>
          </table:table-cell>
          <table:table-cell office:value-type="float" office:value="290.9382" calcext:value-type="float">
            <text:p>290.9382</text:p>
          </table:table-cell>
          <table:table-cell office:value-type="float" office:value="941.944" calcext:value-type="float">
            <text:p>941.944</text:p>
          </table:table-cell>
          <table:table-cell office:value-type="float" office:value="917.2622" calcext:value-type="float">
            <text:p>917.2622</text:p>
          </table:table-cell>
          <table:table-cell office:value-type="float" office:value="904.2261" calcext:value-type="float">
            <text:p>904.2261</text:p>
          </table:table-cell>
          <table:table-cell office:value-type="float" office:value="913.9091" calcext:value-type="float">
            <text:p>913.9091</text:p>
          </table:table-cell>
          <table:table-cell office:value-type="float" office:value="333.1643" calcext:value-type="float">
            <text:p>333.1643</text:p>
          </table:table-cell>
          <table:table-cell office:value-type="float" office:value="449.2531" calcext:value-type="float">
            <text:p>449.2531</text:p>
          </table:table-cell>
          <table:table-cell office:value-type="float" office:value="385.9295" calcext:value-type="float">
            <text:p>385.9295</text:p>
          </table:table-cell>
          <table:table-cell office:value-type="float" office:value="325.2317" calcext:value-type="float">
            <text:p>325.23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9" calcext:value-type="float">
            <text:p>21011999</text:p>
          </table:table-cell>
          <table:table-cell office:value-type="float" office:value="122.1778" calcext:value-type="float">
            <text:p>122.1778</text:p>
          </table:table-cell>
          <table:table-cell office:value-type="float" office:value="5675.314" calcext:value-type="float">
            <text:p>5675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01447" calcext:value-type="float">
            <text:p>-0.4101447</text:p>
          </table:table-cell>
          <table:table-cell office:value-type="float" office:value="11.43902" calcext:value-type="float">
            <text:p>11.43902</text:p>
          </table:table-cell>
          <table:table-cell office:value-type="float" office:value="0" calcext:value-type="float">
            <text:p>0</text:p>
          </table:table-cell>
          <table:table-cell office:value-type="float" office:value="71.46144" calcext:value-type="float">
            <text:p>71.46144</text:p>
          </table:table-cell>
          <table:table-cell office:value-type="float" office:value="6.845991" calcext:value-type="float">
            <text:p>6.845991</text:p>
          </table:table-cell>
          <table:table-cell office:value-type="float" office:value="0.0001768729" calcext:value-type="float">
            <text:p>0.0001768729</text:p>
          </table:table-cell>
          <table:table-cell office:value-type="float" office:value="0" calcext:value-type="float">
            <text:p>0</text:p>
          </table:table-cell>
          <table:table-cell office:value-type="float" office:value="0.01852414" calcext:value-type="float">
            <text:p>0.01852414</text:p>
          </table:table-cell>
          <table:table-cell office:value-type="float" office:value="0.06394003" calcext:value-type="float">
            <text:p>0.06394003</text:p>
          </table:table-cell>
          <table:table-cell office:value-type="float" office:value="360" calcext:value-type="float">
            <text:p>360</text:p>
          </table:table-cell>
          <table:table-cell office:value-type="float" office:value="-0.492432" calcext:value-type="float">
            <text:p>-0.492432</text:p>
          </table:table-cell>
          <table:table-cell office:value-type="float" office:value="0" calcext:value-type="float">
            <text:p>0</text:p>
          </table:table-cell>
          <table:table-cell office:value-type="float" office:value="222.6122" calcext:value-type="float">
            <text:p>222.6122</text:p>
          </table:table-cell>
          <table:table-cell office:value-type="float" office:value="290.9312" calcext:value-type="float">
            <text:p>290.9312</text:p>
          </table:table-cell>
          <table:table-cell office:value-type="float" office:value="941.9216" calcext:value-type="float">
            <text:p>941.9216</text:p>
          </table:table-cell>
          <table:table-cell office:value-type="float" office:value="917.2476" calcext:value-type="float">
            <text:p>917.2476</text:p>
          </table:table-cell>
          <table:table-cell office:value-type="float" office:value="904.2176" calcext:value-type="float">
            <text:p>904.2176</text:p>
          </table:table-cell>
          <table:table-cell office:value-type="float" office:value="913.9017" calcext:value-type="float">
            <text:p>913.9017</text:p>
          </table:table-cell>
          <table:table-cell office:value-type="float" office:value="333.162" calcext:value-type="float">
            <text:p>333.162</text:p>
          </table:table-cell>
          <table:table-cell office:value-type="float" office:value="449.2497" calcext:value-type="float">
            <text:p>449.2497</text:p>
          </table:table-cell>
          <table:table-cell office:value-type="float" office:value="385.9274" calcext:value-type="float">
            <text:p>385.9274</text:p>
          </table:table-cell>
          <table:table-cell office:value-type="float" office:value="325.2298" calcext:value-type="float">
            <text:p>325.22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9" calcext:value-type="float">
            <text:p>22011999</text:p>
          </table:table-cell>
          <table:table-cell office:value-type="float" office:value="122.1273" calcext:value-type="float">
            <text:p>122.1273</text:p>
          </table:table-cell>
          <table:table-cell office:value-type="float" office:value="5675.282" calcext:value-type="float">
            <text:p>5675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50896" calcext:value-type="float">
            <text:p>-0.4250896</text:p>
          </table:table-cell>
          <table:table-cell office:value-type="float" office:value="12.19508" calcext:value-type="float">
            <text:p>12.19508</text:p>
          </table:table-cell>
          <table:table-cell office:value-type="float" office:value="0" calcext:value-type="float">
            <text:p>0</text:p>
          </table:table-cell>
          <table:table-cell office:value-type="float" office:value="71.38412" calcext:value-type="float">
            <text:p>71.38412</text:p>
          </table:table-cell>
          <table:table-cell office:value-type="float" office:value="6.831966" calcext:value-type="float">
            <text:p>6.831966</text:p>
          </table:table-cell>
          <table:table-cell office:value-type="float" office:value="0.0001865205" calcext:value-type="float">
            <text:p>0.0001865205</text:p>
          </table:table-cell>
          <table:table-cell office:value-type="float" office:value="0" calcext:value-type="float">
            <text:p>0</text:p>
          </table:table-cell>
          <table:table-cell office:value-type="float" office:value="0.01938676" calcext:value-type="float">
            <text:p>0.01938676</text:p>
          </table:table-cell>
          <table:table-cell office:value-type="float" office:value="0.06584261" calcext:value-type="float">
            <text:p>0.06584261</text:p>
          </table:table-cell>
          <table:table-cell office:value-type="float" office:value="360" calcext:value-type="float">
            <text:p>360</text:p>
          </table:table-cell>
          <table:table-cell office:value-type="float" office:value="-0.5101324" calcext:value-type="float">
            <text:p>-0.5101324</text:p>
          </table:table-cell>
          <table:table-cell office:value-type="float" office:value="0" calcext:value-type="float">
            <text:p>0</text:p>
          </table:table-cell>
          <table:table-cell office:value-type="float" office:value="222.6136" calcext:value-type="float">
            <text:p>222.6136</text:p>
          </table:table-cell>
          <table:table-cell office:value-type="float" office:value="290.9242" calcext:value-type="float">
            <text:p>290.9242</text:p>
          </table:table-cell>
          <table:table-cell office:value-type="float" office:value="941.8992" calcext:value-type="float">
            <text:p>941.8992</text:p>
          </table:table-cell>
          <table:table-cell office:value-type="float" office:value="917.233" calcext:value-type="float">
            <text:p>917.233</text:p>
          </table:table-cell>
          <table:table-cell office:value-type="float" office:value="904.209" calcext:value-type="float">
            <text:p>904.209</text:p>
          </table:table-cell>
          <table:table-cell office:value-type="float" office:value="913.8944" calcext:value-type="float">
            <text:p>913.8944</text:p>
          </table:table-cell>
          <table:table-cell office:value-type="float" office:value="333.1597" calcext:value-type="float">
            <text:p>333.1597</text:p>
          </table:table-cell>
          <table:table-cell office:value-type="float" office:value="449.2463" calcext:value-type="float">
            <text:p>449.2463</text:p>
          </table:table-cell>
          <table:table-cell office:value-type="float" office:value="385.9254" calcext:value-type="float">
            <text:p>385.9254</text:p>
          </table:table-cell>
          <table:table-cell office:value-type="float" office:value="325.2278" calcext:value-type="float">
            <text:p>325.22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9" calcext:value-type="float">
            <text:p>23011999</text:p>
          </table:table-cell>
          <table:table-cell office:value-type="float" office:value="122.0762" calcext:value-type="float">
            <text:p>122.0762</text:p>
          </table:table-cell>
          <table:table-cell office:value-type="float" office:value="5675.25" calcext:value-type="float">
            <text:p>5675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85605" calcext:value-type="float">
            <text:p>-0.4485605</text:p>
          </table:table-cell>
          <table:table-cell office:value-type="float" office:value="12.61381" calcext:value-type="float">
            <text:p>12.61381</text:p>
          </table:table-cell>
          <table:table-cell office:value-type="float" office:value="0" calcext:value-type="float">
            <text:p>0</text:p>
          </table:table-cell>
          <table:table-cell office:value-type="float" office:value="71.30744" calcext:value-type="float">
            <text:p>71.30744</text:p>
          </table:table-cell>
          <table:table-cell office:value-type="float" office:value="6.817473" calcext:value-type="float">
            <text:p>6.817473</text:p>
          </table:table-cell>
          <table:table-cell office:value-type="float" office:value="0.000194799" calcext:value-type="float">
            <text:p>0.000194799</text:p>
          </table:table-cell>
          <table:table-cell office:value-type="float" office:value="0" calcext:value-type="float">
            <text:p>0</text:p>
          </table:table-cell>
          <table:table-cell office:value-type="float" office:value="0.02024328" calcext:value-type="float">
            <text:p>0.02024328</text:p>
          </table:table-cell>
          <table:table-cell office:value-type="float" office:value="0.06754998" calcext:value-type="float">
            <text:p>0.06754998</text:p>
          </table:table-cell>
          <table:table-cell office:value-type="float" office:value="360" calcext:value-type="float">
            <text:p>360</text:p>
          </table:table-cell>
          <table:table-cell office:value-type="float" office:value="-0.536159" calcext:value-type="float">
            <text:p>-0.536159</text:p>
          </table:table-cell>
          <table:table-cell office:value-type="float" office:value="0" calcext:value-type="float">
            <text:p>0</text:p>
          </table:table-cell>
          <table:table-cell office:value-type="float" office:value="222.6149" calcext:value-type="float">
            <text:p>222.6149</text:p>
          </table:table-cell>
          <table:table-cell office:value-type="float" office:value="290.9164" calcext:value-type="float">
            <text:p>290.9164</text:p>
          </table:table-cell>
          <table:table-cell office:value-type="float" office:value="941.8769" calcext:value-type="float">
            <text:p>941.8769</text:p>
          </table:table-cell>
          <table:table-cell office:value-type="float" office:value="917.2185" calcext:value-type="float">
            <text:p>917.2185</text:p>
          </table:table-cell>
          <table:table-cell office:value-type="float" office:value="904.2004" calcext:value-type="float">
            <text:p>904.2004</text:p>
          </table:table-cell>
          <table:table-cell office:value-type="float" office:value="913.8872" calcext:value-type="float">
            <text:p>913.8872</text:p>
          </table:table-cell>
          <table:table-cell office:value-type="float" office:value="333.1574" calcext:value-type="float">
            <text:p>333.1574</text:p>
          </table:table-cell>
          <table:table-cell office:value-type="float" office:value="449.243" calcext:value-type="float">
            <text:p>449.243</text:p>
          </table:table-cell>
          <table:table-cell office:value-type="float" office:value="385.9233" calcext:value-type="float">
            <text:p>385.9233</text:p>
          </table:table-cell>
          <table:table-cell office:value-type="float" office:value="325.226" calcext:value-type="float">
            <text:p>325.2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9" calcext:value-type="float">
            <text:p>24011999</text:p>
          </table:table-cell>
          <table:table-cell office:value-type="float" office:value="122.0239" calcext:value-type="float">
            <text:p>122.0239</text:p>
          </table:table-cell>
          <table:table-cell office:value-type="float" office:value="5675.218" calcext:value-type="float">
            <text:p>5675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29887" calcext:value-type="float">
            <text:p>-0.4729887</text:p>
          </table:table-cell>
          <table:table-cell office:value-type="float" office:value="13.04008" calcext:value-type="float">
            <text:p>13.04008</text:p>
          </table:table-cell>
          <table:table-cell office:value-type="float" office:value="0" calcext:value-type="float">
            <text:p>0</text:p>
          </table:table-cell>
          <table:table-cell office:value-type="float" office:value="71.23219" calcext:value-type="float">
            <text:p>71.23219</text:p>
          </table:table-cell>
          <table:table-cell office:value-type="float" office:value="6.801981" calcext:value-type="float">
            <text:p>6.801981</text:p>
          </table:table-cell>
          <table:table-cell office:value-type="float" office:value="0.0002030853" calcext:value-type="float">
            <text:p>0.0002030853</text:p>
          </table:table-cell>
          <table:table-cell office:value-type="float" office:value="0" calcext:value-type="float">
            <text:p>0</text:p>
          </table:table-cell>
          <table:table-cell office:value-type="float" office:value="0.02109928" calcext:value-type="float">
            <text:p>0.02109928</text:p>
          </table:table-cell>
          <table:table-cell office:value-type="float" office:value="0.06918982" calcext:value-type="float">
            <text:p>0.06918982</text:p>
          </table:table-cell>
          <table:table-cell office:value-type="float" office:value="360" calcext:value-type="float">
            <text:p>360</text:p>
          </table:table-cell>
          <table:table-cell office:value-type="float" office:value="-0.5630748" calcext:value-type="float">
            <text:p>-0.5630748</text:p>
          </table:table-cell>
          <table:table-cell office:value-type="float" office:value="0" calcext:value-type="float">
            <text:p>0</text:p>
          </table:table-cell>
          <table:table-cell office:value-type="float" office:value="222.6161" calcext:value-type="float">
            <text:p>222.6161</text:p>
          </table:table-cell>
          <table:table-cell office:value-type="float" office:value="290.9086" calcext:value-type="float">
            <text:p>290.9086</text:p>
          </table:table-cell>
          <table:table-cell office:value-type="float" office:value="941.8547" calcext:value-type="float">
            <text:p>941.8547</text:p>
          </table:table-cell>
          <table:table-cell office:value-type="float" office:value="917.204" calcext:value-type="float">
            <text:p>917.204</text:p>
          </table:table-cell>
          <table:table-cell office:value-type="float" office:value="904.1919" calcext:value-type="float">
            <text:p>904.1919</text:p>
          </table:table-cell>
          <table:table-cell office:value-type="float" office:value="913.88" calcext:value-type="float">
            <text:p>913.88</text:p>
          </table:table-cell>
          <table:table-cell office:value-type="float" office:value="333.1552" calcext:value-type="float">
            <text:p>333.1552</text:p>
          </table:table-cell>
          <table:table-cell office:value-type="float" office:value="449.2397" calcext:value-type="float">
            <text:p>449.2397</text:p>
          </table:table-cell>
          <table:table-cell office:value-type="float" office:value="385.9213" calcext:value-type="float">
            <text:p>385.9213</text:p>
          </table:table-cell>
          <table:table-cell office:value-type="float" office:value="325.224" calcext:value-type="float">
            <text:p>325.2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9" calcext:value-type="float">
            <text:p>25011999</text:p>
          </table:table-cell>
          <table:table-cell office:value-type="float" office:value="121.9719" calcext:value-type="float">
            <text:p>121.9719</text:p>
          </table:table-cell>
          <table:table-cell office:value-type="float" office:value="5675.186" calcext:value-type="float">
            <text:p>5675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90726" calcext:value-type="float">
            <text:p>-0.4990726</text:p>
          </table:table-cell>
          <table:table-cell office:value-type="float" office:value="13.45758" calcext:value-type="float">
            <text:p>13.45758</text:p>
          </table:table-cell>
          <table:table-cell office:value-type="float" office:value="0" calcext:value-type="float">
            <text:p>0</text:p>
          </table:table-cell>
          <table:table-cell office:value-type="float" office:value="71.15686" calcext:value-type="float">
            <text:p>71.15686</text:p>
          </table:table-cell>
          <table:table-cell office:value-type="float" office:value="6.786804" calcext:value-type="float">
            <text:p>6.786804</text:p>
          </table:table-cell>
          <table:table-cell office:value-type="float" office:value="0.0002117252" calcext:value-type="float">
            <text:p>0.0002117252</text:p>
          </table:table-cell>
          <table:table-cell office:value-type="float" office:value="0" calcext:value-type="float">
            <text:p>0</text:p>
          </table:table-cell>
          <table:table-cell office:value-type="float" office:value="0.02195526" calcext:value-type="float">
            <text:p>0.02195526</text:p>
          </table:table-cell>
          <table:table-cell office:value-type="float" office:value="0.07078916" calcext:value-type="float">
            <text:p>0.07078916</text:p>
          </table:table-cell>
          <table:table-cell office:value-type="float" office:value="360" calcext:value-type="float">
            <text:p>360</text:p>
          </table:table-cell>
          <table:table-cell office:value-type="float" office:value="-0.5916053" calcext:value-type="float">
            <text:p>-0.5916053</text:p>
          </table:table-cell>
          <table:table-cell office:value-type="float" office:value="0" calcext:value-type="float">
            <text:p>0</text:p>
          </table:table-cell>
          <table:table-cell office:value-type="float" office:value="222.6172" calcext:value-type="float">
            <text:p>222.6172</text:p>
          </table:table-cell>
          <table:table-cell office:value-type="float" office:value="290.9005" calcext:value-type="float">
            <text:p>290.9005</text:p>
          </table:table-cell>
          <table:table-cell office:value-type="float" office:value="941.8324" calcext:value-type="float">
            <text:p>941.8324</text:p>
          </table:table-cell>
          <table:table-cell office:value-type="float" office:value="917.1896" calcext:value-type="float">
            <text:p>917.1896</text:p>
          </table:table-cell>
          <table:table-cell office:value-type="float" office:value="904.1834" calcext:value-type="float">
            <text:p>904.1834</text:p>
          </table:table-cell>
          <table:table-cell office:value-type="float" office:value="913.8727" calcext:value-type="float">
            <text:p>913.8727</text:p>
          </table:table-cell>
          <table:table-cell office:value-type="float" office:value="333.153" calcext:value-type="float">
            <text:p>333.153</text:p>
          </table:table-cell>
          <table:table-cell office:value-type="float" office:value="449.2364" calcext:value-type="float">
            <text:p>449.2364</text:p>
          </table:table-cell>
          <table:table-cell office:value-type="float" office:value="385.9192" calcext:value-type="float">
            <text:p>385.9192</text:p>
          </table:table-cell>
          <table:table-cell office:value-type="float" office:value="325.2221" calcext:value-type="float">
            <text:p>325.2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9" calcext:value-type="float">
            <text:p>26011999</text:p>
          </table:table-cell>
          <table:table-cell office:value-type="float" office:value="121.9196" calcext:value-type="float">
            <text:p>121.9196</text:p>
          </table:table-cell>
          <table:table-cell office:value-type="float" office:value="5675.153" calcext:value-type="float">
            <text:p>5675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60567" calcext:value-type="float">
            <text:p>-0.5260567</text:p>
          </table:table-cell>
          <table:table-cell office:value-type="float" office:value="13.86322" calcext:value-type="float">
            <text:p>13.86322</text:p>
          </table:table-cell>
          <table:table-cell office:value-type="float" office:value="0" calcext:value-type="float">
            <text:p>0</text:p>
          </table:table-cell>
          <table:table-cell office:value-type="float" office:value="71.08204" calcext:value-type="float">
            <text:p>71.08204</text:p>
          </table:table-cell>
          <table:table-cell office:value-type="float" office:value="6.771336" calcext:value-type="float">
            <text:p>6.771336</text:p>
          </table:table-cell>
          <table:table-cell office:value-type="float" office:value="0.0002203686" calcext:value-type="float">
            <text:p>0.0002203686</text:p>
          </table:table-cell>
          <table:table-cell office:value-type="float" office:value="0" calcext:value-type="float">
            <text:p>0</text:p>
          </table:table-cell>
          <table:table-cell office:value-type="float" office:value="0.02280882" calcext:value-type="float">
            <text:p>0.02280882</text:p>
          </table:table-cell>
          <table:table-cell office:value-type="float" office:value="0.07228636" calcext:value-type="float">
            <text:p>0.07228636</text:p>
          </table:table-cell>
          <table:table-cell office:value-type="float" office:value="360" calcext:value-type="float">
            <text:p>360</text:p>
          </table:table-cell>
          <table:table-cell office:value-type="float" office:value="-0.6209315" calcext:value-type="float">
            <text:p>-0.6209315</text:p>
          </table:table-cell>
          <table:table-cell office:value-type="float" office:value="0" calcext:value-type="float">
            <text:p>0</text:p>
          </table:table-cell>
          <table:table-cell office:value-type="float" office:value="222.6184" calcext:value-type="float">
            <text:p>222.6184</text:p>
          </table:table-cell>
          <table:table-cell office:value-type="float" office:value="290.892" calcext:value-type="float">
            <text:p>290.892</text:p>
          </table:table-cell>
          <table:table-cell office:value-type="float" office:value="941.8102" calcext:value-type="float">
            <text:p>941.8102</text:p>
          </table:table-cell>
          <table:table-cell office:value-type="float" office:value="917.1753" calcext:value-type="float">
            <text:p>917.1753</text:p>
          </table:table-cell>
          <table:table-cell office:value-type="float" office:value="904.175" calcext:value-type="float">
            <text:p>904.175</text:p>
          </table:table-cell>
          <table:table-cell office:value-type="float" office:value="913.8656" calcext:value-type="float">
            <text:p>913.8656</text:p>
          </table:table-cell>
          <table:table-cell office:value-type="float" office:value="333.1507" calcext:value-type="float">
            <text:p>333.1507</text:p>
          </table:table-cell>
          <table:table-cell office:value-type="float" office:value="449.2331" calcext:value-type="float">
            <text:p>449.2331</text:p>
          </table:table-cell>
          <table:table-cell office:value-type="float" office:value="385.9172" calcext:value-type="float">
            <text:p>385.9172</text:p>
          </table:table-cell>
          <table:table-cell office:value-type="float" office:value="325.2202" calcext:value-type="float">
            <text:p>325.2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9" calcext:value-type="float">
            <text:p>27011999</text:p>
          </table:table-cell>
          <table:table-cell office:value-type="float" office:value="121.8671" calcext:value-type="float">
            <text:p>121.8671</text:p>
          </table:table-cell>
          <table:table-cell office:value-type="float" office:value="5675.121" calcext:value-type="float">
            <text:p>5675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20558" calcext:value-type="float">
            <text:p>-0.5520558</text:p>
          </table:table-cell>
          <table:table-cell office:value-type="float" office:value="14.33817" calcext:value-type="float">
            <text:p>14.33817</text:p>
          </table:table-cell>
          <table:table-cell office:value-type="float" office:value="0" calcext:value-type="float">
            <text:p>0</text:p>
          </table:table-cell>
          <table:table-cell office:value-type="float" office:value="71.00785" calcext:value-type="float">
            <text:p>71.00785</text:p>
          </table:table-cell>
          <table:table-cell office:value-type="float" office:value="6.755614" calcext:value-type="float">
            <text:p>6.755614</text:p>
          </table:table-cell>
          <table:table-cell office:value-type="float" office:value="0.0002292803" calcext:value-type="float">
            <text:p>0.0002292803</text:p>
          </table:table-cell>
          <table:table-cell office:value-type="float" office:value="0" calcext:value-type="float">
            <text:p>0</text:p>
          </table:table-cell>
          <table:table-cell office:value-type="float" office:value="0.02366149" calcext:value-type="float">
            <text:p>0.02366149</text:p>
          </table:table-cell>
          <table:table-cell office:value-type="float" office:value="0.07372178" calcext:value-type="float">
            <text:p>0.07372178</text:p>
          </table:table-cell>
          <table:table-cell office:value-type="float" office:value="360" calcext:value-type="float">
            <text:p>360</text:p>
          </table:table-cell>
          <table:table-cell office:value-type="float" office:value="-0.6492097" calcext:value-type="float">
            <text:p>-0.6492097</text:p>
          </table:table-cell>
          <table:table-cell office:value-type="float" office:value="0" calcext:value-type="float">
            <text:p>0</text:p>
          </table:table-cell>
          <table:table-cell office:value-type="float" office:value="222.6194" calcext:value-type="float">
            <text:p>222.6194</text:p>
          </table:table-cell>
          <table:table-cell office:value-type="float" office:value="290.8838" calcext:value-type="float">
            <text:p>290.8838</text:p>
          </table:table-cell>
          <table:table-cell office:value-type="float" office:value="941.7881" calcext:value-type="float">
            <text:p>941.7881</text:p>
          </table:table-cell>
          <table:table-cell office:value-type="float" office:value="917.1608" calcext:value-type="float">
            <text:p>917.1608</text:p>
          </table:table-cell>
          <table:table-cell office:value-type="float" office:value="904.1666" calcext:value-type="float">
            <text:p>904.1666</text:p>
          </table:table-cell>
          <table:table-cell office:value-type="float" office:value="913.8585" calcext:value-type="float">
            <text:p>913.8585</text:p>
          </table:table-cell>
          <table:table-cell office:value-type="float" office:value="333.1485" calcext:value-type="float">
            <text:p>333.1485</text:p>
          </table:table-cell>
          <table:table-cell office:value-type="float" office:value="449.2299" calcext:value-type="float">
            <text:p>449.2299</text:p>
          </table:table-cell>
          <table:table-cell office:value-type="float" office:value="385.9153" calcext:value-type="float">
            <text:p>385.9153</text:p>
          </table:table-cell>
          <table:table-cell office:value-type="float" office:value="325.2183" calcext:value-type="float">
            <text:p>325.2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9" calcext:value-type="float">
            <text:p>28011999</text:p>
          </table:table-cell>
          <table:table-cell office:value-type="float" office:value="121.8143" calcext:value-type="float">
            <text:p>121.8143</text:p>
          </table:table-cell>
          <table:table-cell office:value-type="float" office:value="5675.088" calcext:value-type="float">
            <text:p>5675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98057" calcext:value-type="float">
            <text:p>-0.5798057</text:p>
          </table:table-cell>
          <table:table-cell office:value-type="float" office:value="14.79642" calcext:value-type="float">
            <text:p>14.79642</text:p>
          </table:table-cell>
          <table:table-cell office:value-type="float" office:value="0" calcext:value-type="float">
            <text:p>0</text:p>
          </table:table-cell>
          <table:table-cell office:value-type="float" office:value="70.93414" calcext:value-type="float">
            <text:p>70.93414</text:p>
          </table:table-cell>
          <table:table-cell office:value-type="float" office:value="6.739678" calcext:value-type="float">
            <text:p>6.739678</text:p>
          </table:table-cell>
          <table:table-cell office:value-type="float" office:value="0.0002383172" calcext:value-type="float">
            <text:p>0.0002383172</text:p>
          </table:table-cell>
          <table:table-cell office:value-type="float" office:value="0" calcext:value-type="float">
            <text:p>0</text:p>
          </table:table-cell>
          <table:table-cell office:value-type="float" office:value="0.02451411" calcext:value-type="float">
            <text:p>0.02451411</text:p>
          </table:table-cell>
          <table:table-cell office:value-type="float" office:value="0.07511837" calcext:value-type="float">
            <text:p>0.07511837</text:p>
          </table:table-cell>
          <table:table-cell office:value-type="float" office:value="360" calcext:value-type="float">
            <text:p>360</text:p>
          </table:table-cell>
          <table:table-cell office:value-type="float" office:value="-0.6791999" calcext:value-type="float">
            <text:p>-0.6791999</text:p>
          </table:table-cell>
          <table:table-cell office:value-type="float" office:value="0" calcext:value-type="float">
            <text:p>0</text:p>
          </table:table-cell>
          <table:table-cell office:value-type="float" office:value="222.6205" calcext:value-type="float">
            <text:p>222.6205</text:p>
          </table:table-cell>
          <table:table-cell office:value-type="float" office:value="290.8753" calcext:value-type="float">
            <text:p>290.8753</text:p>
          </table:table-cell>
          <table:table-cell office:value-type="float" office:value="941.766" calcext:value-type="float">
            <text:p>941.766</text:p>
          </table:table-cell>
          <table:table-cell office:value-type="float" office:value="917.1465" calcext:value-type="float">
            <text:p>917.1465</text:p>
          </table:table-cell>
          <table:table-cell office:value-type="float" office:value="904.1582" calcext:value-type="float">
            <text:p>904.1582</text:p>
          </table:table-cell>
          <table:table-cell office:value-type="float" office:value="913.8514" calcext:value-type="float">
            <text:p>913.8514</text:p>
          </table:table-cell>
          <table:table-cell office:value-type="float" office:value="333.1463" calcext:value-type="float">
            <text:p>333.1463</text:p>
          </table:table-cell>
          <table:table-cell office:value-type="float" office:value="449.2266" calcext:value-type="float">
            <text:p>449.2266</text:p>
          </table:table-cell>
          <table:table-cell office:value-type="float" office:value="385.9133" calcext:value-type="float">
            <text:p>385.9133</text:p>
          </table:table-cell>
          <table:table-cell office:value-type="float" office:value="325.2165" calcext:value-type="float">
            <text:p>325.21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9" calcext:value-type="float">
            <text:p>29011999</text:p>
          </table:table-cell>
          <table:table-cell office:value-type="float" office:value="121.7613" calcext:value-type="float">
            <text:p>121.7613</text:p>
          </table:table-cell>
          <table:table-cell office:value-type="float" office:value="5675.057" calcext:value-type="float">
            <text:p>5675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92942" calcext:value-type="float">
            <text:p>-0.6092942</text:p>
          </table:table-cell>
          <table:table-cell office:value-type="float" office:value="15.20704" calcext:value-type="float">
            <text:p>15.20704</text:p>
          </table:table-cell>
          <table:table-cell office:value-type="float" office:value="0" calcext:value-type="float">
            <text:p>0</text:p>
          </table:table-cell>
          <table:table-cell office:value-type="float" office:value="70.86094" calcext:value-type="float">
            <text:p>70.86094</text:p>
          </table:table-cell>
          <table:table-cell office:value-type="float" office:value="6.723504" calcext:value-type="float">
            <text:p>6.723504</text:p>
          </table:table-cell>
          <table:table-cell office:value-type="float" office:value="0.0002473144" calcext:value-type="float">
            <text:p>0.0002473144</text:p>
          </table:table-cell>
          <table:table-cell office:value-type="float" office:value="0" calcext:value-type="float">
            <text:p>0</text:p>
          </table:table-cell>
          <table:table-cell office:value-type="float" office:value="0.02536748" calcext:value-type="float">
            <text:p>0.02536748</text:p>
          </table:table-cell>
          <table:table-cell office:value-type="float" office:value="0.07650556" calcext:value-type="float">
            <text:p>0.07650556</text:p>
          </table:table-cell>
          <table:table-cell office:value-type="float" office:value="360" calcext:value-type="float">
            <text:p>360</text:p>
          </table:table-cell>
          <table:table-cell office:value-type="float" office:value="-0.71092" calcext:value-type="float">
            <text:p>-0.71092</text:p>
          </table:table-cell>
          <table:table-cell office:value-type="float" office:value="0" calcext:value-type="float">
            <text:p>0</text:p>
          </table:table-cell>
          <table:table-cell office:value-type="float" office:value="222.6216" calcext:value-type="float">
            <text:p>222.6216</text:p>
          </table:table-cell>
          <table:table-cell office:value-type="float" office:value="290.867" calcext:value-type="float">
            <text:p>290.867</text:p>
          </table:table-cell>
          <table:table-cell office:value-type="float" office:value="941.7441" calcext:value-type="float">
            <text:p>941.7441</text:p>
          </table:table-cell>
          <table:table-cell office:value-type="float" office:value="917.1323" calcext:value-type="float">
            <text:p>917.1323</text:p>
          </table:table-cell>
          <table:table-cell office:value-type="float" office:value="904.1498" calcext:value-type="float">
            <text:p>904.1498</text:p>
          </table:table-cell>
          <table:table-cell office:value-type="float" office:value="913.8443" calcext:value-type="float">
            <text:p>913.8443</text:p>
          </table:table-cell>
          <table:table-cell office:value-type="float" office:value="333.144" calcext:value-type="float">
            <text:p>333.144</text:p>
          </table:table-cell>
          <table:table-cell office:value-type="float" office:value="449.2234" calcext:value-type="float">
            <text:p>449.2234</text:p>
          </table:table-cell>
          <table:table-cell office:value-type="float" office:value="385.9113" calcext:value-type="float">
            <text:p>385.9113</text:p>
          </table:table-cell>
          <table:table-cell office:value-type="float" office:value="325.2146" calcext:value-type="float">
            <text:p>325.2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9" calcext:value-type="float">
            <text:p>30011999</text:p>
          </table:table-cell>
          <table:table-cell office:value-type="float" office:value="121.7083" calcext:value-type="float">
            <text:p>121.7083</text:p>
          </table:table-cell>
          <table:table-cell office:value-type="float" office:value="5675.026" calcext:value-type="float">
            <text:p>5675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88474" calcext:value-type="float">
            <text:p>-0.6388474</text:p>
          </table:table-cell>
          <table:table-cell office:value-type="float" office:value="15.63273" calcext:value-type="float">
            <text:p>15.63273</text:p>
          </table:table-cell>
          <table:table-cell office:value-type="float" office:value="0" calcext:value-type="float">
            <text:p>0</text:p>
          </table:table-cell>
          <table:table-cell office:value-type="float" office:value="70.78808" calcext:value-type="float">
            <text:p>70.78808</text:p>
          </table:table-cell>
          <table:table-cell office:value-type="float" office:value="6.707134" calcext:value-type="float">
            <text:p>6.707134</text:p>
          </table:table-cell>
          <table:table-cell office:value-type="float" office:value="0.0002564282" calcext:value-type="float">
            <text:p>0.0002564282</text:p>
          </table:table-cell>
          <table:table-cell office:value-type="float" office:value="0" calcext:value-type="float">
            <text:p>0</text:p>
          </table:table-cell>
          <table:table-cell office:value-type="float" office:value="0.02622118" calcext:value-type="float">
            <text:p>0.02622118</text:p>
          </table:table-cell>
          <table:table-cell office:value-type="float" office:value="0.07787079" calcext:value-type="float">
            <text:p>0.07787079</text:p>
          </table:table-cell>
          <table:table-cell office:value-type="float" office:value="360" calcext:value-type="float">
            <text:p>360</text:p>
          </table:table-cell>
          <table:table-cell office:value-type="float" office:value="-0.7426829" calcext:value-type="float">
            <text:p>-0.7426829</text:p>
          </table:table-cell>
          <table:table-cell office:value-type="float" office:value="0" calcext:value-type="float">
            <text:p>0</text:p>
          </table:table-cell>
          <table:table-cell office:value-type="float" office:value="222.6226" calcext:value-type="float">
            <text:p>222.6226</text:p>
          </table:table-cell>
          <table:table-cell office:value-type="float" office:value="290.8586" calcext:value-type="float">
            <text:p>290.8586</text:p>
          </table:table-cell>
          <table:table-cell office:value-type="float" office:value="941.7224" calcext:value-type="float">
            <text:p>941.7224</text:p>
          </table:table-cell>
          <table:table-cell office:value-type="float" office:value="917.118" calcext:value-type="float">
            <text:p>917.118</text:p>
          </table:table-cell>
          <table:table-cell office:value-type="float" office:value="904.1414" calcext:value-type="float">
            <text:p>904.1414</text:p>
          </table:table-cell>
          <table:table-cell office:value-type="float" office:value="913.8372" calcext:value-type="float">
            <text:p>913.8372</text:p>
          </table:table-cell>
          <table:table-cell office:value-type="float" office:value="333.1418" calcext:value-type="float">
            <text:p>333.1418</text:p>
          </table:table-cell>
          <table:table-cell office:value-type="float" office:value="449.2202" calcext:value-type="float">
            <text:p>449.2202</text:p>
          </table:table-cell>
          <table:table-cell office:value-type="float" office:value="385.9095" calcext:value-type="float">
            <text:p>385.9095</text:p>
          </table:table-cell>
          <table:table-cell office:value-type="float" office:value="325.2128" calcext:value-type="float">
            <text:p>325.21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9" calcext:value-type="float">
            <text:p>31011999</text:p>
          </table:table-cell>
          <table:table-cell office:value-type="float" office:value="121.6551" calcext:value-type="float">
            <text:p>121.6551</text:p>
          </table:table-cell>
          <table:table-cell office:value-type="float" office:value="5674.994" calcext:value-type="float">
            <text:p>5674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9632" calcext:value-type="float">
            <text:p>-0.669632</text:p>
          </table:table-cell>
          <table:table-cell office:value-type="float" office:value="16.03847" calcext:value-type="float">
            <text:p>16.03847</text:p>
          </table:table-cell>
          <table:table-cell office:value-type="float" office:value="0" calcext:value-type="float">
            <text:p>0</text:p>
          </table:table-cell>
          <table:table-cell office:value-type="float" office:value="70.71558" calcext:value-type="float">
            <text:p>70.71558</text:p>
          </table:table-cell>
          <table:table-cell office:value-type="float" office:value="6.690626" calcext:value-type="float">
            <text:p>6.690626</text:p>
          </table:table-cell>
          <table:table-cell office:value-type="float" office:value="0.0002655783" calcext:value-type="float">
            <text:p>0.0002655783</text:p>
          </table:table-cell>
          <table:table-cell office:value-type="float" office:value="0" calcext:value-type="float">
            <text:p>0</text:p>
          </table:table-cell>
          <table:table-cell office:value-type="float" office:value="0.0270754" calcext:value-type="float">
            <text:p>0.0270754</text:p>
          </table:table-cell>
          <table:table-cell office:value-type="float" office:value="0.07922242" calcext:value-type="float">
            <text:p>0.07922242</text:p>
          </table:table-cell>
          <table:table-cell office:value-type="float" office:value="360" calcext:value-type="float">
            <text:p>360</text:p>
          </table:table-cell>
          <table:table-cell office:value-type="float" office:value="-0.7756642" calcext:value-type="float">
            <text:p>-0.7756642</text:p>
          </table:table-cell>
          <table:table-cell office:value-type="float" office:value="0" calcext:value-type="float">
            <text:p>0</text:p>
          </table:table-cell>
          <table:table-cell office:value-type="float" office:value="222.6236" calcext:value-type="float">
            <text:p>222.6236</text:p>
          </table:table-cell>
          <table:table-cell office:value-type="float" office:value="290.8503" calcext:value-type="float">
            <text:p>290.8503</text:p>
          </table:table-cell>
          <table:table-cell office:value-type="float" office:value="941.7006" calcext:value-type="float">
            <text:p>941.7006</text:p>
          </table:table-cell>
          <table:table-cell office:value-type="float" office:value="917.1038" calcext:value-type="float">
            <text:p>917.1038</text:p>
          </table:table-cell>
          <table:table-cell office:value-type="float" office:value="904.133" calcext:value-type="float">
            <text:p>904.133</text:p>
          </table:table-cell>
          <table:table-cell office:value-type="float" office:value="913.8303" calcext:value-type="float">
            <text:p>913.8303</text:p>
          </table:table-cell>
          <table:table-cell office:value-type="float" office:value="333.1396" calcext:value-type="float">
            <text:p>333.1396</text:p>
          </table:table-cell>
          <table:table-cell office:value-type="float" office:value="449.217" calcext:value-type="float">
            <text:p>449.217</text:p>
          </table:table-cell>
          <table:table-cell office:value-type="float" office:value="385.9079" calcext:value-type="float">
            <text:p>385.9079</text:p>
          </table:table-cell>
          <table:table-cell office:value-type="float" office:value="325.2109" calcext:value-type="float">
            <text:p>325.21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9" calcext:value-type="float">
            <text:p>1021999</text:p>
          </table:table-cell>
          <table:table-cell office:value-type="float" office:value="121.6019" calcext:value-type="float">
            <text:p>121.6019</text:p>
          </table:table-cell>
          <table:table-cell office:value-type="float" office:value="5674.963" calcext:value-type="float">
            <text:p>5674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11501" calcext:value-type="float">
            <text:p>-0.7011501</text:p>
          </table:table-cell>
          <table:table-cell office:value-type="float" office:value="16.42393" calcext:value-type="float">
            <text:p>16.42393</text:p>
          </table:table-cell>
          <table:table-cell office:value-type="float" office:value="0" calcext:value-type="float">
            <text:p>0</text:p>
          </table:table-cell>
          <table:table-cell office:value-type="float" office:value="70.64358" calcext:value-type="float">
            <text:p>70.64358</text:p>
          </table:table-cell>
          <table:table-cell office:value-type="float" office:value="6.673921" calcext:value-type="float">
            <text:p>6.673921</text:p>
          </table:table-cell>
          <table:table-cell office:value-type="float" office:value="0.000274651" calcext:value-type="float">
            <text:p>0.000274651</text:p>
          </table:table-cell>
          <table:table-cell office:value-type="float" office:value="0" calcext:value-type="float">
            <text:p>0</text:p>
          </table:table-cell>
          <table:table-cell office:value-type="float" office:value="0.02793013" calcext:value-type="float">
            <text:p>0.02793013</text:p>
          </table:table-cell>
          <table:table-cell office:value-type="float" office:value="0.08056333" calcext:value-type="float">
            <text:p>0.08056333</text:p>
          </table:table-cell>
          <table:table-cell office:value-type="float" office:value="360" calcext:value-type="float">
            <text:p>360</text:p>
          </table:table-cell>
          <table:table-cell office:value-type="float" office:value="-0.8093689" calcext:value-type="float">
            <text:p>-0.8093689</text:p>
          </table:table-cell>
          <table:table-cell office:value-type="float" office:value="0" calcext:value-type="float">
            <text:p>0</text:p>
          </table:table-cell>
          <table:table-cell office:value-type="float" office:value="222.6246" calcext:value-type="float">
            <text:p>222.6246</text:p>
          </table:table-cell>
          <table:table-cell office:value-type="float" office:value="290.8417" calcext:value-type="float">
            <text:p>290.8417</text:p>
          </table:table-cell>
          <table:table-cell office:value-type="float" office:value="941.6788" calcext:value-type="float">
            <text:p>941.6788</text:p>
          </table:table-cell>
          <table:table-cell office:value-type="float" office:value="917.0897" calcext:value-type="float">
            <text:p>917.0897</text:p>
          </table:table-cell>
          <table:table-cell office:value-type="float" office:value="904.1246" calcext:value-type="float">
            <text:p>904.1246</text:p>
          </table:table-cell>
          <table:table-cell office:value-type="float" office:value="913.8232" calcext:value-type="float">
            <text:p>913.8232</text:p>
          </table:table-cell>
          <table:table-cell office:value-type="float" office:value="333.1375" calcext:value-type="float">
            <text:p>333.1375</text:p>
          </table:table-cell>
          <table:table-cell office:value-type="float" office:value="449.2139" calcext:value-type="float">
            <text:p>449.2139</text:p>
          </table:table-cell>
          <table:table-cell office:value-type="float" office:value="385.9063" calcext:value-type="float">
            <text:p>385.9063</text:p>
          </table:table-cell>
          <table:table-cell office:value-type="float" office:value="325.2091" calcext:value-type="float">
            <text:p>325.20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9" calcext:value-type="float">
            <text:p>2021999</text:p>
          </table:table-cell>
          <table:table-cell office:value-type="float" office:value="121.5504" calcext:value-type="float">
            <text:p>121.5504</text:p>
          </table:table-cell>
          <table:table-cell office:value-type="float" office:value="5674.932" calcext:value-type="float">
            <text:p>5674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85317" calcext:value-type="float">
            <text:p>-0.7285317</text:p>
          </table:table-cell>
          <table:table-cell office:value-type="float" office:value="16.88163" calcext:value-type="float">
            <text:p>16.88163</text:p>
          </table:table-cell>
          <table:table-cell office:value-type="float" office:value="0" calcext:value-type="float">
            <text:p>0</text:p>
          </table:table-cell>
          <table:table-cell office:value-type="float" office:value="70.57094" calcext:value-type="float">
            <text:p>70.57094</text:p>
          </table:table-cell>
          <table:table-cell office:value-type="float" office:value="6.65854" calcext:value-type="float">
            <text:p>6.65854</text:p>
          </table:table-cell>
          <table:table-cell office:value-type="float" office:value="0.0002836798" calcext:value-type="float">
            <text:p>0.0002836798</text:p>
          </table:table-cell>
          <table:table-cell office:value-type="float" office:value="0" calcext:value-type="float">
            <text:p>0</text:p>
          </table:table-cell>
          <table:table-cell office:value-type="float" office:value="0.02878509" calcext:value-type="float">
            <text:p>0.02878509</text:p>
          </table:table-cell>
          <table:table-cell office:value-type="float" office:value="0.08188881" calcext:value-type="float">
            <text:p>0.08188881</text:p>
          </table:table-cell>
          <table:table-cell office:value-type="float" office:value="360" calcext:value-type="float">
            <text:p>360</text:p>
          </table:table-cell>
          <table:table-cell office:value-type="float" office:value="-0.838922" calcext:value-type="float">
            <text:p>-0.838922</text:p>
          </table:table-cell>
          <table:table-cell office:value-type="float" office:value="0" calcext:value-type="float">
            <text:p>0</text:p>
          </table:table-cell>
          <table:table-cell office:value-type="float" office:value="222.6255" calcext:value-type="float">
            <text:p>222.6255</text:p>
          </table:table-cell>
          <table:table-cell office:value-type="float" office:value="290.8336" calcext:value-type="float">
            <text:p>290.8336</text:p>
          </table:table-cell>
          <table:table-cell office:value-type="float" office:value="941.6573" calcext:value-type="float">
            <text:p>941.6573</text:p>
          </table:table-cell>
          <table:table-cell office:value-type="float" office:value="917.0756" calcext:value-type="float">
            <text:p>917.0756</text:p>
          </table:table-cell>
          <table:table-cell office:value-type="float" office:value="904.1163" calcext:value-type="float">
            <text:p>904.1163</text:p>
          </table:table-cell>
          <table:table-cell office:value-type="float" office:value="913.8161" calcext:value-type="float">
            <text:p>913.8161</text:p>
          </table:table-cell>
          <table:table-cell office:value-type="float" office:value="333.1352" calcext:value-type="float">
            <text:p>333.1352</text:p>
          </table:table-cell>
          <table:table-cell office:value-type="float" office:value="449.2107" calcext:value-type="float">
            <text:p>449.2107</text:p>
          </table:table-cell>
          <table:table-cell office:value-type="float" office:value="385.9047" calcext:value-type="float">
            <text:p>385.9047</text:p>
          </table:table-cell>
          <table:table-cell office:value-type="float" office:value="325.2073" calcext:value-type="float">
            <text:p>325.20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9" calcext:value-type="float">
            <text:p>3021999</text:p>
          </table:table-cell>
          <table:table-cell office:value-type="float" office:value="121.5006" calcext:value-type="float">
            <text:p>121.5006</text:p>
          </table:table-cell>
          <table:table-cell office:value-type="float" office:value="5674.9" calcext:value-type="float">
            <text:p>567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62804" calcext:value-type="float">
            <text:p>-0.7562804</text:p>
          </table:table-cell>
          <table:table-cell office:value-type="float" office:value="17.22752" calcext:value-type="float">
            <text:p>17.22752</text:p>
          </table:table-cell>
          <table:table-cell office:value-type="float" office:value="0" calcext:value-type="float">
            <text:p>0</text:p>
          </table:table-cell>
          <table:table-cell office:value-type="float" office:value="70.4964" calcext:value-type="float">
            <text:p>70.4964</text:p>
          </table:table-cell>
          <table:table-cell office:value-type="float" office:value="6.644449" calcext:value-type="float">
            <text:p>6.644449</text:p>
          </table:table-cell>
          <table:table-cell office:value-type="float" office:value="0.0002922682" calcext:value-type="float">
            <text:p>0.0002922682</text:p>
          </table:table-cell>
          <table:table-cell office:value-type="float" office:value="0" calcext:value-type="float">
            <text:p>0</text:p>
          </table:table-cell>
          <table:table-cell office:value-type="float" office:value="0.02963908" calcext:value-type="float">
            <text:p>0.02963908</text:p>
          </table:table-cell>
          <table:table-cell office:value-type="float" office:value="0.08316561" calcext:value-type="float">
            <text:p>0.08316561</text:p>
          </table:table-cell>
          <table:table-cell office:value-type="float" office:value="360" calcext:value-type="float">
            <text:p>360</text:p>
          </table:table-cell>
          <table:table-cell office:value-type="float" office:value="-0.8687928" calcext:value-type="float">
            <text:p>-0.8687928</text:p>
          </table:table-cell>
          <table:table-cell office:value-type="float" office:value="0" calcext:value-type="float">
            <text:p>0</text:p>
          </table:table-cell>
          <table:table-cell office:value-type="float" office:value="222.6265" calcext:value-type="float">
            <text:p>222.6265</text:p>
          </table:table-cell>
          <table:table-cell office:value-type="float" office:value="290.8252" calcext:value-type="float">
            <text:p>290.8252</text:p>
          </table:table-cell>
          <table:table-cell office:value-type="float" office:value="941.636" calcext:value-type="float">
            <text:p>941.636</text:p>
          </table:table-cell>
          <table:table-cell office:value-type="float" office:value="917.0615" calcext:value-type="float">
            <text:p>917.0615</text:p>
          </table:table-cell>
          <table:table-cell office:value-type="float" office:value="904.108" calcext:value-type="float">
            <text:p>904.108</text:p>
          </table:table-cell>
          <table:table-cell office:value-type="float" office:value="913.8092" calcext:value-type="float">
            <text:p>913.8092</text:p>
          </table:table-cell>
          <table:table-cell office:value-type="float" office:value="333.133" calcext:value-type="float">
            <text:p>333.133</text:p>
          </table:table-cell>
          <table:table-cell office:value-type="float" office:value="449.2075" calcext:value-type="float">
            <text:p>449.2075</text:p>
          </table:table-cell>
          <table:table-cell office:value-type="float" office:value="385.9032" calcext:value-type="float">
            <text:p>385.9032</text:p>
          </table:table-cell>
          <table:table-cell office:value-type="float" office:value="325.2055" calcext:value-type="float">
            <text:p>325.2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9" calcext:value-type="float">
            <text:p>4021999</text:p>
          </table:table-cell>
          <table:table-cell office:value-type="float" office:value="121.4508" calcext:value-type="float">
            <text:p>121.4508</text:p>
          </table:table-cell>
          <table:table-cell office:value-type="float" office:value="5674.869" calcext:value-type="float">
            <text:p>5674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40141" calcext:value-type="float">
            <text:p>-0.7840141</text:p>
          </table:table-cell>
          <table:table-cell office:value-type="float" office:value="17.58013" calcext:value-type="float">
            <text:p>17.58013</text:p>
          </table:table-cell>
          <table:table-cell office:value-type="float" office:value="0" calcext:value-type="float">
            <text:p>0</text:p>
          </table:table-cell>
          <table:table-cell office:value-type="float" office:value="70.42151" calcext:value-type="float">
            <text:p>70.42151</text:p>
          </table:table-cell>
          <table:table-cell office:value-type="float" office:value="6.630174" calcext:value-type="float">
            <text:p>6.630174</text:p>
          </table:table-cell>
          <table:table-cell office:value-type="float" office:value="0.0003011623" calcext:value-type="float">
            <text:p>0.0003011623</text:p>
          </table:table-cell>
          <table:table-cell office:value-type="float" office:value="0" calcext:value-type="float">
            <text:p>0</text:p>
          </table:table-cell>
          <table:table-cell office:value-type="float" office:value="0.03049201" calcext:value-type="float">
            <text:p>0.03049201</text:p>
          </table:table-cell>
          <table:table-cell office:value-type="float" office:value="0.08439296" calcext:value-type="float">
            <text:p>0.08439296</text:p>
          </table:table-cell>
          <table:table-cell office:value-type="float" office:value="360" calcext:value-type="float">
            <text:p>360</text:p>
          </table:table-cell>
          <table:table-cell office:value-type="float" office:value="-0.8985979" calcext:value-type="float">
            <text:p>-0.8985979</text:p>
          </table:table-cell>
          <table:table-cell office:value-type="float" office:value="0" calcext:value-type="float">
            <text:p>0</text:p>
          </table:table-cell>
          <table:table-cell office:value-type="float" office:value="222.6276" calcext:value-type="float">
            <text:p>222.6276</text:p>
          </table:table-cell>
          <table:table-cell office:value-type="float" office:value="290.8173" calcext:value-type="float">
            <text:p>290.8173</text:p>
          </table:table-cell>
          <table:table-cell office:value-type="float" office:value="941.6145" calcext:value-type="float">
            <text:p>941.6145</text:p>
          </table:table-cell>
          <table:table-cell office:value-type="float" office:value="917.0475" calcext:value-type="float">
            <text:p>917.0475</text:p>
          </table:table-cell>
          <table:table-cell office:value-type="float" office:value="904.0997" calcext:value-type="float">
            <text:p>904.0997</text:p>
          </table:table-cell>
          <table:table-cell office:value-type="float" office:value="913.8022" calcext:value-type="float">
            <text:p>913.8022</text:p>
          </table:table-cell>
          <table:table-cell office:value-type="float" office:value="333.1308" calcext:value-type="float">
            <text:p>333.1308</text:p>
          </table:table-cell>
          <table:table-cell office:value-type="float" office:value="449.2044" calcext:value-type="float">
            <text:p>449.2044</text:p>
          </table:table-cell>
          <table:table-cell office:value-type="float" office:value="385.9016" calcext:value-type="float">
            <text:p>385.9016</text:p>
          </table:table-cell>
          <table:table-cell office:value-type="float" office:value="325.2037" calcext:value-type="float">
            <text:p>325.20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9" calcext:value-type="float">
            <text:p>5021999</text:p>
          </table:table-cell>
          <table:table-cell office:value-type="float" office:value="121.4006" calcext:value-type="float">
            <text:p>121.4006</text:p>
          </table:table-cell>
          <table:table-cell office:value-type="float" office:value="5674.838" calcext:value-type="float">
            <text:p>5674.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2843" calcext:value-type="float">
            <text:p>-0.812843</text:p>
          </table:table-cell>
          <table:table-cell office:value-type="float" office:value="17.97496" calcext:value-type="float">
            <text:p>17.97496</text:p>
          </table:table-cell>
          <table:table-cell office:value-type="float" office:value="0" calcext:value-type="float">
            <text:p>0</text:p>
          </table:table-cell>
          <table:table-cell office:value-type="float" office:value="70.34733" calcext:value-type="float">
            <text:p>70.34733</text:p>
          </table:table-cell>
          <table:table-cell office:value-type="float" office:value="6.615473" calcext:value-type="float">
            <text:p>6.615473</text:p>
          </table:table-cell>
          <table:table-cell office:value-type="float" office:value="0.0003105503" calcext:value-type="float">
            <text:p>0.0003105503</text:p>
          </table:table-cell>
          <table:table-cell office:value-type="float" office:value="0" calcext:value-type="float">
            <text:p>0</text:p>
          </table:table-cell>
          <table:table-cell office:value-type="float" office:value="0.03134448" calcext:value-type="float">
            <text:p>0.03134448</text:p>
          </table:table-cell>
          <table:table-cell office:value-type="float" office:value="0.08559109" calcext:value-type="float">
            <text:p>0.08559109</text:p>
          </table:table-cell>
          <table:table-cell office:value-type="float" office:value="360" calcext:value-type="float">
            <text:p>360</text:p>
          </table:table-cell>
          <table:table-cell office:value-type="float" office:value="-0.929468" calcext:value-type="float">
            <text:p>-0.929468</text:p>
          </table:table-cell>
          <table:table-cell office:value-type="float" office:value="0" calcext:value-type="float">
            <text:p>0</text:p>
          </table:table-cell>
          <table:table-cell office:value-type="float" office:value="222.6286" calcext:value-type="float">
            <text:p>222.6286</text:p>
          </table:table-cell>
          <table:table-cell office:value-type="float" office:value="290.8091" calcext:value-type="float">
            <text:p>290.8091</text:p>
          </table:table-cell>
          <table:table-cell office:value-type="float" office:value="941.5933" calcext:value-type="float">
            <text:p>941.5933</text:p>
          </table:table-cell>
          <table:table-cell office:value-type="float" office:value="917.0335" calcext:value-type="float">
            <text:p>917.0335</text:p>
          </table:table-cell>
          <table:table-cell office:value-type="float" office:value="904.0914" calcext:value-type="float">
            <text:p>904.0914</text:p>
          </table:table-cell>
          <table:table-cell office:value-type="float" office:value="913.7952" calcext:value-type="float">
            <text:p>913.7952</text:p>
          </table:table-cell>
          <table:table-cell office:value-type="float" office:value="333.1286" calcext:value-type="float">
            <text:p>333.1286</text:p>
          </table:table-cell>
          <table:table-cell office:value-type="float" office:value="449.2012" calcext:value-type="float">
            <text:p>449.2012</text:p>
          </table:table-cell>
          <table:table-cell office:value-type="float" office:value="385.9001" calcext:value-type="float">
            <text:p>385.9001</text:p>
          </table:table-cell>
          <table:table-cell office:value-type="float" office:value="325.202" calcext:value-type="float">
            <text:p>325.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9" calcext:value-type="float">
            <text:p>6021999</text:p>
          </table:table-cell>
          <table:table-cell office:value-type="float" office:value="121.3506" calcext:value-type="float">
            <text:p>121.3506</text:p>
          </table:table-cell>
          <table:table-cell office:value-type="float" office:value="5674.807" calcext:value-type="float">
            <text:p>5674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10563" calcext:value-type="float">
            <text:p>-0.8410563</text:p>
          </table:table-cell>
          <table:table-cell office:value-type="float" office:value="18.38559" calcext:value-type="float">
            <text:p>18.38559</text:p>
          </table:table-cell>
          <table:table-cell office:value-type="float" office:value="0" calcext:value-type="float">
            <text:p>0</text:p>
          </table:table-cell>
          <table:table-cell office:value-type="float" office:value="70.27358" calcext:value-type="float">
            <text:p>70.27358</text:p>
          </table:table-cell>
          <table:table-cell office:value-type="float" office:value="6.600832" calcext:value-type="float">
            <text:p>6.600832</text:p>
          </table:table-cell>
          <table:table-cell office:value-type="float" office:value="0.0003200709" calcext:value-type="float">
            <text:p>0.0003200709</text:p>
          </table:table-cell>
          <table:table-cell office:value-type="float" office:value="0" calcext:value-type="float">
            <text:p>0</text:p>
          </table:table-cell>
          <table:table-cell office:value-type="float" office:value="0.0321969" calcext:value-type="float">
            <text:p>0.0321969</text:p>
          </table:table-cell>
          <table:table-cell office:value-type="float" office:value="0.08677524" calcext:value-type="float">
            <text:p>0.08677524</text:p>
          </table:table-cell>
          <table:table-cell office:value-type="float" office:value="360" calcext:value-type="float">
            <text:p>360</text:p>
          </table:table-cell>
          <table:table-cell office:value-type="float" office:value="-0.9597083" calcext:value-type="float">
            <text:p>-0.9597083</text:p>
          </table:table-cell>
          <table:table-cell office:value-type="float" office:value="0" calcext:value-type="float">
            <text:p>0</text:p>
          </table:table-cell>
          <table:table-cell office:value-type="float" office:value="222.6297" calcext:value-type="float">
            <text:p>222.6297</text:p>
          </table:table-cell>
          <table:table-cell office:value-type="float" office:value="290.8011" calcext:value-type="float">
            <text:p>290.8011</text:p>
          </table:table-cell>
          <table:table-cell office:value-type="float" office:value="941.5721" calcext:value-type="float">
            <text:p>941.5721</text:p>
          </table:table-cell>
          <table:table-cell office:value-type="float" office:value="917.0195" calcext:value-type="float">
            <text:p>917.0195</text:p>
          </table:table-cell>
          <table:table-cell office:value-type="float" office:value="904.0832" calcext:value-type="float">
            <text:p>904.0832</text:p>
          </table:table-cell>
          <table:table-cell office:value-type="float" office:value="913.7883" calcext:value-type="float">
            <text:p>913.7883</text:p>
          </table:table-cell>
          <table:table-cell office:value-type="float" office:value="333.1264" calcext:value-type="float">
            <text:p>333.1264</text:p>
          </table:table-cell>
          <table:table-cell office:value-type="float" office:value="449.1981" calcext:value-type="float">
            <text:p>449.1981</text:p>
          </table:table-cell>
          <table:table-cell office:value-type="float" office:value="385.8985" calcext:value-type="float">
            <text:p>385.8985</text:p>
          </table:table-cell>
          <table:table-cell office:value-type="float" office:value="325.2002" calcext:value-type="float">
            <text:p>325.20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9" calcext:value-type="float">
            <text:p>7021999</text:p>
          </table:table-cell>
          <table:table-cell office:value-type="float" office:value="121.3022" calcext:value-type="float">
            <text:p>121.3022</text:p>
          </table:table-cell>
          <table:table-cell office:value-type="float" office:value="5674.776" calcext:value-type="float">
            <text:p>5674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56127" calcext:value-type="float">
            <text:p>-0.8956127</text:p>
          </table:table-cell>
          <table:table-cell office:value-type="float" office:value="18.50599" calcext:value-type="float">
            <text:p>18.50599</text:p>
          </table:table-cell>
          <table:table-cell office:value-type="float" office:value="0" calcext:value-type="float">
            <text:p>0</text:p>
          </table:table-cell>
          <table:table-cell office:value-type="float" office:value="70.19929" calcext:value-type="float">
            <text:p>70.19929</text:p>
          </table:table-cell>
          <table:table-cell office:value-type="float" office:value="6.58738" calcext:value-type="float">
            <text:p>6.58738</text:p>
          </table:table-cell>
          <table:table-cell office:value-type="float" office:value="0.0003292475" calcext:value-type="float">
            <text:p>0.0003292475</text:p>
          </table:table-cell>
          <table:table-cell office:value-type="float" office:value="0" calcext:value-type="float">
            <text:p>0</text:p>
          </table:table-cell>
          <table:table-cell office:value-type="float" office:value="0.03263811" calcext:value-type="float">
            <text:p>0.03263811</text:p>
          </table:table-cell>
          <table:table-cell office:value-type="float" office:value="0.07696851" calcext:value-type="float">
            <text:p>0.07696851</text:p>
          </table:table-cell>
          <table:table-cell office:value-type="float" office:value="360" calcext:value-type="float">
            <text:p>360</text:p>
          </table:table-cell>
          <table:table-cell office:value-type="float" office:value="-1.00489" calcext:value-type="float">
            <text:p>-1.00489</text:p>
          </table:table-cell>
          <table:table-cell office:value-type="float" office:value="0" calcext:value-type="float">
            <text:p>0</text:p>
          </table:table-cell>
          <table:table-cell office:value-type="float" office:value="222.631" calcext:value-type="float">
            <text:p>222.631</text:p>
          </table:table-cell>
          <table:table-cell office:value-type="float" office:value="290.793" calcext:value-type="float">
            <text:p>290.793</text:p>
          </table:table-cell>
          <table:table-cell office:value-type="float" office:value="941.551" calcext:value-type="float">
            <text:p>941.551</text:p>
          </table:table-cell>
          <table:table-cell office:value-type="float" office:value="917.0056" calcext:value-type="float">
            <text:p>917.0056</text:p>
          </table:table-cell>
          <table:table-cell office:value-type="float" office:value="904.0751" calcext:value-type="float">
            <text:p>904.0751</text:p>
          </table:table-cell>
          <table:table-cell office:value-type="float" office:value="913.7814" calcext:value-type="float">
            <text:p>913.7814</text:p>
          </table:table-cell>
          <table:table-cell office:value-type="float" office:value="333.1243" calcext:value-type="float">
            <text:p>333.1243</text:p>
          </table:table-cell>
          <table:table-cell office:value-type="float" office:value="449.1949" calcext:value-type="float">
            <text:p>449.1949</text:p>
          </table:table-cell>
          <table:table-cell office:value-type="float" office:value="385.8971" calcext:value-type="float">
            <text:p>385.8971</text:p>
          </table:table-cell>
          <table:table-cell office:value-type="float" office:value="325.1987" calcext:value-type="float">
            <text:p>325.1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9" calcext:value-type="float">
            <text:p>8021999</text:p>
          </table:table-cell>
          <table:table-cell office:value-type="float" office:value="121.256" calcext:value-type="float">
            <text:p>121.256</text:p>
          </table:table-cell>
          <table:table-cell office:value-type="float" office:value="5674.746" calcext:value-type="float">
            <text:p>5674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2723" calcext:value-type="float">
            <text:p>-1.072723</text:p>
          </table:table-cell>
          <table:table-cell office:value-type="float" office:value="17.78283" calcext:value-type="float">
            <text:p>17.78283</text:p>
          </table:table-cell>
          <table:table-cell office:value-type="float" office:value="0" calcext:value-type="float">
            <text:p>0</text:p>
          </table:table-cell>
          <table:table-cell office:value-type="float" office:value="70.12409" calcext:value-type="float">
            <text:p>70.12409</text:p>
          </table:table-cell>
          <table:table-cell office:value-type="float" office:value="6.575524" calcext:value-type="float">
            <text:p>6.575524</text:p>
          </table:table-cell>
          <table:table-cell office:value-type="float" office:value="0.0003383462" calcext:value-type="float">
            <text:p>0.0003383462</text:p>
          </table:table-cell>
          <table:table-cell office:value-type="float" office:value="0" calcext:value-type="float">
            <text:p>0</text:p>
          </table:table-cell>
          <table:table-cell office:value-type="float" office:value="0.03286663" calcext:value-type="float">
            <text:p>0.03286663</text:p>
          </table:table-cell>
          <table:table-cell office:value-type="float" office:value="0.06231626" calcext:value-type="float">
            <text:p>0.06231626</text:p>
          </table:table-cell>
          <table:table-cell office:value-type="float" office:value="360" calcext:value-type="float">
            <text:p>360</text:p>
          </table:table-cell>
          <table:table-cell office:value-type="float" office:value="-1.167567" calcext:value-type="float">
            <text:p>-1.167567</text:p>
          </table:table-cell>
          <table:table-cell office:value-type="float" office:value="0" calcext:value-type="float">
            <text:p>0</text:p>
          </table:table-cell>
          <table:table-cell office:value-type="float" office:value="222.6322" calcext:value-type="float">
            <text:p>222.6322</text:p>
          </table:table-cell>
          <table:table-cell office:value-type="float" office:value="290.7848" calcext:value-type="float">
            <text:p>290.7848</text:p>
          </table:table-cell>
          <table:table-cell office:value-type="float" office:value="941.53" calcext:value-type="float">
            <text:p>941.53</text:p>
          </table:table-cell>
          <table:table-cell office:value-type="float" office:value="916.9918" calcext:value-type="float">
            <text:p>916.9918</text:p>
          </table:table-cell>
          <table:table-cell office:value-type="float" office:value="904.0669" calcext:value-type="float">
            <text:p>904.0669</text:p>
          </table:table-cell>
          <table:table-cell office:value-type="float" office:value="913.7745" calcext:value-type="float">
            <text:p>913.7745</text:p>
          </table:table-cell>
          <table:table-cell office:value-type="float" office:value="333.1221" calcext:value-type="float">
            <text:p>333.1221</text:p>
          </table:table-cell>
          <table:table-cell office:value-type="float" office:value="449.1919" calcext:value-type="float">
            <text:p>449.1919</text:p>
          </table:table-cell>
          <table:table-cell office:value-type="float" office:value="385.8958" calcext:value-type="float">
            <text:p>385.8958</text:p>
          </table:table-cell>
          <table:table-cell office:value-type="float" office:value="325.1974" calcext:value-type="float">
            <text:p>325.19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9" calcext:value-type="float">
            <text:p>9021999</text:p>
          </table:table-cell>
          <table:table-cell office:value-type="float" office:value="121.212" calcext:value-type="float">
            <text:p>121.212</text:p>
          </table:table-cell>
          <table:table-cell office:value-type="float" office:value="5674.714" calcext:value-type="float">
            <text:p>5674.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5521" calcext:value-type="float">
            <text:p>-1.235521</text:p>
          </table:table-cell>
          <table:table-cell office:value-type="float" office:value="16.9701" calcext:value-type="float">
            <text:p>16.9701</text:p>
          </table:table-cell>
          <table:table-cell office:value-type="float" office:value="0" calcext:value-type="float">
            <text:p>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.565353" calcext:value-type="float">
            <text:p>6.565353</text:p>
          </table:table-cell>
          <table:table-cell office:value-type="float" office:value="0.0003470633" calcext:value-type="float">
            <text:p>0.0003470633</text:p>
          </table:table-cell>
          <table:table-cell office:value-type="float" office:value="0" calcext:value-type="float">
            <text:p>0</text:p>
          </table:table-cell>
          <table:table-cell office:value-type="float" office:value="0.03309515" calcext:value-type="float">
            <text:p>0.03309515</text:p>
          </table:table-cell>
          <table:table-cell office:value-type="float" office:value="0.04863781" calcext:value-type="float">
            <text:p>0.04863781</text:p>
          </table:table-cell>
          <table:table-cell office:value-type="float" office:value="360" calcext:value-type="float">
            <text:p>360</text:p>
          </table:table-cell>
          <table:table-cell office:value-type="float" office:value="-1.316907" calcext:value-type="float">
            <text:p>-1.316907</text:p>
          </table:table-cell>
          <table:table-cell office:value-type="float" office:value="0" calcext:value-type="float">
            <text:p>0</text:p>
          </table:table-cell>
          <table:table-cell office:value-type="float" office:value="222.6334" calcext:value-type="float">
            <text:p>222.6334</text:p>
          </table:table-cell>
          <table:table-cell office:value-type="float" office:value="290.7764" calcext:value-type="float">
            <text:p>290.7764</text:p>
          </table:table-cell>
          <table:table-cell office:value-type="float" office:value="941.5092" calcext:value-type="float">
            <text:p>941.5092</text:p>
          </table:table-cell>
          <table:table-cell office:value-type="float" office:value="916.978" calcext:value-type="float">
            <text:p>916.978</text:p>
          </table:table-cell>
          <table:table-cell office:value-type="float" office:value="904.0587" calcext:value-type="float">
            <text:p>904.0587</text:p>
          </table:table-cell>
          <table:table-cell office:value-type="float" office:value="913.7678" calcext:value-type="float">
            <text:p>913.7678</text:p>
          </table:table-cell>
          <table:table-cell office:value-type="float" office:value="333.1199" calcext:value-type="float">
            <text:p>333.1199</text:p>
          </table:table-cell>
          <table:table-cell office:value-type="float" office:value="449.1888" calcext:value-type="float">
            <text:p>449.1888</text:p>
          </table:table-cell>
          <table:table-cell office:value-type="float" office:value="385.8945" calcext:value-type="float">
            <text:p>385.8945</text:p>
          </table:table-cell>
          <table:table-cell office:value-type="float" office:value="325.196" calcext:value-type="float">
            <text:p>325.1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9" calcext:value-type="float">
            <text:p>10021999</text:p>
          </table:table-cell>
          <table:table-cell office:value-type="float" office:value="121.1691" calcext:value-type="float">
            <text:p>121.1691</text:p>
          </table:table-cell>
          <table:table-cell office:value-type="float" office:value="5674.682" calcext:value-type="float">
            <text:p>5674.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8353" calcext:value-type="float">
            <text:p>-1.28353</text:p>
          </table:table-cell>
          <table:table-cell office:value-type="float" office:value="17.07362" calcext:value-type="float">
            <text:p>17.07362</text:p>
          </table:table-cell>
          <table:table-cell office:value-type="float" office:value="0" calcext:value-type="float">
            <text:p>0</text:p>
          </table:table-cell>
          <table:table-cell office:value-type="float" office:value="69.97148" calcext:value-type="float">
            <text:p>69.97148</text:p>
          </table:table-cell>
          <table:table-cell office:value-type="float" office:value="6.555861" calcext:value-type="float">
            <text:p>6.555861</text:p>
          </table:table-cell>
          <table:table-cell office:value-type="float" office:value="0.0003557683" calcext:value-type="float">
            <text:p>0.0003557683</text:p>
          </table:table-cell>
          <table:table-cell office:value-type="float" office:value="0" calcext:value-type="float">
            <text:p>0</text:p>
          </table:table-cell>
          <table:table-cell office:value-type="float" office:value="0.03441714" calcext:value-type="float">
            <text:p>0.03441714</text:p>
          </table:table-cell>
          <table:table-cell office:value-type="float" office:value="0.06018398" calcext:value-type="float">
            <text:p>0.06018398</text:p>
          </table:table-cell>
          <table:table-cell office:value-type="float" office:value="360" calcext:value-type="float">
            <text:p>360</text:p>
          </table:table-cell>
          <table:table-cell office:value-type="float" office:value="-1.377775" calcext:value-type="float">
            <text:p>-1.377775</text:p>
          </table:table-cell>
          <table:table-cell office:value-type="float" office:value="0" calcext:value-type="float">
            <text:p>0</text:p>
          </table:table-cell>
          <table:table-cell office:value-type="float" office:value="222.6343" calcext:value-type="float">
            <text:p>222.6343</text:p>
          </table:table-cell>
          <table:table-cell office:value-type="float" office:value="290.7681" calcext:value-type="float">
            <text:p>290.7681</text:p>
          </table:table-cell>
          <table:table-cell office:value-type="float" office:value="941.4884" calcext:value-type="float">
            <text:p>941.4884</text:p>
          </table:table-cell>
          <table:table-cell office:value-type="float" office:value="916.9643" calcext:value-type="float">
            <text:p>916.9643</text:p>
          </table:table-cell>
          <table:table-cell office:value-type="float" office:value="904.0504" calcext:value-type="float">
            <text:p>904.0504</text:p>
          </table:table-cell>
          <table:table-cell office:value-type="float" office:value="913.7607" calcext:value-type="float">
            <text:p>913.7607</text:p>
          </table:table-cell>
          <table:table-cell office:value-type="float" office:value="333.1177" calcext:value-type="float">
            <text:p>333.1177</text:p>
          </table:table-cell>
          <table:table-cell office:value-type="float" office:value="449.1856" calcext:value-type="float">
            <text:p>449.1856</text:p>
          </table:table-cell>
          <table:table-cell office:value-type="float" office:value="385.8929" calcext:value-type="float">
            <text:p>385.8929</text:p>
          </table:table-cell>
          <table:table-cell office:value-type="float" office:value="325.1942" calcext:value-type="float">
            <text:p>325.19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9" calcext:value-type="float">
            <text:p>11021999</text:p>
          </table:table-cell>
          <table:table-cell office:value-type="float" office:value="121.126" calcext:value-type="float">
            <text:p>121.126</text:p>
          </table:table-cell>
          <table:table-cell office:value-type="float" office:value="5674.649" calcext:value-type="float">
            <text:p>5674.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9571" calcext:value-type="float">
            <text:p>-1.299571</text:p>
          </table:table-cell>
          <table:table-cell office:value-type="float" office:value="17.9128" calcext:value-type="float">
            <text:p>17.9128</text:p>
          </table:table-cell>
          <table:table-cell office:value-type="float" office:value="0" calcext:value-type="float">
            <text:p>0</text:p>
          </table:table-cell>
          <table:table-cell office:value-type="float" office:value="69.89458" calcext:value-type="float">
            <text:p>69.89458</text:p>
          </table:table-cell>
          <table:table-cell office:value-type="float" office:value="6.545947" calcext:value-type="float">
            <text:p>6.545947</text:p>
          </table:table-cell>
          <table:table-cell office:value-type="float" office:value="0.000364913" calcext:value-type="float">
            <text:p>0.000364913</text:p>
          </table:table-cell>
          <table:table-cell office:value-type="float" office:value="0" calcext:value-type="float">
            <text:p>0</text:p>
          </table:table-cell>
          <table:table-cell office:value-type="float" office:value="0.03559561" calcext:value-type="float">
            <text:p>0.03559561</text:p>
          </table:table-cell>
          <table:table-cell office:value-type="float" office:value="0.06998988" calcext:value-type="float">
            <text:p>0.06998988</text:p>
          </table:table-cell>
          <table:table-cell office:value-type="float" office:value="360" calcext:value-type="float">
            <text:p>360</text:p>
          </table:table-cell>
          <table:table-cell office:value-type="float" office:value="-1.404792" calcext:value-type="float">
            <text:p>-1.404792</text:p>
          </table:table-cell>
          <table:table-cell office:value-type="float" office:value="0" calcext:value-type="float">
            <text:p>0</text:p>
          </table:table-cell>
          <table:table-cell office:value-type="float" office:value="222.6355" calcext:value-type="float">
            <text:p>222.6355</text:p>
          </table:table-cell>
          <table:table-cell office:value-type="float" office:value="290.7602" calcext:value-type="float">
            <text:p>290.7602</text:p>
          </table:table-cell>
          <table:table-cell office:value-type="float" office:value="941.4677" calcext:value-type="float">
            <text:p>941.4677</text:p>
          </table:table-cell>
          <table:table-cell office:value-type="float" office:value="916.9507" calcext:value-type="float">
            <text:p>916.9507</text:p>
          </table:table-cell>
          <table:table-cell office:value-type="float" office:value="904.0422" calcext:value-type="float">
            <text:p>904.0422</text:p>
          </table:table-cell>
          <table:table-cell office:value-type="float" office:value="913.7539" calcext:value-type="float">
            <text:p>913.7539</text:p>
          </table:table-cell>
          <table:table-cell office:value-type="float" office:value="333.1155" calcext:value-type="float">
            <text:p>333.1155</text:p>
          </table:table-cell>
          <table:table-cell office:value-type="float" office:value="449.1824" calcext:value-type="float">
            <text:p>449.1824</text:p>
          </table:table-cell>
          <table:table-cell office:value-type="float" office:value="385.8913" calcext:value-type="float">
            <text:p>385.8913</text:p>
          </table:table-cell>
          <table:table-cell office:value-type="float" office:value="325.1924" calcext:value-type="float">
            <text:p>325.19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9" calcext:value-type="float">
            <text:p>12021999</text:p>
          </table:table-cell>
          <table:table-cell office:value-type="float" office:value="121.083" calcext:value-type="float">
            <text:p>121.083</text:p>
          </table:table-cell>
          <table:table-cell office:value-type="float" office:value="5674.618" calcext:value-type="float">
            <text:p>5674.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5576" calcext:value-type="float">
            <text:p>-1.315576</text:p>
          </table:table-cell>
          <table:table-cell office:value-type="float" office:value="18.67602" calcext:value-type="float">
            <text:p>18.67602</text:p>
          </table:table-cell>
          <table:table-cell office:value-type="float" office:value="0" calcext:value-type="float">
            <text:p>0</text:p>
          </table:table-cell>
          <table:table-cell office:value-type="float" office:value="69.81775" calcext:value-type="float">
            <text:p>69.81775</text:p>
          </table:table-cell>
          <table:table-cell office:value-type="float" office:value="6.535865" calcext:value-type="float">
            <text:p>6.535865</text:p>
          </table:table-cell>
          <table:table-cell office:value-type="float" office:value="0.0003740791" calcext:value-type="float">
            <text:p>0.0003740791</text:p>
          </table:table-cell>
          <table:table-cell office:value-type="float" office:value="0" calcext:value-type="float">
            <text:p>0</text:p>
          </table:table-cell>
          <table:table-cell office:value-type="float" office:value="0.03656024" calcext:value-type="float">
            <text:p>0.03656024</text:p>
          </table:table-cell>
          <table:table-cell office:value-type="float" office:value="0.07576412" calcext:value-type="float">
            <text:p>0.07576412</text:p>
          </table:table-cell>
          <table:table-cell office:value-type="float" office:value="360" calcext:value-type="float">
            <text:p>360</text:p>
          </table:table-cell>
          <table:table-cell office:value-type="float" office:value="-1.427526" calcext:value-type="float">
            <text:p>-1.427526</text:p>
          </table:table-cell>
          <table:table-cell office:value-type="float" office:value="0" calcext:value-type="float">
            <text:p>0</text:p>
          </table:table-cell>
          <table:table-cell office:value-type="float" office:value="222.6368" calcext:value-type="float">
            <text:p>222.6368</text:p>
          </table:table-cell>
          <table:table-cell office:value-type="float" office:value="290.7527" calcext:value-type="float">
            <text:p>290.7527</text:p>
          </table:table-cell>
          <table:table-cell office:value-type="float" office:value="941.4471" calcext:value-type="float">
            <text:p>941.4471</text:p>
          </table:table-cell>
          <table:table-cell office:value-type="float" office:value="916.9371" calcext:value-type="float">
            <text:p>916.9371</text:p>
          </table:table-cell>
          <table:table-cell office:value-type="float" office:value="904.0341" calcext:value-type="float">
            <text:p>904.0341</text:p>
          </table:table-cell>
          <table:table-cell office:value-type="float" office:value="913.747" calcext:value-type="float">
            <text:p>913.747</text:p>
          </table:table-cell>
          <table:table-cell office:value-type="float" office:value="333.1134" calcext:value-type="float">
            <text:p>333.1134</text:p>
          </table:table-cell>
          <table:table-cell office:value-type="float" office:value="449.1793" calcext:value-type="float">
            <text:p>449.1793</text:p>
          </table:table-cell>
          <table:table-cell office:value-type="float" office:value="385.8898" calcext:value-type="float">
            <text:p>385.8898</text:p>
          </table:table-cell>
          <table:table-cell office:value-type="float" office:value="325.1907" calcext:value-type="float">
            <text:p>325.19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9" calcext:value-type="float">
            <text:p>13021999</text:p>
          </table:table-cell>
          <table:table-cell office:value-type="float" office:value="121.0389" calcext:value-type="float">
            <text:p>121.0389</text:p>
          </table:table-cell>
          <table:table-cell office:value-type="float" office:value="5674.587" calcext:value-type="float">
            <text:p>5674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4373" calcext:value-type="float">
            <text:p>-1.334373</text:p>
          </table:table-cell>
          <table:table-cell office:value-type="float" office:value="19.31636" calcext:value-type="float">
            <text:p>19.31636</text:p>
          </table:table-cell>
          <table:table-cell office:value-type="float" office:value="0" calcext:value-type="float">
            <text:p>0</text:p>
          </table:table-cell>
          <table:table-cell office:value-type="float" office:value="69.74118" calcext:value-type="float">
            <text:p>69.74118</text:p>
          </table:table-cell>
          <table:table-cell office:value-type="float" office:value="6.524846" calcext:value-type="float">
            <text:p>6.524846</text:p>
          </table:table-cell>
          <table:table-cell office:value-type="float" office:value="0.0003835244" calcext:value-type="float">
            <text:p>0.0003835244</text:p>
          </table:table-cell>
          <table:table-cell office:value-type="float" office:value="0" calcext:value-type="float">
            <text:p>0</text:p>
          </table:table-cell>
          <table:table-cell office:value-type="float" office:value="0.03747676" calcext:value-type="float">
            <text:p>0.03747676</text:p>
          </table:table-cell>
          <table:table-cell office:value-type="float" office:value="0.08013586" calcext:value-type="float">
            <text:p>0.08013586</text:p>
          </table:table-cell>
          <table:table-cell office:value-type="float" office:value="360" calcext:value-type="float">
            <text:p>360</text:p>
          </table:table-cell>
          <table:table-cell office:value-type="float" office:value="-1.451602" calcext:value-type="float">
            <text:p>-1.451602</text:p>
          </table:table-cell>
          <table:table-cell office:value-type="float" office:value="0" calcext:value-type="float">
            <text:p>0</text:p>
          </table:table-cell>
          <table:table-cell office:value-type="float" office:value="222.6379" calcext:value-type="float">
            <text:p>222.6379</text:p>
          </table:table-cell>
          <table:table-cell office:value-type="float" office:value="290.7453" calcext:value-type="float">
            <text:p>290.7453</text:p>
          </table:table-cell>
          <table:table-cell office:value-type="float" office:value="941.4266" calcext:value-type="float">
            <text:p>941.4266</text:p>
          </table:table-cell>
          <table:table-cell office:value-type="float" office:value="916.9236" calcext:value-type="float">
            <text:p>916.9236</text:p>
          </table:table-cell>
          <table:table-cell office:value-type="float" office:value="904.026" calcext:value-type="float">
            <text:p>904.026</text:p>
          </table:table-cell>
          <table:table-cell office:value-type="float" office:value="913.7402" calcext:value-type="float">
            <text:p>913.7402</text:p>
          </table:table-cell>
          <table:table-cell office:value-type="float" office:value="333.1112" calcext:value-type="float">
            <text:p>333.1112</text:p>
          </table:table-cell>
          <table:table-cell office:value-type="float" office:value="449.1762" calcext:value-type="float">
            <text:p>449.1762</text:p>
          </table:table-cell>
          <table:table-cell office:value-type="float" office:value="385.8882" calcext:value-type="float">
            <text:p>385.8882</text:p>
          </table:table-cell>
          <table:table-cell office:value-type="float" office:value="325.189" calcext:value-type="float">
            <text:p>325.1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9" calcext:value-type="float">
            <text:p>14021999</text:p>
          </table:table-cell>
          <table:table-cell office:value-type="float" office:value="120.9934" calcext:value-type="float">
            <text:p>120.9934</text:p>
          </table:table-cell>
          <table:table-cell office:value-type="float" office:value="5674.556" calcext:value-type="float">
            <text:p>5674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6199" calcext:value-type="float">
            <text:p>-1.356199</text:p>
          </table:table-cell>
          <table:table-cell office:value-type="float" office:value="19.84597" calcext:value-type="float">
            <text:p>19.84597</text:p>
          </table:table-cell>
          <table:table-cell office:value-type="float" office:value="0" calcext:value-type="float">
            <text:p>0</text:p>
          </table:table-cell>
          <table:table-cell office:value-type="float" office:value="69.66521" calcext:value-type="float">
            <text:p>69.66521</text:p>
          </table:table-cell>
          <table:table-cell office:value-type="float" office:value="6.513048" calcext:value-type="float">
            <text:p>6.513048</text:p>
          </table:table-cell>
          <table:table-cell office:value-type="float" office:value="0.0003934298" calcext:value-type="float">
            <text:p>0.0003934298</text:p>
          </table:table-cell>
          <table:table-cell office:value-type="float" office:value="0" calcext:value-type="float">
            <text:p>0</text:p>
          </table:table-cell>
          <table:table-cell office:value-type="float" office:value="0.03836006" calcext:value-type="float">
            <text:p>0.03836006</text:p>
          </table:table-cell>
          <table:table-cell office:value-type="float" office:value="0.08337826" calcext:value-type="float">
            <text:p>0.08337826</text:p>
          </table:table-cell>
          <table:table-cell office:value-type="float" office:value="360" calcext:value-type="float">
            <text:p>360</text:p>
          </table:table-cell>
          <table:table-cell office:value-type="float" office:value="-1.477544" calcext:value-type="float">
            <text:p>-1.477544</text:p>
          </table:table-cell>
          <table:table-cell office:value-type="float" office:value="0" calcext:value-type="float">
            <text:p>0</text:p>
          </table:table-cell>
          <table:table-cell office:value-type="float" office:value="222.6388" calcext:value-type="float">
            <text:p>222.6388</text:p>
          </table:table-cell>
          <table:table-cell office:value-type="float" office:value="290.7375" calcext:value-type="float">
            <text:p>290.7375</text:p>
          </table:table-cell>
          <table:table-cell office:value-type="float" office:value="941.4057" calcext:value-type="float">
            <text:p>941.4057</text:p>
          </table:table-cell>
          <table:table-cell office:value-type="float" office:value="916.91" calcext:value-type="float">
            <text:p>916.91</text:p>
          </table:table-cell>
          <table:table-cell office:value-type="float" office:value="904.0178" calcext:value-type="float">
            <text:p>904.0178</text:p>
          </table:table-cell>
          <table:table-cell office:value-type="float" office:value="913.7335" calcext:value-type="float">
            <text:p>913.7335</text:p>
          </table:table-cell>
          <table:table-cell office:value-type="float" office:value="333.1091" calcext:value-type="float">
            <text:p>333.1091</text:p>
          </table:table-cell>
          <table:table-cell office:value-type="float" office:value="449.1731" calcext:value-type="float">
            <text:p>449.1731</text:p>
          </table:table-cell>
          <table:table-cell office:value-type="float" office:value="385.8867" calcext:value-type="float">
            <text:p>385.8867</text:p>
          </table:table-cell>
          <table:table-cell office:value-type="float" office:value="325.1873" calcext:value-type="float">
            <text:p>325.18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9" calcext:value-type="float">
            <text:p>15021999</text:p>
          </table:table-cell>
          <table:table-cell office:value-type="float" office:value="120.949" calcext:value-type="float">
            <text:p>120.949</text:p>
          </table:table-cell>
          <table:table-cell office:value-type="float" office:value="5674.524" calcext:value-type="float">
            <text:p>5674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8188" calcext:value-type="float">
            <text:p>-1.378188</text:p>
          </table:table-cell>
          <table:table-cell office:value-type="float" office:value="20.29644" calcext:value-type="float">
            <text:p>20.29644</text:p>
          </table:table-cell>
          <table:table-cell office:value-type="float" office:value="0" calcext:value-type="float">
            <text:p>0</text:p>
          </table:table-cell>
          <table:table-cell office:value-type="float" office:value="69.58959" calcext:value-type="float">
            <text:p>69.58959</text:p>
          </table:table-cell>
          <table:table-cell office:value-type="float" office:value="6.502115" calcext:value-type="float">
            <text:p>6.502115</text:p>
          </table:table-cell>
          <table:table-cell office:value-type="float" office:value="0.0004030119" calcext:value-type="float">
            <text:p>0.0004030119</text:p>
          </table:table-cell>
          <table:table-cell office:value-type="float" office:value="0" calcext:value-type="float">
            <text:p>0</text:p>
          </table:table-cell>
          <table:table-cell office:value-type="float" office:value="0.03923457" calcext:value-type="float">
            <text:p>0.03923457</text:p>
          </table:table-cell>
          <table:table-cell office:value-type="float" office:value="0.08619112" calcext:value-type="float">
            <text:p>0.08619112</text:p>
          </table:table-cell>
          <table:table-cell office:value-type="float" office:value="360" calcext:value-type="float">
            <text:p>360</text:p>
          </table:table-cell>
          <table:table-cell office:value-type="float" office:value="-1.503211" calcext:value-type="float">
            <text:p>-1.503211</text:p>
          </table:table-cell>
          <table:table-cell office:value-type="float" office:value="0" calcext:value-type="float">
            <text:p>0</text:p>
          </table:table-cell>
          <table:table-cell office:value-type="float" office:value="222.6399" calcext:value-type="float">
            <text:p>222.6399</text:p>
          </table:table-cell>
          <table:table-cell office:value-type="float" office:value="290.7298" calcext:value-type="float">
            <text:p>290.7298</text:p>
          </table:table-cell>
          <table:table-cell office:value-type="float" office:value="941.3851" calcext:value-type="float">
            <text:p>941.3851</text:p>
          </table:table-cell>
          <table:table-cell office:value-type="float" office:value="916.8962" calcext:value-type="float">
            <text:p>916.8962</text:p>
          </table:table-cell>
          <table:table-cell office:value-type="float" office:value="904.0096" calcext:value-type="float">
            <text:p>904.0096</text:p>
          </table:table-cell>
          <table:table-cell office:value-type="float" office:value="913.7266" calcext:value-type="float">
            <text:p>913.7266</text:p>
          </table:table-cell>
          <table:table-cell office:value-type="float" office:value="333.107" calcext:value-type="float">
            <text:p>333.107</text:p>
          </table:table-cell>
          <table:table-cell office:value-type="float" office:value="449.17" calcext:value-type="float">
            <text:p>449.17</text:p>
          </table:table-cell>
          <table:table-cell office:value-type="float" office:value="385.8853" calcext:value-type="float">
            <text:p>385.8853</text:p>
          </table:table-cell>
          <table:table-cell office:value-type="float" office:value="325.1855" calcext:value-type="float">
            <text:p>325.18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9" calcext:value-type="float">
            <text:p>16021999</text:p>
          </table:table-cell>
          <table:table-cell office:value-type="float" office:value="120.906" calcext:value-type="float">
            <text:p>120.906</text:p>
          </table:table-cell>
          <table:table-cell office:value-type="float" office:value="5674.493" calcext:value-type="float">
            <text:p>5674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985" calcext:value-type="float">
            <text:p>-1.39985</text:p>
          </table:table-cell>
          <table:table-cell office:value-type="float" office:value="20.66416" calcext:value-type="float">
            <text:p>20.66416</text:p>
          </table:table-cell>
          <table:table-cell office:value-type="float" office:value="0" calcext:value-type="float">
            <text:p>0</text:p>
          </table:table-cell>
          <table:table-cell office:value-type="float" office:value="69.51373" calcext:value-type="float">
            <text:p>69.51373</text:p>
          </table:table-cell>
          <table:table-cell office:value-type="float" office:value="6.492321" calcext:value-type="float">
            <text:p>6.492321</text:p>
          </table:table-cell>
          <table:table-cell office:value-type="float" office:value="0.0004120557" calcext:value-type="float">
            <text:p>0.0004120557</text:p>
          </table:table-cell>
          <table:table-cell office:value-type="float" office:value="0" calcext:value-type="float">
            <text:p>0</text:p>
          </table:table-cell>
          <table:table-cell office:value-type="float" office:value="0.03987672" calcext:value-type="float">
            <text:p>0.03987672</text:p>
          </table:table-cell>
          <table:table-cell office:value-type="float" office:value="0.0825231" calcext:value-type="float">
            <text:p>0.0825231</text:p>
          </table:table-cell>
          <table:table-cell office:value-type="float" office:value="360" calcext:value-type="float">
            <text:p>360</text:p>
          </table:table-cell>
          <table:table-cell office:value-type="float" office:value="-1.521838" calcext:value-type="float">
            <text:p>-1.521838</text:p>
          </table:table-cell>
          <table:table-cell office:value-type="float" office:value="0" calcext:value-type="float">
            <text:p>0</text:p>
          </table:table-cell>
          <table:table-cell office:value-type="float" office:value="222.6411" calcext:value-type="float">
            <text:p>222.6411</text:p>
          </table:table-cell>
          <table:table-cell office:value-type="float" office:value="290.7216" calcext:value-type="float">
            <text:p>290.7216</text:p>
          </table:table-cell>
          <table:table-cell office:value-type="float" office:value="941.3645" calcext:value-type="float">
            <text:p>941.3645</text:p>
          </table:table-cell>
          <table:table-cell office:value-type="float" office:value="916.8826" calcext:value-type="float">
            <text:p>916.8826</text:p>
          </table:table-cell>
          <table:table-cell office:value-type="float" office:value="904.0015" calcext:value-type="float">
            <text:p>904.0015</text:p>
          </table:table-cell>
          <table:table-cell office:value-type="float" office:value="913.7198" calcext:value-type="float">
            <text:p>913.7198</text:p>
          </table:table-cell>
          <table:table-cell office:value-type="float" office:value="333.1048" calcext:value-type="float">
            <text:p>333.1048</text:p>
          </table:table-cell>
          <table:table-cell office:value-type="float" office:value="449.1669" calcext:value-type="float">
            <text:p>449.1669</text:p>
          </table:table-cell>
          <table:table-cell office:value-type="float" office:value="385.8838" calcext:value-type="float">
            <text:p>385.8838</text:p>
          </table:table-cell>
          <table:table-cell office:value-type="float" office:value="325.1841" calcext:value-type="float">
            <text:p>325.18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9" calcext:value-type="float">
            <text:p>17021999</text:p>
          </table:table-cell>
          <table:table-cell office:value-type="float" office:value="120.8637" calcext:value-type="float">
            <text:p>120.8637</text:p>
          </table:table-cell>
          <table:table-cell office:value-type="float" office:value="5674.463" calcext:value-type="float">
            <text:p>5674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1682" calcext:value-type="float">
            <text:p>-1.51682</text:p>
          </table:table-cell>
          <table:table-cell office:value-type="float" office:value="20.25596" calcext:value-type="float">
            <text:p>20.25596</text:p>
          </table:table-cell>
          <table:table-cell office:value-type="float" office:value="0" calcext:value-type="float">
            <text:p>0</text:p>
          </table:table-cell>
          <table:table-cell office:value-type="float" office:value="69.43819" calcext:value-type="float">
            <text:p>69.43819</text:p>
          </table:table-cell>
          <table:table-cell office:value-type="float" office:value="6.48281" calcext:value-type="float">
            <text:p>6.48281</text:p>
          </table:table-cell>
          <table:table-cell office:value-type="float" office:value="0.0004211676" calcext:value-type="float">
            <text:p>0.0004211676</text:p>
          </table:table-cell>
          <table:table-cell office:value-type="float" office:value="0" calcext:value-type="float">
            <text:p>0</text:p>
          </table:table-cell>
          <table:table-cell office:value-type="float" office:value="0.0401048" calcext:value-type="float">
            <text:p>0.0401048</text:p>
          </table:table-cell>
          <table:table-cell office:value-type="float" office:value="0.06817097" calcext:value-type="float">
            <text:p>0.06817097</text:p>
          </table:table-cell>
          <table:table-cell office:value-type="float" office:value="360" calcext:value-type="float">
            <text:p>360</text:p>
          </table:table-cell>
          <table:table-cell office:value-type="float" office:value="-1.624675" calcext:value-type="float">
            <text:p>-1.624675</text:p>
          </table:table-cell>
          <table:table-cell office:value-type="float" office:value="0" calcext:value-type="float">
            <text:p>0</text:p>
          </table:table-cell>
          <table:table-cell office:value-type="float" office:value="222.6424" calcext:value-type="float">
            <text:p>222.6424</text:p>
          </table:table-cell>
          <table:table-cell office:value-type="float" office:value="290.7136" calcext:value-type="float">
            <text:p>290.7136</text:p>
          </table:table-cell>
          <table:table-cell office:value-type="float" office:value="941.3442" calcext:value-type="float">
            <text:p>941.3442</text:p>
          </table:table-cell>
          <table:table-cell office:value-type="float" office:value="916.8691" calcext:value-type="float">
            <text:p>916.8691</text:p>
          </table:table-cell>
          <table:table-cell office:value-type="float" office:value="903.9934" calcext:value-type="float">
            <text:p>903.9934</text:p>
          </table:table-cell>
          <table:table-cell office:value-type="float" office:value="913.713" calcext:value-type="float">
            <text:p>913.713</text:p>
          </table:table-cell>
          <table:table-cell office:value-type="float" office:value="333.1027" calcext:value-type="float">
            <text:p>333.1027</text:p>
          </table:table-cell>
          <table:table-cell office:value-type="float" office:value="449.1638" calcext:value-type="float">
            <text:p>449.1638</text:p>
          </table:table-cell>
          <table:table-cell office:value-type="float" office:value="385.8825" calcext:value-type="float">
            <text:p>385.8825</text:p>
          </table:table-cell>
          <table:table-cell office:value-type="float" office:value="325.183" calcext:value-type="float">
            <text:p>325.1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9" calcext:value-type="float">
            <text:p>18021999</text:p>
          </table:table-cell>
          <table:table-cell office:value-type="float" office:value="120.8212" calcext:value-type="float">
            <text:p>120.8212</text:p>
          </table:table-cell>
          <table:table-cell office:value-type="float" office:value="5674.431" calcext:value-type="float">
            <text:p>5674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9155" calcext:value-type="float">
            <text:p>-1.569155</text:p>
          </table:table-cell>
          <table:table-cell office:value-type="float" office:value="20.19739" calcext:value-type="float">
            <text:p>20.19739</text:p>
          </table:table-cell>
          <table:table-cell office:value-type="float" office:value="0" calcext:value-type="float">
            <text:p>0</text:p>
          </table:table-cell>
          <table:table-cell office:value-type="float" office:value="69.36264" calcext:value-type="float">
            <text:p>69.36264</text:p>
          </table:table-cell>
          <table:table-cell office:value-type="float" office:value="6.473145" calcext:value-type="float">
            <text:p>6.473145</text:p>
          </table:table-cell>
          <table:table-cell office:value-type="float" office:value="0.0004300515" calcext:value-type="float">
            <text:p>0.0004300515</text:p>
          </table:table-cell>
          <table:table-cell office:value-type="float" office:value="0" calcext:value-type="float">
            <text:p>0</text:p>
          </table:table-cell>
          <table:table-cell office:value-type="float" office:value="0.04103876" calcext:value-type="float">
            <text:p>0.04103876</text:p>
          </table:table-cell>
          <table:table-cell office:value-type="float" office:value="0.07363751" calcext:value-type="float">
            <text:p>0.07363751</text:p>
          </table:table-cell>
          <table:table-cell office:value-type="float" office:value="360" calcext:value-type="float">
            <text:p>360</text:p>
          </table:table-cell>
          <table:table-cell office:value-type="float" office:value="-1.683401" calcext:value-type="float">
            <text:p>-1.683401</text:p>
          </table:table-cell>
          <table:table-cell office:value-type="float" office:value="0" calcext:value-type="float">
            <text:p>0</text:p>
          </table:table-cell>
          <table:table-cell office:value-type="float" office:value="222.6436" calcext:value-type="float">
            <text:p>222.6436</text:p>
          </table:table-cell>
          <table:table-cell office:value-type="float" office:value="290.7056" calcext:value-type="float">
            <text:p>290.7056</text:p>
          </table:table-cell>
          <table:table-cell office:value-type="float" office:value="941.3239" calcext:value-type="float">
            <text:p>941.3239</text:p>
          </table:table-cell>
          <table:table-cell office:value-type="float" office:value="916.8555" calcext:value-type="float">
            <text:p>916.8555</text:p>
          </table:table-cell>
          <table:table-cell office:value-type="float" office:value="903.9854" calcext:value-type="float">
            <text:p>903.9854</text:p>
          </table:table-cell>
          <table:table-cell office:value-type="float" office:value="913.7061" calcext:value-type="float">
            <text:p>913.7061</text:p>
          </table:table-cell>
          <table:table-cell office:value-type="float" office:value="333.1006" calcext:value-type="float">
            <text:p>333.1006</text:p>
          </table:table-cell>
          <table:table-cell office:value-type="float" office:value="449.1607" calcext:value-type="float">
            <text:p>449.1607</text:p>
          </table:table-cell>
          <table:table-cell office:value-type="float" office:value="385.881" calcext:value-type="float">
            <text:p>385.881</text:p>
          </table:table-cell>
          <table:table-cell office:value-type="float" office:value="325.1814" calcext:value-type="float">
            <text:p>325.18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9" calcext:value-type="float">
            <text:p>19021999</text:p>
          </table:table-cell>
          <table:table-cell office:value-type="float" office:value="120.7782" calcext:value-type="float">
            <text:p>120.7782</text:p>
          </table:table-cell>
          <table:table-cell office:value-type="float" office:value="5674.4" calcext:value-type="float">
            <text:p>567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9581" calcext:value-type="float">
            <text:p>-1.589581</text:p>
          </table:table-cell>
          <table:table-cell office:value-type="float" office:value="20.67357" calcext:value-type="float">
            <text:p>20.67357</text:p>
          </table:table-cell>
          <table:table-cell office:value-type="float" office:value="0" calcext:value-type="float">
            <text:p>0</text:p>
          </table:table-cell>
          <table:table-cell office:value-type="float" office:value="69.28727" calcext:value-type="float">
            <text:p>69.28727</text:p>
          </table:table-cell>
          <table:table-cell office:value-type="float" office:value="6.462987" calcext:value-type="float">
            <text:p>6.462987</text:p>
          </table:table-cell>
          <table:table-cell office:value-type="float" office:value="0.000439354" calcext:value-type="float">
            <text:p>0.000439354</text:p>
          </table:table-cell>
          <table:table-cell office:value-type="float" office:value="0" calcext:value-type="float">
            <text:p>0</text:p>
          </table:table-cell>
          <table:table-cell office:value-type="float" office:value="0.04194796" calcext:value-type="float">
            <text:p>0.04194796</text:p>
          </table:table-cell>
          <table:table-cell office:value-type="float" office:value="0.0780987" calcext:value-type="float">
            <text:p>0.0780987</text:p>
          </table:table-cell>
          <table:table-cell office:value-type="float" office:value="360" calcext:value-type="float">
            <text:p>360</text:p>
          </table:table-cell>
          <table:table-cell office:value-type="float" office:value="-1.709189" calcext:value-type="float">
            <text:p>-1.709189</text:p>
          </table:table-cell>
          <table:table-cell office:value-type="float" office:value="0" calcext:value-type="float">
            <text:p>0</text:p>
          </table:table-cell>
          <table:table-cell office:value-type="float" office:value="222.6449" calcext:value-type="float">
            <text:p>222.6449</text:p>
          </table:table-cell>
          <table:table-cell office:value-type="float" office:value="290.6974" calcext:value-type="float">
            <text:p>290.6974</text:p>
          </table:table-cell>
          <table:table-cell office:value-type="float" office:value="941.3036" calcext:value-type="float">
            <text:p>941.3036</text:p>
          </table:table-cell>
          <table:table-cell office:value-type="float" office:value="916.8419" calcext:value-type="float">
            <text:p>916.8419</text:p>
          </table:table-cell>
          <table:table-cell office:value-type="float" office:value="903.9773" calcext:value-type="float">
            <text:p>903.9773</text:p>
          </table:table-cell>
          <table:table-cell office:value-type="float" office:value="913.6994" calcext:value-type="float">
            <text:p>913.6994</text:p>
          </table:table-cell>
          <table:table-cell office:value-type="float" office:value="333.0984" calcext:value-type="float">
            <text:p>333.0984</text:p>
          </table:table-cell>
          <table:table-cell office:value-type="float" office:value="449.1576" calcext:value-type="float">
            <text:p>449.1576</text:p>
          </table:table-cell>
          <table:table-cell office:value-type="float" office:value="385.8795" calcext:value-type="float">
            <text:p>385.8795</text:p>
          </table:table-cell>
          <table:table-cell office:value-type="float" office:value="325.1799" calcext:value-type="float">
            <text:p>325.17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9" calcext:value-type="float">
            <text:p>20021999</text:p>
          </table:table-cell>
          <table:table-cell office:value-type="float" office:value="120.7354" calcext:value-type="float">
            <text:p>120.7354</text:p>
          </table:table-cell>
          <table:table-cell office:value-type="float" office:value="5674.369" calcext:value-type="float">
            <text:p>5674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1014" calcext:value-type="float">
            <text:p>-1.61014</text:p>
          </table:table-cell>
          <table:table-cell office:value-type="float" office:value="21.16456" calcext:value-type="float">
            <text:p>21.16456</text:p>
          </table:table-cell>
          <table:table-cell office:value-type="float" office:value="0" calcext:value-type="float">
            <text:p>0</text:p>
          </table:table-cell>
          <table:table-cell office:value-type="float" office:value="69.21232" calcext:value-type="float">
            <text:p>69.21232</text:p>
          </table:table-cell>
          <table:table-cell office:value-type="float" office:value="6.452979" calcext:value-type="float">
            <text:p>6.452979</text:p>
          </table:table-cell>
          <table:table-cell office:value-type="float" office:value="0.0004486798" calcext:value-type="float">
            <text:p>0.0004486798</text:p>
          </table:table-cell>
          <table:table-cell office:value-type="float" office:value="0" calcext:value-type="float">
            <text:p>0</text:p>
          </table:table-cell>
          <table:table-cell office:value-type="float" office:value="0.04283549" calcext:value-type="float">
            <text:p>0.04283549</text:p>
          </table:table-cell>
          <table:table-cell office:value-type="float" office:value="0.08170282" calcext:value-type="float">
            <text:p>0.08170282</text:p>
          </table:table-cell>
          <table:table-cell office:value-type="float" office:value="360" calcext:value-type="float">
            <text:p>360</text:p>
          </table:table-cell>
          <table:table-cell office:value-type="float" office:value="-1.73423" calcext:value-type="float">
            <text:p>-1.73423</text:p>
          </table:table-cell>
          <table:table-cell office:value-type="float" office:value="0" calcext:value-type="float">
            <text:p>0</text:p>
          </table:table-cell>
          <table:table-cell office:value-type="float" office:value="222.6462" calcext:value-type="float">
            <text:p>222.6462</text:p>
          </table:table-cell>
          <table:table-cell office:value-type="float" office:value="290.6895" calcext:value-type="float">
            <text:p>290.6895</text:p>
          </table:table-cell>
          <table:table-cell office:value-type="float" office:value="941.2833" calcext:value-type="float">
            <text:p>941.2833</text:p>
          </table:table-cell>
          <table:table-cell office:value-type="float" office:value="916.8285" calcext:value-type="float">
            <text:p>916.8285</text:p>
          </table:table-cell>
          <table:table-cell office:value-type="float" office:value="903.9692" calcext:value-type="float">
            <text:p>903.9692</text:p>
          </table:table-cell>
          <table:table-cell office:value-type="float" office:value="913.6926" calcext:value-type="float">
            <text:p>913.6926</text:p>
          </table:table-cell>
          <table:table-cell office:value-type="float" office:value="333.0963" calcext:value-type="float">
            <text:p>333.0963</text:p>
          </table:table-cell>
          <table:table-cell office:value-type="float" office:value="449.1545" calcext:value-type="float">
            <text:p>449.1545</text:p>
          </table:table-cell>
          <table:table-cell office:value-type="float" office:value="385.878" calcext:value-type="float">
            <text:p>385.878</text:p>
          </table:table-cell>
          <table:table-cell office:value-type="float" office:value="325.1784" calcext:value-type="float">
            <text:p>325.17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9" calcext:value-type="float">
            <text:p>21021999</text:p>
          </table:table-cell>
          <table:table-cell office:value-type="float" office:value="120.6934" calcext:value-type="float">
            <text:p>120.6934</text:p>
          </table:table-cell>
          <table:table-cell office:value-type="float" office:value="5674.338" calcext:value-type="float">
            <text:p>5674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0995" calcext:value-type="float">
            <text:p>-1.630995</text:p>
          </table:table-cell>
          <table:table-cell office:value-type="float" office:value="21.61079" calcext:value-type="float">
            <text:p>21.61079</text:p>
          </table:table-cell>
          <table:table-cell office:value-type="float" office:value="0" calcext:value-type="float">
            <text:p>0</text:p>
          </table:table-cell>
          <table:table-cell office:value-type="float" office:value="69.13749" calcext:value-type="float">
            <text:p>69.13749</text:p>
          </table:table-cell>
          <table:table-cell office:value-type="float" office:value="6.44353" calcext:value-type="float">
            <text:p>6.44353</text:p>
          </table:table-cell>
          <table:table-cell office:value-type="float" office:value="0.0004579665" calcext:value-type="float">
            <text:p>0.0004579665</text:p>
          </table:table-cell>
          <table:table-cell office:value-type="float" office:value="0" calcext:value-type="float">
            <text:p>0</text:p>
          </table:table-cell>
          <table:table-cell office:value-type="float" office:value="0.04350115" calcext:value-type="float">
            <text:p>0.04350115</text:p>
          </table:table-cell>
          <table:table-cell office:value-type="float" office:value="0.07893119" calcext:value-type="float">
            <text:p>0.07893119</text:p>
          </table:table-cell>
          <table:table-cell office:value-type="float" office:value="360" calcext:value-type="float">
            <text:p>360</text:p>
          </table:table-cell>
          <table:table-cell office:value-type="float" office:value="-1.752969" calcext:value-type="float">
            <text:p>-1.752969</text:p>
          </table:table-cell>
          <table:table-cell office:value-type="float" office:value="0" calcext:value-type="float">
            <text:p>0</text:p>
          </table:table-cell>
          <table:table-cell office:value-type="float" office:value="222.6473" calcext:value-type="float">
            <text:p>222.6473</text:p>
          </table:table-cell>
          <table:table-cell office:value-type="float" office:value="290.6814" calcext:value-type="float">
            <text:p>290.6814</text:p>
          </table:table-cell>
          <table:table-cell office:value-type="float" office:value="941.2632" calcext:value-type="float">
            <text:p>941.2632</text:p>
          </table:table-cell>
          <table:table-cell office:value-type="float" office:value="916.815" calcext:value-type="float">
            <text:p>916.815</text:p>
          </table:table-cell>
          <table:table-cell office:value-type="float" office:value="903.9612" calcext:value-type="float">
            <text:p>903.9612</text:p>
          </table:table-cell>
          <table:table-cell office:value-type="float" office:value="913.6858" calcext:value-type="float">
            <text:p>913.6858</text:p>
          </table:table-cell>
          <table:table-cell office:value-type="float" office:value="333.0942" calcext:value-type="float">
            <text:p>333.0942</text:p>
          </table:table-cell>
          <table:table-cell office:value-type="float" office:value="449.1515" calcext:value-type="float">
            <text:p>449.1515</text:p>
          </table:table-cell>
          <table:table-cell office:value-type="float" office:value="385.8766" calcext:value-type="float">
            <text:p>385.8766</text:p>
          </table:table-cell>
          <table:table-cell office:value-type="float" office:value="325.1771" calcext:value-type="float">
            <text:p>325.17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9" calcext:value-type="float">
            <text:p>22021999</text:p>
          </table:table-cell>
          <table:table-cell office:value-type="float" office:value="120.6525" calcext:value-type="float">
            <text:p>120.6525</text:p>
          </table:table-cell>
          <table:table-cell office:value-type="float" office:value="5674.306" calcext:value-type="float">
            <text:p>5674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23705" calcext:value-type="float">
            <text:p>-1.723705</text:p>
          </table:table-cell>
          <table:table-cell office:value-type="float" office:value="21.31195" calcext:value-type="float">
            <text:p>21.31195</text:p>
          </table:table-cell>
          <table:table-cell office:value-type="float" office:value="0" calcext:value-type="float">
            <text:p>0</text:p>
          </table:table-cell>
          <table:table-cell office:value-type="float" office:value="69.0634" calcext:value-type="float">
            <text:p>69.0634</text:p>
          </table:table-cell>
          <table:table-cell office:value-type="float" office:value="6.434824" calcext:value-type="float">
            <text:p>6.434824</text:p>
          </table:table-cell>
          <table:table-cell office:value-type="float" office:value="0.000467083" calcext:value-type="float">
            <text:p>0.000467083</text:p>
          </table:table-cell>
          <table:table-cell office:value-type="float" office:value="0" calcext:value-type="float">
            <text:p>0</text:p>
          </table:table-cell>
          <table:table-cell office:value-type="float" office:value="0.04403006" calcext:value-type="float">
            <text:p>0.04403006</text:p>
          </table:table-cell>
          <table:table-cell office:value-type="float" office:value="0.07292706" calcext:value-type="float">
            <text:p>0.07292706</text:p>
          </table:table-cell>
          <table:table-cell office:value-type="float" office:value="360" calcext:value-type="float">
            <text:p>360</text:p>
          </table:table-cell>
          <table:table-cell office:value-type="float" office:value="-1.840195" calcext:value-type="float">
            <text:p>-1.840195</text:p>
          </table:table-cell>
          <table:table-cell office:value-type="float" office:value="0" calcext:value-type="float">
            <text:p>0</text:p>
          </table:table-cell>
          <table:table-cell office:value-type="float" office:value="222.6478" calcext:value-type="float">
            <text:p>222.6478</text:p>
          </table:table-cell>
          <table:table-cell office:value-type="float" office:value="290.6735" calcext:value-type="float">
            <text:p>290.6735</text:p>
          </table:table-cell>
          <table:table-cell office:value-type="float" office:value="941.2433" calcext:value-type="float">
            <text:p>941.2433</text:p>
          </table:table-cell>
          <table:table-cell office:value-type="float" office:value="916.8016" calcext:value-type="float">
            <text:p>916.8016</text:p>
          </table:table-cell>
          <table:table-cell office:value-type="float" office:value="903.9532" calcext:value-type="float">
            <text:p>903.9532</text:p>
          </table:table-cell>
          <table:table-cell office:value-type="float" office:value="913.679" calcext:value-type="float">
            <text:p>913.679</text:p>
          </table:table-cell>
          <table:table-cell office:value-type="float" office:value="333.0921" calcext:value-type="float">
            <text:p>333.0921</text:p>
          </table:table-cell>
          <table:table-cell office:value-type="float" office:value="449.1484" calcext:value-type="float">
            <text:p>449.1484</text:p>
          </table:table-cell>
          <table:table-cell office:value-type="float" office:value="385.8753" calcext:value-type="float">
            <text:p>385.8753</text:p>
          </table:table-cell>
          <table:table-cell office:value-type="float" office:value="325.1758" calcext:value-type="float">
            <text:p>325.17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9" calcext:value-type="float">
            <text:p>23021999</text:p>
          </table:table-cell>
          <table:table-cell office:value-type="float" office:value="120.6134" calcext:value-type="float">
            <text:p>120.6134</text:p>
          </table:table-cell>
          <table:table-cell office:value-type="float" office:value="5674.275" calcext:value-type="float">
            <text:p>5674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4204" calcext:value-type="float">
            <text:p>-1.744204</text:p>
          </table:table-cell>
          <table:table-cell office:value-type="float" office:value="21.60617" calcext:value-type="float">
            <text:p>21.60617</text:p>
          </table:table-cell>
          <table:table-cell office:value-type="float" office:value="0" calcext:value-type="float">
            <text:p>0</text:p>
          </table:table-cell>
          <table:table-cell office:value-type="float" office:value="68.98963" calcext:value-type="float">
            <text:p>68.98963</text:p>
          </table:table-cell>
          <table:table-cell office:value-type="float" office:value="6.427118" calcext:value-type="float">
            <text:p>6.427118</text:p>
          </table:table-cell>
          <table:table-cell office:value-type="float" office:value="0.0004760661" calcext:value-type="float">
            <text:p>0.0004760661</text:p>
          </table:table-cell>
          <table:table-cell office:value-type="float" office:value="0" calcext:value-type="float">
            <text:p>0</text:p>
          </table:table-cell>
          <table:table-cell office:value-type="float" office:value="0.04493718" calcext:value-type="float">
            <text:p>0.04493718</text:p>
          </table:table-cell>
          <table:table-cell office:value-type="float" office:value="0.07748381" calcext:value-type="float">
            <text:p>0.07748381</text:p>
          </table:table-cell>
          <table:table-cell office:value-type="float" office:value="360" calcext:value-type="float">
            <text:p>360</text:p>
          </table:table-cell>
          <table:table-cell office:value-type="float" office:value="-1.866149" calcext:value-type="float">
            <text:p>-1.866149</text:p>
          </table:table-cell>
          <table:table-cell office:value-type="float" office:value="0" calcext:value-type="float">
            <text:p>0</text:p>
          </table:table-cell>
          <table:table-cell office:value-type="float" office:value="222.648" calcext:value-type="float">
            <text:p>222.648</text:p>
          </table:table-cell>
          <table:table-cell office:value-type="float" office:value="290.6661" calcext:value-type="float">
            <text:p>290.6661</text:p>
          </table:table-cell>
          <table:table-cell office:value-type="float" office:value="941.2234" calcext:value-type="float">
            <text:p>941.2234</text:p>
          </table:table-cell>
          <table:table-cell office:value-type="float" office:value="916.7886" calcext:value-type="float">
            <text:p>916.7886</text:p>
          </table:table-cell>
          <table:table-cell office:value-type="float" office:value="903.9453" calcext:value-type="float">
            <text:p>903.9453</text:p>
          </table:table-cell>
          <table:table-cell office:value-type="float" office:value="913.6723" calcext:value-type="float">
            <text:p>913.6723</text:p>
          </table:table-cell>
          <table:table-cell office:value-type="float" office:value="333.09" calcext:value-type="float">
            <text:p>333.09</text:p>
          </table:table-cell>
          <table:table-cell office:value-type="float" office:value="449.1454" calcext:value-type="float">
            <text:p>449.1454</text:p>
          </table:table-cell>
          <table:table-cell office:value-type="float" office:value="385.8738" calcext:value-type="float">
            <text:p>385.8738</text:p>
          </table:table-cell>
          <table:table-cell office:value-type="float" office:value="325.1744" calcext:value-type="float">
            <text:p>325.17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9" calcext:value-type="float">
            <text:p>24021999</text:p>
          </table:table-cell>
          <table:table-cell office:value-type="float" office:value="120.5753" calcext:value-type="float">
            <text:p>120.5753</text:p>
          </table:table-cell>
          <table:table-cell office:value-type="float" office:value="5674.244" calcext:value-type="float">
            <text:p>5674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62566" calcext:value-type="float">
            <text:p>-1.762566</text:p>
          </table:table-cell>
          <table:table-cell office:value-type="float" office:value="22.04188" calcext:value-type="float">
            <text:p>22.04188</text:p>
          </table:table-cell>
          <table:table-cell office:value-type="float" office:value="0" calcext:value-type="float">
            <text:p>0</text:p>
          </table:table-cell>
          <table:table-cell office:value-type="float" office:value="68.91624" calcext:value-type="float">
            <text:p>68.91624</text:p>
          </table:table-cell>
          <table:table-cell office:value-type="float" office:value="6.419941" calcext:value-type="float">
            <text:p>6.419941</text:p>
          </table:table-cell>
          <table:table-cell office:value-type="float" office:value="0.0004849674" calcext:value-type="float">
            <text:p>0.0004849674</text:p>
          </table:table-cell>
          <table:table-cell office:value-type="float" office:value="0" calcext:value-type="float">
            <text:p>0</text:p>
          </table:table-cell>
          <table:table-cell office:value-type="float" office:value="0.04570622" calcext:value-type="float">
            <text:p>0.04570622</text:p>
          </table:table-cell>
          <table:table-cell office:value-type="float" office:value="0.07784548" calcext:value-type="float">
            <text:p>0.07784548</text:p>
          </table:table-cell>
          <table:table-cell office:value-type="float" office:value="360" calcext:value-type="float">
            <text:p>360</text:p>
          </table:table-cell>
          <table:table-cell office:value-type="float" office:value="-1.885633" calcext:value-type="float">
            <text:p>-1.885633</text:p>
          </table:table-cell>
          <table:table-cell office:value-type="float" office:value="0" calcext:value-type="float">
            <text:p>0</text:p>
          </table:table-cell>
          <table:table-cell office:value-type="float" office:value="222.6477" calcext:value-type="float">
            <text:p>222.6477</text:p>
          </table:table-cell>
          <table:table-cell office:value-type="float" office:value="290.6594" calcext:value-type="float">
            <text:p>290.6594</text:p>
          </table:table-cell>
          <table:table-cell office:value-type="float" office:value="941.2039" calcext:value-type="float">
            <text:p>941.2039</text:p>
          </table:table-cell>
          <table:table-cell office:value-type="float" office:value="916.7755" calcext:value-type="float">
            <text:p>916.7755</text:p>
          </table:table-cell>
          <table:table-cell office:value-type="float" office:value="903.9372" calcext:value-type="float">
            <text:p>903.9372</text:p>
          </table:table-cell>
          <table:table-cell office:value-type="float" office:value="913.6656" calcext:value-type="float">
            <text:p>913.6656</text:p>
          </table:table-cell>
          <table:table-cell office:value-type="float" office:value="333.088" calcext:value-type="float">
            <text:p>333.088</text:p>
          </table:table-cell>
          <table:table-cell office:value-type="float" office:value="449.1429" calcext:value-type="float">
            <text:p>449.1429</text:p>
          </table:table-cell>
          <table:table-cell office:value-type="float" office:value="385.8724" calcext:value-type="float">
            <text:p>385.8724</text:p>
          </table:table-cell>
          <table:table-cell office:value-type="float" office:value="325.173" calcext:value-type="float">
            <text:p>325.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9" calcext:value-type="float">
            <text:p>25021999</text:p>
          </table:table-cell>
          <table:table-cell office:value-type="float" office:value="120.5378" calcext:value-type="float">
            <text:p>120.5378</text:p>
          </table:table-cell>
          <table:table-cell office:value-type="float" office:value="5674.215" calcext:value-type="float">
            <text:p>5674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08723" calcext:value-type="float">
            <text:p>-1.808723</text:p>
          </table:table-cell>
          <table:table-cell office:value-type="float" office:value="21.99935" calcext:value-type="float">
            <text:p>21.99935</text:p>
          </table:table-cell>
          <table:table-cell office:value-type="float" office:value="0" calcext:value-type="float">
            <text:p>0</text:p>
          </table:table-cell>
          <table:table-cell office:value-type="float" office:value="68.84306" calcext:value-type="float">
            <text:p>68.84306</text:p>
          </table:table-cell>
          <table:table-cell office:value-type="float" office:value="6.412771" calcext:value-type="float">
            <text:p>6.412771</text:p>
          </table:table-cell>
          <table:table-cell office:value-type="float" office:value="0.0004936339" calcext:value-type="float">
            <text:p>0.0004936339</text:p>
          </table:table-cell>
          <table:table-cell office:value-type="float" office:value="0" calcext:value-type="float">
            <text:p>0</text:p>
          </table:table-cell>
          <table:table-cell office:value-type="float" office:value="0.04635531" calcext:value-type="float">
            <text:p>0.04635531</text:p>
          </table:table-cell>
          <table:table-cell office:value-type="float" office:value="0.07514987" calcext:value-type="float">
            <text:p>0.07514987</text:p>
          </table:table-cell>
          <table:table-cell office:value-type="float" office:value="360" calcext:value-type="float">
            <text:p>360</text:p>
          </table:table-cell>
          <table:table-cell office:value-type="float" office:value="-1.929735" calcext:value-type="float">
            <text:p>-1.929735</text:p>
          </table:table-cell>
          <table:table-cell office:value-type="float" office:value="0" calcext:value-type="float">
            <text:p>0</text:p>
          </table:table-cell>
          <table:table-cell office:value-type="float" office:value="222.6474" calcext:value-type="float">
            <text:p>222.6474</text:p>
          </table:table-cell>
          <table:table-cell office:value-type="float" office:value="290.6536" calcext:value-type="float">
            <text:p>290.6536</text:p>
          </table:table-cell>
          <table:table-cell office:value-type="float" office:value="941.1842" calcext:value-type="float">
            <text:p>941.1842</text:p>
          </table:table-cell>
          <table:table-cell office:value-type="float" office:value="916.7626" calcext:value-type="float">
            <text:p>916.7626</text:p>
          </table:table-cell>
          <table:table-cell office:value-type="float" office:value="903.9306" calcext:value-type="float">
            <text:p>903.9306</text:p>
          </table:table-cell>
          <table:table-cell office:value-type="float" office:value="913.6591" calcext:value-type="float">
            <text:p>913.6591</text:p>
          </table:table-cell>
          <table:table-cell office:value-type="float" office:value="333.0859" calcext:value-type="float">
            <text:p>333.0859</text:p>
          </table:table-cell>
          <table:table-cell office:value-type="float" office:value="449.1406" calcext:value-type="float">
            <text:p>449.1406</text:p>
          </table:table-cell>
          <table:table-cell office:value-type="float" office:value="385.871" calcext:value-type="float">
            <text:p>385.871</text:p>
          </table:table-cell>
          <table:table-cell office:value-type="float" office:value="325.1718" calcext:value-type="float">
            <text:p>325.17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9" calcext:value-type="float">
            <text:p>26021999</text:p>
          </table:table-cell>
          <table:table-cell office:value-type="float" office:value="120.5003" calcext:value-type="float">
            <text:p>120.5003</text:p>
          </table:table-cell>
          <table:table-cell office:value-type="float" office:value="5674.186" calcext:value-type="float">
            <text:p>5674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28131" calcext:value-type="float">
            <text:p>-1.828131</text:p>
          </table:table-cell>
          <table:table-cell office:value-type="float" office:value="22.3265" calcext:value-type="float">
            <text:p>22.3265</text:p>
          </table:table-cell>
          <table:table-cell office:value-type="float" office:value="0" calcext:value-type="float">
            <text:p>0</text:p>
          </table:table-cell>
          <table:table-cell office:value-type="float" office:value="68.76959" calcext:value-type="float">
            <text:p>68.76959</text:p>
          </table:table-cell>
          <table:table-cell office:value-type="float" office:value="6.405193" calcext:value-type="float">
            <text:p>6.405193</text:p>
          </table:table-cell>
          <table:table-cell office:value-type="float" office:value="0.0005023864" calcext:value-type="float">
            <text:p>0.0005023864</text:p>
          </table:table-cell>
          <table:table-cell office:value-type="float" office:value="0" calcext:value-type="float">
            <text:p>0</text:p>
          </table:table-cell>
          <table:table-cell office:value-type="float" office:value="0.04724569" calcext:value-type="float">
            <text:p>0.04724569</text:p>
          </table:table-cell>
          <table:table-cell office:value-type="float" office:value="0.07914693" calcext:value-type="float">
            <text:p>0.07914693</text:p>
          </table:table-cell>
          <table:table-cell office:value-type="float" office:value="360" calcext:value-type="float">
            <text:p>360</text:p>
          </table:table-cell>
          <table:table-cell office:value-type="float" office:value="-1.954021" calcext:value-type="float">
            <text:p>-1.954021</text:p>
          </table:table-cell>
          <table:table-cell office:value-type="float" office:value="0" calcext:value-type="float">
            <text:p>0</text:p>
          </table:table-cell>
          <table:table-cell office:value-type="float" office:value="222.6475" calcext:value-type="float">
            <text:p>222.6475</text:p>
          </table:table-cell>
          <table:table-cell office:value-type="float" office:value="290.6477" calcext:value-type="float">
            <text:p>290.6477</text:p>
          </table:table-cell>
          <table:table-cell office:value-type="float" office:value="941.1647" calcext:value-type="float">
            <text:p>941.1647</text:p>
          </table:table-cell>
          <table:table-cell office:value-type="float" office:value="916.7495" calcext:value-type="float">
            <text:p>916.7495</text:p>
          </table:table-cell>
          <table:table-cell office:value-type="float" office:value="903.9241" calcext:value-type="float">
            <text:p>903.9241</text:p>
          </table:table-cell>
          <table:table-cell office:value-type="float" office:value="913.6525" calcext:value-type="float">
            <text:p>913.6525</text:p>
          </table:table-cell>
          <table:table-cell office:value-type="float" office:value="333.0838" calcext:value-type="float">
            <text:p>333.0838</text:p>
          </table:table-cell>
          <table:table-cell office:value-type="float" office:value="449.1383" calcext:value-type="float">
            <text:p>449.1383</text:p>
          </table:table-cell>
          <table:table-cell office:value-type="float" office:value="385.8696" calcext:value-type="float">
            <text:p>385.8696</text:p>
          </table:table-cell>
          <table:table-cell office:value-type="float" office:value="325.1703" calcext:value-type="float">
            <text:p>325.17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9" calcext:value-type="float">
            <text:p>27021999</text:p>
          </table:table-cell>
          <table:table-cell office:value-type="float" office:value="120.4612" calcext:value-type="float">
            <text:p>120.4612</text:p>
          </table:table-cell>
          <table:table-cell office:value-type="float" office:value="5674.159" calcext:value-type="float">
            <text:p>5674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2666" calcext:value-type="float">
            <text:p>-1.852666</text:p>
          </table:table-cell>
          <table:table-cell office:value-type="float" office:value="22.52395" calcext:value-type="float">
            <text:p>22.52395</text:p>
          </table:table-cell>
          <table:table-cell office:value-type="float" office:value="0" calcext:value-type="float">
            <text:p>0</text:p>
          </table:table-cell>
          <table:table-cell office:value-type="float" office:value="68.69576" calcext:value-type="float">
            <text:p>68.69576</text:p>
          </table:table-cell>
          <table:table-cell office:value-type="float" office:value="6.396202" calcext:value-type="float">
            <text:p>6.396202</text:p>
          </table:table-cell>
          <table:table-cell office:value-type="float" office:value="0.0005112832" calcext:value-type="float">
            <text:p>0.0005112832</text:p>
          </table:table-cell>
          <table:table-cell office:value-type="float" office:value="0" calcext:value-type="float">
            <text:p>0</text:p>
          </table:table-cell>
          <table:table-cell office:value-type="float" office:value="0.04790313" calcext:value-type="float">
            <text:p>0.04790313</text:p>
          </table:table-cell>
          <table:table-cell office:value-type="float" office:value="0.07646052" calcext:value-type="float">
            <text:p>0.07646052</text:p>
          </table:table-cell>
          <table:table-cell office:value-type="float" office:value="360" calcext:value-type="float">
            <text:p>360</text:p>
          </table:table-cell>
          <table:table-cell office:value-type="float" office:value="-1.976518" calcext:value-type="float">
            <text:p>-1.976518</text:p>
          </table:table-cell>
          <table:table-cell office:value-type="float" office:value="0" calcext:value-type="float">
            <text:p>0</text:p>
          </table:table-cell>
          <table:table-cell office:value-type="float" office:value="222.6484" calcext:value-type="float">
            <text:p>222.6484</text:p>
          </table:table-cell>
          <table:table-cell office:value-type="float" office:value="290.6418" calcext:value-type="float">
            <text:p>290.6418</text:p>
          </table:table-cell>
          <table:table-cell office:value-type="float" office:value="941.1453" calcext:value-type="float">
            <text:p>941.1453</text:p>
          </table:table-cell>
          <table:table-cell office:value-type="float" office:value="916.7366" calcext:value-type="float">
            <text:p>916.7366</text:p>
          </table:table-cell>
          <table:table-cell office:value-type="float" office:value="903.9176" calcext:value-type="float">
            <text:p>903.9176</text:p>
          </table:table-cell>
          <table:table-cell office:value-type="float" office:value="913.6459" calcext:value-type="float">
            <text:p>913.6459</text:p>
          </table:table-cell>
          <table:table-cell office:value-type="float" office:value="333.0818" calcext:value-type="float">
            <text:p>333.0818</text:p>
          </table:table-cell>
          <table:table-cell office:value-type="float" office:value="449.136" calcext:value-type="float">
            <text:p>449.136</text:p>
          </table:table-cell>
          <table:table-cell office:value-type="float" office:value="385.8682" calcext:value-type="float">
            <text:p>385.8682</text:p>
          </table:table-cell>
          <table:table-cell office:value-type="float" office:value="325.1691" calcext:value-type="float">
            <text:p>325.16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9" calcext:value-type="float">
            <text:p>28021999</text:p>
          </table:table-cell>
          <table:table-cell office:value-type="float" office:value="120.4198" calcext:value-type="float">
            <text:p>120.4198</text:p>
          </table:table-cell>
          <table:table-cell office:value-type="float" office:value="5674.131" calcext:value-type="float">
            <text:p>5674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72723" calcext:value-type="float">
            <text:p>-1.872723</text:p>
          </table:table-cell>
          <table:table-cell office:value-type="float" office:value="22.96386" calcext:value-type="float">
            <text:p>22.96386</text:p>
          </table:table-cell>
          <table:table-cell office:value-type="float" office:value="0" calcext:value-type="float">
            <text:p>0</text:p>
          </table:table-cell>
          <table:table-cell office:value-type="float" office:value="68.62222" calcext:value-type="float">
            <text:p>68.62222</text:p>
          </table:table-cell>
          <table:table-cell office:value-type="float" office:value="6.385376" calcext:value-type="float">
            <text:p>6.385376</text:p>
          </table:table-cell>
          <table:table-cell office:value-type="float" office:value="0.0005210958" calcext:value-type="float">
            <text:p>0.0005210958</text:p>
          </table:table-cell>
          <table:table-cell office:value-type="float" office:value="0" calcext:value-type="float">
            <text:p>0</text:p>
          </table:table-cell>
          <table:table-cell office:value-type="float" office:value="0.04871107" calcext:value-type="float">
            <text:p>0.04871107</text:p>
          </table:table-cell>
          <table:table-cell office:value-type="float" office:value="0.07801016" calcext:value-type="float">
            <text:p>0.07801016</text:p>
          </table:table-cell>
          <table:table-cell office:value-type="float" office:value="360" calcext:value-type="float">
            <text:p>360</text:p>
          </table:table-cell>
          <table:table-cell office:value-type="float" office:value="-1.998923" calcext:value-type="float">
            <text:p>-1.998923</text:p>
          </table:table-cell>
          <table:table-cell office:value-type="float" office:value="0" calcext:value-type="float">
            <text:p>0</text:p>
          </table:table-cell>
          <table:table-cell office:value-type="float" office:value="222.6498" calcext:value-type="float">
            <text:p>222.6498</text:p>
          </table:table-cell>
          <table:table-cell office:value-type="float" office:value="290.636" calcext:value-type="float">
            <text:p>290.636</text:p>
          </table:table-cell>
          <table:table-cell office:value-type="float" office:value="941.1259" calcext:value-type="float">
            <text:p>941.1259</text:p>
          </table:table-cell>
          <table:table-cell office:value-type="float" office:value="916.7238" calcext:value-type="float">
            <text:p>916.7238</text:p>
          </table:table-cell>
          <table:table-cell office:value-type="float" office:value="903.9112" calcext:value-type="float">
            <text:p>903.9112</text:p>
          </table:table-cell>
          <table:table-cell office:value-type="float" office:value="913.6393" calcext:value-type="float">
            <text:p>913.6393</text:p>
          </table:table-cell>
          <table:table-cell office:value-type="float" office:value="333.0797" calcext:value-type="float">
            <text:p>333.0797</text:p>
          </table:table-cell>
          <table:table-cell office:value-type="float" office:value="449.1338" calcext:value-type="float">
            <text:p>449.1338</text:p>
          </table:table-cell>
          <table:table-cell office:value-type="float" office:value="385.8669" calcext:value-type="float">
            <text:p>385.8669</text:p>
          </table:table-cell>
          <table:table-cell office:value-type="float" office:value="325.1677" calcext:value-type="float">
            <text:p>325.16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120.3655" calcext:value-type="float">
            <text:p>120.3655</text:p>
          </table:table-cell>
          <table:table-cell office:value-type="float" office:value="5674.105" calcext:value-type="float">
            <text:p>5674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33856" calcext:value-type="float">
            <text:p>-2.233856</text:p>
          </table:table-cell>
          <table:table-cell office:value-type="float" office:value="21.60084" calcext:value-type="float">
            <text:p>21.60084</text:p>
          </table:table-cell>
          <table:table-cell office:value-type="float" office:value="0" calcext:value-type="float">
            <text:p>0</text:p>
          </table:table-cell>
          <table:table-cell office:value-type="float" office:value="68.5616" calcext:value-type="float">
            <text:p>68.5616</text:p>
          </table:table-cell>
          <table:table-cell office:value-type="float" office:value="6.362247" calcext:value-type="float">
            <text:p>6.362247</text:p>
          </table:table-cell>
          <table:table-cell office:value-type="float" office:value="0.0005247123" calcext:value-type="float">
            <text:p>0.0005247123</text:p>
          </table:table-cell>
          <table:table-cell office:value-type="float" office:value="0" calcext:value-type="float">
            <text:p>0</text:p>
          </table:table-cell>
          <table:table-cell office:value-type="float" office:value="0.04968965" calcext:value-type="float">
            <text:p>0.04968965</text:p>
          </table:table-cell>
          <table:table-cell office:value-type="float" office:value="0.08149393" calcext:value-type="float">
            <text:p>0.08149393</text:p>
          </table:table-cell>
          <table:table-cell office:value-type="float" office:value="360" calcext:value-type="float">
            <text:p>360</text:p>
          </table:table-cell>
          <table:table-cell office:value-type="float" office:value="-2.364515" calcext:value-type="float">
            <text:p>-2.364515</text:p>
          </table:table-cell>
          <table:table-cell office:value-type="float" office:value="0" calcext:value-type="float">
            <text:p>0</text:p>
          </table:table-cell>
          <table:table-cell office:value-type="float" office:value="222.65" calcext:value-type="float">
            <text:p>222.65</text:p>
          </table:table-cell>
          <table:table-cell office:value-type="float" office:value="290.6301" calcext:value-type="float">
            <text:p>290.6301</text:p>
          </table:table-cell>
          <table:table-cell office:value-type="float" office:value="941.1063" calcext:value-type="float">
            <text:p>941.1063</text:p>
          </table:table-cell>
          <table:table-cell office:value-type="float" office:value="916.7109" calcext:value-type="float">
            <text:p>916.7109</text:p>
          </table:table-cell>
          <table:table-cell office:value-type="float" office:value="903.9046" calcext:value-type="float">
            <text:p>903.9046</text:p>
          </table:table-cell>
          <table:table-cell office:value-type="float" office:value="913.6332" calcext:value-type="float">
            <text:p>913.6332</text:p>
          </table:table-cell>
          <table:table-cell office:value-type="float" office:value="333.0777" calcext:value-type="float">
            <text:p>333.0777</text:p>
          </table:table-cell>
          <table:table-cell office:value-type="float" office:value="449.1316" calcext:value-type="float">
            <text:p>449.1316</text:p>
          </table:table-cell>
          <table:table-cell office:value-type="float" office:value="385.8655" calcext:value-type="float">
            <text:p>385.8655</text:p>
          </table:table-cell>
          <table:table-cell office:value-type="float" office:value="325.1663" calcext:value-type="float">
            <text:p>325.16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9" calcext:value-type="float">
            <text:p>2031999</text:p>
          </table:table-cell>
          <table:table-cell office:value-type="float" office:value="120.3166" calcext:value-type="float">
            <text:p>120.3166</text:p>
          </table:table-cell>
          <table:table-cell office:value-type="float" office:value="5674.077" calcext:value-type="float">
            <text:p>5674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23048" calcext:value-type="float">
            <text:p>-2.323048</text:p>
          </table:table-cell>
          <table:table-cell office:value-type="float" office:value="21.12681" calcext:value-type="float">
            <text:p>21.12681</text:p>
          </table:table-cell>
          <table:table-cell office:value-type="float" office:value="0" calcext:value-type="float">
            <text:p>0</text:p>
          </table:table-cell>
          <table:table-cell office:value-type="float" office:value="68.49651" calcext:value-type="float">
            <text:p>68.49651</text:p>
          </table:table-cell>
          <table:table-cell office:value-type="float" office:value="6.34516" calcext:value-type="float">
            <text:p>6.34516</text:p>
          </table:table-cell>
          <table:table-cell office:value-type="float" office:value="0.0005343242" calcext:value-type="float">
            <text:p>0.0005343242</text:p>
          </table:table-cell>
          <table:table-cell office:value-type="float" office:value="0" calcext:value-type="float">
            <text:p>0</text:p>
          </table:table-cell>
          <table:table-cell office:value-type="float" office:value="0.05100355" calcext:value-type="float">
            <text:p>0.05100355</text:p>
          </table:table-cell>
          <table:table-cell office:value-type="float" office:value="0.0891798" calcext:value-type="float">
            <text:p>0.0891798</text:p>
          </table:table-cell>
          <table:table-cell office:value-type="float" office:value="360" calcext:value-type="float">
            <text:p>360</text:p>
          </table:table-cell>
          <table:table-cell office:value-type="float" office:value="-2.462697" calcext:value-type="float">
            <text:p>-2.462697</text:p>
          </table:table-cell>
          <table:table-cell office:value-type="float" office:value="0" calcext:value-type="float">
            <text:p>0</text:p>
          </table:table-cell>
          <table:table-cell office:value-type="float" office:value="222.6514" calcext:value-type="float">
            <text:p>222.6514</text:p>
          </table:table-cell>
          <table:table-cell office:value-type="float" office:value="290.6237" calcext:value-type="float">
            <text:p>290.6237</text:p>
          </table:table-cell>
          <table:table-cell office:value-type="float" office:value="941.0868" calcext:value-type="float">
            <text:p>941.0868</text:p>
          </table:table-cell>
          <table:table-cell office:value-type="float" office:value="916.698" calcext:value-type="float">
            <text:p>916.698</text:p>
          </table:table-cell>
          <table:table-cell office:value-type="float" office:value="903.8965" calcext:value-type="float">
            <text:p>903.8965</text:p>
          </table:table-cell>
          <table:table-cell office:value-type="float" office:value="913.6263" calcext:value-type="float">
            <text:p>913.6263</text:p>
          </table:table-cell>
          <table:table-cell office:value-type="float" office:value="333.0752" calcext:value-type="float">
            <text:p>333.0752</text:p>
          </table:table-cell>
          <table:table-cell office:value-type="float" office:value="449.1293" calcext:value-type="float">
            <text:p>449.1293</text:p>
          </table:table-cell>
          <table:table-cell office:value-type="float" office:value="385.8641" calcext:value-type="float">
            <text:p>385.8641</text:p>
          </table:table-cell>
          <table:table-cell office:value-type="float" office:value="325.165" calcext:value-type="float">
            <text:p>325.1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9" calcext:value-type="float">
            <text:p>3031999</text:p>
          </table:table-cell>
          <table:table-cell office:value-type="float" office:value="120.2724" calcext:value-type="float">
            <text:p>120.2724</text:p>
          </table:table-cell>
          <table:table-cell office:value-type="float" office:value="5674.048" calcext:value-type="float">
            <text:p>5674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29609" calcext:value-type="float">
            <text:p>-2.329609</text:p>
          </table:table-cell>
          <table:table-cell office:value-type="float" office:value="22.4167" calcext:value-type="float">
            <text:p>22.4167</text:p>
          </table:table-cell>
          <table:table-cell office:value-type="float" office:value="0" calcext:value-type="float">
            <text:p>0</text:p>
          </table:table-cell>
          <table:table-cell office:value-type="float" office:value="68.42452" calcext:value-type="float">
            <text:p>68.42452</text:p>
          </table:table-cell>
          <table:table-cell office:value-type="float" office:value="6.333233" calcext:value-type="float">
            <text:p>6.333233</text:p>
          </table:table-cell>
          <table:table-cell office:value-type="float" office:value="0.0005465495" calcext:value-type="float">
            <text:p>0.0005465495</text:p>
          </table:table-cell>
          <table:table-cell office:value-type="float" office:value="0" calcext:value-type="float">
            <text:p>0</text:p>
          </table:table-cell>
          <table:table-cell office:value-type="float" office:value="0.0522972" calcext:value-type="float">
            <text:p>0.0522972</text:p>
          </table:table-cell>
          <table:table-cell office:value-type="float" office:value="0.09781214" calcext:value-type="float">
            <text:p>0.09781214</text:p>
          </table:table-cell>
          <table:table-cell office:value-type="float" office:value="360" calcext:value-type="float">
            <text:p>360</text:p>
          </table:table-cell>
          <table:table-cell office:value-type="float" office:value="-2.479172" calcext:value-type="float">
            <text:p>-2.479172</text:p>
          </table:table-cell>
          <table:table-cell office:value-type="float" office:value="0" calcext:value-type="float">
            <text:p>0</text:p>
          </table:table-cell>
          <table:table-cell office:value-type="float" office:value="222.6529" calcext:value-type="float">
            <text:p>222.6529</text:p>
          </table:table-cell>
          <table:table-cell office:value-type="float" office:value="290.6166" calcext:value-type="float">
            <text:p>290.6166</text:p>
          </table:table-cell>
          <table:table-cell office:value-type="float" office:value="941.067" calcext:value-type="float">
            <text:p>941.067</text:p>
          </table:table-cell>
          <table:table-cell office:value-type="float" office:value="916.6848" calcext:value-type="float">
            <text:p>916.6848</text:p>
          </table:table-cell>
          <table:table-cell office:value-type="float" office:value="903.8884" calcext:value-type="float">
            <text:p>903.8884</text:p>
          </table:table-cell>
          <table:table-cell office:value-type="float" office:value="913.6196" calcext:value-type="float">
            <text:p>913.6196</text:p>
          </table:table-cell>
          <table:table-cell office:value-type="float" office:value="333.0729" calcext:value-type="float">
            <text:p>333.0729</text:p>
          </table:table-cell>
          <table:table-cell office:value-type="float" office:value="449.1271" calcext:value-type="float">
            <text:p>449.1271</text:p>
          </table:table-cell>
          <table:table-cell office:value-type="float" office:value="385.8628" calcext:value-type="float">
            <text:p>385.8628</text:p>
          </table:table-cell>
          <table:table-cell office:value-type="float" office:value="325.1637" calcext:value-type="float">
            <text:p>325.16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9" calcext:value-type="float">
            <text:p>4031999</text:p>
          </table:table-cell>
          <table:table-cell office:value-type="float" office:value="120.2229" calcext:value-type="float">
            <text:p>120.2229</text:p>
          </table:table-cell>
          <table:table-cell office:value-type="float" office:value="5674.02" calcext:value-type="float">
            <text:p>567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5147" calcext:value-type="float">
            <text:p>-2.345147</text:p>
          </table:table-cell>
          <table:table-cell office:value-type="float" office:value="23.22119" calcext:value-type="float">
            <text:p>23.22119</text:p>
          </table:table-cell>
          <table:table-cell office:value-type="float" office:value="0" calcext:value-type="float">
            <text:p>0</text:p>
          </table:table-cell>
          <table:table-cell office:value-type="float" office:value="68.35836" calcext:value-type="float">
            <text:p>68.35836</text:p>
          </table:table-cell>
          <table:table-cell office:value-type="float" office:value="6.316282" calcext:value-type="float">
            <text:p>6.316282</text:p>
          </table:table-cell>
          <table:table-cell office:value-type="float" office:value="0.0005572939" calcext:value-type="float">
            <text:p>0.0005572939</text:p>
          </table:table-cell>
          <table:table-cell office:value-type="float" office:value="0" calcext:value-type="float">
            <text:p>0</text:p>
          </table:table-cell>
          <table:table-cell office:value-type="float" office:value="0.05356082" calcext:value-type="float">
            <text:p>0.05356082</text:p>
          </table:table-cell>
          <table:table-cell office:value-type="float" office:value="0.1069999" calcext:value-type="float">
            <text:p>0.1069999</text:p>
          </table:table-cell>
          <table:table-cell office:value-type="float" office:value="360" calcext:value-type="float">
            <text:p>360</text:p>
          </table:table-cell>
          <table:table-cell office:value-type="float" office:value="-2.50515" calcext:value-type="float">
            <text:p>-2.50515</text:p>
          </table:table-cell>
          <table:table-cell office:value-type="float" office:value="0" calcext:value-type="float">
            <text:p>0</text:p>
          </table:table-cell>
          <table:table-cell office:value-type="float" office:value="222.6541" calcext:value-type="float">
            <text:p>222.6541</text:p>
          </table:table-cell>
          <table:table-cell office:value-type="float" office:value="290.6091" calcext:value-type="float">
            <text:p>290.6091</text:p>
          </table:table-cell>
          <table:table-cell office:value-type="float" office:value="941.0475" calcext:value-type="float">
            <text:p>941.0475</text:p>
          </table:table-cell>
          <table:table-cell office:value-type="float" office:value="916.6718" calcext:value-type="float">
            <text:p>916.6718</text:p>
          </table:table-cell>
          <table:table-cell office:value-type="float" office:value="903.8804" calcext:value-type="float">
            <text:p>903.8804</text:p>
          </table:table-cell>
          <table:table-cell office:value-type="float" office:value="913.6131" calcext:value-type="float">
            <text:p>913.6131</text:p>
          </table:table-cell>
          <table:table-cell office:value-type="float" office:value="333.0706" calcext:value-type="float">
            <text:p>333.0706</text:p>
          </table:table-cell>
          <table:table-cell office:value-type="float" office:value="449.1249" calcext:value-type="float">
            <text:p>449.1249</text:p>
          </table:table-cell>
          <table:table-cell office:value-type="float" office:value="385.8615" calcext:value-type="float">
            <text:p>385.8615</text:p>
          </table:table-cell>
          <table:table-cell office:value-type="float" office:value="325.1624" calcext:value-type="float">
            <text:p>325.16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9" calcext:value-type="float">
            <text:p>5031999</text:p>
          </table:table-cell>
          <table:table-cell office:value-type="float" office:value="120.1768" calcext:value-type="float">
            <text:p>120.1768</text:p>
          </table:table-cell>
          <table:table-cell office:value-type="float" office:value="5673.991" calcext:value-type="float">
            <text:p>5673.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68589" calcext:value-type="float">
            <text:p>-2.368589</text:p>
          </table:table-cell>
          <table:table-cell office:value-type="float" office:value="23.94441" calcext:value-type="float">
            <text:p>23.94441</text:p>
          </table:table-cell>
          <table:table-cell office:value-type="float" office:value="0" calcext:value-type="float">
            <text:p>0</text:p>
          </table:table-cell>
          <table:table-cell office:value-type="float" office:value="68.28837" calcext:value-type="float">
            <text:p>68.28837</text:p>
          </table:table-cell>
          <table:table-cell office:value-type="float" office:value="6.302934" calcext:value-type="float">
            <text:p>6.302934</text:p>
          </table:table-cell>
          <table:table-cell office:value-type="float" office:value="0.0005685615" calcext:value-type="float">
            <text:p>0.0005685615</text:p>
          </table:table-cell>
          <table:table-cell office:value-type="float" office:value="0" calcext:value-type="float">
            <text:p>0</text:p>
          </table:table-cell>
          <table:table-cell office:value-type="float" office:value="0.05469781" calcext:value-type="float">
            <text:p>0.05469781</text:p>
          </table:table-cell>
          <table:table-cell office:value-type="float" office:value="0.1145781" calcext:value-type="float">
            <text:p>0.1145781</text:p>
          </table:table-cell>
          <table:table-cell office:value-type="float" office:value="360" calcext:value-type="float">
            <text:p>360</text:p>
          </table:table-cell>
          <table:table-cell office:value-type="float" office:value="-2.537297" calcext:value-type="float">
            <text:p>-2.537297</text:p>
          </table:table-cell>
          <table:table-cell office:value-type="float" office:value="0" calcext:value-type="float">
            <text:p>0</text:p>
          </table:table-cell>
          <table:table-cell office:value-type="float" office:value="222.6554" calcext:value-type="float">
            <text:p>222.6554</text:p>
          </table:table-cell>
          <table:table-cell office:value-type="float" office:value="290.6013" calcext:value-type="float">
            <text:p>290.6013</text:p>
          </table:table-cell>
          <table:table-cell office:value-type="float" office:value="941.0279" calcext:value-type="float">
            <text:p>941.0279</text:p>
          </table:table-cell>
          <table:table-cell office:value-type="float" office:value="916.6586" calcext:value-type="float">
            <text:p>916.6586</text:p>
          </table:table-cell>
          <table:table-cell office:value-type="float" office:value="903.8724" calcext:value-type="float">
            <text:p>903.8724</text:p>
          </table:table-cell>
          <table:table-cell office:value-type="float" office:value="913.6064" calcext:value-type="float">
            <text:p>913.6064</text:p>
          </table:table-cell>
          <table:table-cell office:value-type="float" office:value="333.0684" calcext:value-type="float">
            <text:p>333.0684</text:p>
          </table:table-cell>
          <table:table-cell office:value-type="float" office:value="449.1226" calcext:value-type="float">
            <text:p>449.1226</text:p>
          </table:table-cell>
          <table:table-cell office:value-type="float" office:value="385.8601" calcext:value-type="float">
            <text:p>385.8601</text:p>
          </table:table-cell>
          <table:table-cell office:value-type="float" office:value="325.161" calcext:value-type="float">
            <text:p>325.1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9" calcext:value-type="float">
            <text:p>6031999</text:p>
          </table:table-cell>
          <table:table-cell office:value-type="float" office:value="120.1299" calcext:value-type="float">
            <text:p>120.1299</text:p>
          </table:table-cell>
          <table:table-cell office:value-type="float" office:value="5673.963" calcext:value-type="float">
            <text:p>5673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96155" calcext:value-type="float">
            <text:p>-2.396155</text:p>
          </table:table-cell>
          <table:table-cell office:value-type="float" office:value="24.63115" calcext:value-type="float">
            <text:p>24.63115</text:p>
          </table:table-cell>
          <table:table-cell office:value-type="float" office:value="0" calcext:value-type="float">
            <text:p>0</text:p>
          </table:table-cell>
          <table:table-cell office:value-type="float" office:value="68.21926" calcext:value-type="float">
            <text:p>68.21926</text:p>
          </table:table-cell>
          <table:table-cell office:value-type="float" office:value="6.288918" calcext:value-type="float">
            <text:p>6.288918</text:p>
          </table:table-cell>
          <table:table-cell office:value-type="float" office:value="0.0005814856" calcext:value-type="float">
            <text:p>0.0005814856</text:p>
          </table:table-cell>
          <table:table-cell office:value-type="float" office:value="0" calcext:value-type="float">
            <text:p>0</text:p>
          </table:table-cell>
          <table:table-cell office:value-type="float" office:value="0.05564145" calcext:value-type="float">
            <text:p>0.05564145</text:p>
          </table:table-cell>
          <table:table-cell office:value-type="float" office:value="0.1184903" calcext:value-type="float">
            <text:p>0.1184903</text:p>
          </table:table-cell>
          <table:table-cell office:value-type="float" office:value="360" calcext:value-type="float">
            <text:p>360</text:p>
          </table:table-cell>
          <table:table-cell office:value-type="float" office:value="-2.569705" calcext:value-type="float">
            <text:p>-2.569705</text:p>
          </table:table-cell>
          <table:table-cell office:value-type="float" office:value="0" calcext:value-type="float">
            <text:p>0</text:p>
          </table:table-cell>
          <table:table-cell office:value-type="float" office:value="222.6567" calcext:value-type="float">
            <text:p>222.6567</text:p>
          </table:table-cell>
          <table:table-cell office:value-type="float" office:value="290.5936" calcext:value-type="float">
            <text:p>290.5936</text:p>
          </table:table-cell>
          <table:table-cell office:value-type="float" office:value="941.0085" calcext:value-type="float">
            <text:p>941.0085</text:p>
          </table:table-cell>
          <table:table-cell office:value-type="float" office:value="916.6456" calcext:value-type="float">
            <text:p>916.6456</text:p>
          </table:table-cell>
          <table:table-cell office:value-type="float" office:value="903.8644" calcext:value-type="float">
            <text:p>903.8644</text:p>
          </table:table-cell>
          <table:table-cell office:value-type="float" office:value="913.5998" calcext:value-type="float">
            <text:p>913.5998</text:p>
          </table:table-cell>
          <table:table-cell office:value-type="float" office:value="333.0663" calcext:value-type="float">
            <text:p>333.0663</text:p>
          </table:table-cell>
          <table:table-cell office:value-type="float" office:value="449.1203" calcext:value-type="float">
            <text:p>449.1203</text:p>
          </table:table-cell>
          <table:table-cell office:value-type="float" office:value="385.8588" calcext:value-type="float">
            <text:p>385.8588</text:p>
          </table:table-cell>
          <table:table-cell office:value-type="float" office:value="325.1597" calcext:value-type="float">
            <text:p>325.15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9" calcext:value-type="float">
            <text:p>7031999</text:p>
          </table:table-cell>
          <table:table-cell office:value-type="float" office:value="120.0825" calcext:value-type="float">
            <text:p>120.0825</text:p>
          </table:table-cell>
          <table:table-cell office:value-type="float" office:value="5673.934" calcext:value-type="float">
            <text:p>5673.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33557" calcext:value-type="float">
            <text:p>-2.433557</text:p>
          </table:table-cell>
          <table:table-cell office:value-type="float" office:value="25.27534" calcext:value-type="float">
            <text:p>25.27534</text:p>
          </table:table-cell>
          <table:table-cell office:value-type="float" office:value="0" calcext:value-type="float">
            <text:p>0</text:p>
          </table:table-cell>
          <table:table-cell office:value-type="float" office:value="68.15123" calcext:value-type="float">
            <text:p>68.15123</text:p>
          </table:table-cell>
          <table:table-cell office:value-type="float" office:value="6.27433" calcext:value-type="float">
            <text:p>6.27433</text:p>
          </table:table-cell>
          <table:table-cell office:value-type="float" office:value="0.0005983999" calcext:value-type="float">
            <text:p>0.0005983999</text:p>
          </table:table-cell>
          <table:table-cell office:value-type="float" office:value="0" calcext:value-type="float">
            <text:p>0</text:p>
          </table:table-cell>
          <table:table-cell office:value-type="float" office:value="0.05655159" calcext:value-type="float">
            <text:p>0.05655159</text:p>
          </table:table-cell>
          <table:table-cell office:value-type="float" office:value="0.1221381" calcext:value-type="float">
            <text:p>0.1221381</text:p>
          </table:table-cell>
          <table:table-cell office:value-type="float" office:value="360" calcext:value-type="float">
            <text:p>360</text:p>
          </table:table-cell>
          <table:table-cell office:value-type="float" office:value="-2.611649" calcext:value-type="float">
            <text:p>-2.611649</text:p>
          </table:table-cell>
          <table:table-cell office:value-type="float" office:value="0" calcext:value-type="float">
            <text:p>0</text:p>
          </table:table-cell>
          <table:table-cell office:value-type="float" office:value="222.6579" calcext:value-type="float">
            <text:p>222.6579</text:p>
          </table:table-cell>
          <table:table-cell office:value-type="float" office:value="290.5856" calcext:value-type="float">
            <text:p>290.5856</text:p>
          </table:table-cell>
          <table:table-cell office:value-type="float" office:value="940.989" calcext:value-type="float">
            <text:p>940.989</text:p>
          </table:table-cell>
          <table:table-cell office:value-type="float" office:value="916.6326" calcext:value-type="float">
            <text:p>916.6326</text:p>
          </table:table-cell>
          <table:table-cell office:value-type="float" office:value="903.8564" calcext:value-type="float">
            <text:p>903.8564</text:p>
          </table:table-cell>
          <table:table-cell office:value-type="float" office:value="913.5932" calcext:value-type="float">
            <text:p>913.5932</text:p>
          </table:table-cell>
          <table:table-cell office:value-type="float" office:value="333.0641" calcext:value-type="float">
            <text:p>333.0641</text:p>
          </table:table-cell>
          <table:table-cell office:value-type="float" office:value="449.118" calcext:value-type="float">
            <text:p>449.118</text:p>
          </table:table-cell>
          <table:table-cell office:value-type="float" office:value="385.8575" calcext:value-type="float">
            <text:p>385.8575</text:p>
          </table:table-cell>
          <table:table-cell office:value-type="float" office:value="325.1583" calcext:value-type="float">
            <text:p>325.15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9" calcext:value-type="float">
            <text:p>8031999</text:p>
          </table:table-cell>
          <table:table-cell office:value-type="float" office:value="120.0345" calcext:value-type="float">
            <text:p>120.0345</text:p>
          </table:table-cell>
          <table:table-cell office:value-type="float" office:value="5673.907" calcext:value-type="float">
            <text:p>5673.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75012" calcext:value-type="float">
            <text:p>-2.475012</text:p>
          </table:table-cell>
          <table:table-cell office:value-type="float" office:value="25.88046" calcext:value-type="float">
            <text:p>25.88046</text:p>
          </table:table-cell>
          <table:table-cell office:value-type="float" office:value="0" calcext:value-type="float">
            <text:p>0</text:p>
          </table:table-cell>
          <table:table-cell office:value-type="float" office:value="68.08424" calcext:value-type="float">
            <text:p>68.08424</text:p>
          </table:table-cell>
          <table:table-cell office:value-type="float" office:value="6.259261" calcext:value-type="float">
            <text:p>6.259261</text:p>
          </table:table-cell>
          <table:table-cell office:value-type="float" office:value="0.0006167499" calcext:value-type="float">
            <text:p>0.0006167499</text:p>
          </table:table-cell>
          <table:table-cell office:value-type="float" office:value="0" calcext:value-type="float">
            <text:p>0</text:p>
          </table:table-cell>
          <table:table-cell office:value-type="float" office:value="0.05738653" calcext:value-type="float">
            <text:p>0.05738653</text:p>
          </table:table-cell>
          <table:table-cell office:value-type="float" office:value="0.1241589" calcext:value-type="float">
            <text:p>0.1241589</text:p>
          </table:table-cell>
          <table:table-cell office:value-type="float" office:value="360" calcext:value-type="float">
            <text:p>360</text:p>
          </table:table-cell>
          <table:table-cell office:value-type="float" office:value="-2.65594" calcext:value-type="float">
            <text:p>-2.65594</text:p>
          </table:table-cell>
          <table:table-cell office:value-type="float" office:value="0" calcext:value-type="float">
            <text:p>0</text:p>
          </table:table-cell>
          <table:table-cell office:value-type="float" office:value="222.6593" calcext:value-type="float">
            <text:p>222.6593</text:p>
          </table:table-cell>
          <table:table-cell office:value-type="float" office:value="290.578" calcext:value-type="float">
            <text:p>290.578</text:p>
          </table:table-cell>
          <table:table-cell office:value-type="float" office:value="940.9696" calcext:value-type="float">
            <text:p>940.9696</text:p>
          </table:table-cell>
          <table:table-cell office:value-type="float" office:value="916.6196" calcext:value-type="float">
            <text:p>916.6196</text:p>
          </table:table-cell>
          <table:table-cell office:value-type="float" office:value="903.8484" calcext:value-type="float">
            <text:p>903.8484</text:p>
          </table:table-cell>
          <table:table-cell office:value-type="float" office:value="913.5867" calcext:value-type="float">
            <text:p>913.5867</text:p>
          </table:table-cell>
          <table:table-cell office:value-type="float" office:value="333.062" calcext:value-type="float">
            <text:p>333.062</text:p>
          </table:table-cell>
          <table:table-cell office:value-type="float" office:value="449.1157" calcext:value-type="float">
            <text:p>449.1157</text:p>
          </table:table-cell>
          <table:table-cell office:value-type="float" office:value="385.8563" calcext:value-type="float">
            <text:p>385.8563</text:p>
          </table:table-cell>
          <table:table-cell office:value-type="float" office:value="325.157" calcext:value-type="float">
            <text:p>325.1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9" calcext:value-type="float">
            <text:p>9031999</text:p>
          </table:table-cell>
          <table:table-cell office:value-type="float" office:value="119.9861" calcext:value-type="float">
            <text:p>119.9861</text:p>
          </table:table-cell>
          <table:table-cell office:value-type="float" office:value="5673.88" calcext:value-type="float">
            <text:p>567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18754" calcext:value-type="float">
            <text:p>-2.518754</text:p>
          </table:table-cell>
          <table:table-cell office:value-type="float" office:value="26.45098" calcext:value-type="float">
            <text:p>26.45098</text:p>
          </table:table-cell>
          <table:table-cell office:value-type="float" office:value="0" calcext:value-type="float">
            <text:p>0</text:p>
          </table:table-cell>
          <table:table-cell office:value-type="float" office:value="68.01827" calcext:value-type="float">
            <text:p>68.01827</text:p>
          </table:table-cell>
          <table:table-cell office:value-type="float" office:value="6.24371" calcext:value-type="float">
            <text:p>6.24371</text:p>
          </table:table-cell>
          <table:table-cell office:value-type="float" office:value="0.0006357018" calcext:value-type="float">
            <text:p>0.0006357018</text:p>
          </table:table-cell>
          <table:table-cell office:value-type="float" office:value="0" calcext:value-type="float">
            <text:p>0</text:p>
          </table:table-cell>
          <table:table-cell office:value-type="float" office:value="0.05823738" calcext:value-type="float">
            <text:p>0.05823738</text:p>
          </table:table-cell>
          <table:table-cell office:value-type="float" office:value="0.1267776" calcext:value-type="float">
            <text:p>0.1267776</text:p>
          </table:table-cell>
          <table:table-cell office:value-type="float" office:value="360" calcext:value-type="float">
            <text:p>360</text:p>
          </table:table-cell>
          <table:table-cell office:value-type="float" office:value="-2.703133" calcext:value-type="float">
            <text:p>-2.703133</text:p>
          </table:table-cell>
          <table:table-cell office:value-type="float" office:value="0" calcext:value-type="float">
            <text:p>0</text:p>
          </table:table-cell>
          <table:table-cell office:value-type="float" office:value="222.6607" calcext:value-type="float">
            <text:p>222.6607</text:p>
          </table:table-cell>
          <table:table-cell office:value-type="float" office:value="290.5703" calcext:value-type="float">
            <text:p>290.5703</text:p>
          </table:table-cell>
          <table:table-cell office:value-type="float" office:value="940.9501" calcext:value-type="float">
            <text:p>940.9501</text:p>
          </table:table-cell>
          <table:table-cell office:value-type="float" office:value="916.6067" calcext:value-type="float">
            <text:p>916.6067</text:p>
          </table:table-cell>
          <table:table-cell office:value-type="float" office:value="903.8405" calcext:value-type="float">
            <text:p>903.8405</text:p>
          </table:table-cell>
          <table:table-cell office:value-type="float" office:value="913.5801" calcext:value-type="float">
            <text:p>913.5801</text:p>
          </table:table-cell>
          <table:table-cell office:value-type="float" office:value="333.0599" calcext:value-type="float">
            <text:p>333.0599</text:p>
          </table:table-cell>
          <table:table-cell office:value-type="float" office:value="449.1135" calcext:value-type="float">
            <text:p>449.1135</text:p>
          </table:table-cell>
          <table:table-cell office:value-type="float" office:value="385.855" calcext:value-type="float">
            <text:p>385.855</text:p>
          </table:table-cell>
          <table:table-cell office:value-type="float" office:value="325.1557" calcext:value-type="float">
            <text:p>325.15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9" calcext:value-type="float">
            <text:p>10031999</text:p>
          </table:table-cell>
          <table:table-cell office:value-type="float" office:value="119.9376" calcext:value-type="float">
            <text:p>119.9376</text:p>
          </table:table-cell>
          <table:table-cell office:value-type="float" office:value="5673.852" calcext:value-type="float">
            <text:p>5673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72279" calcext:value-type="float">
            <text:p>-2.572279</text:p>
          </table:table-cell>
          <table:table-cell office:value-type="float" office:value="27.15139" calcext:value-type="float">
            <text:p>27.15139</text:p>
          </table:table-cell>
          <table:table-cell office:value-type="float" office:value="0" calcext:value-type="float">
            <text:p>0</text:p>
          </table:table-cell>
          <table:table-cell office:value-type="float" office:value="67.95284" calcext:value-type="float">
            <text:p>67.95284</text:p>
          </table:table-cell>
          <table:table-cell office:value-type="float" office:value="6.227859" calcext:value-type="float">
            <text:p>6.227859</text:p>
          </table:table-cell>
          <table:table-cell office:value-type="float" office:value="0.000659783" calcext:value-type="float">
            <text:p>0.000659783</text:p>
          </table:table-cell>
          <table:table-cell office:value-type="float" office:value="0" calcext:value-type="float">
            <text:p>0</text:p>
          </table:table-cell>
          <table:table-cell office:value-type="float" office:value="0.05908139" calcext:value-type="float">
            <text:p>0.05908139</text:p>
          </table:table-cell>
          <table:table-cell office:value-type="float" office:value="0.129254" calcext:value-type="float">
            <text:p>0.129254</text:p>
          </table:table-cell>
          <table:table-cell office:value-type="float" office:value="360" calcext:value-type="float">
            <text:p>360</text:p>
          </table:table-cell>
          <table:table-cell office:value-type="float" office:value="-2.759954" calcext:value-type="float">
            <text:p>-2.759954</text:p>
          </table:table-cell>
          <table:table-cell office:value-type="float" office:value="0" calcext:value-type="float">
            <text:p>0</text:p>
          </table:table-cell>
          <table:table-cell office:value-type="float" office:value="222.6621" calcext:value-type="float">
            <text:p>222.6621</text:p>
          </table:table-cell>
          <table:table-cell office:value-type="float" office:value="290.5623" calcext:value-type="float">
            <text:p>290.5623</text:p>
          </table:table-cell>
          <table:table-cell office:value-type="float" office:value="940.9309" calcext:value-type="float">
            <text:p>940.9309</text:p>
          </table:table-cell>
          <table:table-cell office:value-type="float" office:value="916.5939" calcext:value-type="float">
            <text:p>916.5939</text:p>
          </table:table-cell>
          <table:table-cell office:value-type="float" office:value="903.8326" calcext:value-type="float">
            <text:p>903.8326</text:p>
          </table:table-cell>
          <table:table-cell office:value-type="float" office:value="913.5737" calcext:value-type="float">
            <text:p>913.5737</text:p>
          </table:table-cell>
          <table:table-cell office:value-type="float" office:value="333.0578" calcext:value-type="float">
            <text:p>333.0578</text:p>
          </table:table-cell>
          <table:table-cell office:value-type="float" office:value="449.1112" calcext:value-type="float">
            <text:p>449.1112</text:p>
          </table:table-cell>
          <table:table-cell office:value-type="float" office:value="385.8537" calcext:value-type="float">
            <text:p>385.8537</text:p>
          </table:table-cell>
          <table:table-cell office:value-type="float" office:value="325.1544" calcext:value-type="float">
            <text:p>325.15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9" calcext:value-type="float">
            <text:p>11031999</text:p>
          </table:table-cell>
          <table:table-cell office:value-type="float" office:value="119.8891" calcext:value-type="float">
            <text:p>119.8891</text:p>
          </table:table-cell>
          <table:table-cell office:value-type="float" office:value="5673.825" calcext:value-type="float">
            <text:p>5673.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67766" calcext:value-type="float">
            <text:p>-2.667766</text:p>
          </table:table-cell>
          <table:table-cell office:value-type="float" office:value="28.24292" calcext:value-type="float">
            <text:p>28.24292</text:p>
          </table:table-cell>
          <table:table-cell office:value-type="float" office:value="0" calcext:value-type="float">
            <text:p>0</text:p>
          </table:table-cell>
          <table:table-cell office:value-type="float" office:value="67.88754" calcext:value-type="float">
            <text:p>67.88754</text:p>
          </table:table-cell>
          <table:table-cell office:value-type="float" office:value="6.211991" calcext:value-type="float">
            <text:p>6.211991</text:p>
          </table:table-cell>
          <table:table-cell office:value-type="float" office:value="0.0007036548" calcext:value-type="float">
            <text:p>0.0007036548</text:p>
          </table:table-cell>
          <table:table-cell office:value-type="float" office:value="0" calcext:value-type="float">
            <text:p>0</text:p>
          </table:table-cell>
          <table:table-cell office:value-type="float" office:value="0.05970436" calcext:value-type="float">
            <text:p>0.05970436</text:p>
          </table:table-cell>
          <table:table-cell office:value-type="float" office:value="0.123313" calcext:value-type="float">
            <text:p>0.123313</text:p>
          </table:table-cell>
          <table:table-cell office:value-type="float" office:value="360" calcext:value-type="float">
            <text:p>360</text:p>
          </table:table-cell>
          <table:table-cell office:value-type="float" office:value="-2.85008" calcext:value-type="float">
            <text:p>-2.85008</text:p>
          </table:table-cell>
          <table:table-cell office:value-type="float" office:value="0" calcext:value-type="float">
            <text:p>0</text:p>
          </table:table-cell>
          <table:table-cell office:value-type="float" office:value="222.6636" calcext:value-type="float">
            <text:p>222.6636</text:p>
          </table:table-cell>
          <table:table-cell office:value-type="float" office:value="290.5545" calcext:value-type="float">
            <text:p>290.5545</text:p>
          </table:table-cell>
          <table:table-cell office:value-type="float" office:value="940.9117" calcext:value-type="float">
            <text:p>940.9117</text:p>
          </table:table-cell>
          <table:table-cell office:value-type="float" office:value="916.5809" calcext:value-type="float">
            <text:p>916.5809</text:p>
          </table:table-cell>
          <table:table-cell office:value-type="float" office:value="903.8248" calcext:value-type="float">
            <text:p>903.8248</text:p>
          </table:table-cell>
          <table:table-cell office:value-type="float" office:value="913.5672" calcext:value-type="float">
            <text:p>913.5672</text:p>
          </table:table-cell>
          <table:table-cell office:value-type="float" office:value="333.0557" calcext:value-type="float">
            <text:p>333.0557</text:p>
          </table:table-cell>
          <table:table-cell office:value-type="float" office:value="449.1089" calcext:value-type="float">
            <text:p>449.1089</text:p>
          </table:table-cell>
          <table:table-cell office:value-type="float" office:value="385.8524" calcext:value-type="float">
            <text:p>385.8524</text:p>
          </table:table-cell>
          <table:table-cell office:value-type="float" office:value="325.1531" calcext:value-type="float">
            <text:p>325.15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9" calcext:value-type="float">
            <text:p>12031999</text:p>
          </table:table-cell>
          <table:table-cell office:value-type="float" office:value="119.8407" calcext:value-type="float">
            <text:p>119.8407</text:p>
          </table:table-cell>
          <table:table-cell office:value-type="float" office:value="5673.798" calcext:value-type="float">
            <text:p>5673.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86351" calcext:value-type="float">
            <text:p>-2.986351</text:p>
          </table:table-cell>
          <table:table-cell office:value-type="float" office:value="28.2196" calcext:value-type="float">
            <text:p>28.2196</text:p>
          </table:table-cell>
          <table:table-cell office:value-type="float" office:value="0" calcext:value-type="float">
            <text:p>0</text:p>
          </table:table-cell>
          <table:table-cell office:value-type="float" office:value="67.82221" calcext:value-type="float">
            <text:p>67.82221</text:p>
          </table:table-cell>
          <table:table-cell office:value-type="float" office:value="6.196095" calcext:value-type="float">
            <text:p>6.196095</text:p>
          </table:table-cell>
          <table:table-cell office:value-type="float" office:value="0.000768301" calcext:value-type="float">
            <text:p>0.000768301</text:p>
          </table:table-cell>
          <table:table-cell office:value-type="float" office:value="0" calcext:value-type="float">
            <text:p>0</text:p>
          </table:table-cell>
          <table:table-cell office:value-type="float" office:value="0.05995883" calcext:value-type="float">
            <text:p>0.05995883</text:p>
          </table:table-cell>
          <table:table-cell office:value-type="float" office:value="0.103208" calcext:value-type="float">
            <text:p>0.103208</text:p>
          </table:table-cell>
          <table:table-cell office:value-type="float" office:value="360" calcext:value-type="float">
            <text:p>360</text:p>
          </table:table-cell>
          <table:table-cell office:value-type="float" office:value="-3.148749" calcext:value-type="float">
            <text:p>-3.148749</text:p>
          </table:table-cell>
          <table:table-cell office:value-type="float" office:value="0" calcext:value-type="float">
            <text:p>0</text:p>
          </table:table-cell>
          <table:table-cell office:value-type="float" office:value="222.665" calcext:value-type="float">
            <text:p>222.665</text:p>
          </table:table-cell>
          <table:table-cell office:value-type="float" office:value="290.5471" calcext:value-type="float">
            <text:p>290.5471</text:p>
          </table:table-cell>
          <table:table-cell office:value-type="float" office:value="940.8926" calcext:value-type="float">
            <text:p>940.8926</text:p>
          </table:table-cell>
          <table:table-cell office:value-type="float" office:value="916.5682" calcext:value-type="float">
            <text:p>916.5682</text:p>
          </table:table-cell>
          <table:table-cell office:value-type="float" office:value="903.8169" calcext:value-type="float">
            <text:p>903.8169</text:p>
          </table:table-cell>
          <table:table-cell office:value-type="float" office:value="913.5607" calcext:value-type="float">
            <text:p>913.5607</text:p>
          </table:table-cell>
          <table:table-cell office:value-type="float" office:value="333.0536" calcext:value-type="float">
            <text:p>333.0536</text:p>
          </table:table-cell>
          <table:table-cell office:value-type="float" office:value="449.1068" calcext:value-type="float">
            <text:p>449.1068</text:p>
          </table:table-cell>
          <table:table-cell office:value-type="float" office:value="385.8512" calcext:value-type="float">
            <text:p>385.8512</text:p>
          </table:table-cell>
          <table:table-cell office:value-type="float" office:value="325.1521" calcext:value-type="float">
            <text:p>325.15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9" calcext:value-type="float">
            <text:p>13031999</text:p>
          </table:table-cell>
          <table:table-cell office:value-type="float" office:value="119.7923" calcext:value-type="float">
            <text:p>119.7923</text:p>
          </table:table-cell>
          <table:table-cell office:value-type="float" office:value="5673.772" calcext:value-type="float">
            <text:p>5673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6602" calcext:value-type="float">
            <text:p>-3.26602</text:p>
          </table:table-cell>
          <table:table-cell office:value-type="float" office:value="27.75232" calcext:value-type="float">
            <text:p>27.75232</text:p>
          </table:table-cell>
          <table:table-cell office:value-type="float" office:value="0" calcext:value-type="float">
            <text:p>0</text:p>
          </table:table-cell>
          <table:table-cell office:value-type="float" office:value="67.75694" calcext:value-type="float">
            <text:p>67.75694</text:p>
          </table:table-cell>
          <table:table-cell office:value-type="float" office:value="6.180174" calcext:value-type="float">
            <text:p>6.180174</text:p>
          </table:table-cell>
          <table:table-cell office:value-type="float" office:value="0.0008516547" calcext:value-type="float">
            <text:p>0.0008516547</text:p>
          </table:table-cell>
          <table:table-cell office:value-type="float" office:value="0" calcext:value-type="float">
            <text:p>0</text:p>
          </table:table-cell>
          <table:table-cell office:value-type="float" office:value="0.0602417" calcext:value-type="float">
            <text:p>0.0602417</text:p>
          </table:table-cell>
          <table:table-cell office:value-type="float" office:value="0.08480854" calcext:value-type="float">
            <text:p>0.08480854</text:p>
          </table:table-cell>
          <table:table-cell office:value-type="float" office:value="360" calcext:value-type="float">
            <text:p>360</text:p>
          </table:table-cell>
          <table:table-cell office:value-type="float" office:value="-3.410218" calcext:value-type="float">
            <text:p>-3.410218</text:p>
          </table:table-cell>
          <table:table-cell office:value-type="float" office:value="0" calcext:value-type="float">
            <text:p>0</text:p>
          </table:table-cell>
          <table:table-cell office:value-type="float" office:value="222.6665" calcext:value-type="float">
            <text:p>222.6665</text:p>
          </table:table-cell>
          <table:table-cell office:value-type="float" office:value="290.5392" calcext:value-type="float">
            <text:p>290.5392</text:p>
          </table:table-cell>
          <table:table-cell office:value-type="float" office:value="940.8735" calcext:value-type="float">
            <text:p>940.8735</text:p>
          </table:table-cell>
          <table:table-cell office:value-type="float" office:value="916.5554" calcext:value-type="float">
            <text:p>916.5554</text:p>
          </table:table-cell>
          <table:table-cell office:value-type="float" office:value="903.8091" calcext:value-type="float">
            <text:p>903.8091</text:p>
          </table:table-cell>
          <table:table-cell office:value-type="float" office:value="913.5543" calcext:value-type="float">
            <text:p>913.5543</text:p>
          </table:table-cell>
          <table:table-cell office:value-type="float" office:value="333.0515" calcext:value-type="float">
            <text:p>333.0515</text:p>
          </table:table-cell>
          <table:table-cell office:value-type="float" office:value="449.1046" calcext:value-type="float">
            <text:p>449.1046</text:p>
          </table:table-cell>
          <table:table-cell office:value-type="float" office:value="385.85" calcext:value-type="float">
            <text:p>385.85</text:p>
          </table:table-cell>
          <table:table-cell office:value-type="float" office:value="325.151" calcext:value-type="float">
            <text:p>325.1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9" calcext:value-type="float">
            <text:p>14031999</text:p>
          </table:table-cell>
          <table:table-cell office:value-type="float" office:value="119.744" calcext:value-type="float">
            <text:p>119.744</text:p>
          </table:table-cell>
          <table:table-cell office:value-type="float" office:value="5673.745" calcext:value-type="float">
            <text:p>5673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81581" calcext:value-type="float">
            <text:p>-3.481581</text:p>
          </table:table-cell>
          <table:table-cell office:value-type="float" office:value="27.46966" calcext:value-type="float">
            <text:p>27.46966</text:p>
          </table:table-cell>
          <table:table-cell office:value-type="float" office:value="0" calcext:value-type="float">
            <text:p>0</text:p>
          </table:table-cell>
          <table:table-cell office:value-type="float" office:value="67.69158" calcext:value-type="float">
            <text:p>67.69158</text:p>
          </table:table-cell>
          <table:table-cell office:value-type="float" office:value="6.164225" calcext:value-type="float">
            <text:p>6.164225</text:p>
          </table:table-cell>
          <table:table-cell office:value-type="float" office:value="0.0009526636" calcext:value-type="float">
            <text:p>0.0009526636</text:p>
          </table:table-cell>
          <table:table-cell office:value-type="float" office:value="0" calcext:value-type="float">
            <text:p>0</text:p>
          </table:table-cell>
          <table:table-cell office:value-type="float" office:value="0.06054645" calcext:value-type="float">
            <text:p>0.06054645</text:p>
          </table:table-cell>
          <table:table-cell office:value-type="float" office:value="0.06788109" calcext:value-type="float">
            <text:p>0.06788109</text:p>
          </table:table-cell>
          <table:table-cell office:value-type="float" office:value="360" calcext:value-type="float">
            <text:p>360</text:p>
          </table:table-cell>
          <table:table-cell office:value-type="float" office:value="-3.609056" calcext:value-type="float">
            <text:p>-3.609056</text:p>
          </table:table-cell>
          <table:table-cell office:value-type="float" office:value="0" calcext:value-type="float">
            <text:p>0</text:p>
          </table:table-cell>
          <table:table-cell office:value-type="float" office:value="222.6679" calcext:value-type="float">
            <text:p>222.6679</text:p>
          </table:table-cell>
          <table:table-cell office:value-type="float" office:value="290.5307" calcext:value-type="float">
            <text:p>290.5307</text:p>
          </table:table-cell>
          <table:table-cell office:value-type="float" office:value="940.8546" calcext:value-type="float">
            <text:p>940.8546</text:p>
          </table:table-cell>
          <table:table-cell office:value-type="float" office:value="916.5427" calcext:value-type="float">
            <text:p>916.5427</text:p>
          </table:table-cell>
          <table:table-cell office:value-type="float" office:value="903.8012" calcext:value-type="float">
            <text:p>903.8012</text:p>
          </table:table-cell>
          <table:table-cell office:value-type="float" office:value="913.5478" calcext:value-type="float">
            <text:p>913.5478</text:p>
          </table:table-cell>
          <table:table-cell office:value-type="float" office:value="333.0494" calcext:value-type="float">
            <text:p>333.0494</text:p>
          </table:table-cell>
          <table:table-cell office:value-type="float" office:value="449.1024" calcext:value-type="float">
            <text:p>449.1024</text:p>
          </table:table-cell>
          <table:table-cell office:value-type="float" office:value="385.8488" calcext:value-type="float">
            <text:p>385.8488</text:p>
          </table:table-cell>
          <table:table-cell office:value-type="float" office:value="325.1499" calcext:value-type="float">
            <text:p>325.14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9" calcext:value-type="float">
            <text:p>15031999</text:p>
          </table:table-cell>
          <table:table-cell office:value-type="float" office:value="119.6958" calcext:value-type="float">
            <text:p>119.6958</text:p>
          </table:table-cell>
          <table:table-cell office:value-type="float" office:value="5673.717" calcext:value-type="float">
            <text:p>5673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69582" calcext:value-type="float">
            <text:p>-3.669582</text:p>
          </table:table-cell>
          <table:table-cell office:value-type="float" office:value="27.20553" calcext:value-type="float">
            <text:p>27.20553</text:p>
          </table:table-cell>
          <table:table-cell office:value-type="float" office:value="0" calcext:value-type="float">
            <text:p>0</text:p>
          </table:table-cell>
          <table:table-cell office:value-type="float" office:value="67.62635" calcext:value-type="float">
            <text:p>67.62635</text:p>
          </table:table-cell>
          <table:table-cell office:value-type="float" office:value="6.148237" calcext:value-type="float">
            <text:p>6.148237</text:p>
          </table:table-cell>
          <table:table-cell office:value-type="float" office:value="0.001069403" calcext:value-type="float">
            <text:p>0.001069403</text:p>
          </table:table-cell>
          <table:table-cell office:value-type="float" office:value="0" calcext:value-type="float">
            <text:p>0</text:p>
          </table:table-cell>
          <table:table-cell office:value-type="float" office:value="0.06086881" calcext:value-type="float">
            <text:p>0.06086881</text:p>
          </table:table-cell>
          <table:table-cell office:value-type="float" office:value="0.05221742" calcext:value-type="float">
            <text:p>0.05221742</text:p>
          </table:table-cell>
          <table:table-cell office:value-type="float" office:value="360" calcext:value-type="float">
            <text:p>360</text:p>
          </table:table-cell>
          <table:table-cell office:value-type="float" office:value="-3.781599" calcext:value-type="float">
            <text:p>-3.781599</text:p>
          </table:table-cell>
          <table:table-cell office:value-type="float" office:value="0" calcext:value-type="float">
            <text:p>0</text:p>
          </table:table-cell>
          <table:table-cell office:value-type="float" office:value="222.6693" calcext:value-type="float">
            <text:p>222.6693</text:p>
          </table:table-cell>
          <table:table-cell office:value-type="float" office:value="290.5226" calcext:value-type="float">
            <text:p>290.5226</text:p>
          </table:table-cell>
          <table:table-cell office:value-type="float" office:value="940.8356" calcext:value-type="float">
            <text:p>940.8356</text:p>
          </table:table-cell>
          <table:table-cell office:value-type="float" office:value="916.53" calcext:value-type="float">
            <text:p>916.53</text:p>
          </table:table-cell>
          <table:table-cell office:value-type="float" office:value="903.7934" calcext:value-type="float">
            <text:p>903.7934</text:p>
          </table:table-cell>
          <table:table-cell office:value-type="float" office:value="913.5413" calcext:value-type="float">
            <text:p>913.5413</text:p>
          </table:table-cell>
          <table:table-cell office:value-type="float" office:value="333.0472" calcext:value-type="float">
            <text:p>333.0472</text:p>
          </table:table-cell>
          <table:table-cell office:value-type="float" office:value="449.1002" calcext:value-type="float">
            <text:p>449.1002</text:p>
          </table:table-cell>
          <table:table-cell office:value-type="float" office:value="385.8475" calcext:value-type="float">
            <text:p>385.8475</text:p>
          </table:table-cell>
          <table:table-cell office:value-type="float" office:value="325.1488" calcext:value-type="float">
            <text:p>325.14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9" calcext:value-type="float">
            <text:p>16031999</text:p>
          </table:table-cell>
          <table:table-cell office:value-type="float" office:value="119.6475" calcext:value-type="float">
            <text:p>119.6475</text:p>
          </table:table-cell>
          <table:table-cell office:value-type="float" office:value="5673.689" calcext:value-type="float">
            <text:p>5673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35452" calcext:value-type="float">
            <text:p>-3.835452</text:p>
          </table:table-cell>
          <table:table-cell office:value-type="float" office:value="26.79374" calcext:value-type="float">
            <text:p>26.79374</text:p>
          </table:table-cell>
          <table:table-cell office:value-type="float" office:value="0" calcext:value-type="float">
            <text:p>0</text:p>
          </table:table-cell>
          <table:table-cell office:value-type="float" office:value="67.56115" calcext:value-type="float">
            <text:p>67.56115</text:p>
          </table:table-cell>
          <table:table-cell office:value-type="float" office:value="6.132221" calcext:value-type="float">
            <text:p>6.132221</text:p>
          </table:table-cell>
          <table:table-cell office:value-type="float" office:value="0.001198895" calcext:value-type="float">
            <text:p>0.001198895</text:p>
          </table:table-cell>
          <table:table-cell office:value-type="float" office:value="0" calcext:value-type="float">
            <text:p>0</text:p>
          </table:table-cell>
          <table:table-cell office:value-type="float" office:value="0.06120523" calcext:value-type="float">
            <text:p>0.06120523</text:p>
          </table:table-cell>
          <table:table-cell office:value-type="float" office:value="0.03763013" calcext:value-type="float">
            <text:p>0.03763013</text:p>
          </table:table-cell>
          <table:table-cell office:value-type="float" office:value="360" calcext:value-type="float">
            <text:p>360</text:p>
          </table:table-cell>
          <table:table-cell office:value-type="float" office:value="-3.933088" calcext:value-type="float">
            <text:p>-3.933088</text:p>
          </table:table-cell>
          <table:table-cell office:value-type="float" office:value="0" calcext:value-type="float">
            <text:p>0</text:p>
          </table:table-cell>
          <table:table-cell office:value-type="float" office:value="222.6706" calcext:value-type="float">
            <text:p>222.6706</text:p>
          </table:table-cell>
          <table:table-cell office:value-type="float" office:value="290.5143" calcext:value-type="float">
            <text:p>290.5143</text:p>
          </table:table-cell>
          <table:table-cell office:value-type="float" office:value="940.8165" calcext:value-type="float">
            <text:p>940.8165</text:p>
          </table:table-cell>
          <table:table-cell office:value-type="float" office:value="916.5173" calcext:value-type="float">
            <text:p>916.5173</text:p>
          </table:table-cell>
          <table:table-cell office:value-type="float" office:value="903.7855" calcext:value-type="float">
            <text:p>903.7855</text:p>
          </table:table-cell>
          <table:table-cell office:value-type="float" office:value="913.5349" calcext:value-type="float">
            <text:p>913.5349</text:p>
          </table:table-cell>
          <table:table-cell office:value-type="float" office:value="333.0451" calcext:value-type="float">
            <text:p>333.0451</text:p>
          </table:table-cell>
          <table:table-cell office:value-type="float" office:value="449.098" calcext:value-type="float">
            <text:p>449.098</text:p>
          </table:table-cell>
          <table:table-cell office:value-type="float" office:value="385.8463" calcext:value-type="float">
            <text:p>385.8463</text:p>
          </table:table-cell>
          <table:table-cell office:value-type="float" office:value="325.1477" calcext:value-type="float">
            <text:p>325.14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9" calcext:value-type="float">
            <text:p>17031999</text:p>
          </table:table-cell>
          <table:table-cell office:value-type="float" office:value="119.5993" calcext:value-type="float">
            <text:p>119.5993</text:p>
          </table:table-cell>
          <table:table-cell office:value-type="float" office:value="5673.663" calcext:value-type="float">
            <text:p>5673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70293" calcext:value-type="float">
            <text:p>-3.970293</text:p>
          </table:table-cell>
          <table:table-cell office:value-type="float" office:value="26.45744" calcext:value-type="float">
            <text:p>26.45744</text:p>
          </table:table-cell>
          <table:table-cell office:value-type="float" office:value="0" calcext:value-type="float">
            <text:p>0</text:p>
          </table:table-cell>
          <table:table-cell office:value-type="float" office:value="67.49599" calcext:value-type="float">
            <text:p>67.49599</text:p>
          </table:table-cell>
          <table:table-cell office:value-type="float" office:value="6.116177" calcext:value-type="float">
            <text:p>6.116177</text:p>
          </table:table-cell>
          <table:table-cell office:value-type="float" office:value="0.001338515" calcext:value-type="float">
            <text:p>0.001338515</text:p>
          </table:table-cell>
          <table:table-cell office:value-type="float" office:value="0" calcext:value-type="float">
            <text:p>0</text:p>
          </table:table-cell>
          <table:table-cell office:value-type="float" office:value="0.06155306" calcext:value-type="float">
            <text:p>0.06155306</text:p>
          </table:table-cell>
          <table:table-cell office:value-type="float" office:value="0.02396075" calcext:value-type="float">
            <text:p>0.02396075</text:p>
          </table:table-cell>
          <table:table-cell office:value-type="float" office:value="360" calcext:value-type="float">
            <text:p>360</text:p>
          </table:table-cell>
          <table:table-cell office:value-type="float" office:value="-4.054468" calcext:value-type="float">
            <text:p>-4.054468</text:p>
          </table:table-cell>
          <table:table-cell office:value-type="float" office:value="0" calcext:value-type="float">
            <text:p>0</text:p>
          </table:table-cell>
          <table:table-cell office:value-type="float" office:value="222.6719" calcext:value-type="float">
            <text:p>222.6719</text:p>
          </table:table-cell>
          <table:table-cell office:value-type="float" office:value="290.5062" calcext:value-type="float">
            <text:p>290.5062</text:p>
          </table:table-cell>
          <table:table-cell office:value-type="float" office:value="940.7977" calcext:value-type="float">
            <text:p>940.7977</text:p>
          </table:table-cell>
          <table:table-cell office:value-type="float" office:value="916.5047" calcext:value-type="float">
            <text:p>916.5047</text:p>
          </table:table-cell>
          <table:table-cell office:value-type="float" office:value="903.7778" calcext:value-type="float">
            <text:p>903.7778</text:p>
          </table:table-cell>
          <table:table-cell office:value-type="float" office:value="913.5284" calcext:value-type="float">
            <text:p>913.5284</text:p>
          </table:table-cell>
          <table:table-cell office:value-type="float" office:value="333.043" calcext:value-type="float">
            <text:p>333.043</text:p>
          </table:table-cell>
          <table:table-cell office:value-type="float" office:value="449.0958" calcext:value-type="float">
            <text:p>449.0958</text:p>
          </table:table-cell>
          <table:table-cell office:value-type="float" office:value="385.8451" calcext:value-type="float">
            <text:p>385.8451</text:p>
          </table:table-cell>
          <table:table-cell office:value-type="float" office:value="325.1466" calcext:value-type="float">
            <text:p>325.14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9" calcext:value-type="float">
            <text:p>18031999</text:p>
          </table:table-cell>
          <table:table-cell office:value-type="float" office:value="119.5512" calcext:value-type="float">
            <text:p>119.5512</text:p>
          </table:table-cell>
          <table:table-cell office:value-type="float" office:value="5673.635" calcext:value-type="float">
            <text:p>5673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03258" calcext:value-type="float">
            <text:p>-4.103258</text:p>
          </table:table-cell>
          <table:table-cell office:value-type="float" office:value="26.19177" calcext:value-type="float">
            <text:p>26.19177</text:p>
          </table:table-cell>
          <table:table-cell office:value-type="float" office:value="0" calcext:value-type="float">
            <text:p>0</text:p>
          </table:table-cell>
          <table:table-cell office:value-type="float" office:value="67.4309" calcext:value-type="float">
            <text:p>67.4309</text:p>
          </table:table-cell>
          <table:table-cell office:value-type="float" office:value="6.100116" calcext:value-type="float">
            <text:p>6.100116</text:p>
          </table:table-cell>
          <table:table-cell office:value-type="float" office:value="0.001488603" calcext:value-type="float">
            <text:p>0.001488603</text:p>
          </table:table-cell>
          <table:table-cell office:value-type="float" office:value="0" calcext:value-type="float">
            <text:p>0</text:p>
          </table:table-cell>
          <table:table-cell office:value-type="float" office:value="0.06191056" calcext:value-type="float">
            <text:p>0.06191056</text:p>
          </table:table-cell>
          <table:table-cell office:value-type="float" office:value="0.01108609" calcext:value-type="float">
            <text:p>0.01108609</text:p>
          </table:table-cell>
          <table:table-cell office:value-type="float" office:value="360" calcext:value-type="float">
            <text:p>360</text:p>
          </table:table-cell>
          <table:table-cell office:value-type="float" office:value="-4.174766" calcext:value-type="float">
            <text:p>-4.174766</text:p>
          </table:table-cell>
          <table:table-cell office:value-type="float" office:value="0" calcext:value-type="float">
            <text:p>0</text:p>
          </table:table-cell>
          <table:table-cell office:value-type="float" office:value="222.6731" calcext:value-type="float">
            <text:p>222.6731</text:p>
          </table:table-cell>
          <table:table-cell office:value-type="float" office:value="290.4977" calcext:value-type="float">
            <text:p>290.4977</text:p>
          </table:table-cell>
          <table:table-cell office:value-type="float" office:value="940.7789" calcext:value-type="float">
            <text:p>940.7789</text:p>
          </table:table-cell>
          <table:table-cell office:value-type="float" office:value="916.4921" calcext:value-type="float">
            <text:p>916.4921</text:p>
          </table:table-cell>
          <table:table-cell office:value-type="float" office:value="903.77" calcext:value-type="float">
            <text:p>903.77</text:p>
          </table:table-cell>
          <table:table-cell office:value-type="float" office:value="913.522" calcext:value-type="float">
            <text:p>913.522</text:p>
          </table:table-cell>
          <table:table-cell office:value-type="float" office:value="333.0409" calcext:value-type="float">
            <text:p>333.0409</text:p>
          </table:table-cell>
          <table:table-cell office:value-type="float" office:value="449.0936" calcext:value-type="float">
            <text:p>449.0936</text:p>
          </table:table-cell>
          <table:table-cell office:value-type="float" office:value="385.8438" calcext:value-type="float">
            <text:p>385.8438</text:p>
          </table:table-cell>
          <table:table-cell office:value-type="float" office:value="325.1454" calcext:value-type="float">
            <text:p>325.14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9" calcext:value-type="float">
            <text:p>19031999</text:p>
          </table:table-cell>
          <table:table-cell office:value-type="float" office:value="119.5033" calcext:value-type="float">
            <text:p>119.5033</text:p>
          </table:table-cell>
          <table:table-cell office:value-type="float" office:value="5673.607" calcext:value-type="float">
            <text:p>5673.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351" calcext:value-type="float">
            <text:p>-4.24351</text:p>
          </table:table-cell>
          <table:table-cell office:value-type="float" office:value="26.01696" calcext:value-type="float">
            <text:p>26.01696</text:p>
          </table:table-cell>
          <table:table-cell office:value-type="float" office:value="0" calcext:value-type="float">
            <text:p>0</text:p>
          </table:table-cell>
          <table:table-cell office:value-type="float" office:value="67.36584" calcext:value-type="float">
            <text:p>67.36584</text:p>
          </table:table-cell>
          <table:table-cell office:value-type="float" office:value="6.084036" calcext:value-type="float">
            <text:p>6.084036</text:p>
          </table:table-cell>
          <table:table-cell office:value-type="float" office:value="0.001649193" calcext:value-type="float">
            <text:p>0.001649193</text:p>
          </table:table-cell>
          <table:table-cell office:value-type="float" office:value="0" calcext:value-type="float">
            <text:p>0</text:p>
          </table:table-cell>
          <table:table-cell office:value-type="float" office:value="0.06227804" calcext:value-type="float">
            <text:p>0.06227804</text:p>
          </table:table-cell>
          <table:table-cell office:value-type="float" office:value="-0.00100371" calcext:value-type="float">
            <text:p>-0.00100371</text:p>
          </table:table-cell>
          <table:table-cell office:value-type="float" office:value="360" calcext:value-type="float">
            <text:p>360</text:p>
          </table:table-cell>
          <table:table-cell office:value-type="float" office:value="-4.303135" calcext:value-type="float">
            <text:p>-4.303135</text:p>
          </table:table-cell>
          <table:table-cell office:value-type="float" office:value="0" calcext:value-type="float">
            <text:p>0</text:p>
          </table:table-cell>
          <table:table-cell office:value-type="float" office:value="222.6743" calcext:value-type="float">
            <text:p>222.6743</text:p>
          </table:table-cell>
          <table:table-cell office:value-type="float" office:value="290.4894" calcext:value-type="float">
            <text:p>290.4894</text:p>
          </table:table-cell>
          <table:table-cell office:value-type="float" office:value="940.7601" calcext:value-type="float">
            <text:p>940.7601</text:p>
          </table:table-cell>
          <table:table-cell office:value-type="float" office:value="916.4796" calcext:value-type="float">
            <text:p>916.4796</text:p>
          </table:table-cell>
          <table:table-cell office:value-type="float" office:value="903.7622" calcext:value-type="float">
            <text:p>903.7622</text:p>
          </table:table-cell>
          <table:table-cell office:value-type="float" office:value="913.5156" calcext:value-type="float">
            <text:p>913.5156</text:p>
          </table:table-cell>
          <table:table-cell office:value-type="float" office:value="333.0388" calcext:value-type="float">
            <text:p>333.0388</text:p>
          </table:table-cell>
          <table:table-cell office:value-type="float" office:value="449.0914" calcext:value-type="float">
            <text:p>449.0914</text:p>
          </table:table-cell>
          <table:table-cell office:value-type="float" office:value="385.8426" calcext:value-type="float">
            <text:p>385.8426</text:p>
          </table:table-cell>
          <table:table-cell office:value-type="float" office:value="325.1443" calcext:value-type="float">
            <text:p>325.14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9" calcext:value-type="float">
            <text:p>20031999</text:p>
          </table:table-cell>
          <table:table-cell office:value-type="float" office:value="119.455" calcext:value-type="float">
            <text:p>119.455</text:p>
          </table:table-cell>
          <table:table-cell office:value-type="float" office:value="5673.58" calcext:value-type="float">
            <text:p>5673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83264" calcext:value-type="float">
            <text:p>-4.383264</text:p>
          </table:table-cell>
          <table:table-cell office:value-type="float" office:value="25.49899" calcext:value-type="float">
            <text:p>25.49899</text:p>
          </table:table-cell>
          <table:table-cell office:value-type="float" office:value="0" calcext:value-type="float">
            <text:p>0</text:p>
          </table:table-cell>
          <table:table-cell office:value-type="float" office:value="67.30115" calcext:value-type="float">
            <text:p>67.30115</text:p>
          </table:table-cell>
          <table:table-cell office:value-type="float" office:value="6.067568" calcext:value-type="float">
            <text:p>6.067568</text:p>
          </table:table-cell>
          <table:table-cell office:value-type="float" office:value="0.001802857" calcext:value-type="float">
            <text:p>0.001802857</text:p>
          </table:table-cell>
          <table:table-cell office:value-type="float" office:value="0" calcext:value-type="float">
            <text:p>0</text:p>
          </table:table-cell>
          <table:table-cell office:value-type="float" office:value="0.0626573" calcext:value-type="float">
            <text:p>0.0626573</text:p>
          </table:table-cell>
          <table:table-cell office:value-type="float" office:value="-0.0123246" calcext:value-type="float">
            <text:p>-0.0123246</text:p>
          </table:table-cell>
          <table:table-cell office:value-type="float" office:value="360" calcext:value-type="float">
            <text:p>360</text:p>
          </table:table-cell>
          <table:table-cell office:value-type="float" office:value="-4.431794" calcext:value-type="float">
            <text:p>-4.431794</text:p>
          </table:table-cell>
          <table:table-cell office:value-type="float" office:value="0" calcext:value-type="float">
            <text:p>0</text:p>
          </table:table-cell>
          <table:table-cell office:value-type="float" office:value="222.6752" calcext:value-type="float">
            <text:p>222.6752</text:p>
          </table:table-cell>
          <table:table-cell office:value-type="float" office:value="290.4813" calcext:value-type="float">
            <text:p>290.4813</text:p>
          </table:table-cell>
          <table:table-cell office:value-type="float" office:value="940.7415" calcext:value-type="float">
            <text:p>940.7415</text:p>
          </table:table-cell>
          <table:table-cell office:value-type="float" office:value="916.4671" calcext:value-type="float">
            <text:p>916.4671</text:p>
          </table:table-cell>
          <table:table-cell office:value-type="float" office:value="903.7545" calcext:value-type="float">
            <text:p>903.7545</text:p>
          </table:table-cell>
          <table:table-cell office:value-type="float" office:value="913.5091" calcext:value-type="float">
            <text:p>913.5091</text:p>
          </table:table-cell>
          <table:table-cell office:value-type="float" office:value="333.0366" calcext:value-type="float">
            <text:p>333.0366</text:p>
          </table:table-cell>
          <table:table-cell office:value-type="float" office:value="449.0893" calcext:value-type="float">
            <text:p>449.0893</text:p>
          </table:table-cell>
          <table:table-cell office:value-type="float" office:value="385.8414" calcext:value-type="float">
            <text:p>385.8414</text:p>
          </table:table-cell>
          <table:table-cell office:value-type="float" office:value="325.1432" calcext:value-type="float">
            <text:p>325.14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9" calcext:value-type="float">
            <text:p>21031999</text:p>
          </table:table-cell>
          <table:table-cell office:value-type="float" office:value="119.4064" calcext:value-type="float">
            <text:p>119.4064</text:p>
          </table:table-cell>
          <table:table-cell office:value-type="float" office:value="5673.553" calcext:value-type="float">
            <text:p>5673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03768" calcext:value-type="float">
            <text:p>-4.503768</text:p>
          </table:table-cell>
          <table:table-cell office:value-type="float" office:value="24.78447" calcext:value-type="float">
            <text:p>24.78447</text:p>
          </table:table-cell>
          <table:table-cell office:value-type="float" office:value="0" calcext:value-type="float">
            <text:p>0</text:p>
          </table:table-cell>
          <table:table-cell office:value-type="float" office:value="67.23693" calcext:value-type="float">
            <text:p>67.23693</text:p>
          </table:table-cell>
          <table:table-cell office:value-type="float" office:value="6.050774" calcext:value-type="float">
            <text:p>6.050774</text:p>
          </table:table-cell>
          <table:table-cell office:value-type="float" office:value="0.001952222" calcext:value-type="float">
            <text:p>0.001952222</text:p>
          </table:table-cell>
          <table:table-cell office:value-type="float" office:value="0" calcext:value-type="float">
            <text:p>0</text:p>
          </table:table-cell>
          <table:table-cell office:value-type="float" office:value="0.06305749" calcext:value-type="float">
            <text:p>0.06305749</text:p>
          </table:table-cell>
          <table:table-cell office:value-type="float" office:value="-0.02288759" calcext:value-type="float">
            <text:p>-0.02288759</text:p>
          </table:table-cell>
          <table:table-cell office:value-type="float" office:value="360" calcext:value-type="float">
            <text:p>360</text:p>
          </table:table-cell>
          <table:table-cell office:value-type="float" office:value="-4.541986" calcext:value-type="float">
            <text:p>-4.541986</text:p>
          </table:table-cell>
          <table:table-cell office:value-type="float" office:value="0" calcext:value-type="float">
            <text:p>0</text:p>
          </table:table-cell>
          <table:table-cell office:value-type="float" office:value="222.6759" calcext:value-type="float">
            <text:p>222.6759</text:p>
          </table:table-cell>
          <table:table-cell office:value-type="float" office:value="290.4735" calcext:value-type="float">
            <text:p>290.4735</text:p>
          </table:table-cell>
          <table:table-cell office:value-type="float" office:value="940.7228" calcext:value-type="float">
            <text:p>940.7228</text:p>
          </table:table-cell>
          <table:table-cell office:value-type="float" office:value="916.4547" calcext:value-type="float">
            <text:p>916.4547</text:p>
          </table:table-cell>
          <table:table-cell office:value-type="float" office:value="903.7468" calcext:value-type="float">
            <text:p>903.7468</text:p>
          </table:table-cell>
          <table:table-cell office:value-type="float" office:value="913.5027" calcext:value-type="float">
            <text:p>913.5027</text:p>
          </table:table-cell>
          <table:table-cell office:value-type="float" office:value="333.0345" calcext:value-type="float">
            <text:p>333.0345</text:p>
          </table:table-cell>
          <table:table-cell office:value-type="float" office:value="449.0872" calcext:value-type="float">
            <text:p>449.0872</text:p>
          </table:table-cell>
          <table:table-cell office:value-type="float" office:value="385.8401" calcext:value-type="float">
            <text:p>385.8401</text:p>
          </table:table-cell>
          <table:table-cell office:value-type="float" office:value="325.142" calcext:value-type="float">
            <text:p>325.1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9" calcext:value-type="float">
            <text:p>22031999</text:p>
          </table:table-cell>
          <table:table-cell office:value-type="float" office:value="119.3514" calcext:value-type="float">
            <text:p>119.3514</text:p>
          </table:table-cell>
          <table:table-cell office:value-type="float" office:value="5673.525" calcext:value-type="float">
            <text:p>5673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13824" calcext:value-type="float">
            <text:p>-4.613824</text:p>
          </table:table-cell>
          <table:table-cell office:value-type="float" office:value="23.21875" calcext:value-type="float">
            <text:p>23.21875</text:p>
          </table:table-cell>
          <table:table-cell office:value-type="float" office:value="0" calcext:value-type="float">
            <text:p>0</text:p>
          </table:table-cell>
          <table:table-cell office:value-type="float" office:value="67.17722" calcext:value-type="float">
            <text:p>67.17722</text:p>
          </table:table-cell>
          <table:table-cell office:value-type="float" office:value="6.022347" calcext:value-type="float">
            <text:p>6.022347</text:p>
          </table:table-cell>
          <table:table-cell office:value-type="float" office:value="0.001981995" calcext:value-type="float">
            <text:p>0.001981995</text:p>
          </table:table-cell>
          <table:table-cell office:value-type="float" office:value="0" calcext:value-type="float">
            <text:p>0</text:p>
          </table:table-cell>
          <table:table-cell office:value-type="float" office:value="0.06486293" calcext:value-type="float">
            <text:p>0.06486293</text:p>
          </table:table-cell>
          <table:table-cell office:value-type="float" office:value="-0.01163316" calcext:value-type="float">
            <text:p>-0.01163316</text:p>
          </table:table-cell>
          <table:table-cell office:value-type="float" office:value="360" calcext:value-type="float">
            <text:p>360</text:p>
          </table:table-cell>
          <table:table-cell office:value-type="float" office:value="-4.665071" calcext:value-type="float">
            <text:p>-4.665071</text:p>
          </table:table-cell>
          <table:table-cell office:value-type="float" office:value="0" calcext:value-type="float">
            <text:p>0</text:p>
          </table:table-cell>
          <table:table-cell office:value-type="float" office:value="222.6803" calcext:value-type="float">
            <text:p>222.6803</text:p>
          </table:table-cell>
          <table:table-cell office:value-type="float" office:value="290.4665" calcext:value-type="float">
            <text:p>290.4665</text:p>
          </table:table-cell>
          <table:table-cell office:value-type="float" office:value="940.7043" calcext:value-type="float">
            <text:p>940.7043</text:p>
          </table:table-cell>
          <table:table-cell office:value-type="float" office:value="916.4425" calcext:value-type="float">
            <text:p>916.4425</text:p>
          </table:table-cell>
          <table:table-cell office:value-type="float" office:value="903.7393" calcext:value-type="float">
            <text:p>903.7393</text:p>
          </table:table-cell>
          <table:table-cell office:value-type="float" office:value="913.4965" calcext:value-type="float">
            <text:p>913.4965</text:p>
          </table:table-cell>
          <table:table-cell office:value-type="float" office:value="333.0321" calcext:value-type="float">
            <text:p>333.0321</text:p>
          </table:table-cell>
          <table:table-cell office:value-type="float" office:value="449.0851" calcext:value-type="float">
            <text:p>449.0851</text:p>
          </table:table-cell>
          <table:table-cell office:value-type="float" office:value="385.8388" calcext:value-type="float">
            <text:p>385.8388</text:p>
          </table:table-cell>
          <table:table-cell office:value-type="float" office:value="325.1407" calcext:value-type="float">
            <text:p>325.14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9" calcext:value-type="float">
            <text:p>23031999</text:p>
          </table:table-cell>
          <table:table-cell office:value-type="float" office:value="119.3012" calcext:value-type="float">
            <text:p>119.3012</text:p>
          </table:table-cell>
          <table:table-cell office:value-type="float" office:value="5673.497" calcext:value-type="float">
            <text:p>5673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14942" calcext:value-type="float">
            <text:p>-4.714942</text:p>
          </table:table-cell>
          <table:table-cell office:value-type="float" office:value="23.06799" calcext:value-type="float">
            <text:p>23.06799</text:p>
          </table:table-cell>
          <table:table-cell office:value-type="float" office:value="0" calcext:value-type="float">
            <text:p>0</text:p>
          </table:table-cell>
          <table:table-cell office:value-type="float" office:value="67.11336" calcext:value-type="float">
            <text:p>67.11336</text:p>
          </table:table-cell>
          <table:table-cell office:value-type="float" office:value="6.004946" calcext:value-type="float">
            <text:p>6.004946</text:p>
          </table:table-cell>
          <table:table-cell office:value-type="float" office:value="0.002096498" calcext:value-type="float">
            <text:p>0.002096498</text:p>
          </table:table-cell>
          <table:table-cell office:value-type="float" office:value="0" calcext:value-type="float">
            <text:p>0</text:p>
          </table:table-cell>
          <table:table-cell office:value-type="float" office:value="0.06642369" calcext:value-type="float">
            <text:p>0.06642369</text:p>
          </table:table-cell>
          <table:table-cell office:value-type="float" office:value="-0.01659886" calcext:value-type="float">
            <text:p>-0.01659886</text:p>
          </table:table-cell>
          <table:table-cell office:value-type="float" office:value="360" calcext:value-type="float">
            <text:p>360</text:p>
          </table:table-cell>
          <table:table-cell office:value-type="float" office:value="-4.76267" calcext:value-type="float">
            <text:p>-4.76267</text:p>
          </table:table-cell>
          <table:table-cell office:value-type="float" office:value="0" calcext:value-type="float">
            <text:p>0</text:p>
          </table:table-cell>
          <table:table-cell office:value-type="float" office:value="222.6801" calcext:value-type="float">
            <text:p>222.6801</text:p>
          </table:table-cell>
          <table:table-cell office:value-type="float" office:value="290.4583" calcext:value-type="float">
            <text:p>290.4583</text:p>
          </table:table-cell>
          <table:table-cell office:value-type="float" office:value="940.685" calcext:value-type="float">
            <text:p>940.685</text:p>
          </table:table-cell>
          <table:table-cell office:value-type="float" office:value="916.4298" calcext:value-type="float">
            <text:p>916.4298</text:p>
          </table:table-cell>
          <table:table-cell office:value-type="float" office:value="903.7315" calcext:value-type="float">
            <text:p>903.7315</text:p>
          </table:table-cell>
          <table:table-cell office:value-type="float" office:value="913.49" calcext:value-type="float">
            <text:p>913.49</text:p>
          </table:table-cell>
          <table:table-cell office:value-type="float" office:value="333.0297" calcext:value-type="float">
            <text:p>333.0297</text:p>
          </table:table-cell>
          <table:table-cell office:value-type="float" office:value="449.083" calcext:value-type="float">
            <text:p>449.083</text:p>
          </table:table-cell>
          <table:table-cell office:value-type="float" office:value="385.8376" calcext:value-type="float">
            <text:p>385.8376</text:p>
          </table:table-cell>
          <table:table-cell office:value-type="float" office:value="325.1395" calcext:value-type="float">
            <text:p>325.13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9" calcext:value-type="float">
            <text:p>24031999</text:p>
          </table:table-cell>
          <table:table-cell office:value-type="float" office:value="119.2511" calcext:value-type="float">
            <text:p>119.2511</text:p>
          </table:table-cell>
          <table:table-cell office:value-type="float" office:value="5673.468" calcext:value-type="float">
            <text:p>5673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24068" calcext:value-type="float">
            <text:p>-4.824068</text:p>
          </table:table-cell>
          <table:table-cell office:value-type="float" office:value="23.19232" calcext:value-type="float">
            <text:p>23.19232</text:p>
          </table:table-cell>
          <table:table-cell office:value-type="float" office:value="0" calcext:value-type="float">
            <text:p>0</text:p>
          </table:table-cell>
          <table:table-cell office:value-type="float" office:value="67.04926" calcext:value-type="float">
            <text:p>67.04926</text:p>
          </table:table-cell>
          <table:table-cell office:value-type="float" office:value="5.987634" calcext:value-type="float">
            <text:p>5.987634</text:p>
          </table:table-cell>
          <table:table-cell office:value-type="float" office:value="0.002236727" calcext:value-type="float">
            <text:p>0.002236727</text:p>
          </table:table-cell>
          <table:table-cell office:value-type="float" office:value="0" calcext:value-type="float">
            <text:p>0</text:p>
          </table:table-cell>
          <table:table-cell office:value-type="float" office:value="0.06787457" calcext:value-type="float">
            <text:p>0.06787457</text:p>
          </table:table-cell>
          <table:table-cell office:value-type="float" office:value="-0.02194962" calcext:value-type="float">
            <text:p>-0.02194962</text:p>
          </table:table-cell>
          <table:table-cell office:value-type="float" office:value="360" calcext:value-type="float">
            <text:p>360</text:p>
          </table:table-cell>
          <table:table-cell office:value-type="float" office:value="-4.867756" calcext:value-type="float">
            <text:p>-4.867756</text:p>
          </table:table-cell>
          <table:table-cell office:value-type="float" office:value="0" calcext:value-type="float">
            <text:p>0</text:p>
          </table:table-cell>
          <table:table-cell office:value-type="float" office:value="222.6803" calcext:value-type="float">
            <text:p>222.6803</text:p>
          </table:table-cell>
          <table:table-cell office:value-type="float" office:value="290.4504" calcext:value-type="float">
            <text:p>290.4504</text:p>
          </table:table-cell>
          <table:table-cell office:value-type="float" office:value="940.6656" calcext:value-type="float">
            <text:p>940.6656</text:p>
          </table:table-cell>
          <table:table-cell office:value-type="float" office:value="916.417" calcext:value-type="float">
            <text:p>916.417</text:p>
          </table:table-cell>
          <table:table-cell office:value-type="float" office:value="903.7237" calcext:value-type="float">
            <text:p>903.7237</text:p>
          </table:table-cell>
          <table:table-cell office:value-type="float" office:value="913.4835" calcext:value-type="float">
            <text:p>913.4835</text:p>
          </table:table-cell>
          <table:table-cell office:value-type="float" office:value="333.0274" calcext:value-type="float">
            <text:p>333.0274</text:p>
          </table:table-cell>
          <table:table-cell office:value-type="float" office:value="449.0808" calcext:value-type="float">
            <text:p>449.0808</text:p>
          </table:table-cell>
          <table:table-cell office:value-type="float" office:value="385.8364" calcext:value-type="float">
            <text:p>385.8364</text:p>
          </table:table-cell>
          <table:table-cell office:value-type="float" office:value="325.1384" calcext:value-type="float">
            <text:p>325.13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9" calcext:value-type="float">
            <text:p>25031999</text:p>
          </table:table-cell>
          <table:table-cell office:value-type="float" office:value="119.2013" calcext:value-type="float">
            <text:p>119.2013</text:p>
          </table:table-cell>
          <table:table-cell office:value-type="float" office:value="5673.44" calcext:value-type="float">
            <text:p>567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47227" calcext:value-type="float">
            <text:p>-4.947227</text:p>
          </table:table-cell>
          <table:table-cell office:value-type="float" office:value="23.57013" calcext:value-type="float">
            <text:p>23.57013</text:p>
          </table:table-cell>
          <table:table-cell office:value-type="float" office:value="0" calcext:value-type="float">
            <text:p>0</text:p>
          </table:table-cell>
          <table:table-cell office:value-type="float" office:value="66.98505" calcext:value-type="float">
            <text:p>66.98505</text:p>
          </table:table-cell>
          <table:table-cell office:value-type="float" office:value="5.970438" calcext:value-type="float">
            <text:p>5.970438</text:p>
          </table:table-cell>
          <table:table-cell office:value-type="float" office:value="0.002402557" calcext:value-type="float">
            <text:p>0.002402557</text:p>
          </table:table-cell>
          <table:table-cell office:value-type="float" office:value="0" calcext:value-type="float">
            <text:p>0</text:p>
          </table:table-cell>
          <table:table-cell office:value-type="float" office:value="0.06914645" calcext:value-type="float">
            <text:p>0.06914645</text:p>
          </table:table-cell>
          <table:table-cell office:value-type="float" office:value="-0.02774653" calcext:value-type="float">
            <text:p>-0.02774653</text:p>
          </table:table-cell>
          <table:table-cell office:value-type="float" office:value="360" calcext:value-type="float">
            <text:p>360</text:p>
          </table:table-cell>
          <table:table-cell office:value-type="float" office:value="-4.986224" calcext:value-type="float">
            <text:p>-4.986224</text:p>
          </table:table-cell>
          <table:table-cell office:value-type="float" office:value="0" calcext:value-type="float">
            <text:p>0</text:p>
          </table:table-cell>
          <table:table-cell office:value-type="float" office:value="222.6811" calcext:value-type="float">
            <text:p>222.6811</text:p>
          </table:table-cell>
          <table:table-cell office:value-type="float" office:value="290.4423" calcext:value-type="float">
            <text:p>290.4423</text:p>
          </table:table-cell>
          <table:table-cell office:value-type="float" office:value="940.6461" calcext:value-type="float">
            <text:p>940.6461</text:p>
          </table:table-cell>
          <table:table-cell office:value-type="float" office:value="916.4042" calcext:value-type="float">
            <text:p>916.4042</text:p>
          </table:table-cell>
          <table:table-cell office:value-type="float" office:value="903.7158" calcext:value-type="float">
            <text:p>903.7158</text:p>
          </table:table-cell>
          <table:table-cell office:value-type="float" office:value="913.4769" calcext:value-type="float">
            <text:p>913.4769</text:p>
          </table:table-cell>
          <table:table-cell office:value-type="float" office:value="333.0252" calcext:value-type="float">
            <text:p>333.0252</text:p>
          </table:table-cell>
          <table:table-cell office:value-type="float" office:value="449.0786" calcext:value-type="float">
            <text:p>449.0786</text:p>
          </table:table-cell>
          <table:table-cell office:value-type="float" office:value="385.8352" calcext:value-type="float">
            <text:p>385.8352</text:p>
          </table:table-cell>
          <table:table-cell office:value-type="float" office:value="325.1373" calcext:value-type="float">
            <text:p>325.13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9" calcext:value-type="float">
            <text:p>26031999</text:p>
          </table:table-cell>
          <table:table-cell office:value-type="float" office:value="119.1515" calcext:value-type="float">
            <text:p>119.1515</text:p>
          </table:table-cell>
          <table:table-cell office:value-type="float" office:value="5673.413" calcext:value-type="float">
            <text:p>5673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61564" calcext:value-type="float">
            <text:p>-5.061564</text:p>
          </table:table-cell>
          <table:table-cell office:value-type="float" office:value="22.95673" calcext:value-type="float">
            <text:p>22.95673</text:p>
          </table:table-cell>
          <table:table-cell office:value-type="float" office:value="0" calcext:value-type="float">
            <text:p>0</text:p>
          </table:table-cell>
          <table:table-cell office:value-type="float" office:value="66.92051" calcext:value-type="float">
            <text:p>66.92051</text:p>
          </table:table-cell>
          <table:table-cell office:value-type="float" office:value="5.953113" calcext:value-type="float">
            <text:p>5.953113</text:p>
          </table:table-cell>
          <table:table-cell office:value-type="float" office:value="0.002568411" calcext:value-type="float">
            <text:p>0.002568411</text:p>
          </table:table-cell>
          <table:table-cell office:value-type="float" office:value="0" calcext:value-type="float">
            <text:p>0</text:p>
          </table:table-cell>
          <table:table-cell office:value-type="float" office:value="0.07033621" calcext:value-type="float">
            <text:p>0.07033621</text:p>
          </table:table-cell>
          <table:table-cell office:value-type="float" office:value="-0.03371809" calcext:value-type="float">
            <text:p>-0.03371809</text:p>
          </table:table-cell>
          <table:table-cell office:value-type="float" office:value="360" calcext:value-type="float">
            <text:p>360</text:p>
          </table:table-cell>
          <table:table-cell office:value-type="float" office:value="-5.095614" calcext:value-type="float">
            <text:p>-5.095614</text:p>
          </table:table-cell>
          <table:table-cell office:value-type="float" office:value="0" calcext:value-type="float">
            <text:p>0</text:p>
          </table:table-cell>
          <table:table-cell office:value-type="float" office:value="222.681" calcext:value-type="float">
            <text:p>222.681</text:p>
          </table:table-cell>
          <table:table-cell office:value-type="float" office:value="290.4344" calcext:value-type="float">
            <text:p>290.4344</text:p>
          </table:table-cell>
          <table:table-cell office:value-type="float" office:value="940.6272" calcext:value-type="float">
            <text:p>940.6272</text:p>
          </table:table-cell>
          <table:table-cell office:value-type="float" office:value="916.3917" calcext:value-type="float">
            <text:p>916.3917</text:p>
          </table:table-cell>
          <table:table-cell office:value-type="float" office:value="903.708" calcext:value-type="float">
            <text:p>903.708</text:p>
          </table:table-cell>
          <table:table-cell office:value-type="float" office:value="913.4705" calcext:value-type="float">
            <text:p>913.4705</text:p>
          </table:table-cell>
          <table:table-cell office:value-type="float" office:value="333.023" calcext:value-type="float">
            <text:p>333.023</text:p>
          </table:table-cell>
          <table:table-cell office:value-type="float" office:value="449.0765" calcext:value-type="float">
            <text:p>449.0765</text:p>
          </table:table-cell>
          <table:table-cell office:value-type="float" office:value="385.834" calcext:value-type="float">
            <text:p>385.834</text:p>
          </table:table-cell>
          <table:table-cell office:value-type="float" office:value="325.1361" calcext:value-type="float">
            <text:p>325.13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9" calcext:value-type="float">
            <text:p>27031999</text:p>
          </table:table-cell>
          <table:table-cell office:value-type="float" office:value="119.1014" calcext:value-type="float">
            <text:p>119.1014</text:p>
          </table:table-cell>
          <table:table-cell office:value-type="float" office:value="5673.384" calcext:value-type="float">
            <text:p>5673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67452" calcext:value-type="float">
            <text:p>-5.167452</text:p>
          </table:table-cell>
          <table:table-cell office:value-type="float" office:value="21.88919" calcext:value-type="float">
            <text:p>21.88919</text:p>
          </table:table-cell>
          <table:table-cell office:value-type="float" office:value="0" calcext:value-type="float">
            <text:p>0</text:p>
          </table:table-cell>
          <table:table-cell office:value-type="float" office:value="66.85606" calcext:value-type="float">
            <text:p>66.85606</text:p>
          </table:table-cell>
          <table:table-cell office:value-type="float" office:value="5.935633" calcext:value-type="float">
            <text:p>5.935633</text:p>
          </table:table-cell>
          <table:table-cell office:value-type="float" office:value="0.002720866" calcext:value-type="float">
            <text:p>0.002720866</text:p>
          </table:table-cell>
          <table:table-cell office:value-type="float" office:value="0" calcext:value-type="float">
            <text:p>0</text:p>
          </table:table-cell>
          <table:table-cell office:value-type="float" office:value="0.07176137" calcext:value-type="float">
            <text:p>0.07176137</text:p>
          </table:table-cell>
          <table:table-cell office:value-type="float" office:value="-0.03867092" calcext:value-type="float">
            <text:p>-0.03867092</text:p>
          </table:table-cell>
          <table:table-cell office:value-type="float" office:value="360" calcext:value-type="float">
            <text:p>360</text:p>
          </table:table-cell>
          <table:table-cell office:value-type="float" office:value="-5.197822" calcext:value-type="float">
            <text:p>-5.197822</text:p>
          </table:table-cell>
          <table:table-cell office:value-type="float" office:value="0" calcext:value-type="float">
            <text:p>0</text:p>
          </table:table-cell>
          <table:table-cell office:value-type="float" office:value="222.6804" calcext:value-type="float">
            <text:p>222.6804</text:p>
          </table:table-cell>
          <table:table-cell office:value-type="float" office:value="290.4264" calcext:value-type="float">
            <text:p>290.4264</text:p>
          </table:table-cell>
          <table:table-cell office:value-type="float" office:value="940.6083" calcext:value-type="float">
            <text:p>940.6083</text:p>
          </table:table-cell>
          <table:table-cell office:value-type="float" office:value="916.3793" calcext:value-type="float">
            <text:p>916.3793</text:p>
          </table:table-cell>
          <table:table-cell office:value-type="float" office:value="903.7004" calcext:value-type="float">
            <text:p>903.7004</text:p>
          </table:table-cell>
          <table:table-cell office:value-type="float" office:value="913.4641" calcext:value-type="float">
            <text:p>913.4641</text:p>
          </table:table-cell>
          <table:table-cell office:value-type="float" office:value="333.0208" calcext:value-type="float">
            <text:p>333.0208</text:p>
          </table:table-cell>
          <table:table-cell office:value-type="float" office:value="449.0743" calcext:value-type="float">
            <text:p>449.0743</text:p>
          </table:table-cell>
          <table:table-cell office:value-type="float" office:value="385.8328" calcext:value-type="float">
            <text:p>385.8328</text:p>
          </table:table-cell>
          <table:table-cell office:value-type="float" office:value="325.135" calcext:value-type="float">
            <text:p>325.1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9" calcext:value-type="float">
            <text:p>28031999</text:p>
          </table:table-cell>
          <table:table-cell office:value-type="float" office:value="119.0513" calcext:value-type="float">
            <text:p>119.0513</text:p>
          </table:table-cell>
          <table:table-cell office:value-type="float" office:value="5673.356" calcext:value-type="float">
            <text:p>5673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66031" calcext:value-type="float">
            <text:p>-5.266031</text:p>
          </table:table-cell>
          <table:table-cell office:value-type="float" office:value="20.61311" calcext:value-type="float">
            <text:p>20.61311</text:p>
          </table:table-cell>
          <table:table-cell office:value-type="float" office:value="0" calcext:value-type="float">
            <text:p>0</text:p>
          </table:table-cell>
          <table:table-cell office:value-type="float" office:value="66.79169" calcext:value-type="float">
            <text:p>66.79169</text:p>
          </table:table-cell>
          <table:table-cell office:value-type="float" office:value="5.918049" calcext:value-type="float">
            <text:p>5.918049</text:p>
          </table:table-cell>
          <table:table-cell office:value-type="float" office:value="0.002859256" calcext:value-type="float">
            <text:p>0.002859256</text:p>
          </table:table-cell>
          <table:table-cell office:value-type="float" office:value="0" calcext:value-type="float">
            <text:p>0</text:p>
          </table:table-cell>
          <table:table-cell office:value-type="float" office:value="0.07346322" calcext:value-type="float">
            <text:p>0.07346322</text:p>
          </table:table-cell>
          <table:table-cell office:value-type="float" office:value="-0.04227229" calcext:value-type="float">
            <text:p>-0.04227229</text:p>
          </table:table-cell>
          <table:table-cell office:value-type="float" office:value="360" calcext:value-type="float">
            <text:p>360</text:p>
          </table:table-cell>
          <table:table-cell office:value-type="float" office:value="-5.294363" calcext:value-type="float">
            <text:p>-5.294363</text:p>
          </table:table-cell>
          <table:table-cell office:value-type="float" office:value="0" calcext:value-type="float">
            <text:p>0</text:p>
          </table:table-cell>
          <table:table-cell office:value-type="float" office:value="222.6794" calcext:value-type="float">
            <text:p>222.6794</text:p>
          </table:table-cell>
          <table:table-cell office:value-type="float" office:value="290.4181" calcext:value-type="float">
            <text:p>290.4181</text:p>
          </table:table-cell>
          <table:table-cell office:value-type="float" office:value="940.5895" calcext:value-type="float">
            <text:p>940.5895</text:p>
          </table:table-cell>
          <table:table-cell office:value-type="float" office:value="916.3669" calcext:value-type="float">
            <text:p>916.3669</text:p>
          </table:table-cell>
          <table:table-cell office:value-type="float" office:value="903.6929" calcext:value-type="float">
            <text:p>903.6929</text:p>
          </table:table-cell>
          <table:table-cell office:value-type="float" office:value="913.4579" calcext:value-type="float">
            <text:p>913.4579</text:p>
          </table:table-cell>
          <table:table-cell office:value-type="float" office:value="333.0186" calcext:value-type="float">
            <text:p>333.0186</text:p>
          </table:table-cell>
          <table:table-cell office:value-type="float" office:value="449.0721" calcext:value-type="float">
            <text:p>449.0721</text:p>
          </table:table-cell>
          <table:table-cell office:value-type="float" office:value="385.8316" calcext:value-type="float">
            <text:p>385.8316</text:p>
          </table:table-cell>
          <table:table-cell office:value-type="float" office:value="325.1339" calcext:value-type="float">
            <text:p>325.13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9" calcext:value-type="float">
            <text:p>29031999</text:p>
          </table:table-cell>
          <table:table-cell office:value-type="float" office:value="119.0012" calcext:value-type="float">
            <text:p>119.0012</text:p>
          </table:table-cell>
          <table:table-cell office:value-type="float" office:value="5673.327" calcext:value-type="float">
            <text:p>5673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60631" calcext:value-type="float">
            <text:p>-5.360631</text:p>
          </table:table-cell>
          <table:table-cell office:value-type="float" office:value="19.69523" calcext:value-type="float">
            <text:p>19.69523</text:p>
          </table:table-cell>
          <table:table-cell office:value-type="float" office:value="0" calcext:value-type="float">
            <text:p>0</text:p>
          </table:table-cell>
          <table:table-cell office:value-type="float" office:value="66.72741" calcext:value-type="float">
            <text:p>66.72741</text:p>
          </table:table-cell>
          <table:table-cell office:value-type="float" office:value="5.900449" calcext:value-type="float">
            <text:p>5.900449</text:p>
          </table:table-cell>
          <table:table-cell office:value-type="float" office:value="0.002987485" calcext:value-type="float">
            <text:p>0.002987485</text:p>
          </table:table-cell>
          <table:table-cell office:value-type="float" office:value="0" calcext:value-type="float">
            <text:p>0</text:p>
          </table:table-cell>
          <table:table-cell office:value-type="float" office:value="0.07539399" calcext:value-type="float">
            <text:p>0.07539399</text:p>
          </table:table-cell>
          <table:table-cell office:value-type="float" office:value="-0.04460162" calcext:value-type="float">
            <text:p>-0.04460162</text:p>
          </table:table-cell>
          <table:table-cell office:value-type="float" office:value="360" calcext:value-type="float">
            <text:p>360</text:p>
          </table:table-cell>
          <table:table-cell office:value-type="float" office:value="-5.388437" calcext:value-type="float">
            <text:p>-5.388437</text:p>
          </table:table-cell>
          <table:table-cell office:value-type="float" office:value="0" calcext:value-type="float">
            <text:p>0</text:p>
          </table:table-cell>
          <table:table-cell office:value-type="float" office:value="222.6783" calcext:value-type="float">
            <text:p>222.6783</text:p>
          </table:table-cell>
          <table:table-cell office:value-type="float" office:value="290.4101" calcext:value-type="float">
            <text:p>290.4101</text:p>
          </table:table-cell>
          <table:table-cell office:value-type="float" office:value="940.5706" calcext:value-type="float">
            <text:p>940.5706</text:p>
          </table:table-cell>
          <table:table-cell office:value-type="float" office:value="916.3544" calcext:value-type="float">
            <text:p>916.3544</text:p>
          </table:table-cell>
          <table:table-cell office:value-type="float" office:value="903.6854" calcext:value-type="float">
            <text:p>903.6854</text:p>
          </table:table-cell>
          <table:table-cell office:value-type="float" office:value="913.4516" calcext:value-type="float">
            <text:p>913.4516</text:p>
          </table:table-cell>
          <table:table-cell office:value-type="float" office:value="333.0165" calcext:value-type="float">
            <text:p>333.0165</text:p>
          </table:table-cell>
          <table:table-cell office:value-type="float" office:value="449.0699" calcext:value-type="float">
            <text:p>449.0699</text:p>
          </table:table-cell>
          <table:table-cell office:value-type="float" office:value="385.8304" calcext:value-type="float">
            <text:p>385.8304</text:p>
          </table:table-cell>
          <table:table-cell office:value-type="float" office:value="325.1327" calcext:value-type="float">
            <text:p>325.13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9" calcext:value-type="float">
            <text:p>30031999</text:p>
          </table:table-cell>
          <table:table-cell office:value-type="float" office:value="118.9502" calcext:value-type="float">
            <text:p>118.9502</text:p>
          </table:table-cell>
          <table:table-cell office:value-type="float" office:value="5673.296" calcext:value-type="float">
            <text:p>5673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54346" calcext:value-type="float">
            <text:p>-5.454346</text:p>
          </table:table-cell>
          <table:table-cell office:value-type="float" office:value="19.0274" calcext:value-type="float">
            <text:p>19.0274</text:p>
          </table:table-cell>
          <table:table-cell office:value-type="float" office:value="0" calcext:value-type="float">
            <text:p>0</text:p>
          </table:table-cell>
          <table:table-cell office:value-type="float" office:value="66.6628" calcext:value-type="float">
            <text:p>66.6628</text:p>
          </table:table-cell>
          <table:table-cell office:value-type="float" office:value="5.882642" calcext:value-type="float">
            <text:p>5.882642</text:p>
          </table:table-cell>
          <table:table-cell office:value-type="float" office:value="0.00311142" calcext:value-type="float">
            <text:p>0.00311142</text:p>
          </table:table-cell>
          <table:table-cell office:value-type="float" office:value="0" calcext:value-type="float">
            <text:p>0</text:p>
          </table:table-cell>
          <table:table-cell office:value-type="float" office:value="0.07743218" calcext:value-type="float">
            <text:p>0.07743218</text:p>
          </table:table-cell>
          <table:table-cell office:value-type="float" office:value="-0.04609874" calcext:value-type="float">
            <text:p>-0.04609874</text:p>
          </table:table-cell>
          <table:table-cell office:value-type="float" office:value="360" calcext:value-type="float">
            <text:p>360</text:p>
          </table:table-cell>
          <table:table-cell office:value-type="float" office:value="-5.482568" calcext:value-type="float">
            <text:p>-5.482568</text:p>
          </table:table-cell>
          <table:table-cell office:value-type="float" office:value="0" calcext:value-type="float">
            <text:p>0</text:p>
          </table:table-cell>
          <table:table-cell office:value-type="float" office:value="222.6771" calcext:value-type="float">
            <text:p>222.6771</text:p>
          </table:table-cell>
          <table:table-cell office:value-type="float" office:value="290.4017" calcext:value-type="float">
            <text:p>290.4017</text:p>
          </table:table-cell>
          <table:table-cell office:value-type="float" office:value="940.5493" calcext:value-type="float">
            <text:p>940.5493</text:p>
          </table:table-cell>
          <table:table-cell office:value-type="float" office:value="916.3418" calcext:value-type="float">
            <text:p>916.3418</text:p>
          </table:table-cell>
          <table:table-cell office:value-type="float" office:value="903.6777" calcext:value-type="float">
            <text:p>903.6777</text:p>
          </table:table-cell>
          <table:table-cell office:value-type="float" office:value="913.4453" calcext:value-type="float">
            <text:p>913.4453</text:p>
          </table:table-cell>
          <table:table-cell office:value-type="float" office:value="333.0145" calcext:value-type="float">
            <text:p>333.0145</text:p>
          </table:table-cell>
          <table:table-cell office:value-type="float" office:value="449.0679" calcext:value-type="float">
            <text:p>449.0679</text:p>
          </table:table-cell>
          <table:table-cell office:value-type="float" office:value="385.8292" calcext:value-type="float">
            <text:p>385.8292</text:p>
          </table:table-cell>
          <table:table-cell office:value-type="float" office:value="325.1316" calcext:value-type="float">
            <text:p>325.1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9" calcext:value-type="float">
            <text:p>31031999</text:p>
          </table:table-cell>
          <table:table-cell office:value-type="float" office:value="118.8986" calcext:value-type="float">
            <text:p>118.8986</text:p>
          </table:table-cell>
          <table:table-cell office:value-type="float" office:value="5673.263" calcext:value-type="float">
            <text:p>5673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47586" calcext:value-type="float">
            <text:p>-5.547586</text:p>
          </table:table-cell>
          <table:table-cell office:value-type="float" office:value="18.52467" calcext:value-type="float">
            <text:p>18.52467</text:p>
          </table:table-cell>
          <table:table-cell office:value-type="float" office:value="0" calcext:value-type="float">
            <text:p>0</text:p>
          </table:table-cell>
          <table:table-cell office:value-type="float" office:value="66.59783" calcext:value-type="float">
            <text:p>66.59783</text:p>
          </table:table-cell>
          <table:table-cell office:value-type="float" office:value="5.864698" calcext:value-type="float">
            <text:p>5.864698</text:p>
          </table:table-cell>
          <table:table-cell office:value-type="float" office:value="0.003232884" calcext:value-type="float">
            <text:p>0.003232884</text:p>
          </table:table-cell>
          <table:table-cell office:value-type="float" office:value="0" calcext:value-type="float">
            <text:p>0</text:p>
          </table:table-cell>
          <table:table-cell office:value-type="float" office:value="0.07951559" calcext:value-type="float">
            <text:p>0.07951559</text:p>
          </table:table-cell>
          <table:table-cell office:value-type="float" office:value="-0.04702459" calcext:value-type="float">
            <text:p>-0.04702459</text:p>
          </table:table-cell>
          <table:table-cell office:value-type="float" office:value="360" calcext:value-type="float">
            <text:p>360</text:p>
          </table:table-cell>
          <table:table-cell office:value-type="float" office:value="-5.576844" calcext:value-type="float">
            <text:p>-5.576844</text:p>
          </table:table-cell>
          <table:table-cell office:value-type="float" office:value="0" calcext:value-type="float">
            <text:p>0</text:p>
          </table:table-cell>
          <table:table-cell office:value-type="float" office:value="222.6757" calcext:value-type="float">
            <text:p>222.6757</text:p>
          </table:table-cell>
          <table:table-cell office:value-type="float" office:value="290.3931" calcext:value-type="float">
            <text:p>290.3931</text:p>
          </table:table-cell>
          <table:table-cell office:value-type="float" office:value="940.5267" calcext:value-type="float">
            <text:p>940.5267</text:p>
          </table:table-cell>
          <table:table-cell office:value-type="float" office:value="916.3286" calcext:value-type="float">
            <text:p>916.3286</text:p>
          </table:table-cell>
          <table:table-cell office:value-type="float" office:value="903.67" calcext:value-type="float">
            <text:p>903.67</text:p>
          </table:table-cell>
          <table:table-cell office:value-type="float" office:value="913.4388" calcext:value-type="float">
            <text:p>913.4388</text:p>
          </table:table-cell>
          <table:table-cell office:value-type="float" office:value="333.0124" calcext:value-type="float">
            <text:p>333.0124</text:p>
          </table:table-cell>
          <table:table-cell office:value-type="float" office:value="449.0657" calcext:value-type="float">
            <text:p>449.0657</text:p>
          </table:table-cell>
          <table:table-cell office:value-type="float" office:value="385.8281" calcext:value-type="float">
            <text:p>385.8281</text:p>
          </table:table-cell>
          <table:table-cell office:value-type="float" office:value="325.1304" calcext:value-type="float">
            <text:p>325.13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9" calcext:value-type="float">
            <text:p>1041999</text:p>
          </table:table-cell>
          <table:table-cell office:value-type="float" office:value="118.8469" calcext:value-type="float">
            <text:p>118.8469</text:p>
          </table:table-cell>
          <table:table-cell office:value-type="float" office:value="5673.226" calcext:value-type="float">
            <text:p>5673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44351" calcext:value-type="float">
            <text:p>-5.644351</text:p>
          </table:table-cell>
          <table:table-cell office:value-type="float" office:value="19.06388" calcext:value-type="float">
            <text:p>19.06388</text:p>
          </table:table-cell>
          <table:table-cell office:value-type="float" office:value="0" calcext:value-type="float">
            <text:p>0</text:p>
          </table:table-cell>
          <table:table-cell office:value-type="float" office:value="66.53284" calcext:value-type="float">
            <text:p>66.53284</text:p>
          </table:table-cell>
          <table:table-cell office:value-type="float" office:value="5.846865" calcext:value-type="float">
            <text:p>5.846865</text:p>
          </table:table-cell>
          <table:table-cell office:value-type="float" office:value="0.003363775" calcext:value-type="float">
            <text:p>0.003363775</text:p>
          </table:table-cell>
          <table:table-cell office:value-type="float" office:value="0" calcext:value-type="float">
            <text:p>0</text:p>
          </table:table-cell>
          <table:table-cell office:value-type="float" office:value="0.08158187" calcext:value-type="float">
            <text:p>0.08158187</text:p>
          </table:table-cell>
          <table:table-cell office:value-type="float" office:value="-0.04701988" calcext:value-type="float">
            <text:p>-0.04701988</text:p>
          </table:table-cell>
          <table:table-cell office:value-type="float" office:value="360" calcext:value-type="float">
            <text:p>360</text:p>
          </table:table-cell>
          <table:table-cell office:value-type="float" office:value="-5.675549" calcext:value-type="float">
            <text:p>-5.675549</text:p>
          </table:table-cell>
          <table:table-cell office:value-type="float" office:value="0" calcext:value-type="float">
            <text:p>0</text:p>
          </table:table-cell>
          <table:table-cell office:value-type="float" office:value="222.6753" calcext:value-type="float">
            <text:p>222.6753</text:p>
          </table:table-cell>
          <table:table-cell office:value-type="float" office:value="290.3845" calcext:value-type="float">
            <text:p>290.3845</text:p>
          </table:table-cell>
          <table:table-cell office:value-type="float" office:value="940.5037" calcext:value-type="float">
            <text:p>940.5037</text:p>
          </table:table-cell>
          <table:table-cell office:value-type="float" office:value="916.3105" calcext:value-type="float">
            <text:p>916.3105</text:p>
          </table:table-cell>
          <table:table-cell office:value-type="float" office:value="903.662" calcext:value-type="float">
            <text:p>903.662</text:p>
          </table:table-cell>
          <table:table-cell office:value-type="float" office:value="913.4324" calcext:value-type="float">
            <text:p>913.4324</text:p>
          </table:table-cell>
          <table:table-cell office:value-type="float" office:value="333.0102" calcext:value-type="float">
            <text:p>333.0102</text:p>
          </table:table-cell>
          <table:table-cell office:value-type="float" office:value="449.0636" calcext:value-type="float">
            <text:p>449.0636</text:p>
          </table:table-cell>
          <table:table-cell office:value-type="float" office:value="385.8269" calcext:value-type="float">
            <text:p>385.8269</text:p>
          </table:table-cell>
          <table:table-cell office:value-type="float" office:value="325.1293" calcext:value-type="float">
            <text:p>325.12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9" calcext:value-type="float">
            <text:p>2041999</text:p>
          </table:table-cell>
          <table:table-cell office:value-type="float" office:value="118.7953" calcext:value-type="float">
            <text:p>118.7953</text:p>
          </table:table-cell>
          <table:table-cell office:value-type="float" office:value="5673.188" calcext:value-type="float">
            <text:p>5673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45605" calcext:value-type="float">
            <text:p>-5.745605</text:p>
          </table:table-cell>
          <table:table-cell office:value-type="float" office:value="19.78927" calcext:value-type="float">
            <text:p>19.78927</text:p>
          </table:table-cell>
          <table:table-cell office:value-type="float" office:value="0" calcext:value-type="float">
            <text:p>0</text:p>
          </table:table-cell>
          <table:table-cell office:value-type="float" office:value="66.46762" calcext:value-type="float">
            <text:p>66.46762</text:p>
          </table:table-cell>
          <table:table-cell office:value-type="float" office:value="5.829134" calcext:value-type="float">
            <text:p>5.829134</text:p>
          </table:table-cell>
          <table:table-cell office:value-type="float" office:value="0.003514751" calcext:value-type="float">
            <text:p>0.003514751</text:p>
          </table:table-cell>
          <table:table-cell office:value-type="float" office:value="0" calcext:value-type="float">
            <text:p>0</text:p>
          </table:table-cell>
          <table:table-cell office:value-type="float" office:value="0.08342085" calcext:value-type="float">
            <text:p>0.08342085</text:p>
          </table:table-cell>
          <table:table-cell office:value-type="float" office:value="-0.04783593" calcext:value-type="float">
            <text:p>-0.04783593</text:p>
          </table:table-cell>
          <table:table-cell office:value-type="float" office:value="360" calcext:value-type="float">
            <text:p>360</text:p>
          </table:table-cell>
          <table:table-cell office:value-type="float" office:value="-5.777675" calcext:value-type="float">
            <text:p>-5.777675</text:p>
          </table:table-cell>
          <table:table-cell office:value-type="float" office:value="0" calcext:value-type="float">
            <text:p>0</text:p>
          </table:table-cell>
          <table:table-cell office:value-type="float" office:value="222.6752" calcext:value-type="float">
            <text:p>222.6752</text:p>
          </table:table-cell>
          <table:table-cell office:value-type="float" office:value="290.376" calcext:value-type="float">
            <text:p>290.376</text:p>
          </table:table-cell>
          <table:table-cell office:value-type="float" office:value="940.4809" calcext:value-type="float">
            <text:p>940.4809</text:p>
          </table:table-cell>
          <table:table-cell office:value-type="float" office:value="916.2914" calcext:value-type="float">
            <text:p>916.2914</text:p>
          </table:table-cell>
          <table:table-cell office:value-type="float" office:value="903.654" calcext:value-type="float">
            <text:p>903.654</text:p>
          </table:table-cell>
          <table:table-cell office:value-type="float" office:value="913.4257" calcext:value-type="float">
            <text:p>913.4257</text:p>
          </table:table-cell>
          <table:table-cell office:value-type="float" office:value="333.008" calcext:value-type="float">
            <text:p>333.008</text:p>
          </table:table-cell>
          <table:table-cell office:value-type="float" office:value="449.0615" calcext:value-type="float">
            <text:p>449.0615</text:p>
          </table:table-cell>
          <table:table-cell office:value-type="float" office:value="385.8257" calcext:value-type="float">
            <text:p>385.8257</text:p>
          </table:table-cell>
          <table:table-cell office:value-type="float" office:value="325.1281" calcext:value-type="float">
            <text:p>325.12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9" calcext:value-type="float">
            <text:p>3041999</text:p>
          </table:table-cell>
          <table:table-cell office:value-type="float" office:value="118.7437" calcext:value-type="float">
            <text:p>118.7437</text:p>
          </table:table-cell>
          <table:table-cell office:value-type="float" office:value="5673.15" calcext:value-type="float">
            <text:p>567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45058" calcext:value-type="float">
            <text:p>-5.845058</text:p>
          </table:table-cell>
          <table:table-cell office:value-type="float" office:value="20.02258" calcext:value-type="float">
            <text:p>20.02258</text:p>
          </table:table-cell>
          <table:table-cell office:value-type="float" office:value="0" calcext:value-type="float">
            <text:p>0</text:p>
          </table:table-cell>
          <table:table-cell office:value-type="float" office:value="66.402" calcext:value-type="float">
            <text:p>66.402</text:p>
          </table:table-cell>
          <table:table-cell office:value-type="float" office:value="5.810694" calcext:value-type="float">
            <text:p>5.810694</text:p>
          </table:table-cell>
          <table:table-cell office:value-type="float" office:value="0.003679689" calcext:value-type="float">
            <text:p>0.003679689</text:p>
          </table:table-cell>
          <table:table-cell office:value-type="float" office:value="0" calcext:value-type="float">
            <text:p>0</text:p>
          </table:table-cell>
          <table:table-cell office:value-type="float" office:value="0.08504695" calcext:value-type="float">
            <text:p>0.08504695</text:p>
          </table:table-cell>
          <table:table-cell office:value-type="float" office:value="-0.04944054" calcext:value-type="float">
            <text:p>-0.04944054</text:p>
          </table:table-cell>
          <table:table-cell office:value-type="float" office:value="360" calcext:value-type="float">
            <text:p>360</text:p>
          </table:table-cell>
          <table:table-cell office:value-type="float" office:value="-5.876985" calcext:value-type="float">
            <text:p>-5.876985</text:p>
          </table:table-cell>
          <table:table-cell office:value-type="float" office:value="0" calcext:value-type="float">
            <text:p>0</text:p>
          </table:table-cell>
          <table:table-cell office:value-type="float" office:value="222.6753" calcext:value-type="float">
            <text:p>222.6753</text:p>
          </table:table-cell>
          <table:table-cell office:value-type="float" office:value="290.3677" calcext:value-type="float">
            <text:p>290.3677</text:p>
          </table:table-cell>
          <table:table-cell office:value-type="float" office:value="940.4583" calcext:value-type="float">
            <text:p>940.4583</text:p>
          </table:table-cell>
          <table:table-cell office:value-type="float" office:value="916.2724" calcext:value-type="float">
            <text:p>916.2724</text:p>
          </table:table-cell>
          <table:table-cell office:value-type="float" office:value="903.6459" calcext:value-type="float">
            <text:p>903.6459</text:p>
          </table:table-cell>
          <table:table-cell office:value-type="float" office:value="913.4191" calcext:value-type="float">
            <text:p>913.4191</text:p>
          </table:table-cell>
          <table:table-cell office:value-type="float" office:value="333.0059" calcext:value-type="float">
            <text:p>333.0059</text:p>
          </table:table-cell>
          <table:table-cell office:value-type="float" office:value="449.0592" calcext:value-type="float">
            <text:p>449.0592</text:p>
          </table:table-cell>
          <table:table-cell office:value-type="float" office:value="385.8245" calcext:value-type="float">
            <text:p>385.8245</text:p>
          </table:table-cell>
          <table:table-cell office:value-type="float" office:value="325.127" calcext:value-type="float">
            <text:p>325.1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9" calcext:value-type="float">
            <text:p>4041999</text:p>
          </table:table-cell>
          <table:table-cell office:value-type="float" office:value="118.6919" calcext:value-type="float">
            <text:p>118.6919</text:p>
          </table:table-cell>
          <table:table-cell office:value-type="float" office:value="5673.113" calcext:value-type="float">
            <text:p>5673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37909" calcext:value-type="float">
            <text:p>-5.937909</text:p>
          </table:table-cell>
          <table:table-cell office:value-type="float" office:value="20.15321" calcext:value-type="float">
            <text:p>20.15321</text:p>
          </table:table-cell>
          <table:table-cell office:value-type="float" office:value="0" calcext:value-type="float">
            <text:p>0</text:p>
          </table:table-cell>
          <table:table-cell office:value-type="float" office:value="66.33624" calcext:value-type="float">
            <text:p>66.33624</text:p>
          </table:table-cell>
          <table:table-cell office:value-type="float" office:value="5.791291" calcext:value-type="float">
            <text:p>5.791291</text:p>
          </table:table-cell>
          <table:table-cell office:value-type="float" office:value="0.003840619" calcext:value-type="float">
            <text:p>0.003840619</text:p>
          </table:table-cell>
          <table:table-cell office:value-type="float" office:value="0" calcext:value-type="float">
            <text:p>0</text:p>
          </table:table-cell>
          <table:table-cell office:value-type="float" office:value="0.0866915" calcext:value-type="float">
            <text:p>0.0866915</text:p>
          </table:table-cell>
          <table:table-cell office:value-type="float" office:value="-0.04568274" calcext:value-type="float">
            <text:p>-0.04568274</text:p>
          </table:table-cell>
          <table:table-cell office:value-type="float" office:value="360" calcext:value-type="float">
            <text:p>360</text:p>
          </table:table-cell>
          <table:table-cell office:value-type="float" office:value="-5.975077" calcext:value-type="float">
            <text:p>-5.975077</text:p>
          </table:table-cell>
          <table:table-cell office:value-type="float" office:value="0" calcext:value-type="float">
            <text:p>0</text:p>
          </table:table-cell>
          <table:table-cell office:value-type="float" office:value="222.6759" calcext:value-type="float">
            <text:p>222.6759</text:p>
          </table:table-cell>
          <table:table-cell office:value-type="float" office:value="290.3595" calcext:value-type="float">
            <text:p>290.3595</text:p>
          </table:table-cell>
          <table:table-cell office:value-type="float" office:value="940.4359" calcext:value-type="float">
            <text:p>940.4359</text:p>
          </table:table-cell>
          <table:table-cell office:value-type="float" office:value="916.2537" calcext:value-type="float">
            <text:p>916.2537</text:p>
          </table:table-cell>
          <table:table-cell office:value-type="float" office:value="903.6382" calcext:value-type="float">
            <text:p>903.6382</text:p>
          </table:table-cell>
          <table:table-cell office:value-type="float" office:value="913.4127" calcext:value-type="float">
            <text:p>913.4127</text:p>
          </table:table-cell>
          <table:table-cell office:value-type="float" office:value="333.0038" calcext:value-type="float">
            <text:p>333.0038</text:p>
          </table:table-cell>
          <table:table-cell office:value-type="float" office:value="449.057" calcext:value-type="float">
            <text:p>449.057</text:p>
          </table:table-cell>
          <table:table-cell office:value-type="float" office:value="385.8233" calcext:value-type="float">
            <text:p>385.8233</text:p>
          </table:table-cell>
          <table:table-cell office:value-type="float" office:value="325.1259" calcext:value-type="float">
            <text:p>325.12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9" calcext:value-type="float">
            <text:p>5041999</text:p>
          </table:table-cell>
          <table:table-cell office:value-type="float" office:value="118.6401" calcext:value-type="float">
            <text:p>118.6401</text:p>
          </table:table-cell>
          <table:table-cell office:value-type="float" office:value="5673.076" calcext:value-type="float">
            <text:p>5673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26855" calcext:value-type="float">
            <text:p>-6.026855</text:p>
          </table:table-cell>
          <table:table-cell office:value-type="float" office:value="19.81409" calcext:value-type="float">
            <text:p>19.81409</text:p>
          </table:table-cell>
          <table:table-cell office:value-type="float" office:value="0" calcext:value-type="float">
            <text:p>0</text:p>
          </table:table-cell>
          <table:table-cell office:value-type="float" office:value="66.27048" calcext:value-type="float">
            <text:p>66.27048</text:p>
          </table:table-cell>
          <table:table-cell office:value-type="float" office:value="5.771554" calcext:value-type="float">
            <text:p>5.771554</text:p>
          </table:table-cell>
          <table:table-cell office:value-type="float" office:value="0.003989663" calcext:value-type="float">
            <text:p>0.003989663</text:p>
          </table:table-cell>
          <table:table-cell office:value-type="float" office:value="0" calcext:value-type="float">
            <text:p>0</text:p>
          </table:table-cell>
          <table:table-cell office:value-type="float" office:value="0.08846606" calcext:value-type="float">
            <text:p>0.08846606</text:p>
          </table:table-cell>
          <table:table-cell office:value-type="float" office:value="-0.04052264" calcext:value-type="float">
            <text:p>-0.04052264</text:p>
          </table:table-cell>
          <table:table-cell office:value-type="float" office:value="360" calcext:value-type="float">
            <text:p>360</text:p>
          </table:table-cell>
          <table:table-cell office:value-type="float" office:value="-6.070809" calcext:value-type="float">
            <text:p>-6.070809</text:p>
          </table:table-cell>
          <table:table-cell office:value-type="float" office:value="0" calcext:value-type="float">
            <text:p>0</text:p>
          </table:table-cell>
          <table:table-cell office:value-type="float" office:value="222.6766" calcext:value-type="float">
            <text:p>222.6766</text:p>
          </table:table-cell>
          <table:table-cell office:value-type="float" office:value="290.3512" calcext:value-type="float">
            <text:p>290.3512</text:p>
          </table:table-cell>
          <table:table-cell office:value-type="float" office:value="940.4135" calcext:value-type="float">
            <text:p>940.4135</text:p>
          </table:table-cell>
          <table:table-cell office:value-type="float" office:value="916.2352" calcext:value-type="float">
            <text:p>916.2352</text:p>
          </table:table-cell>
          <table:table-cell office:value-type="float" office:value="903.6305" calcext:value-type="float">
            <text:p>903.6305</text:p>
          </table:table-cell>
          <table:table-cell office:value-type="float" office:value="913.4062" calcext:value-type="float">
            <text:p>913.4062</text:p>
          </table:table-cell>
          <table:table-cell office:value-type="float" office:value="333.0017" calcext:value-type="float">
            <text:p>333.0017</text:p>
          </table:table-cell>
          <table:table-cell office:value-type="float" office:value="449.0548" calcext:value-type="float">
            <text:p>449.0548</text:p>
          </table:table-cell>
          <table:table-cell office:value-type="float" office:value="385.8221" calcext:value-type="float">
            <text:p>385.8221</text:p>
          </table:table-cell>
          <table:table-cell office:value-type="float" office:value="325.1247" calcext:value-type="float">
            <text:p>325.12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9" calcext:value-type="float">
            <text:p>6041999</text:p>
          </table:table-cell>
          <table:table-cell office:value-type="float" office:value="118.5882" calcext:value-type="float">
            <text:p>118.5882</text:p>
          </table:table-cell>
          <table:table-cell office:value-type="float" office:value="5673.04" calcext:value-type="float">
            <text:p>567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12158" calcext:value-type="float">
            <text:p>-6.112158</text:p>
          </table:table-cell>
          <table:table-cell office:value-type="float" office:value="17.5681" calcext:value-type="float">
            <text:p>17.5681</text:p>
          </table:table-cell>
          <table:table-cell office:value-type="float" office:value="0" calcext:value-type="float">
            <text:p>0</text:p>
          </table:table-cell>
          <table:table-cell office:value-type="float" office:value="66.20396" calcext:value-type="float">
            <text:p>66.20396</text:p>
          </table:table-cell>
          <table:table-cell office:value-type="float" office:value="5.74973" calcext:value-type="float">
            <text:p>5.74973</text:p>
          </table:table-cell>
          <table:table-cell office:value-type="float" office:value="0.004108058" calcext:value-type="float">
            <text:p>0.004108058</text:p>
          </table:table-cell>
          <table:table-cell office:value-type="float" office:value="0" calcext:value-type="float">
            <text:p>0</text:p>
          </table:table-cell>
          <table:table-cell office:value-type="float" office:value="0.0904716" calcext:value-type="float">
            <text:p>0.0904716</text:p>
          </table:table-cell>
          <table:table-cell office:value-type="float" office:value="-0.03451015" calcext:value-type="float">
            <text:p>-0.03451015</text:p>
          </table:table-cell>
          <table:table-cell office:value-type="float" office:value="360" calcext:value-type="float">
            <text:p>360</text:p>
          </table:table-cell>
          <table:table-cell office:value-type="float" office:value="-6.164011" calcext:value-type="float">
            <text:p>-6.164011</text:p>
          </table:table-cell>
          <table:table-cell office:value-type="float" office:value="0" calcext:value-type="float">
            <text:p>0</text:p>
          </table:table-cell>
          <table:table-cell office:value-type="float" office:value="222.6769" calcext:value-type="float">
            <text:p>222.6769</text:p>
          </table:table-cell>
          <table:table-cell office:value-type="float" office:value="290.343" calcext:value-type="float">
            <text:p>290.343</text:p>
          </table:table-cell>
          <table:table-cell office:value-type="float" office:value="940.3919" calcext:value-type="float">
            <text:p>940.3919</text:p>
          </table:table-cell>
          <table:table-cell office:value-type="float" office:value="916.2191" calcext:value-type="float">
            <text:p>916.2191</text:p>
          </table:table-cell>
          <table:table-cell office:value-type="float" office:value="903.6235" calcext:value-type="float">
            <text:p>903.6235</text:p>
          </table:table-cell>
          <table:table-cell office:value-type="float" office:value="913.4003" calcext:value-type="float">
            <text:p>913.4003</text:p>
          </table:table-cell>
          <table:table-cell office:value-type="float" office:value="332.9998" calcext:value-type="float">
            <text:p>332.9998</text:p>
          </table:table-cell>
          <table:table-cell office:value-type="float" office:value="449.0526" calcext:value-type="float">
            <text:p>449.0526</text:p>
          </table:table-cell>
          <table:table-cell office:value-type="float" office:value="385.8209" calcext:value-type="float">
            <text:p>385.8209</text:p>
          </table:table-cell>
          <table:table-cell office:value-type="float" office:value="325.1235" calcext:value-type="float">
            <text:p>325.1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9" calcext:value-type="float">
            <text:p>7041999</text:p>
          </table:table-cell>
          <table:table-cell office:value-type="float" office:value="118.5368" calcext:value-type="float">
            <text:p>118.5368</text:p>
          </table:table-cell>
          <table:table-cell office:value-type="float" office:value="5673.008" calcext:value-type="float">
            <text:p>5673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79495" calcext:value-type="float">
            <text:p>-6.179495</text:p>
          </table:table-cell>
          <table:table-cell office:value-type="float" office:value="16.49017" calcext:value-type="float">
            <text:p>16.49017</text:p>
          </table:table-cell>
          <table:table-cell office:value-type="float" office:value="0" calcext:value-type="float">
            <text:p>0</text:p>
          </table:table-cell>
          <table:table-cell office:value-type="float" office:value="66.13809" calcext:value-type="float">
            <text:p>66.13809</text:p>
          </table:table-cell>
          <table:table-cell office:value-type="float" office:value="5.729348" calcext:value-type="float">
            <text:p>5.729348</text:p>
          </table:table-cell>
          <table:table-cell office:value-type="float" office:value="0.004193536" calcext:value-type="float">
            <text:p>0.004193536</text:p>
          </table:table-cell>
          <table:table-cell office:value-type="float" office:value="0" calcext:value-type="float">
            <text:p>0</text:p>
          </table:table-cell>
          <table:table-cell office:value-type="float" office:value="0.09292089" calcext:value-type="float">
            <text:p>0.09292089</text:p>
          </table:table-cell>
          <table:table-cell office:value-type="float" office:value="-0.02636051" calcext:value-type="float">
            <text:p>-0.02636051</text:p>
          </table:table-cell>
          <table:table-cell office:value-type="float" office:value="360" calcext:value-type="float">
            <text:p>360</text:p>
          </table:table-cell>
          <table:table-cell office:value-type="float" office:value="-6.241862" calcext:value-type="float">
            <text:p>-6.241862</text:p>
          </table:table-cell>
          <table:table-cell office:value-type="float" office:value="0" calcext:value-type="float">
            <text:p>0</text:p>
          </table:table-cell>
          <table:table-cell office:value-type="float" office:value="222.6776" calcext:value-type="float">
            <text:p>222.6776</text:p>
          </table:table-cell>
          <table:table-cell office:value-type="float" office:value="290.3349" calcext:value-type="float">
            <text:p>290.3349</text:p>
          </table:table-cell>
          <table:table-cell office:value-type="float" office:value="940.369" calcext:value-type="float">
            <text:p>940.369</text:p>
          </table:table-cell>
          <table:table-cell office:value-type="float" office:value="916.2061" calcext:value-type="float">
            <text:p>916.2061</text:p>
          </table:table-cell>
          <table:table-cell office:value-type="float" office:value="903.6161" calcext:value-type="float">
            <text:p>903.6161</text:p>
          </table:table-cell>
          <table:table-cell office:value-type="float" office:value="913.3943" calcext:value-type="float">
            <text:p>913.3943</text:p>
          </table:table-cell>
          <table:table-cell office:value-type="float" office:value="332.9985" calcext:value-type="float">
            <text:p>332.9985</text:p>
          </table:table-cell>
          <table:table-cell office:value-type="float" office:value="449.0505" calcext:value-type="float">
            <text:p>449.0505</text:p>
          </table:table-cell>
          <table:table-cell office:value-type="float" office:value="385.8197" calcext:value-type="float">
            <text:p>385.8197</text:p>
          </table:table-cell>
          <table:table-cell office:value-type="float" office:value="325.1224" calcext:value-type="float">
            <text:p>325.12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9" calcext:value-type="float">
            <text:p>8041999</text:p>
          </table:table-cell>
          <table:table-cell office:value-type="float" office:value="118.4857" calcext:value-type="float">
            <text:p>118.4857</text:p>
          </table:table-cell>
          <table:table-cell office:value-type="float" office:value="5672.977" calcext:value-type="float">
            <text:p>5672.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46436" calcext:value-type="float">
            <text:p>-6.246436</text:p>
          </table:table-cell>
          <table:table-cell office:value-type="float" office:value="14.26969" calcext:value-type="float">
            <text:p>14.26969</text:p>
          </table:table-cell>
          <table:table-cell office:value-type="float" office:value="0" calcext:value-type="float">
            <text:p>0</text:p>
          </table:table-cell>
          <table:table-cell office:value-type="float" office:value="66.07189" calcext:value-type="float">
            <text:p>66.07189</text:p>
          </table:table-cell>
          <table:table-cell office:value-type="float" office:value="5.707796" calcext:value-type="float">
            <text:p>5.707796</text:p>
          </table:table-cell>
          <table:table-cell office:value-type="float" office:value="0.00425385" calcext:value-type="float">
            <text:p>0.00425385</text:p>
          </table:table-cell>
          <table:table-cell office:value-type="float" office:value="0" calcext:value-type="float">
            <text:p>0</text:p>
          </table:table-cell>
          <table:table-cell office:value-type="float" office:value="0.09547292" calcext:value-type="float">
            <text:p>0.09547292</text:p>
          </table:table-cell>
          <table:table-cell office:value-type="float" office:value="-0.01719758" calcext:value-type="float">
            <text:p>-0.01719758</text:p>
          </table:table-cell>
          <table:table-cell office:value-type="float" office:value="360" calcext:value-type="float">
            <text:p>360</text:p>
          </table:table-cell>
          <table:table-cell office:value-type="float" office:value="-6.320457" calcext:value-type="float">
            <text:p>-6.320457</text:p>
          </table:table-cell>
          <table:table-cell office:value-type="float" office:value="0" calcext:value-type="float">
            <text:p>0</text:p>
          </table:table-cell>
          <table:table-cell office:value-type="float" office:value="222.6776" calcext:value-type="float">
            <text:p>222.6776</text:p>
          </table:table-cell>
          <table:table-cell office:value-type="float" office:value="290.3268" calcext:value-type="float">
            <text:p>290.3268</text:p>
          </table:table-cell>
          <table:table-cell office:value-type="float" office:value="940.3469" calcext:value-type="float">
            <text:p>940.3469</text:p>
          </table:table-cell>
          <table:table-cell office:value-type="float" office:value="916.1937" calcext:value-type="float">
            <text:p>916.1937</text:p>
          </table:table-cell>
          <table:table-cell office:value-type="float" office:value="903.6088" calcext:value-type="float">
            <text:p>903.6088</text:p>
          </table:table-cell>
          <table:table-cell office:value-type="float" office:value="913.3882" calcext:value-type="float">
            <text:p>913.3882</text:p>
          </table:table-cell>
          <table:table-cell office:value-type="float" office:value="332.9974" calcext:value-type="float">
            <text:p>332.9974</text:p>
          </table:table-cell>
          <table:table-cell office:value-type="float" office:value="449.0489" calcext:value-type="float">
            <text:p>449.0489</text:p>
          </table:table-cell>
          <table:table-cell office:value-type="float" office:value="385.8186" calcext:value-type="float">
            <text:p>385.8186</text:p>
          </table:table-cell>
          <table:table-cell office:value-type="float" office:value="325.1213" calcext:value-type="float">
            <text:p>325.12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9" calcext:value-type="float">
            <text:p>9041999</text:p>
          </table:table-cell>
          <table:table-cell office:value-type="float" office:value="118.4354" calcext:value-type="float">
            <text:p>118.4354</text:p>
          </table:table-cell>
          <table:table-cell office:value-type="float" office:value="5672.946" calcext:value-type="float">
            <text:p>5672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101" calcext:value-type="float">
            <text:p>-6.3101</text:p>
          </table:table-cell>
          <table:table-cell office:value-type="float" office:value="14.9542" calcext:value-type="float">
            <text:p>14.9542</text:p>
          </table:table-cell>
          <table:table-cell office:value-type="float" office:value="0" calcext:value-type="float">
            <text:p>0</text:p>
          </table:table-cell>
          <table:table-cell office:value-type="float" office:value="66.00691" calcext:value-type="float">
            <text:p>66.00691</text:p>
          </table:table-cell>
          <table:table-cell office:value-type="float" office:value="5.688785" calcext:value-type="float">
            <text:p>5.688785</text:p>
          </table:table-cell>
          <table:table-cell office:value-type="float" office:value="0.004323142" calcext:value-type="float">
            <text:p>0.004323142</text:p>
          </table:table-cell>
          <table:table-cell office:value-type="float" office:value="0" calcext:value-type="float">
            <text:p>0</text:p>
          </table:table-cell>
          <table:table-cell office:value-type="float" office:value="0.09804059" calcext:value-type="float">
            <text:p>0.09804059</text:p>
          </table:table-cell>
          <table:table-cell office:value-type="float" office:value="-0.007331496" calcext:value-type="float">
            <text:p>-0.007331496</text:p>
          </table:table-cell>
          <table:table-cell office:value-type="float" office:value="360" calcext:value-type="float">
            <text:p>360</text:p>
          </table:table-cell>
          <table:table-cell office:value-type="float" office:value="-6.396486" calcext:value-type="float">
            <text:p>-6.396486</text:p>
          </table:table-cell>
          <table:table-cell office:value-type="float" office:value="0" calcext:value-type="float">
            <text:p>0</text:p>
          </table:table-cell>
          <table:table-cell office:value-type="float" office:value="222.678" calcext:value-type="float">
            <text:p>222.678</text:p>
          </table:table-cell>
          <table:table-cell office:value-type="float" office:value="290.3187" calcext:value-type="float">
            <text:p>290.3187</text:p>
          </table:table-cell>
          <table:table-cell office:value-type="float" office:value="940.326" calcext:value-type="float">
            <text:p>940.326</text:p>
          </table:table-cell>
          <table:table-cell office:value-type="float" office:value="916.1809" calcext:value-type="float">
            <text:p>916.1809</text:p>
          </table:table-cell>
          <table:table-cell office:value-type="float" office:value="903.601" calcext:value-type="float">
            <text:p>903.601</text:p>
          </table:table-cell>
          <table:table-cell office:value-type="float" office:value="913.3817" calcext:value-type="float">
            <text:p>913.3817</text:p>
          </table:table-cell>
          <table:table-cell office:value-type="float" office:value="332.9952" calcext:value-type="float">
            <text:p>332.9952</text:p>
          </table:table-cell>
          <table:table-cell office:value-type="float" office:value="449.047" calcext:value-type="float">
            <text:p>449.047</text:p>
          </table:table-cell>
          <table:table-cell office:value-type="float" office:value="385.8174" calcext:value-type="float">
            <text:p>385.8174</text:p>
          </table:table-cell>
          <table:table-cell office:value-type="float" office:value="325.1201" calcext:value-type="float">
            <text:p>325.12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9" calcext:value-type="float">
            <text:p>10041999</text:p>
          </table:table-cell>
          <table:table-cell office:value-type="float" office:value="118.3857" calcext:value-type="float">
            <text:p>118.3857</text:p>
          </table:table-cell>
          <table:table-cell office:value-type="float" office:value="5672.917" calcext:value-type="float">
            <text:p>5672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83654" calcext:value-type="float">
            <text:p>-6.383654</text:p>
          </table:table-cell>
          <table:table-cell office:value-type="float" office:value="16.43392" calcext:value-type="float">
            <text:p>16.43392</text:p>
          </table:table-cell>
          <table:table-cell office:value-type="float" office:value="0" calcext:value-type="float">
            <text:p>0</text:p>
          </table:table-cell>
          <table:table-cell office:value-type="float" office:value="65.94217" calcext:value-type="float">
            <text:p>65.94217</text:p>
          </table:table-cell>
          <table:table-cell office:value-type="float" office:value="5.670459" calcext:value-type="float">
            <text:p>5.670459</text:p>
          </table:table-cell>
          <table:table-cell office:value-type="float" office:value="0.004408361" calcext:value-type="float">
            <text:p>0.004408361</text:p>
          </table:table-cell>
          <table:table-cell office:value-type="float" office:value="0" calcext:value-type="float">
            <text:p>0</text:p>
          </table:table-cell>
          <table:table-cell office:value-type="float" office:value="0.1005414" calcext:value-type="float">
            <text:p>0.1005414</text:p>
          </table:table-cell>
          <table:table-cell office:value-type="float" office:value="0.00232694" calcext:value-type="float">
            <text:p>0.00232694</text:p>
          </table:table-cell>
          <table:table-cell office:value-type="float" office:value="360" calcext:value-type="float">
            <text:p>360</text:p>
          </table:table-cell>
          <table:table-cell office:value-type="float" office:value="-6.482114" calcext:value-type="float">
            <text:p>-6.482114</text:p>
          </table:table-cell>
          <table:table-cell office:value-type="float" office:value="0" calcext:value-type="float">
            <text:p>0</text:p>
          </table:table-cell>
          <table:table-cell office:value-type="float" office:value="222.678" calcext:value-type="float">
            <text:p>222.678</text:p>
          </table:table-cell>
          <table:table-cell office:value-type="float" office:value="290.3105" calcext:value-type="float">
            <text:p>290.3105</text:p>
          </table:table-cell>
          <table:table-cell office:value-type="float" office:value="940.307" calcext:value-type="float">
            <text:p>940.307</text:p>
          </table:table-cell>
          <table:table-cell office:value-type="float" office:value="916.1681" calcext:value-type="float">
            <text:p>916.1681</text:p>
          </table:table-cell>
          <table:table-cell office:value-type="float" office:value="903.5931" calcext:value-type="float">
            <text:p>903.5931</text:p>
          </table:table-cell>
          <table:table-cell office:value-type="float" office:value="913.375" calcext:value-type="float">
            <text:p>913.375</text:p>
          </table:table-cell>
          <table:table-cell office:value-type="float" office:value="332.9929" calcext:value-type="float">
            <text:p>332.9929</text:p>
          </table:table-cell>
          <table:table-cell office:value-type="float" office:value="449.045" calcext:value-type="float">
            <text:p>449.045</text:p>
          </table:table-cell>
          <table:table-cell office:value-type="float" office:value="385.8163" calcext:value-type="float">
            <text:p>385.8163</text:p>
          </table:table-cell>
          <table:table-cell office:value-type="float" office:value="325.1189" calcext:value-type="float">
            <text:p>325.11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9" calcext:value-type="float">
            <text:p>11041999</text:p>
          </table:table-cell>
          <table:table-cell office:value-type="float" office:value="118.3363" calcext:value-type="float">
            <text:p>118.3363</text:p>
          </table:table-cell>
          <table:table-cell office:value-type="float" office:value="5672.887" calcext:value-type="float">
            <text:p>5672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63397" calcext:value-type="float">
            <text:p>-6.463397</text:p>
          </table:table-cell>
          <table:table-cell office:value-type="float" office:value="17.66522" calcext:value-type="float">
            <text:p>17.66522</text:p>
          </table:table-cell>
          <table:table-cell office:value-type="float" office:value="0" calcext:value-type="float">
            <text:p>0</text:p>
          </table:table-cell>
          <table:table-cell office:value-type="float" office:value="65.8774" calcext:value-type="float">
            <text:p>65.8774</text:p>
          </table:table-cell>
          <table:table-cell office:value-type="float" office:value="5.652037" calcext:value-type="float">
            <text:p>5.652037</text:p>
          </table:table-cell>
          <table:table-cell office:value-type="float" office:value="0.004508927" calcext:value-type="float">
            <text:p>0.004508927</text:p>
          </table:table-cell>
          <table:table-cell office:value-type="float" office:value="0" calcext:value-type="float">
            <text:p>0</text:p>
          </table:table-cell>
          <table:table-cell office:value-type="float" office:value="0.102943" calcext:value-type="float">
            <text:p>0.102943</text:p>
          </table:table-cell>
          <table:table-cell office:value-type="float" office:value="0.01131113" calcext:value-type="float">
            <text:p>0.01131113</text:p>
          </table:table-cell>
          <table:table-cell office:value-type="float" office:value="360" calcext:value-type="float">
            <text:p>360</text:p>
          </table:table-cell>
          <table:table-cell office:value-type="float" office:value="-6.573142" calcext:value-type="float">
            <text:p>-6.573142</text:p>
          </table:table-cell>
          <table:table-cell office:value-type="float" office:value="0" calcext:value-type="float">
            <text:p>0</text:p>
          </table:table-cell>
          <table:table-cell office:value-type="float" office:value="222.6781" calcext:value-type="float">
            <text:p>222.6781</text:p>
          </table:table-cell>
          <table:table-cell office:value-type="float" office:value="290.3024" calcext:value-type="float">
            <text:p>290.3024</text:p>
          </table:table-cell>
          <table:table-cell office:value-type="float" office:value="940.2881" calcext:value-type="float">
            <text:p>940.2881</text:p>
          </table:table-cell>
          <table:table-cell office:value-type="float" office:value="916.1554" calcext:value-type="float">
            <text:p>916.1554</text:p>
          </table:table-cell>
          <table:table-cell office:value-type="float" office:value="903.5853" calcext:value-type="float">
            <text:p>903.5853</text:p>
          </table:table-cell>
          <table:table-cell office:value-type="float" office:value="913.3685" calcext:value-type="float">
            <text:p>913.3685</text:p>
          </table:table-cell>
          <table:table-cell office:value-type="float" office:value="332.9906" calcext:value-type="float">
            <text:p>332.9906</text:p>
          </table:table-cell>
          <table:table-cell office:value-type="float" office:value="449.0429" calcext:value-type="float">
            <text:p>449.0429</text:p>
          </table:table-cell>
          <table:table-cell office:value-type="float" office:value="385.8152" calcext:value-type="float">
            <text:p>385.8152</text:p>
          </table:table-cell>
          <table:table-cell office:value-type="float" office:value="325.1178" calcext:value-type="float">
            <text:p>325.1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9" calcext:value-type="float">
            <text:p>12041999</text:p>
          </table:table-cell>
          <table:table-cell office:value-type="float" office:value="118.2867" calcext:value-type="float">
            <text:p>118.2867</text:p>
          </table:table-cell>
          <table:table-cell office:value-type="float" office:value="5672.857" calcext:value-type="float">
            <text:p>5672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41306" calcext:value-type="float">
            <text:p>-6.541306</text:p>
          </table:table-cell>
          <table:table-cell office:value-type="float" office:value="18.0598" calcext:value-type="float">
            <text:p>18.0598</text:p>
          </table:table-cell>
          <table:table-cell office:value-type="float" office:value="0" calcext:value-type="float">
            <text:p>0</text:p>
          </table:table-cell>
          <table:table-cell office:value-type="float" office:value="65.81229" calcext:value-type="float">
            <text:p>65.81229</text:p>
          </table:table-cell>
          <table:table-cell office:value-type="float" office:value="5.63301" calcext:value-type="float">
            <text:p>5.63301</text:p>
          </table:table-cell>
          <table:table-cell office:value-type="float" office:value="0.004615012" calcext:value-type="float">
            <text:p>0.004615012</text:p>
          </table:table-cell>
          <table:table-cell office:value-type="float" office:value="0" calcext:value-type="float">
            <text:p>0</text:p>
          </table:table-cell>
          <table:table-cell office:value-type="float" office:value="0.1052778" calcext:value-type="float">
            <text:p>0.1052778</text:p>
          </table:table-cell>
          <table:table-cell office:value-type="float" office:value="0.0197746" calcext:value-type="float">
            <text:p>0.0197746</text:p>
          </table:table-cell>
          <table:table-cell office:value-type="float" office:value="360" calcext:value-type="float">
            <text:p>360</text:p>
          </table:table-cell>
          <table:table-cell office:value-type="float" office:value="-6.661743" calcext:value-type="float">
            <text:p>-6.661743</text:p>
          </table:table-cell>
          <table:table-cell office:value-type="float" office:value="0" calcext:value-type="float">
            <text:p>0</text:p>
          </table:table-cell>
          <table:table-cell office:value-type="float" office:value="222.6783" calcext:value-type="float">
            <text:p>222.6783</text:p>
          </table:table-cell>
          <table:table-cell office:value-type="float" office:value="290.2944" calcext:value-type="float">
            <text:p>290.2944</text:p>
          </table:table-cell>
          <table:table-cell office:value-type="float" office:value="940.2686" calcext:value-type="float">
            <text:p>940.2686</text:p>
          </table:table-cell>
          <table:table-cell office:value-type="float" office:value="916.1429" calcext:value-type="float">
            <text:p>916.1429</text:p>
          </table:table-cell>
          <table:table-cell office:value-type="float" office:value="903.5778" calcext:value-type="float">
            <text:p>903.5778</text:p>
          </table:table-cell>
          <table:table-cell office:value-type="float" office:value="913.3621" calcext:value-type="float">
            <text:p>913.3621</text:p>
          </table:table-cell>
          <table:table-cell office:value-type="float" office:value="332.9885" calcext:value-type="float">
            <text:p>332.9885</text:p>
          </table:table-cell>
          <table:table-cell office:value-type="float" office:value="449.0409" calcext:value-type="float">
            <text:p>449.0409</text:p>
          </table:table-cell>
          <table:table-cell office:value-type="float" office:value="385.8141" calcext:value-type="float">
            <text:p>385.8141</text:p>
          </table:table-cell>
          <table:table-cell office:value-type="float" office:value="325.1166" calcext:value-type="float">
            <text:p>325.11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9" calcext:value-type="float">
            <text:p>13041999</text:p>
          </table:table-cell>
          <table:table-cell office:value-type="float" office:value="118.2362" calcext:value-type="float">
            <text:p>118.2362</text:p>
          </table:table-cell>
          <table:table-cell office:value-type="float" office:value="5672.826" calcext:value-type="float">
            <text:p>5672.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18186" calcext:value-type="float">
            <text:p>-6.618186</text:p>
          </table:table-cell>
          <table:table-cell office:value-type="float" office:value="18.33707" calcext:value-type="float">
            <text:p>18.33707</text:p>
          </table:table-cell>
          <table:table-cell office:value-type="float" office:value="0" calcext:value-type="float">
            <text:p>0</text:p>
          </table:table-cell>
          <table:table-cell office:value-type="float" office:value="65.7468" calcext:value-type="float">
            <text:p>65.7468</text:p>
          </table:table-cell>
          <table:table-cell office:value-type="float" office:value="5.613714" calcext:value-type="float">
            <text:p>5.613714</text:p>
          </table:table-cell>
          <table:table-cell office:value-type="float" office:value="0.004721381" calcext:value-type="float">
            <text:p>0.004721381</text:p>
          </table:table-cell>
          <table:table-cell office:value-type="float" office:value="0" calcext:value-type="float">
            <text:p>0</text:p>
          </table:table-cell>
          <table:table-cell office:value-type="float" office:value="0.1076149" calcext:value-type="float">
            <text:p>0.1076149</text:p>
          </table:table-cell>
          <table:table-cell office:value-type="float" office:value="0.02823199" calcext:value-type="float">
            <text:p>0.02823199</text:p>
          </table:table-cell>
          <table:table-cell office:value-type="float" office:value="360" calcext:value-type="float">
            <text:p>360</text:p>
          </table:table-cell>
          <table:table-cell office:value-type="float" office:value="-6.749311" calcext:value-type="float">
            <text:p>-6.749311</text:p>
          </table:table-cell>
          <table:table-cell office:value-type="float" office:value="0" calcext:value-type="float">
            <text:p>0</text:p>
          </table:table-cell>
          <table:table-cell office:value-type="float" office:value="222.679" calcext:value-type="float">
            <text:p>222.679</text:p>
          </table:table-cell>
          <table:table-cell office:value-type="float" office:value="290.2863" calcext:value-type="float">
            <text:p>290.2863</text:p>
          </table:table-cell>
          <table:table-cell office:value-type="float" office:value="940.2465" calcext:value-type="float">
            <text:p>940.2465</text:p>
          </table:table-cell>
          <table:table-cell office:value-type="float" office:value="916.1302" calcext:value-type="float">
            <text:p>916.1302</text:p>
          </table:table-cell>
          <table:table-cell office:value-type="float" office:value="903.5701" calcext:value-type="float">
            <text:p>903.5701</text:p>
          </table:table-cell>
          <table:table-cell office:value-type="float" office:value="913.3557" calcext:value-type="float">
            <text:p>913.3557</text:p>
          </table:table-cell>
          <table:table-cell office:value-type="float" office:value="332.9865" calcext:value-type="float">
            <text:p>332.9865</text:p>
          </table:table-cell>
          <table:table-cell office:value-type="float" office:value="449.0388" calcext:value-type="float">
            <text:p>449.0388</text:p>
          </table:table-cell>
          <table:table-cell office:value-type="float" office:value="385.813" calcext:value-type="float">
            <text:p>385.813</text:p>
          </table:table-cell>
          <table:table-cell office:value-type="float" office:value="325.1155" calcext:value-type="float">
            <text:p>325.11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9" calcext:value-type="float">
            <text:p>14041999</text:p>
          </table:table-cell>
          <table:table-cell office:value-type="float" office:value="118.1855" calcext:value-type="float">
            <text:p>118.1855</text:p>
          </table:table-cell>
          <table:table-cell office:value-type="float" office:value="5672.795" calcext:value-type="float">
            <text:p>5672.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92865" calcext:value-type="float">
            <text:p>-6.692865</text:p>
          </table:table-cell>
          <table:table-cell office:value-type="float" office:value="18.31987" calcext:value-type="float">
            <text:p>18.31987</text:p>
          </table:table-cell>
          <table:table-cell office:value-type="float" office:value="0" calcext:value-type="float">
            <text:p>0</text:p>
          </table:table-cell>
          <table:table-cell office:value-type="float" office:value="65.68112" calcext:value-type="float">
            <text:p>65.68112</text:p>
          </table:table-cell>
          <table:table-cell office:value-type="float" office:value="5.594126" calcext:value-type="float">
            <text:p>5.594126</text:p>
          </table:table-cell>
          <table:table-cell office:value-type="float" office:value="0.004823876" calcext:value-type="float">
            <text:p>0.004823876</text:p>
          </table:table-cell>
          <table:table-cell office:value-type="float" office:value="0" calcext:value-type="float">
            <text:p>0</text:p>
          </table:table-cell>
          <table:table-cell office:value-type="float" office:value="0.1099738" calcext:value-type="float">
            <text:p>0.1099738</text:p>
          </table:table-cell>
          <table:table-cell office:value-type="float" office:value="0.03681098" calcext:value-type="float">
            <text:p>0.03681098</text:p>
          </table:table-cell>
          <table:table-cell office:value-type="float" office:value="360" calcext:value-type="float">
            <text:p>360</text:p>
          </table:table-cell>
          <table:table-cell office:value-type="float" office:value="-6.834826" calcext:value-type="float">
            <text:p>-6.834826</text:p>
          </table:table-cell>
          <table:table-cell office:value-type="float" office:value="0" calcext:value-type="float">
            <text:p>0</text:p>
          </table:table-cell>
          <table:table-cell office:value-type="float" office:value="222.6797" calcext:value-type="float">
            <text:p>222.6797</text:p>
          </table:table-cell>
          <table:table-cell office:value-type="float" office:value="290.2779" calcext:value-type="float">
            <text:p>290.2779</text:p>
          </table:table-cell>
          <table:table-cell office:value-type="float" office:value="940.2245" calcext:value-type="float">
            <text:p>940.2245</text:p>
          </table:table-cell>
          <table:table-cell office:value-type="float" office:value="916.1177" calcext:value-type="float">
            <text:p>916.1177</text:p>
          </table:table-cell>
          <table:table-cell office:value-type="float" office:value="903.5626" calcext:value-type="float">
            <text:p>903.5626</text:p>
          </table:table-cell>
          <table:table-cell office:value-type="float" office:value="913.3494" calcext:value-type="float">
            <text:p>913.3494</text:p>
          </table:table-cell>
          <table:table-cell office:value-type="float" office:value="332.9846" calcext:value-type="float">
            <text:p>332.9846</text:p>
          </table:table-cell>
          <table:table-cell office:value-type="float" office:value="449.0366" calcext:value-type="float">
            <text:p>449.0366</text:p>
          </table:table-cell>
          <table:table-cell office:value-type="float" office:value="385.8118" calcext:value-type="float">
            <text:p>385.8118</text:p>
          </table:table-cell>
          <table:table-cell office:value-type="float" office:value="325.1143" calcext:value-type="float">
            <text:p>325.11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9" calcext:value-type="float">
            <text:p>15041999</text:p>
          </table:table-cell>
          <table:table-cell office:value-type="float" office:value="118.1351" calcext:value-type="float">
            <text:p>118.1351</text:p>
          </table:table-cell>
          <table:table-cell office:value-type="float" office:value="5672.763" calcext:value-type="float">
            <text:p>5672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65502" calcext:value-type="float">
            <text:p>-6.765502</text:p>
          </table:table-cell>
          <table:table-cell office:value-type="float" office:value="18.26147" calcext:value-type="float">
            <text:p>18.26147</text:p>
          </table:table-cell>
          <table:table-cell office:value-type="float" office:value="0" calcext:value-type="float">
            <text:p>0</text:p>
          </table:table-cell>
          <table:table-cell office:value-type="float" office:value="65.61551" calcext:value-type="float">
            <text:p>65.61551</text:p>
          </table:table-cell>
          <table:table-cell office:value-type="float" office:value="5.574637" calcext:value-type="float">
            <text:p>5.574637</text:p>
          </table:table-cell>
          <table:table-cell office:value-type="float" office:value="0.004921519" calcext:value-type="float">
            <text:p>0.004921519</text:p>
          </table:table-cell>
          <table:table-cell office:value-type="float" office:value="0" calcext:value-type="float">
            <text:p>0</text:p>
          </table:table-cell>
          <table:table-cell office:value-type="float" office:value="0.1123774" calcext:value-type="float">
            <text:p>0.1123774</text:p>
          </table:table-cell>
          <table:table-cell office:value-type="float" office:value="0.04566827" calcext:value-type="float">
            <text:p>0.04566827</text:p>
          </table:table-cell>
          <table:table-cell office:value-type="float" office:value="360" calcext:value-type="float">
            <text:p>360</text:p>
          </table:table-cell>
          <table:table-cell office:value-type="float" office:value="-6.918626" calcext:value-type="float">
            <text:p>-6.918626</text:p>
          </table:table-cell>
          <table:table-cell office:value-type="float" office:value="0" calcext:value-type="float">
            <text:p>0</text:p>
          </table:table-cell>
          <table:table-cell office:value-type="float" office:value="222.6802" calcext:value-type="float">
            <text:p>222.6802</text:p>
          </table:table-cell>
          <table:table-cell office:value-type="float" office:value="290.2695" calcext:value-type="float">
            <text:p>290.2695</text:p>
          </table:table-cell>
          <table:table-cell office:value-type="float" office:value="940.2023" calcext:value-type="float">
            <text:p>940.2023</text:p>
          </table:table-cell>
          <table:table-cell office:value-type="float" office:value="916.1052" calcext:value-type="float">
            <text:p>916.1052</text:p>
          </table:table-cell>
          <table:table-cell office:value-type="float" office:value="903.5551" calcext:value-type="float">
            <text:p>903.5551</text:p>
          </table:table-cell>
          <table:table-cell office:value-type="float" office:value="913.3431" calcext:value-type="float">
            <text:p>913.3431</text:p>
          </table:table-cell>
          <table:table-cell office:value-type="float" office:value="332.9827" calcext:value-type="float">
            <text:p>332.9827</text:p>
          </table:table-cell>
          <table:table-cell office:value-type="float" office:value="449.0345" calcext:value-type="float">
            <text:p>449.0345</text:p>
          </table:table-cell>
          <table:table-cell office:value-type="float" office:value="385.8107" calcext:value-type="float">
            <text:p>385.8107</text:p>
          </table:table-cell>
          <table:table-cell office:value-type="float" office:value="325.1132" calcext:value-type="float">
            <text:p>325.11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9" calcext:value-type="float">
            <text:p>16041999</text:p>
          </table:table-cell>
          <table:table-cell office:value-type="float" office:value="118.085" calcext:value-type="float">
            <text:p>118.085</text:p>
          </table:table-cell>
          <table:table-cell office:value-type="float" office:value="5672.731" calcext:value-type="float">
            <text:p>5672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33649" calcext:value-type="float">
            <text:p>-6.833649</text:p>
          </table:table-cell>
          <table:table-cell office:value-type="float" office:value="17.77712" calcext:value-type="float">
            <text:p>17.77712</text:p>
          </table:table-cell>
          <table:table-cell office:value-type="float" office:value="0" calcext:value-type="float">
            <text:p>0</text:p>
          </table:table-cell>
          <table:table-cell office:value-type="float" office:value="65.54993" calcext:value-type="float">
            <text:p>65.54993</text:p>
          </table:table-cell>
          <table:table-cell office:value-type="float" office:value="5.554508" calcext:value-type="float">
            <text:p>5.554508</text:p>
          </table:table-cell>
          <table:table-cell office:value-type="float" office:value="0.005011948" calcext:value-type="float">
            <text:p>0.005011948</text:p>
          </table:table-cell>
          <table:table-cell office:value-type="float" office:value="0" calcext:value-type="float">
            <text:p>0</text:p>
          </table:table-cell>
          <table:table-cell office:value-type="float" office:value="0.1148233" calcext:value-type="float">
            <text:p>0.1148233</text:p>
          </table:table-cell>
          <table:table-cell office:value-type="float" office:value="0.05481369" calcext:value-type="float">
            <text:p>0.05481369</text:p>
          </table:table-cell>
          <table:table-cell office:value-type="float" office:value="360" calcext:value-type="float">
            <text:p>360</text:p>
          </table:table-cell>
          <table:table-cell office:value-type="float" office:value="-6.998274" calcext:value-type="float">
            <text:p>-6.998274</text:p>
          </table:table-cell>
          <table:table-cell office:value-type="float" office:value="0" calcext:value-type="float">
            <text:p>0</text:p>
          </table:table-cell>
          <table:table-cell office:value-type="float" office:value="222.6807" calcext:value-type="float">
            <text:p>222.6807</text:p>
          </table:table-cell>
          <table:table-cell office:value-type="float" office:value="290.2618" calcext:value-type="float">
            <text:p>290.2618</text:p>
          </table:table-cell>
          <table:table-cell office:value-type="float" office:value="940.1806" calcext:value-type="float">
            <text:p>940.1806</text:p>
          </table:table-cell>
          <table:table-cell office:value-type="float" office:value="916.0929" calcext:value-type="float">
            <text:p>916.0929</text:p>
          </table:table-cell>
          <table:table-cell office:value-type="float" office:value="903.5476" calcext:value-type="float">
            <text:p>903.5476</text:p>
          </table:table-cell>
          <table:table-cell office:value-type="float" office:value="913.3368" calcext:value-type="float">
            <text:p>913.3368</text:p>
          </table:table-cell>
          <table:table-cell office:value-type="float" office:value="332.9808" calcext:value-type="float">
            <text:p>332.9808</text:p>
          </table:table-cell>
          <table:table-cell office:value-type="float" office:value="449.0323" calcext:value-type="float">
            <text:p>449.0323</text:p>
          </table:table-cell>
          <table:table-cell office:value-type="float" office:value="385.8095" calcext:value-type="float">
            <text:p>385.8095</text:p>
          </table:table-cell>
          <table:table-cell office:value-type="float" office:value="325.1121" calcext:value-type="float">
            <text:p>325.1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9" calcext:value-type="float">
            <text:p>17041999</text:p>
          </table:table-cell>
          <table:table-cell office:value-type="float" office:value="118.0354" calcext:value-type="float">
            <text:p>118.0354</text:p>
          </table:table-cell>
          <table:table-cell office:value-type="float" office:value="5672.699" calcext:value-type="float">
            <text:p>5672.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9656" calcext:value-type="float">
            <text:p>-6.89656</text:p>
          </table:table-cell>
          <table:table-cell office:value-type="float" office:value="17.88497" calcext:value-type="float">
            <text:p>17.88497</text:p>
          </table:table-cell>
          <table:table-cell office:value-type="float" office:value="0" calcext:value-type="float">
            <text:p>0</text:p>
          </table:table-cell>
          <table:table-cell office:value-type="float" office:value="65.48466" calcext:value-type="float">
            <text:p>65.48466</text:p>
          </table:table-cell>
          <table:table-cell office:value-type="float" office:value="5.535416" calcext:value-type="float">
            <text:p>5.535416</text:p>
          </table:table-cell>
          <table:table-cell office:value-type="float" office:value="0.005092433" calcext:value-type="float">
            <text:p>0.005092433</text:p>
          </table:table-cell>
          <table:table-cell office:value-type="float" office:value="0" calcext:value-type="float">
            <text:p>0</text:p>
          </table:table-cell>
          <table:table-cell office:value-type="float" office:value="0.117363" calcext:value-type="float">
            <text:p>0.117363</text:p>
          </table:table-cell>
          <table:table-cell office:value-type="float" office:value="0.06475598" calcext:value-type="float">
            <text:p>0.06475598</text:p>
          </table:table-cell>
          <table:table-cell office:value-type="float" office:value="360" calcext:value-type="float">
            <text:p>360</text:p>
          </table:table-cell>
          <table:table-cell office:value-type="float" office:value="-7.073586" calcext:value-type="float">
            <text:p>-7.073586</text:p>
          </table:table-cell>
          <table:table-cell office:value-type="float" office:value="0" calcext:value-type="float">
            <text:p>0</text:p>
          </table:table-cell>
          <table:table-cell office:value-type="float" office:value="222.6808" calcext:value-type="float">
            <text:p>222.6808</text:p>
          </table:table-cell>
          <table:table-cell office:value-type="float" office:value="290.2539" calcext:value-type="float">
            <text:p>290.2539</text:p>
          </table:table-cell>
          <table:table-cell office:value-type="float" office:value="940.1584" calcext:value-type="float">
            <text:p>940.1584</text:p>
          </table:table-cell>
          <table:table-cell office:value-type="float" office:value="916.0803" calcext:value-type="float">
            <text:p>916.0803</text:p>
          </table:table-cell>
          <table:table-cell office:value-type="float" office:value="903.54" calcext:value-type="float">
            <text:p>903.54</text:p>
          </table:table-cell>
          <table:table-cell office:value-type="float" office:value="913.3306" calcext:value-type="float">
            <text:p>913.3306</text:p>
          </table:table-cell>
          <table:table-cell office:value-type="float" office:value="332.9792" calcext:value-type="float">
            <text:p>332.9792</text:p>
          </table:table-cell>
          <table:table-cell office:value-type="float" office:value="449.0304" calcext:value-type="float">
            <text:p>449.0304</text:p>
          </table:table-cell>
          <table:table-cell office:value-type="float" office:value="385.8084" calcext:value-type="float">
            <text:p>385.8084</text:p>
          </table:table-cell>
          <table:table-cell office:value-type="float" office:value="325.1109" calcext:value-type="float">
            <text:p>325.1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9" calcext:value-type="float">
            <text:p>18041999</text:p>
          </table:table-cell>
          <table:table-cell office:value-type="float" office:value="117.9863" calcext:value-type="float">
            <text:p>117.9863</text:p>
          </table:table-cell>
          <table:table-cell office:value-type="float" office:value="5672.669" calcext:value-type="float">
            <text:p>5672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63998" calcext:value-type="float">
            <text:p>-6.963998</text:p>
          </table:table-cell>
          <table:table-cell office:value-type="float" office:value="17.61319" calcext:value-type="float">
            <text:p>17.61319</text:p>
          </table:table-cell>
          <table:table-cell office:value-type="float" office:value="0" calcext:value-type="float">
            <text:p>0</text:p>
          </table:table-cell>
          <table:table-cell office:value-type="float" office:value="65.4195" calcext:value-type="float">
            <text:p>65.4195</text:p>
          </table:table-cell>
          <table:table-cell office:value-type="float" office:value="5.51612" calcext:value-type="float">
            <text:p>5.51612</text:p>
          </table:table-cell>
          <table:table-cell office:value-type="float" office:value="0.00517391" calcext:value-type="float">
            <text:p>0.00517391</text:p>
          </table:table-cell>
          <table:table-cell office:value-type="float" office:value="0" calcext:value-type="float">
            <text:p>0</text:p>
          </table:table-cell>
          <table:table-cell office:value-type="float" office:value="0.1198731" calcext:value-type="float">
            <text:p>0.1198731</text:p>
          </table:table-cell>
          <table:table-cell office:value-type="float" office:value="0.07459467" calcext:value-type="float">
            <text:p>0.07459467</text:p>
          </table:table-cell>
          <table:table-cell office:value-type="float" office:value="360" calcext:value-type="float">
            <text:p>360</text:p>
          </table:table-cell>
          <table:table-cell office:value-type="float" office:value="-7.153292" calcext:value-type="float">
            <text:p>-7.153292</text:p>
          </table:table-cell>
          <table:table-cell office:value-type="float" office:value="0" calcext:value-type="float">
            <text:p>0</text:p>
          </table:table-cell>
          <table:table-cell office:value-type="float" office:value="222.6806" calcext:value-type="float">
            <text:p>222.6806</text:p>
          </table:table-cell>
          <table:table-cell office:value-type="float" office:value="290.246" calcext:value-type="float">
            <text:p>290.246</text:p>
          </table:table-cell>
          <table:table-cell office:value-type="float" office:value="940.1384" calcext:value-type="float">
            <text:p>940.1384</text:p>
          </table:table-cell>
          <table:table-cell office:value-type="float" office:value="916.0681" calcext:value-type="float">
            <text:p>916.0681</text:p>
          </table:table-cell>
          <table:table-cell office:value-type="float" office:value="903.5327" calcext:value-type="float">
            <text:p>903.5327</text:p>
          </table:table-cell>
          <table:table-cell office:value-type="float" office:value="913.3244" calcext:value-type="float">
            <text:p>913.3244</text:p>
          </table:table-cell>
          <table:table-cell office:value-type="float" office:value="332.9772" calcext:value-type="float">
            <text:p>332.9772</text:p>
          </table:table-cell>
          <table:table-cell office:value-type="float" office:value="449.0284" calcext:value-type="float">
            <text:p>449.0284</text:p>
          </table:table-cell>
          <table:table-cell office:value-type="float" office:value="385.8073" calcext:value-type="float">
            <text:p>385.8073</text:p>
          </table:table-cell>
          <table:table-cell office:value-type="float" office:value="325.1098" calcext:value-type="float">
            <text:p>325.10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9" calcext:value-type="float">
            <text:p>19041999</text:p>
          </table:table-cell>
          <table:table-cell office:value-type="float" office:value="117.9377" calcext:value-type="float">
            <text:p>117.9377</text:p>
          </table:table-cell>
          <table:table-cell office:value-type="float" office:value="5672.64" calcext:value-type="float">
            <text:p>567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30251" calcext:value-type="float">
            <text:p>-7.030251</text:p>
          </table:table-cell>
          <table:table-cell office:value-type="float" office:value="17.90809" calcext:value-type="float">
            <text:p>17.90809</text:p>
          </table:table-cell>
          <table:table-cell office:value-type="float" office:value="0" calcext:value-type="float">
            <text:p>0</text:p>
          </table:table-cell>
          <table:table-cell office:value-type="float" office:value="65.35479" calcext:value-type="float">
            <text:p>65.35479</text:p>
          </table:table-cell>
          <table:table-cell office:value-type="float" office:value="5.497404" calcext:value-type="float">
            <text:p>5.497404</text:p>
          </table:table-cell>
          <table:table-cell office:value-type="float" office:value="0.005256184" calcext:value-type="float">
            <text:p>0.005256184</text:p>
          </table:table-cell>
          <table:table-cell office:value-type="float" office:value="0" calcext:value-type="float">
            <text:p>0</text:p>
          </table:table-cell>
          <table:table-cell office:value-type="float" office:value="0.1223993" calcext:value-type="float">
            <text:p>0.1223993</text:p>
          </table:table-cell>
          <table:table-cell office:value-type="float" office:value="0.0845964" calcext:value-type="float">
            <text:p>0.0845964</text:p>
          </table:table-cell>
          <table:table-cell office:value-type="float" office:value="360" calcext:value-type="float">
            <text:p>360</text:p>
          </table:table-cell>
          <table:table-cell office:value-type="float" office:value="-7.23199" calcext:value-type="float">
            <text:p>-7.23199</text:p>
          </table:table-cell>
          <table:table-cell office:value-type="float" office:value="0" calcext:value-type="float">
            <text:p>0</text:p>
          </table:table-cell>
          <table:table-cell office:value-type="float" office:value="222.6804" calcext:value-type="float">
            <text:p>222.6804</text:p>
          </table:table-cell>
          <table:table-cell office:value-type="float" office:value="290.2381" calcext:value-type="float">
            <text:p>290.2381</text:p>
          </table:table-cell>
          <table:table-cell office:value-type="float" office:value="940.1199" calcext:value-type="float">
            <text:p>940.1199</text:p>
          </table:table-cell>
          <table:table-cell office:value-type="float" office:value="916.0557" calcext:value-type="float">
            <text:p>916.0557</text:p>
          </table:table-cell>
          <table:table-cell office:value-type="float" office:value="903.5251" calcext:value-type="float">
            <text:p>903.5251</text:p>
          </table:table-cell>
          <table:table-cell office:value-type="float" office:value="913.3182" calcext:value-type="float">
            <text:p>913.3182</text:p>
          </table:table-cell>
          <table:table-cell office:value-type="float" office:value="332.9753" calcext:value-type="float">
            <text:p>332.9753</text:p>
          </table:table-cell>
          <table:table-cell office:value-type="float" office:value="449.0265" calcext:value-type="float">
            <text:p>449.0265</text:p>
          </table:table-cell>
          <table:table-cell office:value-type="float" office:value="385.8062" calcext:value-type="float">
            <text:p>385.8062</text:p>
          </table:table-cell>
          <table:table-cell office:value-type="float" office:value="325.1087" calcext:value-type="float">
            <text:p>325.10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9" calcext:value-type="float">
            <text:p>20041999</text:p>
          </table:table-cell>
          <table:table-cell office:value-type="float" office:value="117.8887" calcext:value-type="float">
            <text:p>117.8887</text:p>
          </table:table-cell>
          <table:table-cell office:value-type="float" office:value="5672.611" calcext:value-type="float">
            <text:p>5672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96972" calcext:value-type="float">
            <text:p>-7.096972</text:p>
          </table:table-cell>
          <table:table-cell office:value-type="float" office:value="17.47947" calcext:value-type="float">
            <text:p>17.47947</text:p>
          </table:table-cell>
          <table:table-cell office:value-type="float" office:value="0" calcext:value-type="float">
            <text:p>0</text:p>
          </table:table-cell>
          <table:table-cell office:value-type="float" office:value="65.28987" calcext:value-type="float">
            <text:p>65.28987</text:p>
          </table:table-cell>
          <table:table-cell office:value-type="float" office:value="5.478073" calcext:value-type="float">
            <text:p>5.478073</text:p>
          </table:table-cell>
          <table:table-cell office:value-type="float" office:value="0.005334451" calcext:value-type="float">
            <text:p>0.005334451</text:p>
          </table:table-cell>
          <table:table-cell office:value-type="float" office:value="0" calcext:value-type="float">
            <text:p>0</text:p>
          </table:table-cell>
          <table:table-cell office:value-type="float" office:value="0.1249376" calcext:value-type="float">
            <text:p>0.1249376</text:p>
          </table:table-cell>
          <table:table-cell office:value-type="float" office:value="0.09465344" calcext:value-type="float">
            <text:p>0.09465344</text:p>
          </table:table-cell>
          <table:table-cell office:value-type="float" office:value="360" calcext:value-type="float">
            <text:p>360</text:p>
          </table:table-cell>
          <table:table-cell office:value-type="float" office:value="-7.311229" calcext:value-type="float">
            <text:p>-7.311229</text:p>
          </table:table-cell>
          <table:table-cell office:value-type="float" office:value="0" calcext:value-type="float">
            <text:p>0</text:p>
          </table:table-cell>
          <table:table-cell office:value-type="float" office:value="222.6804" calcext:value-type="float">
            <text:p>222.6804</text:p>
          </table:table-cell>
          <table:table-cell office:value-type="float" office:value="290.2302" calcext:value-type="float">
            <text:p>290.2302</text:p>
          </table:table-cell>
          <table:table-cell office:value-type="float" office:value="940.1008" calcext:value-type="float">
            <text:p>940.1008</text:p>
          </table:table-cell>
          <table:table-cell office:value-type="float" office:value="916.0435" calcext:value-type="float">
            <text:p>916.0435</text:p>
          </table:table-cell>
          <table:table-cell office:value-type="float" office:value="903.5176" calcext:value-type="float">
            <text:p>903.5176</text:p>
          </table:table-cell>
          <table:table-cell office:value-type="float" office:value="913.3121" calcext:value-type="float">
            <text:p>913.3121</text:p>
          </table:table-cell>
          <table:table-cell office:value-type="float" office:value="332.9735" calcext:value-type="float">
            <text:p>332.9735</text:p>
          </table:table-cell>
          <table:table-cell office:value-type="float" office:value="449.0245" calcext:value-type="float">
            <text:p>449.0245</text:p>
          </table:table-cell>
          <table:table-cell office:value-type="float" office:value="385.8051" calcext:value-type="float">
            <text:p>385.8051</text:p>
          </table:table-cell>
          <table:table-cell office:value-type="float" office:value="325.1076" calcext:value-type="float">
            <text:p>325.10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9" calcext:value-type="float">
            <text:p>21041999</text:p>
          </table:table-cell>
          <table:table-cell office:value-type="float" office:value="117.8394" calcext:value-type="float">
            <text:p>117.8394</text:p>
          </table:table-cell>
          <table:table-cell office:value-type="float" office:value="5672.579" calcext:value-type="float">
            <text:p>5672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58872" calcext:value-type="float">
            <text:p>-7.158872</text:p>
          </table:table-cell>
          <table:table-cell office:value-type="float" office:value="16.97058" calcext:value-type="float">
            <text:p>16.97058</text:p>
          </table:table-cell>
          <table:table-cell office:value-type="float" office:value="0" calcext:value-type="float">
            <text:p>0</text:p>
          </table:table-cell>
          <table:table-cell office:value-type="float" office:value="65.22472" calcext:value-type="float">
            <text:p>65.22472</text:p>
          </table:table-cell>
          <table:table-cell office:value-type="float" office:value="5.458504" calcext:value-type="float">
            <text:p>5.458504</text:p>
          </table:table-cell>
          <table:table-cell office:value-type="float" office:value="0.005405427" calcext:value-type="float">
            <text:p>0.005405427</text:p>
          </table:table-cell>
          <table:table-cell office:value-type="float" office:value="0" calcext:value-type="float">
            <text:p>0</text:p>
          </table:table-cell>
          <table:table-cell office:value-type="float" office:value="0.1275258" calcext:value-type="float">
            <text:p>0.1275258</text:p>
          </table:table-cell>
          <table:table-cell office:value-type="float" office:value="0.105107" calcext:value-type="float">
            <text:p>0.105107</text:p>
          </table:table-cell>
          <table:table-cell office:value-type="float" office:value="360" calcext:value-type="float">
            <text:p>360</text:p>
          </table:table-cell>
          <table:table-cell office:value-type="float" office:value="-7.386099" calcext:value-type="float">
            <text:p>-7.386099</text:p>
          </table:table-cell>
          <table:table-cell office:value-type="float" office:value="0" calcext:value-type="float">
            <text:p>0</text:p>
          </table:table-cell>
          <table:table-cell office:value-type="float" office:value="222.6802" calcext:value-type="float">
            <text:p>222.6802</text:p>
          </table:table-cell>
          <table:table-cell office:value-type="float" office:value="290.2222" calcext:value-type="float">
            <text:p>290.2222</text:p>
          </table:table-cell>
          <table:table-cell office:value-type="float" office:value="940.079" calcext:value-type="float">
            <text:p>940.079</text:p>
          </table:table-cell>
          <table:table-cell office:value-type="float" office:value="916.0312" calcext:value-type="float">
            <text:p>916.0312</text:p>
          </table:table-cell>
          <table:table-cell office:value-type="float" office:value="903.5103" calcext:value-type="float">
            <text:p>903.5103</text:p>
          </table:table-cell>
          <table:table-cell office:value-type="float" office:value="913.306" calcext:value-type="float">
            <text:p>913.306</text:p>
          </table:table-cell>
          <table:table-cell office:value-type="float" office:value="332.9718" calcext:value-type="float">
            <text:p>332.9718</text:p>
          </table:table-cell>
          <table:table-cell office:value-type="float" office:value="449.0227" calcext:value-type="float">
            <text:p>449.0227</text:p>
          </table:table-cell>
          <table:table-cell office:value-type="float" office:value="385.804" calcext:value-type="float">
            <text:p>385.804</text:p>
          </table:table-cell>
          <table:table-cell office:value-type="float" office:value="325.1065" calcext:value-type="float">
            <text:p>325.10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9" calcext:value-type="float">
            <text:p>22041999</text:p>
          </table:table-cell>
          <table:table-cell office:value-type="float" office:value="117.7904" calcext:value-type="float">
            <text:p>117.7904</text:p>
          </table:table-cell>
          <table:table-cell office:value-type="float" office:value="5672.548" calcext:value-type="float">
            <text:p>5672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20888" calcext:value-type="float">
            <text:p>-7.220888</text:p>
          </table:table-cell>
          <table:table-cell office:value-type="float" office:value="16.18517" calcext:value-type="float">
            <text:p>16.18517</text:p>
          </table:table-cell>
          <table:table-cell office:value-type="float" office:value="0" calcext:value-type="float">
            <text:p>0</text:p>
          </table:table-cell>
          <table:table-cell office:value-type="float" office:value="65.15968" calcext:value-type="float">
            <text:p>65.15968</text:p>
          </table:table-cell>
          <table:table-cell office:value-type="float" office:value="5.439011" calcext:value-type="float">
            <text:p>5.439011</text:p>
          </table:table-cell>
          <table:table-cell office:value-type="float" office:value="0.005469626" calcext:value-type="float">
            <text:p>0.005469626</text:p>
          </table:table-cell>
          <table:table-cell office:value-type="float" office:value="0" calcext:value-type="float">
            <text:p>0</text:p>
          </table:table-cell>
          <table:table-cell office:value-type="float" office:value="0.1301476" calcext:value-type="float">
            <text:p>0.1301476</text:p>
          </table:table-cell>
          <table:table-cell office:value-type="float" office:value="0.115956" calcext:value-type="float">
            <text:p>0.115956</text:p>
          </table:table-cell>
          <table:table-cell office:value-type="float" office:value="360" calcext:value-type="float">
            <text:p>360</text:p>
          </table:table-cell>
          <table:table-cell office:value-type="float" office:value="-7.461521" calcext:value-type="float">
            <text:p>-7.461521</text:p>
          </table:table-cell>
          <table:table-cell office:value-type="float" office:value="0" calcext:value-type="float">
            <text:p>0</text:p>
          </table:table-cell>
          <table:table-cell office:value-type="float" office:value="222.6799" calcext:value-type="float">
            <text:p>222.6799</text:p>
          </table:table-cell>
          <table:table-cell office:value-type="float" office:value="290.2141" calcext:value-type="float">
            <text:p>290.2141</text:p>
          </table:table-cell>
          <table:table-cell office:value-type="float" office:value="940.0586" calcext:value-type="float">
            <text:p>940.0586</text:p>
          </table:table-cell>
          <table:table-cell office:value-type="float" office:value="916.019" calcext:value-type="float">
            <text:p>916.019</text:p>
          </table:table-cell>
          <table:table-cell office:value-type="float" office:value="903.5029" calcext:value-type="float">
            <text:p>903.5029</text:p>
          </table:table-cell>
          <table:table-cell office:value-type="float" office:value="913.2999" calcext:value-type="float">
            <text:p>913.2999</text:p>
          </table:table-cell>
          <table:table-cell office:value-type="float" office:value="332.9702" calcext:value-type="float">
            <text:p>332.9702</text:p>
          </table:table-cell>
          <table:table-cell office:value-type="float" office:value="449.021" calcext:value-type="float">
            <text:p>449.021</text:p>
          </table:table-cell>
          <table:table-cell office:value-type="float" office:value="385.8029" calcext:value-type="float">
            <text:p>385.8029</text:p>
          </table:table-cell>
          <table:table-cell office:value-type="float" office:value="325.1054" calcext:value-type="float">
            <text:p>325.10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9" calcext:value-type="float">
            <text:p>23041999</text:p>
          </table:table-cell>
          <table:table-cell office:value-type="float" office:value="117.7398" calcext:value-type="float">
            <text:p>117.7398</text:p>
          </table:table-cell>
          <table:table-cell office:value-type="float" office:value="5672.515" calcext:value-type="float">
            <text:p>5672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87163" calcext:value-type="float">
            <text:p>-7.287163</text:p>
          </table:table-cell>
          <table:table-cell office:value-type="float" office:value="17.51069" calcext:value-type="float">
            <text:p>17.51069</text:p>
          </table:table-cell>
          <table:table-cell office:value-type="float" office:value="0" calcext:value-type="float">
            <text:p>0</text:p>
          </table:table-cell>
          <table:table-cell office:value-type="float" office:value="65.09537" calcext:value-type="float">
            <text:p>65.09537</text:p>
          </table:table-cell>
          <table:table-cell office:value-type="float" office:value="5.419714" calcext:value-type="float">
            <text:p>5.419714</text:p>
          </table:table-cell>
          <table:table-cell office:value-type="float" office:value="0.005544753" calcext:value-type="float">
            <text:p>0.005544753</text:p>
          </table:table-cell>
          <table:table-cell office:value-type="float" office:value="0" calcext:value-type="float">
            <text:p>0</text:p>
          </table:table-cell>
          <table:table-cell office:value-type="float" office:value="0.132763" calcext:value-type="float">
            <text:p>0.132763</text:p>
          </table:table-cell>
          <table:table-cell office:value-type="float" office:value="0.1270082" calcext:value-type="float">
            <text:p>0.1270082</text:p>
          </table:table-cell>
          <table:table-cell office:value-type="float" office:value="360" calcext:value-type="float">
            <text:p>360</text:p>
          </table:table-cell>
          <table:table-cell office:value-type="float" office:value="-7.541389" calcext:value-type="float">
            <text:p>-7.541389</text:p>
          </table:table-cell>
          <table:table-cell office:value-type="float" office:value="0" calcext:value-type="float">
            <text:p>0</text:p>
          </table:table-cell>
          <table:table-cell office:value-type="float" office:value="222.6797" calcext:value-type="float">
            <text:p>222.6797</text:p>
          </table:table-cell>
          <table:table-cell office:value-type="float" office:value="290.2061" calcext:value-type="float">
            <text:p>290.2061</text:p>
          </table:table-cell>
          <table:table-cell office:value-type="float" office:value="940.0372" calcext:value-type="float">
            <text:p>940.0372</text:p>
          </table:table-cell>
          <table:table-cell office:value-type="float" office:value="916.0041" calcext:value-type="float">
            <text:p>916.0041</text:p>
          </table:table-cell>
          <table:table-cell office:value-type="float" office:value="903.4952" calcext:value-type="float">
            <text:p>903.4952</text:p>
          </table:table-cell>
          <table:table-cell office:value-type="float" office:value="913.2934" calcext:value-type="float">
            <text:p>913.2934</text:p>
          </table:table-cell>
          <table:table-cell office:value-type="float" office:value="332.9679" calcext:value-type="float">
            <text:p>332.9679</text:p>
          </table:table-cell>
          <table:table-cell office:value-type="float" office:value="449.0192" calcext:value-type="float">
            <text:p>449.0192</text:p>
          </table:table-cell>
          <table:table-cell office:value-type="float" office:value="385.8019" calcext:value-type="float">
            <text:p>385.8019</text:p>
          </table:table-cell>
          <table:table-cell office:value-type="float" office:value="325.1043" calcext:value-type="float">
            <text:p>325.10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9" calcext:value-type="float">
            <text:p>24041999</text:p>
          </table:table-cell>
          <table:table-cell office:value-type="float" office:value="117.6733" calcext:value-type="float">
            <text:p>117.6733</text:p>
          </table:table-cell>
          <table:table-cell office:value-type="float" office:value="5672.479" calcext:value-type="float">
            <text:p>5672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7007" calcext:value-type="float">
            <text:p>-7.37007</text:p>
          </table:table-cell>
          <table:table-cell office:value-type="float" office:value="18.40637" calcext:value-type="float">
            <text:p>18.40637</text:p>
          </table:table-cell>
          <table:table-cell office:value-type="float" office:value="0" calcext:value-type="float">
            <text:p>0</text:p>
          </table:table-cell>
          <table:table-cell office:value-type="float" office:value="65.03163" calcext:value-type="float">
            <text:p>65.03163</text:p>
          </table:table-cell>
          <table:table-cell office:value-type="float" office:value="5.389625" calcext:value-type="float">
            <text:p>5.389625</text:p>
          </table:table-cell>
          <table:table-cell office:value-type="float" office:value="0.005631444" calcext:value-type="float">
            <text:p>0.005631444</text:p>
          </table:table-cell>
          <table:table-cell office:value-type="float" office:value="0" calcext:value-type="float">
            <text:p>0</text:p>
          </table:table-cell>
          <table:table-cell office:value-type="float" office:value="0.1353267" calcext:value-type="float">
            <text:p>0.1353267</text:p>
          </table:table-cell>
          <table:table-cell office:value-type="float" office:value="0.1377369" calcext:value-type="float">
            <text:p>0.1377369</text:p>
          </table:table-cell>
          <table:table-cell office:value-type="float" office:value="360" calcext:value-type="float">
            <text:p>360</text:p>
          </table:table-cell>
          <table:table-cell office:value-type="float" office:value="-7.637503" calcext:value-type="float">
            <text:p>-7.637503</text:p>
          </table:table-cell>
          <table:table-cell office:value-type="float" office:value="0" calcext:value-type="float">
            <text:p>0</text:p>
          </table:table-cell>
          <table:table-cell office:value-type="float" office:value="222.6802" calcext:value-type="float">
            <text:p>222.6802</text:p>
          </table:table-cell>
          <table:table-cell office:value-type="float" office:value="290.1968" calcext:value-type="float">
            <text:p>290.1968</text:p>
          </table:table-cell>
          <table:table-cell office:value-type="float" office:value="940.0114" calcext:value-type="float">
            <text:p>940.0114</text:p>
          </table:table-cell>
          <table:table-cell office:value-type="float" office:value="915.9871" calcext:value-type="float">
            <text:p>915.9871</text:p>
          </table:table-cell>
          <table:table-cell office:value-type="float" office:value="903.487" calcext:value-type="float">
            <text:p>903.487</text:p>
          </table:table-cell>
          <table:table-cell office:value-type="float" office:value="913.2867" calcext:value-type="float">
            <text:p>913.2867</text:p>
          </table:table-cell>
          <table:table-cell office:value-type="float" office:value="332.9657" calcext:value-type="float">
            <text:p>332.9657</text:p>
          </table:table-cell>
          <table:table-cell office:value-type="float" office:value="449.0172" calcext:value-type="float">
            <text:p>449.0172</text:p>
          </table:table-cell>
          <table:table-cell office:value-type="float" office:value="385.8008" calcext:value-type="float">
            <text:p>385.8008</text:p>
          </table:table-cell>
          <table:table-cell office:value-type="float" office:value="325.1032" calcext:value-type="float">
            <text:p>325.10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9" calcext:value-type="float">
            <text:p>25041999</text:p>
          </table:table-cell>
          <table:table-cell office:value-type="float" office:value="117.5576" calcext:value-type="float">
            <text:p>117.5576</text:p>
          </table:table-cell>
          <table:table-cell office:value-type="float" office:value="5672.422" calcext:value-type="float">
            <text:p>5672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8765" calcext:value-type="float">
            <text:p>-7.48765</text:p>
          </table:table-cell>
          <table:table-cell office:value-type="float" office:value="18.82242" calcext:value-type="float">
            <text:p>18.82242</text:p>
          </table:table-cell>
          <table:table-cell office:value-type="float" office:value="0" calcext:value-type="float">
            <text:p>0</text:p>
          </table:table-cell>
          <table:table-cell office:value-type="float" office:value="64.97327" calcext:value-type="float">
            <text:p>64.97327</text:p>
          </table:table-cell>
          <table:table-cell office:value-type="float" office:value="5.327942" calcext:value-type="float">
            <text:p>5.327942</text:p>
          </table:table-cell>
          <table:table-cell office:value-type="float" office:value="0.005720234" calcext:value-type="float">
            <text:p>0.005720234</text:p>
          </table:table-cell>
          <table:table-cell office:value-type="float" office:value="0" calcext:value-type="float">
            <text:p>0</text:p>
          </table:table-cell>
          <table:table-cell office:value-type="float" office:value="0.137973" calcext:value-type="float">
            <text:p>0.137973</text:p>
          </table:table-cell>
          <table:table-cell office:value-type="float" office:value="0.1490674" calcext:value-type="float">
            <text:p>0.1490674</text:p>
          </table:table-cell>
          <table:table-cell office:value-type="float" office:value="360" calcext:value-type="float">
            <text:p>360</text:p>
          </table:table-cell>
          <table:table-cell office:value-type="float" office:value="-7.76897" calcext:value-type="float">
            <text:p>-7.76897</text:p>
          </table:table-cell>
          <table:table-cell office:value-type="float" office:value="0" calcext:value-type="float">
            <text:p>0</text:p>
          </table:table-cell>
          <table:table-cell office:value-type="float" office:value="222.6815" calcext:value-type="float">
            <text:p>222.6815</text:p>
          </table:table-cell>
          <table:table-cell office:value-type="float" office:value="290.1835" calcext:value-type="float">
            <text:p>290.1835</text:p>
          </table:table-cell>
          <table:table-cell office:value-type="float" office:value="939.97" calcext:value-type="float">
            <text:p>939.97</text:p>
          </table:table-cell>
          <table:table-cell office:value-type="float" office:value="915.9606" calcext:value-type="float">
            <text:p>915.9606</text:p>
          </table:table-cell>
          <table:table-cell office:value-type="float" office:value="903.474" calcext:value-type="float">
            <text:p>903.474</text:p>
          </table:table-cell>
          <table:table-cell office:value-type="float" office:value="913.2768" calcext:value-type="float">
            <text:p>913.2768</text:p>
          </table:table-cell>
          <table:table-cell office:value-type="float" office:value="332.963" calcext:value-type="float">
            <text:p>332.963</text:p>
          </table:table-cell>
          <table:table-cell office:value-type="float" office:value="449.0142" calcext:value-type="float">
            <text:p>449.0142</text:p>
          </table:table-cell>
          <table:table-cell office:value-type="float" office:value="385.7998" calcext:value-type="float">
            <text:p>385.7998</text:p>
          </table:table-cell>
          <table:table-cell office:value-type="float" office:value="325.1021" calcext:value-type="float">
            <text:p>325.10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9" calcext:value-type="float">
            <text:p>26041999</text:p>
          </table:table-cell>
          <table:table-cell office:value-type="float" office:value="117.3671" calcext:value-type="float">
            <text:p>117.3671</text:p>
          </table:table-cell>
          <table:table-cell office:value-type="float" office:value="5672.332" calcext:value-type="float">
            <text:p>5672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42342" calcext:value-type="float">
            <text:p>-7.742342</text:p>
          </table:table-cell>
          <table:table-cell office:value-type="float" office:value="21.85425" calcext:value-type="float">
            <text:p>21.85425</text:p>
          </table:table-cell>
          <table:table-cell office:value-type="float" office:value="0" calcext:value-type="float">
            <text:p>0</text:p>
          </table:table-cell>
          <table:table-cell office:value-type="float" office:value="64.92738" calcext:value-type="float">
            <text:p>64.92738</text:p>
          </table:table-cell>
          <table:table-cell office:value-type="float" office:value="5.243214" calcext:value-type="float">
            <text:p>5.243214</text:p>
          </table:table-cell>
          <table:table-cell office:value-type="float" office:value="0.005836557" calcext:value-type="float">
            <text:p>0.005836557</text:p>
          </table:table-cell>
          <table:table-cell office:value-type="float" office:value="0" calcext:value-type="float">
            <text:p>0</text:p>
          </table:table-cell>
          <table:table-cell office:value-type="float" office:value="0.1405773" calcext:value-type="float">
            <text:p>0.1405773</text:p>
          </table:table-cell>
          <table:table-cell office:value-type="float" office:value="0.1605519" calcext:value-type="float">
            <text:p>0.1605519</text:p>
          </table:table-cell>
          <table:table-cell office:value-type="float" office:value="360" calcext:value-type="float">
            <text:p>360</text:p>
          </table:table-cell>
          <table:table-cell office:value-type="float" office:value="-8.037635" calcext:value-type="float">
            <text:p>-8.037635</text:p>
          </table:table-cell>
          <table:table-cell office:value-type="float" office:value="0" calcext:value-type="float">
            <text:p>0</text:p>
          </table:table-cell>
          <table:table-cell office:value-type="float" office:value="222.673" calcext:value-type="float">
            <text:p>222.673</text:p>
          </table:table-cell>
          <table:table-cell office:value-type="float" office:value="290.1577" calcext:value-type="float">
            <text:p>290.1577</text:p>
          </table:table-cell>
          <table:table-cell office:value-type="float" office:value="939.9023" calcext:value-type="float">
            <text:p>939.9023</text:p>
          </table:table-cell>
          <table:table-cell office:value-type="float" office:value="915.9174" calcext:value-type="float">
            <text:p>915.9174</text:p>
          </table:table-cell>
          <table:table-cell office:value-type="float" office:value="903.4513" calcext:value-type="float">
            <text:p>903.4513</text:p>
          </table:table-cell>
          <table:table-cell office:value-type="float" office:value="913.259" calcext:value-type="float">
            <text:p>913.259</text:p>
          </table:table-cell>
          <table:table-cell office:value-type="float" office:value="332.9582" calcext:value-type="float">
            <text:p>332.9582</text:p>
          </table:table-cell>
          <table:table-cell office:value-type="float" office:value="449.0109" calcext:value-type="float">
            <text:p>449.0109</text:p>
          </table:table-cell>
          <table:table-cell office:value-type="float" office:value="385.7986" calcext:value-type="float">
            <text:p>385.7986</text:p>
          </table:table-cell>
          <table:table-cell office:value-type="float" office:value="325.1011" calcext:value-type="float">
            <text:p>325.10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9" calcext:value-type="float">
            <text:p>27041999</text:p>
          </table:table-cell>
          <table:table-cell office:value-type="float" office:value="117.1632" calcext:value-type="float">
            <text:p>117.1632</text:p>
          </table:table-cell>
          <table:table-cell office:value-type="float" office:value="5672.229" calcext:value-type="float">
            <text:p>5672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35295" calcext:value-type="float">
            <text:p>-8.035295</text:p>
          </table:table-cell>
          <table:table-cell office:value-type="float" office:value="25.21133" calcext:value-type="float">
            <text:p>25.21133</text:p>
          </table:table-cell>
          <table:table-cell office:value-type="float" office:value="0" calcext:value-type="float">
            <text:p>0</text:p>
          </table:table-cell>
          <table:table-cell office:value-type="float" office:value="64.86946" calcext:value-type="float">
            <text:p>64.86946</text:p>
          </table:table-cell>
          <table:table-cell office:value-type="float" office:value="5.16289" calcext:value-type="float">
            <text:p>5.16289</text:p>
          </table:table-cell>
          <table:table-cell office:value-type="float" office:value="0.006016923" calcext:value-type="float">
            <text:p>0.006016923</text:p>
          </table:table-cell>
          <table:table-cell office:value-type="float" office:value="0" calcext:value-type="float">
            <text:p>0</text:p>
          </table:table-cell>
          <table:table-cell office:value-type="float" office:value="0.142446" calcext:value-type="float">
            <text:p>0.142446</text:p>
          </table:table-cell>
          <table:table-cell office:value-type="float" office:value="0.1689425" calcext:value-type="float">
            <text:p>0.1689425</text:p>
          </table:table-cell>
          <table:table-cell office:value-type="float" office:value="360" calcext:value-type="float">
            <text:p>360</text:p>
          </table:table-cell>
          <table:table-cell office:value-type="float" office:value="-8.340666" calcext:value-type="float">
            <text:p>-8.340666</text:p>
          </table:table-cell>
          <table:table-cell office:value-type="float" office:value="0" calcext:value-type="float">
            <text:p>0</text:p>
          </table:table-cell>
          <table:table-cell office:value-type="float" office:value="222.6587" calcext:value-type="float">
            <text:p>222.6587</text:p>
          </table:table-cell>
          <table:table-cell office:value-type="float" office:value="290.1285" calcext:value-type="float">
            <text:p>290.1285</text:p>
          </table:table-cell>
          <table:table-cell office:value-type="float" office:value="939.828" calcext:value-type="float">
            <text:p>939.828</text:p>
          </table:table-cell>
          <table:table-cell office:value-type="float" office:value="915.8674" calcext:value-type="float">
            <text:p>915.8674</text:p>
          </table:table-cell>
          <table:table-cell office:value-type="float" office:value="903.4257" calcext:value-type="float">
            <text:p>903.4257</text:p>
          </table:table-cell>
          <table:table-cell office:value-type="float" office:value="913.2379" calcext:value-type="float">
            <text:p>913.2379</text:p>
          </table:table-cell>
          <table:table-cell office:value-type="float" office:value="332.9528" calcext:value-type="float">
            <text:p>332.9528</text:p>
          </table:table-cell>
          <table:table-cell office:value-type="float" office:value="449.0076" calcext:value-type="float">
            <text:p>449.0076</text:p>
          </table:table-cell>
          <table:table-cell office:value-type="float" office:value="385.7973" calcext:value-type="float">
            <text:p>385.7973</text:p>
          </table:table-cell>
          <table:table-cell office:value-type="float" office:value="325.1" calcext:value-type="float">
            <text:p>325.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9" calcext:value-type="float">
            <text:p>28041999</text:p>
          </table:table-cell>
          <table:table-cell office:value-type="float" office:value="116.9282" calcext:value-type="float">
            <text:p>116.9282</text:p>
          </table:table-cell>
          <table:table-cell office:value-type="float" office:value="5672.105" calcext:value-type="float">
            <text:p>5672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6705" calcext:value-type="float">
            <text:p>-8.36705</text:p>
          </table:table-cell>
          <table:table-cell office:value-type="float" office:value="24.44125" calcext:value-type="float">
            <text:p>24.44125</text:p>
          </table:table-cell>
          <table:table-cell office:value-type="float" office:value="0" calcext:value-type="float">
            <text:p>0</text:p>
          </table:table-cell>
          <table:table-cell office:value-type="float" office:value="64.73852" calcext:value-type="float">
            <text:p>64.73852</text:p>
          </table:table-cell>
          <table:table-cell office:value-type="float" office:value="5.076131" calcext:value-type="float">
            <text:p>5.076131</text:p>
          </table:table-cell>
          <table:table-cell office:value-type="float" office:value="0.006247129" calcext:value-type="float">
            <text:p>0.006247129</text:p>
          </table:table-cell>
          <table:table-cell office:value-type="float" office:value="0" calcext:value-type="float">
            <text:p>0</text:p>
          </table:table-cell>
          <table:table-cell office:value-type="float" office:value="0.1436992" calcext:value-type="float">
            <text:p>0.1436992</text:p>
          </table:table-cell>
          <table:table-cell office:value-type="float" office:value="0.1752395" calcext:value-type="float">
            <text:p>0.1752395</text:p>
          </table:table-cell>
          <table:table-cell office:value-type="float" office:value="360" calcext:value-type="float">
            <text:p>360</text:p>
          </table:table-cell>
          <table:table-cell office:value-type="float" office:value="-8.679741" calcext:value-type="float">
            <text:p>-8.679741</text:p>
          </table:table-cell>
          <table:table-cell office:value-type="float" office:value="0" calcext:value-type="float">
            <text:p>0</text:p>
          </table:table-cell>
          <table:table-cell office:value-type="float" office:value="222.6528" calcext:value-type="float">
            <text:p>222.6528</text:p>
          </table:table-cell>
          <table:table-cell office:value-type="float" office:value="290.0899" calcext:value-type="float">
            <text:p>290.0899</text:p>
          </table:table-cell>
          <table:table-cell office:value-type="float" office:value="939.7337" calcext:value-type="float">
            <text:p>939.7337</text:p>
          </table:table-cell>
          <table:table-cell office:value-type="float" office:value="915.8027" calcext:value-type="float">
            <text:p>915.8027</text:p>
          </table:table-cell>
          <table:table-cell office:value-type="float" office:value="903.394" calcext:value-type="float">
            <text:p>903.394</text:p>
          </table:table-cell>
          <table:table-cell office:value-type="float" office:value="913.2134" calcext:value-type="float">
            <text:p>913.2134</text:p>
          </table:table-cell>
          <table:table-cell office:value-type="float" office:value="332.9465" calcext:value-type="float">
            <text:p>332.9465</text:p>
          </table:table-cell>
          <table:table-cell office:value-type="float" office:value="449.0038" calcext:value-type="float">
            <text:p>449.0038</text:p>
          </table:table-cell>
          <table:table-cell office:value-type="float" office:value="385.7955" calcext:value-type="float">
            <text:p>385.7955</text:p>
          </table:table-cell>
          <table:table-cell office:value-type="float" office:value="325.0988" calcext:value-type="float">
            <text:p>325.09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9" calcext:value-type="float">
            <text:p>29041999</text:p>
          </table:table-cell>
          <table:table-cell office:value-type="float" office:value="116.6097" calcext:value-type="float">
            <text:p>116.6097</text:p>
          </table:table-cell>
          <table:table-cell office:value-type="float" office:value="5671.921" calcext:value-type="float">
            <text:p>5671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13511" calcext:value-type="float">
            <text:p>-8.813511</text:p>
          </table:table-cell>
          <table:table-cell office:value-type="float" office:value="30.50298" calcext:value-type="float">
            <text:p>30.50298</text:p>
          </table:table-cell>
          <table:table-cell office:value-type="float" office:value="0" calcext:value-type="float">
            <text:p>0</text:p>
          </table:table-cell>
          <table:table-cell office:value-type="float" office:value="64.41813" calcext:value-type="float">
            <text:p>64.41813</text:p>
          </table:table-cell>
          <table:table-cell office:value-type="float" office:value="4.980027" calcext:value-type="float">
            <text:p>4.980027</text:p>
          </table:table-cell>
          <table:table-cell office:value-type="float" office:value="0.006471304" calcext:value-type="float">
            <text:p>0.006471304</text:p>
          </table:table-cell>
          <table:table-cell office:value-type="float" office:value="0" calcext:value-type="float">
            <text:p>0</text:p>
          </table:table-cell>
          <table:table-cell office:value-type="float" office:value="0.1448807" calcext:value-type="float">
            <text:p>0.1448807</text:p>
          </table:table-cell>
          <table:table-cell office:value-type="float" office:value="0.1807596" calcext:value-type="float">
            <text:p>0.1807596</text:p>
          </table:table-cell>
          <table:table-cell office:value-type="float" office:value="360" calcext:value-type="float">
            <text:p>360</text:p>
          </table:table-cell>
          <table:table-cell office:value-type="float" office:value="-9.132679" calcext:value-type="float">
            <text:p>-9.132679</text:p>
          </table:table-cell>
          <table:table-cell office:value-type="float" office:value="0" calcext:value-type="float">
            <text:p>0</text:p>
          </table:table-cell>
          <table:table-cell office:value-type="float" office:value="222.6407" calcext:value-type="float">
            <text:p>222.6407</text:p>
          </table:table-cell>
          <table:table-cell office:value-type="float" office:value="290.0284" calcext:value-type="float">
            <text:p>290.0284</text:p>
          </table:table-cell>
          <table:table-cell office:value-type="float" office:value="939.5886" calcext:value-type="float">
            <text:p>939.5886</text:p>
          </table:table-cell>
          <table:table-cell office:value-type="float" office:value="915.7077" calcext:value-type="float">
            <text:p>915.7077</text:p>
          </table:table-cell>
          <table:table-cell office:value-type="float" office:value="903.3508" calcext:value-type="float">
            <text:p>903.3508</text:p>
          </table:table-cell>
          <table:table-cell office:value-type="float" office:value="913.1797" calcext:value-type="float">
            <text:p>913.1797</text:p>
          </table:table-cell>
          <table:table-cell office:value-type="float" office:value="332.9385" calcext:value-type="float">
            <text:p>332.9385</text:p>
          </table:table-cell>
          <table:table-cell office:value-type="float" office:value="448.9984" calcext:value-type="float">
            <text:p>448.9984</text:p>
          </table:table-cell>
          <table:table-cell office:value-type="float" office:value="385.7935" calcext:value-type="float">
            <text:p>385.7935</text:p>
          </table:table-cell>
          <table:table-cell office:value-type="float" office:value="325.0977" calcext:value-type="float">
            <text:p>325.09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9" calcext:value-type="float">
            <text:p>30041999</text:p>
          </table:table-cell>
          <table:table-cell office:value-type="float" office:value="116.2492" calcext:value-type="float">
            <text:p>116.2492</text:p>
          </table:table-cell>
          <table:table-cell office:value-type="float" office:value="5671.682" calcext:value-type="float">
            <text:p>5671.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43735" calcext:value-type="float">
            <text:p>-9.343735</text:p>
          </table:table-cell>
          <table:table-cell office:value-type="float" office:value="28.44877" calcext:value-type="float">
            <text:p>28.44877</text:p>
          </table:table-cell>
          <table:table-cell office:value-type="float" office:value="0" calcext:value-type="float">
            <text:p>0</text:p>
          </table:table-cell>
          <table:table-cell office:value-type="float" office:value="64.12645" calcext:value-type="float">
            <text:p>64.12645</text:p>
          </table:table-cell>
          <table:table-cell office:value-type="float" office:value="4.881792" calcext:value-type="float">
            <text:p>4.881792</text:p>
          </table:table-cell>
          <table:table-cell office:value-type="float" office:value="0.006717459" calcext:value-type="float">
            <text:p>0.006717459</text:p>
          </table:table-cell>
          <table:table-cell office:value-type="float" office:value="0" calcext:value-type="float">
            <text:p>0</text:p>
          </table:table-cell>
          <table:table-cell office:value-type="float" office:value="0.1459453" calcext:value-type="float">
            <text:p>0.1459453</text:p>
          </table:table-cell>
          <table:table-cell office:value-type="float" office:value="0.1858113" calcext:value-type="float">
            <text:p>0.1858113</text:p>
          </table:table-cell>
          <table:table-cell office:value-type="float" office:value="360" calcext:value-type="float">
            <text:p>360</text:p>
          </table:table-cell>
          <table:table-cell office:value-type="float" office:value="-9.668774" calcext:value-type="float">
            <text:p>-9.668774</text:p>
          </table:table-cell>
          <table:table-cell office:value-type="float" office:value="0" calcext:value-type="float">
            <text:p>0</text:p>
          </table:table-cell>
          <table:table-cell office:value-type="float" office:value="222.6377" calcext:value-type="float">
            <text:p>222.6377</text:p>
          </table:table-cell>
          <table:table-cell office:value-type="float" office:value="289.9556" calcext:value-type="float">
            <text:p>289.9556</text:p>
          </table:table-cell>
          <table:table-cell office:value-type="float" office:value="939.4076" calcext:value-type="float">
            <text:p>939.4076</text:p>
          </table:table-cell>
          <table:table-cell office:value-type="float" office:value="915.5908" calcext:value-type="float">
            <text:p>915.5908</text:p>
          </table:table-cell>
          <table:table-cell office:value-type="float" office:value="903.2908" calcext:value-type="float">
            <text:p>903.2908</text:p>
          </table:table-cell>
          <table:table-cell office:value-type="float" office:value="913.1357" calcext:value-type="float">
            <text:p>913.1357</text:p>
          </table:table-cell>
          <table:table-cell office:value-type="float" office:value="332.9275" calcext:value-type="float">
            <text:p>332.9275</text:p>
          </table:table-cell>
          <table:table-cell office:value-type="float" office:value="448.989" calcext:value-type="float">
            <text:p>448.989</text:p>
          </table:table-cell>
          <table:table-cell office:value-type="float" office:value="385.7912" calcext:value-type="float">
            <text:p>385.7912</text:p>
          </table:table-cell>
          <table:table-cell office:value-type="float" office:value="325.0965" calcext:value-type="float">
            <text:p>325.09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9" calcext:value-type="float">
            <text:p>1051999</text:p>
          </table:table-cell>
          <table:table-cell office:value-type="float" office:value="115.8542" calcext:value-type="float">
            <text:p>115.8542</text:p>
          </table:table-cell>
          <table:table-cell office:value-type="float" office:value="5671.409" calcext:value-type="float">
            <text:p>5671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41177" calcext:value-type="float">
            <text:p>-9.941177</text:p>
          </table:table-cell>
          <table:table-cell office:value-type="float" office:value="34.30443" calcext:value-type="float">
            <text:p>34.30443</text:p>
          </table:table-cell>
          <table:table-cell office:value-type="float" office:value="0" calcext:value-type="float">
            <text:p>0</text:p>
          </table:table-cell>
          <table:table-cell office:value-type="float" office:value="63.83191" calcext:value-type="float">
            <text:p>63.83191</text:p>
          </table:table-cell>
          <table:table-cell office:value-type="float" office:value="4.783105" calcext:value-type="float">
            <text:p>4.783105</text:p>
          </table:table-cell>
          <table:table-cell office:value-type="float" office:value="0.006950906" calcext:value-type="float">
            <text:p>0.006950906</text:p>
          </table:table-cell>
          <table:table-cell office:value-type="float" office:value="0" calcext:value-type="float">
            <text:p>0</text:p>
          </table:table-cell>
          <table:table-cell office:value-type="float" office:value="0.1468818" calcext:value-type="float">
            <text:p>0.1468818</text:p>
          </table:table-cell>
          <table:table-cell office:value-type="float" office:value="0.1904109" calcext:value-type="float">
            <text:p>0.1904109</text:p>
          </table:table-cell>
          <table:table-cell office:value-type="float" office:value="360" calcext:value-type="float">
            <text:p>360</text:p>
          </table:table-cell>
          <table:table-cell office:value-type="float" office:value="-10.27152" calcext:value-type="float">
            <text:p>-10.27152</text:p>
          </table:table-cell>
          <table:table-cell office:value-type="float" office:value="0" calcext:value-type="float">
            <text:p>0</text:p>
          </table:table-cell>
          <table:table-cell office:value-type="float" office:value="222.6401" calcext:value-type="float">
            <text:p>222.6401</text:p>
          </table:table-cell>
          <table:table-cell office:value-type="float" office:value="289.8718" calcext:value-type="float">
            <text:p>289.8718</text:p>
          </table:table-cell>
          <table:table-cell office:value-type="float" office:value="939.2012" calcext:value-type="float">
            <text:p>939.2012</text:p>
          </table:table-cell>
          <table:table-cell office:value-type="float" office:value="915.4577" calcext:value-type="float">
            <text:p>915.4577</text:p>
          </table:table-cell>
          <table:table-cell office:value-type="float" office:value="903.2216" calcext:value-type="float">
            <text:p>903.2216</text:p>
          </table:table-cell>
          <table:table-cell office:value-type="float" office:value="913.0839" calcext:value-type="float">
            <text:p>913.0839</text:p>
          </table:table-cell>
          <table:table-cell office:value-type="float" office:value="332.9151" calcext:value-type="float">
            <text:p>332.9151</text:p>
          </table:table-cell>
          <table:table-cell office:value-type="float" office:value="448.9789" calcext:value-type="float">
            <text:p>448.9789</text:p>
          </table:table-cell>
          <table:table-cell office:value-type="float" office:value="385.7886" calcext:value-type="float">
            <text:p>385.7886</text:p>
          </table:table-cell>
          <table:table-cell office:value-type="float" office:value="325.0952" calcext:value-type="float">
            <text:p>325.09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9" calcext:value-type="float">
            <text:p>2051999</text:p>
          </table:table-cell>
          <table:table-cell office:value-type="float" office:value="115.4192" calcext:value-type="float">
            <text:p>115.4192</text:p>
          </table:table-cell>
          <table:table-cell office:value-type="float" office:value="5671.098" calcext:value-type="float">
            <text:p>5671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1446" calcext:value-type="float">
            <text:p>-10.61446</text:p>
          </table:table-cell>
          <table:table-cell office:value-type="float" office:value="36.64111" calcext:value-type="float">
            <text:p>36.64111</text:p>
          </table:table-cell>
          <table:table-cell office:value-type="float" office:value="0" calcext:value-type="float">
            <text:p>0</text:p>
          </table:table-cell>
          <table:table-cell office:value-type="float" office:value="63.56147" calcext:value-type="float">
            <text:p>63.56147</text:p>
          </table:table-cell>
          <table:table-cell office:value-type="float" office:value="4.67848" calcext:value-type="float">
            <text:p>4.67848</text:p>
          </table:table-cell>
          <table:table-cell office:value-type="float" office:value="0.007172581" calcext:value-type="float">
            <text:p>0.007172581</text:p>
          </table:table-cell>
          <table:table-cell office:value-type="float" office:value="0" calcext:value-type="float">
            <text:p>0</text:p>
          </table:table-cell>
          <table:table-cell office:value-type="float" office:value="0.1477176" calcext:value-type="float">
            <text:p>0.1477176</text:p>
          </table:table-cell>
          <table:table-cell office:value-type="float" office:value="0.1946196" calcext:value-type="float">
            <text:p>0.1946196</text:p>
          </table:table-cell>
          <table:table-cell office:value-type="float" office:value="360" calcext:value-type="float">
            <text:p>360</text:p>
          </table:table-cell>
          <table:table-cell office:value-type="float" office:value="-10.94962" calcext:value-type="float">
            <text:p>-10.94962</text:p>
          </table:table-cell>
          <table:table-cell office:value-type="float" office:value="0" calcext:value-type="float">
            <text:p>0</text:p>
          </table:table-cell>
          <table:table-cell office:value-type="float" office:value="222.653" calcext:value-type="float">
            <text:p>222.653</text:p>
          </table:table-cell>
          <table:table-cell office:value-type="float" office:value="289.7776" calcext:value-type="float">
            <text:p>289.7776</text:p>
          </table:table-cell>
          <table:table-cell office:value-type="float" office:value="938.9647" calcext:value-type="float">
            <text:p>938.9647</text:p>
          </table:table-cell>
          <table:table-cell office:value-type="float" office:value="915.3051" calcext:value-type="float">
            <text:p>915.3051</text:p>
          </table:table-cell>
          <table:table-cell office:value-type="float" office:value="903.1396" calcext:value-type="float">
            <text:p>903.1396</text:p>
          </table:table-cell>
          <table:table-cell office:value-type="float" office:value="913.025" calcext:value-type="float">
            <text:p>913.025</text:p>
          </table:table-cell>
          <table:table-cell office:value-type="float" office:value="332.9005" calcext:value-type="float">
            <text:p>332.9005</text:p>
          </table:table-cell>
          <table:table-cell office:value-type="float" office:value="448.968" calcext:value-type="float">
            <text:p>448.968</text:p>
          </table:table-cell>
          <table:table-cell office:value-type="float" office:value="385.7858" calcext:value-type="float">
            <text:p>385.7858</text:p>
          </table:table-cell>
          <table:table-cell office:value-type="float" office:value="325.0936" calcext:value-type="float">
            <text:p>325.09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9" calcext:value-type="float">
            <text:p>3051999</text:p>
          </table:table-cell>
          <table:table-cell office:value-type="float" office:value="114.9385" calcext:value-type="float">
            <text:p>114.9385</text:p>
          </table:table-cell>
          <table:table-cell office:value-type="float" office:value="5670.73" calcext:value-type="float">
            <text:p>567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761" calcext:value-type="float">
            <text:p>-11.3761</text:p>
          </table:table-cell>
          <table:table-cell office:value-type="float" office:value="38.32812" calcext:value-type="float">
            <text:p>38.32812</text:p>
          </table:table-cell>
          <table:table-cell office:value-type="float" office:value="0" calcext:value-type="float">
            <text:p>0</text:p>
          </table:table-cell>
          <table:table-cell office:value-type="float" office:value="63.31377" calcext:value-type="float">
            <text:p>63.31377</text:p>
          </table:table-cell>
          <table:table-cell office:value-type="float" office:value="4.569845" calcext:value-type="float">
            <text:p>4.569845</text:p>
          </table:table-cell>
          <table:table-cell office:value-type="float" office:value="0.007401852" calcext:value-type="float">
            <text:p>0.007401852</text:p>
          </table:table-cell>
          <table:table-cell office:value-type="float" office:value="0" calcext:value-type="float">
            <text:p>0</text:p>
          </table:table-cell>
          <table:table-cell office:value-type="float" office:value="0.1484673" calcext:value-type="float">
            <text:p>0.1484673</text:p>
          </table:table-cell>
          <table:table-cell office:value-type="float" office:value="0.1984775" calcext:value-type="float">
            <text:p>0.1984775</text:p>
          </table:table-cell>
          <table:table-cell office:value-type="float" office:value="360" calcext:value-type="float">
            <text:p>360</text:p>
          </table:table-cell>
          <table:table-cell office:value-type="float" office:value="-11.71564" calcext:value-type="float">
            <text:p>-11.71564</text:p>
          </table:table-cell>
          <table:table-cell office:value-type="float" office:value="0" calcext:value-type="float">
            <text:p>0</text:p>
          </table:table-cell>
          <table:table-cell office:value-type="float" office:value="222.6745" calcext:value-type="float">
            <text:p>222.6745</text:p>
          </table:table-cell>
          <table:table-cell office:value-type="float" office:value="289.6709" calcext:value-type="float">
            <text:p>289.6709</text:p>
          </table:table-cell>
          <table:table-cell office:value-type="float" office:value="938.6898" calcext:value-type="float">
            <text:p>938.6898</text:p>
          </table:table-cell>
          <table:table-cell office:value-type="float" office:value="915.1269" calcext:value-type="float">
            <text:p>915.1269</text:p>
          </table:table-cell>
          <table:table-cell office:value-type="float" office:value="903.0444" calcext:value-type="float">
            <text:p>903.0444</text:p>
          </table:table-cell>
          <table:table-cell office:value-type="float" office:value="912.9553" calcext:value-type="float">
            <text:p>912.9553</text:p>
          </table:table-cell>
          <table:table-cell office:value-type="float" office:value="332.8834" calcext:value-type="float">
            <text:p>332.8834</text:p>
          </table:table-cell>
          <table:table-cell office:value-type="float" office:value="448.9554" calcext:value-type="float">
            <text:p>448.9554</text:p>
          </table:table-cell>
          <table:table-cell office:value-type="float" office:value="385.7808" calcext:value-type="float">
            <text:p>385.7808</text:p>
          </table:table-cell>
          <table:table-cell office:value-type="float" office:value="325.0919" calcext:value-type="float">
            <text:p>325.09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9" calcext:value-type="float">
            <text:p>4051999</text:p>
          </table:table-cell>
          <table:table-cell office:value-type="float" office:value="114.4617" calcext:value-type="float">
            <text:p>114.4617</text:p>
          </table:table-cell>
          <table:table-cell office:value-type="float" office:value="5670.347" calcext:value-type="float">
            <text:p>5670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601" calcext:value-type="float">
            <text:p>-12.1601</text:p>
          </table:table-cell>
          <table:table-cell office:value-type="float" office:value="37.62067" calcext:value-type="float">
            <text:p>37.62067</text:p>
          </table:table-cell>
          <table:table-cell office:value-type="float" office:value="0" calcext:value-type="float">
            <text:p>0</text:p>
          </table:table-cell>
          <table:table-cell office:value-type="float" office:value="63.12851" calcext:value-type="float">
            <text:p>63.12851</text:p>
          </table:table-cell>
          <table:table-cell office:value-type="float" office:value="4.464476" calcext:value-type="float">
            <text:p>4.464476</text:p>
          </table:table-cell>
          <table:table-cell office:value-type="float" office:value="0.007649472" calcext:value-type="float">
            <text:p>0.007649472</text:p>
          </table:table-cell>
          <table:table-cell office:value-type="float" office:value="0" calcext:value-type="float">
            <text:p>0</text:p>
          </table:table-cell>
          <table:table-cell office:value-type="float" office:value="0.1491225" calcext:value-type="float">
            <text:p>0.1491225</text:p>
          </table:table-cell>
          <table:table-cell office:value-type="float" office:value="0.2020071" calcext:value-type="float">
            <text:p>0.2020071</text:p>
          </table:table-cell>
          <table:table-cell office:value-type="float" office:value="360" calcext:value-type="float">
            <text:p>360</text:p>
          </table:table-cell>
          <table:table-cell office:value-type="float" office:value="-12.50358" calcext:value-type="float">
            <text:p>-12.50358</text:p>
          </table:table-cell>
          <table:table-cell office:value-type="float" office:value="0" calcext:value-type="float">
            <text:p>0</text:p>
          </table:table-cell>
          <table:table-cell office:value-type="float" office:value="222.7034" calcext:value-type="float">
            <text:p>222.7034</text:p>
          </table:table-cell>
          <table:table-cell office:value-type="float" office:value="289.5654" calcext:value-type="float">
            <text:p>289.5654</text:p>
          </table:table-cell>
          <table:table-cell office:value-type="float" office:value="938.4127" calcext:value-type="float">
            <text:p>938.4127</text:p>
          </table:table-cell>
          <table:table-cell office:value-type="float" office:value="914.9424" calcext:value-type="float">
            <text:p>914.9424</text:p>
          </table:table-cell>
          <table:table-cell office:value-type="float" office:value="902.9425" calcext:value-type="float">
            <text:p>902.9425</text:p>
          </table:table-cell>
          <table:table-cell office:value-type="float" office:value="912.8803" calcext:value-type="float">
            <text:p>912.8803</text:p>
          </table:table-cell>
          <table:table-cell office:value-type="float" office:value="332.8646" calcext:value-type="float">
            <text:p>332.8646</text:p>
          </table:table-cell>
          <table:table-cell office:value-type="float" office:value="448.9417" calcext:value-type="float">
            <text:p>448.9417</text:p>
          </table:table-cell>
          <table:table-cell office:value-type="float" office:value="385.7745" calcext:value-type="float">
            <text:p>385.7745</text:p>
          </table:table-cell>
          <table:table-cell office:value-type="float" office:value="325.0901" calcext:value-type="float">
            <text:p>325.09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9" calcext:value-type="float">
            <text:p>5051999</text:p>
          </table:table-cell>
          <table:table-cell office:value-type="float" office:value="113.9397" calcext:value-type="float">
            <text:p>113.9397</text:p>
          </table:table-cell>
          <table:table-cell office:value-type="float" office:value="5669.916" calcext:value-type="float">
            <text:p>5669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2375" calcext:value-type="float">
            <text:p>-13.02375</text:p>
          </table:table-cell>
          <table:table-cell office:value-type="float" office:value="39.09303" calcext:value-type="float">
            <text:p>39.09303</text:p>
          </table:table-cell>
          <table:table-cell office:value-type="float" office:value="0" calcext:value-type="float">
            <text:p>0</text:p>
          </table:table-cell>
          <table:table-cell office:value-type="float" office:value="62.96391" calcext:value-type="float">
            <text:p>62.96391</text:p>
          </table:table-cell>
          <table:table-cell office:value-type="float" office:value="4.35499" calcext:value-type="float">
            <text:p>4.35499</text:p>
          </table:table-cell>
          <table:table-cell office:value-type="float" office:value="0.007860461" calcext:value-type="float">
            <text:p>0.007860461</text:p>
          </table:table-cell>
          <table:table-cell office:value-type="float" office:value="0" calcext:value-type="float">
            <text:p>0</text:p>
          </table:table-cell>
          <table:table-cell office:value-type="float" office:value="0.1497325" calcext:value-type="float">
            <text:p>0.1497325</text:p>
          </table:table-cell>
          <table:table-cell office:value-type="float" office:value="0.2052446" calcext:value-type="float">
            <text:p>0.2052446</text:p>
          </table:table-cell>
          <table:table-cell office:value-type="float" office:value="360" calcext:value-type="float">
            <text:p>360</text:p>
          </table:table-cell>
          <table:table-cell office:value-type="float" office:value="-13.37087" calcext:value-type="float">
            <text:p>-13.37087</text:p>
          </table:table-cell>
          <table:table-cell office:value-type="float" office:value="0" calcext:value-type="float">
            <text:p>0</text:p>
          </table:table-cell>
          <table:table-cell office:value-type="float" office:value="222.7379" calcext:value-type="float">
            <text:p>222.7379</text:p>
          </table:table-cell>
          <table:table-cell office:value-type="float" office:value="289.4466" calcext:value-type="float">
            <text:p>289.4466</text:p>
          </table:table-cell>
          <table:table-cell office:value-type="float" office:value="938.1017" calcext:value-type="float">
            <text:p>938.1017</text:p>
          </table:table-cell>
          <table:table-cell office:value-type="float" office:value="914.7328" calcext:value-type="float">
            <text:p>914.7328</text:p>
          </table:table-cell>
          <table:table-cell office:value-type="float" office:value="902.8315" calcext:value-type="float">
            <text:p>902.8315</text:p>
          </table:table-cell>
          <table:table-cell office:value-type="float" office:value="912.7983" calcext:value-type="float">
            <text:p>912.7983</text:p>
          </table:table-cell>
          <table:table-cell office:value-type="float" office:value="332.8438" calcext:value-type="float">
            <text:p>332.8438</text:p>
          </table:table-cell>
          <table:table-cell office:value-type="float" office:value="448.9269" calcext:value-type="float">
            <text:p>448.9269</text:p>
          </table:table-cell>
          <table:table-cell office:value-type="float" office:value="385.7675" calcext:value-type="float">
            <text:p>385.7675</text:p>
          </table:table-cell>
          <table:table-cell office:value-type="float" office:value="325.0881" calcext:value-type="float">
            <text:p>325.08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9" calcext:value-type="float">
            <text:p>6051999</text:p>
          </table:table-cell>
          <table:table-cell office:value-type="float" office:value="113.3989" calcext:value-type="float">
            <text:p>113.3989</text:p>
          </table:table-cell>
          <table:table-cell office:value-type="float" office:value="5669.448" calcext:value-type="float">
            <text:p>5669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4074" calcext:value-type="float">
            <text:p>-13.94074</text:p>
          </table:table-cell>
          <table:table-cell office:value-type="float" office:value="45.96035" calcext:value-type="float">
            <text:p>45.96035</text:p>
          </table:table-cell>
          <table:table-cell office:value-type="float" office:value="0" calcext:value-type="float">
            <text:p>0</text:p>
          </table:table-cell>
          <table:table-cell office:value-type="float" office:value="62.8272" calcext:value-type="float">
            <text:p>62.8272</text:p>
          </table:table-cell>
          <table:table-cell office:value-type="float" office:value="4.243751" calcext:value-type="float">
            <text:p>4.243751</text:p>
          </table:table-cell>
          <table:table-cell office:value-type="float" office:value="0.008088698" calcext:value-type="float">
            <text:p>0.008088698</text:p>
          </table:table-cell>
          <table:table-cell office:value-type="float" office:value="0" calcext:value-type="float">
            <text:p>0</text:p>
          </table:table-cell>
          <table:table-cell office:value-type="float" office:value="0.1503054" calcext:value-type="float">
            <text:p>0.1503054</text:p>
          </table:table-cell>
          <table:table-cell office:value-type="float" office:value="0.2082213" calcext:value-type="float">
            <text:p>0.2082213</text:p>
          </table:table-cell>
          <table:table-cell office:value-type="float" office:value="360" calcext:value-type="float">
            <text:p>360</text:p>
          </table:table-cell>
          <table:table-cell office:value-type="float" office:value="-14.29118" calcext:value-type="float">
            <text:p>-14.29118</text:p>
          </table:table-cell>
          <table:table-cell office:value-type="float" office:value="0" calcext:value-type="float">
            <text:p>0</text:p>
          </table:table-cell>
          <table:table-cell office:value-type="float" office:value="222.7782" calcext:value-type="float">
            <text:p>222.7782</text:p>
          </table:table-cell>
          <table:table-cell office:value-type="float" office:value="289.3242" calcext:value-type="float">
            <text:p>289.3242</text:p>
          </table:table-cell>
          <table:table-cell office:value-type="float" office:value="937.7771" calcext:value-type="float">
            <text:p>937.7771</text:p>
          </table:table-cell>
          <table:table-cell office:value-type="float" office:value="914.5067" calcext:value-type="float">
            <text:p>914.5067</text:p>
          </table:table-cell>
          <table:table-cell office:value-type="float" office:value="902.7109" calcext:value-type="float">
            <text:p>902.7109</text:p>
          </table:table-cell>
          <table:table-cell office:value-type="float" office:value="912.7062" calcext:value-type="float">
            <text:p>912.7062</text:p>
          </table:table-cell>
          <table:table-cell office:value-type="float" office:value="332.8208" calcext:value-type="float">
            <text:p>332.8208</text:p>
          </table:table-cell>
          <table:table-cell office:value-type="float" office:value="448.9082" calcext:value-type="float">
            <text:p>448.9082</text:p>
          </table:table-cell>
          <table:table-cell office:value-type="float" office:value="385.7603" calcext:value-type="float">
            <text:p>385.7603</text:p>
          </table:table-cell>
          <table:table-cell office:value-type="float" office:value="325.0861" calcext:value-type="float">
            <text:p>325.08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9" calcext:value-type="float">
            <text:p>7051999</text:p>
          </table:table-cell>
          <table:table-cell office:value-type="float" office:value="112.9262" calcext:value-type="float">
            <text:p>112.9262</text:p>
          </table:table-cell>
          <table:table-cell office:value-type="float" office:value="5669.034" calcext:value-type="float">
            <text:p>5669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7582" calcext:value-type="float">
            <text:p>-14.77582</text:p>
          </table:table-cell>
          <table:table-cell office:value-type="float" office:value="48.3041" calcext:value-type="float">
            <text:p>48.3041</text:p>
          </table:table-cell>
          <table:table-cell office:value-type="float" office:value="0" calcext:value-type="float">
            <text:p>0</text:p>
          </table:table-cell>
          <table:table-cell office:value-type="float" office:value="62.73043" calcext:value-type="float">
            <text:p>62.73043</text:p>
          </table:table-cell>
          <table:table-cell office:value-type="float" office:value="2.48163" calcext:value-type="float">
            <text:p>2.48163</text:p>
          </table:table-cell>
          <table:table-cell office:value-type="float" office:value="0.008362955" calcext:value-type="float">
            <text:p>0.008362955</text:p>
          </table:table-cell>
          <table:table-cell office:value-type="float" office:value="0" calcext:value-type="float">
            <text:p>0</text:p>
          </table:table-cell>
          <table:table-cell office:value-type="float" office:value="0.1508271" calcext:value-type="float">
            <text:p>0.1508271</text:p>
          </table:table-cell>
          <table:table-cell office:value-type="float" office:value="0.2109015" calcext:value-type="float">
            <text:p>0.2109015</text:p>
          </table:table-cell>
          <table:table-cell office:value-type="float" office:value="360" calcext:value-type="float">
            <text:p>360</text:p>
          </table:table-cell>
          <table:table-cell office:value-type="float" office:value="-15.12919" calcext:value-type="float">
            <text:p>-15.12919</text:p>
          </table:table-cell>
          <table:table-cell office:value-type="float" office:value="0" calcext:value-type="float">
            <text:p>0</text:p>
          </table:table-cell>
          <table:table-cell office:value-type="float" office:value="210.1349" calcext:value-type="float">
            <text:p>210.1349</text:p>
          </table:table-cell>
          <table:table-cell office:value-type="float" office:value="288.1854" calcext:value-type="float">
            <text:p>288.1854</text:p>
          </table:table-cell>
          <table:table-cell office:value-type="float" office:value="944.6682" calcext:value-type="float">
            <text:p>944.6682</text:p>
          </table:table-cell>
          <table:table-cell office:value-type="float" office:value="922.5281" calcext:value-type="float">
            <text:p>922.5281</text:p>
          </table:table-cell>
          <table:table-cell office:value-type="float" office:value="902.596" calcext:value-type="float">
            <text:p>902.596</text:p>
          </table:table-cell>
          <table:table-cell office:value-type="float" office:value="912.6172" calcext:value-type="float">
            <text:p>912.6172</text:p>
          </table:table-cell>
          <table:table-cell office:value-type="float" office:value="332.7976" calcext:value-type="float">
            <text:p>332.7976</text:p>
          </table:table-cell>
          <table:table-cell office:value-type="float" office:value="448.8889" calcext:value-type="float">
            <text:p>448.8889</text:p>
          </table:table-cell>
          <table:table-cell office:value-type="float" office:value="385.7527" calcext:value-type="float">
            <text:p>385.7527</text:p>
          </table:table-cell>
          <table:table-cell office:value-type="float" office:value="325.0839" calcext:value-type="float">
            <text:p>325.08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9" calcext:value-type="float">
            <text:p>8051999</text:p>
          </table:table-cell>
          <table:table-cell office:value-type="float" office:value="112.5472" calcext:value-type="float">
            <text:p>112.5472</text:p>
          </table:table-cell>
          <table:table-cell office:value-type="float" office:value="5668.685" calcext:value-type="float">
            <text:p>5668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6285" calcext:value-type="float">
            <text:p>-15.36285</text:p>
          </table:table-cell>
          <table:table-cell office:value-type="float" office:value="48.72426" calcext:value-type="float">
            <text:p>48.72426</text:p>
          </table:table-cell>
          <table:table-cell office:value-type="float" office:value="0" calcext:value-type="float">
            <text:p>0</text:p>
          </table:table-cell>
          <table:table-cell office:value-type="float" office:value="62.68328" calcext:value-type="float">
            <text:p>62.68328</text:p>
          </table:table-cell>
          <table:table-cell office:value-type="float" office:value="2.42996" calcext:value-type="float">
            <text:p>2.42996</text:p>
          </table:table-cell>
          <table:table-cell office:value-type="float" office:value="0.008613831" calcext:value-type="float">
            <text:p>0.008613831</text:p>
          </table:table-cell>
          <table:table-cell office:value-type="float" office:value="0" calcext:value-type="float">
            <text:p>0</text:p>
          </table:table-cell>
          <table:table-cell office:value-type="float" office:value="0.1513228" calcext:value-type="float">
            <text:p>0.1513228</text:p>
          </table:table-cell>
          <table:table-cell office:value-type="float" office:value="0.2134097" calcext:value-type="float">
            <text:p>0.2134097</text:p>
          </table:table-cell>
          <table:table-cell office:value-type="float" office:value="360" calcext:value-type="float">
            <text:p>360</text:p>
          </table:table-cell>
          <table:table-cell office:value-type="float" office:value="-15.71897" calcext:value-type="float">
            <text:p>-15.71897</text:p>
          </table:table-cell>
          <table:table-cell office:value-type="float" office:value="0" calcext:value-type="float">
            <text:p>0</text:p>
          </table:table-cell>
          <table:table-cell office:value-type="float" office:value="210.1363" calcext:value-type="float">
            <text:p>210.1363</text:p>
          </table:table-cell>
          <table:table-cell office:value-type="float" office:value="288.1186" calcext:value-type="float">
            <text:p>288.1186</text:p>
          </table:table-cell>
          <table:table-cell office:value-type="float" office:value="944.4542" calcext:value-type="float">
            <text:p>944.4542</text:p>
          </table:table-cell>
          <table:table-cell office:value-type="float" office:value="922.353" calcext:value-type="float">
            <text:p>922.353</text:p>
          </table:table-cell>
          <table:table-cell office:value-type="float" office:value="902.5002" calcext:value-type="float">
            <text:p>902.5002</text:p>
          </table:table-cell>
          <table:table-cell office:value-type="float" office:value="912.5413" calcext:value-type="float">
            <text:p>912.5413</text:p>
          </table:table-cell>
          <table:table-cell office:value-type="float" office:value="332.7765" calcext:value-type="float">
            <text:p>332.7765</text:p>
          </table:table-cell>
          <table:table-cell office:value-type="float" office:value="448.8698" calcext:value-type="float">
            <text:p>448.8698</text:p>
          </table:table-cell>
          <table:table-cell office:value-type="float" office:value="385.7451" calcext:value-type="float">
            <text:p>385.7451</text:p>
          </table:table-cell>
          <table:table-cell office:value-type="float" office:value="325.0816" calcext:value-type="float">
            <text:p>325.08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9" calcext:value-type="float">
            <text:p>9051999</text:p>
          </table:table-cell>
          <table:table-cell office:value-type="float" office:value="112.2611" calcext:value-type="float">
            <text:p>112.2611</text:p>
          </table:table-cell>
          <table:table-cell office:value-type="float" office:value="5668.408" calcext:value-type="float">
            <text:p>5668.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2368" calcext:value-type="float">
            <text:p>-15.92368</text:p>
          </table:table-cell>
          <table:table-cell office:value-type="float" office:value="51.74438" calcext:value-type="float">
            <text:p>51.74438</text:p>
          </table:table-cell>
          <table:table-cell office:value-type="float" office:value="0" calcext:value-type="float">
            <text:p>0</text:p>
          </table:table-cell>
          <table:table-cell office:value-type="float" office:value="62.62839" calcext:value-type="float">
            <text:p>62.62839</text:p>
          </table:table-cell>
          <table:table-cell office:value-type="float" office:value="2.39007" calcext:value-type="float">
            <text:p>2.39007</text:p>
          </table:table-cell>
          <table:table-cell office:value-type="float" office:value="0.008833311" calcext:value-type="float">
            <text:p>0.008833311</text:p>
          </table:table-cell>
          <table:table-cell office:value-type="float" office:value="0" calcext:value-type="float">
            <text:p>0</text:p>
          </table:table-cell>
          <table:table-cell office:value-type="float" office:value="0.1529736" calcext:value-type="float">
            <text:p>0.1529736</text:p>
          </table:table-cell>
          <table:table-cell office:value-type="float" office:value="0.2184869" calcext:value-type="float">
            <text:p>0.2184869</text:p>
          </table:table-cell>
          <table:table-cell office:value-type="float" office:value="360" calcext:value-type="float">
            <text:p>360</text:p>
          </table:table-cell>
          <table:table-cell office:value-type="float" office:value="-16.28631" calcext:value-type="float">
            <text:p>-16.28631</text:p>
          </table:table-cell>
          <table:table-cell office:value-type="float" office:value="0" calcext:value-type="float">
            <text:p>0</text:p>
          </table:table-cell>
          <table:table-cell office:value-type="float" office:value="210.1346" calcext:value-type="float">
            <text:p>210.1346</text:p>
          </table:table-cell>
          <table:table-cell office:value-type="float" office:value="288.0688" calcext:value-type="float">
            <text:p>288.0688</text:p>
          </table:table-cell>
          <table:table-cell office:value-type="float" office:value="944.2932" calcext:value-type="float">
            <text:p>944.2932</text:p>
          </table:table-cell>
          <table:table-cell office:value-type="float" office:value="922.2234" calcext:value-type="float">
            <text:p>922.2234</text:p>
          </table:table-cell>
          <table:table-cell office:value-type="float" office:value="902.4257" calcext:value-type="float">
            <text:p>902.4257</text:p>
          </table:table-cell>
          <table:table-cell office:value-type="float" office:value="912.4787" calcext:value-type="float">
            <text:p>912.4787</text:p>
          </table:table-cell>
          <table:table-cell office:value-type="float" office:value="332.7591" calcext:value-type="float">
            <text:p>332.7591</text:p>
          </table:table-cell>
          <table:table-cell office:value-type="float" office:value="448.8532" calcext:value-type="float">
            <text:p>448.8532</text:p>
          </table:table-cell>
          <table:table-cell office:value-type="float" office:value="385.7374" calcext:value-type="float">
            <text:p>385.7374</text:p>
          </table:table-cell>
          <table:table-cell office:value-type="float" office:value="325.0793" calcext:value-type="float">
            <text:p>325.07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9" calcext:value-type="float">
            <text:p>10051999</text:p>
          </table:table-cell>
          <table:table-cell office:value-type="float" office:value="112.0045" calcext:value-type="float">
            <text:p>112.0045</text:p>
          </table:table-cell>
          <table:table-cell office:value-type="float" office:value="5668.168" calcext:value-type="float">
            <text:p>5668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1922" calcext:value-type="float">
            <text:p>-16.41922</text:p>
          </table:table-cell>
          <table:table-cell office:value-type="float" office:value="53.61927" calcext:value-type="float">
            <text:p>53.61927</text:p>
          </table:table-cell>
          <table:table-cell office:value-type="float" office:value="0" calcext:value-type="float">
            <text:p>0</text:p>
          </table:table-cell>
          <table:table-cell office:value-type="float" office:value="62.55594" calcext:value-type="float">
            <text:p>62.55594</text:p>
          </table:table-cell>
          <table:table-cell office:value-type="float" office:value="2.347304" calcext:value-type="float">
            <text:p>2.347304</text:p>
          </table:table-cell>
          <table:table-cell office:value-type="float" office:value="0.009097775" calcext:value-type="float">
            <text:p>0.009097775</text:p>
          </table:table-cell>
          <table:table-cell office:value-type="float" office:value="0" calcext:value-type="float">
            <text:p>0</text:p>
          </table:table-cell>
          <table:table-cell office:value-type="float" office:value="0.1538071" calcext:value-type="float">
            <text:p>0.1538071</text:p>
          </table:table-cell>
          <table:table-cell office:value-type="float" office:value="0.2215343" calcext:value-type="float">
            <text:p>0.2215343</text:p>
          </table:table-cell>
          <table:table-cell office:value-type="float" office:value="360" calcext:value-type="float">
            <text:p>360</text:p>
          </table:table-cell>
          <table:table-cell office:value-type="float" office:value="-16.78546" calcext:value-type="float">
            <text:p>-16.78546</text:p>
          </table:table-cell>
          <table:table-cell office:value-type="float" office:value="0" calcext:value-type="float">
            <text:p>0</text:p>
          </table:table-cell>
          <table:table-cell office:value-type="float" office:value="210.1362" calcext:value-type="float">
            <text:p>210.1362</text:p>
          </table:table-cell>
          <table:table-cell office:value-type="float" office:value="288.0219" calcext:value-type="float">
            <text:p>288.0219</text:p>
          </table:table-cell>
          <table:table-cell office:value-type="float" office:value="944.1517" calcext:value-type="float">
            <text:p>944.1517</text:p>
          </table:table-cell>
          <table:table-cell office:value-type="float" office:value="922.1107" calcext:value-type="float">
            <text:p>922.1107</text:p>
          </table:table-cell>
          <table:table-cell office:value-type="float" office:value="902.362" calcext:value-type="float">
            <text:p>902.362</text:p>
          </table:table-cell>
          <table:table-cell office:value-type="float" office:value="912.427" calcext:value-type="float">
            <text:p>912.427</text:p>
          </table:table-cell>
          <table:table-cell office:value-type="float" office:value="332.7441" calcext:value-type="float">
            <text:p>332.7441</text:p>
          </table:table-cell>
          <table:table-cell office:value-type="float" office:value="448.8393" calcext:value-type="float">
            <text:p>448.8393</text:p>
          </table:table-cell>
          <table:table-cell office:value-type="float" office:value="385.7298" calcext:value-type="float">
            <text:p>385.7298</text:p>
          </table:table-cell>
          <table:table-cell office:value-type="float" office:value="325.0768" calcext:value-type="float">
            <text:p>325.07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9" calcext:value-type="float">
            <text:p>11051999</text:p>
          </table:table-cell>
          <table:table-cell office:value-type="float" office:value="111.7236" calcext:value-type="float">
            <text:p>111.7236</text:p>
          </table:table-cell>
          <table:table-cell office:value-type="float" office:value="5667.91" calcext:value-type="float">
            <text:p>566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2165" calcext:value-type="float">
            <text:p>-16.92165</text:p>
          </table:table-cell>
          <table:table-cell office:value-type="float" office:value="52.58953" calcext:value-type="float">
            <text:p>52.58953</text:p>
          </table:table-cell>
          <table:table-cell office:value-type="float" office:value="0" calcext:value-type="float">
            <text:p>0</text:p>
          </table:table-cell>
          <table:table-cell office:value-type="float" office:value="62.42245" calcext:value-type="float">
            <text:p>62.42245</text:p>
          </table:table-cell>
          <table:table-cell office:value-type="float" office:value="2.295152" calcext:value-type="float">
            <text:p>2.295152</text:p>
          </table:table-cell>
          <table:table-cell office:value-type="float" office:value="0.00937953" calcext:value-type="float">
            <text:p>0.00937953</text:p>
          </table:table-cell>
          <table:table-cell office:value-type="float" office:value="0" calcext:value-type="float">
            <text:p>0</text:p>
          </table:table-cell>
          <table:table-cell office:value-type="float" office:value="0.1543645" calcext:value-type="float">
            <text:p>0.1543645</text:p>
          </table:table-cell>
          <table:table-cell office:value-type="float" office:value="0.2237076" calcext:value-type="float">
            <text:p>0.2237076</text:p>
          </table:table-cell>
          <table:table-cell office:value-type="float" office:value="360" calcext:value-type="float">
            <text:p>360</text:p>
          </table:table-cell>
          <table:table-cell office:value-type="float" office:value="-17.29034" calcext:value-type="float">
            <text:p>-17.29034</text:p>
          </table:table-cell>
          <table:table-cell office:value-type="float" office:value="0" calcext:value-type="float">
            <text:p>0</text:p>
          </table:table-cell>
          <table:table-cell office:value-type="float" office:value="210.1501" calcext:value-type="float">
            <text:p>210.1501</text:p>
          </table:table-cell>
          <table:table-cell office:value-type="float" office:value="287.9637" calcext:value-type="float">
            <text:p>287.9637</text:p>
          </table:table-cell>
          <table:table-cell office:value-type="float" office:value="943.988" calcext:value-type="float">
            <text:p>943.988</text:p>
          </table:table-cell>
          <table:table-cell office:value-type="float" office:value="921.9894" calcext:value-type="float">
            <text:p>921.9894</text:p>
          </table:table-cell>
          <table:table-cell office:value-type="float" office:value="902.2947" calcext:value-type="float">
            <text:p>902.2947</text:p>
          </table:table-cell>
          <table:table-cell office:value-type="float" office:value="912.3743" calcext:value-type="float">
            <text:p>912.3743</text:p>
          </table:table-cell>
          <table:table-cell office:value-type="float" office:value="332.7298" calcext:value-type="float">
            <text:p>332.7298</text:p>
          </table:table-cell>
          <table:table-cell office:value-type="float" office:value="448.826" calcext:value-type="float">
            <text:p>448.826</text:p>
          </table:table-cell>
          <table:table-cell office:value-type="float" office:value="385.7224" calcext:value-type="float">
            <text:p>385.7224</text:p>
          </table:table-cell>
          <table:table-cell office:value-type="float" office:value="325.0744" calcext:value-type="float">
            <text:p>325.07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9" calcext:value-type="float">
            <text:p>12051999</text:p>
          </table:table-cell>
          <table:table-cell office:value-type="float" office:value="111.4048" calcext:value-type="float">
            <text:p>111.4048</text:p>
          </table:table-cell>
          <table:table-cell office:value-type="float" office:value="5667.62" calcext:value-type="float">
            <text:p>5667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47972" calcext:value-type="float">
            <text:p>-17.47972</text:p>
          </table:table-cell>
          <table:table-cell office:value-type="float" office:value="57.61738" calcext:value-type="float">
            <text:p>57.61738</text:p>
          </table:table-cell>
          <table:table-cell office:value-type="float" office:value="0" calcext:value-type="float">
            <text:p>0</text:p>
          </table:table-cell>
          <table:table-cell office:value-type="float" office:value="62.2842" calcext:value-type="float">
            <text:p>62.2842</text:p>
          </table:table-cell>
          <table:table-cell office:value-type="float" office:value="2.2384" calcext:value-type="float">
            <text:p>2.2384</text:p>
          </table:table-cell>
          <table:table-cell office:value-type="float" office:value="0.009635299" calcext:value-type="float">
            <text:p>0.009635299</text:p>
          </table:table-cell>
          <table:table-cell office:value-type="float" office:value="0" calcext:value-type="float">
            <text:p>0</text:p>
          </table:table-cell>
          <table:table-cell office:value-type="float" office:value="0.1548637" calcext:value-type="float">
            <text:p>0.1548637</text:p>
          </table:table-cell>
          <table:table-cell office:value-type="float" office:value="0.2256317" calcext:value-type="float">
            <text:p>0.2256317</text:p>
          </table:table-cell>
          <table:table-cell office:value-type="float" office:value="360" calcext:value-type="float">
            <text:p>360</text:p>
          </table:table-cell>
          <table:table-cell office:value-type="float" office:value="-17.85058" calcext:value-type="float">
            <text:p>-17.85058</text:p>
          </table:table-cell>
          <table:table-cell office:value-type="float" office:value="0" calcext:value-type="float">
            <text:p>0</text:p>
          </table:table-cell>
          <table:table-cell office:value-type="float" office:value="210.1668" calcext:value-type="float">
            <text:p>210.1668</text:p>
          </table:table-cell>
          <table:table-cell office:value-type="float" office:value="287.8958" calcext:value-type="float">
            <text:p>287.8958</text:p>
          </table:table-cell>
          <table:table-cell office:value-type="float" office:value="943.7978" calcext:value-type="float">
            <text:p>943.7978</text:p>
          </table:table-cell>
          <table:table-cell office:value-type="float" office:value="921.8494" calcext:value-type="float">
            <text:p>921.8494</text:p>
          </table:table-cell>
          <table:table-cell office:value-type="float" office:value="902.2206" calcext:value-type="float">
            <text:p>902.2206</text:p>
          </table:table-cell>
          <table:table-cell office:value-type="float" office:value="912.3168" calcext:value-type="float">
            <text:p>912.3168</text:p>
          </table:table-cell>
          <table:table-cell office:value-type="float" office:value="332.7142" calcext:value-type="float">
            <text:p>332.7142</text:p>
          </table:table-cell>
          <table:table-cell office:value-type="float" office:value="448.8126" calcext:value-type="float">
            <text:p>448.8126</text:p>
          </table:table-cell>
          <table:table-cell office:value-type="float" office:value="385.7151" calcext:value-type="float">
            <text:p>385.7151</text:p>
          </table:table-cell>
          <table:table-cell office:value-type="float" office:value="325.0719" calcext:value-type="float">
            <text:p>325.07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9" calcext:value-type="float">
            <text:p>13051999</text:p>
          </table:table-cell>
          <table:table-cell office:value-type="float" office:value="111.0749" calcext:value-type="float">
            <text:p>111.0749</text:p>
          </table:table-cell>
          <table:table-cell office:value-type="float" office:value="5667.314" calcext:value-type="float">
            <text:p>5667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6002" calcext:value-type="float">
            <text:p>-18.06002</text:p>
          </table:table-cell>
          <table:table-cell office:value-type="float" office:value="58.18178" calcext:value-type="float">
            <text:p>58.18178</text:p>
          </table:table-cell>
          <table:table-cell office:value-type="float" office:value="0" calcext:value-type="float">
            <text:p>0</text:p>
          </table:table-cell>
          <table:table-cell office:value-type="float" office:value="62.14787" calcext:value-type="float">
            <text:p>62.14787</text:p>
          </table:table-cell>
          <table:table-cell office:value-type="float" office:value="2.183334" calcext:value-type="float">
            <text:p>2.183334</text:p>
          </table:table-cell>
          <table:table-cell office:value-type="float" office:value="0.00991139" calcext:value-type="float">
            <text:p>0.00991139</text:p>
          </table:table-cell>
          <table:table-cell office:value-type="float" office:value="0" calcext:value-type="float">
            <text:p>0</text:p>
          </table:table-cell>
          <table:table-cell office:value-type="float" office:value="0.1553371" calcext:value-type="float">
            <text:p>0.1553371</text:p>
          </table:table-cell>
          <table:table-cell office:value-type="float" office:value="0.2274046" calcext:value-type="float">
            <text:p>0.2274046</text:p>
          </table:table-cell>
          <table:table-cell office:value-type="float" office:value="360" calcext:value-type="float">
            <text:p>360</text:p>
          </table:table-cell>
          <table:table-cell office:value-type="float" office:value="-18.43285" calcext:value-type="float">
            <text:p>-18.43285</text:p>
          </table:table-cell>
          <table:table-cell office:value-type="float" office:value="0" calcext:value-type="float">
            <text:p>0</text:p>
          </table:table-cell>
          <table:table-cell office:value-type="float" office:value="210.1851" calcext:value-type="float">
            <text:p>210.1851</text:p>
          </table:table-cell>
          <table:table-cell office:value-type="float" office:value="287.8238" calcext:value-type="float">
            <text:p>287.8238</text:p>
          </table:table-cell>
          <table:table-cell office:value-type="float" office:value="943.5982" calcext:value-type="float">
            <text:p>943.5982</text:p>
          </table:table-cell>
          <table:table-cell office:value-type="float" office:value="921.7006" calcext:value-type="float">
            <text:p>921.7006</text:p>
          </table:table-cell>
          <table:table-cell office:value-type="float" office:value="902.1427" calcext:value-type="float">
            <text:p>902.1427</text:p>
          </table:table-cell>
          <table:table-cell office:value-type="float" office:value="912.2565" calcext:value-type="float">
            <text:p>912.2565</text:p>
          </table:table-cell>
          <table:table-cell office:value-type="float" office:value="332.698" calcext:value-type="float">
            <text:p>332.698</text:p>
          </table:table-cell>
          <table:table-cell office:value-type="float" office:value="448.799" calcext:value-type="float">
            <text:p>448.799</text:p>
          </table:table-cell>
          <table:table-cell office:value-type="float" office:value="385.7078" calcext:value-type="float">
            <text:p>385.7078</text:p>
          </table:table-cell>
          <table:table-cell office:value-type="float" office:value="325.0694" calcext:value-type="float">
            <text:p>325.06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9" calcext:value-type="float">
            <text:p>14051999</text:p>
          </table:table-cell>
          <table:table-cell office:value-type="float" office:value="110.6909" calcext:value-type="float">
            <text:p>110.6909</text:p>
          </table:table-cell>
          <table:table-cell office:value-type="float" office:value="5666.961" calcext:value-type="float">
            <text:p>5666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2531" calcext:value-type="float">
            <text:p>-18.72531</text:p>
          </table:table-cell>
          <table:table-cell office:value-type="float" office:value="57.39749" calcext:value-type="float">
            <text:p>57.39749</text:p>
          </table:table-cell>
          <table:table-cell office:value-type="float" office:value="0" calcext:value-type="float">
            <text:p>0</text:p>
          </table:table-cell>
          <table:table-cell office:value-type="float" office:value="61.99073" calcext:value-type="float">
            <text:p>61.99073</text:p>
          </table:table-cell>
          <table:table-cell office:value-type="float" office:value="2.126811" calcext:value-type="float">
            <text:p>2.126811</text:p>
          </table:table-cell>
          <table:table-cell office:value-type="float" office:value="0.0101614" calcext:value-type="float">
            <text:p>0.0101614</text:p>
          </table:table-cell>
          <table:table-cell office:value-type="float" office:value="0" calcext:value-type="float">
            <text:p>0</text:p>
          </table:table-cell>
          <table:table-cell office:value-type="float" office:value="0.155794" calcext:value-type="float">
            <text:p>0.155794</text:p>
          </table:table-cell>
          <table:table-cell office:value-type="float" office:value="0.2290686" calcext:value-type="float">
            <text:p>0.2290686</text:p>
          </table:table-cell>
          <table:table-cell office:value-type="float" office:value="360" calcext:value-type="float">
            <text:p>360</text:p>
          </table:table-cell>
          <table:table-cell office:value-type="float" office:value="-19.10002" calcext:value-type="float">
            <text:p>-19.10002</text:p>
          </table:table-cell>
          <table:table-cell office:value-type="float" office:value="0" calcext:value-type="float">
            <text:p>0</text:p>
          </table:table-cell>
          <table:table-cell office:value-type="float" office:value="210.2039" calcext:value-type="float">
            <text:p>210.2039</text:p>
          </table:table-cell>
          <table:table-cell office:value-type="float" office:value="287.7352" calcext:value-type="float">
            <text:p>287.7352</text:p>
          </table:table-cell>
          <table:table-cell office:value-type="float" office:value="943.3571" calcext:value-type="float">
            <text:p>943.3571</text:p>
          </table:table-cell>
          <table:table-cell office:value-type="float" office:value="921.529" calcext:value-type="float">
            <text:p>921.529</text:p>
          </table:table-cell>
          <table:table-cell office:value-type="float" office:value="902.0538" calcext:value-type="float">
            <text:p>902.0538</text:p>
          </table:table-cell>
          <table:table-cell office:value-type="float" office:value="912.1884" calcext:value-type="float">
            <text:p>912.1884</text:p>
          </table:table-cell>
          <table:table-cell office:value-type="float" office:value="332.6804" calcext:value-type="float">
            <text:p>332.6804</text:p>
          </table:table-cell>
          <table:table-cell office:value-type="float" office:value="448.7849" calcext:value-type="float">
            <text:p>448.7849</text:p>
          </table:table-cell>
          <table:table-cell office:value-type="float" office:value="385.7004" calcext:value-type="float">
            <text:p>385.7004</text:p>
          </table:table-cell>
          <table:table-cell office:value-type="float" office:value="325.0669" calcext:value-type="float">
            <text:p>325.06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9" calcext:value-type="float">
            <text:p>15051999</text:p>
          </table:table-cell>
          <table:table-cell office:value-type="float" office:value="110.2596" calcext:value-type="float">
            <text:p>110.2596</text:p>
          </table:table-cell>
          <table:table-cell office:value-type="float" office:value="5666.552" calcext:value-type="float">
            <text:p>5666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48473" calcext:value-type="float">
            <text:p>-19.48473</text:p>
          </table:table-cell>
          <table:table-cell office:value-type="float" office:value="61.58811" calcext:value-type="float">
            <text:p>61.58811</text:p>
          </table:table-cell>
          <table:table-cell office:value-type="float" office:value="0" calcext:value-type="float">
            <text:p>0</text:p>
          </table:table-cell>
          <table:table-cell office:value-type="float" office:value="61.84373" calcext:value-type="float">
            <text:p>61.84373</text:p>
          </table:table-cell>
          <table:table-cell office:value-type="float" office:value="2.068969" calcext:value-type="float">
            <text:p>2.068969</text:p>
          </table:table-cell>
          <table:table-cell office:value-type="float" office:value="0.01040212" calcext:value-type="float">
            <text:p>0.01040212</text:p>
          </table:table-cell>
          <table:table-cell office:value-type="float" office:value="0" calcext:value-type="float">
            <text:p>0</text:p>
          </table:table-cell>
          <table:table-cell office:value-type="float" office:value="0.156251" calcext:value-type="float">
            <text:p>0.156251</text:p>
          </table:table-cell>
          <table:table-cell office:value-type="float" office:value="0.2306716" calcext:value-type="float">
            <text:p>0.2306716</text:p>
          </table:table-cell>
          <table:table-cell office:value-type="float" office:value="360" calcext:value-type="float">
            <text:p>360</text:p>
          </table:table-cell>
          <table:table-cell office:value-type="float" office:value="-19.86125" calcext:value-type="float">
            <text:p>-19.86125</text:p>
          </table:table-cell>
          <table:table-cell office:value-type="float" office:value="0" calcext:value-type="float">
            <text:p>0</text:p>
          </table:table-cell>
          <table:table-cell office:value-type="float" office:value="210.2271" calcext:value-type="float">
            <text:p>210.2271</text:p>
          </table:table-cell>
          <table:table-cell office:value-type="float" office:value="287.6356" calcext:value-type="float">
            <text:p>287.6356</text:p>
          </table:table-cell>
          <table:table-cell office:value-type="float" office:value="943.0792" calcext:value-type="float">
            <text:p>943.0792</text:p>
          </table:table-cell>
          <table:table-cell office:value-type="float" office:value="921.3249" calcext:value-type="float">
            <text:p>921.3249</text:p>
          </table:table-cell>
          <table:table-cell office:value-type="float" office:value="901.9531" calcext:value-type="float">
            <text:p>901.9531</text:p>
          </table:table-cell>
          <table:table-cell office:value-type="float" office:value="912.1108" calcext:value-type="float">
            <text:p>912.1108</text:p>
          </table:table-cell>
          <table:table-cell office:value-type="float" office:value="332.6603" calcext:value-type="float">
            <text:p>332.6603</text:p>
          </table:table-cell>
          <table:table-cell office:value-type="float" office:value="448.7692" calcext:value-type="float">
            <text:p>448.7692</text:p>
          </table:table-cell>
          <table:table-cell office:value-type="float" office:value="385.6929" calcext:value-type="float">
            <text:p>385.6929</text:p>
          </table:table-cell>
          <table:table-cell office:value-type="float" office:value="325.0643" calcext:value-type="float">
            <text:p>325.06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9" calcext:value-type="float">
            <text:p>16051999</text:p>
          </table:table-cell>
          <table:table-cell office:value-type="float" office:value="109.7853" calcext:value-type="float">
            <text:p>109.7853</text:p>
          </table:table-cell>
          <table:table-cell office:value-type="float" office:value="5666.093" calcext:value-type="float">
            <text:p>5666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2689" calcext:value-type="float">
            <text:p>-20.32689</text:p>
          </table:table-cell>
          <table:table-cell office:value-type="float" office:value="63.92852" calcext:value-type="float">
            <text:p>63.92852</text:p>
          </table:table-cell>
          <table:table-cell office:value-type="float" office:value="0" calcext:value-type="float">
            <text:p>0</text:p>
          </table:table-cell>
          <table:table-cell office:value-type="float" office:value="61.67111" calcext:value-type="float">
            <text:p>61.67111</text:p>
          </table:table-cell>
          <table:table-cell office:value-type="float" office:value="2.009781" calcext:value-type="float">
            <text:p>2.009781</text:p>
          </table:table-cell>
          <table:table-cell office:value-type="float" office:value="0.01063774" calcext:value-type="float">
            <text:p>0.01063774</text:p>
          </table:table-cell>
          <table:table-cell office:value-type="float" office:value="0" calcext:value-type="float">
            <text:p>0</text:p>
          </table:table-cell>
          <table:table-cell office:value-type="float" office:value="0.1567074" calcext:value-type="float">
            <text:p>0.1567074</text:p>
          </table:table-cell>
          <table:table-cell office:value-type="float" office:value="0.232207" calcext:value-type="float">
            <text:p>0.232207</text:p>
          </table:table-cell>
          <table:table-cell office:value-type="float" office:value="360" calcext:value-type="float">
            <text:p>360</text:p>
          </table:table-cell>
          <table:table-cell office:value-type="float" office:value="-20.70517" calcext:value-type="float">
            <text:p>-20.70517</text:p>
          </table:table-cell>
          <table:table-cell office:value-type="float" office:value="0" calcext:value-type="float">
            <text:p>0</text:p>
          </table:table-cell>
          <table:table-cell office:value-type="float" office:value="210.2543" calcext:value-type="float">
            <text:p>210.2543</text:p>
          </table:table-cell>
          <table:table-cell office:value-type="float" office:value="287.5251" calcext:value-type="float">
            <text:p>287.5251</text:p>
          </table:table-cell>
          <table:table-cell office:value-type="float" office:value="942.769" calcext:value-type="float">
            <text:p>942.769</text:p>
          </table:table-cell>
          <table:table-cell office:value-type="float" office:value="921.0978" calcext:value-type="float">
            <text:p>921.0978</text:p>
          </table:table-cell>
          <table:table-cell office:value-type="float" office:value="901.8386" calcext:value-type="float">
            <text:p>901.8386</text:p>
          </table:table-cell>
          <table:table-cell office:value-type="float" office:value="912.0237" calcext:value-type="float">
            <text:p>912.0237</text:p>
          </table:table-cell>
          <table:table-cell office:value-type="float" office:value="332.6379" calcext:value-type="float">
            <text:p>332.6379</text:p>
          </table:table-cell>
          <table:table-cell office:value-type="float" office:value="448.7504" calcext:value-type="float">
            <text:p>448.7504</text:p>
          </table:table-cell>
          <table:table-cell office:value-type="float" office:value="385.6852" calcext:value-type="float">
            <text:p>385.6852</text:p>
          </table:table-cell>
          <table:table-cell office:value-type="float" office:value="325.0617" calcext:value-type="float">
            <text:p>325.06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9" calcext:value-type="float">
            <text:p>17051999</text:p>
          </table:table-cell>
          <table:table-cell office:value-type="float" office:value="109.2831" calcext:value-type="float">
            <text:p>109.2831</text:p>
          </table:table-cell>
          <table:table-cell office:value-type="float" office:value="5665.59" calcext:value-type="float">
            <text:p>5665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4253" calcext:value-type="float">
            <text:p>-21.24253</text:p>
          </table:table-cell>
          <table:table-cell office:value-type="float" office:value="67.04129" calcext:value-type="float">
            <text:p>67.04129</text:p>
          </table:table-cell>
          <table:table-cell office:value-type="float" office:value="0" calcext:value-type="float">
            <text:p>0</text:p>
          </table:table-cell>
          <table:table-cell office:value-type="float" office:value="61.51972" calcext:value-type="float">
            <text:p>61.51972</text:p>
          </table:table-cell>
          <table:table-cell office:value-type="float" office:value="1.953104" calcext:value-type="float">
            <text:p>1.953104</text:p>
          </table:table-cell>
          <table:table-cell office:value-type="float" office:value="0.01084956" calcext:value-type="float">
            <text:p>0.01084956</text:p>
          </table:table-cell>
          <table:table-cell office:value-type="float" office:value="0" calcext:value-type="float">
            <text:p>0</text:p>
          </table:table-cell>
          <table:table-cell office:value-type="float" office:value="0.1571638" calcext:value-type="float">
            <text:p>0.1571638</text:p>
          </table:table-cell>
          <table:table-cell office:value-type="float" office:value="0.2336759" calcext:value-type="float">
            <text:p>0.2336759</text:p>
          </table:table-cell>
          <table:table-cell office:value-type="float" office:value="360" calcext:value-type="float">
            <text:p>360</text:p>
          </table:table-cell>
          <table:table-cell office:value-type="float" office:value="-21.62252" calcext:value-type="float">
            <text:p>-21.62252</text:p>
          </table:table-cell>
          <table:table-cell office:value-type="float" office:value="0" calcext:value-type="float">
            <text:p>0</text:p>
          </table:table-cell>
          <table:table-cell office:value-type="float" office:value="210.284" calcext:value-type="float">
            <text:p>210.284</text:p>
          </table:table-cell>
          <table:table-cell office:value-type="float" office:value="287.4077" calcext:value-type="float">
            <text:p>287.4077</text:p>
          </table:table-cell>
          <table:table-cell office:value-type="float" office:value="942.4332" calcext:value-type="float">
            <text:p>942.4332</text:p>
          </table:table-cell>
          <table:table-cell office:value-type="float" office:value="920.8497" calcext:value-type="float">
            <text:p>920.8497</text:p>
          </table:table-cell>
          <table:table-cell office:value-type="float" office:value="901.7134" calcext:value-type="float">
            <text:p>901.7134</text:p>
          </table:table-cell>
          <table:table-cell office:value-type="float" office:value="911.9279" calcext:value-type="float">
            <text:p>911.9279</text:p>
          </table:table-cell>
          <table:table-cell office:value-type="float" office:value="332.6133" calcext:value-type="float">
            <text:p>332.6133</text:p>
          </table:table-cell>
          <table:table-cell office:value-type="float" office:value="448.7299" calcext:value-type="float">
            <text:p>448.7299</text:p>
          </table:table-cell>
          <table:table-cell office:value-type="float" office:value="385.6773" calcext:value-type="float">
            <text:p>385.6773</text:p>
          </table:table-cell>
          <table:table-cell office:value-type="float" office:value="325.0591" calcext:value-type="float">
            <text:p>325.05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9" calcext:value-type="float">
            <text:p>18051999</text:p>
          </table:table-cell>
          <table:table-cell office:value-type="float" office:value="108.7429" calcext:value-type="float">
            <text:p>108.7429</text:p>
          </table:table-cell>
          <table:table-cell office:value-type="float" office:value="5665.039" calcext:value-type="float">
            <text:p>5665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23993" calcext:value-type="float">
            <text:p>-22.23993</text:p>
          </table:table-cell>
          <table:table-cell office:value-type="float" office:value="69.75816" calcext:value-type="float">
            <text:p>69.75816</text:p>
          </table:table-cell>
          <table:table-cell office:value-type="float" office:value="0" calcext:value-type="float">
            <text:p>0</text:p>
          </table:table-cell>
          <table:table-cell office:value-type="float" office:value="61.34943" calcext:value-type="float">
            <text:p>61.34943</text:p>
          </table:table-cell>
          <table:table-cell office:value-type="float" office:value="1.707032" calcext:value-type="float">
            <text:p>1.707032</text:p>
          </table:table-cell>
          <table:table-cell office:value-type="float" office:value="0.01106347" calcext:value-type="float">
            <text:p>0.01106347</text:p>
          </table:table-cell>
          <table:table-cell office:value-type="float" office:value="0" calcext:value-type="float">
            <text:p>0</text:p>
          </table:table-cell>
          <table:table-cell office:value-type="float" office:value="0.1576188" calcext:value-type="float">
            <text:p>0.1576188</text:p>
          </table:table-cell>
          <table:table-cell office:value-type="float" office:value="0.2350754" calcext:value-type="float">
            <text:p>0.2350754</text:p>
          </table:table-cell>
          <table:table-cell office:value-type="float" office:value="360" calcext:value-type="float">
            <text:p>360</text:p>
          </table:table-cell>
          <table:table-cell office:value-type="float" office:value="-22.62156" calcext:value-type="float">
            <text:p>-22.62156</text:p>
          </table:table-cell>
          <table:table-cell office:value-type="float" office:value="0" calcext:value-type="float">
            <text:p>0</text:p>
          </table:table-cell>
          <table:table-cell office:value-type="float" office:value="208.6981" calcext:value-type="float">
            <text:p>208.6981</text:p>
          </table:table-cell>
          <table:table-cell office:value-type="float" office:value="287.6677" calcext:value-type="float">
            <text:p>287.6677</text:p>
          </table:table-cell>
          <table:table-cell office:value-type="float" office:value="943.4895" calcext:value-type="float">
            <text:p>943.4895</text:p>
          </table:table-cell>
          <table:table-cell office:value-type="float" office:value="920.5759" calcext:value-type="float">
            <text:p>920.5759</text:p>
          </table:table-cell>
          <table:table-cell office:value-type="float" office:value="901.577" calcext:value-type="float">
            <text:p>901.577</text:p>
          </table:table-cell>
          <table:table-cell office:value-type="float" office:value="911.8224" calcext:value-type="float">
            <text:p>911.8224</text:p>
          </table:table-cell>
          <table:table-cell office:value-type="float" office:value="332.586" calcext:value-type="float">
            <text:p>332.586</text:p>
          </table:table-cell>
          <table:table-cell office:value-type="float" office:value="448.7083" calcext:value-type="float">
            <text:p>448.7083</text:p>
          </table:table-cell>
          <table:table-cell office:value-type="float" office:value="385.6692" calcext:value-type="float">
            <text:p>385.6692</text:p>
          </table:table-cell>
          <table:table-cell office:value-type="float" office:value="325.0563" calcext:value-type="float">
            <text:p>325.05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9" calcext:value-type="float">
            <text:p>19051999</text:p>
          </table:table-cell>
          <table:table-cell office:value-type="float" office:value="108.3262" calcext:value-type="float">
            <text:p>108.3262</text:p>
          </table:table-cell>
          <table:table-cell office:value-type="float" office:value="5664.564" calcext:value-type="float">
            <text:p>5664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08191" calcext:value-type="float">
            <text:p>-23.08191</text:p>
          </table:table-cell>
          <table:table-cell office:value-type="float" office:value="74.19147" calcext:value-type="float">
            <text:p>74.19147</text:p>
          </table:table-cell>
          <table:table-cell office:value-type="float" office:value="0" calcext:value-type="float">
            <text:p>0</text:p>
          </table:table-cell>
          <table:table-cell office:value-type="float" office:value="61.28996" calcext:value-type="float">
            <text:p>61.28996</text:p>
          </table:table-cell>
          <table:table-cell office:value-type="float" office:value="1.67002" calcext:value-type="float">
            <text:p>1.67002</text:p>
          </table:table-cell>
          <table:table-cell office:value-type="float" office:value="0.01132922" calcext:value-type="float">
            <text:p>0.01132922</text:p>
          </table:table-cell>
          <table:table-cell office:value-type="float" office:value="0" calcext:value-type="float">
            <text:p>0</text:p>
          </table:table-cell>
          <table:table-cell office:value-type="float" office:value="0.1580668" calcext:value-type="float">
            <text:p>0.1580668</text:p>
          </table:table-cell>
          <table:table-cell office:value-type="float" office:value="0.236389" calcext:value-type="float">
            <text:p>0.236389</text:p>
          </table:table-cell>
          <table:table-cell office:value-type="float" office:value="360" calcext:value-type="float">
            <text:p>360</text:p>
          </table:table-cell>
          <table:table-cell office:value-type="float" office:value="-23.46504" calcext:value-type="float">
            <text:p>-23.46504</text:p>
          </table:table-cell>
          <table:table-cell office:value-type="float" office:value="0" calcext:value-type="float">
            <text:p>0</text:p>
          </table:table-cell>
          <table:table-cell office:value-type="float" office:value="208.7215" calcext:value-type="float">
            <text:p>208.7215</text:p>
          </table:table-cell>
          <table:table-cell office:value-type="float" office:value="287.5834" calcext:value-type="float">
            <text:p>287.5834</text:p>
          </table:table-cell>
          <table:table-cell office:value-type="float" office:value="943.2153" calcext:value-type="float">
            <text:p>943.2153</text:p>
          </table:table-cell>
          <table:table-cell office:value-type="float" office:value="920.3472" calcext:value-type="float">
            <text:p>920.3472</text:p>
          </table:table-cell>
          <table:table-cell office:value-type="float" office:value="901.4511" calcext:value-type="float">
            <text:p>901.4511</text:p>
          </table:table-cell>
          <table:table-cell office:value-type="float" office:value="911.7186" calcext:value-type="float">
            <text:p>911.7186</text:p>
          </table:table-cell>
          <table:table-cell office:value-type="float" office:value="332.5583" calcext:value-type="float">
            <text:p>332.5583</text:p>
          </table:table-cell>
          <table:table-cell office:value-type="float" office:value="448.6866" calcext:value-type="float">
            <text:p>448.6866</text:p>
          </table:table-cell>
          <table:table-cell office:value-type="float" office:value="385.6606" calcext:value-type="float">
            <text:p>385.6606</text:p>
          </table:table-cell>
          <table:table-cell office:value-type="float" office:value="325.0534" calcext:value-type="float">
            <text:p>325.05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9" calcext:value-type="float">
            <text:p>20051999</text:p>
          </table:table-cell>
          <table:table-cell office:value-type="float" office:value="107.9944" calcext:value-type="float">
            <text:p>107.9944</text:p>
          </table:table-cell>
          <table:table-cell office:value-type="float" office:value="5664.203" calcext:value-type="float">
            <text:p>5664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5647" calcext:value-type="float">
            <text:p>-23.75647</text:p>
          </table:table-cell>
          <table:table-cell office:value-type="float" office:value="76.72649" calcext:value-type="float">
            <text:p>76.72649</text:p>
          </table:table-cell>
          <table:table-cell office:value-type="float" office:value="0" calcext:value-type="float">
            <text:p>0</text:p>
          </table:table-cell>
          <table:table-cell office:value-type="float" office:value="61.19479" calcext:value-type="float">
            <text:p>61.19479</text:p>
          </table:table-cell>
          <table:table-cell office:value-type="float" office:value="1.635019" calcext:value-type="float">
            <text:p>1.635019</text:p>
          </table:table-cell>
          <table:table-cell office:value-type="float" office:value="0.01161764" calcext:value-type="float">
            <text:p>0.01161764</text:p>
          </table:table-cell>
          <table:table-cell office:value-type="float" office:value="0" calcext:value-type="float">
            <text:p>0</text:p>
          </table:table-cell>
          <table:table-cell office:value-type="float" office:value="0.158504" calcext:value-type="float">
            <text:p>0.158504</text:p>
          </table:table-cell>
          <table:table-cell office:value-type="float" office:value="0.2375561" calcext:value-type="float">
            <text:p>0.2375561</text:p>
          </table:table-cell>
          <table:table-cell office:value-type="float" office:value="360" calcext:value-type="float">
            <text:p>360</text:p>
          </table:table-cell>
          <table:table-cell office:value-type="float" office:value="-24.14091" calcext:value-type="float">
            <text:p>-24.14091</text:p>
          </table:table-cell>
          <table:table-cell office:value-type="float" office:value="0" calcext:value-type="float">
            <text:p>0</text:p>
          </table:table-cell>
          <table:table-cell office:value-type="float" office:value="208.7363" calcext:value-type="float">
            <text:p>208.7363</text:p>
          </table:table-cell>
          <table:table-cell office:value-type="float" office:value="287.5111" calcext:value-type="float">
            <text:p>287.5111</text:p>
          </table:table-cell>
          <table:table-cell office:value-type="float" office:value="943.0029" calcext:value-type="float">
            <text:p>943.0029</text:p>
          </table:table-cell>
          <table:table-cell office:value-type="float" office:value="920.1785" calcext:value-type="float">
            <text:p>920.1785</text:p>
          </table:table-cell>
          <table:table-cell office:value-type="float" office:value="901.3602" calcext:value-type="float">
            <text:p>901.3602</text:p>
          </table:table-cell>
          <table:table-cell office:value-type="float" office:value="911.6426" calcext:value-type="float">
            <text:p>911.6426</text:p>
          </table:table-cell>
          <table:table-cell office:value-type="float" office:value="332.5368" calcext:value-type="float">
            <text:p>332.5368</text:p>
          </table:table-cell>
          <table:table-cell office:value-type="float" office:value="448.6657" calcext:value-type="float">
            <text:p>448.6657</text:p>
          </table:table-cell>
          <table:table-cell office:value-type="float" office:value="385.6518" calcext:value-type="float">
            <text:p>385.6518</text:p>
          </table:table-cell>
          <table:table-cell office:value-type="float" office:value="325.0506" calcext:value-type="float">
            <text:p>325.05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9" calcext:value-type="float">
            <text:p>21051999</text:p>
          </table:table-cell>
          <table:table-cell office:value-type="float" office:value="107.6272" calcext:value-type="float">
            <text:p>107.6272</text:p>
          </table:table-cell>
          <table:table-cell office:value-type="float" office:value="5663.796" calcext:value-type="float">
            <text:p>5663.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7346" calcext:value-type="float">
            <text:p>-24.47346</text:p>
          </table:table-cell>
          <table:table-cell office:value-type="float" office:value="78.59417" calcext:value-type="float">
            <text:p>78.59417</text:p>
          </table:table-cell>
          <table:table-cell office:value-type="float" office:value="0" calcext:value-type="float">
            <text:p>0</text:p>
          </table:table-cell>
          <table:table-cell office:value-type="float" office:value="61.07349" calcext:value-type="float">
            <text:p>61.07349</text:p>
          </table:table-cell>
          <table:table-cell office:value-type="float" office:value="1.438873" calcext:value-type="float">
            <text:p>1.438873</text:p>
          </table:table-cell>
          <table:table-cell office:value-type="float" office:value="0.0119159" calcext:value-type="float">
            <text:p>0.0119159</text:p>
          </table:table-cell>
          <table:table-cell office:value-type="float" office:value="0" calcext:value-type="float">
            <text:p>0</text:p>
          </table:table-cell>
          <table:table-cell office:value-type="float" office:value="0.1589344" calcext:value-type="float">
            <text:p>0.1589344</text:p>
          </table:table-cell>
          <table:table-cell office:value-type="float" office:value="0.2385933" calcext:value-type="float">
            <text:p>0.2385933</text:p>
          </table:table-cell>
          <table:table-cell office:value-type="float" office:value="360" calcext:value-type="float">
            <text:p>360</text:p>
          </table:table-cell>
          <table:table-cell office:value-type="float" office:value="-24.85907" calcext:value-type="float">
            <text:p>-24.85907</text:p>
          </table:table-cell>
          <table:table-cell office:value-type="float" office:value="0" calcext:value-type="float">
            <text:p>0</text:p>
          </table:table-cell>
          <table:table-cell office:value-type="float" office:value="207.2686" calcext:value-type="float">
            <text:p>207.2686</text:p>
          </table:table-cell>
          <table:table-cell office:value-type="float" office:value="287.7555" calcext:value-type="float">
            <text:p>287.7555</text:p>
          </table:table-cell>
          <table:table-cell office:value-type="float" office:value="944.072" calcext:value-type="float">
            <text:p>944.072</text:p>
          </table:table-cell>
          <table:table-cell office:value-type="float" office:value="919.9877" calcext:value-type="float">
            <text:p>919.9877</text:p>
          </table:table-cell>
          <table:table-cell office:value-type="float" office:value="901.2607" calcext:value-type="float">
            <text:p>901.2607</text:p>
          </table:table-cell>
          <table:table-cell office:value-type="float" office:value="911.5632" calcext:value-type="float">
            <text:p>911.5632</text:p>
          </table:table-cell>
          <table:table-cell office:value-type="float" office:value="332.5152" calcext:value-type="float">
            <text:p>332.5152</text:p>
          </table:table-cell>
          <table:table-cell office:value-type="float" office:value="448.6458" calcext:value-type="float">
            <text:p>448.6458</text:p>
          </table:table-cell>
          <table:table-cell office:value-type="float" office:value="385.6431" calcext:value-type="float">
            <text:p>385.6431</text:p>
          </table:table-cell>
          <table:table-cell office:value-type="float" office:value="325.0476" calcext:value-type="float">
            <text:p>325.04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9" calcext:value-type="float">
            <text:p>22051999</text:p>
          </table:table-cell>
          <table:table-cell office:value-type="float" office:value="107.2626" calcext:value-type="float">
            <text:p>107.2626</text:p>
          </table:table-cell>
          <table:table-cell office:value-type="float" office:value="5663.381" calcext:value-type="float">
            <text:p>5663.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946" calcext:value-type="float">
            <text:p>-25.1946</text:p>
          </table:table-cell>
          <table:table-cell office:value-type="float" office:value="80.17123" calcext:value-type="float">
            <text:p>80.17123</text:p>
          </table:table-cell>
          <table:table-cell office:value-type="float" office:value="0" calcext:value-type="float">
            <text:p>0</text:p>
          </table:table-cell>
          <table:table-cell office:value-type="float" office:value="60.96486" calcext:value-type="float">
            <text:p>60.96486</text:p>
          </table:table-cell>
          <table:table-cell office:value-type="float" office:value="1.405938" calcext:value-type="float">
            <text:p>1.405938</text:p>
          </table:table-cell>
          <table:table-cell office:value-type="float" office:value="0.01219201" calcext:value-type="float">
            <text:p>0.01219201</text:p>
          </table:table-cell>
          <table:table-cell office:value-type="float" office:value="0" calcext:value-type="float">
            <text:p>0</text:p>
          </table:table-cell>
          <table:table-cell office:value-type="float" office:value="0.159362" calcext:value-type="float">
            <text:p>0.159362</text:p>
          </table:table-cell>
          <table:table-cell office:value-type="float" office:value="0.2395938" calcext:value-type="float">
            <text:p>0.2395938</text:p>
          </table:table-cell>
          <table:table-cell office:value-type="float" office:value="360" calcext:value-type="float">
            <text:p>360</text:p>
          </table:table-cell>
          <table:table-cell office:value-type="float" office:value="-25.58136" calcext:value-type="float">
            <text:p>-25.58136</text:p>
          </table:table-cell>
          <table:table-cell office:value-type="float" office:value="0" calcext:value-type="float">
            <text:p>0</text:p>
          </table:table-cell>
          <table:table-cell office:value-type="float" office:value="207.2906" calcext:value-type="float">
            <text:p>207.2906</text:p>
          </table:table-cell>
          <table:table-cell office:value-type="float" office:value="287.6711" calcext:value-type="float">
            <text:p>287.6711</text:p>
          </table:table-cell>
          <table:table-cell office:value-type="float" office:value="943.8242" calcext:value-type="float">
            <text:p>943.8242</text:p>
          </table:table-cell>
          <table:table-cell office:value-type="float" office:value="919.7934" calcext:value-type="float">
            <text:p>919.7934</text:p>
          </table:table-cell>
          <table:table-cell office:value-type="float" office:value="901.1562" calcext:value-type="float">
            <text:p>901.1562</text:p>
          </table:table-cell>
          <table:table-cell office:value-type="float" office:value="911.4807" calcext:value-type="float">
            <text:p>911.4807</text:p>
          </table:table-cell>
          <table:table-cell office:value-type="float" office:value="332.4931" calcext:value-type="float">
            <text:p>332.4931</text:p>
          </table:table-cell>
          <table:table-cell office:value-type="float" office:value="448.6255" calcext:value-type="float">
            <text:p>448.6255</text:p>
          </table:table-cell>
          <table:table-cell office:value-type="float" office:value="385.6345" calcext:value-type="float">
            <text:p>385.6345</text:p>
          </table:table-cell>
          <table:table-cell office:value-type="float" office:value="325.0444" calcext:value-type="float">
            <text:p>325.04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9" calcext:value-type="float">
            <text:p>23051999</text:p>
          </table:table-cell>
          <table:table-cell office:value-type="float" office:value="106.8756" calcext:value-type="float">
            <text:p>106.8756</text:p>
          </table:table-cell>
          <table:table-cell office:value-type="float" office:value="5662.942" calcext:value-type="float">
            <text:p>5662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9537" calcext:value-type="float">
            <text:p>-25.9537</text:p>
          </table:table-cell>
          <table:table-cell office:value-type="float" office:value="79.62088" calcext:value-type="float">
            <text:p>79.62088</text:p>
          </table:table-cell>
          <table:table-cell office:value-type="float" office:value="0" calcext:value-type="float">
            <text:p>0</text:p>
          </table:table-cell>
          <table:table-cell office:value-type="float" office:value="60.84229" calcext:value-type="float">
            <text:p>60.84229</text:p>
          </table:table-cell>
          <table:table-cell office:value-type="float" office:value="1.374733" calcext:value-type="float">
            <text:p>1.374733</text:p>
          </table:table-cell>
          <table:table-cell office:value-type="float" office:value="0.01246396" calcext:value-type="float">
            <text:p>0.01246396</text:p>
          </table:table-cell>
          <table:table-cell office:value-type="float" office:value="0" calcext:value-type="float">
            <text:p>0</text:p>
          </table:table-cell>
          <table:table-cell office:value-type="float" office:value="0.1597869" calcext:value-type="float">
            <text:p>0.1597869</text:p>
          </table:table-cell>
          <table:table-cell office:value-type="float" office:value="0.2405584" calcext:value-type="float">
            <text:p>0.2405584</text:p>
          </table:table-cell>
          <table:table-cell office:value-type="float" office:value="360" calcext:value-type="float">
            <text:p>360</text:p>
          </table:table-cell>
          <table:table-cell office:value-type="float" office:value="-26.34158" calcext:value-type="float">
            <text:p>-26.34158</text:p>
          </table:table-cell>
          <table:table-cell office:value-type="float" office:value="0" calcext:value-type="float">
            <text:p>0</text:p>
          </table:table-cell>
          <table:table-cell office:value-type="float" office:value="207.3124" calcext:value-type="float">
            <text:p>207.3124</text:p>
          </table:table-cell>
          <table:table-cell office:value-type="float" office:value="287.5775" calcext:value-type="float">
            <text:p>287.5775</text:p>
          </table:table-cell>
          <table:table-cell office:value-type="float" office:value="943.5555" calcext:value-type="float">
            <text:p>943.5555</text:p>
          </table:table-cell>
          <table:table-cell office:value-type="float" office:value="919.5876" calcext:value-type="float">
            <text:p>919.5876</text:p>
          </table:table-cell>
          <table:table-cell office:value-type="float" office:value="901.0489" calcext:value-type="float">
            <text:p>901.0489</text:p>
          </table:table-cell>
          <table:table-cell office:value-type="float" office:value="911.3953" calcext:value-type="float">
            <text:p>911.3953</text:p>
          </table:table-cell>
          <table:table-cell office:value-type="float" office:value="332.4703" calcext:value-type="float">
            <text:p>332.4703</text:p>
          </table:table-cell>
          <table:table-cell office:value-type="float" office:value="448.605" calcext:value-type="float">
            <text:p>448.605</text:p>
          </table:table-cell>
          <table:table-cell office:value-type="float" office:value="385.6258" calcext:value-type="float">
            <text:p>385.6258</text:p>
          </table:table-cell>
          <table:table-cell office:value-type="float" office:value="325.0412" calcext:value-type="float">
            <text:p>325.04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9" calcext:value-type="float">
            <text:p>24051999</text:p>
          </table:table-cell>
          <table:table-cell office:value-type="float" office:value="106.5537" calcext:value-type="float">
            <text:p>106.5537</text:p>
          </table:table-cell>
          <table:table-cell office:value-type="float" office:value="5662.557" calcext:value-type="float">
            <text:p>5662.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48433" calcext:value-type="float">
            <text:p>-26.48433</text:p>
          </table:table-cell>
          <table:table-cell office:value-type="float" office:value="81.60962" calcext:value-type="float">
            <text:p>81.60962</text:p>
          </table:table-cell>
          <table:table-cell office:value-type="float" office:value="0" calcext:value-type="float">
            <text:p>0</text:p>
          </table:table-cell>
          <table:table-cell office:value-type="float" office:value="60.77272" calcext:value-type="float">
            <text:p>60.77272</text:p>
          </table:table-cell>
          <table:table-cell office:value-type="float" office:value="1.336128" calcext:value-type="float">
            <text:p>1.336128</text:p>
          </table:table-cell>
          <table:table-cell office:value-type="float" office:value="0.01267717" calcext:value-type="float">
            <text:p>0.01267717</text:p>
          </table:table-cell>
          <table:table-cell office:value-type="float" office:value="0" calcext:value-type="float">
            <text:p>0</text:p>
          </table:table-cell>
          <table:table-cell office:value-type="float" office:value="0.1603992" calcext:value-type="float">
            <text:p>0.1603992</text:p>
          </table:table-cell>
          <table:table-cell office:value-type="float" office:value="0.2423987" calcext:value-type="float">
            <text:p>0.2423987</text:p>
          </table:table-cell>
          <table:table-cell office:value-type="float" office:value="360" calcext:value-type="float">
            <text:p>360</text:p>
          </table:table-cell>
          <table:table-cell office:value-type="float" office:value="-26.87445" calcext:value-type="float">
            <text:p>-26.87445</text:p>
          </table:table-cell>
          <table:table-cell office:value-type="float" office:value="0" calcext:value-type="float">
            <text:p>0</text:p>
          </table:table-cell>
          <table:table-cell office:value-type="float" office:value="207.3336" calcext:value-type="float">
            <text:p>207.3336</text:p>
          </table:table-cell>
          <table:table-cell office:value-type="float" office:value="287.513" calcext:value-type="float">
            <text:p>287.513</text:p>
          </table:table-cell>
          <table:table-cell office:value-type="float" office:value="943.348" calcext:value-type="float">
            <text:p>943.348</text:p>
          </table:table-cell>
          <table:table-cell office:value-type="float" office:value="919.4062" calcext:value-type="float">
            <text:p>919.4062</text:p>
          </table:table-cell>
          <table:table-cell office:value-type="float" office:value="900.9501" calcext:value-type="float">
            <text:p>900.9501</text:p>
          </table:table-cell>
          <table:table-cell office:value-type="float" office:value="911.3126" calcext:value-type="float">
            <text:p>911.3126</text:p>
          </table:table-cell>
          <table:table-cell office:value-type="float" office:value="332.4478" calcext:value-type="float">
            <text:p>332.4478</text:p>
          </table:table-cell>
          <table:table-cell office:value-type="float" office:value="448.5841" calcext:value-type="float">
            <text:p>448.5841</text:p>
          </table:table-cell>
          <table:table-cell office:value-type="float" office:value="385.617" calcext:value-type="float">
            <text:p>385.617</text:p>
          </table:table-cell>
          <table:table-cell office:value-type="float" office:value="325.038" calcext:value-type="float">
            <text:p>325.0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9" calcext:value-type="float">
            <text:p>25051999</text:p>
          </table:table-cell>
          <table:table-cell office:value-type="float" office:value="106.3085" calcext:value-type="float">
            <text:p>106.3085</text:p>
          </table:table-cell>
          <table:table-cell office:value-type="float" office:value="5662.249" calcext:value-type="float">
            <text:p>5662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9793" calcext:value-type="float">
            <text:p>-26.99793</text:p>
          </table:table-cell>
          <table:table-cell office:value-type="float" office:value="83.71086" calcext:value-type="float">
            <text:p>83.71086</text:p>
          </table:table-cell>
          <table:table-cell office:value-type="float" office:value="0" calcext:value-type="float">
            <text:p>0</text:p>
          </table:table-cell>
          <table:table-cell office:value-type="float" office:value="60.70422" calcext:value-type="float">
            <text:p>60.70422</text:p>
          </table:table-cell>
          <table:table-cell office:value-type="float" office:value="1.3196" calcext:value-type="float">
            <text:p>1.3196</text:p>
          </table:table-cell>
          <table:table-cell office:value-type="float" office:value="0.01283943" calcext:value-type="float">
            <text:p>0.01283943</text:p>
          </table:table-cell>
          <table:table-cell office:value-type="float" office:value="0" calcext:value-type="float">
            <text:p>0</text:p>
          </table:table-cell>
          <table:table-cell office:value-type="float" office:value="0.1630962" calcext:value-type="float">
            <text:p>0.1630962</text:p>
          </table:table-cell>
          <table:table-cell office:value-type="float" office:value="0.2525135" calcext:value-type="float">
            <text:p>0.2525135</text:p>
          </table:table-cell>
          <table:table-cell office:value-type="float" office:value="360" calcext:value-type="float">
            <text:p>360</text:p>
          </table:table-cell>
          <table:table-cell office:value-type="float" office:value="-27.4007" calcext:value-type="float">
            <text:p>-27.4007</text:p>
          </table:table-cell>
          <table:table-cell office:value-type="float" office:value="0" calcext:value-type="float">
            <text:p>0</text:p>
          </table:table-cell>
          <table:table-cell office:value-type="float" office:value="207.3372" calcext:value-type="float">
            <text:p>207.3372</text:p>
          </table:table-cell>
          <table:table-cell office:value-type="float" office:value="287.4641" calcext:value-type="float">
            <text:p>287.4641</text:p>
          </table:table-cell>
          <table:table-cell office:value-type="float" office:value="943.1823" calcext:value-type="float">
            <text:p>943.1823</text:p>
          </table:table-cell>
          <table:table-cell office:value-type="float" office:value="919.2708" calcext:value-type="float">
            <text:p>919.2708</text:p>
          </table:table-cell>
          <table:table-cell office:value-type="float" office:value="900.8746" calcext:value-type="float">
            <text:p>900.8746</text:p>
          </table:table-cell>
          <table:table-cell office:value-type="float" office:value="911.2477" calcext:value-type="float">
            <text:p>911.2477</text:p>
          </table:table-cell>
          <table:table-cell office:value-type="float" office:value="332.4291" calcext:value-type="float">
            <text:p>332.4291</text:p>
          </table:table-cell>
          <table:table-cell office:value-type="float" office:value="448.5649" calcext:value-type="float">
            <text:p>448.5649</text:p>
          </table:table-cell>
          <table:table-cell office:value-type="float" office:value="385.6083" calcext:value-type="float">
            <text:p>385.6083</text:p>
          </table:table-cell>
          <table:table-cell office:value-type="float" office:value="325.0347" calcext:value-type="float">
            <text:p>325.03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9" calcext:value-type="float">
            <text:p>26051999</text:p>
          </table:table-cell>
          <table:table-cell office:value-type="float" office:value="106.0802" calcext:value-type="float">
            <text:p>106.0802</text:p>
          </table:table-cell>
          <table:table-cell office:value-type="float" office:value="5661.975" calcext:value-type="float">
            <text:p>5661.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48852" calcext:value-type="float">
            <text:p>-27.48852</text:p>
          </table:table-cell>
          <table:table-cell office:value-type="float" office:value="86.53439" calcext:value-type="float">
            <text:p>86.53439</text:p>
          </table:table-cell>
          <table:table-cell office:value-type="float" office:value="0" calcext:value-type="float">
            <text:p>0</text:p>
          </table:table-cell>
          <table:table-cell office:value-type="float" office:value="60.62906" calcext:value-type="float">
            <text:p>60.62906</text:p>
          </table:table-cell>
          <table:table-cell office:value-type="float" office:value="1.302198" calcext:value-type="float">
            <text:p>1.302198</text:p>
          </table:table-cell>
          <table:table-cell office:value-type="float" office:value="0.01304275" calcext:value-type="float">
            <text:p>0.01304275</text:p>
          </table:table-cell>
          <table:table-cell office:value-type="float" office:value="0" calcext:value-type="float">
            <text:p>0</text:p>
          </table:table-cell>
          <table:table-cell office:value-type="float" office:value="0.1650509" calcext:value-type="float">
            <text:p>0.1650509</text:p>
          </table:table-cell>
          <table:table-cell office:value-type="float" office:value="0.2585107" calcext:value-type="float">
            <text:p>0.2585107</text:p>
          </table:table-cell>
          <table:table-cell office:value-type="float" office:value="360" calcext:value-type="float">
            <text:p>360</text:p>
          </table:table-cell>
          <table:table-cell office:value-type="float" office:value="-27.89904" calcext:value-type="float">
            <text:p>-27.89904</text:p>
          </table:table-cell>
          <table:table-cell office:value-type="float" office:value="0" calcext:value-type="float">
            <text:p>0</text:p>
          </table:table-cell>
          <table:table-cell office:value-type="float" office:value="207.3378" calcext:value-type="float">
            <text:p>207.3378</text:p>
          </table:table-cell>
          <table:table-cell office:value-type="float" office:value="287.4167" calcext:value-type="float">
            <text:p>287.4167</text:p>
          </table:table-cell>
          <table:table-cell office:value-type="float" office:value="943.0331" calcext:value-type="float">
            <text:p>943.0331</text:p>
          </table:table-cell>
          <table:table-cell office:value-type="float" office:value="919.1523" calcext:value-type="float">
            <text:p>919.1523</text:p>
          </table:table-cell>
          <table:table-cell office:value-type="float" office:value="900.8056" calcext:value-type="float">
            <text:p>900.8056</text:p>
          </table:table-cell>
          <table:table-cell office:value-type="float" office:value="911.1905" calcext:value-type="float">
            <text:p>911.1905</text:p>
          </table:table-cell>
          <table:table-cell office:value-type="float" office:value="332.4129" calcext:value-type="float">
            <text:p>332.4129</text:p>
          </table:table-cell>
          <table:table-cell office:value-type="float" office:value="448.5485" calcext:value-type="float">
            <text:p>448.5485</text:p>
          </table:table-cell>
          <table:table-cell office:value-type="float" office:value="385.6001" calcext:value-type="float">
            <text:p>385.6001</text:p>
          </table:table-cell>
          <table:table-cell office:value-type="float" office:value="325.0314" calcext:value-type="float">
            <text:p>325.03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9" calcext:value-type="float">
            <text:p>27051999</text:p>
          </table:table-cell>
          <table:table-cell office:value-type="float" office:value="105.8337" calcext:value-type="float">
            <text:p>105.8337</text:p>
          </table:table-cell>
          <table:table-cell office:value-type="float" office:value="5661.688" calcext:value-type="float">
            <text:p>5661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01014" calcext:value-type="float">
            <text:p>-28.01014</text:p>
          </table:table-cell>
          <table:table-cell office:value-type="float" office:value="88.57482" calcext:value-type="float">
            <text:p>88.57482</text:p>
          </table:table-cell>
          <table:table-cell office:value-type="float" office:value="0" calcext:value-type="float">
            <text:p>0</text:p>
          </table:table-cell>
          <table:table-cell office:value-type="float" office:value="60.54679" calcext:value-type="float">
            <text:p>60.54679</text:p>
          </table:table-cell>
          <table:table-cell office:value-type="float" office:value="1.281335" calcext:value-type="float">
            <text:p>1.281335</text:p>
          </table:table-cell>
          <table:table-cell office:value-type="float" office:value="0.01329185" calcext:value-type="float">
            <text:p>0.01329185</text:p>
          </table:table-cell>
          <table:table-cell office:value-type="float" office:value="0" calcext:value-type="float">
            <text:p>0</text:p>
          </table:table-cell>
          <table:table-cell office:value-type="float" office:value="0.1660714" calcext:value-type="float">
            <text:p>0.1660714</text:p>
          </table:table-cell>
          <table:table-cell office:value-type="float" office:value="0.2613173" calcext:value-type="float">
            <text:p>0.2613173</text:p>
          </table:table-cell>
          <table:table-cell office:value-type="float" office:value="360" calcext:value-type="float">
            <text:p>360</text:p>
          </table:table-cell>
          <table:table-cell office:value-type="float" office:value="-28.42423" calcext:value-type="float">
            <text:p>-28.42423</text:p>
          </table:table-cell>
          <table:table-cell office:value-type="float" office:value="0" calcext:value-type="float">
            <text:p>0</text:p>
          </table:table-cell>
          <table:table-cell office:value-type="float" office:value="207.3405" calcext:value-type="float">
            <text:p>207.3405</text:p>
          </table:table-cell>
          <table:table-cell office:value-type="float" office:value="287.3625" calcext:value-type="float">
            <text:p>287.3625</text:p>
          </table:table-cell>
          <table:table-cell office:value-type="float" office:value="942.8683" calcext:value-type="float">
            <text:p>942.8683</text:p>
          </table:table-cell>
          <table:table-cell office:value-type="float" office:value="919.026" calcext:value-type="float">
            <text:p>919.026</text:p>
          </table:table-cell>
          <table:table-cell office:value-type="float" office:value="900.7355" calcext:value-type="float">
            <text:p>900.7355</text:p>
          </table:table-cell>
          <table:table-cell office:value-type="float" office:value="911.1331" calcext:value-type="float">
            <text:p>911.1331</text:p>
          </table:table-cell>
          <table:table-cell office:value-type="float" office:value="332.397" calcext:value-type="float">
            <text:p>332.397</text:p>
          </table:table-cell>
          <table:table-cell office:value-type="float" office:value="448.5337" calcext:value-type="float">
            <text:p>448.5337</text:p>
          </table:table-cell>
          <table:table-cell office:value-type="float" office:value="385.5921" calcext:value-type="float">
            <text:p>385.5921</text:p>
          </table:table-cell>
          <table:table-cell office:value-type="float" office:value="325.0281" calcext:value-type="float">
            <text:p>325.02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9" calcext:value-type="float">
            <text:p>28051999</text:p>
          </table:table-cell>
          <table:table-cell office:value-type="float" office:value="105.4862" calcext:value-type="float">
            <text:p>105.4862</text:p>
          </table:table-cell>
          <table:table-cell office:value-type="float" office:value="5661.305" calcext:value-type="float">
            <text:p>5661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66899" calcext:value-type="float">
            <text:p>-28.66899</text:p>
          </table:table-cell>
          <table:table-cell office:value-type="float" office:value="90.79371" calcext:value-type="float">
            <text:p>90.79371</text:p>
          </table:table-cell>
          <table:table-cell office:value-type="float" office:value="0" calcext:value-type="float">
            <text:p>0</text:p>
          </table:table-cell>
          <table:table-cell office:value-type="float" office:value="60.38694" calcext:value-type="float">
            <text:p>60.38694</text:p>
          </table:table-cell>
          <table:table-cell office:value-type="float" office:value="1.253793" calcext:value-type="float">
            <text:p>1.253793</text:p>
          </table:table-cell>
          <table:table-cell office:value-type="float" office:value="0.01353524" calcext:value-type="float">
            <text:p>0.01353524</text:p>
          </table:table-cell>
          <table:table-cell office:value-type="float" office:value="0" calcext:value-type="float">
            <text:p>0</text:p>
          </table:table-cell>
          <table:table-cell office:value-type="float" office:value="0.1668501" calcext:value-type="float">
            <text:p>0.1668501</text:p>
          </table:table-cell>
          <table:table-cell office:value-type="float" office:value="0.2630724" calcext:value-type="float">
            <text:p>0.2630724</text:p>
          </table:table-cell>
          <table:table-cell office:value-type="float" office:value="360" calcext:value-type="float">
            <text:p>360</text:p>
          </table:table-cell>
          <table:table-cell office:value-type="float" office:value="-29.08538" calcext:value-type="float">
            <text:p>-29.08538</text:p>
          </table:table-cell>
          <table:table-cell office:value-type="float" office:value="0" calcext:value-type="float">
            <text:p>0</text:p>
          </table:table-cell>
          <table:table-cell office:value-type="float" office:value="207.3549" calcext:value-type="float">
            <text:p>207.3549</text:p>
          </table:table-cell>
          <table:table-cell office:value-type="float" office:value="287.2686" calcext:value-type="float">
            <text:p>287.2686</text:p>
          </table:table-cell>
          <table:table-cell office:value-type="float" office:value="942.6181" calcext:value-type="float">
            <text:p>942.6181</text:p>
          </table:table-cell>
          <table:table-cell office:value-type="float" office:value="918.8511" calcext:value-type="float">
            <text:p>918.8511</text:p>
          </table:table-cell>
          <table:table-cell office:value-type="float" office:value="900.6498" calcext:value-type="float">
            <text:p>900.6498</text:p>
          </table:table-cell>
          <table:table-cell office:value-type="float" office:value="911.0657" calcext:value-type="float">
            <text:p>911.0657</text:p>
          </table:table-cell>
          <table:table-cell office:value-type="float" office:value="332.3795" calcext:value-type="float">
            <text:p>332.3795</text:p>
          </table:table-cell>
          <table:table-cell office:value-type="float" office:value="448.5185" calcext:value-type="float">
            <text:p>448.5185</text:p>
          </table:table-cell>
          <table:table-cell office:value-type="float" office:value="385.5843" calcext:value-type="float">
            <text:p>385.5843</text:p>
          </table:table-cell>
          <table:table-cell office:value-type="float" office:value="325.0249" calcext:value-type="float">
            <text:p>325.02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9" calcext:value-type="float">
            <text:p>29051999</text:p>
          </table:table-cell>
          <table:table-cell office:value-type="float" office:value="105.0333" calcext:value-type="float">
            <text:p>105.0333</text:p>
          </table:table-cell>
          <table:table-cell office:value-type="float" office:value="5660.796" calcext:value-type="float">
            <text:p>5660.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53281" calcext:value-type="float">
            <text:p>-29.53281</text:p>
          </table:table-cell>
          <table:table-cell office:value-type="float" office:value="93.71271" calcext:value-type="float">
            <text:p>93.71271</text:p>
          </table:table-cell>
          <table:table-cell office:value-type="float" office:value="0" calcext:value-type="float">
            <text:p>0</text:p>
          </table:table-cell>
          <table:table-cell office:value-type="float" office:value="60.2077" calcext:value-type="float">
            <text:p>60.2077</text:p>
          </table:table-cell>
          <table:table-cell office:value-type="float" office:value="1.22248" calcext:value-type="float">
            <text:p>1.22248</text:p>
          </table:table-cell>
          <table:table-cell office:value-type="float" office:value="0.0137527" calcext:value-type="float">
            <text:p>0.0137527</text:p>
          </table:table-cell>
          <table:table-cell office:value-type="float" office:value="0" calcext:value-type="float">
            <text:p>0</text:p>
          </table:table-cell>
          <table:table-cell office:value-type="float" office:value="0.1675583" calcext:value-type="float">
            <text:p>0.1675583</text:p>
          </table:table-cell>
          <table:table-cell office:value-type="float" office:value="0.2645451" calcext:value-type="float">
            <text:p>0.2645451</text:p>
          </table:table-cell>
          <table:table-cell office:value-type="float" office:value="360" calcext:value-type="float">
            <text:p>360</text:p>
          </table:table-cell>
          <table:table-cell office:value-type="float" office:value="-29.95116" calcext:value-type="float">
            <text:p>-29.95116</text:p>
          </table:table-cell>
          <table:table-cell office:value-type="float" office:value="0" calcext:value-type="float">
            <text:p>0</text:p>
          </table:table-cell>
          <table:table-cell office:value-type="float" office:value="207.3768" calcext:value-type="float">
            <text:p>207.3768</text:p>
          </table:table-cell>
          <table:table-cell office:value-type="float" office:value="287.1498" calcext:value-type="float">
            <text:p>287.1498</text:p>
          </table:table-cell>
          <table:table-cell office:value-type="float" office:value="942.2851" calcext:value-type="float">
            <text:p>942.2851</text:p>
          </table:table-cell>
          <table:table-cell office:value-type="float" office:value="918.6124" calcext:value-type="float">
            <text:p>918.6124</text:p>
          </table:table-cell>
          <table:table-cell office:value-type="float" office:value="900.53" calcext:value-type="float">
            <text:p>900.53</text:p>
          </table:table-cell>
          <table:table-cell office:value-type="float" office:value="910.9766" calcext:value-type="float">
            <text:p>910.9766</text:p>
          </table:table-cell>
          <table:table-cell office:value-type="float" office:value="332.3567" calcext:value-type="float">
            <text:p>332.3567</text:p>
          </table:table-cell>
          <table:table-cell office:value-type="float" office:value="448.4997" calcext:value-type="float">
            <text:p>448.4997</text:p>
          </table:table-cell>
          <table:table-cell office:value-type="float" office:value="385.5764" calcext:value-type="float">
            <text:p>385.5764</text:p>
          </table:table-cell>
          <table:table-cell office:value-type="float" office:value="325.0217" calcext:value-type="float">
            <text:p>325.0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9" calcext:value-type="float">
            <text:p>30051999</text:p>
          </table:table-cell>
          <table:table-cell office:value-type="float" office:value="104.5036" calcext:value-type="float">
            <text:p>104.5036</text:p>
          </table:table-cell>
          <table:table-cell office:value-type="float" office:value="5660.184" calcext:value-type="float">
            <text:p>5660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6444" calcext:value-type="float">
            <text:p>-30.56444</text:p>
          </table:table-cell>
          <table:table-cell office:value-type="float" office:value="95.92515" calcext:value-type="float">
            <text:p>95.92515</text:p>
          </table:table-cell>
          <table:table-cell office:value-type="float" office:value="0" calcext:value-type="float">
            <text:p>0</text:p>
          </table:table-cell>
          <table:table-cell office:value-type="float" office:value="59.969" calcext:value-type="float">
            <text:p>59.969</text:p>
          </table:table-cell>
          <table:table-cell office:value-type="float" office:value="1.189182" calcext:value-type="float">
            <text:p>1.189182</text:p>
          </table:table-cell>
          <table:table-cell office:value-type="float" office:value="0.01396748" calcext:value-type="float">
            <text:p>0.01396748</text:p>
          </table:table-cell>
          <table:table-cell office:value-type="float" office:value="0" calcext:value-type="float">
            <text:p>0</text:p>
          </table:table-cell>
          <table:table-cell office:value-type="float" office:value="0.1681459" calcext:value-type="float">
            <text:p>0.1681459</text:p>
          </table:table-cell>
          <table:table-cell office:value-type="float" office:value="0.265817" calcext:value-type="float">
            <text:p>0.265817</text:p>
          </table:table-cell>
          <table:table-cell office:value-type="float" office:value="360" calcext:value-type="float">
            <text:p>360</text:p>
          </table:table-cell>
          <table:table-cell office:value-type="float" office:value="-30.98444" calcext:value-type="float">
            <text:p>-30.98444</text:p>
          </table:table-cell>
          <table:table-cell office:value-type="float" office:value="0" calcext:value-type="float">
            <text:p>0</text:p>
          </table:table-cell>
          <table:table-cell office:value-type="float" office:value="207.4033" calcext:value-type="float">
            <text:p>207.4033</text:p>
          </table:table-cell>
          <table:table-cell office:value-type="float" office:value="287.0156" calcext:value-type="float">
            <text:p>287.0156</text:p>
          </table:table-cell>
          <table:table-cell office:value-type="float" office:value="941.8886" calcext:value-type="float">
            <text:p>941.8886</text:p>
          </table:table-cell>
          <table:table-cell office:value-type="float" office:value="918.3232" calcext:value-type="float">
            <text:p>918.3232</text:p>
          </table:table-cell>
          <table:table-cell office:value-type="float" office:value="900.3846" calcext:value-type="float">
            <text:p>900.3846</text:p>
          </table:table-cell>
          <table:table-cell office:value-type="float" office:value="910.8671" calcext:value-type="float">
            <text:p>910.8671</text:p>
          </table:table-cell>
          <table:table-cell office:value-type="float" office:value="332.329" calcext:value-type="float">
            <text:p>332.329</text:p>
          </table:table-cell>
          <table:table-cell office:value-type="float" office:value="448.4785" calcext:value-type="float">
            <text:p>448.4785</text:p>
          </table:table-cell>
          <table:table-cell office:value-type="float" office:value="385.568" calcext:value-type="float">
            <text:p>385.568</text:p>
          </table:table-cell>
          <table:table-cell office:value-type="float" office:value="325.0184" calcext:value-type="float">
            <text:p>325.01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9" calcext:value-type="float">
            <text:p>31051999</text:p>
          </table:table-cell>
          <table:table-cell office:value-type="float" office:value="103.9358" calcext:value-type="float">
            <text:p>103.9358</text:p>
          </table:table-cell>
          <table:table-cell office:value-type="float" office:value="5659.492" calcext:value-type="float">
            <text:p>5659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7164" calcext:value-type="float">
            <text:p>-31.7164</text:p>
          </table:table-cell>
          <table:table-cell office:value-type="float" office:value="99.26355" calcext:value-type="float">
            <text:p>99.26355</text:p>
          </table:table-cell>
          <table:table-cell office:value-type="float" office:value="0" calcext:value-type="float">
            <text:p>0</text:p>
          </table:table-cell>
          <table:table-cell office:value-type="float" office:value="59.74501" calcext:value-type="float">
            <text:p>59.74501</text:p>
          </table:table-cell>
          <table:table-cell office:value-type="float" office:value="1.159677" calcext:value-type="float">
            <text:p>1.159677</text:p>
          </table:table-cell>
          <table:table-cell office:value-type="float" office:value="0.01415001" calcext:value-type="float">
            <text:p>0.01415001</text:p>
          </table:table-cell>
          <table:table-cell office:value-type="float" office:value="0" calcext:value-type="float">
            <text:p>0</text:p>
          </table:table-cell>
          <table:table-cell office:value-type="float" office:value="0.1686506" calcext:value-type="float">
            <text:p>0.1686506</text:p>
          </table:table-cell>
          <table:table-cell office:value-type="float" office:value="0.266928" calcext:value-type="float">
            <text:p>0.266928</text:p>
          </table:table-cell>
          <table:table-cell office:value-type="float" office:value="360" calcext:value-type="float">
            <text:p>360</text:p>
          </table:table-cell>
          <table:table-cell office:value-type="float" office:value="-32.13783" calcext:value-type="float">
            <text:p>-32.13783</text:p>
          </table:table-cell>
          <table:table-cell office:value-type="float" office:value="0" calcext:value-type="float">
            <text:p>0</text:p>
          </table:table-cell>
          <table:table-cell office:value-type="float" office:value="207.4338" calcext:value-type="float">
            <text:p>207.4338</text:p>
          </table:table-cell>
          <table:table-cell office:value-type="float" office:value="286.8745" calcext:value-type="float">
            <text:p>286.8745</text:p>
          </table:table-cell>
          <table:table-cell office:value-type="float" office:value="941.455" calcext:value-type="float">
            <text:p>941.455</text:p>
          </table:table-cell>
          <table:table-cell office:value-type="float" office:value="918.0036" calcext:value-type="float">
            <text:p>918.0036</text:p>
          </table:table-cell>
          <table:table-cell office:value-type="float" office:value="900.2133" calcext:value-type="float">
            <text:p>900.2133</text:p>
          </table:table-cell>
          <table:table-cell office:value-type="float" office:value="910.7397" calcext:value-type="float">
            <text:p>910.7397</text:p>
          </table:table-cell>
          <table:table-cell office:value-type="float" office:value="332.2965" calcext:value-type="float">
            <text:p>332.2965</text:p>
          </table:table-cell>
          <table:table-cell office:value-type="float" office:value="448.4551" calcext:value-type="float">
            <text:p>448.4551</text:p>
          </table:table-cell>
          <table:table-cell office:value-type="float" office:value="385.5591" calcext:value-type="float">
            <text:p>385.5591</text:p>
          </table:table-cell>
          <table:table-cell office:value-type="float" office:value="325.0151" calcext:value-type="float">
            <text:p>325.0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9" calcext:value-type="float">
            <text:p>1061999</text:p>
          </table:table-cell>
          <table:table-cell office:value-type="float" office:value="103.5005" calcext:value-type="float">
            <text:p>103.5005</text:p>
          </table:table-cell>
          <table:table-cell office:value-type="float" office:value="5658.927" calcext:value-type="float">
            <text:p>5658.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62284" calcext:value-type="float">
            <text:p>-32.62284</text:p>
          </table:table-cell>
          <table:table-cell office:value-type="float" office:value="101.0494" calcext:value-type="float">
            <text:p>101.0494</text:p>
          </table:table-cell>
          <table:table-cell office:value-type="float" office:value="0" calcext:value-type="float">
            <text:p>0</text:p>
          </table:table-cell>
          <table:table-cell office:value-type="float" office:value="59.69513" calcext:value-type="float">
            <text:p>59.69513</text:p>
          </table:table-cell>
          <table:table-cell office:value-type="float" office:value="1.137619" calcext:value-type="float">
            <text:p>1.137619</text:p>
          </table:table-cell>
          <table:table-cell office:value-type="float" office:value="0.0143796" calcext:value-type="float">
            <text:p>0.0143796</text:p>
          </table:table-cell>
          <table:table-cell office:value-type="float" office:value="0" calcext:value-type="float">
            <text:p>0</text:p>
          </table:table-cell>
          <table:table-cell office:value-type="float" office:value="0.1697821" calcext:value-type="float">
            <text:p>0.1697821</text:p>
          </table:table-cell>
          <table:table-cell office:value-type="float" office:value="0.2687781" calcext:value-type="float">
            <text:p>0.2687781</text:p>
          </table:table-cell>
          <table:table-cell office:value-type="float" office:value="360" calcext:value-type="float">
            <text:p>360</text:p>
          </table:table-cell>
          <table:table-cell office:value-type="float" office:value="-33.04702" calcext:value-type="float">
            <text:p>-33.04702</text:p>
          </table:table-cell>
          <table:table-cell office:value-type="float" office:value="0" calcext:value-type="float">
            <text:p>0</text:p>
          </table:table-cell>
          <table:table-cell office:value-type="float" office:value="207.45" calcext:value-type="float">
            <text:p>207.45</text:p>
          </table:table-cell>
          <table:table-cell office:value-type="float" office:value="286.7807" calcext:value-type="float">
            <text:p>286.7807</text:p>
          </table:table-cell>
          <table:table-cell office:value-type="float" office:value="941.1472" calcext:value-type="float">
            <text:p>941.1472</text:p>
          </table:table-cell>
          <table:table-cell office:value-type="float" office:value="917.7501" calcext:value-type="float">
            <text:p>917.7501</text:p>
          </table:table-cell>
          <table:table-cell office:value-type="float" office:value="900.0661" calcext:value-type="float">
            <text:p>900.0661</text:p>
          </table:table-cell>
          <table:table-cell office:value-type="float" office:value="910.6205" calcext:value-type="float">
            <text:p>910.6205</text:p>
          </table:table-cell>
          <table:table-cell office:value-type="float" office:value="332.264" calcext:value-type="float">
            <text:p>332.264</text:p>
          </table:table-cell>
          <table:table-cell office:value-type="float" office:value="448.4282" calcext:value-type="float">
            <text:p>448.4282</text:p>
          </table:table-cell>
          <table:table-cell office:value-type="float" office:value="385.5498" calcext:value-type="float">
            <text:p>385.5498</text:p>
          </table:table-cell>
          <table:table-cell office:value-type="float" office:value="325.0117" calcext:value-type="float">
            <text:p>325.01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9" calcext:value-type="float">
            <text:p>2061999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5658.454" calcext:value-type="float">
            <text:p>5658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37143" calcext:value-type="float">
            <text:p>-33.37143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0" calcext:value-type="float">
            <text:p>0</text:p>
          </table:table-cell>
          <table:table-cell office:value-type="float" office:value="59.62902" calcext:value-type="float">
            <text:p>59.62902</text:p>
          </table:table-cell>
          <table:table-cell office:value-type="float" office:value="1.112904" calcext:value-type="float">
            <text:p>1.112904</text:p>
          </table:table-cell>
          <table:table-cell office:value-type="float" office:value="0.01459661" calcext:value-type="float">
            <text:p>0.01459661</text:p>
          </table:table-cell>
          <table:table-cell office:value-type="float" office:value="0" calcext:value-type="float">
            <text:p>0</text:p>
          </table:table-cell>
          <table:table-cell office:value-type="float" office:value="0.1709759" calcext:value-type="float">
            <text:p>0.1709759</text:p>
          </table:table-cell>
          <table:table-cell office:value-type="float" office:value="0.27119" calcext:value-type="float">
            <text:p>0.27119</text:p>
          </table:table-cell>
          <table:table-cell office:value-type="float" office:value="360" calcext:value-type="float">
            <text:p>360</text:p>
          </table:table-cell>
          <table:table-cell office:value-type="float" office:value="-33.799" calcext:value-type="float">
            <text:p>-33.799</text:p>
          </table:table-cell>
          <table:table-cell office:value-type="float" office:value="0" calcext:value-type="float">
            <text:p>0</text:p>
          </table:table-cell>
          <table:table-cell office:value-type="float" office:value="207.4515" calcext:value-type="float">
            <text:p>207.4515</text:p>
          </table:table-cell>
          <table:table-cell office:value-type="float" office:value="286.6951" calcext:value-type="float">
            <text:p>286.6951</text:p>
          </table:table-cell>
          <table:table-cell office:value-type="float" office:value="940.8831" calcext:value-type="float">
            <text:p>940.8831</text:p>
          </table:table-cell>
          <table:table-cell office:value-type="float" office:value="917.5377" calcext:value-type="float">
            <text:p>917.5377</text:p>
          </table:table-cell>
          <table:table-cell office:value-type="float" office:value="899.9479" calcext:value-type="float">
            <text:p>899.9479</text:p>
          </table:table-cell>
          <table:table-cell office:value-type="float" office:value="910.5229" calcext:value-type="float">
            <text:p>910.5229</text:p>
          </table:table-cell>
          <table:table-cell office:value-type="float" office:value="332.2371" calcext:value-type="float">
            <text:p>332.2371</text:p>
          </table:table-cell>
          <table:table-cell office:value-type="float" office:value="448.4048" calcext:value-type="float">
            <text:p>448.4048</text:p>
          </table:table-cell>
          <table:table-cell office:value-type="float" office:value="385.5403" calcext:value-type="float">
            <text:p>385.5403</text:p>
          </table:table-cell>
          <table:table-cell office:value-type="float" office:value="325.0083" calcext:value-type="float">
            <text:p>325.00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9" calcext:value-type="float">
            <text:p>3061999</text:p>
          </table:table-cell>
          <table:table-cell office:value-type="float" office:value="102.7482" calcext:value-type="float">
            <text:p>102.7482</text:p>
          </table:table-cell>
          <table:table-cell office:value-type="float" office:value="5658.001" calcext:value-type="float">
            <text:p>5658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0694" calcext:value-type="float">
            <text:p>-34.0694</text:p>
          </table:table-cell>
          <table:table-cell office:value-type="float" office:value="105.2632" calcext:value-type="float">
            <text:p>105.2632</text:p>
          </table:table-cell>
          <table:table-cell office:value-type="float" office:value="0" calcext:value-type="float">
            <text:p>0</text:p>
          </table:table-cell>
          <table:table-cell office:value-type="float" office:value="59.57206" calcext:value-type="float">
            <text:p>59.57206</text:p>
          </table:table-cell>
          <table:table-cell office:value-type="float" office:value="1.092814" calcext:value-type="float">
            <text:p>1.092814</text:p>
          </table:table-cell>
          <table:table-cell office:value-type="float" office:value="0.01473642" calcext:value-type="float">
            <text:p>0.01473642</text:p>
          </table:table-cell>
          <table:table-cell office:value-type="float" office:value="0" calcext:value-type="float">
            <text:p>0</text:p>
          </table:table-cell>
          <table:table-cell office:value-type="float" office:value="0.1747184" calcext:value-type="float">
            <text:p>0.1747184</text:p>
          </table:table-cell>
          <table:table-cell office:value-type="float" office:value="0.2831221" calcext:value-type="float">
            <text:p>0.2831221</text:p>
          </table:table-cell>
          <table:table-cell office:value-type="float" office:value="360" calcext:value-type="float">
            <text:p>360</text:p>
          </table:table-cell>
          <table:table-cell office:value-type="float" office:value="-34.5125" calcext:value-type="float">
            <text:p>-34.5125</text:p>
          </table:table-cell>
          <table:table-cell office:value-type="float" office:value="0" calcext:value-type="float">
            <text:p>0</text:p>
          </table:table-cell>
          <table:table-cell office:value-type="float" office:value="207.4535" calcext:value-type="float">
            <text:p>207.4535</text:p>
          </table:table-cell>
          <table:table-cell office:value-type="float" office:value="286.6162" calcext:value-type="float">
            <text:p>286.6162</text:p>
          </table:table-cell>
          <table:table-cell office:value-type="float" office:value="940.6343" calcext:value-type="float">
            <text:p>940.6343</text:p>
          </table:table-cell>
          <table:table-cell office:value-type="float" office:value="917.3343" calcext:value-type="float">
            <text:p>917.3343</text:p>
          </table:table-cell>
          <table:table-cell office:value-type="float" office:value="899.8357" calcext:value-type="float">
            <text:p>899.8357</text:p>
          </table:table-cell>
          <table:table-cell office:value-type="float" office:value="910.4316" calcext:value-type="float">
            <text:p>910.4316</text:p>
          </table:table-cell>
          <table:table-cell office:value-type="float" office:value="332.2114" calcext:value-type="float">
            <text:p>332.2114</text:p>
          </table:table-cell>
          <table:table-cell office:value-type="float" office:value="448.3825" calcext:value-type="float">
            <text:p>448.3825</text:p>
          </table:table-cell>
          <table:table-cell office:value-type="float" office:value="385.5309" calcext:value-type="float">
            <text:p>385.5309</text:p>
          </table:table-cell>
          <table:table-cell office:value-type="float" office:value="325.0047" calcext:value-type="float">
            <text:p>325.00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9" calcext:value-type="float">
            <text:p>4061999</text:p>
          </table:table-cell>
          <table:table-cell office:value-type="float" office:value="102.409" calcext:value-type="float">
            <text:p>102.409</text:p>
          </table:table-cell>
          <table:table-cell office:value-type="float" office:value="5657.57" calcext:value-type="float">
            <text:p>5657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84971" calcext:value-type="float">
            <text:p>-34.84971</text:p>
          </table:table-cell>
          <table:table-cell office:value-type="float" office:value="110.1902" calcext:value-type="float">
            <text:p>110.1902</text:p>
          </table:table-cell>
          <table:table-cell office:value-type="float" office:value="0" calcext:value-type="float">
            <text:p>0</text:p>
          </table:table-cell>
          <table:table-cell office:value-type="float" office:value="59.47294" calcext:value-type="float">
            <text:p>59.47294</text:p>
          </table:table-cell>
          <table:table-cell office:value-type="float" office:value="1.072496" calcext:value-type="float">
            <text:p>1.072496</text:p>
          </table:table-cell>
          <table:table-cell office:value-type="float" office:value="0.01494063" calcext:value-type="float">
            <text:p>0.01494063</text:p>
          </table:table-cell>
          <table:table-cell office:value-type="float" office:value="0" calcext:value-type="float">
            <text:p>0</text:p>
          </table:table-cell>
          <table:table-cell office:value-type="float" office:value="0.1769652" calcext:value-type="float">
            <text:p>0.1769652</text:p>
          </table:table-cell>
          <table:table-cell office:value-type="float" office:value="0.2884004" calcext:value-type="float">
            <text:p>0.2884004</text:p>
          </table:table-cell>
          <table:table-cell office:value-type="float" office:value="360" calcext:value-type="float">
            <text:p>360</text:p>
          </table:table-cell>
          <table:table-cell office:value-type="float" office:value="-35.30013" calcext:value-type="float">
            <text:p>-35.30013</text:p>
          </table:table-cell>
          <table:table-cell office:value-type="float" office:value="0" calcext:value-type="float">
            <text:p>0</text:p>
          </table:table-cell>
          <table:table-cell office:value-type="float" office:value="207.463" calcext:value-type="float">
            <text:p>207.463</text:p>
          </table:table-cell>
          <table:table-cell office:value-type="float" office:value="286.5339" calcext:value-type="float">
            <text:p>286.5339</text:p>
          </table:table-cell>
          <table:table-cell office:value-type="float" office:value="940.3913" calcext:value-type="float">
            <text:p>940.3913</text:p>
          </table:table-cell>
          <table:table-cell office:value-type="float" office:value="917.145" calcext:value-type="float">
            <text:p>917.145</text:p>
          </table:table-cell>
          <table:table-cell office:value-type="float" office:value="899.7335" calcext:value-type="float">
            <text:p>899.7335</text:p>
          </table:table-cell>
          <table:table-cell office:value-type="float" office:value="910.3473" calcext:value-type="float">
            <text:p>910.3473</text:p>
          </table:table-cell>
          <table:table-cell office:value-type="float" office:value="332.1881" calcext:value-type="float">
            <text:p>332.1881</text:p>
          </table:table-cell>
          <table:table-cell office:value-type="float" office:value="448.3611" calcext:value-type="float">
            <text:p>448.3611</text:p>
          </table:table-cell>
          <table:table-cell office:value-type="float" office:value="385.5215" calcext:value-type="float">
            <text:p>385.5215</text:p>
          </table:table-cell>
          <table:table-cell office:value-type="float" office:value="325.0011" calcext:value-type="float">
            <text:p>325.00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9" calcext:value-type="float">
            <text:p>5061999</text:p>
          </table:table-cell>
          <table:table-cell office:value-type="float" office:value="101.9974" calcext:value-type="float">
            <text:p>101.9974</text:p>
          </table:table-cell>
          <table:table-cell office:value-type="float" office:value="5657.043" calcext:value-type="float">
            <text:p>5657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72811" calcext:value-type="float">
            <text:p>-35.72811</text:p>
          </table:table-cell>
          <table:table-cell office:value-type="float" office:value="112.94" calcext:value-type="float">
            <text:p>112.94</text:p>
          </table:table-cell>
          <table:table-cell office:value-type="float" office:value="0" calcext:value-type="float">
            <text:p>0</text:p>
          </table:table-cell>
          <table:table-cell office:value-type="float" office:value="59.32138" calcext:value-type="float">
            <text:p>59.32138</text:p>
          </table:table-cell>
          <table:table-cell office:value-type="float" office:value="1.051094" calcext:value-type="float">
            <text:p>1.051094</text:p>
          </table:table-cell>
          <table:table-cell office:value-type="float" office:value="0.01514619" calcext:value-type="float">
            <text:p>0.01514619</text:p>
          </table:table-cell>
          <table:table-cell office:value-type="float" office:value="0" calcext:value-type="float">
            <text:p>0</text:p>
          </table:table-cell>
          <table:table-cell office:value-type="float" office:value="0.1786649" calcext:value-type="float">
            <text:p>0.1786649</text:p>
          </table:table-cell>
          <table:table-cell office:value-type="float" office:value="0.2912166" calcext:value-type="float">
            <text:p>0.2912166</text:p>
          </table:table-cell>
          <table:table-cell office:value-type="float" office:value="360" calcext:value-type="float">
            <text:p>360</text:p>
          </table:table-cell>
          <table:table-cell office:value-type="float" office:value="-36.18285" calcext:value-type="float">
            <text:p>-36.18285</text:p>
          </table:table-cell>
          <table:table-cell office:value-type="float" office:value="0" calcext:value-type="float">
            <text:p>0</text:p>
          </table:table-cell>
          <table:table-cell office:value-type="float" office:value="207.4841" calcext:value-type="float">
            <text:p>207.4841</text:p>
          </table:table-cell>
          <table:table-cell office:value-type="float" office:value="286.4254" calcext:value-type="float">
            <text:p>286.4254</text:p>
          </table:table-cell>
          <table:table-cell office:value-type="float" office:value="940.075" calcext:value-type="float">
            <text:p>940.075</text:p>
          </table:table-cell>
          <table:table-cell office:value-type="float" office:value="916.9109" calcext:value-type="float">
            <text:p>916.9109</text:p>
          </table:table-cell>
          <table:table-cell office:value-type="float" office:value="899.6099" calcext:value-type="float">
            <text:p>899.6099</text:p>
          </table:table-cell>
          <table:table-cell office:value-type="float" office:value="910.2515" calcext:value-type="float">
            <text:p>910.2515</text:p>
          </table:table-cell>
          <table:table-cell office:value-type="float" office:value="332.1625" calcext:value-type="float">
            <text:p>332.1625</text:p>
          </table:table-cell>
          <table:table-cell office:value-type="float" office:value="448.3394" calcext:value-type="float">
            <text:p>448.3394</text:p>
          </table:table-cell>
          <table:table-cell office:value-type="float" office:value="385.5123" calcext:value-type="float">
            <text:p>385.5123</text:p>
          </table:table-cell>
          <table:table-cell office:value-type="float" office:value="324.9975" calcext:value-type="float">
            <text:p>324.99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9" calcext:value-type="float">
            <text:p>6061999</text:p>
          </table:table-cell>
          <table:table-cell office:value-type="float" office:value="101.5209" calcext:value-type="float">
            <text:p>101.5209</text:p>
          </table:table-cell>
          <table:table-cell office:value-type="float" office:value="5656.428" calcext:value-type="float">
            <text:p>5656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73871" calcext:value-type="float">
            <text:p>-36.73871</text:p>
          </table:table-cell>
          <table:table-cell office:value-type="float" office:value="111.7361" calcext:value-type="float">
            <text:p>111.7361</text:p>
          </table:table-cell>
          <table:table-cell office:value-type="float" office:value="0" calcext:value-type="float">
            <text:p>0</text:p>
          </table:table-cell>
          <table:table-cell office:value-type="float" office:value="59.17593" calcext:value-type="float">
            <text:p>59.17593</text:p>
          </table:table-cell>
          <table:table-cell office:value-type="float" office:value="1.02773" calcext:value-type="float">
            <text:p>1.02773</text:p>
          </table:table-cell>
          <table:table-cell office:value-type="float" office:value="0.01533318" calcext:value-type="float">
            <text:p>0.01533318</text:p>
          </table:table-cell>
          <table:table-cell office:value-type="float" office:value="0" calcext:value-type="float">
            <text:p>0</text:p>
          </table:table-cell>
          <table:table-cell office:value-type="float" office:value="0.1799164" calcext:value-type="float">
            <text:p>0.1799164</text:p>
          </table:table-cell>
          <table:table-cell office:value-type="float" office:value="0.2930915" calcext:value-type="float">
            <text:p>0.2930915</text:p>
          </table:table-cell>
          <table:table-cell office:value-type="float" office:value="360" calcext:value-type="float">
            <text:p>360</text:p>
          </table:table-cell>
          <table:table-cell office:value-type="float" office:value="-37.19638" calcext:value-type="float">
            <text:p>-37.19638</text:p>
          </table:table-cell>
          <table:table-cell office:value-type="float" office:value="0" calcext:value-type="float">
            <text:p>0</text:p>
          </table:table-cell>
          <table:table-cell office:value-type="float" office:value="207.5098" calcext:value-type="float">
            <text:p>207.5098</text:p>
          </table:table-cell>
          <table:table-cell office:value-type="float" office:value="286.2993" calcext:value-type="float">
            <text:p>286.2993</text:p>
          </table:table-cell>
          <table:table-cell office:value-type="float" office:value="939.7041" calcext:value-type="float">
            <text:p>939.7041</text:p>
          </table:table-cell>
          <table:table-cell office:value-type="float" office:value="916.6353" calcext:value-type="float">
            <text:p>916.6353</text:p>
          </table:table-cell>
          <table:table-cell office:value-type="float" office:value="899.4651" calcext:value-type="float">
            <text:p>899.4651</text:p>
          </table:table-cell>
          <table:table-cell office:value-type="float" office:value="910.1402" calcext:value-type="float">
            <text:p>910.1402</text:p>
          </table:table-cell>
          <table:table-cell office:value-type="float" office:value="332.133" calcext:value-type="float">
            <text:p>332.133</text:p>
          </table:table-cell>
          <table:table-cell office:value-type="float" office:value="448.3165" calcext:value-type="float">
            <text:p>448.3165</text:p>
          </table:table-cell>
          <table:table-cell office:value-type="float" office:value="385.5029" calcext:value-type="float">
            <text:p>385.5029</text:p>
          </table:table-cell>
          <table:table-cell office:value-type="float" office:value="324.9938" calcext:value-type="float">
            <text:p>324.99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9" calcext:value-type="float">
            <text:p>7061999</text:p>
          </table:table-cell>
          <table:table-cell office:value-type="float" office:value="100.9324" calcext:value-type="float">
            <text:p>100.9324</text:p>
          </table:table-cell>
          <table:table-cell office:value-type="float" office:value="5655.664" calcext:value-type="float">
            <text:p>5655.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7992" calcext:value-type="float">
            <text:p>-37.97992</text:p>
          </table:table-cell>
          <table:table-cell office:value-type="float" office:value="114.9755" calcext:value-type="float">
            <text:p>114.9755</text:p>
          </table:table-cell>
          <table:table-cell office:value-type="float" office:value="0" calcext:value-type="float">
            <text:p>0</text:p>
          </table:table-cell>
          <table:table-cell office:value-type="float" office:value="58.81153" calcext:value-type="float">
            <text:p>58.81153</text:p>
          </table:table-cell>
          <table:table-cell office:value-type="float" office:value="0.9974311" calcext:value-type="float">
            <text:p>0.9974311</text:p>
          </table:table-cell>
          <table:table-cell office:value-type="float" office:value="0.01550656" calcext:value-type="float">
            <text:p>0.01550656</text:p>
          </table:table-cell>
          <table:table-cell office:value-type="float" office:value="0" calcext:value-type="float">
            <text:p>0</text:p>
          </table:table-cell>
          <table:table-cell office:value-type="float" office:value="0.1808816" calcext:value-type="float">
            <text:p>0.1808816</text:p>
          </table:table-cell>
          <table:table-cell office:value-type="float" office:value="0.2944566" calcext:value-type="float">
            <text:p>0.2944566</text:p>
          </table:table-cell>
          <table:table-cell office:value-type="float" office:value="360" calcext:value-type="float">
            <text:p>360</text:p>
          </table:table-cell>
          <table:table-cell office:value-type="float" office:value="-38.43975" calcext:value-type="float">
            <text:p>-38.43975</text:p>
          </table:table-cell>
          <table:table-cell office:value-type="float" office:value="0" calcext:value-type="float">
            <text:p>0</text:p>
          </table:table-cell>
          <table:table-cell office:value-type="float" office:value="207.5428" calcext:value-type="float">
            <text:p>207.5428</text:p>
          </table:table-cell>
          <table:table-cell office:value-type="float" office:value="286.1471" calcext:value-type="float">
            <text:p>286.1471</text:p>
          </table:table-cell>
          <table:table-cell office:value-type="float" office:value="939.243" calcext:value-type="float">
            <text:p>939.243</text:p>
          </table:table-cell>
          <table:table-cell office:value-type="float" office:value="916.2891" calcext:value-type="float">
            <text:p>916.2891</text:p>
          </table:table-cell>
          <table:table-cell office:value-type="float" office:value="899.2839" calcext:value-type="float">
            <text:p>899.2839</text:p>
          </table:table-cell>
          <table:table-cell office:value-type="float" office:value="910.0024" calcext:value-type="float">
            <text:p>910.0024</text:p>
          </table:table-cell>
          <table:table-cell office:value-type="float" office:value="332.0977" calcext:value-type="float">
            <text:p>332.0977</text:p>
          </table:table-cell>
          <table:table-cell office:value-type="float" office:value="448.2894" calcext:value-type="float">
            <text:p>448.2894</text:p>
          </table:table-cell>
          <table:table-cell office:value-type="float" office:value="385.4934" calcext:value-type="float">
            <text:p>385.4934</text:p>
          </table:table-cell>
          <table:table-cell office:value-type="float" office:value="324.9901" calcext:value-type="float">
            <text:p>324.99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9" calcext:value-type="float">
            <text:p>8061999</text:p>
          </table:table-cell>
          <table:table-cell office:value-type="float" office:value="100.3576" calcext:value-type="float">
            <text:p>100.3576</text:p>
          </table:table-cell>
          <table:table-cell office:value-type="float" office:value="5654.859" calcext:value-type="float">
            <text:p>5654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26449" calcext:value-type="float">
            <text:p>-39.26449</text:p>
          </table:table-cell>
          <table:table-cell office:value-type="float" office:value="120.2136" calcext:value-type="float">
            <text:p>120.2136</text:p>
          </table:table-cell>
          <table:table-cell office:value-type="float" office:value="0" calcext:value-type="float">
            <text:p>0</text:p>
          </table:table-cell>
          <table:table-cell office:value-type="float" office:value="58.61786" calcext:value-type="float">
            <text:p>58.61786</text:p>
          </table:table-cell>
          <table:table-cell office:value-type="float" office:value="0.9759271" calcext:value-type="float">
            <text:p>0.9759271</text:p>
          </table:table-cell>
          <table:table-cell office:value-type="float" office:value="0.01570188" calcext:value-type="float">
            <text:p>0.01570188</text:p>
          </table:table-cell>
          <table:table-cell office:value-type="float" office:value="0" calcext:value-type="float">
            <text:p>0</text:p>
          </table:table-cell>
          <table:table-cell office:value-type="float" office:value="0.1815633" calcext:value-type="float">
            <text:p>0.1815633</text:p>
          </table:table-cell>
          <table:table-cell office:value-type="float" office:value="0.295475" calcext:value-type="float">
            <text:p>0.295475</text:p>
          </table:table-cell>
          <table:table-cell office:value-type="float" office:value="360" calcext:value-type="float">
            <text:p>360</text:p>
          </table:table-cell>
          <table:table-cell office:value-type="float" office:value="-39.72583" calcext:value-type="float">
            <text:p>-39.72583</text:p>
          </table:table-cell>
          <table:table-cell office:value-type="float" office:value="0" calcext:value-type="float">
            <text:p>0</text:p>
          </table:table-cell>
          <table:table-cell office:value-type="float" office:value="207.5768" calcext:value-type="float">
            <text:p>207.5768</text:p>
          </table:table-cell>
          <table:table-cell office:value-type="float" office:value="286.0044" calcext:value-type="float">
            <text:p>286.0044</text:p>
          </table:table-cell>
          <table:table-cell office:value-type="float" office:value="938.7818" calcext:value-type="float">
            <text:p>938.7818</text:p>
          </table:table-cell>
          <table:table-cell office:value-type="float" office:value="915.9353" calcext:value-type="float">
            <text:p>915.9353</text:p>
          </table:table-cell>
          <table:table-cell office:value-type="float" office:value="899.084" calcext:value-type="float">
            <text:p>899.084</text:p>
          </table:table-cell>
          <table:table-cell office:value-type="float" office:value="909.8504" calcext:value-type="float">
            <text:p>909.8504</text:p>
          </table:table-cell>
          <table:table-cell office:value-type="float" office:value="332.0581" calcext:value-type="float">
            <text:p>332.0581</text:p>
          </table:table-cell>
          <table:table-cell office:value-type="float" office:value="448.2592" calcext:value-type="float">
            <text:p>448.2592</text:p>
          </table:table-cell>
          <table:table-cell office:value-type="float" office:value="385.4834" calcext:value-type="float">
            <text:p>385.4834</text:p>
          </table:table-cell>
          <table:table-cell office:value-type="float" office:value="324.9864" calcext:value-type="float">
            <text:p>324.98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9" calcext:value-type="float">
            <text:p>9061999</text:p>
          </table:table-cell>
          <table:table-cell office:value-type="float" office:value="99.92185" calcext:value-type="float">
            <text:p>99.92185</text:p>
          </table:table-cell>
          <table:table-cell office:value-type="float" office:value="5654.203" calcext:value-type="float">
            <text:p>5654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1773" calcext:value-type="float">
            <text:p>-40.31773</text:p>
          </table:table-cell>
          <table:table-cell office:value-type="float" office:value="126.7142" calcext:value-type="float">
            <text:p>126.7142</text:p>
          </table:table-cell>
          <table:table-cell office:value-type="float" office:value="0" calcext:value-type="float">
            <text:p>0</text:p>
          </table:table-cell>
          <table:table-cell office:value-type="float" office:value="58.54945" calcext:value-type="float">
            <text:p>58.54945</text:p>
          </table:table-cell>
          <table:table-cell office:value-type="float" office:value="0.9572346" calcext:value-type="float">
            <text:p>0.9572346</text:p>
          </table:table-cell>
          <table:table-cell office:value-type="float" office:value="0.01594408" calcext:value-type="float">
            <text:p>0.01594408</text:p>
          </table:table-cell>
          <table:table-cell office:value-type="float" office:value="0" calcext:value-type="float">
            <text:p>0</text:p>
          </table:table-cell>
          <table:table-cell office:value-type="float" office:value="0.1820681" calcext:value-type="float">
            <text:p>0.1820681</text:p>
          </table:table-cell>
          <table:table-cell office:value-type="float" office:value="0.296223" calcext:value-type="float">
            <text:p>0.296223</text:p>
          </table:table-cell>
          <table:table-cell office:value-type="float" office:value="360" calcext:value-type="float">
            <text:p>360</text:p>
          </table:table-cell>
          <table:table-cell office:value-type="float" office:value="-40.78008" calcext:value-type="float">
            <text:p>-40.78008</text:p>
          </table:table-cell>
          <table:table-cell office:value-type="float" office:value="0" calcext:value-type="float">
            <text:p>0</text:p>
          </table:table-cell>
          <table:table-cell office:value-type="float" office:value="207.6078" calcext:value-type="float">
            <text:p>207.6078</text:p>
          </table:table-cell>
          <table:table-cell office:value-type="float" office:value="285.9038" calcext:value-type="float">
            <text:p>285.9038</text:p>
          </table:table-cell>
          <table:table-cell office:value-type="float" office:value="938.446" calcext:value-type="float">
            <text:p>938.446</text:p>
          </table:table-cell>
          <table:table-cell office:value-type="float" office:value="915.6537" calcext:value-type="float">
            <text:p>915.6537</text:p>
          </table:table-cell>
          <table:table-cell office:value-type="float" office:value="898.9182" calcext:value-type="float">
            <text:p>898.9182</text:p>
          </table:table-cell>
          <table:table-cell office:value-type="float" office:value="909.7161" calcext:value-type="float">
            <text:p>909.7161</text:p>
          </table:table-cell>
          <table:table-cell office:value-type="float" office:value="332.0207" calcext:value-type="float">
            <text:p>332.0207</text:p>
          </table:table-cell>
          <table:table-cell office:value-type="float" office:value="448.2281" calcext:value-type="float">
            <text:p>448.2281</text:p>
          </table:table-cell>
          <table:table-cell office:value-type="float" office:value="385.47" calcext:value-type="float">
            <text:p>385.47</text:p>
          </table:table-cell>
          <table:table-cell office:value-type="float" office:value="324.9822" calcext:value-type="float">
            <text:p>324.98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9" calcext:value-type="float">
            <text:p>10061999</text:p>
          </table:table-cell>
          <table:table-cell office:value-type="float" office:value="99.50004" calcext:value-type="float">
            <text:p>99.50004</text:p>
          </table:table-cell>
          <table:table-cell office:value-type="float" office:value="5653.589" calcext:value-type="float">
            <text:p>5653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28691" calcext:value-type="float">
            <text:p>-41.28691</text:p>
          </table:table-cell>
          <table:table-cell office:value-type="float" office:value="128.1436" calcext:value-type="float">
            <text:p>128.1436</text:p>
          </table:table-cell>
          <table:table-cell office:value-type="float" office:value="0" calcext:value-type="float">
            <text:p>0</text:p>
          </table:table-cell>
          <table:table-cell office:value-type="float" office:value="58.44651" calcext:value-type="float">
            <text:p>58.44651</text:p>
          </table:table-cell>
          <table:table-cell office:value-type="float" office:value="0.9374712" calcext:value-type="float">
            <text:p>0.9374712</text:p>
          </table:table-cell>
          <table:table-cell office:value-type="float" office:value="0.01616892" calcext:value-type="float">
            <text:p>0.01616892</text:p>
          </table:table-cell>
          <table:table-cell office:value-type="float" office:value="0" calcext:value-type="float">
            <text:p>0</text:p>
          </table:table-cell>
          <table:table-cell office:value-type="float" office:value="0.1825292" calcext:value-type="float">
            <text:p>0.1825292</text:p>
          </table:table-cell>
          <table:table-cell office:value-type="float" office:value="0.2968113" calcext:value-type="float">
            <text:p>0.2968113</text:p>
          </table:table-cell>
          <table:table-cell office:value-type="float" office:value="360" calcext:value-type="float">
            <text:p>360</text:p>
          </table:table-cell>
          <table:table-cell office:value-type="float" office:value="-41.75008" calcext:value-type="float">
            <text:p>-41.75008</text:p>
          </table:table-cell>
          <table:table-cell office:value-type="float" office:value="0" calcext:value-type="float">
            <text:p>0</text:p>
          </table:table-cell>
          <table:table-cell office:value-type="float" office:value="207.6365" calcext:value-type="float">
            <text:p>207.6365</text:p>
          </table:table-cell>
          <table:table-cell office:value-type="float" office:value="285.7956" calcext:value-type="float">
            <text:p>285.7956</text:p>
          </table:table-cell>
          <table:table-cell office:value-type="float" office:value="938.1127" calcext:value-type="float">
            <text:p>938.1127</text:p>
          </table:table-cell>
          <table:table-cell office:value-type="float" office:value="915.3956" calcext:value-type="float">
            <text:p>915.3956</text:p>
          </table:table-cell>
          <table:table-cell office:value-type="float" office:value="898.7735" calcext:value-type="float">
            <text:p>898.7735</text:p>
          </table:table-cell>
          <table:table-cell office:value-type="float" office:value="909.5999" calcext:value-type="float">
            <text:p>909.5999</text:p>
          </table:table-cell>
          <table:table-cell office:value-type="float" office:value="331.988" calcext:value-type="float">
            <text:p>331.988</text:p>
          </table:table-cell>
          <table:table-cell office:value-type="float" office:value="448.1986" calcext:value-type="float">
            <text:p>448.1986</text:p>
          </table:table-cell>
          <table:table-cell office:value-type="float" office:value="385.4563" calcext:value-type="float">
            <text:p>385.4563</text:p>
          </table:table-cell>
          <table:table-cell office:value-type="float" office:value="324.9753" calcext:value-type="float">
            <text:p>324.97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9" calcext:value-type="float">
            <text:p>11061999</text:p>
          </table:table-cell>
          <table:table-cell office:value-type="float" office:value="98.98748" calcext:value-type="float">
            <text:p>98.98748</text:p>
          </table:table-cell>
          <table:table-cell office:value-type="float" office:value="5652.85" calcext:value-type="float">
            <text:p>565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43103" calcext:value-type="float">
            <text:p>-42.43103</text:p>
          </table:table-cell>
          <table:table-cell office:value-type="float" office:value="133.2222" calcext:value-type="float">
            <text:p>133.2222</text:p>
          </table:table-cell>
          <table:table-cell office:value-type="float" office:value="0" calcext:value-type="float">
            <text:p>0</text:p>
          </table:table-cell>
          <table:table-cell office:value-type="float" office:value="58.22265" calcext:value-type="float">
            <text:p>58.22265</text:p>
          </table:table-cell>
          <table:table-cell office:value-type="float" office:value="0.91559" calcext:value-type="float">
            <text:p>0.91559</text:p>
          </table:table-cell>
          <table:table-cell office:value-type="float" office:value="0.01636821" calcext:value-type="float">
            <text:p>0.01636821</text:p>
          </table:table-cell>
          <table:table-cell office:value-type="float" office:value="0" calcext:value-type="float">
            <text:p>0</text:p>
          </table:table-cell>
          <table:table-cell office:value-type="float" office:value="0.1829892" calcext:value-type="float">
            <text:p>0.1829892</text:p>
          </table:table-cell>
          <table:table-cell office:value-type="float" office:value="0.2973608" calcext:value-type="float">
            <text:p>0.2973608</text:p>
          </table:table-cell>
          <table:table-cell office:value-type="float" office:value="360" calcext:value-type="float">
            <text:p>360</text:p>
          </table:table-cell>
          <table:table-cell office:value-type="float" office:value="-42.89501" calcext:value-type="float">
            <text:p>-42.89501</text:p>
          </table:table-cell>
          <table:table-cell office:value-type="float" office:value="0" calcext:value-type="float">
            <text:p>0</text:p>
          </table:table-cell>
          <table:table-cell office:value-type="float" office:value="207.6696" calcext:value-type="float">
            <text:p>207.6696</text:p>
          </table:table-cell>
          <table:table-cell office:value-type="float" office:value="285.6631" calcext:value-type="float">
            <text:p>285.6631</text:p>
          </table:table-cell>
          <table:table-cell office:value-type="float" office:value="937.6918" calcext:value-type="float">
            <text:p>937.6918</text:p>
          </table:table-cell>
          <table:table-cell office:value-type="float" office:value="915.0797" calcext:value-type="float">
            <text:p>915.0797</text:p>
          </table:table-cell>
          <table:table-cell office:value-type="float" office:value="898.5992" calcext:value-type="float">
            <text:p>898.5992</text:p>
          </table:table-cell>
          <table:table-cell office:value-type="float" office:value="909.4659" calcext:value-type="float">
            <text:p>909.4659</text:p>
          </table:table-cell>
          <table:table-cell office:value-type="float" office:value="331.9524" calcext:value-type="float">
            <text:p>331.9524</text:p>
          </table:table-cell>
          <table:table-cell office:value-type="float" office:value="448.169" calcext:value-type="float">
            <text:p>448.169</text:p>
          </table:table-cell>
          <table:table-cell office:value-type="float" office:value="385.4427" calcext:value-type="float">
            <text:p>385.4427</text:p>
          </table:table-cell>
          <table:table-cell office:value-type="float" office:value="324.9684" calcext:value-type="float">
            <text:p>324.96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9" calcext:value-type="float">
            <text:p>12061999</text:p>
          </table:table-cell>
          <table:table-cell office:value-type="float" office:value="98.43031" calcext:value-type="float">
            <text:p>98.43031</text:p>
          </table:table-cell>
          <table:table-cell office:value-type="float" office:value="5652.019" calcext:value-type="float">
            <text:p>5652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1328" calcext:value-type="float">
            <text:p>-43.71328</text:p>
          </table:table-cell>
          <table:table-cell office:value-type="float" office:value="134.228" calcext:value-type="float">
            <text:p>134.228</text:p>
          </table:table-cell>
          <table:table-cell office:value-type="float" office:value="0" calcext:value-type="float">
            <text:p>0</text:p>
          </table:table-cell>
          <table:table-cell office:value-type="float" office:value="57.8819" calcext:value-type="float">
            <text:p>57.8819</text:p>
          </table:table-cell>
          <table:table-cell office:value-type="float" office:value="0.8949959" calcext:value-type="float">
            <text:p>0.8949959</text:p>
          </table:table-cell>
          <table:table-cell office:value-type="float" office:value="0.01655169" calcext:value-type="float">
            <text:p>0.01655169</text:p>
          </table:table-cell>
          <table:table-cell office:value-type="float" office:value="0" calcext:value-type="float">
            <text:p>0</text:p>
          </table:table-cell>
          <table:table-cell office:value-type="float" office:value="0.1834508" calcext:value-type="float">
            <text:p>0.1834508</text:p>
          </table:table-cell>
          <table:table-cell office:value-type="float" office:value="0.2978824" calcext:value-type="float">
            <text:p>0.2978824</text:p>
          </table:table-cell>
          <table:table-cell office:value-type="float" office:value="360" calcext:value-type="float">
            <text:p>360</text:p>
          </table:table-cell>
          <table:table-cell office:value-type="float" office:value="-44.17807" calcext:value-type="float">
            <text:p>-44.17807</text:p>
          </table:table-cell>
          <table:table-cell office:value-type="float" office:value="0" calcext:value-type="float">
            <text:p>0</text:p>
          </table:table-cell>
          <table:table-cell office:value-type="float" office:value="207.7062" calcext:value-type="float">
            <text:p>207.7062</text:p>
          </table:table-cell>
          <table:table-cell office:value-type="float" office:value="285.5216" calcext:value-type="float">
            <text:p>285.5216</text:p>
          </table:table-cell>
          <table:table-cell office:value-type="float" office:value="937.2374" calcext:value-type="float">
            <text:p>937.2374</text:p>
          </table:table-cell>
          <table:table-cell office:value-type="float" office:value="914.7225" calcext:value-type="float">
            <text:p>914.7225</text:p>
          </table:table-cell>
          <table:table-cell office:value-type="float" office:value="898.3964" calcext:value-type="float">
            <text:p>898.3964</text:p>
          </table:table-cell>
          <table:table-cell office:value-type="float" office:value="909.3109" calcext:value-type="float">
            <text:p>909.3109</text:p>
          </table:table-cell>
          <table:table-cell office:value-type="float" office:value="331.9118" calcext:value-type="float">
            <text:p>331.9118</text:p>
          </table:table-cell>
          <table:table-cell office:value-type="float" office:value="448.1375" calcext:value-type="float">
            <text:p>448.1375</text:p>
          </table:table-cell>
          <table:table-cell office:value-type="float" office:value="385.4288" calcext:value-type="float">
            <text:p>385.4288</text:p>
          </table:table-cell>
          <table:table-cell office:value-type="float" office:value="324.9614" calcext:value-type="float">
            <text:p>324.96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9" calcext:value-type="float">
            <text:p>13061999</text:p>
          </table:table-cell>
          <table:table-cell office:value-type="float" office:value="97.87639" calcext:value-type="float">
            <text:p>97.87639</text:p>
          </table:table-cell>
          <table:table-cell office:value-type="float" office:value="5651.164" calcext:value-type="float">
            <text:p>5651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2548" calcext:value-type="float">
            <text:p>-45.02548</text:p>
          </table:table-cell>
          <table:table-cell office:value-type="float" office:value="139.0426" calcext:value-type="float">
            <text:p>139.0426</text:p>
          </table:table-cell>
          <table:table-cell office:value-type="float" office:value="0" calcext:value-type="float">
            <text:p>0</text:p>
          </table:table-cell>
          <table:table-cell office:value-type="float" office:value="57.51585" calcext:value-type="float">
            <text:p>57.51585</text:p>
          </table:table-cell>
          <table:table-cell office:value-type="float" office:value="0.8770604" calcext:value-type="float">
            <text:p>0.8770604</text:p>
          </table:table-cell>
          <table:table-cell office:value-type="float" office:value="0.0167172" calcext:value-type="float">
            <text:p>0.0167172</text:p>
          </table:table-cell>
          <table:table-cell office:value-type="float" office:value="0" calcext:value-type="float">
            <text:p>0</text:p>
          </table:table-cell>
          <table:table-cell office:value-type="float" office:value="0.1839109" calcext:value-type="float">
            <text:p>0.1839109</text:p>
          </table:table-cell>
          <table:table-cell office:value-type="float" office:value="0.2983549" calcext:value-type="float">
            <text:p>0.2983549</text:p>
          </table:table-cell>
          <table:table-cell office:value-type="float" office:value="360" calcext:value-type="float">
            <text:p>360</text:p>
          </table:table-cell>
          <table:table-cell office:value-type="float" office:value="-45.49103" calcext:value-type="float">
            <text:p>-45.49103</text:p>
          </table:table-cell>
          <table:table-cell office:value-type="float" office:value="0" calcext:value-type="float">
            <text:p>0</text:p>
          </table:table-cell>
          <table:table-cell office:value-type="float" office:value="207.7427" calcext:value-type="float">
            <text:p>207.7427</text:p>
          </table:table-cell>
          <table:table-cell office:value-type="float" office:value="285.3845" calcext:value-type="float">
            <text:p>285.3845</text:p>
          </table:table-cell>
          <table:table-cell office:value-type="float" office:value="936.782" calcext:value-type="float">
            <text:p>936.782</text:p>
          </table:table-cell>
          <table:table-cell office:value-type="float" office:value="914.3572" calcext:value-type="float">
            <text:p>914.3572</text:p>
          </table:table-cell>
          <table:table-cell office:value-type="float" office:value="898.1865" calcext:value-type="float">
            <text:p>898.1865</text:p>
          </table:table-cell>
          <table:table-cell office:value-type="float" office:value="909.1486" calcext:value-type="float">
            <text:p>909.1486</text:p>
          </table:table-cell>
          <table:table-cell office:value-type="float" office:value="331.8683" calcext:value-type="float">
            <text:p>331.8683</text:p>
          </table:table-cell>
          <table:table-cell office:value-type="float" office:value="448.1042" calcext:value-type="float">
            <text:p>448.1042</text:p>
          </table:table-cell>
          <table:table-cell office:value-type="float" office:value="385.4147" calcext:value-type="float">
            <text:p>385.4147</text:p>
          </table:table-cell>
          <table:table-cell office:value-type="float" office:value="324.9543" calcext:value-type="float">
            <text:p>324.95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9" calcext:value-type="float">
            <text:p>14061999</text:p>
          </table:table-cell>
          <table:table-cell office:value-type="float" office:value="97.36245" calcext:value-type="float">
            <text:p>97.36245</text:p>
          </table:table-cell>
          <table:table-cell office:value-type="float" office:value="5650.33" calcext:value-type="float">
            <text:p>565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23126" calcext:value-type="float">
            <text:p>-46.23126</text:p>
          </table:table-cell>
          <table:table-cell office:value-type="float" office:value="142.3748" calcext:value-type="float">
            <text:p>142.3748</text:p>
          </table:table-cell>
          <table:table-cell office:value-type="float" office:value="0" calcext:value-type="float">
            <text:p>0</text:p>
          </table:table-cell>
          <table:table-cell office:value-type="float" office:value="57.43444" calcext:value-type="float">
            <text:p>57.43444</text:p>
          </table:table-cell>
          <table:table-cell office:value-type="float" office:value="0.8609614" calcext:value-type="float">
            <text:p>0.8609614</text:p>
          </table:table-cell>
          <table:table-cell office:value-type="float" office:value="0.01691482" calcext:value-type="float">
            <text:p>0.01691482</text:p>
          </table:table-cell>
          <table:table-cell office:value-type="float" office:value="0" calcext:value-type="float">
            <text:p>0</text:p>
          </table:table-cell>
          <table:table-cell office:value-type="float" office:value="0.184369" calcext:value-type="float">
            <text:p>0.184369</text:p>
          </table:table-cell>
          <table:table-cell office:value-type="float" office:value="0.2987828" calcext:value-type="float">
            <text:p>0.2987828</text:p>
          </table:table-cell>
          <table:table-cell office:value-type="float" office:value="360" calcext:value-type="float">
            <text:p>360</text:p>
          </table:table-cell>
          <table:table-cell office:value-type="float" office:value="-46.6975" calcext:value-type="float">
            <text:p>-46.6975</text:p>
          </table:table-cell>
          <table:table-cell office:value-type="float" office:value="0" calcext:value-type="float">
            <text:p>0</text:p>
          </table:table-cell>
          <table:table-cell office:value-type="float" office:value="207.7783" calcext:value-type="float">
            <text:p>207.7783</text:p>
          </table:table-cell>
          <table:table-cell office:value-type="float" office:value="285.2641" calcext:value-type="float">
            <text:p>285.2641</text:p>
          </table:table-cell>
          <table:table-cell office:value-type="float" office:value="936.3578" calcext:value-type="float">
            <text:p>936.3578</text:p>
          </table:table-cell>
          <table:table-cell office:value-type="float" office:value="914.0103" calcext:value-type="float">
            <text:p>914.0103</text:p>
          </table:table-cell>
          <table:table-cell office:value-type="float" office:value="897.9808" calcext:value-type="float">
            <text:p>897.9808</text:p>
          </table:table-cell>
          <table:table-cell office:value-type="float" office:value="908.984" calcext:value-type="float">
            <text:p>908.984</text:p>
          </table:table-cell>
          <table:table-cell office:value-type="float" office:value="331.8233" calcext:value-type="float">
            <text:p>331.8233</text:p>
          </table:table-cell>
          <table:table-cell office:value-type="float" office:value="448.0664" calcext:value-type="float">
            <text:p>448.0664</text:p>
          </table:table-cell>
          <table:table-cell office:value-type="float" office:value="385.4004" calcext:value-type="float">
            <text:p>385.4004</text:p>
          </table:table-cell>
          <table:table-cell office:value-type="float" office:value="324.9472" calcext:value-type="float">
            <text:p>324.94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9" calcext:value-type="float">
            <text:p>15061999</text:p>
          </table:table-cell>
          <table:table-cell office:value-type="float" office:value="97.03903" calcext:value-type="float">
            <text:p>97.03903</text:p>
          </table:table-cell>
          <table:table-cell office:value-type="float" office:value="5649.781" calcext:value-type="float">
            <text:p>5649.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3628" calcext:value-type="float">
            <text:p>-47.13628</text:p>
          </table:table-cell>
          <table:table-cell office:value-type="float" office:value="144.4386" calcext:value-type="float">
            <text:p>144.4386</text:p>
          </table:table-cell>
          <table:table-cell office:value-type="float" office:value="0" calcext:value-type="float">
            <text:p>0</text:p>
          </table:table-cell>
          <table:table-cell office:value-type="float" office:value="57.3744" calcext:value-type="float">
            <text:p>57.3744</text:p>
          </table:table-cell>
          <table:table-cell office:value-type="float" office:value="0.8487447" calcext:value-type="float">
            <text:p>0.8487447</text:p>
          </table:table-cell>
          <table:table-cell office:value-type="float" office:value="0.01715402" calcext:value-type="float">
            <text:p>0.01715402</text:p>
          </table:table-cell>
          <table:table-cell office:value-type="float" office:value="0" calcext:value-type="float">
            <text:p>0</text:p>
          </table:table-cell>
          <table:table-cell office:value-type="float" office:value="0.1853945" calcext:value-type="float">
            <text:p>0.1853945</text:p>
          </table:table-cell>
          <table:table-cell office:value-type="float" office:value="0.3000933" calcext:value-type="float">
            <text:p>0.3000933</text:p>
          </table:table-cell>
          <table:table-cell office:value-type="float" office:value="360" calcext:value-type="float">
            <text:p>360</text:p>
          </table:table-cell>
          <table:table-cell office:value-type="float" office:value="-47.60461" calcext:value-type="float">
            <text:p>-47.60461</text:p>
          </table:table-cell>
          <table:table-cell office:value-type="float" office:value="0" calcext:value-type="float">
            <text:p>0</text:p>
          </table:table-cell>
          <table:table-cell office:value-type="float" office:value="207.7973" calcext:value-type="float">
            <text:p>207.7973</text:p>
          </table:table-cell>
          <table:table-cell office:value-type="float" office:value="285.1952" calcext:value-type="float">
            <text:p>285.1952</text:p>
          </table:table-cell>
          <table:table-cell office:value-type="float" office:value="936.1117" calcext:value-type="float">
            <text:p>936.1117</text:p>
          </table:table-cell>
          <table:table-cell office:value-type="float" office:value="913.7911" calcext:value-type="float">
            <text:p>913.7911</text:p>
          </table:table-cell>
          <table:table-cell office:value-type="float" office:value="897.844" calcext:value-type="float">
            <text:p>897.844</text:p>
          </table:table-cell>
          <table:table-cell office:value-type="float" office:value="908.8656" calcext:value-type="float">
            <text:p>908.8656</text:p>
          </table:table-cell>
          <table:table-cell office:value-type="float" office:value="331.7875" calcext:value-type="float">
            <text:p>331.7875</text:p>
          </table:table-cell>
          <table:table-cell office:value-type="float" office:value="448.0331" calcext:value-type="float">
            <text:p>448.0331</text:p>
          </table:table-cell>
          <table:table-cell office:value-type="float" office:value="385.3858" calcext:value-type="float">
            <text:p>385.3858</text:p>
          </table:table-cell>
          <table:table-cell office:value-type="float" office:value="324.9399" calcext:value-type="float">
            <text:p>324.93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9" calcext:value-type="float">
            <text:p>16061999</text:p>
          </table:table-cell>
          <table:table-cell office:value-type="float" office:value="96.75459" calcext:value-type="float">
            <text:p>96.75459</text:p>
          </table:table-cell>
          <table:table-cell office:value-type="float" office:value="5649.319" calcext:value-type="float">
            <text:p>5649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79475" calcext:value-type="float">
            <text:p>-47.79475</text:p>
          </table:table-cell>
          <table:table-cell office:value-type="float" office:value="147.1567" calcext:value-type="float">
            <text:p>147.1567</text:p>
          </table:table-cell>
          <table:table-cell office:value-type="float" office:value="0" calcext:value-type="float">
            <text:p>0</text:p>
          </table:table-cell>
          <table:table-cell office:value-type="float" office:value="57.32059" calcext:value-type="float">
            <text:p>57.32059</text:p>
          </table:table-cell>
          <table:table-cell office:value-type="float" office:value="0.8251206" calcext:value-type="float">
            <text:p>0.8251206</text:p>
          </table:table-cell>
          <table:table-cell office:value-type="float" office:value="0.01733553" calcext:value-type="float">
            <text:p>0.01733553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1878062" calcext:value-type="float">
            <text:p>0.1878062</text:p>
          </table:table-cell>
          <table:table-cell office:value-type="float" office:value="0.3052401" calcext:value-type="float">
            <text:p>0.3052401</text:p>
          </table:table-cell>
          <table:table-cell office:value-type="float" office:value="360" calcext:value-type="float">
            <text:p>360</text:p>
          </table:table-cell>
          <table:table-cell office:value-type="float" office:value="-48.27077" calcext:value-type="float">
            <text:p>-48.27077</text:p>
          </table:table-cell>
          <table:table-cell office:value-type="float" office:value="0" calcext:value-type="float">
            <text:p>0</text:p>
          </table:table-cell>
          <table:table-cell office:value-type="float" office:value="207.8156" calcext:value-type="float">
            <text:p>207.8156</text:p>
          </table:table-cell>
          <table:table-cell office:value-type="float" office:value="285.1363" calcext:value-type="float">
            <text:p>285.1363</text:p>
          </table:table-cell>
          <table:table-cell office:value-type="float" office:value="935.9026" calcext:value-type="float">
            <text:p>935.9026</text:p>
          </table:table-cell>
          <table:table-cell office:value-type="float" office:value="913.608" calcext:value-type="float">
            <text:p>913.608</text:p>
          </table:table-cell>
          <table:table-cell office:value-type="float" office:value="897.7308" calcext:value-type="float">
            <text:p>897.7308</text:p>
          </table:table-cell>
          <table:table-cell office:value-type="float" office:value="908.7694" calcext:value-type="float">
            <text:p>908.7694</text:p>
          </table:table-cell>
          <table:table-cell office:value-type="float" office:value="331.7588" calcext:value-type="float">
            <text:p>331.7588</text:p>
          </table:table-cell>
          <table:table-cell office:value-type="float" office:value="448.004" calcext:value-type="float">
            <text:p>448.004</text:p>
          </table:table-cell>
          <table:table-cell office:value-type="float" office:value="385.3715" calcext:value-type="float">
            <text:p>385.3715</text:p>
          </table:table-cell>
          <table:table-cell office:value-type="float" office:value="324.9325" calcext:value-type="float">
            <text:p>324.93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9" calcext:value-type="float">
            <text:p>17061999</text:p>
          </table:table-cell>
          <table:table-cell office:value-type="float" office:value="96.48189" calcext:value-type="float">
            <text:p>96.48189</text:p>
          </table:table-cell>
          <table:table-cell office:value-type="float" office:value="5648.875" calcext:value-type="float">
            <text:p>5648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51167" calcext:value-type="float">
            <text:p>-48.51167</text:p>
          </table:table-cell>
          <table:table-cell office:value-type="float" office:value="150.4386" calcext:value-type="float">
            <text:p>150.4386</text:p>
          </table:table-cell>
          <table:table-cell office:value-type="float" office:value="0" calcext:value-type="float">
            <text:p>0</text:p>
          </table:table-cell>
          <table:table-cell office:value-type="float" office:value="57.24657" calcext:value-type="float">
            <text:p>57.24657</text:p>
          </table:table-cell>
          <table:table-cell office:value-type="float" office:value="0.8121604" calcext:value-type="float">
            <text:p>0.8121604</text:p>
          </table:table-cell>
          <table:table-cell office:value-type="float" office:value="0.01756998" calcext:value-type="float">
            <text:p>0.01756998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1894603" calcext:value-type="float">
            <text:p>0.1894603</text:p>
          </table:table-cell>
          <table:table-cell office:value-type="float" office:value="0.308126" calcext:value-type="float">
            <text:p>0.308126</text:p>
          </table:table-cell>
          <table:table-cell office:value-type="float" office:value="360" calcext:value-type="float">
            <text:p>360</text:p>
          </table:table-cell>
          <table:table-cell office:value-type="float" office:value="-48.99199" calcext:value-type="float">
            <text:p>-48.99199</text:p>
          </table:table-cell>
          <table:table-cell office:value-type="float" office:value="0" calcext:value-type="float">
            <text:p>0</text:p>
          </table:table-cell>
          <table:table-cell office:value-type="float" office:value="207.8293" calcext:value-type="float">
            <text:p>207.8293</text:p>
          </table:table-cell>
          <table:table-cell office:value-type="float" office:value="285.0721" calcext:value-type="float">
            <text:p>285.0721</text:p>
          </table:table-cell>
          <table:table-cell office:value-type="float" office:value="935.6931" calcext:value-type="float">
            <text:p>935.6931</text:p>
          </table:table-cell>
          <table:table-cell office:value-type="float" office:value="913.4277" calcext:value-type="float">
            <text:p>913.4277</text:p>
          </table:table-cell>
          <table:table-cell office:value-type="float" office:value="897.6263" calcext:value-type="float">
            <text:p>897.6263</text:p>
          </table:table-cell>
          <table:table-cell office:value-type="float" office:value="908.6813" calcext:value-type="float">
            <text:p>908.6813</text:p>
          </table:table-cell>
          <table:table-cell office:value-type="float" office:value="331.7333" calcext:value-type="float">
            <text:p>331.7333</text:p>
          </table:table-cell>
          <table:table-cell office:value-type="float" office:value="447.9795" calcext:value-type="float">
            <text:p>447.9795</text:p>
          </table:table-cell>
          <table:table-cell office:value-type="float" office:value="385.3577" calcext:value-type="float">
            <text:p>385.3577</text:p>
          </table:table-cell>
          <table:table-cell office:value-type="float" office:value="324.925" calcext:value-type="float">
            <text:p>324.9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9" calcext:value-type="float">
            <text:p>18061999</text:p>
          </table:table-cell>
          <table:table-cell office:value-type="float" office:value="96.17435" calcext:value-type="float">
            <text:p>96.17435</text:p>
          </table:table-cell>
          <table:table-cell office:value-type="float" office:value="5648.376" calcext:value-type="float">
            <text:p>5648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27487" calcext:value-type="float">
            <text:p>-49.27487</text:p>
          </table:table-cell>
          <table:table-cell office:value-type="float" office:value="152.8218" calcext:value-type="float">
            <text:p>152.8218</text:p>
          </table:table-cell>
          <table:table-cell office:value-type="float" office:value="0" calcext:value-type="float">
            <text:p>0</text:p>
          </table:table-cell>
          <table:table-cell office:value-type="float" office:value="57.15721" calcext:value-type="float">
            <text:p>57.15721</text:p>
          </table:table-cell>
          <table:table-cell office:value-type="float" office:value="0.7985145" calcext:value-type="float">
            <text:p>0.7985145</text:p>
          </table:table-cell>
          <table:table-cell office:value-type="float" office:value="0.01779714" calcext:value-type="float">
            <text:p>0.01779714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1906172" calcext:value-type="float">
            <text:p>0.1906172</text:p>
          </table:table-cell>
          <table:table-cell office:value-type="float" office:value="0.3097603" calcext:value-type="float">
            <text:p>0.3097603</text:p>
          </table:table-cell>
          <table:table-cell office:value-type="float" office:value="360" calcext:value-type="float">
            <text:p>360</text:p>
          </table:table-cell>
          <table:table-cell office:value-type="float" office:value="-49.75776" calcext:value-type="float">
            <text:p>-49.75776</text:p>
          </table:table-cell>
          <table:table-cell office:value-type="float" office:value="0" calcext:value-type="float">
            <text:p>0</text:p>
          </table:table-cell>
          <table:table-cell office:value-type="float" office:value="207.8505" calcext:value-type="float">
            <text:p>207.8505</text:p>
          </table:table-cell>
          <table:table-cell office:value-type="float" office:value="284.9916" calcext:value-type="float">
            <text:p>284.9916</text:p>
          </table:table-cell>
          <table:table-cell office:value-type="float" office:value="935.4408" calcext:value-type="float">
            <text:p>935.4408</text:p>
          </table:table-cell>
          <table:table-cell office:value-type="float" office:value="913.2236" calcext:value-type="float">
            <text:p>913.2236</text:p>
          </table:table-cell>
          <table:table-cell office:value-type="float" office:value="897.5129" calcext:value-type="float">
            <text:p>897.5129</text:p>
          </table:table-cell>
          <table:table-cell office:value-type="float" office:value="908.5891" calcext:value-type="float">
            <text:p>908.5891</text:p>
          </table:table-cell>
          <table:table-cell office:value-type="float" office:value="331.7072" calcext:value-type="float">
            <text:p>331.7072</text:p>
          </table:table-cell>
          <table:table-cell office:value-type="float" office:value="447.9564" calcext:value-type="float">
            <text:p>447.9564</text:p>
          </table:table-cell>
          <table:table-cell office:value-type="float" office:value="385.3442" calcext:value-type="float">
            <text:p>385.3442</text:p>
          </table:table-cell>
          <table:table-cell office:value-type="float" office:value="324.9176" calcext:value-type="float">
            <text:p>324.91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9" calcext:value-type="float">
            <text:p>19061999</text:p>
          </table:table-cell>
          <table:table-cell office:value-type="float" office:value="95.81082" calcext:value-type="float">
            <text:p>95.81082</text:p>
          </table:table-cell>
          <table:table-cell office:value-type="float" office:value="5647.799" calcext:value-type="float">
            <text:p>5647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1453" calcext:value-type="float">
            <text:p>-50.1453</text:p>
          </table:table-cell>
          <table:table-cell office:value-type="float" office:value="153.5868" calcext:value-type="float">
            <text:p>153.5868</text:p>
          </table:table-cell>
          <table:table-cell office:value-type="float" office:value="0" calcext:value-type="float">
            <text:p>0</text:p>
          </table:table-cell>
          <table:table-cell office:value-type="float" office:value="57.05276" calcext:value-type="float">
            <text:p>57.05276</text:p>
          </table:table-cell>
          <table:table-cell office:value-type="float" office:value="0.784251" calcext:value-type="float">
            <text:p>0.784251</text:p>
          </table:table-cell>
          <table:table-cell office:value-type="float" office:value="0.01803442" calcext:value-type="float">
            <text:p>0.01803442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1915025" calcext:value-type="float">
            <text:p>0.1915025</text:p>
          </table:table-cell>
          <table:table-cell office:value-type="float" office:value="0.3108078" calcext:value-type="float">
            <text:p>0.3108078</text:p>
          </table:table-cell>
          <table:table-cell office:value-type="float" office:value="360" calcext:value-type="float">
            <text:p>360</text:p>
          </table:table-cell>
          <table:table-cell office:value-type="float" office:value="-50.62988" calcext:value-type="float">
            <text:p>-50.62988</text:p>
          </table:table-cell>
          <table:table-cell office:value-type="float" office:value="0" calcext:value-type="float">
            <text:p>0</text:p>
          </table:table-cell>
          <table:table-cell office:value-type="float" office:value="207.8747" calcext:value-type="float">
            <text:p>207.8747</text:p>
          </table:table-cell>
          <table:table-cell office:value-type="float" office:value="284.8929" calcext:value-type="float">
            <text:p>284.8929</text:p>
          </table:table-cell>
          <table:table-cell office:value-type="float" office:value="935.1331" calcext:value-type="float">
            <text:p>935.1331</text:p>
          </table:table-cell>
          <table:table-cell office:value-type="float" office:value="912.9841" calcext:value-type="float">
            <text:p>912.9841</text:p>
          </table:table-cell>
          <table:table-cell office:value-type="float" office:value="897.3837" calcext:value-type="float">
            <text:p>897.3837</text:p>
          </table:table-cell>
          <table:table-cell office:value-type="float" office:value="908.4866" calcext:value-type="float">
            <text:p>908.4866</text:p>
          </table:table-cell>
          <table:table-cell office:value-type="float" office:value="331.6786" calcext:value-type="float">
            <text:p>331.6786</text:p>
          </table:table-cell>
          <table:table-cell office:value-type="float" office:value="447.933" calcext:value-type="float">
            <text:p>447.933</text:p>
          </table:table-cell>
          <table:table-cell office:value-type="float" office:value="385.3308" calcext:value-type="float">
            <text:p>385.3308</text:p>
          </table:table-cell>
          <table:table-cell office:value-type="float" office:value="324.9104" calcext:value-type="float">
            <text:p>324.91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9" calcext:value-type="float">
            <text:p>20061999</text:p>
          </table:table-cell>
          <table:table-cell office:value-type="float" office:value="95.4363" calcext:value-type="float">
            <text:p>95.4363</text:p>
          </table:table-cell>
          <table:table-cell office:value-type="float" office:value="5647.209" calcext:value-type="float">
            <text:p>5647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81744" calcext:value-type="float">
            <text:p>-50.81744</text:p>
          </table:table-cell>
          <table:table-cell office:value-type="float" office:value="155.0007" calcext:value-type="float">
            <text:p>155.0007</text:p>
          </table:table-cell>
          <table:table-cell office:value-type="float" office:value="0" calcext:value-type="float">
            <text:p>0</text:p>
          </table:table-cell>
          <table:table-cell office:value-type="float" office:value="56.99748" calcext:value-type="float">
            <text:p>56.99748</text:p>
          </table:table-cell>
          <table:table-cell office:value-type="float" office:value="0.76129" calcext:value-type="float">
            <text:p>0.76129</text:p>
          </table:table-cell>
          <table:table-cell office:value-type="float" office:value="0.01818841" calcext:value-type="float">
            <text:p>0.01818841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1944251" calcext:value-type="float">
            <text:p>0.1944251</text:p>
          </table:table-cell>
          <table:table-cell office:value-type="float" office:value="0.3181583" calcext:value-type="float">
            <text:p>0.3181583</text:p>
          </table:table-cell>
          <table:table-cell office:value-type="float" office:value="360" calcext:value-type="float">
            <text:p>360</text:p>
          </table:table-cell>
          <table:table-cell office:value-type="float" office:value="-51.31215" calcext:value-type="float">
            <text:p>-51.31215</text:p>
          </table:table-cell>
          <table:table-cell office:value-type="float" office:value="0" calcext:value-type="float">
            <text:p>0</text:p>
          </table:table-cell>
          <table:table-cell office:value-type="float" office:value="207.893" calcext:value-type="float">
            <text:p>207.893</text:p>
          </table:table-cell>
          <table:table-cell office:value-type="float" office:value="284.802" calcext:value-type="float">
            <text:p>284.802</text:p>
          </table:table-cell>
          <table:table-cell office:value-type="float" office:value="934.8369" calcext:value-type="float">
            <text:p>934.8369</text:p>
          </table:table-cell>
          <table:table-cell office:value-type="float" office:value="912.7404" calcext:value-type="float">
            <text:p>912.7404</text:p>
          </table:table-cell>
          <table:table-cell office:value-type="float" office:value="897.2481" calcext:value-type="float">
            <text:p>897.2481</text:p>
          </table:table-cell>
          <table:table-cell office:value-type="float" office:value="908.3737" calcext:value-type="float">
            <text:p>908.3737</text:p>
          </table:table-cell>
          <table:table-cell office:value-type="float" office:value="331.6474" calcext:value-type="float">
            <text:p>331.6474</text:p>
          </table:table-cell>
          <table:table-cell office:value-type="float" office:value="447.9055" calcext:value-type="float">
            <text:p>447.9055</text:p>
          </table:table-cell>
          <table:table-cell office:value-type="float" office:value="385.3174" calcext:value-type="float">
            <text:p>385.3174</text:p>
          </table:table-cell>
          <table:table-cell office:value-type="float" office:value="324.9031" calcext:value-type="float">
            <text:p>324.90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9" calcext:value-type="float">
            <text:p>21061999</text:p>
          </table:table-cell>
          <table:table-cell office:value-type="float" office:value="95.09341" calcext:value-type="float">
            <text:p>95.09341</text:p>
          </table:table-cell>
          <table:table-cell office:value-type="float" office:value="5646.673" calcext:value-type="float">
            <text:p>5646.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7343" calcext:value-type="float">
            <text:p>-51.7343</text:p>
          </table:table-cell>
          <table:table-cell office:value-type="float" office:value="156.2913" calcext:value-type="float">
            <text:p>156.2913</text:p>
          </table:table-cell>
          <table:table-cell office:value-type="float" office:value="0" calcext:value-type="float">
            <text:p>0</text:p>
          </table:table-cell>
          <table:table-cell office:value-type="float" office:value="56.92525" calcext:value-type="float">
            <text:p>56.92525</text:p>
          </table:table-cell>
          <table:table-cell office:value-type="float" office:value="0.7459903" calcext:value-type="float">
            <text:p>0.7459903</text:p>
          </table:table-cell>
          <table:table-cell office:value-type="float" office:value="0.0183624" calcext:value-type="float">
            <text:p>0.0183624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19772" calcext:value-type="float">
            <text:p>0.19772</text:p>
          </table:table-cell>
          <table:table-cell office:value-type="float" office:value="0.3261996" calcext:value-type="float">
            <text:p>0.3261996</text:p>
          </table:table-cell>
          <table:table-cell office:value-type="float" office:value="360" calcext:value-type="float">
            <text:p>360</text:p>
          </table:table-cell>
          <table:table-cell office:value-type="float" office:value="-52.24017" calcext:value-type="float">
            <text:p>-52.24017</text:p>
          </table:table-cell>
          <table:table-cell office:value-type="float" office:value="0" calcext:value-type="float">
            <text:p>0</text:p>
          </table:table-cell>
          <table:table-cell office:value-type="float" office:value="207.9042" calcext:value-type="float">
            <text:p>207.9042</text:p>
          </table:table-cell>
          <table:table-cell office:value-type="float" office:value="284.7171" calcext:value-type="float">
            <text:p>284.7171</text:p>
          </table:table-cell>
          <table:table-cell office:value-type="float" office:value="934.5693" calcext:value-type="float">
            <text:p>934.5693</text:p>
          </table:table-cell>
          <table:table-cell office:value-type="float" office:value="912.519" calcext:value-type="float">
            <text:p>912.519</text:p>
          </table:table-cell>
          <table:table-cell office:value-type="float" office:value="897.1254" calcext:value-type="float">
            <text:p>897.1254</text:p>
          </table:table-cell>
          <table:table-cell office:value-type="float" office:value="908.272" calcext:value-type="float">
            <text:p>908.272</text:p>
          </table:table-cell>
          <table:table-cell office:value-type="float" office:value="331.6186" calcext:value-type="float">
            <text:p>331.6186</text:p>
          </table:table-cell>
          <table:table-cell office:value-type="float" office:value="447.8782" calcext:value-type="float">
            <text:p>447.8782</text:p>
          </table:table-cell>
          <table:table-cell office:value-type="float" office:value="385.3039" calcext:value-type="float">
            <text:p>385.3039</text:p>
          </table:table-cell>
          <table:table-cell office:value-type="float" office:value="324.8958" calcext:value-type="float">
            <text:p>324.89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9" calcext:value-type="float">
            <text:p>22061999</text:p>
          </table:table-cell>
          <table:table-cell office:value-type="float" office:value="94.67329" calcext:value-type="float">
            <text:p>94.67329</text:p>
          </table:table-cell>
          <table:table-cell office:value-type="float" office:value="5646.002" calcext:value-type="float">
            <text:p>5646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75246" calcext:value-type="float">
            <text:p>-52.75246</text:p>
          </table:table-cell>
          <table:table-cell office:value-type="float" office:value="163.3189" calcext:value-type="float">
            <text:p>163.3189</text:p>
          </table:table-cell>
          <table:table-cell office:value-type="float" office:value="0" calcext:value-type="float">
            <text:p>0</text:p>
          </table:table-cell>
          <table:table-cell office:value-type="float" office:value="56.76611" calcext:value-type="float">
            <text:p>56.76611</text:p>
          </table:table-cell>
          <table:table-cell office:value-type="float" office:value="0.7295418" calcext:value-type="float">
            <text:p>0.7295418</text:p>
          </table:table-cell>
          <table:table-cell office:value-type="float" office:value="0.01852317" calcext:value-type="float">
            <text:p>0.01852317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003142" calcext:value-type="float">
            <text:p>0.2003142</text:p>
          </table:table-cell>
          <table:table-cell office:value-type="float" office:value="0.3300088" calcext:value-type="float">
            <text:p>0.3300088</text:p>
          </table:table-cell>
          <table:table-cell office:value-type="float" office:value="360" calcext:value-type="float">
            <text:p>360</text:p>
          </table:table-cell>
          <table:table-cell office:value-type="float" office:value="-53.26456" calcext:value-type="float">
            <text:p>-53.26456</text:p>
          </table:table-cell>
          <table:table-cell office:value-type="float" office:value="0" calcext:value-type="float">
            <text:p>0</text:p>
          </table:table-cell>
          <table:table-cell office:value-type="float" office:value="207.9304" calcext:value-type="float">
            <text:p>207.9304</text:p>
          </table:table-cell>
          <table:table-cell office:value-type="float" office:value="284.6031" calcext:value-type="float">
            <text:p>284.6031</text:p>
          </table:table-cell>
          <table:table-cell office:value-type="float" office:value="934.2057" calcext:value-type="float">
            <text:p>934.2057</text:p>
          </table:table-cell>
          <table:table-cell office:value-type="float" office:value="912.2416" calcext:value-type="float">
            <text:p>912.2416</text:p>
          </table:table-cell>
          <table:table-cell office:value-type="float" office:value="896.9756" calcext:value-type="float">
            <text:p>896.9756</text:p>
          </table:table-cell>
          <table:table-cell office:value-type="float" office:value="908.1555" calcext:value-type="float">
            <text:p>908.1555</text:p>
          </table:table-cell>
          <table:table-cell office:value-type="float" office:value="331.5869" calcext:value-type="float">
            <text:p>331.5869</text:p>
          </table:table-cell>
          <table:table-cell office:value-type="float" office:value="447.8508" calcext:value-type="float">
            <text:p>447.8508</text:p>
          </table:table-cell>
          <table:table-cell office:value-type="float" office:value="385.2904" calcext:value-type="float">
            <text:p>385.2904</text:p>
          </table:table-cell>
          <table:table-cell office:value-type="float" office:value="324.8886" calcext:value-type="float">
            <text:p>324.88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9" calcext:value-type="float">
            <text:p>23061999</text:p>
          </table:table-cell>
          <table:table-cell office:value-type="float" office:value="94.21313" calcext:value-type="float">
            <text:p>94.21313</text:p>
          </table:table-cell>
          <table:table-cell office:value-type="float" office:value="5645.238" calcext:value-type="float">
            <text:p>5645.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89331" calcext:value-type="float">
            <text:p>-53.89331</text:p>
          </table:table-cell>
          <table:table-cell office:value-type="float" office:value="165.1582" calcext:value-type="float">
            <text:p>165.1582</text:p>
          </table:table-cell>
          <table:table-cell office:value-type="float" office:value="0" calcext:value-type="float">
            <text:p>0</text:p>
          </table:table-cell>
          <table:table-cell office:value-type="float" office:value="56.62054" calcext:value-type="float">
            <text:p>56.62054</text:p>
          </table:table-cell>
          <table:table-cell office:value-type="float" office:value="0.7144141" calcext:value-type="float">
            <text:p>0.7144141</text:p>
          </table:table-cell>
          <table:table-cell office:value-type="float" office:value="0.01872289" calcext:value-type="float">
            <text:p>0.01872289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021408" calcext:value-type="float">
            <text:p>0.2021408</text:p>
          </table:table-cell>
          <table:table-cell office:value-type="float" office:value="0.3322898" calcext:value-type="float">
            <text:p>0.3322898</text:p>
          </table:table-cell>
          <table:table-cell office:value-type="float" office:value="360" calcext:value-type="float">
            <text:p>360</text:p>
          </table:table-cell>
          <table:table-cell office:value-type="float" office:value="-54.40933" calcext:value-type="float">
            <text:p>-54.40933</text:p>
          </table:table-cell>
          <table:table-cell office:value-type="float" office:value="0" calcext:value-type="float">
            <text:p>0</text:p>
          </table:table-cell>
          <table:table-cell office:value-type="float" office:value="207.9613" calcext:value-type="float">
            <text:p>207.9613</text:p>
          </table:table-cell>
          <table:table-cell office:value-type="float" office:value="284.4799" calcext:value-type="float">
            <text:p>284.4799</text:p>
          </table:table-cell>
          <table:table-cell office:value-type="float" office:value="933.8028" calcext:value-type="float">
            <text:p>933.8028</text:p>
          </table:table-cell>
          <table:table-cell office:value-type="float" office:value="911.9308" calcext:value-type="float">
            <text:p>911.9308</text:p>
          </table:table-cell>
          <table:table-cell office:value-type="float" office:value="896.7978" calcext:value-type="float">
            <text:p>896.7978</text:p>
          </table:table-cell>
          <table:table-cell office:value-type="float" office:value="908.0181" calcext:value-type="float">
            <text:p>908.0181</text:p>
          </table:table-cell>
          <table:table-cell office:value-type="float" office:value="331.5502" calcext:value-type="float">
            <text:p>331.5502</text:p>
          </table:table-cell>
          <table:table-cell office:value-type="float" office:value="447.821" calcext:value-type="float">
            <text:p>447.821</text:p>
          </table:table-cell>
          <table:table-cell office:value-type="float" office:value="385.2768" calcext:value-type="float">
            <text:p>385.2768</text:p>
          </table:table-cell>
          <table:table-cell office:value-type="float" office:value="324.8814" calcext:value-type="float">
            <text:p>324.88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9" calcext:value-type="float">
            <text:p>24061999</text:p>
          </table:table-cell>
          <table:table-cell office:value-type="float" office:value="93.73419" calcext:value-type="float">
            <text:p>93.73419</text:p>
          </table:table-cell>
          <table:table-cell office:value-type="float" office:value="5644.432" calcext:value-type="float">
            <text:p>5644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09399" calcext:value-type="float">
            <text:p>-55.09399</text:p>
          </table:table-cell>
          <table:table-cell office:value-type="float" office:value="171.4434" calcext:value-type="float">
            <text:p>171.4434</text:p>
          </table:table-cell>
          <table:table-cell office:value-type="float" office:value="0" calcext:value-type="float">
            <text:p>0</text:p>
          </table:table-cell>
          <table:table-cell office:value-type="float" office:value="56.41516" calcext:value-type="float">
            <text:p>56.41516</text:p>
          </table:table-cell>
          <table:table-cell office:value-type="float" office:value="0.6987857" calcext:value-type="float">
            <text:p>0.6987857</text:p>
          </table:table-cell>
          <table:table-cell office:value-type="float" office:value="0.01890528" calcext:value-type="float">
            <text:p>0.01890528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033655" calcext:value-type="float">
            <text:p>0.2033655</text:p>
          </table:table-cell>
          <table:table-cell office:value-type="float" office:value="0.3336755" calcext:value-type="float">
            <text:p>0.3336755</text:p>
          </table:table-cell>
          <table:table-cell office:value-type="float" office:value="360" calcext:value-type="float">
            <text:p>360</text:p>
          </table:table-cell>
          <table:table-cell office:value-type="float" office:value="-55.61243" calcext:value-type="float">
            <text:p>-55.61243</text:p>
          </table:table-cell>
          <table:table-cell office:value-type="float" office:value="0" calcext:value-type="float">
            <text:p>0</text:p>
          </table:table-cell>
          <table:table-cell office:value-type="float" office:value="207.9944" calcext:value-type="float">
            <text:p>207.9944</text:p>
          </table:table-cell>
          <table:table-cell office:value-type="float" office:value="284.3539" calcext:value-type="float">
            <text:p>284.3539</text:p>
          </table:table-cell>
          <table:table-cell office:value-type="float" office:value="933.3832" calcext:value-type="float">
            <text:p>933.3832</text:p>
          </table:table-cell>
          <table:table-cell office:value-type="float" office:value="911.6029" calcext:value-type="float">
            <text:p>911.6029</text:p>
          </table:table-cell>
          <table:table-cell office:value-type="float" office:value="896.6061" calcext:value-type="float">
            <text:p>896.6061</text:p>
          </table:table-cell>
          <table:table-cell office:value-type="float" office:value="907.8718" calcext:value-type="float">
            <text:p>907.8718</text:p>
          </table:table-cell>
          <table:table-cell office:value-type="float" office:value="331.5105" calcext:value-type="float">
            <text:p>331.5105</text:p>
          </table:table-cell>
          <table:table-cell office:value-type="float" office:value="447.7899" calcext:value-type="float">
            <text:p>447.7899</text:p>
          </table:table-cell>
          <table:table-cell office:value-type="float" office:value="385.2629" calcext:value-type="float">
            <text:p>385.2629</text:p>
          </table:table-cell>
          <table:table-cell office:value-type="float" office:value="324.874" calcext:value-type="float">
            <text:p>324.8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9" calcext:value-type="float">
            <text:p>25061999</text:p>
          </table:table-cell>
          <table:table-cell office:value-type="float" office:value="93.30085" calcext:value-type="float">
            <text:p>93.30085</text:p>
          </table:table-cell>
          <table:table-cell office:value-type="float" office:value="5643.692" calcext:value-type="float">
            <text:p>5643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1796" calcext:value-type="float">
            <text:p>-56.1796</text:p>
          </table:table-cell>
          <table:table-cell office:value-type="float" office:value="173.983" calcext:value-type="float">
            <text:p>173.983</text:p>
          </table:table-cell>
          <table:table-cell office:value-type="float" office:value="0" calcext:value-type="float">
            <text:p>0</text:p>
          </table:table-cell>
          <table:table-cell office:value-type="float" office:value="56.35138" calcext:value-type="float">
            <text:p>56.35138</text:p>
          </table:table-cell>
          <table:table-cell office:value-type="float" office:value="0.6842707" calcext:value-type="float">
            <text:p>0.6842707</text:p>
          </table:table-cell>
          <table:table-cell office:value-type="float" office:value="0.01911538" calcext:value-type="float">
            <text:p>0.01911538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050593" calcext:value-type="float">
            <text:p>0.2050593</text:p>
          </table:table-cell>
          <table:table-cell office:value-type="float" office:value="0.3355114" calcext:value-type="float">
            <text:p>0.3355114</text:p>
          </table:table-cell>
          <table:table-cell office:value-type="float" office:value="360" calcext:value-type="float">
            <text:p>360</text:p>
          </table:table-cell>
          <table:table-cell office:value-type="float" office:value="-56.70137" calcext:value-type="float">
            <text:p>-56.70137</text:p>
          </table:table-cell>
          <table:table-cell office:value-type="float" office:value="0" calcext:value-type="float">
            <text:p>0</text:p>
          </table:table-cell>
          <table:table-cell office:value-type="float" office:value="208.0177" calcext:value-type="float">
            <text:p>208.0177</text:p>
          </table:table-cell>
          <table:table-cell office:value-type="float" office:value="284.2465" calcext:value-type="float">
            <text:p>284.2465</text:p>
          </table:table-cell>
          <table:table-cell office:value-type="float" office:value="933.024" calcext:value-type="float">
            <text:p>933.024</text:p>
          </table:table-cell>
          <table:table-cell office:value-type="float" office:value="911.3099" calcext:value-type="float">
            <text:p>911.3099</text:p>
          </table:table-cell>
          <table:table-cell office:value-type="float" office:value="896.4235" calcext:value-type="float">
            <text:p>896.4235</text:p>
          </table:table-cell>
          <table:table-cell office:value-type="float" office:value="907.7274" calcext:value-type="float">
            <text:p>907.7274</text:p>
          </table:table-cell>
          <table:table-cell office:value-type="float" office:value="331.4703" calcext:value-type="float">
            <text:p>331.4703</text:p>
          </table:table-cell>
          <table:table-cell office:value-type="float" office:value="447.7577" calcext:value-type="float">
            <text:p>447.7577</text:p>
          </table:table-cell>
          <table:table-cell office:value-type="float" office:value="385.2487" calcext:value-type="float">
            <text:p>385.2487</text:p>
          </table:table-cell>
          <table:table-cell office:value-type="float" office:value="324.8664" calcext:value-type="float">
            <text:p>324.86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9" calcext:value-type="float">
            <text:p>26061999</text:p>
          </table:table-cell>
          <table:table-cell office:value-type="float" office:value="92.8367" calcext:value-type="float">
            <text:p>92.8367</text:p>
          </table:table-cell>
          <table:table-cell office:value-type="float" office:value="5642.898" calcext:value-type="float">
            <text:p>5642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35498" calcext:value-type="float">
            <text:p>-57.35498</text:p>
          </table:table-cell>
          <table:table-cell office:value-type="float" office:value="177.8185" calcext:value-type="float">
            <text:p>177.8185</text:p>
          </table:table-cell>
          <table:table-cell office:value-type="float" office:value="0" calcext:value-type="float">
            <text:p>0</text:p>
          </table:table-cell>
          <table:table-cell office:value-type="float" office:value="56.08987" calcext:value-type="float">
            <text:p>56.08987</text:p>
          </table:table-cell>
          <table:table-cell office:value-type="float" office:value="0.669072" calcext:value-type="float">
            <text:p>0.669072</text:p>
          </table:table-cell>
          <table:table-cell office:value-type="float" office:value="0.0193045" calcext:value-type="float">
            <text:p>0.0193045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064869" calcext:value-type="float">
            <text:p>0.2064869</text:p>
          </table:table-cell>
          <table:table-cell office:value-type="float" office:value="0.3368785" calcext:value-type="float">
            <text:p>0.3368785</text:p>
          </table:table-cell>
          <table:table-cell office:value-type="float" office:value="360" calcext:value-type="float">
            <text:p>360</text:p>
          </table:table-cell>
          <table:table-cell office:value-type="float" office:value="-57.87935" calcext:value-type="float">
            <text:p>-57.87935</text:p>
          </table:table-cell>
          <table:table-cell office:value-type="float" office:value="0" calcext:value-type="float">
            <text:p>0</text:p>
          </table:table-cell>
          <table:table-cell office:value-type="float" office:value="208.0487" calcext:value-type="float">
            <text:p>208.0487</text:p>
          </table:table-cell>
          <table:table-cell office:value-type="float" office:value="284.1224" calcext:value-type="float">
            <text:p>284.1224</text:p>
          </table:table-cell>
          <table:table-cell office:value-type="float" office:value="932.6166" calcext:value-type="float">
            <text:p>932.6166</text:p>
          </table:table-cell>
          <table:table-cell office:value-type="float" office:value="910.9854" calcext:value-type="float">
            <text:p>910.9854</text:p>
          </table:table-cell>
          <table:table-cell office:value-type="float" office:value="896.2417" calcext:value-type="float">
            <text:p>896.2417</text:p>
          </table:table-cell>
          <table:table-cell office:value-type="float" office:value="907.5844" calcext:value-type="float">
            <text:p>907.5844</text:p>
          </table:table-cell>
          <table:table-cell office:value-type="float" office:value="331.4313" calcext:value-type="float">
            <text:p>331.4313</text:p>
          </table:table-cell>
          <table:table-cell office:value-type="float" office:value="447.7259" calcext:value-type="float">
            <text:p>447.7259</text:p>
          </table:table-cell>
          <table:table-cell office:value-type="float" office:value="385.2343" calcext:value-type="float">
            <text:p>385.2343</text:p>
          </table:table-cell>
          <table:table-cell office:value-type="float" office:value="324.8588" calcext:value-type="float">
            <text:p>324.85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9" calcext:value-type="float">
            <text:p>27061999</text:p>
          </table:table-cell>
          <table:table-cell office:value-type="float" office:value="92.34892" calcext:value-type="float">
            <text:p>92.34892</text:p>
          </table:table-cell>
          <table:table-cell office:value-type="float" office:value="5642.027" calcext:value-type="float">
            <text:p>5642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57011" calcext:value-type="float">
            <text:p>-58.57011</text:p>
          </table:table-cell>
          <table:table-cell office:value-type="float" office:value="179.2379" calcext:value-type="float">
            <text:p>179.2379</text:p>
          </table:table-cell>
          <table:table-cell office:value-type="float" office:value="0" calcext:value-type="float">
            <text:p>0</text:p>
          </table:table-cell>
          <table:table-cell office:value-type="float" office:value="55.88182" calcext:value-type="float">
            <text:p>55.88182</text:p>
          </table:table-cell>
          <table:table-cell office:value-type="float" office:value="0.6556271" calcext:value-type="float">
            <text:p>0.6556271</text:p>
          </table:table-cell>
          <table:table-cell office:value-type="float" office:value="0.01948092" calcext:value-type="float">
            <text:p>0.01948092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075883" calcext:value-type="float">
            <text:p>0.2075883</text:p>
          </table:table-cell>
          <table:table-cell office:value-type="float" office:value="0.3378552" calcext:value-type="float">
            <text:p>0.3378552</text:p>
          </table:table-cell>
          <table:table-cell office:value-type="float" office:value="360" calcext:value-type="float">
            <text:p>360</text:p>
          </table:table-cell>
          <table:table-cell office:value-type="float" office:value="-59.09639" calcext:value-type="float">
            <text:p>-59.09639</text:p>
          </table:table-cell>
          <table:table-cell office:value-type="float" office:value="0" calcext:value-type="float">
            <text:p>0</text:p>
          </table:table-cell>
          <table:table-cell office:value-type="float" office:value="208.0814" calcext:value-type="float">
            <text:p>208.0814</text:p>
          </table:table-cell>
          <table:table-cell office:value-type="float" office:value="283.9964" calcext:value-type="float">
            <text:p>283.9964</text:p>
          </table:table-cell>
          <table:table-cell office:value-type="float" office:value="932.1865" calcext:value-type="float">
            <text:p>932.1865</text:p>
          </table:table-cell>
          <table:table-cell office:value-type="float" office:value="910.6337" calcext:value-type="float">
            <text:p>910.6337</text:p>
          </table:table-cell>
          <table:table-cell office:value-type="float" office:value="896.0356" calcext:value-type="float">
            <text:p>896.0356</text:p>
          </table:table-cell>
          <table:table-cell office:value-type="float" office:value="907.4228" calcext:value-type="float">
            <text:p>907.4228</text:p>
          </table:table-cell>
          <table:table-cell office:value-type="float" office:value="331.3875" calcext:value-type="float">
            <text:p>331.3875</text:p>
          </table:table-cell>
          <table:table-cell office:value-type="float" office:value="447.6893" calcext:value-type="float">
            <text:p>447.6893</text:p>
          </table:table-cell>
          <table:table-cell office:value-type="float" office:value="385.2196" calcext:value-type="float">
            <text:p>385.2196</text:p>
          </table:table-cell>
          <table:table-cell office:value-type="float" office:value="324.8511" calcext:value-type="float">
            <text:p>324.85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9" calcext:value-type="float">
            <text:p>28061999</text:p>
          </table:table-cell>
          <table:table-cell office:value-type="float" office:value="91.91006" calcext:value-type="float">
            <text:p>91.91006</text:p>
          </table:table-cell>
          <table:table-cell office:value-type="float" office:value="5641.271" calcext:value-type="float">
            <text:p>5641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61279" calcext:value-type="float">
            <text:p>-59.61279</text:p>
          </table:table-cell>
          <table:table-cell office:value-type="float" office:value="182.7119" calcext:value-type="float">
            <text:p>182.7119</text:p>
          </table:table-cell>
          <table:table-cell office:value-type="float" office:value="0" calcext:value-type="float">
            <text:p>0</text:p>
          </table:table-cell>
          <table:table-cell office:value-type="float" office:value="55.83477" calcext:value-type="float">
            <text:p>55.83477</text:p>
          </table:table-cell>
          <table:table-cell office:value-type="float" office:value="0.6419278" calcext:value-type="float">
            <text:p>0.6419278</text:p>
          </table:table-cell>
          <table:table-cell office:value-type="float" office:value="0.0196312" calcext:value-type="float">
            <text:p>0.0196312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115042" calcext:value-type="float">
            <text:p>0.2115042</text:p>
          </table:table-cell>
          <table:table-cell office:value-type="float" office:value="0.3456363" calcext:value-type="float">
            <text:p>0.3456363</text:p>
          </table:table-cell>
          <table:table-cell office:value-type="float" office:value="360" calcext:value-type="float">
            <text:p>360</text:p>
          </table:table-cell>
          <table:table-cell office:value-type="float" office:value="-60.15061" calcext:value-type="float">
            <text:p>-60.15061</text:p>
          </table:table-cell>
          <table:table-cell office:value-type="float" office:value="0" calcext:value-type="float">
            <text:p>0</text:p>
          </table:table-cell>
          <table:table-cell office:value-type="float" office:value="208.0936" calcext:value-type="float">
            <text:p>208.0936</text:p>
          </table:table-cell>
          <table:table-cell office:value-type="float" office:value="283.8898" calcext:value-type="float">
            <text:p>283.8898</text:p>
          </table:table-cell>
          <table:table-cell office:value-type="float" office:value="931.8301" calcext:value-type="float">
            <text:p>931.8301</text:p>
          </table:table-cell>
          <table:table-cell office:value-type="float" office:value="910.3361" calcext:value-type="float">
            <text:p>910.3361</text:p>
          </table:table-cell>
          <table:table-cell office:value-type="float" office:value="895.853" calcext:value-type="float">
            <text:p>895.853</text:p>
          </table:table-cell>
          <table:table-cell office:value-type="float" office:value="907.275" calcext:value-type="float">
            <text:p>907.275</text:p>
          </table:table-cell>
          <table:table-cell office:value-type="float" office:value="331.3454" calcext:value-type="float">
            <text:p>331.3454</text:p>
          </table:table-cell>
          <table:table-cell office:value-type="float" office:value="447.6517" calcext:value-type="float">
            <text:p>447.6517</text:p>
          </table:table-cell>
          <table:table-cell office:value-type="float" office:value="385.2045" calcext:value-type="float">
            <text:p>385.2045</text:p>
          </table:table-cell>
          <table:table-cell office:value-type="float" office:value="324.8434" calcext:value-type="float">
            <text:p>324.84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9" calcext:value-type="float">
            <text:p>29061999</text:p>
          </table:table-cell>
          <table:table-cell office:value-type="float" office:value="91.51579" calcext:value-type="float">
            <text:p>91.51579</text:p>
          </table:table-cell>
          <table:table-cell office:value-type="float" office:value="5640.587" calcext:value-type="float">
            <text:p>5640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8378" calcext:value-type="float">
            <text:p>-60.68378</text:p>
          </table:table-cell>
          <table:table-cell office:value-type="float" office:value="187.0942" calcext:value-type="float">
            <text:p>187.0942</text:p>
          </table:table-cell>
          <table:table-cell office:value-type="float" office:value="0" calcext:value-type="float">
            <text:p>0</text:p>
          </table:table-cell>
          <table:table-cell office:value-type="float" office:value="55.77803" calcext:value-type="float">
            <text:p>55.77803</text:p>
          </table:table-cell>
          <table:table-cell office:value-type="float" office:value="0.630077" calcext:value-type="float">
            <text:p>0.630077</text:p>
          </table:table-cell>
          <table:table-cell office:value-type="float" office:value="0.01985797" calcext:value-type="float">
            <text:p>0.01985797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138855" calcext:value-type="float">
            <text:p>0.2138855</text:p>
          </table:table-cell>
          <table:table-cell office:value-type="float" office:value="0.3490867" calcext:value-type="float">
            <text:p>0.3490867</text:p>
          </table:table-cell>
          <table:table-cell office:value-type="float" office:value="360" calcext:value-type="float">
            <text:p>360</text:p>
          </table:table-cell>
          <table:table-cell office:value-type="float" office:value="-61.2272" calcext:value-type="float">
            <text:p>-61.2272</text:p>
          </table:table-cell>
          <table:table-cell office:value-type="float" office:value="0" calcext:value-type="float">
            <text:p>0</text:p>
          </table:table-cell>
          <table:table-cell office:value-type="float" office:value="208.1022" calcext:value-type="float">
            <text:p>208.1022</text:p>
          </table:table-cell>
          <table:table-cell office:value-type="float" office:value="283.7955" calcext:value-type="float">
            <text:p>283.7955</text:p>
          </table:table-cell>
          <table:table-cell office:value-type="float" office:value="931.5113" calcext:value-type="float">
            <text:p>931.5113</text:p>
          </table:table-cell>
          <table:table-cell office:value-type="float" office:value="910.0667" calcext:value-type="float">
            <text:p>910.0667</text:p>
          </table:table-cell>
          <table:table-cell office:value-type="float" office:value="895.6906" calcext:value-type="float">
            <text:p>895.6906</text:p>
          </table:table-cell>
          <table:table-cell office:value-type="float" office:value="907.1412" calcext:value-type="float">
            <text:p>907.1412</text:p>
          </table:table-cell>
          <table:table-cell office:value-type="float" office:value="331.307" calcext:value-type="float">
            <text:p>331.307</text:p>
          </table:table-cell>
          <table:table-cell office:value-type="float" office:value="447.6178" calcext:value-type="float">
            <text:p>447.6178</text:p>
          </table:table-cell>
          <table:table-cell office:value-type="float" office:value="385.1892" calcext:value-type="float">
            <text:p>385.1892</text:p>
          </table:table-cell>
          <table:table-cell office:value-type="float" office:value="324.8355" calcext:value-type="float">
            <text:p>324.83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9" calcext:value-type="float">
            <text:p>30061999</text:p>
          </table:table-cell>
          <table:table-cell office:value-type="float" office:value="91.16847" calcext:value-type="float">
            <text:p>91.16847</text:p>
          </table:table-cell>
          <table:table-cell office:value-type="float" office:value="5639.947" calcext:value-type="float">
            <text:p>5639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65396" calcext:value-type="float">
            <text:p>-61.65396</text:p>
          </table:table-cell>
          <table:table-cell office:value-type="float" office:value="190.578" calcext:value-type="float">
            <text:p>190.578</text:p>
          </table:table-cell>
          <table:table-cell office:value-type="float" office:value="0" calcext:value-type="float">
            <text:p>0</text:p>
          </table:table-cell>
          <table:table-cell office:value-type="float" office:value="55.68374" calcext:value-type="float">
            <text:p>55.68374</text:p>
          </table:table-cell>
          <table:table-cell office:value-type="float" office:value="0.6187518" calcext:value-type="float">
            <text:p>0.6187518</text:p>
          </table:table-cell>
          <table:table-cell office:value-type="float" office:value="0.02012051" calcext:value-type="float">
            <text:p>0.02012051</text:p>
          </table:table-cell>
          <table:table-cell office:value-type="float" office:value="0.0003038094" calcext:value-type="float">
            <text:p>0.0003038094</text:p>
          </table:table-cell>
          <table:table-cell office:value-type="float" office:value="0.2152224" calcext:value-type="float">
            <text:p>0.2152224</text:p>
          </table:table-cell>
          <table:table-cell office:value-type="float" office:value="0.3506088" calcext:value-type="float">
            <text:p>0.3506088</text:p>
          </table:table-cell>
          <table:table-cell office:value-type="float" office:value="360" calcext:value-type="float">
            <text:p>360</text:p>
          </table:table-cell>
          <table:table-cell office:value-type="float" office:value="-62.19999" calcext:value-type="float">
            <text:p>-62.19999</text:p>
          </table:table-cell>
          <table:table-cell office:value-type="float" office:value="0" calcext:value-type="float">
            <text:p>0</text:p>
          </table:table-cell>
          <table:table-cell office:value-type="float" office:value="208.1239" calcext:value-type="float">
            <text:p>208.1239</text:p>
          </table:table-cell>
          <table:table-cell office:value-type="float" office:value="283.7039" calcext:value-type="float">
            <text:p>283.7039</text:p>
          </table:table-cell>
          <table:table-cell office:value-type="float" office:value="931.2101" calcext:value-type="float">
            <text:p>931.2101</text:p>
          </table:table-cell>
          <table:table-cell office:value-type="float" office:value="909.8177" calcext:value-type="float">
            <text:p>909.8177</text:p>
          </table:table-cell>
          <table:table-cell office:value-type="float" office:value="895.5464" calcext:value-type="float">
            <text:p>895.5464</text:p>
          </table:table-cell>
          <table:table-cell office:value-type="float" office:value="907.0198" calcext:value-type="float">
            <text:p>907.0198</text:p>
          </table:table-cell>
          <table:table-cell office:value-type="float" office:value="331.2717" calcext:value-type="float">
            <text:p>331.2717</text:p>
          </table:table-cell>
          <table:table-cell office:value-type="float" office:value="447.5863" calcext:value-type="float">
            <text:p>447.5863</text:p>
          </table:table-cell>
          <table:table-cell office:value-type="float" office:value="385.1741" calcext:value-type="float">
            <text:p>385.1741</text:p>
          </table:table-cell>
          <table:table-cell office:value-type="float" office:value="324.8277" calcext:value-type="float">
            <text:p>324.82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9" calcext:value-type="float">
            <text:p>1071999</text:p>
          </table:table-cell>
          <table:table-cell office:value-type="float" office:value="90.76214" calcext:value-type="float">
            <text:p>90.76214</text:p>
          </table:table-cell>
          <table:table-cell office:value-type="float" office:value="5639.219" calcext:value-type="float">
            <text:p>5639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53529" calcext:value-type="float">
            <text:p>-62.53529</text:p>
          </table:table-cell>
          <table:table-cell office:value-type="float" office:value="190.8279" calcext:value-type="float">
            <text:p>190.8279</text:p>
          </table:table-cell>
          <table:table-cell office:value-type="float" office:value="0" calcext:value-type="float">
            <text:p>0</text:p>
          </table:table-cell>
          <table:table-cell office:value-type="float" office:value="55.54996" calcext:value-type="float">
            <text:p>55.54996</text:p>
          </table:table-cell>
          <table:table-cell office:value-type="float" office:value="0.5980739" calcext:value-type="float">
            <text:p>0.5980739</text:p>
          </table:table-cell>
          <table:table-cell office:value-type="float" office:value="0.02030391" calcext:value-type="float">
            <text:p>0.02030391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167933" calcext:value-type="float">
            <text:p>0.2167933</text:p>
          </table:table-cell>
          <table:table-cell office:value-type="float" office:value="0.3537787" calcext:value-type="float">
            <text:p>0.3537787</text:p>
          </table:table-cell>
          <table:table-cell office:value-type="float" office:value="360" calcext:value-type="float">
            <text:p>360</text:p>
          </table:table-cell>
          <table:table-cell office:value-type="float" office:value="-63.08638" calcext:value-type="float">
            <text:p>-63.08638</text:p>
          </table:table-cell>
          <table:table-cell office:value-type="float" office:value="0" calcext:value-type="float">
            <text:p>0</text:p>
          </table:table-cell>
          <table:table-cell office:value-type="float" office:value="208.1491" calcext:value-type="float">
            <text:p>208.1491</text:p>
          </table:table-cell>
          <table:table-cell office:value-type="float" office:value="283.5943" calcext:value-type="float">
            <text:p>283.5943</text:p>
          </table:table-cell>
          <table:table-cell office:value-type="float" office:value="930.8539" calcext:value-type="float">
            <text:p>930.8539</text:p>
          </table:table-cell>
          <table:table-cell office:value-type="float" office:value="909.5334" calcext:value-type="float">
            <text:p>909.5334</text:p>
          </table:table-cell>
          <table:table-cell office:value-type="float" office:value="895.381" calcext:value-type="float">
            <text:p>895.381</text:p>
          </table:table-cell>
          <table:table-cell office:value-type="float" office:value="906.8878" calcext:value-type="float">
            <text:p>906.8878</text:p>
          </table:table-cell>
          <table:table-cell office:value-type="float" office:value="331.2351" calcext:value-type="float">
            <text:p>331.2351</text:p>
          </table:table-cell>
          <table:table-cell office:value-type="float" office:value="447.5551" calcext:value-type="float">
            <text:p>447.5551</text:p>
          </table:table-cell>
          <table:table-cell office:value-type="float" office:value="385.1592" calcext:value-type="float">
            <text:p>385.1592</text:p>
          </table:table-cell>
          <table:table-cell office:value-type="float" office:value="324.8198" calcext:value-type="float">
            <text:p>324.81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9" calcext:value-type="float">
            <text:p>2071999</text:p>
          </table:table-cell>
          <table:table-cell office:value-type="float" office:value="90.34669" calcext:value-type="float">
            <text:p>90.34669</text:p>
          </table:table-cell>
          <table:table-cell office:value-type="float" office:value="5638.486" calcext:value-type="float">
            <text:p>5638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60512" calcext:value-type="float">
            <text:p>-63.60512</text:p>
          </table:table-cell>
          <table:table-cell office:value-type="float" office:value="193.9622" calcext:value-type="float">
            <text:p>193.9622</text:p>
          </table:table-cell>
          <table:table-cell office:value-type="float" office:value="0" calcext:value-type="float">
            <text:p>0</text:p>
          </table:table-cell>
          <table:table-cell office:value-type="float" office:value="55.48558" calcext:value-type="float">
            <text:p>55.48558</text:p>
          </table:table-cell>
          <table:table-cell office:value-type="float" office:value="0.5833282" calcext:value-type="float">
            <text:p>0.5833282</text:p>
          </table:table-cell>
          <table:table-cell office:value-type="float" office:value="0.02043339" calcext:value-type="float">
            <text:p>0.02043339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218144" calcext:value-type="float">
            <text:p>0.2218144</text:p>
          </table:table-cell>
          <table:table-cell office:value-type="float" office:value="0.3666388" calcext:value-type="float">
            <text:p>0.3666388</text:p>
          </table:table-cell>
          <table:table-cell office:value-type="float" office:value="360" calcext:value-type="float">
            <text:p>360</text:p>
          </table:table-cell>
          <table:table-cell office:value-type="float" office:value="-64.17396" calcext:value-type="float">
            <text:p>-64.17396</text:p>
          </table:table-cell>
          <table:table-cell office:value-type="float" office:value="0" calcext:value-type="float">
            <text:p>0</text:p>
          </table:table-cell>
          <table:table-cell office:value-type="float" office:value="208.1645" calcext:value-type="float">
            <text:p>208.1645</text:p>
          </table:table-cell>
          <table:table-cell office:value-type="float" office:value="283.4861" calcext:value-type="float">
            <text:p>283.4861</text:p>
          </table:table-cell>
          <table:table-cell office:value-type="float" office:value="930.4987" calcext:value-type="float">
            <text:p>930.4987</text:p>
          </table:table-cell>
          <table:table-cell office:value-type="float" office:value="909.2454" calcext:value-type="float">
            <text:p>909.2454</text:p>
          </table:table-cell>
          <table:table-cell office:value-type="float" office:value="895.2125" calcext:value-type="float">
            <text:p>895.2125</text:p>
          </table:table-cell>
          <table:table-cell office:value-type="float" office:value="906.751" calcext:value-type="float">
            <text:p>906.751</text:p>
          </table:table-cell>
          <table:table-cell office:value-type="float" office:value="331.1964" calcext:value-type="float">
            <text:p>331.1964</text:p>
          </table:table-cell>
          <table:table-cell office:value-type="float" office:value="447.5233" calcext:value-type="float">
            <text:p>447.5233</text:p>
          </table:table-cell>
          <table:table-cell office:value-type="float" office:value="385.1443" calcext:value-type="float">
            <text:p>385.1443</text:p>
          </table:table-cell>
          <table:table-cell office:value-type="float" office:value="324.8119" calcext:value-type="float">
            <text:p>324.81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9" calcext:value-type="float">
            <text:p>3071999</text:p>
          </table:table-cell>
          <table:table-cell office:value-type="float" office:value="89.93072" calcext:value-type="float">
            <text:p>89.93072</text:p>
          </table:table-cell>
          <table:table-cell office:value-type="float" office:value="5637.708" calcext:value-type="float">
            <text:p>5637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75997" calcext:value-type="float">
            <text:p>-64.75997</text:p>
          </table:table-cell>
          <table:table-cell office:value-type="float" office:value="196.8011" calcext:value-type="float">
            <text:p>196.8011</text:p>
          </table:table-cell>
          <table:table-cell office:value-type="float" office:value="0" calcext:value-type="float">
            <text:p>0</text:p>
          </table:table-cell>
          <table:table-cell office:value-type="float" office:value="55.3329" calcext:value-type="float">
            <text:p>55.3329</text:p>
          </table:table-cell>
          <table:table-cell office:value-type="float" office:value="0.5713868" calcext:value-type="float">
            <text:p>0.5713868</text:p>
          </table:table-cell>
          <table:table-cell office:value-type="float" office:value="0.02058597" calcext:value-type="float">
            <text:p>0.02058597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257113" calcext:value-type="float">
            <text:p>0.2257113</text:p>
          </table:table-cell>
          <table:table-cell office:value-type="float" office:value="0.3729026" calcext:value-type="float">
            <text:p>0.3729026</text:p>
          </table:table-cell>
          <table:table-cell office:value-type="float" office:value="360" calcext:value-type="float">
            <text:p>360</text:p>
          </table:table-cell>
          <table:table-cell office:value-type="float" office:value="-65.33882" calcext:value-type="float">
            <text:p>-65.33882</text:p>
          </table:table-cell>
          <table:table-cell office:value-type="float" office:value="0" calcext:value-type="float">
            <text:p>0</text:p>
          </table:table-cell>
          <table:table-cell office:value-type="float" office:value="208.1924" calcext:value-type="float">
            <text:p>208.1924</text:p>
          </table:table-cell>
          <table:table-cell office:value-type="float" office:value="283.3709" calcext:value-type="float">
            <text:p>283.3709</text:p>
          </table:table-cell>
          <table:table-cell office:value-type="float" office:value="930.1192" calcext:value-type="float">
            <text:p>930.1192</text:p>
          </table:table-cell>
          <table:table-cell office:value-type="float" office:value="908.9424" calcext:value-type="float">
            <text:p>908.9424</text:p>
          </table:table-cell>
          <table:table-cell office:value-type="float" office:value="895.0359" calcext:value-type="float">
            <text:p>895.0359</text:p>
          </table:table-cell>
          <table:table-cell office:value-type="float" office:value="906.6106" calcext:value-type="float">
            <text:p>906.6106</text:p>
          </table:table-cell>
          <table:table-cell office:value-type="float" office:value="331.1574" calcext:value-type="float">
            <text:p>331.1574</text:p>
          </table:table-cell>
          <table:table-cell office:value-type="float" office:value="447.4914" calcext:value-type="float">
            <text:p>447.4914</text:p>
          </table:table-cell>
          <table:table-cell office:value-type="float" office:value="385.1292" calcext:value-type="float">
            <text:p>385.1292</text:p>
          </table:table-cell>
          <table:table-cell office:value-type="float" office:value="324.8039" calcext:value-type="float">
            <text:p>324.80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9" calcext:value-type="float">
            <text:p>4071999</text:p>
          </table:table-cell>
          <table:table-cell office:value-type="float" office:value="89.48203" calcext:value-type="float">
            <text:p>89.48203</text:p>
          </table:table-cell>
          <table:table-cell office:value-type="float" office:value="5636.871" calcext:value-type="float">
            <text:p>5636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98221" calcext:value-type="float">
            <text:p>-65.98221</text:p>
          </table:table-cell>
          <table:table-cell office:value-type="float" office:value="198.7061" calcext:value-type="float">
            <text:p>198.7061</text:p>
          </table:table-cell>
          <table:table-cell office:value-type="float" office:value="0" calcext:value-type="float">
            <text:p>0</text:p>
          </table:table-cell>
          <table:table-cell office:value-type="float" office:value="55.16357" calcext:value-type="float">
            <text:p>55.16357</text:p>
          </table:table-cell>
          <table:table-cell office:value-type="float" office:value="0.5593856" calcext:value-type="float">
            <text:p>0.5593856</text:p>
          </table:table-cell>
          <table:table-cell office:value-type="float" office:value="0.02075699" calcext:value-type="float">
            <text:p>0.02075699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284288" calcext:value-type="float">
            <text:p>0.2284288</text:p>
          </table:table-cell>
          <table:table-cell office:value-type="float" office:value="0.3764305" calcext:value-type="float">
            <text:p>0.3764305</text:p>
          </table:table-cell>
          <table:table-cell office:value-type="float" office:value="360" calcext:value-type="float">
            <text:p>360</text:p>
          </table:table-cell>
          <table:table-cell office:value-type="float" office:value="-66.56714" calcext:value-type="float">
            <text:p>-66.56714</text:p>
          </table:table-cell>
          <table:table-cell office:value-type="float" office:value="0" calcext:value-type="float">
            <text:p>0</text:p>
          </table:table-cell>
          <table:table-cell office:value-type="float" office:value="208.2199" calcext:value-type="float">
            <text:p>208.2199</text:p>
          </table:table-cell>
          <table:table-cell office:value-type="float" office:value="283.2472" calcext:value-type="float">
            <text:p>283.2472</text:p>
          </table:table-cell>
          <table:table-cell office:value-type="float" office:value="929.7137" calcext:value-type="float">
            <text:p>929.7137</text:p>
          </table:table-cell>
          <table:table-cell office:value-type="float" office:value="908.6167" calcext:value-type="float">
            <text:p>908.6167</text:p>
          </table:table-cell>
          <table:table-cell office:value-type="float" office:value="894.8429" calcext:value-type="float">
            <text:p>894.8429</text:p>
          </table:table-cell>
          <table:table-cell office:value-type="float" office:value="906.4585" calcext:value-type="float">
            <text:p>906.4585</text:p>
          </table:table-cell>
          <table:table-cell office:value-type="float" office:value="331.1155" calcext:value-type="float">
            <text:p>331.1155</text:p>
          </table:table-cell>
          <table:table-cell office:value-type="float" office:value="447.4551" calcext:value-type="float">
            <text:p>447.4551</text:p>
          </table:table-cell>
          <table:table-cell office:value-type="float" office:value="385.1141" calcext:value-type="float">
            <text:p>385.1141</text:p>
          </table:table-cell>
          <table:table-cell office:value-type="float" office:value="324.796" calcext:value-type="float">
            <text:p>324.7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9" calcext:value-type="float">
            <text:p>5071999</text:p>
          </table:table-cell>
          <table:table-cell office:value-type="float" office:value="88.97961" calcext:value-type="float">
            <text:p>88.97961</text:p>
          </table:table-cell>
          <table:table-cell office:value-type="float" office:value="5635.933" calcext:value-type="float">
            <text:p>5635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19459" calcext:value-type="float">
            <text:p>-67.19459</text:p>
          </table:table-cell>
          <table:table-cell office:value-type="float" office:value="204.6977" calcext:value-type="float">
            <text:p>204.6977</text:p>
          </table:table-cell>
          <table:table-cell office:value-type="float" office:value="0" calcext:value-type="float">
            <text:p>0</text:p>
          </table:table-cell>
          <table:table-cell office:value-type="float" office:value="54.81182" calcext:value-type="float">
            <text:p>54.81182</text:p>
          </table:table-cell>
          <table:table-cell office:value-type="float" office:value="0.5450846" calcext:value-type="float">
            <text:p>0.5450846</text:p>
          </table:table-cell>
          <table:table-cell office:value-type="float" office:value="0.02090399" calcext:value-type="float">
            <text:p>0.02090399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308052" calcext:value-type="float">
            <text:p>0.2308052</text:p>
          </table:table-cell>
          <table:table-cell office:value-type="float" office:value="0.379325" calcext:value-type="float">
            <text:p>0.379325</text:p>
          </table:table-cell>
          <table:table-cell office:value-type="float" office:value="360" calcext:value-type="float">
            <text:p>360</text:p>
          </table:table-cell>
          <table:table-cell office:value-type="float" office:value="-67.78464" calcext:value-type="float">
            <text:p>-67.78464</text:p>
          </table:table-cell>
          <table:table-cell office:value-type="float" office:value="0" calcext:value-type="float">
            <text:p>0</text:p>
          </table:table-cell>
          <table:table-cell office:value-type="float" office:value="208.2481" calcext:value-type="float">
            <text:p>208.2481</text:p>
          </table:table-cell>
          <table:table-cell office:value-type="float" office:value="283.1109" calcext:value-type="float">
            <text:p>283.1109</text:p>
          </table:table-cell>
          <table:table-cell office:value-type="float" office:value="929.2648" calcext:value-type="float">
            <text:p>929.2648</text:p>
          </table:table-cell>
          <table:table-cell office:value-type="float" office:value="908.2472" calcext:value-type="float">
            <text:p>908.2472</text:p>
          </table:table-cell>
          <table:table-cell office:value-type="float" office:value="894.6241" calcext:value-type="float">
            <text:p>894.6241</text:p>
          </table:table-cell>
          <table:table-cell office:value-type="float" office:value="906.2859" calcext:value-type="float">
            <text:p>906.2859</text:p>
          </table:table-cell>
          <table:table-cell office:value-type="float" office:value="331.0688" calcext:value-type="float">
            <text:p>331.0688</text:p>
          </table:table-cell>
          <table:table-cell office:value-type="float" office:value="447.4171" calcext:value-type="float">
            <text:p>447.4171</text:p>
          </table:table-cell>
          <table:table-cell office:value-type="float" office:value="385.0988" calcext:value-type="float">
            <text:p>385.0988</text:p>
          </table:table-cell>
          <table:table-cell office:value-type="float" office:value="324.788" calcext:value-type="float">
            <text:p>324.7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9" calcext:value-type="float">
            <text:p>6071999</text:p>
          </table:table-cell>
          <table:table-cell office:value-type="float" office:value="88.54176" calcext:value-type="float">
            <text:p>88.54176</text:p>
          </table:table-cell>
          <table:table-cell office:value-type="float" office:value="5635.097" calcext:value-type="float">
            <text:p>5635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38918" calcext:value-type="float">
            <text:p>-68.38918</text:p>
          </table:table-cell>
          <table:table-cell office:value-type="float" office:value="208.715" calcext:value-type="float">
            <text:p>208.715</text:p>
          </table:table-cell>
          <table:table-cell office:value-type="float" office:value="0" calcext:value-type="float">
            <text:p>0</text:p>
          </table:table-cell>
          <table:table-cell office:value-type="float" office:value="54.751" calcext:value-type="float">
            <text:p>54.751</text:p>
          </table:table-cell>
          <table:table-cell office:value-type="float" office:value="0.5338007" calcext:value-type="float">
            <text:p>0.5338007</text:p>
          </table:table-cell>
          <table:table-cell office:value-type="float" office:value="0.02103777" calcext:value-type="float">
            <text:p>0.02103777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355446" calcext:value-type="float">
            <text:p>0.2355446</text:p>
          </table:table-cell>
          <table:table-cell office:value-type="float" office:value="0.3883252" calcext:value-type="float">
            <text:p>0.3883252</text:p>
          </table:table-cell>
          <table:table-cell office:value-type="float" office:value="360" calcext:value-type="float">
            <text:p>360</text:p>
          </table:table-cell>
          <table:table-cell office:value-type="float" office:value="-68.99284" calcext:value-type="float">
            <text:p>-68.99284</text:p>
          </table:table-cell>
          <table:table-cell office:value-type="float" office:value="0" calcext:value-type="float">
            <text:p>0</text:p>
          </table:table-cell>
          <table:table-cell office:value-type="float" office:value="208.2643" calcext:value-type="float">
            <text:p>208.2643</text:p>
          </table:table-cell>
          <table:table-cell office:value-type="float" office:value="282.9993" calcext:value-type="float">
            <text:p>282.9993</text:p>
          </table:table-cell>
          <table:table-cell office:value-type="float" office:value="928.8823" calcext:value-type="float">
            <text:p>928.8823</text:p>
          </table:table-cell>
          <table:table-cell office:value-type="float" office:value="907.9296" calcext:value-type="float">
            <text:p>907.9296</text:p>
          </table:table-cell>
          <table:table-cell office:value-type="float" office:value="894.4276" calcext:value-type="float">
            <text:p>894.4276</text:p>
          </table:table-cell>
          <table:table-cell office:value-type="float" office:value="906.1243" calcext:value-type="float">
            <text:p>906.1243</text:p>
          </table:table-cell>
          <table:table-cell office:value-type="float" office:value="331.023" calcext:value-type="float">
            <text:p>331.023</text:p>
          </table:table-cell>
          <table:table-cell office:value-type="float" office:value="447.3776" calcext:value-type="float">
            <text:p>447.3776</text:p>
          </table:table-cell>
          <table:table-cell office:value-type="float" office:value="385.0831" calcext:value-type="float">
            <text:p>385.0831</text:p>
          </table:table-cell>
          <table:table-cell office:value-type="float" office:value="324.7799" calcext:value-type="float">
            <text:p>324.77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9" calcext:value-type="float">
            <text:p>7071999</text:p>
          </table:table-cell>
          <table:table-cell office:value-type="float" office:value="88.1424" calcext:value-type="float">
            <text:p>88.1424</text:p>
          </table:table-cell>
          <table:table-cell office:value-type="float" office:value="5634.286" calcext:value-type="float">
            <text:p>5634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44175" calcext:value-type="float">
            <text:p>-69.44175</text:p>
          </table:table-cell>
          <table:table-cell office:value-type="float" office:value="211.7794" calcext:value-type="float">
            <text:p>211.7794</text:p>
          </table:table-cell>
          <table:table-cell office:value-type="float" office:value="0" calcext:value-type="float">
            <text:p>0</text:p>
          </table:table-cell>
          <table:table-cell office:value-type="float" office:value="54.6448" calcext:value-type="float">
            <text:p>54.6448</text:p>
          </table:table-cell>
          <table:table-cell office:value-type="float" office:value="0.5246798" calcext:value-type="float">
            <text:p>0.5246798</text:p>
          </table:table-cell>
          <table:table-cell office:value-type="float" office:value="0.0211932" calcext:value-type="float">
            <text:p>0.0211932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394787" calcext:value-type="float">
            <text:p>0.2394787</text:p>
          </table:table-cell>
          <table:table-cell office:value-type="float" office:value="0.3951325" calcext:value-type="float">
            <text:p>0.3951325</text:p>
          </table:table-cell>
          <table:table-cell office:value-type="float" office:value="360" calcext:value-type="float">
            <text:p>360</text:p>
          </table:table-cell>
          <table:table-cell office:value-type="float" office:value="-70.05599" calcext:value-type="float">
            <text:p>-70.05599</text:p>
          </table:table-cell>
          <table:table-cell office:value-type="float" office:value="0" calcext:value-type="float">
            <text:p>0</text:p>
          </table:table-cell>
          <table:table-cell office:value-type="float" office:value="208.2891" calcext:value-type="float">
            <text:p>208.2891</text:p>
          </table:table-cell>
          <table:table-cell office:value-type="float" office:value="282.8922" calcext:value-type="float">
            <text:p>282.8922</text:p>
          </table:table-cell>
          <table:table-cell office:value-type="float" office:value="928.5156" calcext:value-type="float">
            <text:p>928.5156</text:p>
          </table:table-cell>
          <table:table-cell office:value-type="float" office:value="907.625" calcext:value-type="float">
            <text:p>907.625</text:p>
          </table:table-cell>
          <table:table-cell office:value-type="float" office:value="894.2398" calcext:value-type="float">
            <text:p>894.2398</text:p>
          </table:table-cell>
          <table:table-cell office:value-type="float" office:value="905.9716" calcext:value-type="float">
            <text:p>905.9716</text:p>
          </table:table-cell>
          <table:table-cell office:value-type="float" office:value="330.9796" calcext:value-type="float">
            <text:p>330.9796</text:p>
          </table:table-cell>
          <table:table-cell office:value-type="float" office:value="447.3393" calcext:value-type="float">
            <text:p>447.3393</text:p>
          </table:table-cell>
          <table:table-cell office:value-type="float" office:value="385.0673" calcext:value-type="float">
            <text:p>385.0673</text:p>
          </table:table-cell>
          <table:table-cell office:value-type="float" office:value="324.7717" calcext:value-type="float">
            <text:p>324.77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9" calcext:value-type="float">
            <text:p>8071999</text:p>
          </table:table-cell>
          <table:table-cell office:value-type="float" office:value="87.81871" calcext:value-type="float">
            <text:p>87.81871</text:p>
          </table:table-cell>
          <table:table-cell office:value-type="float" office:value="5633.632" calcext:value-type="float">
            <text:p>5633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7543" calcext:value-type="float">
            <text:p>-70.47543</text:p>
          </table:table-cell>
          <table:table-cell office:value-type="float" office:value="216.5284" calcext:value-type="float">
            <text:p>216.5284</text:p>
          </table:table-cell>
          <table:table-cell office:value-type="float" office:value="0" calcext:value-type="float">
            <text:p>0</text:p>
          </table:table-cell>
          <table:table-cell office:value-type="float" office:value="54.57788" calcext:value-type="float">
            <text:p>54.57788</text:p>
          </table:table-cell>
          <table:table-cell office:value-type="float" office:value="0.5158083" calcext:value-type="float">
            <text:p>0.5158083</text:p>
          </table:table-cell>
          <table:table-cell office:value-type="float" office:value="0.02137289" calcext:value-type="float">
            <text:p>0.02137289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428317" calcext:value-type="float">
            <text:p>0.2428317</text:p>
          </table:table-cell>
          <table:table-cell office:value-type="float" office:value="0.4022884" calcext:value-type="float">
            <text:p>0.4022884</text:p>
          </table:table-cell>
          <table:table-cell office:value-type="float" office:value="360" calcext:value-type="float">
            <text:p>360</text:p>
          </table:table-cell>
          <table:table-cell office:value-type="float" office:value="-71.1" calcext:value-type="float">
            <text:p>-71.1</text:p>
          </table:table-cell>
          <table:table-cell office:value-type="float" office:value="0" calcext:value-type="float">
            <text:p>0</text:p>
          </table:table-cell>
          <table:table-cell office:value-type="float" office:value="208.3042" calcext:value-type="float">
            <text:p>208.3042</text:p>
          </table:table-cell>
          <table:table-cell office:value-type="float" office:value="282.8096" calcext:value-type="float">
            <text:p>282.8096</text:p>
          </table:table-cell>
          <table:table-cell office:value-type="float" office:value="928.2339" calcext:value-type="float">
            <text:p>928.2339</text:p>
          </table:table-cell>
          <table:table-cell office:value-type="float" office:value="907.3834" calcext:value-type="float">
            <text:p>907.3834</text:p>
          </table:table-cell>
          <table:table-cell office:value-type="float" office:value="894.0886" calcext:value-type="float">
            <text:p>894.0886</text:p>
          </table:table-cell>
          <table:table-cell office:value-type="float" office:value="905.8428" calcext:value-type="float">
            <text:p>905.8428</text:p>
          </table:table-cell>
          <table:table-cell office:value-type="float" office:value="330.9417" calcext:value-type="float">
            <text:p>330.9417</text:p>
          </table:table-cell>
          <table:table-cell office:value-type="float" office:value="447.3026" calcext:value-type="float">
            <text:p>447.3026</text:p>
          </table:table-cell>
          <table:table-cell office:value-type="float" office:value="385.0516" calcext:value-type="float">
            <text:p>385.0516</text:p>
          </table:table-cell>
          <table:table-cell office:value-type="float" office:value="324.7635" calcext:value-type="float">
            <text:p>324.76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9" calcext:value-type="float">
            <text:p>9071999</text:p>
          </table:table-cell>
          <table:table-cell office:value-type="float" office:value="87.55571" calcext:value-type="float">
            <text:p>87.55571</text:p>
          </table:table-cell>
          <table:table-cell office:value-type="float" office:value="5633.084" calcext:value-type="float">
            <text:p>5633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18454" calcext:value-type="float">
            <text:p>-71.18454</text:p>
          </table:table-cell>
          <table:table-cell office:value-type="float" office:value="216.5769" calcext:value-type="float">
            <text:p>216.5769</text:p>
          </table:table-cell>
          <table:table-cell office:value-type="float" office:value="0" calcext:value-type="float">
            <text:p>0</text:p>
          </table:table-cell>
          <table:table-cell office:value-type="float" office:value="54.52405" calcext:value-type="float">
            <text:p>54.52405</text:p>
          </table:table-cell>
          <table:table-cell office:value-type="float" office:value="0.5044637" calcext:value-type="float">
            <text:p>0.5044637</text:p>
          </table:table-cell>
          <table:table-cell office:value-type="float" office:value="0.02154669" calcext:value-type="float">
            <text:p>0.02154669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452885" calcext:value-type="float">
            <text:p>0.2452885</text:p>
          </table:table-cell>
          <table:table-cell office:value-type="float" office:value="0.408088" calcext:value-type="float">
            <text:p>0.408088</text:p>
          </table:table-cell>
          <table:table-cell office:value-type="float" office:value="360" calcext:value-type="float">
            <text:p>360</text:p>
          </table:table-cell>
          <table:table-cell office:value-type="float" office:value="-71.81719" calcext:value-type="float">
            <text:p>-71.81719</text:p>
          </table:table-cell>
          <table:table-cell office:value-type="float" office:value="0" calcext:value-type="float">
            <text:p>0</text:p>
          </table:table-cell>
          <table:table-cell office:value-type="float" office:value="208.3148" calcext:value-type="float">
            <text:p>208.3148</text:p>
          </table:table-cell>
          <table:table-cell office:value-type="float" office:value="282.7483" calcext:value-type="float">
            <text:p>282.7483</text:p>
          </table:table-cell>
          <table:table-cell office:value-type="float" office:value="928.0138" calcext:value-type="float">
            <text:p>928.0138</text:p>
          </table:table-cell>
          <table:table-cell office:value-type="float" office:value="907.1821" calcext:value-type="float">
            <text:p>907.1821</text:p>
          </table:table-cell>
          <table:table-cell office:value-type="float" office:value="893.9625" calcext:value-type="float">
            <text:p>893.9625</text:p>
          </table:table-cell>
          <table:table-cell office:value-type="float" office:value="905.7315" calcext:value-type="float">
            <text:p>905.7315</text:p>
          </table:table-cell>
          <table:table-cell office:value-type="float" office:value="330.9078" calcext:value-type="float">
            <text:p>330.9078</text:p>
          </table:table-cell>
          <table:table-cell office:value-type="float" office:value="447.2703" calcext:value-type="float">
            <text:p>447.2703</text:p>
          </table:table-cell>
          <table:table-cell office:value-type="float" office:value="385.0361" calcext:value-type="float">
            <text:p>385.0361</text:p>
          </table:table-cell>
          <table:table-cell office:value-type="float" office:value="324.7553" calcext:value-type="float">
            <text:p>324.75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9" calcext:value-type="float">
            <text:p>10071999</text:p>
          </table:table-cell>
          <table:table-cell office:value-type="float" office:value="87.30672" calcext:value-type="float">
            <text:p>87.30672</text:p>
          </table:table-cell>
          <table:table-cell office:value-type="float" office:value="5632.583" calcext:value-type="float">
            <text:p>5632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92752" calcext:value-type="float">
            <text:p>-71.92752</text:p>
          </table:table-cell>
          <table:table-cell office:value-type="float" office:value="220.1962" calcext:value-type="float">
            <text:p>220.1962</text:p>
          </table:table-cell>
          <table:table-cell office:value-type="float" office:value="0" calcext:value-type="float">
            <text:p>0</text:p>
          </table:table-cell>
          <table:table-cell office:value-type="float" office:value="54.46846" calcext:value-type="float">
            <text:p>54.46846</text:p>
          </table:table-cell>
          <table:table-cell office:value-type="float" office:value="0.4975946" calcext:value-type="float">
            <text:p>0.4975946</text:p>
          </table:table-cell>
          <table:table-cell office:value-type="float" office:value="0.02172386" calcext:value-type="float">
            <text:p>0.02172386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487604" calcext:value-type="float">
            <text:p>0.2487604</text:p>
          </table:table-cell>
          <table:table-cell office:value-type="float" office:value="0.4194344" calcext:value-type="float">
            <text:p>0.4194344</text:p>
          </table:table-cell>
          <table:table-cell office:value-type="float" office:value="360" calcext:value-type="float">
            <text:p>360</text:p>
          </table:table-cell>
          <table:table-cell office:value-type="float" office:value="-72.57482" calcext:value-type="float">
            <text:p>-72.57482</text:p>
          </table:table-cell>
          <table:table-cell office:value-type="float" office:value="0" calcext:value-type="float">
            <text:p>0</text:p>
          </table:table-cell>
          <table:table-cell office:value-type="float" office:value="208.3187" calcext:value-type="float">
            <text:p>208.3187</text:p>
          </table:table-cell>
          <table:table-cell office:value-type="float" office:value="282.687" calcext:value-type="float">
            <text:p>282.687</text:p>
          </table:table-cell>
          <table:table-cell office:value-type="float" office:value="927.8037" calcext:value-type="float">
            <text:p>927.8037</text:p>
          </table:table-cell>
          <table:table-cell office:value-type="float" office:value="906.996" calcext:value-type="float">
            <text:p>906.996</text:p>
          </table:table-cell>
          <table:table-cell office:value-type="float" office:value="893.8517" calcext:value-type="float">
            <text:p>893.8517</text:p>
          </table:table-cell>
          <table:table-cell office:value-type="float" office:value="905.6342" calcext:value-type="float">
            <text:p>905.6342</text:p>
          </table:table-cell>
          <table:table-cell office:value-type="float" office:value="330.8789" calcext:value-type="float">
            <text:p>330.8789</text:p>
          </table:table-cell>
          <table:table-cell office:value-type="float" office:value="447.2412" calcext:value-type="float">
            <text:p>447.2412</text:p>
          </table:table-cell>
          <table:table-cell office:value-type="float" office:value="385.021" calcext:value-type="float">
            <text:p>385.021</text:p>
          </table:table-cell>
          <table:table-cell office:value-type="float" office:value="324.7471" calcext:value-type="float">
            <text:p>324.74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9" calcext:value-type="float">
            <text:p>11071999</text:p>
          </table:table-cell>
          <table:table-cell office:value-type="float" office:value="87.00037" calcext:value-type="float">
            <text:p>87.00037</text:p>
          </table:table-cell>
          <table:table-cell office:value-type="float" office:value="5631.979" calcext:value-type="float">
            <text:p>5631.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81199" calcext:value-type="float">
            <text:p>-72.81199</text:p>
          </table:table-cell>
          <table:table-cell office:value-type="float" office:value="222.6645" calcext:value-type="float">
            <text:p>222.6645</text:p>
          </table:table-cell>
          <table:table-cell office:value-type="float" office:value="0" calcext:value-type="float">
            <text:p>0</text:p>
          </table:table-cell>
          <table:table-cell office:value-type="float" office:value="54.34652" calcext:value-type="float">
            <text:p>54.34652</text:p>
          </table:table-cell>
          <table:table-cell office:value-type="float" office:value="0.4887668" calcext:value-type="float">
            <text:p>0.4887668</text:p>
          </table:table-cell>
          <table:table-cell office:value-type="float" office:value="0.02192152" calcext:value-type="float">
            <text:p>0.02192152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518475" calcext:value-type="float">
            <text:p>0.2518475</text:p>
          </table:table-cell>
          <table:table-cell office:value-type="float" office:value="0.4253861" calcext:value-type="float">
            <text:p>0.4253861</text:p>
          </table:table-cell>
          <table:table-cell office:value-type="float" office:value="360" calcext:value-type="float">
            <text:p>360</text:p>
          </table:table-cell>
          <table:table-cell office:value-type="float" office:value="-73.46812" calcext:value-type="float">
            <text:p>-73.46812</text:p>
          </table:table-cell>
          <table:table-cell office:value-type="float" office:value="0" calcext:value-type="float">
            <text:p>0</text:p>
          </table:table-cell>
          <table:table-cell office:value-type="float" office:value="208.3356" calcext:value-type="float">
            <text:p>208.3356</text:p>
          </table:table-cell>
          <table:table-cell office:value-type="float" office:value="282.5955" calcext:value-type="float">
            <text:p>282.5955</text:p>
          </table:table-cell>
          <table:table-cell office:value-type="float" office:value="927.5169" calcext:value-type="float">
            <text:p>927.5169</text:p>
          </table:table-cell>
          <table:table-cell office:value-type="float" office:value="906.7689" calcext:value-type="float">
            <text:p>906.7689</text:p>
          </table:table-cell>
          <table:table-cell office:value-type="float" office:value="893.7225" calcext:value-type="float">
            <text:p>893.7225</text:p>
          </table:table-cell>
          <table:table-cell office:value-type="float" office:value="905.5305" calcext:value-type="float">
            <text:p>905.5305</text:p>
          </table:table-cell>
          <table:table-cell office:value-type="float" office:value="330.8495" calcext:value-type="float">
            <text:p>330.8495</text:p>
          </table:table-cell>
          <table:table-cell office:value-type="float" office:value="447.2133" calcext:value-type="float">
            <text:p>447.2133</text:p>
          </table:table-cell>
          <table:table-cell office:value-type="float" office:value="385.0064" calcext:value-type="float">
            <text:p>385.0064</text:p>
          </table:table-cell>
          <table:table-cell office:value-type="float" office:value="324.739" calcext:value-type="float">
            <text:p>324.7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9" calcext:value-type="float">
            <text:p>12071999</text:p>
          </table:table-cell>
          <table:table-cell office:value-type="float" office:value="86.63589" calcext:value-type="float">
            <text:p>86.63589</text:p>
          </table:table-cell>
          <table:table-cell office:value-type="float" office:value="5631.245" calcext:value-type="float">
            <text:p>5631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85453" calcext:value-type="float">
            <text:p>-73.85453</text:p>
          </table:table-cell>
          <table:table-cell office:value-type="float" office:value="224.7215" calcext:value-type="float">
            <text:p>224.7215</text:p>
          </table:table-cell>
          <table:table-cell office:value-type="float" office:value="0" calcext:value-type="float">
            <text:p>0</text:p>
          </table:table-cell>
          <table:table-cell office:value-type="float" office:value="54.19485" calcext:value-type="float">
            <text:p>54.19485</text:p>
          </table:table-cell>
          <table:table-cell office:value-type="float" office:value="0.4793963" calcext:value-type="float">
            <text:p>0.4793963</text:p>
          </table:table-cell>
          <table:table-cell office:value-type="float" office:value="0.02209649" calcext:value-type="float">
            <text:p>0.02209649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543418" calcext:value-type="float">
            <text:p>0.2543418</text:p>
          </table:table-cell>
          <table:table-cell office:value-type="float" office:value="0.4288634" calcext:value-type="float">
            <text:p>0.4288634</text:p>
          </table:table-cell>
          <table:table-cell office:value-type="float" office:value="360" calcext:value-type="float">
            <text:p>360</text:p>
          </table:table-cell>
          <table:table-cell office:value-type="float" office:value="-74.51646" calcext:value-type="float">
            <text:p>-74.51646</text:p>
          </table:table-cell>
          <table:table-cell office:value-type="float" office:value="0" calcext:value-type="float">
            <text:p>0</text:p>
          </table:table-cell>
          <table:table-cell office:value-type="float" office:value="208.3589" calcext:value-type="float">
            <text:p>208.3589</text:p>
          </table:table-cell>
          <table:table-cell office:value-type="float" office:value="282.4892" calcext:value-type="float">
            <text:p>282.4892</text:p>
          </table:table-cell>
          <table:table-cell office:value-type="float" office:value="927.1671" calcext:value-type="float">
            <text:p>927.1671</text:p>
          </table:table-cell>
          <table:table-cell office:value-type="float" office:value="906.4875" calcext:value-type="float">
            <text:p>906.4875</text:p>
          </table:table-cell>
          <table:table-cell office:value-type="float" office:value="893.563" calcext:value-type="float">
            <text:p>893.563</text:p>
          </table:table-cell>
          <table:table-cell office:value-type="float" office:value="905.4028" calcext:value-type="float">
            <text:p>905.4028</text:p>
          </table:table-cell>
          <table:table-cell office:value-type="float" office:value="330.8145" calcext:value-type="float">
            <text:p>330.8145</text:p>
          </table:table-cell>
          <table:table-cell office:value-type="float" office:value="447.1838" calcext:value-type="float">
            <text:p>447.1838</text:p>
          </table:table-cell>
          <table:table-cell office:value-type="float" office:value="384.9922" calcext:value-type="float">
            <text:p>384.9922</text:p>
          </table:table-cell>
          <table:table-cell office:value-type="float" office:value="324.7308" calcext:value-type="float">
            <text:p>324.73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9" calcext:value-type="float">
            <text:p>13071999</text:p>
          </table:table-cell>
          <table:table-cell office:value-type="float" office:value="86.25332" calcext:value-type="float">
            <text:p>86.25332</text:p>
          </table:table-cell>
          <table:table-cell office:value-type="float" office:value="5630.456" calcext:value-type="float">
            <text:p>5630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96696" calcext:value-type="float">
            <text:p>-74.96696</text:p>
          </table:table-cell>
          <table:table-cell office:value-type="float" office:value="229.817" calcext:value-type="float">
            <text:p>229.817</text:p>
          </table:table-cell>
          <table:table-cell office:value-type="float" office:value="0" calcext:value-type="float">
            <text:p>0</text:p>
          </table:table-cell>
          <table:table-cell office:value-type="float" office:value="54.04148" calcext:value-type="float">
            <text:p>54.04148</text:p>
          </table:table-cell>
          <table:table-cell office:value-type="float" office:value="0.4707165" calcext:value-type="float">
            <text:p>0.4707165</text:p>
          </table:table-cell>
          <table:table-cell office:value-type="float" office:value="0.02228081" calcext:value-type="float">
            <text:p>0.02228081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560627" calcext:value-type="float">
            <text:p>0.2560627</text:p>
          </table:table-cell>
          <table:table-cell office:value-type="float" office:value="0.4308594" calcext:value-type="float">
            <text:p>0.4308594</text:p>
          </table:table-cell>
          <table:table-cell office:value-type="float" office:value="360" calcext:value-type="float">
            <text:p>360</text:p>
          </table:table-cell>
          <table:table-cell office:value-type="float" office:value="-75.63243" calcext:value-type="float">
            <text:p>-75.63243</text:p>
          </table:table-cell>
          <table:table-cell office:value-type="float" office:value="0" calcext:value-type="float">
            <text:p>0</text:p>
          </table:table-cell>
          <table:table-cell office:value-type="float" office:value="208.3847" calcext:value-type="float">
            <text:p>208.3847</text:p>
          </table:table-cell>
          <table:table-cell office:value-type="float" office:value="282.3791" calcext:value-type="float">
            <text:p>282.3791</text:p>
          </table:table-cell>
          <table:table-cell office:value-type="float" office:value="926.7974" calcext:value-type="float">
            <text:p>926.7974</text:p>
          </table:table-cell>
          <table:table-cell office:value-type="float" office:value="906.1877" calcext:value-type="float">
            <text:p>906.1877</text:p>
          </table:table-cell>
          <table:table-cell office:value-type="float" office:value="893.3866" calcext:value-type="float">
            <text:p>893.3866</text:p>
          </table:table-cell>
          <table:table-cell office:value-type="float" office:value="905.2628" calcext:value-type="float">
            <text:p>905.2628</text:p>
          </table:table-cell>
          <table:table-cell office:value-type="float" office:value="330.7759" calcext:value-type="float">
            <text:p>330.7759</text:p>
          </table:table-cell>
          <table:table-cell office:value-type="float" office:value="447.1521" calcext:value-type="float">
            <text:p>447.1521</text:p>
          </table:table-cell>
          <table:table-cell office:value-type="float" office:value="384.9774" calcext:value-type="float">
            <text:p>384.9774</text:p>
          </table:table-cell>
          <table:table-cell office:value-type="float" office:value="324.7227" calcext:value-type="float">
            <text:p>324.72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9" calcext:value-type="float">
            <text:p>14071999</text:p>
          </table:table-cell>
          <table:table-cell office:value-type="float" office:value="85.85058" calcext:value-type="float">
            <text:p>85.85058</text:p>
          </table:table-cell>
          <table:table-cell office:value-type="float" office:value="5629.612" calcext:value-type="float">
            <text:p>5629.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14153" calcext:value-type="float">
            <text:p>-76.14153</text:p>
          </table:table-cell>
          <table:table-cell office:value-type="float" office:value="232.5681" calcext:value-type="float">
            <text:p>232.5681</text:p>
          </table:table-cell>
          <table:table-cell office:value-type="float" office:value="0" calcext:value-type="float">
            <text:p>0</text:p>
          </table:table-cell>
          <table:table-cell office:value-type="float" office:value="53.83945" calcext:value-type="float">
            <text:p>53.83945</text:p>
          </table:table-cell>
          <table:table-cell office:value-type="float" office:value="0.4616165" calcext:value-type="float">
            <text:p>0.4616165</text:p>
          </table:table-cell>
          <table:table-cell office:value-type="float" office:value="0.02247617" calcext:value-type="float">
            <text:p>0.02247617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572632" calcext:value-type="float">
            <text:p>0.2572632</text:p>
          </table:table-cell>
          <table:table-cell office:value-type="float" office:value="0.431995" calcext:value-type="float">
            <text:p>0.431995</text:p>
          </table:table-cell>
          <table:table-cell office:value-type="float" office:value="360" calcext:value-type="float">
            <text:p>360</text:p>
          </table:table-cell>
          <table:table-cell office:value-type="float" office:value="-76.80914" calcext:value-type="float">
            <text:p>-76.80914</text:p>
          </table:table-cell>
          <table:table-cell office:value-type="float" office:value="0" calcext:value-type="float">
            <text:p>0</text:p>
          </table:table-cell>
          <table:table-cell office:value-type="float" office:value="208.413" calcext:value-type="float">
            <text:p>208.413</text:p>
          </table:table-cell>
          <table:table-cell office:value-type="float" office:value="282.2645" calcext:value-type="float">
            <text:p>282.2645</text:p>
          </table:table-cell>
          <table:table-cell office:value-type="float" office:value="926.4084" calcext:value-type="float">
            <text:p>926.4084</text:p>
          </table:table-cell>
          <table:table-cell office:value-type="float" office:value="905.8691" calcext:value-type="float">
            <text:p>905.8691</text:p>
          </table:table-cell>
          <table:table-cell office:value-type="float" office:value="893.1952" calcext:value-type="float">
            <text:p>893.1952</text:p>
          </table:table-cell>
          <table:table-cell office:value-type="float" office:value="905.1112" calcext:value-type="float">
            <text:p>905.1112</text:p>
          </table:table-cell>
          <table:table-cell office:value-type="float" office:value="330.7343" calcext:value-type="float">
            <text:p>330.7343</text:p>
          </table:table-cell>
          <table:table-cell office:value-type="float" office:value="447.1164" calcext:value-type="float">
            <text:p>447.1164</text:p>
          </table:table-cell>
          <table:table-cell office:value-type="float" office:value="384.9624" calcext:value-type="float">
            <text:p>384.9624</text:p>
          </table:table-cell>
          <table:table-cell office:value-type="float" office:value="324.7147" calcext:value-type="float">
            <text:p>324.71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9" calcext:value-type="float">
            <text:p>15071999</text:p>
          </table:table-cell>
          <table:table-cell office:value-type="float" office:value="85.4444" calcext:value-type="float">
            <text:p>85.4444</text:p>
          </table:table-cell>
          <table:table-cell office:value-type="float" office:value="5628.739" calcext:value-type="float">
            <text:p>5628.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34882" calcext:value-type="float">
            <text:p>-77.34882</text:p>
          </table:table-cell>
          <table:table-cell office:value-type="float" office:value="237.0824" calcext:value-type="float">
            <text:p>237.0824</text:p>
          </table:table-cell>
          <table:table-cell office:value-type="float" office:value="0" calcext:value-type="float">
            <text:p>0</text:p>
          </table:table-cell>
          <table:table-cell office:value-type="float" office:value="53.69784" calcext:value-type="float">
            <text:p>53.69784</text:p>
          </table:table-cell>
          <table:table-cell office:value-type="float" office:value="0.4529665" calcext:value-type="float">
            <text:p>0.4529665</text:p>
          </table:table-cell>
          <table:table-cell office:value-type="float" office:value="0.02266422" calcext:value-type="float">
            <text:p>0.02266422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58155" calcext:value-type="float">
            <text:p>0.258155</text:p>
          </table:table-cell>
          <table:table-cell office:value-type="float" office:value="0.4326603" calcext:value-type="float">
            <text:p>0.4326603</text:p>
          </table:table-cell>
          <table:table-cell office:value-type="float" office:value="360" calcext:value-type="float">
            <text:p>360</text:p>
          </table:table-cell>
          <table:table-cell office:value-type="float" office:value="-78.0178" calcext:value-type="float">
            <text:p>-78.0178</text:p>
          </table:table-cell>
          <table:table-cell office:value-type="float" office:value="0" calcext:value-type="float">
            <text:p>0</text:p>
          </table:table-cell>
          <table:table-cell office:value-type="float" office:value="208.4436" calcext:value-type="float">
            <text:p>208.4436</text:p>
          </table:table-cell>
          <table:table-cell office:value-type="float" office:value="282.1476" calcext:value-type="float">
            <text:p>282.1476</text:p>
          </table:table-cell>
          <table:table-cell office:value-type="float" office:value="926.0129" calcext:value-type="float">
            <text:p>926.0129</text:p>
          </table:table-cell>
          <table:table-cell office:value-type="float" office:value="905.5429" calcext:value-type="float">
            <text:p>905.5429</text:p>
          </table:table-cell>
          <table:table-cell office:value-type="float" office:value="892.9971" calcext:value-type="float">
            <text:p>892.9971</text:p>
          </table:table-cell>
          <table:table-cell office:value-type="float" office:value="904.9523" calcext:value-type="float">
            <text:p>904.9523</text:p>
          </table:table-cell>
          <table:table-cell office:value-type="float" office:value="330.6903" calcext:value-type="float">
            <text:p>330.6903</text:p>
          </table:table-cell>
          <table:table-cell office:value-type="float" office:value="447.0793" calcext:value-type="float">
            <text:p>447.0793</text:p>
          </table:table-cell>
          <table:table-cell office:value-type="float" office:value="384.947" calcext:value-type="float">
            <text:p>384.947</text:p>
          </table:table-cell>
          <table:table-cell office:value-type="float" office:value="324.7065" calcext:value-type="float">
            <text:p>324.70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9" calcext:value-type="float">
            <text:p>16071999</text:p>
          </table:table-cell>
          <table:table-cell office:value-type="float" office:value="85.02167" calcext:value-type="float">
            <text:p>85.02167</text:p>
          </table:table-cell>
          <table:table-cell office:value-type="float" office:value="5627.83" calcext:value-type="float">
            <text:p>562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60044" calcext:value-type="float">
            <text:p>-78.60044</text:p>
          </table:table-cell>
          <table:table-cell office:value-type="float" office:value="237.7349" calcext:value-type="float">
            <text:p>237.7349</text:p>
          </table:table-cell>
          <table:table-cell office:value-type="float" office:value="0" calcext:value-type="float">
            <text:p>0</text:p>
          </table:table-cell>
          <table:table-cell office:value-type="float" office:value="53.46032" calcext:value-type="float">
            <text:p>53.46032</text:p>
          </table:table-cell>
          <table:table-cell office:value-type="float" office:value="0.4440634" calcext:value-type="float">
            <text:p>0.4440634</text:p>
          </table:table-cell>
          <table:table-cell office:value-type="float" office:value="0.02283918" calcext:value-type="float">
            <text:p>0.02283918</text:p>
          </table:table-cell>
          <table:table-cell office:value-type="float" office:value="0.000797994" calcext:value-type="float">
            <text:p>0.000797994</text:p>
          </table:table-cell>
          <table:table-cell office:value-type="float" office:value="0.2588101" calcext:value-type="float">
            <text:p>0.2588101</text:p>
          </table:table-cell>
          <table:table-cell office:value-type="float" office:value="0.4330139" calcext:value-type="float">
            <text:p>0.4330139</text:p>
          </table:table-cell>
          <table:table-cell office:value-type="float" office:value="360" calcext:value-type="float">
            <text:p>360</text:p>
          </table:table-cell>
          <table:table-cell office:value-type="float" office:value="-79.27025" calcext:value-type="float">
            <text:p>-79.27025</text:p>
          </table:table-cell>
          <table:table-cell office:value-type="float" office:value="0" calcext:value-type="float">
            <text:p>0</text:p>
          </table:table-cell>
          <table:table-cell office:value-type="float" office:value="208.4752" calcext:value-type="float">
            <text:p>208.4752</text:p>
          </table:table-cell>
          <table:table-cell office:value-type="float" office:value="282.0262" calcext:value-type="float">
            <text:p>282.0262</text:p>
          </table:table-cell>
          <table:table-cell office:value-type="float" office:value="925.5995" calcext:value-type="float">
            <text:p>925.5995</text:p>
          </table:table-cell>
          <table:table-cell office:value-type="float" office:value="905.2021" calcext:value-type="float">
            <text:p>905.2021</text:p>
          </table:table-cell>
          <table:table-cell office:value-type="float" office:value="892.7894" calcext:value-type="float">
            <text:p>892.7894</text:p>
          </table:table-cell>
          <table:table-cell office:value-type="float" office:value="904.7888" calcext:value-type="float">
            <text:p>904.7888</text:p>
          </table:table-cell>
          <table:table-cell office:value-type="float" office:value="330.6448" calcext:value-type="float">
            <text:p>330.6448</text:p>
          </table:table-cell>
          <table:table-cell office:value-type="float" office:value="447.041" calcext:value-type="float">
            <text:p>447.041</text:p>
          </table:table-cell>
          <table:table-cell office:value-type="float" office:value="384.9314" calcext:value-type="float">
            <text:p>384.9314</text:p>
          </table:table-cell>
          <table:table-cell office:value-type="float" office:value="324.6983" calcext:value-type="float">
            <text:p>324.69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9" calcext:value-type="float">
            <text:p>17071999</text:p>
          </table:table-cell>
          <table:table-cell office:value-type="float" office:value="84.57803" calcext:value-type="float">
            <text:p>84.57803</text:p>
          </table:table-cell>
          <table:table-cell office:value-type="float" office:value="5626.884" calcext:value-type="float">
            <text:p>5626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58457" calcext:value-type="float">
            <text:p>-79.58457</text:p>
          </table:table-cell>
          <table:table-cell office:value-type="float" office:value="240.9816" calcext:value-type="float">
            <text:p>240.9816</text:p>
          </table:table-cell>
          <table:table-cell office:value-type="float" office:value="0" calcext:value-type="float">
            <text:p>0</text:p>
          </table:table-cell>
          <table:table-cell office:value-type="float" office:value="53.27758" calcext:value-type="float">
            <text:p>53.27758</text:p>
          </table:table-cell>
          <table:table-cell office:value-type="float" office:value="0.4271104" calcext:value-type="float">
            <text:p>0.4271104</text:p>
          </table:table-cell>
          <table:table-cell office:value-type="float" office:value="0.02297152" calcext:value-type="float">
            <text:p>0.02297152</text:p>
          </table:table-cell>
          <table:table-cell office:value-type="float" office:value="0.001058994" calcext:value-type="float">
            <text:p>0.001058994</text:p>
          </table:table-cell>
          <table:table-cell office:value-type="float" office:value="0.2611174" calcext:value-type="float">
            <text:p>0.2611174</text:p>
          </table:table-cell>
          <table:table-cell office:value-type="float" office:value="0.4389203" calcext:value-type="float">
            <text:p>0.4389203</text:p>
          </table:table-cell>
          <table:table-cell office:value-type="float" office:value="360" calcext:value-type="float">
            <text:p>360</text:p>
          </table:table-cell>
          <table:table-cell office:value-type="float" office:value="-80.26273" calcext:value-type="float">
            <text:p>-80.26273</text:p>
          </table:table-cell>
          <table:table-cell office:value-type="float" office:value="0" calcext:value-type="float">
            <text:p>0</text:p>
          </table:table-cell>
          <table:table-cell office:value-type="float" office:value="208.5036" calcext:value-type="float">
            <text:p>208.5036</text:p>
          </table:table-cell>
          <table:table-cell office:value-type="float" office:value="281.9033" calcext:value-type="float">
            <text:p>281.9033</text:p>
          </table:table-cell>
          <table:table-cell office:value-type="float" office:value="925.1778" calcext:value-type="float">
            <text:p>925.1778</text:p>
          </table:table-cell>
          <table:table-cell office:value-type="float" office:value="904.8514" calcext:value-type="float">
            <text:p>904.8514</text:p>
          </table:table-cell>
          <table:table-cell office:value-type="float" office:value="892.5727" calcext:value-type="float">
            <text:p>892.5727</text:p>
          </table:table-cell>
          <table:table-cell office:value-type="float" office:value="904.6133" calcext:value-type="float">
            <text:p>904.6133</text:p>
          </table:table-cell>
          <table:table-cell office:value-type="float" office:value="330.5958" calcext:value-type="float">
            <text:p>330.5958</text:p>
          </table:table-cell>
          <table:table-cell office:value-type="float" office:value="447.0011" calcext:value-type="float">
            <text:p>447.0011</text:p>
          </table:table-cell>
          <table:table-cell office:value-type="float" office:value="384.9156" calcext:value-type="float">
            <text:p>384.9156</text:p>
          </table:table-cell>
          <table:table-cell office:value-type="float" office:value="324.69" calcext:value-type="float">
            <text:p>324.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9" calcext:value-type="float">
            <text:p>18071999</text:p>
          </table:table-cell>
          <table:table-cell office:value-type="float" office:value="84.18318" calcext:value-type="float">
            <text:p>84.18318</text:p>
          </table:table-cell>
          <table:table-cell office:value-type="float" office:value="5626.027" calcext:value-type="float">
            <text:p>5626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84678" calcext:value-type="float">
            <text:p>-80.84678</text:p>
          </table:table-cell>
          <table:table-cell office:value-type="float" office:value="243.5102" calcext:value-type="float">
            <text:p>243.5102</text:p>
          </table:table-cell>
          <table:table-cell office:value-type="float" office:value="0" calcext:value-type="float">
            <text:p>0</text:p>
          </table:table-cell>
          <table:table-cell office:value-type="float" office:value="53.20395" calcext:value-type="float">
            <text:p>53.20395</text:p>
          </table:table-cell>
          <table:table-cell office:value-type="float" office:value="0.4187353" calcext:value-type="float">
            <text:p>0.4187353</text:p>
          </table:table-cell>
          <table:table-cell office:value-type="float" office:value="0.02308246" calcext:value-type="float">
            <text:p>0.02308246</text:p>
          </table:table-cell>
          <table:table-cell office:value-type="float" office:value="0.001058994" calcext:value-type="float">
            <text:p>0.001058994</text:p>
          </table:table-cell>
          <table:table-cell office:value-type="float" office:value="0.2667786" calcext:value-type="float">
            <text:p>0.2667786</text:p>
          </table:table-cell>
          <table:table-cell office:value-type="float" office:value="0.4548143" calcext:value-type="float">
            <text:p>0.4548143</text:p>
          </table:table-cell>
          <table:table-cell office:value-type="float" office:value="360" calcext:value-type="float">
            <text:p>360</text:p>
          </table:table-cell>
          <table:table-cell office:value-type="float" office:value="-81.54638" calcext:value-type="float">
            <text:p>-81.54638</text:p>
          </table:table-cell>
          <table:table-cell office:value-type="float" office:value="0" calcext:value-type="float">
            <text:p>0</text:p>
          </table:table-cell>
          <table:table-cell office:value-type="float" office:value="208.5242" calcext:value-type="float">
            <text:p>208.5242</text:p>
          </table:table-cell>
          <table:table-cell office:value-type="float" office:value="281.7935" calcext:value-type="float">
            <text:p>281.7935</text:p>
          </table:table-cell>
          <table:table-cell office:value-type="float" office:value="924.803" calcext:value-type="float">
            <text:p>924.803</text:p>
          </table:table-cell>
          <table:table-cell office:value-type="float" office:value="904.5375" calcext:value-type="float">
            <text:p>904.5375</text:p>
          </table:table-cell>
          <table:table-cell office:value-type="float" office:value="892.3788" calcext:value-type="float">
            <text:p>892.3788</text:p>
          </table:table-cell>
          <table:table-cell office:value-type="float" office:value="904.452" calcext:value-type="float">
            <text:p>904.452</text:p>
          </table:table-cell>
          <table:table-cell office:value-type="float" office:value="330.5501" calcext:value-type="float">
            <text:p>330.5501</text:p>
          </table:table-cell>
          <table:table-cell office:value-type="float" office:value="446.9613" calcext:value-type="float">
            <text:p>446.9613</text:p>
          </table:table-cell>
          <table:table-cell office:value-type="float" office:value="384.8991" calcext:value-type="float">
            <text:p>384.8991</text:p>
          </table:table-cell>
          <table:table-cell office:value-type="float" office:value="324.6817" calcext:value-type="float">
            <text:p>324.68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9" calcext:value-type="float">
            <text:p>19071999</text:p>
          </table:table-cell>
          <table:table-cell office:value-type="float" office:value="83.83794" calcext:value-type="float">
            <text:p>83.83794</text:p>
          </table:table-cell>
          <table:table-cell office:value-type="float" office:value="5625.227" calcext:value-type="float">
            <text:p>5625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997" calcext:value-type="float">
            <text:p>-81.997</text:p>
          </table:table-cell>
          <table:table-cell office:value-type="float" office:value="249.5902" calcext:value-type="float">
            <text:p>249.5902</text:p>
          </table:table-cell>
          <table:table-cell office:value-type="float" office:value="0" calcext:value-type="float">
            <text:p>0</text:p>
          </table:table-cell>
          <table:table-cell office:value-type="float" office:value="53.12641" calcext:value-type="float">
            <text:p>53.12641</text:p>
          </table:table-cell>
          <table:table-cell office:value-type="float" office:value="0.411761" calcext:value-type="float">
            <text:p>0.411761</text:p>
          </table:table-cell>
          <table:table-cell office:value-type="float" office:value="0.02323788" calcext:value-type="float">
            <text:p>0.02323788</text:p>
          </table:table-cell>
          <table:table-cell office:value-type="float" office:value="0.001058994" calcext:value-type="float">
            <text:p>0.001058994</text:p>
          </table:table-cell>
          <table:table-cell office:value-type="float" office:value="0.2706445" calcext:value-type="float">
            <text:p>0.2706445</text:p>
          </table:table-cell>
          <table:table-cell office:value-type="float" office:value="0.4617342" calcext:value-type="float">
            <text:p>0.4617342</text:p>
          </table:table-cell>
          <table:table-cell office:value-type="float" office:value="360" calcext:value-type="float">
            <text:p>360</text:p>
          </table:table-cell>
          <table:table-cell office:value-type="float" office:value="-82.70723" calcext:value-type="float">
            <text:p>-82.70723</text:p>
          </table:table-cell>
          <table:table-cell office:value-type="float" office:value="0" calcext:value-type="float">
            <text:p>0</text:p>
          </table:table-cell>
          <table:table-cell office:value-type="float" office:value="208.5519" calcext:value-type="float">
            <text:p>208.5519</text:p>
          </table:table-cell>
          <table:table-cell office:value-type="float" office:value="281.6962" calcext:value-type="float">
            <text:p>281.6962</text:p>
          </table:table-cell>
          <table:table-cell office:value-type="float" office:value="924.4685" calcext:value-type="float">
            <text:p>924.4685</text:p>
          </table:table-cell>
          <table:table-cell office:value-type="float" office:value="904.2468" calcext:value-type="float">
            <text:p>904.2468</text:p>
          </table:table-cell>
          <table:table-cell office:value-type="float" office:value="892.1954" calcext:value-type="float">
            <text:p>892.1954</text:p>
          </table:table-cell>
          <table:table-cell office:value-type="float" office:value="904.3002" calcext:value-type="float">
            <text:p>904.3002</text:p>
          </table:table-cell>
          <table:table-cell office:value-type="float" office:value="330.5064" calcext:value-type="float">
            <text:p>330.5064</text:p>
          </table:table-cell>
          <table:table-cell office:value-type="float" office:value="446.922" calcext:value-type="float">
            <text:p>446.922</text:p>
          </table:table-cell>
          <table:table-cell office:value-type="float" office:value="384.8826" calcext:value-type="float">
            <text:p>384.8826</text:p>
          </table:table-cell>
          <table:table-cell office:value-type="float" office:value="324.6733" calcext:value-type="float">
            <text:p>324.67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9" calcext:value-type="float">
            <text:p>20071999</text:p>
          </table:table-cell>
          <table:table-cell office:value-type="float" office:value="83.4835" calcext:value-type="float">
            <text:p>83.4835</text:p>
          </table:table-cell>
          <table:table-cell office:value-type="float" office:value="5624.417" calcext:value-type="float">
            <text:p>5624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12927" calcext:value-type="float">
            <text:p>-83.12927</text:p>
          </table:table-cell>
          <table:table-cell office:value-type="float" office:value="254.3508" calcext:value-type="float">
            <text:p>254.3508</text:p>
          </table:table-cell>
          <table:table-cell office:value-type="float" office:value="0" calcext:value-type="float">
            <text:p>0</text:p>
          </table:table-cell>
          <table:table-cell office:value-type="float" office:value="52.99961" calcext:value-type="float">
            <text:p>52.99961</text:p>
          </table:table-cell>
          <table:table-cell office:value-type="float" office:value="0.4046177" calcext:value-type="float">
            <text:p>0.4046177</text:p>
          </table:table-cell>
          <table:table-cell office:value-type="float" office:value="0.02342494" calcext:value-type="float">
            <text:p>0.02342494</text:p>
          </table:table-cell>
          <table:table-cell office:value-type="float" office:value="0.001058994" calcext:value-type="float">
            <text:p>0.001058994</text:p>
          </table:table-cell>
          <table:table-cell office:value-type="float" office:value="0.273286" calcext:value-type="float">
            <text:p>0.273286</text:p>
          </table:table-cell>
          <table:table-cell office:value-type="float" office:value="0.4654196" calcext:value-type="float">
            <text:p>0.4654196</text:p>
          </table:table-cell>
          <table:table-cell office:value-type="float" office:value="360" calcext:value-type="float">
            <text:p>360</text:p>
          </table:table-cell>
          <table:table-cell office:value-type="float" office:value="-83.84564" calcext:value-type="float">
            <text:p>-83.84564</text:p>
          </table:table-cell>
          <table:table-cell office:value-type="float" office:value="0" calcext:value-type="float">
            <text:p>0</text:p>
          </table:table-cell>
          <table:table-cell office:value-type="float" office:value="208.5795" calcext:value-type="float">
            <text:p>208.5795</text:p>
          </table:table-cell>
          <table:table-cell office:value-type="float" office:value="281.5915" calcext:value-type="float">
            <text:p>281.5915</text:p>
          </table:table-cell>
          <table:table-cell office:value-type="float" office:value="924.1142" calcext:value-type="float">
            <text:p>924.1142</text:p>
          </table:table-cell>
          <table:table-cell office:value-type="float" office:value="903.954" calcext:value-type="float">
            <text:p>903.954</text:p>
          </table:table-cell>
          <table:table-cell office:value-type="float" office:value="892.0145" calcext:value-type="float">
            <text:p>892.0145</text:p>
          </table:table-cell>
          <table:table-cell office:value-type="float" office:value="904.1524" calcext:value-type="float">
            <text:p>904.1524</text:p>
          </table:table-cell>
          <table:table-cell office:value-type="float" office:value="330.4645" calcext:value-type="float">
            <text:p>330.4645</text:p>
          </table:table-cell>
          <table:table-cell office:value-type="float" office:value="446.8842" calcext:value-type="float">
            <text:p>446.8842</text:p>
          </table:table-cell>
          <table:table-cell office:value-type="float" office:value="384.8661" calcext:value-type="float">
            <text:p>384.8661</text:p>
          </table:table-cell>
          <table:table-cell office:value-type="float" office:value="324.6648" calcext:value-type="float">
            <text:p>324.66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9" calcext:value-type="float">
            <text:p>21071999</text:p>
          </table:table-cell>
          <table:table-cell office:value-type="float" office:value="83.10573" calcext:value-type="float">
            <text:p>83.10573</text:p>
          </table:table-cell>
          <table:table-cell office:value-type="float" office:value="5623.55" calcext:value-type="float">
            <text:p>562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32111" calcext:value-type="float">
            <text:p>-84.32111</text:p>
          </table:table-cell>
          <table:table-cell office:value-type="float" office:value="255.1143" calcext:value-type="float">
            <text:p>255.1143</text:p>
          </table:table-cell>
          <table:table-cell office:value-type="float" office:value="0" calcext:value-type="float">
            <text:p>0</text:p>
          </table:table-cell>
          <table:table-cell office:value-type="float" office:value="52.80719" calcext:value-type="float">
            <text:p>52.80719</text:p>
          </table:table-cell>
          <table:table-cell office:value-type="float" office:value="0.39693" calcext:value-type="float">
            <text:p>0.39693</text:p>
          </table:table-cell>
          <table:table-cell office:value-type="float" office:value="0.02359984" calcext:value-type="float">
            <text:p>0.02359984</text:p>
          </table:table-cell>
          <table:table-cell office:value-type="float" office:value="0.001058994" calcext:value-type="float">
            <text:p>0.001058994</text:p>
          </table:table-cell>
          <table:table-cell office:value-type="float" office:value="0.2750946" calcext:value-type="float">
            <text:p>0.2750946</text:p>
          </table:table-cell>
          <table:table-cell office:value-type="float" office:value="0.4674219" calcext:value-type="float">
            <text:p>0.4674219</text:p>
          </table:table-cell>
          <table:table-cell office:value-type="float" office:value="360" calcext:value-type="float">
            <text:p>360</text:p>
          </table:table-cell>
          <table:table-cell office:value-type="float" office:value="-85.04111" calcext:value-type="float">
            <text:p>-85.04111</text:p>
          </table:table-cell>
          <table:table-cell office:value-type="float" office:value="0" calcext:value-type="float">
            <text:p>0</text:p>
          </table:table-cell>
          <table:table-cell office:value-type="float" office:value="208.6092" calcext:value-type="float">
            <text:p>208.6092</text:p>
          </table:table-cell>
          <table:table-cell office:value-type="float" office:value="281.481" calcext:value-type="float">
            <text:p>281.481</text:p>
          </table:table-cell>
          <table:table-cell office:value-type="float" office:value="923.7343" calcext:value-type="float">
            <text:p>923.7343</text:p>
          </table:table-cell>
          <table:table-cell office:value-type="float" office:value="903.6361" calcext:value-type="float">
            <text:p>903.6361</text:p>
          </table:table-cell>
          <table:table-cell office:value-type="float" office:value="891.8204" calcext:value-type="float">
            <text:p>891.8204</text:p>
          </table:table-cell>
          <table:table-cell office:value-type="float" office:value="903.996" calcext:value-type="float">
            <text:p>903.996</text:p>
          </table:table-cell>
          <table:table-cell office:value-type="float" office:value="330.4205" calcext:value-type="float">
            <text:p>330.4205</text:p>
          </table:table-cell>
          <table:table-cell office:value-type="float" office:value="446.8458" calcext:value-type="float">
            <text:p>446.8458</text:p>
          </table:table-cell>
          <table:table-cell office:value-type="float" office:value="384.8497" calcext:value-type="float">
            <text:p>384.8497</text:p>
          </table:table-cell>
          <table:table-cell office:value-type="float" office:value="324.6562" calcext:value-type="float">
            <text:p>324.65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9" calcext:value-type="float">
            <text:p>22071999</text:p>
          </table:table-cell>
          <table:table-cell office:value-type="float" office:value="82.71133" calcext:value-type="float">
            <text:p>82.71133</text:p>
          </table:table-cell>
          <table:table-cell office:value-type="float" office:value="5622.632" calcext:value-type="float">
            <text:p>5622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56887" calcext:value-type="float">
            <text:p>-85.56887</text:p>
          </table:table-cell>
          <table:table-cell office:value-type="float" office:value="259.836" calcext:value-type="float">
            <text:p>259.836</text:p>
          </table:table-cell>
          <table:table-cell office:value-type="float" office:value="0" calcext:value-type="float">
            <text:p>0</text:p>
          </table:table-cell>
          <table:table-cell office:value-type="float" office:value="52.58055" calcext:value-type="float">
            <text:p>52.58055</text:p>
          </table:table-cell>
          <table:table-cell office:value-type="float" office:value="0.3896076" calcext:value-type="float">
            <text:p>0.3896076</text:p>
          </table:table-cell>
          <table:table-cell office:value-type="float" office:value="0.02378546" calcext:value-type="float">
            <text:p>0.02378546</text:p>
          </table:table-cell>
          <table:table-cell office:value-type="float" office:value="0.001058994" calcext:value-type="float">
            <text:p>0.001058994</text:p>
          </table:table-cell>
          <table:table-cell office:value-type="float" office:value="0.2763502" calcext:value-type="float">
            <text:p>0.2763502</text:p>
          </table:table-cell>
          <table:table-cell office:value-type="float" office:value="0.4685049" calcext:value-type="float">
            <text:p>0.4685049</text:p>
          </table:table-cell>
          <table:table-cell office:value-type="float" office:value="360" calcext:value-type="float">
            <text:p>360</text:p>
          </table:table-cell>
          <table:table-cell office:value-type="float" office:value="-86.29103" calcext:value-type="float">
            <text:p>-86.29103</text:p>
          </table:table-cell>
          <table:table-cell office:value-type="float" office:value="0" calcext:value-type="float">
            <text:p>0</text:p>
          </table:table-cell>
          <table:table-cell office:value-type="float" office:value="208.6403" calcext:value-type="float">
            <text:p>208.6403</text:p>
          </table:table-cell>
          <table:table-cell office:value-type="float" office:value="281.3661" calcext:value-type="float">
            <text:p>281.3661</text:p>
          </table:table-cell>
          <table:table-cell office:value-type="float" office:value="923.3339" calcext:value-type="float">
            <text:p>923.3339</text:p>
          </table:table-cell>
          <table:table-cell office:value-type="float" office:value="903.3018" calcext:value-type="float">
            <text:p>903.3018</text:p>
          </table:table-cell>
          <table:table-cell office:value-type="float" office:value="891.613" calcext:value-type="float">
            <text:p>891.613</text:p>
          </table:table-cell>
          <table:table-cell office:value-type="float" office:value="903.829" calcext:value-type="float">
            <text:p>903.829</text:p>
          </table:table-cell>
          <table:table-cell office:value-type="float" office:value="330.374" calcext:value-type="float">
            <text:p>330.374</text:p>
          </table:table-cell>
          <table:table-cell office:value-type="float" office:value="446.8062" calcext:value-type="float">
            <text:p>446.8062</text:p>
          </table:table-cell>
          <table:table-cell office:value-type="float" office:value="384.8332" calcext:value-type="float">
            <text:p>384.8332</text:p>
          </table:table-cell>
          <table:table-cell office:value-type="float" office:value="324.6474" calcext:value-type="float">
            <text:p>324.64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9" calcext:value-type="float">
            <text:p>23071999</text:p>
          </table:table-cell>
          <table:table-cell office:value-type="float" office:value="82.33177" calcext:value-type="float">
            <text:p>82.33177</text:p>
          </table:table-cell>
          <table:table-cell office:value-type="float" office:value="5621.754" calcext:value-type="float">
            <text:p>5621.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66132" calcext:value-type="float">
            <text:p>-86.66132</text:p>
          </table:table-cell>
          <table:table-cell office:value-type="float" office:value="264.2889" calcext:value-type="float">
            <text:p>264.2889</text:p>
          </table:table-cell>
          <table:table-cell office:value-type="float" office:value="0" calcext:value-type="float">
            <text:p>0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0.3811711" calcext:value-type="float">
            <text:p>0.3811711</text:p>
          </table:table-cell>
          <table:table-cell office:value-type="float" office:value="0.02395075" calcext:value-type="float">
            <text:p>0.02395075</text:p>
          </table:table-cell>
          <table:table-cell office:value-type="float" office:value="0.001058994" calcext:value-type="float">
            <text:p>0.001058994</text:p>
          </table:table-cell>
          <table:table-cell office:value-type="float" office:value="0.2795878" calcext:value-type="float">
            <text:p>0.2795878</text:p>
          </table:table-cell>
          <table:table-cell office:value-type="float" office:value="0.4733651" calcext:value-type="float">
            <text:p>0.4733651</text:p>
          </table:table-cell>
          <table:table-cell office:value-type="float" office:value="360" calcext:value-type="float">
            <text:p>360</text:p>
          </table:table-cell>
          <table:table-cell office:value-type="float" office:value="-87.39141" calcext:value-type="float">
            <text:p>-87.39141</text:p>
          </table:table-cell>
          <table:table-cell office:value-type="float" office:value="0" calcext:value-type="float">
            <text:p>0</text:p>
          </table:table-cell>
          <table:table-cell office:value-type="float" office:value="208.665" calcext:value-type="float">
            <text:p>208.665</text:p>
          </table:table-cell>
          <table:table-cell office:value-type="float" office:value="281.2584" calcext:value-type="float">
            <text:p>281.2584</text:p>
          </table:table-cell>
          <table:table-cell office:value-type="float" office:value="922.962" calcext:value-type="float">
            <text:p>922.962</text:p>
          </table:table-cell>
          <table:table-cell office:value-type="float" office:value="902.9875" calcext:value-type="float">
            <text:p>902.9875</text:p>
          </table:table-cell>
          <table:table-cell office:value-type="float" office:value="891.4124" calcext:value-type="float">
            <text:p>891.4124</text:p>
          </table:table-cell>
          <table:table-cell office:value-type="float" office:value="903.6628" calcext:value-type="float">
            <text:p>903.6628</text:p>
          </table:table-cell>
          <table:table-cell office:value-type="float" office:value="330.3268" calcext:value-type="float">
            <text:p>330.3268</text:p>
          </table:table-cell>
          <table:table-cell office:value-type="float" office:value="446.7658" calcext:value-type="float">
            <text:p>446.7658</text:p>
          </table:table-cell>
          <table:table-cell office:value-type="float" office:value="384.8166" calcext:value-type="float">
            <text:p>384.8166</text:p>
          </table:table-cell>
          <table:table-cell office:value-type="float" office:value="324.6387" calcext:value-type="float">
            <text:p>324.63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9" calcext:value-type="float">
            <text:p>24071999</text:p>
          </table:table-cell>
          <table:table-cell office:value-type="float" office:value="81.98717" calcext:value-type="float">
            <text:p>81.98717</text:p>
          </table:table-cell>
          <table:table-cell office:value-type="float" office:value="5620.968" calcext:value-type="float">
            <text:p>5620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50444" calcext:value-type="float">
            <text:p>-87.50444</text:p>
          </table:table-cell>
          <table:table-cell office:value-type="float" office:value="265.7083" calcext:value-type="float">
            <text:p>265.7083</text:p>
          </table:table-cell>
          <table:table-cell office:value-type="float" office:value="0" calcext:value-type="float">
            <text:p>0</text:p>
          </table:table-cell>
          <table:table-cell office:value-type="float" office:value="52.46341" calcext:value-type="float">
            <text:p>52.46341</text:p>
          </table:table-cell>
          <table:table-cell office:value-type="float" office:value="0.3707333" calcext:value-type="float">
            <text:p>0.3707333</text:p>
          </table:table-cell>
          <table:table-cell office:value-type="float" office:value="0.02407116" calcext:value-type="float">
            <text:p>0.02407116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284383" calcext:value-type="float">
            <text:p>0.284383</text:p>
          </table:table-cell>
          <table:table-cell office:value-type="float" office:value="0.4860577" calcext:value-type="float">
            <text:p>0.4860577</text:p>
          </table:table-cell>
          <table:table-cell office:value-type="float" office:value="360" calcext:value-type="float">
            <text:p>360</text:p>
          </table:table-cell>
          <table:table-cell office:value-type="float" office:value="-88.25354" calcext:value-type="float">
            <text:p>-88.25354</text:p>
          </table:table-cell>
          <table:table-cell office:value-type="float" office:value="0" calcext:value-type="float">
            <text:p>0</text:p>
          </table:table-cell>
          <table:table-cell office:value-type="float" office:value="208.6777" calcext:value-type="float">
            <text:p>208.6777</text:p>
          </table:table-cell>
          <table:table-cell office:value-type="float" office:value="281.1621" calcext:value-type="float">
            <text:p>281.1621</text:p>
          </table:table-cell>
          <table:table-cell office:value-type="float" office:value="922.6418" calcext:value-type="float">
            <text:p>922.6418</text:p>
          </table:table-cell>
          <table:table-cell office:value-type="float" office:value="902.7086" calcext:value-type="float">
            <text:p>902.7086</text:p>
          </table:table-cell>
          <table:table-cell office:value-type="float" office:value="891.2336" calcext:value-type="float">
            <text:p>891.2336</text:p>
          </table:table-cell>
          <table:table-cell office:value-type="float" office:value="903.5136" calcext:value-type="float">
            <text:p>903.5136</text:p>
          </table:table-cell>
          <table:table-cell office:value-type="float" office:value="330.2836" calcext:value-type="float">
            <text:p>330.2836</text:p>
          </table:table-cell>
          <table:table-cell office:value-type="float" office:value="446.7263" calcext:value-type="float">
            <text:p>446.7263</text:p>
          </table:table-cell>
          <table:table-cell office:value-type="float" office:value="384.7997" calcext:value-type="float">
            <text:p>384.7997</text:p>
          </table:table-cell>
          <table:table-cell office:value-type="float" office:value="324.6299" calcext:value-type="float">
            <text:p>324.62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9" calcext:value-type="float">
            <text:p>25071999</text:p>
          </table:table-cell>
          <table:table-cell office:value-type="float" office:value="81.66053" calcext:value-type="float">
            <text:p>81.66053</text:p>
          </table:table-cell>
          <table:table-cell office:value-type="float" office:value="5620.217" calcext:value-type="float">
            <text:p>5620.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44817" calcext:value-type="float">
            <text:p>-88.44817</text:p>
          </table:table-cell>
          <table:table-cell office:value-type="float" office:value="267.215" calcext:value-type="float">
            <text:p>267.215</text:p>
          </table:table-cell>
          <table:table-cell office:value-type="float" office:value="0" calcext:value-type="float">
            <text:p>0</text:p>
          </table:table-cell>
          <table:table-cell office:value-type="float" office:value="52.41378" calcext:value-type="float">
            <text:p>52.41378</text:p>
          </table:table-cell>
          <table:table-cell office:value-type="float" office:value="0.3608652" calcext:value-type="float">
            <text:p>0.3608652</text:p>
          </table:table-cell>
          <table:table-cell office:value-type="float" office:value="0.0241581" calcext:value-type="float">
            <text:p>0.0241581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2901107" calcext:value-type="float">
            <text:p>0.2901107</text:p>
          </table:table-cell>
          <table:table-cell office:value-type="float" office:value="0.5105318" calcext:value-type="float">
            <text:p>0.5105318</text:p>
          </table:table-cell>
          <table:table-cell office:value-type="float" office:value="360" calcext:value-type="float">
            <text:p>360</text:p>
          </table:table-cell>
          <table:table-cell office:value-type="float" office:value="-89.22737" calcext:value-type="float">
            <text:p>-89.22737</text:p>
          </table:table-cell>
          <table:table-cell office:value-type="float" office:value="0" calcext:value-type="float">
            <text:p>0</text:p>
          </table:table-cell>
          <table:table-cell office:value-type="float" office:value="208.6929" calcext:value-type="float">
            <text:p>208.6929</text:p>
          </table:table-cell>
          <table:table-cell office:value-type="float" office:value="281.0683" calcext:value-type="float">
            <text:p>281.0683</text:p>
          </table:table-cell>
          <table:table-cell office:value-type="float" office:value="922.3279" calcext:value-type="float">
            <text:p>922.3279</text:p>
          </table:table-cell>
          <table:table-cell office:value-type="float" office:value="902.4444" calcext:value-type="float">
            <text:p>902.4444</text:p>
          </table:table-cell>
          <table:table-cell office:value-type="float" office:value="891.0649" calcext:value-type="float">
            <text:p>891.0649</text:p>
          </table:table-cell>
          <table:table-cell office:value-type="float" office:value="903.3732" calcext:value-type="float">
            <text:p>903.3732</text:p>
          </table:table-cell>
          <table:table-cell office:value-type="float" office:value="330.2437" calcext:value-type="float">
            <text:p>330.2437</text:p>
          </table:table-cell>
          <table:table-cell office:value-type="float" office:value="446.6888" calcext:value-type="float">
            <text:p>446.6888</text:p>
          </table:table-cell>
          <table:table-cell office:value-type="float" office:value="384.7831" calcext:value-type="float">
            <text:p>384.7831</text:p>
          </table:table-cell>
          <table:table-cell office:value-type="float" office:value="324.621" calcext:value-type="float">
            <text:p>324.6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9" calcext:value-type="float">
            <text:p>26071999</text:p>
          </table:table-cell>
          <table:table-cell office:value-type="float" office:value="81.32722" calcext:value-type="float">
            <text:p>81.32722</text:p>
          </table:table-cell>
          <table:table-cell office:value-type="float" office:value="5619.413" calcext:value-type="float">
            <text:p>5619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57267" calcext:value-type="float">
            <text:p>-89.57267</text:p>
          </table:table-cell>
          <table:table-cell office:value-type="float" office:value="272.5043" calcext:value-type="float">
            <text:p>272.5043</text:p>
          </table:table-cell>
          <table:table-cell office:value-type="float" office:value="0" calcext:value-type="float">
            <text:p>0</text:p>
          </table:table-cell>
          <table:table-cell office:value-type="float" office:value="52.32154" calcext:value-type="float">
            <text:p>52.32154</text:p>
          </table:table-cell>
          <table:table-cell office:value-type="float" office:value="0.3540542" calcext:value-type="float">
            <text:p>0.3540542</text:p>
          </table:table-cell>
          <table:table-cell office:value-type="float" office:value="0.02425238" calcext:value-type="float">
            <text:p>0.02425238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2954291" calcext:value-type="float">
            <text:p>0.2954291</text:p>
          </table:table-cell>
          <table:table-cell office:value-type="float" office:value="0.5257914" calcext:value-type="float">
            <text:p>0.5257914</text:p>
          </table:table-cell>
          <table:table-cell office:value-type="float" office:value="360" calcext:value-type="float">
            <text:p>360</text:p>
          </table:table-cell>
          <table:table-cell office:value-type="float" office:value="-90.37236" calcext:value-type="float">
            <text:p>-90.37236</text:p>
          </table:table-cell>
          <table:table-cell office:value-type="float" office:value="0" calcext:value-type="float">
            <text:p>0</text:p>
          </table:table-cell>
          <table:table-cell office:value-type="float" office:value="208.7192" calcext:value-type="float">
            <text:p>208.7192</text:p>
          </table:table-cell>
          <table:table-cell office:value-type="float" office:value="280.9656" calcext:value-type="float">
            <text:p>280.9656</text:p>
          </table:table-cell>
          <table:table-cell office:value-type="float" office:value="921.985" calcext:value-type="float">
            <text:p>921.985</text:p>
          </table:table-cell>
          <table:table-cell office:value-type="float" office:value="902.1597" calcext:value-type="float">
            <text:p>902.1597</text:p>
          </table:table-cell>
          <table:table-cell office:value-type="float" office:value="890.8866" calcext:value-type="float">
            <text:p>890.8866</text:p>
          </table:table-cell>
          <table:table-cell office:value-type="float" office:value="903.2283" calcext:value-type="float">
            <text:p>903.2283</text:p>
          </table:table-cell>
          <table:table-cell office:value-type="float" office:value="330.2026" calcext:value-type="float">
            <text:p>330.2026</text:p>
          </table:table-cell>
          <table:table-cell office:value-type="float" office:value="446.6519" calcext:value-type="float">
            <text:p>446.6519</text:p>
          </table:table-cell>
          <table:table-cell office:value-type="float" office:value="384.7667" calcext:value-type="float">
            <text:p>384.7667</text:p>
          </table:table-cell>
          <table:table-cell office:value-type="float" office:value="324.6122" calcext:value-type="float">
            <text:p>324.61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9" calcext:value-type="float">
            <text:p>27071999</text:p>
          </table:table-cell>
          <table:table-cell office:value-type="float" office:value="80.94729" calcext:value-type="float">
            <text:p>80.94729</text:p>
          </table:table-cell>
          <table:table-cell office:value-type="float" office:value="5618.508" calcext:value-type="float">
            <text:p>5618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82008" calcext:value-type="float">
            <text:p>-90.82008</text:p>
          </table:table-cell>
          <table:table-cell office:value-type="float" office:value="278.7076" calcext:value-type="float">
            <text:p>278.7076</text:p>
          </table:table-cell>
          <table:table-cell office:value-type="float" office:value="0" calcext:value-type="float">
            <text:p>0</text:p>
          </table:table-cell>
          <table:table-cell office:value-type="float" office:value="52.07598" calcext:value-type="float">
            <text:p>52.07598</text:p>
          </table:table-cell>
          <table:table-cell office:value-type="float" office:value="0.3460431" calcext:value-type="float">
            <text:p>0.3460431</text:p>
          </table:table-cell>
          <table:table-cell office:value-type="float" office:value="0.02436714" calcext:value-type="float">
            <text:p>0.02436714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002061" calcext:value-type="float">
            <text:p>0.3002061</text:p>
          </table:table-cell>
          <table:table-cell office:value-type="float" office:value="0.5350187" calcext:value-type="float">
            <text:p>0.5350187</text:p>
          </table:table-cell>
          <table:table-cell office:value-type="float" office:value="360" calcext:value-type="float">
            <text:p>360</text:p>
          </table:table-cell>
          <table:table-cell office:value-type="float" office:value="-91.63367" calcext:value-type="float">
            <text:p>-91.63367</text:p>
          </table:table-cell>
          <table:table-cell office:value-type="float" office:value="0" calcext:value-type="float">
            <text:p>0</text:p>
          </table:table-cell>
          <table:table-cell office:value-type="float" office:value="208.7484" calcext:value-type="float">
            <text:p>208.7484</text:p>
          </table:table-cell>
          <table:table-cell office:value-type="float" office:value="280.85" calcext:value-type="float">
            <text:p>280.85</text:p>
          </table:table-cell>
          <table:table-cell office:value-type="float" office:value="921.5934" calcext:value-type="float">
            <text:p>921.5934</text:p>
          </table:table-cell>
          <table:table-cell office:value-type="float" office:value="901.8297" calcext:value-type="float">
            <text:p>901.8297</text:p>
          </table:table-cell>
          <table:table-cell office:value-type="float" office:value="890.6861" calcext:value-type="float">
            <text:p>890.6861</text:p>
          </table:table-cell>
          <table:table-cell office:value-type="float" office:value="903.0685" calcext:value-type="float">
            <text:p>903.0685</text:p>
          </table:table-cell>
          <table:table-cell office:value-type="float" office:value="330.1581" calcext:value-type="float">
            <text:p>330.1581</text:p>
          </table:table-cell>
          <table:table-cell office:value-type="float" office:value="446.6139" calcext:value-type="float">
            <text:p>446.6139</text:p>
          </table:table-cell>
          <table:table-cell office:value-type="float" office:value="384.7502" calcext:value-type="float">
            <text:p>384.7502</text:p>
          </table:table-cell>
          <table:table-cell office:value-type="float" office:value="324.6033" calcext:value-type="float">
            <text:p>324.60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9" calcext:value-type="float">
            <text:p>28071999</text:p>
          </table:table-cell>
          <table:table-cell office:value-type="float" office:value="80.58186" calcext:value-type="float">
            <text:p>80.58186</text:p>
          </table:table-cell>
          <table:table-cell office:value-type="float" office:value="5617.594" calcext:value-type="float">
            <text:p>5617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07253" calcext:value-type="float">
            <text:p>-92.07253</text:p>
          </table:table-cell>
          <table:table-cell office:value-type="float" office:value="279.7985" calcext:value-type="float">
            <text:p>279.7985</text:p>
          </table:table-cell>
          <table:table-cell office:value-type="float" office:value="0" calcext:value-type="float">
            <text:p>0</text:p>
          </table:table-cell>
          <table:table-cell office:value-type="float" office:value="51.94177" calcext:value-type="float">
            <text:p>51.94177</text:p>
          </table:table-cell>
          <table:table-cell office:value-type="float" office:value="0.339671" calcext:value-type="float">
            <text:p>0.339671</text:p>
          </table:table-cell>
          <table:table-cell office:value-type="float" office:value="0.02450274" calcext:value-type="float">
            <text:p>0.02450274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037267" calcext:value-type="float">
            <text:p>0.3037267</text:p>
          </table:table-cell>
          <table:table-cell office:value-type="float" office:value="0.5406079" calcext:value-type="float">
            <text:p>0.5406079</text:p>
          </table:table-cell>
          <table:table-cell office:value-type="float" office:value="360" calcext:value-type="float">
            <text:p>360</text:p>
          </table:table-cell>
          <table:table-cell office:value-type="float" office:value="-92.89508" calcext:value-type="float">
            <text:p>-92.89508</text:p>
          </table:table-cell>
          <table:table-cell office:value-type="float" office:value="0" calcext:value-type="float">
            <text:p>0</text:p>
          </table:table-cell>
          <table:table-cell office:value-type="float" office:value="208.7791" calcext:value-type="float">
            <text:p>208.7791</text:p>
          </table:table-cell>
          <table:table-cell office:value-type="float" office:value="280.7411" calcext:value-type="float">
            <text:p>280.7411</text:p>
          </table:table-cell>
          <table:table-cell office:value-type="float" office:value="921.2107" calcext:value-type="float">
            <text:p>921.2107</text:p>
          </table:table-cell>
          <table:table-cell office:value-type="float" office:value="901.5039" calcext:value-type="float">
            <text:p>901.5039</text:p>
          </table:table-cell>
          <table:table-cell office:value-type="float" office:value="890.4812" calcext:value-type="float">
            <text:p>890.4812</text:p>
          </table:table-cell>
          <table:table-cell office:value-type="float" office:value="902.9003" calcext:value-type="float">
            <text:p>902.9003</text:p>
          </table:table-cell>
          <table:table-cell office:value-type="float" office:value="330.1106" calcext:value-type="float">
            <text:p>330.1106</text:p>
          </table:table-cell>
          <table:table-cell office:value-type="float" office:value="446.5739" calcext:value-type="float">
            <text:p>446.5739</text:p>
          </table:table-cell>
          <table:table-cell office:value-type="float" office:value="384.7336" calcext:value-type="float">
            <text:p>384.7336</text:p>
          </table:table-cell>
          <table:table-cell office:value-type="float" office:value="324.5945" calcext:value-type="float">
            <text:p>324.59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9" calcext:value-type="float">
            <text:p>29071999</text:p>
          </table:table-cell>
          <table:table-cell office:value-type="float" office:value="80.22004" calcext:value-type="float">
            <text:p>80.22004</text:p>
          </table:table-cell>
          <table:table-cell office:value-type="float" office:value="5616.686" calcext:value-type="float">
            <text:p>5616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30209" calcext:value-type="float">
            <text:p>-93.30209</text:p>
          </table:table-cell>
          <table:table-cell office:value-type="float" office:value="286.183" calcext:value-type="float">
            <text:p>286.183</text:p>
          </table:table-cell>
          <table:table-cell office:value-type="float" office:value="0" calcext:value-type="float">
            <text:p>0</text:p>
          </table:table-cell>
          <table:table-cell office:value-type="float" office:value="51.78843" calcext:value-type="float">
            <text:p>51.78843</text:p>
          </table:table-cell>
          <table:table-cell office:value-type="float" office:value="0.3332067" calcext:value-type="float">
            <text:p>0.3332067</text:p>
          </table:table-cell>
          <table:table-cell office:value-type="float" office:value="0.02468278" calcext:value-type="float">
            <text:p>0.02468278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060788" calcext:value-type="float">
            <text:p>0.3060788</text:p>
          </table:table-cell>
          <table:table-cell office:value-type="float" office:value="0.5437593" calcext:value-type="float">
            <text:p>0.5437593</text:p>
          </table:table-cell>
          <table:table-cell office:value-type="float" office:value="360" calcext:value-type="float">
            <text:p>360</text:p>
          </table:table-cell>
          <table:table-cell office:value-type="float" office:value="-94.12997" calcext:value-type="float">
            <text:p>-94.12997</text:p>
          </table:table-cell>
          <table:table-cell office:value-type="float" office:value="0" calcext:value-type="float">
            <text:p>0</text:p>
          </table:table-cell>
          <table:table-cell office:value-type="float" office:value="208.8093" calcext:value-type="float">
            <text:p>208.8093</text:p>
          </table:table-cell>
          <table:table-cell office:value-type="float" office:value="280.6314" calcext:value-type="float">
            <text:p>280.6314</text:p>
          </table:table-cell>
          <table:table-cell office:value-type="float" office:value="920.8305" calcext:value-type="float">
            <text:p>920.8305</text:p>
          </table:table-cell>
          <table:table-cell office:value-type="float" office:value="901.1828" calcext:value-type="float">
            <text:p>901.1828</text:p>
          </table:table-cell>
          <table:table-cell office:value-type="float" office:value="890.2788" calcext:value-type="float">
            <text:p>890.2788</text:p>
          </table:table-cell>
          <table:table-cell office:value-type="float" office:value="902.7352" calcext:value-type="float">
            <text:p>902.7352</text:p>
          </table:table-cell>
          <table:table-cell office:value-type="float" office:value="330.0639" calcext:value-type="float">
            <text:p>330.0639</text:p>
          </table:table-cell>
          <table:table-cell office:value-type="float" office:value="446.5338" calcext:value-type="float">
            <text:p>446.5338</text:p>
          </table:table-cell>
          <table:table-cell office:value-type="float" office:value="384.715" calcext:value-type="float">
            <text:p>384.715</text:p>
          </table:table-cell>
          <table:table-cell office:value-type="float" office:value="324.5855" calcext:value-type="float">
            <text:p>324.58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9" calcext:value-type="float">
            <text:p>30071999</text:p>
          </table:table-cell>
          <table:table-cell office:value-type="float" office:value="79.83894" calcext:value-type="float">
            <text:p>79.83894</text:p>
          </table:table-cell>
          <table:table-cell office:value-type="float" office:value="5615.725" calcext:value-type="float">
            <text:p>5615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58687" calcext:value-type="float">
            <text:p>-94.58687</text:p>
          </table:table-cell>
          <table:table-cell office:value-type="float" office:value="290.2271" calcext:value-type="float">
            <text:p>290.2271</text:p>
          </table:table-cell>
          <table:table-cell office:value-type="float" office:value="0" calcext:value-type="float">
            <text:p>0</text:p>
          </table:table-cell>
          <table:table-cell office:value-type="float" office:value="51.54938" calcext:value-type="float">
            <text:p>51.54938</text:p>
          </table:table-cell>
          <table:table-cell office:value-type="float" office:value="0.3267708" calcext:value-type="float">
            <text:p>0.3267708</text:p>
          </table:table-cell>
          <table:table-cell office:value-type="float" office:value="0.02484342" calcext:value-type="float">
            <text:p>0.02484342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077109" calcext:value-type="float">
            <text:p>0.3077109</text:p>
          </table:table-cell>
          <table:table-cell office:value-type="float" office:value="0.545554" calcext:value-type="float">
            <text:p>0.545554</text:p>
          </table:table-cell>
          <table:table-cell office:value-type="float" office:value="360" calcext:value-type="float">
            <text:p>360</text:p>
          </table:table-cell>
          <table:table-cell office:value-type="float" office:value="-95.41801" calcext:value-type="float">
            <text:p>-95.41801</text:p>
          </table:table-cell>
          <table:table-cell office:value-type="float" office:value="0" calcext:value-type="float">
            <text:p>0</text:p>
          </table:table-cell>
          <table:table-cell office:value-type="float" office:value="208.8414" calcext:value-type="float">
            <text:p>208.8414</text:p>
          </table:table-cell>
          <table:table-cell office:value-type="float" office:value="280.5161" calcext:value-type="float">
            <text:p>280.5161</text:p>
          </table:table-cell>
          <table:table-cell office:value-type="float" office:value="920.4278" calcext:value-type="float">
            <text:p>920.4278</text:p>
          </table:table-cell>
          <table:table-cell office:value-type="float" office:value="900.8406" calcext:value-type="float">
            <text:p>900.8406</text:p>
          </table:table-cell>
          <table:table-cell office:value-type="float" office:value="890.0652" calcext:value-type="float">
            <text:p>890.0652</text:p>
          </table:table-cell>
          <table:table-cell office:value-type="float" office:value="902.5609" calcext:value-type="float">
            <text:p>902.5609</text:p>
          </table:table-cell>
          <table:table-cell office:value-type="float" office:value="330.0153" calcext:value-type="float">
            <text:p>330.0153</text:p>
          </table:table-cell>
          <table:table-cell office:value-type="float" office:value="446.492" calcext:value-type="float">
            <text:p>446.492</text:p>
          </table:table-cell>
          <table:table-cell office:value-type="float" office:value="384.6951" calcext:value-type="float">
            <text:p>384.6951</text:p>
          </table:table-cell>
          <table:table-cell office:value-type="float" office:value="324.5766" calcext:value-type="float">
            <text:p>324.576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9" calcext:value-type="float">
            <text:p>31071999</text:p>
          </table:table-cell>
          <table:table-cell office:value-type="float" office:value="79.4702" calcext:value-type="float">
            <text:p>79.4702</text:p>
          </table:table-cell>
          <table:table-cell office:value-type="float" office:value="5614.769" calcext:value-type="float">
            <text:p>5614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5946" calcext:value-type="float">
            <text:p>-95.85946</text:p>
          </table:table-cell>
          <table:table-cell office:value-type="float" office:value="292.0471" calcext:value-type="float">
            <text:p>292.0471</text:p>
          </table:table-cell>
          <table:table-cell office:value-type="float" office:value="0" calcext:value-type="float">
            <text:p>0</text:p>
          </table:table-cell>
          <table:table-cell office:value-type="float" office:value="51.44304" calcext:value-type="float">
            <text:p>51.44304</text:p>
          </table:table-cell>
          <table:table-cell office:value-type="float" office:value="0.3206144" calcext:value-type="float">
            <text:p>0.3206144</text:p>
          </table:table-cell>
          <table:table-cell office:value-type="float" office:value="0.0250265" calcext:value-type="float">
            <text:p>0.0250265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088572" calcext:value-type="float">
            <text:p>0.3088572</text:p>
          </table:table-cell>
          <table:table-cell office:value-type="float" office:value="0.54658" calcext:value-type="float">
            <text:p>0.54658</text:p>
          </table:table-cell>
          <table:table-cell office:value-type="float" office:value="360" calcext:value-type="float">
            <text:p>360</text:p>
          </table:table-cell>
          <table:table-cell office:value-type="float" office:value="-96.6926" calcext:value-type="float">
            <text:p>-96.6926</text:p>
          </table:table-cell>
          <table:table-cell office:value-type="float" office:value="0" calcext:value-type="float">
            <text:p>0</text:p>
          </table:table-cell>
          <table:table-cell office:value-type="float" office:value="208.8737" calcext:value-type="float">
            <text:p>208.8737</text:p>
          </table:table-cell>
          <table:table-cell office:value-type="float" office:value="280.4055" calcext:value-type="float">
            <text:p>280.4055</text:p>
          </table:table-cell>
          <table:table-cell office:value-type="float" office:value="920.0381" calcext:value-type="float">
            <text:p>920.0381</text:p>
          </table:table-cell>
          <table:table-cell office:value-type="float" office:value="900.5079" calcext:value-type="float">
            <text:p>900.5079</text:p>
          </table:table-cell>
          <table:table-cell office:value-type="float" office:value="889.8489" calcext:value-type="float">
            <text:p>889.8489</text:p>
          </table:table-cell>
          <table:table-cell office:value-type="float" office:value="902.3836" calcext:value-type="float">
            <text:p>902.3836</text:p>
          </table:table-cell>
          <table:table-cell office:value-type="float" office:value="329.9649" calcext:value-type="float">
            <text:p>329.9649</text:p>
          </table:table-cell>
          <table:table-cell office:value-type="float" office:value="446.4474" calcext:value-type="float">
            <text:p>446.4474</text:p>
          </table:table-cell>
          <table:table-cell office:value-type="float" office:value="384.6751" calcext:value-type="float">
            <text:p>384.6751</text:p>
          </table:table-cell>
          <table:table-cell office:value-type="float" office:value="324.5676" calcext:value-type="float">
            <text:p>324.56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9" calcext:value-type="float">
            <text:p>1081999</text:p>
          </table:table-cell>
          <table:table-cell office:value-type="float" office:value="79.11002" calcext:value-type="float">
            <text:p>79.11002</text:p>
          </table:table-cell>
          <table:table-cell office:value-type="float" office:value="5613.841" calcext:value-type="float">
            <text:p>5613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09149" calcext:value-type="float">
            <text:p>-97.09149</text:p>
          </table:table-cell>
          <table:table-cell office:value-type="float" office:value="297.7621" calcext:value-type="float">
            <text:p>297.7621</text:p>
          </table:table-cell>
          <table:table-cell office:value-type="float" office:value="0" calcext:value-type="float">
            <text:p>0</text:p>
          </table:table-cell>
          <table:table-cell office:value-type="float" office:value="51.27019" calcext:value-type="float">
            <text:p>51.27019</text:p>
          </table:table-cell>
          <table:table-cell office:value-type="float" office:value="0.3144926" calcext:value-type="float">
            <text:p>0.3144926</text:p>
          </table:table-cell>
          <table:table-cell office:value-type="float" office:value="0.02522128" calcext:value-type="float">
            <text:p>0.02522128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096875" calcext:value-type="float">
            <text:p>0.3096875</text:p>
          </table:table-cell>
          <table:table-cell office:value-type="float" office:value="0.5471225" calcext:value-type="float">
            <text:p>0.5471225</text:p>
          </table:table-cell>
          <table:table-cell office:value-type="float" office:value="360" calcext:value-type="float">
            <text:p>360</text:p>
          </table:table-cell>
          <table:table-cell office:value-type="float" office:value="-97.9258" calcext:value-type="float">
            <text:p>-97.9258</text:p>
          </table:table-cell>
          <table:table-cell office:value-type="float" office:value="0" calcext:value-type="float">
            <text:p>0</text:p>
          </table:table-cell>
          <table:table-cell office:value-type="float" office:value="208.9038" calcext:value-type="float">
            <text:p>208.9038</text:p>
          </table:table-cell>
          <table:table-cell office:value-type="float" office:value="280.2969" calcext:value-type="float">
            <text:p>280.2969</text:p>
          </table:table-cell>
          <table:table-cell office:value-type="float" office:value="919.6592" calcext:value-type="float">
            <text:p>919.6592</text:p>
          </table:table-cell>
          <table:table-cell office:value-type="float" office:value="900.181" calcext:value-type="float">
            <text:p>900.181</text:p>
          </table:table-cell>
          <table:table-cell office:value-type="float" office:value="889.6435" calcext:value-type="float">
            <text:p>889.6435</text:p>
          </table:table-cell>
          <table:table-cell office:value-type="float" office:value="902.2139" calcext:value-type="float">
            <text:p>902.2139</text:p>
          </table:table-cell>
          <table:table-cell office:value-type="float" office:value="329.9168" calcext:value-type="float">
            <text:p>329.9168</text:p>
          </table:table-cell>
          <table:table-cell office:value-type="float" office:value="446.4028" calcext:value-type="float">
            <text:p>446.4028</text:p>
          </table:table-cell>
          <table:table-cell office:value-type="float" office:value="384.6549" calcext:value-type="float">
            <text:p>384.6549</text:p>
          </table:table-cell>
          <table:table-cell office:value-type="float" office:value="324.5586" calcext:value-type="float">
            <text:p>324.558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9" calcext:value-type="float">
            <text:p>2081999</text:p>
          </table:table-cell>
          <table:table-cell office:value-type="float" office:value="78.79257" calcext:value-type="float">
            <text:p>78.79257</text:p>
          </table:table-cell>
          <table:table-cell office:value-type="float" office:value="5612.985" calcext:value-type="float">
            <text:p>5612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23083" calcext:value-type="float">
            <text:p>-98.23083</text:p>
          </table:table-cell>
          <table:table-cell office:value-type="float" office:value="298.5223" calcext:value-type="float">
            <text:p>298.5223</text:p>
          </table:table-cell>
          <table:table-cell office:value-type="float" office:value="0" calcext:value-type="float">
            <text:p>0</text:p>
          </table:table-cell>
          <table:table-cell office:value-type="float" office:value="51.19764" calcext:value-type="float">
            <text:p>51.19764</text:p>
          </table:table-cell>
          <table:table-cell office:value-type="float" office:value="0.3088483" calcext:value-type="float">
            <text:p>0.3088483</text:p>
          </table:table-cell>
          <table:table-cell office:value-type="float" office:value="0.02543492" calcext:value-type="float">
            <text:p>0.02543492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03116" calcext:value-type="float">
            <text:p>0.3103116</text:p>
          </table:table-cell>
          <table:table-cell office:value-type="float" office:value="0.5473385" calcext:value-type="float">
            <text:p>0.5473385</text:p>
          </table:table-cell>
          <table:table-cell office:value-type="float" office:value="360" calcext:value-type="float">
            <text:p>360</text:p>
          </table:table-cell>
          <table:table-cell office:value-type="float" office:value="-99.06577" calcext:value-type="float">
            <text:p>-99.06577</text:p>
          </table:table-cell>
          <table:table-cell office:value-type="float" office:value="0" calcext:value-type="float">
            <text:p>0</text:p>
          </table:table-cell>
          <table:table-cell office:value-type="float" office:value="208.9337" calcext:value-type="float">
            <text:p>208.9337</text:p>
          </table:table-cell>
          <table:table-cell office:value-type="float" office:value="280.2028" calcext:value-type="float">
            <text:p>280.2028</text:p>
          </table:table-cell>
          <table:table-cell office:value-type="float" office:value="919.3266" calcext:value-type="float">
            <text:p>919.3266</text:p>
          </table:table-cell>
          <table:table-cell office:value-type="float" office:value="899.885" calcext:value-type="float">
            <text:p>899.885</text:p>
          </table:table-cell>
          <table:table-cell office:value-type="float" office:value="889.4514" calcext:value-type="float">
            <text:p>889.4514</text:p>
          </table:table-cell>
          <table:table-cell office:value-type="float" office:value="902.0517" calcext:value-type="float">
            <text:p>902.0517</text:p>
          </table:table-cell>
          <table:table-cell office:value-type="float" office:value="329.8698" calcext:value-type="float">
            <text:p>329.8698</text:p>
          </table:table-cell>
          <table:table-cell office:value-type="float" office:value="446.3584" calcext:value-type="float">
            <text:p>446.3584</text:p>
          </table:table-cell>
          <table:table-cell office:value-type="float" office:value="384.6347" calcext:value-type="float">
            <text:p>384.6347</text:p>
          </table:table-cell>
          <table:table-cell office:value-type="float" office:value="324.5495" calcext:value-type="float">
            <text:p>324.54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9" calcext:value-type="float">
            <text:p>3081999</text:p>
          </table:table-cell>
          <table:table-cell office:value-type="float" office:value="78.49745" calcext:value-type="float">
            <text:p>78.49745</text:p>
          </table:table-cell>
          <table:table-cell office:value-type="float" office:value="5612.19" calcext:value-type="float">
            <text:p>561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28252" calcext:value-type="float">
            <text:p>-99.28252</text:p>
          </table:table-cell>
          <table:table-cell office:value-type="float" office:value="304.854" calcext:value-type="float">
            <text:p>304.854</text:p>
          </table:table-cell>
          <table:table-cell office:value-type="float" office:value="0" calcext:value-type="float">
            <text:p>0</text:p>
          </table:table-cell>
          <table:table-cell office:value-type="float" office:value="51.12013" calcext:value-type="float">
            <text:p>51.12013</text:p>
          </table:table-cell>
          <table:table-cell office:value-type="float" office:value="0.303805" calcext:value-type="float">
            <text:p>0.303805</text:p>
          </table:table-cell>
          <table:table-cell office:value-type="float" office:value="0.02566357" calcext:value-type="float">
            <text:p>0.02566357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08363" calcext:value-type="float">
            <text:p>0.3108363</text:p>
          </table:table-cell>
          <table:table-cell office:value-type="float" office:value="0.5473388" calcext:value-type="float">
            <text:p>0.5473388</text:p>
          </table:table-cell>
          <table:table-cell office:value-type="float" office:value="360" calcext:value-type="float">
            <text:p>360</text:p>
          </table:table-cell>
          <table:table-cell office:value-type="float" office:value="-100.1178" calcext:value-type="float">
            <text:p>-100.1178</text:p>
          </table:table-cell>
          <table:table-cell office:value-type="float" office:value="0" calcext:value-type="float">
            <text:p>0</text:p>
          </table:table-cell>
          <table:table-cell office:value-type="float" office:value="208.9609" calcext:value-type="float">
            <text:p>208.9609</text:p>
          </table:table-cell>
          <table:table-cell office:value-type="float" office:value="280.1122" calcext:value-type="float">
            <text:p>280.1122</text:p>
          </table:table-cell>
          <table:table-cell office:value-type="float" office:value="919.0132" calcext:value-type="float">
            <text:p>919.0132</text:p>
          </table:table-cell>
          <table:table-cell office:value-type="float" office:value="899.6173" calcext:value-type="float">
            <text:p>899.6173</text:p>
          </table:table-cell>
          <table:table-cell office:value-type="float" office:value="889.2723" calcext:value-type="float">
            <text:p>889.2723</text:p>
          </table:table-cell>
          <table:table-cell office:value-type="float" office:value="901.9036" calcext:value-type="float">
            <text:p>901.9036</text:p>
          </table:table-cell>
          <table:table-cell office:value-type="float" office:value="329.8264" calcext:value-type="float">
            <text:p>329.8264</text:p>
          </table:table-cell>
          <table:table-cell office:value-type="float" office:value="446.318" calcext:value-type="float">
            <text:p>446.318</text:p>
          </table:table-cell>
          <table:table-cell office:value-type="float" office:value="384.6146" calcext:value-type="float">
            <text:p>384.6146</text:p>
          </table:table-cell>
          <table:table-cell office:value-type="float" office:value="324.5403" calcext:value-type="float">
            <text:p>324.54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9" calcext:value-type="float">
            <text:p>4081999</text:p>
          </table:table-cell>
          <table:table-cell office:value-type="float" office:value="78.24613" calcext:value-type="float">
            <text:p>78.24613</text:p>
          </table:table-cell>
          <table:table-cell office:value-type="float" office:value="5611.51" calcext:value-type="float">
            <text:p>561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1963" calcext:value-type="float">
            <text:p>-100.1963</text:p>
          </table:table-cell>
          <table:table-cell office:value-type="float" office:value="306.7057" calcext:value-type="float">
            <text:p>306.7057</text:p>
          </table:table-cell>
          <table:table-cell office:value-type="float" office:value="0" calcext:value-type="float">
            <text:p>0</text:p>
          </table:table-cell>
          <table:table-cell office:value-type="float" office:value="51.06604" calcext:value-type="float">
            <text:p>51.06604</text:p>
          </table:table-cell>
          <table:table-cell office:value-type="float" office:value="0.2994229" calcext:value-type="float">
            <text:p>0.2994229</text:p>
          </table:table-cell>
          <table:table-cell office:value-type="float" office:value="0.02593463" calcext:value-type="float">
            <text:p>0.02593463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13315" calcext:value-type="float">
            <text:p>0.3113315</text:p>
          </table:table-cell>
          <table:table-cell office:value-type="float" office:value="0.5472824" calcext:value-type="float">
            <text:p>0.5472824</text:p>
          </table:table-cell>
          <table:table-cell office:value-type="float" office:value="360" calcext:value-type="float">
            <text:p>360</text:p>
          </table:table-cell>
          <table:table-cell office:value-type="float" office:value="-101.0317" calcext:value-type="float">
            <text:p>-101.0317</text:p>
          </table:table-cell>
          <table:table-cell office:value-type="float" office:value="0" calcext:value-type="float">
            <text:p>0</text:p>
          </table:table-cell>
          <table:table-cell office:value-type="float" office:value="208.9786" calcext:value-type="float">
            <text:p>208.9786</text:p>
          </table:table-cell>
          <table:table-cell office:value-type="float" office:value="280.0428" calcext:value-type="float">
            <text:p>280.0428</text:p>
          </table:table-cell>
          <table:table-cell office:value-type="float" office:value="918.7629" calcext:value-type="float">
            <text:p>918.7629</text:p>
          </table:table-cell>
          <table:table-cell office:value-type="float" office:value="899.389" calcext:value-type="float">
            <text:p>899.389</text:p>
          </table:table-cell>
          <table:table-cell office:value-type="float" office:value="889.118" calcext:value-type="float">
            <text:p>889.118</text:p>
          </table:table-cell>
          <table:table-cell office:value-type="float" office:value="901.7684" calcext:value-type="float">
            <text:p>901.7684</text:p>
          </table:table-cell>
          <table:table-cell office:value-type="float" office:value="329.7868" calcext:value-type="float">
            <text:p>329.7868</text:p>
          </table:table-cell>
          <table:table-cell office:value-type="float" office:value="446.2797" calcext:value-type="float">
            <text:p>446.2797</text:p>
          </table:table-cell>
          <table:table-cell office:value-type="float" office:value="384.5947" calcext:value-type="float">
            <text:p>384.5947</text:p>
          </table:table-cell>
          <table:table-cell office:value-type="float" office:value="324.5312" calcext:value-type="float">
            <text:p>324.53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9" calcext:value-type="float">
            <text:p>5081999</text:p>
          </table:table-cell>
          <table:table-cell office:value-type="float" office:value="77.99526" calcext:value-type="float">
            <text:p>77.99526</text:p>
          </table:table-cell>
          <table:table-cell office:value-type="float" office:value="5610.854" calcext:value-type="float">
            <text:p>5610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0829" calcext:value-type="float">
            <text:p>-101.0829</text:p>
          </table:table-cell>
          <table:table-cell office:value-type="float" office:value="310.9895" calcext:value-type="float">
            <text:p>310.9895</text:p>
          </table:table-cell>
          <table:table-cell office:value-type="float" office:value="0" calcext:value-type="float">
            <text:p>0</text:p>
          </table:table-cell>
          <table:table-cell office:value-type="float" office:value="50.99548" calcext:value-type="float">
            <text:p>50.99548</text:p>
          </table:table-cell>
          <table:table-cell office:value-type="float" office:value="0.2944938" calcext:value-type="float">
            <text:p>0.2944938</text:p>
          </table:table-cell>
          <table:table-cell office:value-type="float" office:value="0.02617003" calcext:value-type="float">
            <text:p>0.02617003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17876" calcext:value-type="float">
            <text:p>0.3117876</text:p>
          </table:table-cell>
          <table:table-cell office:value-type="float" office:value="0.5471346" calcext:value-type="float">
            <text:p>0.5471346</text:p>
          </table:table-cell>
          <table:table-cell office:value-type="float" office:value="360" calcext:value-type="float">
            <text:p>360</text:p>
          </table:table-cell>
          <table:table-cell office:value-type="float" office:value="-101.9184" calcext:value-type="float">
            <text:p>-101.9184</text:p>
          </table:table-cell>
          <table:table-cell office:value-type="float" office:value="0" calcext:value-type="float">
            <text:p>0</text:p>
          </table:table-cell>
          <table:table-cell office:value-type="float" office:value="208.9967" calcext:value-type="float">
            <text:p>208.9967</text:p>
          </table:table-cell>
          <table:table-cell office:value-type="float" office:value="279.9655" calcext:value-type="float">
            <text:p>279.9655</text:p>
          </table:table-cell>
          <table:table-cell office:value-type="float" office:value="918.5053" calcext:value-type="float">
            <text:p>918.5053</text:p>
          </table:table-cell>
          <table:table-cell office:value-type="float" office:value="899.1643" calcext:value-type="float">
            <text:p>899.1643</text:p>
          </table:table-cell>
          <table:table-cell office:value-type="float" office:value="888.9778" calcext:value-type="float">
            <text:p>888.9778</text:p>
          </table:table-cell>
          <table:table-cell office:value-type="float" office:value="901.6469" calcext:value-type="float">
            <text:p>901.6469</text:p>
          </table:table-cell>
          <table:table-cell office:value-type="float" office:value="329.7513" calcext:value-type="float">
            <text:p>329.7513</text:p>
          </table:table-cell>
          <table:table-cell office:value-type="float" office:value="446.2435" calcext:value-type="float">
            <text:p>446.2435</text:p>
          </table:table-cell>
          <table:table-cell office:value-type="float" office:value="384.5761" calcext:value-type="float">
            <text:p>384.5761</text:p>
          </table:table-cell>
          <table:table-cell office:value-type="float" office:value="324.5221" calcext:value-type="float">
            <text:p>324.52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9" calcext:value-type="float">
            <text:p>6081999</text:p>
          </table:table-cell>
          <table:table-cell office:value-type="float" office:value="77.7827" calcext:value-type="float">
            <text:p>77.7827</text:p>
          </table:table-cell>
          <table:table-cell office:value-type="float" office:value="5610.262" calcext:value-type="float">
            <text:p>5610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8331" calcext:value-type="float">
            <text:p>-101.8331</text:p>
          </table:table-cell>
          <table:table-cell office:value-type="float" office:value="312.4818" calcext:value-type="float">
            <text:p>312.4818</text:p>
          </table:table-cell>
          <table:table-cell office:value-type="float" office:value="0" calcext:value-type="float">
            <text:p>0</text:p>
          </table:table-cell>
          <table:table-cell office:value-type="float" office:value="50.94206" calcext:value-type="float">
            <text:p>50.94206</text:p>
          </table:table-cell>
          <table:table-cell office:value-type="float" office:value="0.2908292" calcext:value-type="float">
            <text:p>0.2908292</text:p>
          </table:table-cell>
          <table:table-cell office:value-type="float" office:value="0.02641919" calcext:value-type="float">
            <text:p>0.02641919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22334" calcext:value-type="float">
            <text:p>0.3122334</text:p>
          </table:table-cell>
          <table:table-cell office:value-type="float" office:value="0.5469716" calcext:value-type="float">
            <text:p>0.5469716</text:p>
          </table:table-cell>
          <table:table-cell office:value-type="float" office:value="360" calcext:value-type="float">
            <text:p>360</text:p>
          </table:table-cell>
          <table:table-cell office:value-type="float" office:value="-102.6686" calcext:value-type="float">
            <text:p>-102.6686</text:p>
          </table:table-cell>
          <table:table-cell office:value-type="float" office:value="0" calcext:value-type="float">
            <text:p>0</text:p>
          </table:table-cell>
          <table:table-cell office:value-type="float" office:value="209.0119" calcext:value-type="float">
            <text:p>209.0119</text:p>
          </table:table-cell>
          <table:table-cell office:value-type="float" office:value="279.9055" calcext:value-type="float">
            <text:p>279.9055</text:p>
          </table:table-cell>
          <table:table-cell office:value-type="float" office:value="918.2922" calcext:value-type="float">
            <text:p>918.2922</text:p>
          </table:table-cell>
          <table:table-cell office:value-type="float" office:value="898.9655" calcext:value-type="float">
            <text:p>898.9655</text:p>
          </table:table-cell>
          <table:table-cell office:value-type="float" office:value="888.8471" calcext:value-type="float">
            <text:p>888.8471</text:p>
          </table:table-cell>
          <table:table-cell office:value-type="float" office:value="901.5292" calcext:value-type="float">
            <text:p>901.5292</text:p>
          </table:table-cell>
          <table:table-cell office:value-type="float" office:value="329.7172" calcext:value-type="float">
            <text:p>329.7172</text:p>
          </table:table-cell>
          <table:table-cell office:value-type="float" office:value="446.208" calcext:value-type="float">
            <text:p>446.208</text:p>
          </table:table-cell>
          <table:table-cell office:value-type="float" office:value="384.5597" calcext:value-type="float">
            <text:p>384.5597</text:p>
          </table:table-cell>
          <table:table-cell office:value-type="float" office:value="324.513" calcext:value-type="float">
            <text:p>324.5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9" calcext:value-type="float">
            <text:p>7081999</text:p>
          </table:table-cell>
          <table:table-cell office:value-type="float" office:value="77.56535" calcext:value-type="float">
            <text:p>77.56535</text:p>
          </table:table-cell>
          <table:table-cell office:value-type="float" office:value="5609.688" calcext:value-type="float">
            <text:p>5609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6168" calcext:value-type="float">
            <text:p>-102.6168</text:p>
          </table:table-cell>
          <table:table-cell office:value-type="float" office:value="313.4792" calcext:value-type="float">
            <text:p>313.4792</text:p>
          </table:table-cell>
          <table:table-cell office:value-type="float" office:value="0" calcext:value-type="float">
            <text:p>0</text:p>
          </table:table-cell>
          <table:table-cell office:value-type="float" office:value="50.87571" calcext:value-type="float">
            <text:p>50.87571</text:p>
          </table:table-cell>
          <table:table-cell office:value-type="float" office:value="0.2862418" calcext:value-type="float">
            <text:p>0.2862418</text:p>
          </table:table-cell>
          <table:table-cell office:value-type="float" office:value="0.02665777" calcext:value-type="float">
            <text:p>0.02665777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33183" calcext:value-type="float">
            <text:p>0.3133183</text:p>
          </table:table-cell>
          <table:table-cell office:value-type="float" office:value="0.5478023" calcext:value-type="float">
            <text:p>0.5478023</text:p>
          </table:table-cell>
          <table:table-cell office:value-type="float" office:value="360" calcext:value-type="float">
            <text:p>360</text:p>
          </table:table-cell>
          <table:table-cell office:value-type="float" office:value="-103.454" calcext:value-type="float">
            <text:p>-103.454</text:p>
          </table:table-cell>
          <table:table-cell office:value-type="float" office:value="0" calcext:value-type="float">
            <text:p>0</text:p>
          </table:table-cell>
          <table:table-cell office:value-type="float" office:value="209.0253" calcext:value-type="float">
            <text:p>209.0253</text:p>
          </table:table-cell>
          <table:table-cell office:value-type="float" office:value="279.8375" calcext:value-type="float">
            <text:p>279.8375</text:p>
          </table:table-cell>
          <table:table-cell office:value-type="float" office:value="918.0696" calcext:value-type="float">
            <text:p>918.0696</text:p>
          </table:table-cell>
          <table:table-cell office:value-type="float" office:value="898.7696" calcext:value-type="float">
            <text:p>898.7696</text:p>
          </table:table-cell>
          <table:table-cell office:value-type="float" office:value="888.7266" calcext:value-type="float">
            <text:p>888.7266</text:p>
          </table:table-cell>
          <table:table-cell office:value-type="float" office:value="901.4241" calcext:value-type="float">
            <text:p>901.4241</text:p>
          </table:table-cell>
          <table:table-cell office:value-type="float" office:value="329.6865" calcext:value-type="float">
            <text:p>329.6865</text:p>
          </table:table-cell>
          <table:table-cell office:value-type="float" office:value="446.1772" calcext:value-type="float">
            <text:p>446.1772</text:p>
          </table:table-cell>
          <table:table-cell office:value-type="float" office:value="384.5437" calcext:value-type="float">
            <text:p>384.5437</text:p>
          </table:table-cell>
          <table:table-cell office:value-type="float" office:value="324.5039" calcext:value-type="float">
            <text:p>324.50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9" calcext:value-type="float">
            <text:p>8081999</text:p>
          </table:table-cell>
          <table:table-cell office:value-type="float" office:value="77.35894" calcext:value-type="float">
            <text:p>77.35894</text:p>
          </table:table-cell>
          <table:table-cell office:value-type="float" office:value="5609.142" calcext:value-type="float">
            <text:p>5609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1748" calcext:value-type="float">
            <text:p>-103.1748</text:p>
          </table:table-cell>
          <table:table-cell office:value-type="float" office:value="314.5805" calcext:value-type="float">
            <text:p>314.5805</text:p>
          </table:table-cell>
          <table:table-cell office:value-type="float" office:value="0" calcext:value-type="float">
            <text:p>0</text:p>
          </table:table-cell>
          <table:table-cell office:value-type="float" office:value="50.83364" calcext:value-type="float">
            <text:p>50.83364</text:p>
          </table:table-cell>
          <table:table-cell office:value-type="float" office:value="0.2826079" calcext:value-type="float">
            <text:p>0.2826079</text:p>
          </table:table-cell>
          <table:table-cell office:value-type="float" office:value="0.02679559" calcext:value-type="float">
            <text:p>0.02679559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61958" calcext:value-type="float">
            <text:p>0.3161958</text:p>
          </table:table-cell>
          <table:table-cell office:value-type="float" office:value="0.5563343" calcext:value-type="float">
            <text:p>0.5563343</text:p>
          </table:table-cell>
          <table:table-cell office:value-type="float" office:value="360" calcext:value-type="float">
            <text:p>360</text:p>
          </table:table-cell>
          <table:table-cell office:value-type="float" office:value="-104.0233" calcext:value-type="float">
            <text:p>-104.0233</text:p>
          </table:table-cell>
          <table:table-cell office:value-type="float" office:value="0" calcext:value-type="float">
            <text:p>0</text:p>
          </table:table-cell>
          <table:table-cell office:value-type="float" office:value="209.0313" calcext:value-type="float">
            <text:p>209.0313</text:p>
          </table:table-cell>
          <table:table-cell office:value-type="float" office:value="279.7778" calcext:value-type="float">
            <text:p>279.7778</text:p>
          </table:table-cell>
          <table:table-cell office:value-type="float" office:value="917.8673" calcext:value-type="float">
            <text:p>917.8673</text:p>
          </table:table-cell>
          <table:table-cell office:value-type="float" office:value="898.5836" calcext:value-type="float">
            <text:p>898.5836</text:p>
          </table:table-cell>
          <table:table-cell office:value-type="float" office:value="888.6073" calcext:value-type="float">
            <text:p>888.6073</text:p>
          </table:table-cell>
          <table:table-cell office:value-type="float" office:value="901.3202" calcext:value-type="float">
            <text:p>901.3202</text:p>
          </table:table-cell>
          <table:table-cell office:value-type="float" office:value="329.6558" calcext:value-type="float">
            <text:p>329.6558</text:p>
          </table:table-cell>
          <table:table-cell office:value-type="float" office:value="446.1473" calcext:value-type="float">
            <text:p>446.1473</text:p>
          </table:table-cell>
          <table:table-cell office:value-type="float" office:value="384.5283" calcext:value-type="float">
            <text:p>384.5283</text:p>
          </table:table-cell>
          <table:table-cell office:value-type="float" office:value="324.495" calcext:value-type="float">
            <text:p>324.4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9" calcext:value-type="float">
            <text:p>9081999</text:p>
          </table:table-cell>
          <table:table-cell office:value-type="float" office:value="77.16856" calcext:value-type="float">
            <text:p>77.16856</text:p>
          </table:table-cell>
          <table:table-cell office:value-type="float" office:value="5608.627" calcext:value-type="float">
            <text:p>5608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925" calcext:value-type="float">
            <text:p>-103.925</text:p>
          </table:table-cell>
          <table:table-cell office:value-type="float" office:value="316.9243" calcext:value-type="float">
            <text:p>316.9243</text:p>
          </table:table-cell>
          <table:table-cell office:value-type="float" office:value="0" calcext:value-type="float">
            <text:p>0</text:p>
          </table:table-cell>
          <table:table-cell office:value-type="float" office:value="50.77619" calcext:value-type="float">
            <text:p>50.77619</text:p>
          </table:table-cell>
          <table:table-cell office:value-type="float" office:value="0.2785789" calcext:value-type="float">
            <text:p>0.2785789</text:p>
          </table:table-cell>
          <table:table-cell office:value-type="float" office:value="0.02697566" calcext:value-type="float">
            <text:p>0.02697566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18735" calcext:value-type="float">
            <text:p>0.318735</text:p>
          </table:table-cell>
          <table:table-cell office:value-type="float" office:value="0.5624229" calcext:value-type="float">
            <text:p>0.5624229</text:p>
          </table:table-cell>
          <table:table-cell office:value-type="float" office:value="360" calcext:value-type="float">
            <text:p>360</text:p>
          </table:table-cell>
          <table:table-cell office:value-type="float" office:value="-104.7819" calcext:value-type="float">
            <text:p>-104.7819</text:p>
          </table:table-cell>
          <table:table-cell office:value-type="float" office:value="0" calcext:value-type="float">
            <text:p>0</text:p>
          </table:table-cell>
          <table:table-cell office:value-type="float" office:value="209.0424" calcext:value-type="float">
            <text:p>209.0424</text:p>
          </table:table-cell>
          <table:table-cell office:value-type="float" office:value="279.7204" calcext:value-type="float">
            <text:p>279.7204</text:p>
          </table:table-cell>
          <table:table-cell office:value-type="float" office:value="917.6755" calcext:value-type="float">
            <text:p>917.6755</text:p>
          </table:table-cell>
          <table:table-cell office:value-type="float" office:value="898.4096" calcext:value-type="float">
            <text:p>898.4096</text:p>
          </table:table-cell>
          <table:table-cell office:value-type="float" office:value="888.4957" calcext:value-type="float">
            <text:p>888.4957</text:p>
          </table:table-cell>
          <table:table-cell office:value-type="float" office:value="901.2243" calcext:value-type="float">
            <text:p>901.2243</text:p>
          </table:table-cell>
          <table:table-cell office:value-type="float" office:value="329.628" calcext:value-type="float">
            <text:p>329.628</text:p>
          </table:table-cell>
          <table:table-cell office:value-type="float" office:value="446.1189" calcext:value-type="float">
            <text:p>446.1189</text:p>
          </table:table-cell>
          <table:table-cell office:value-type="float" office:value="384.5131" calcext:value-type="float">
            <text:p>384.5131</text:p>
          </table:table-cell>
          <table:table-cell office:value-type="float" office:value="324.4861" calcext:value-type="float">
            <text:p>324.48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9" calcext:value-type="float">
            <text:p>10081999</text:p>
          </table:table-cell>
          <table:table-cell office:value-type="float" office:value="76.95808" calcext:value-type="float">
            <text:p>76.95808</text:p>
          </table:table-cell>
          <table:table-cell office:value-type="float" office:value="5608.056" calcext:value-type="float">
            <text:p>5608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6947" calcext:value-type="float">
            <text:p>-104.6947</text:p>
          </table:table-cell>
          <table:table-cell office:value-type="float" office:value="321.5988" calcext:value-type="float">
            <text:p>321.5988</text:p>
          </table:table-cell>
          <table:table-cell office:value-type="float" office:value="0" calcext:value-type="float">
            <text:p>0</text:p>
          </table:table-cell>
          <table:table-cell office:value-type="float" office:value="50.69899" calcext:value-type="float">
            <text:p>50.69899</text:p>
          </table:table-cell>
          <table:table-cell office:value-type="float" office:value="0.274084" calcext:value-type="float">
            <text:p>0.274084</text:p>
          </table:table-cell>
          <table:table-cell office:value-type="float" office:value="0.02718825" calcext:value-type="float">
            <text:p>0.02718825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05653" calcext:value-type="float">
            <text:p>0.3205653</text:p>
          </table:table-cell>
          <table:table-cell office:value-type="float" office:value="0.5651786" calcext:value-type="float">
            <text:p>0.5651786</text:p>
          </table:table-cell>
          <table:table-cell office:value-type="float" office:value="360" calcext:value-type="float">
            <text:p>360</text:p>
          </table:table-cell>
          <table:table-cell office:value-type="float" office:value="-105.556" calcext:value-type="float">
            <text:p>-105.556</text:p>
          </table:table-cell>
          <table:table-cell office:value-type="float" office:value="0" calcext:value-type="float">
            <text:p>0</text:p>
          </table:table-cell>
          <table:table-cell office:value-type="float" office:value="209.0601" calcext:value-type="float">
            <text:p>209.0601</text:p>
          </table:table-cell>
          <table:table-cell office:value-type="float" office:value="279.6488" calcext:value-type="float">
            <text:p>279.6488</text:p>
          </table:table-cell>
          <table:table-cell office:value-type="float" office:value="917.4476" calcext:value-type="float">
            <text:p>917.4476</text:p>
          </table:table-cell>
          <table:table-cell office:value-type="float" office:value="898.2123" calcext:value-type="float">
            <text:p>898.2123</text:p>
          </table:table-cell>
          <table:table-cell office:value-type="float" office:value="888.3785" calcext:value-type="float">
            <text:p>888.3785</text:p>
          </table:table-cell>
          <table:table-cell office:value-type="float" office:value="901.1235" calcext:value-type="float">
            <text:p>901.1235</text:p>
          </table:table-cell>
          <table:table-cell office:value-type="float" office:value="329.5994" calcext:value-type="float">
            <text:p>329.5994</text:p>
          </table:table-cell>
          <table:table-cell office:value-type="float" office:value="446.0907" calcext:value-type="float">
            <text:p>446.0907</text:p>
          </table:table-cell>
          <table:table-cell office:value-type="float" office:value="384.4982" calcext:value-type="float">
            <text:p>384.4982</text:p>
          </table:table-cell>
          <table:table-cell office:value-type="float" office:value="324.4773" calcext:value-type="float">
            <text:p>324.47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9" calcext:value-type="float">
            <text:p>11081999</text:p>
          </table:table-cell>
          <table:table-cell office:value-type="float" office:value="76.74618" calcext:value-type="float">
            <text:p>76.74618</text:p>
          </table:table-cell>
          <table:table-cell office:value-type="float" office:value="5607.466" calcext:value-type="float">
            <text:p>5607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4776" calcext:value-type="float">
            <text:p>-105.4776</text:p>
          </table:table-cell>
          <table:table-cell office:value-type="float" office:value="322.5641" calcext:value-type="float">
            <text:p>322.5641</text:p>
          </table:table-cell>
          <table:table-cell office:value-type="float" office:value="0" calcext:value-type="float">
            <text:p>0</text:p>
          </table:table-cell>
          <table:table-cell office:value-type="float" office:value="50.62777" calcext:value-type="float">
            <text:p>50.62777</text:p>
          </table:table-cell>
          <table:table-cell office:value-type="float" office:value="0.2695765" calcext:value-type="float">
            <text:p>0.2695765</text:p>
          </table:table-cell>
          <table:table-cell office:value-type="float" office:value="0.0274264" calcext:value-type="float">
            <text:p>0.0274264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17964" calcext:value-type="float">
            <text:p>0.3217964</text:p>
          </table:table-cell>
          <table:table-cell office:value-type="float" office:value="0.5666007" calcext:value-type="float">
            <text:p>0.5666007</text:p>
          </table:table-cell>
          <table:table-cell office:value-type="float" office:value="360" calcext:value-type="float">
            <text:p>360</text:p>
          </table:table-cell>
          <table:table-cell office:value-type="float" office:value="-106.3413" calcext:value-type="float">
            <text:p>-106.3413</text:p>
          </table:table-cell>
          <table:table-cell office:value-type="float" office:value="0" calcext:value-type="float">
            <text:p>0</text:p>
          </table:table-cell>
          <table:table-cell office:value-type="float" office:value="209.0792" calcext:value-type="float">
            <text:p>209.0792</text:p>
          </table:table-cell>
          <table:table-cell office:value-type="float" office:value="279.5794" calcext:value-type="float">
            <text:p>279.5794</text:p>
          </table:table-cell>
          <table:table-cell office:value-type="float" office:value="917.2183" calcext:value-type="float">
            <text:p>917.2183</text:p>
          </table:table-cell>
          <table:table-cell office:value-type="float" office:value="898.0104" calcext:value-type="float">
            <text:p>898.0104</text:p>
          </table:table-cell>
          <table:table-cell office:value-type="float" office:value="888.2537" calcext:value-type="float">
            <text:p>888.2537</text:p>
          </table:table-cell>
          <table:table-cell office:value-type="float" office:value="901.0165" calcext:value-type="float">
            <text:p>901.0165</text:p>
          </table:table-cell>
          <table:table-cell office:value-type="float" office:value="329.569" calcext:value-type="float">
            <text:p>329.569</text:p>
          </table:table-cell>
          <table:table-cell office:value-type="float" office:value="446.0626" calcext:value-type="float">
            <text:p>446.0626</text:p>
          </table:table-cell>
          <table:table-cell office:value-type="float" office:value="384.4834" calcext:value-type="float">
            <text:p>384.4834</text:p>
          </table:table-cell>
          <table:table-cell office:value-type="float" office:value="324.4686" calcext:value-type="float">
            <text:p>324.46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9" calcext:value-type="float">
            <text:p>12081999</text:p>
          </table:table-cell>
          <table:table-cell office:value-type="float" office:value="76.49073" calcext:value-type="float">
            <text:p>76.49073</text:p>
          </table:table-cell>
          <table:table-cell office:value-type="float" office:value="5606.789" calcext:value-type="float">
            <text:p>5606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3561" calcext:value-type="float">
            <text:p>-106.3561</text:p>
          </table:table-cell>
          <table:table-cell office:value-type="float" office:value="323.1357" calcext:value-type="float">
            <text:p>323.1357</text:p>
          </table:table-cell>
          <table:table-cell office:value-type="float" office:value="0" calcext:value-type="float">
            <text:p>0</text:p>
          </table:table-cell>
          <table:table-cell office:value-type="float" office:value="50.53156" calcext:value-type="float">
            <text:p>50.53156</text:p>
          </table:table-cell>
          <table:table-cell office:value-type="float" office:value="0.2647027" calcext:value-type="float">
            <text:p>0.2647027</text:p>
          </table:table-cell>
          <table:table-cell office:value-type="float" office:value="0.02763118" calcext:value-type="float">
            <text:p>0.02763118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27151" calcext:value-type="float">
            <text:p>0.3227151</text:p>
          </table:table-cell>
          <table:table-cell office:value-type="float" office:value="0.5673544" calcext:value-type="float">
            <text:p>0.5673544</text:p>
          </table:table-cell>
          <table:table-cell office:value-type="float" office:value="360" calcext:value-type="float">
            <text:p>360</text:p>
          </table:table-cell>
          <table:table-cell office:value-type="float" office:value="-107.2212" calcext:value-type="float">
            <text:p>-107.2212</text:p>
          </table:table-cell>
          <table:table-cell office:value-type="float" office:value="0" calcext:value-type="float">
            <text:p>0</text:p>
          </table:table-cell>
          <table:table-cell office:value-type="float" office:value="209.0999" calcext:value-type="float">
            <text:p>209.0999</text:p>
          </table:table-cell>
          <table:table-cell office:value-type="float" office:value="279.4896" calcext:value-type="float">
            <text:p>279.4896</text:p>
          </table:table-cell>
          <table:table-cell office:value-type="float" office:value="916.9359" calcext:value-type="float">
            <text:p>916.9359</text:p>
          </table:table-cell>
          <table:table-cell office:value-type="float" office:value="897.775" calcext:value-type="float">
            <text:p>897.775</text:p>
          </table:table-cell>
          <table:table-cell office:value-type="float" office:value="888.1123" calcext:value-type="float">
            <text:p>888.1123</text:p>
          </table:table-cell>
          <table:table-cell office:value-type="float" office:value="900.9015" calcext:value-type="float">
            <text:p>900.9015</text:p>
          </table:table-cell>
          <table:table-cell office:value-type="float" office:value="329.537" calcext:value-type="float">
            <text:p>329.537</text:p>
          </table:table-cell>
          <table:table-cell office:value-type="float" office:value="446.0341" calcext:value-type="float">
            <text:p>446.0341</text:p>
          </table:table-cell>
          <table:table-cell office:value-type="float" office:value="384.4686" calcext:value-type="float">
            <text:p>384.4686</text:p>
          </table:table-cell>
          <table:table-cell office:value-type="float" office:value="324.4599" calcext:value-type="float">
            <text:p>324.45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9" calcext:value-type="float">
            <text:p>13081999</text:p>
          </table:table-cell>
          <table:table-cell office:value-type="float" office:value="76.25983" calcext:value-type="float">
            <text:p>76.25983</text:p>
          </table:table-cell>
          <table:table-cell office:value-type="float" office:value="5606.159" calcext:value-type="float">
            <text:p>5606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1259" calcext:value-type="float">
            <text:p>-107.1259</text:p>
          </table:table-cell>
          <table:table-cell office:value-type="float" office:value="327.6666" calcext:value-type="float">
            <text:p>327.6666</text:p>
          </table:table-cell>
          <table:table-cell office:value-type="float" office:value="0" calcext:value-type="float">
            <text:p>0</text:p>
          </table:table-cell>
          <table:table-cell office:value-type="float" office:value="50.4729" calcext:value-type="float">
            <text:p>50.4729</text:p>
          </table:table-cell>
          <table:table-cell office:value-type="float" office:value="0.2605552" calcext:value-type="float">
            <text:p>0.2605552</text:p>
          </table:table-cell>
          <table:table-cell office:value-type="float" office:value="0.02785848" calcext:value-type="float">
            <text:p>0.02785848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39248" calcext:value-type="float">
            <text:p>0.3239248</text:p>
          </table:table-cell>
          <table:table-cell office:value-type="float" office:value="0.5686447" calcext:value-type="float">
            <text:p>0.5686447</text:p>
          </table:table-cell>
          <table:table-cell office:value-type="float" office:value="360" calcext:value-type="float">
            <text:p>360</text:p>
          </table:table-cell>
          <table:table-cell office:value-type="float" office:value="-107.9933" calcext:value-type="float">
            <text:p>-107.9933</text:p>
          </table:table-cell>
          <table:table-cell office:value-type="float" office:value="0" calcext:value-type="float">
            <text:p>0</text:p>
          </table:table-cell>
          <table:table-cell office:value-type="float" office:value="209.1144" calcext:value-type="float">
            <text:p>209.1144</text:p>
          </table:table-cell>
          <table:table-cell office:value-type="float" office:value="279.4188" calcext:value-type="float">
            <text:p>279.4188</text:p>
          </table:table-cell>
          <table:table-cell office:value-type="float" office:value="916.6956" calcext:value-type="float">
            <text:p>916.6956</text:p>
          </table:table-cell>
          <table:table-cell office:value-type="float" office:value="897.5592" calcext:value-type="float">
            <text:p>897.5592</text:p>
          </table:table-cell>
          <table:table-cell office:value-type="float" office:value="887.9746" calcext:value-type="float">
            <text:p>887.9746</text:p>
          </table:table-cell>
          <table:table-cell office:value-type="float" office:value="900.782" calcext:value-type="float">
            <text:p>900.782</text:p>
          </table:table-cell>
          <table:table-cell office:value-type="float" office:value="329.5034" calcext:value-type="float">
            <text:p>329.5034</text:p>
          </table:table-cell>
          <table:table-cell office:value-type="float" office:value="446.0039" calcext:value-type="float">
            <text:p>446.0039</text:p>
          </table:table-cell>
          <table:table-cell office:value-type="float" office:value="384.4537" calcext:value-type="float">
            <text:p>384.4537</text:p>
          </table:table-cell>
          <table:table-cell office:value-type="float" office:value="324.4513" calcext:value-type="float">
            <text:p>324.45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9" calcext:value-type="float">
            <text:p>14081999</text:p>
          </table:table-cell>
          <table:table-cell office:value-type="float" office:value="76.03912" calcext:value-type="float">
            <text:p>76.03912</text:p>
          </table:table-cell>
          <table:table-cell office:value-type="float" office:value="5605.572" calcext:value-type="float">
            <text:p>5605.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9323" calcext:value-type="float">
            <text:p>-107.9323</text:p>
          </table:table-cell>
          <table:table-cell office:value-type="float" office:value="330.1523" calcext:value-type="float">
            <text:p>330.1523</text:p>
          </table:table-cell>
          <table:table-cell office:value-type="float" office:value="0" calcext:value-type="float">
            <text:p>0</text:p>
          </table:table-cell>
          <table:table-cell office:value-type="float" office:value="50.41144" calcext:value-type="float">
            <text:p>50.41144</text:p>
          </table:table-cell>
          <table:table-cell office:value-type="float" office:value="0.2563785" calcext:value-type="float">
            <text:p>0.2563785</text:p>
          </table:table-cell>
          <table:table-cell office:value-type="float" office:value="0.02807912" calcext:value-type="float">
            <text:p>0.02807912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54786" calcext:value-type="float">
            <text:p>0.3254786</text:p>
          </table:table-cell>
          <table:table-cell office:value-type="float" office:value="0.5705069" calcext:value-type="float">
            <text:p>0.5705069</text:p>
          </table:table-cell>
          <table:table-cell office:value-type="float" office:value="360" calcext:value-type="float">
            <text:p>360</text:p>
          </table:table-cell>
          <table:table-cell office:value-type="float" office:value="-108.8029" calcext:value-type="float">
            <text:p>-108.8029</text:p>
          </table:table-cell>
          <table:table-cell office:value-type="float" office:value="0" calcext:value-type="float">
            <text:p>0</text:p>
          </table:table-cell>
          <table:table-cell office:value-type="float" office:value="209.1258" calcext:value-type="float">
            <text:p>209.1258</text:p>
          </table:table-cell>
          <table:table-cell office:value-type="float" office:value="279.3506" calcext:value-type="float">
            <text:p>279.3506</text:p>
          </table:table-cell>
          <table:table-cell office:value-type="float" office:value="916.4691" calcext:value-type="float">
            <text:p>916.4691</text:p>
          </table:table-cell>
          <table:table-cell office:value-type="float" office:value="897.3584" calcext:value-type="float">
            <text:p>897.3584</text:p>
          </table:table-cell>
          <table:table-cell office:value-type="float" office:value="887.8492" calcext:value-type="float">
            <text:p>887.8492</text:p>
          </table:table-cell>
          <table:table-cell office:value-type="float" office:value="900.6732" calcext:value-type="float">
            <text:p>900.6732</text:p>
          </table:table-cell>
          <table:table-cell office:value-type="float" office:value="329.4719" calcext:value-type="float">
            <text:p>329.4719</text:p>
          </table:table-cell>
          <table:table-cell office:value-type="float" office:value="445.9743" calcext:value-type="float">
            <text:p>445.9743</text:p>
          </table:table-cell>
          <table:table-cell office:value-type="float" office:value="384.4388" calcext:value-type="float">
            <text:p>384.4388</text:p>
          </table:table-cell>
          <table:table-cell office:value-type="float" office:value="324.4426" calcext:value-type="float">
            <text:p>324.4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9" calcext:value-type="float">
            <text:p>15081999</text:p>
          </table:table-cell>
          <table:table-cell office:value-type="float" office:value="75.80125" calcext:value-type="float">
            <text:p>75.80125</text:p>
          </table:table-cell>
          <table:table-cell office:value-type="float" office:value="5604.924" calcext:value-type="float">
            <text:p>5604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7754" calcext:value-type="float">
            <text:p>-108.7754</text:p>
          </table:table-cell>
          <table:table-cell office:value-type="float" office:value="333.1073" calcext:value-type="float">
            <text:p>333.1073</text:p>
          </table:table-cell>
          <table:table-cell office:value-type="float" office:value="0" calcext:value-type="float">
            <text:p>0</text:p>
          </table:table-cell>
          <table:table-cell office:value-type="float" office:value="50.31673" calcext:value-type="float">
            <text:p>50.31673</text:p>
          </table:table-cell>
          <table:table-cell office:value-type="float" office:value="0.2520319" calcext:value-type="float">
            <text:p>0.2520319</text:p>
          </table:table-cell>
          <table:table-cell office:value-type="float" office:value="0.02830064" calcext:value-type="float">
            <text:p>0.02830064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64749" calcext:value-type="float">
            <text:p>0.3264749</text:p>
          </table:table-cell>
          <table:table-cell office:value-type="float" office:value="0.5713553" calcext:value-type="float">
            <text:p>0.5713553</text:p>
          </table:table-cell>
          <table:table-cell office:value-type="float" office:value="360" calcext:value-type="float">
            <text:p>360</text:p>
          </table:table-cell>
          <table:table-cell office:value-type="float" office:value="-109.6476" calcext:value-type="float">
            <text:p>-109.6476</text:p>
          </table:table-cell>
          <table:table-cell office:value-type="float" office:value="0" calcext:value-type="float">
            <text:p>0</text:p>
          </table:table-cell>
          <table:table-cell office:value-type="float" office:value="209.1455" calcext:value-type="float">
            <text:p>209.1455</text:p>
          </table:table-cell>
          <table:table-cell office:value-type="float" office:value="279.2675" calcext:value-type="float">
            <text:p>279.2675</text:p>
          </table:table-cell>
          <table:table-cell office:value-type="float" office:value="916.2033" calcext:value-type="float">
            <text:p>916.2033</text:p>
          </table:table-cell>
          <table:table-cell office:value-type="float" office:value="897.1359" calcext:value-type="float">
            <text:p>897.1359</text:p>
          </table:table-cell>
          <table:table-cell office:value-type="float" office:value="887.7158" calcext:value-type="float">
            <text:p>887.7158</text:p>
          </table:table-cell>
          <table:table-cell office:value-type="float" office:value="900.5611" calcext:value-type="float">
            <text:p>900.5611</text:p>
          </table:table-cell>
          <table:table-cell office:value-type="float" office:value="329.4406" calcext:value-type="float">
            <text:p>329.4406</text:p>
          </table:table-cell>
          <table:table-cell office:value-type="float" office:value="445.9454" calcext:value-type="float">
            <text:p>445.9454</text:p>
          </table:table-cell>
          <table:table-cell office:value-type="float" office:value="384.4238" calcext:value-type="float">
            <text:p>384.4238</text:p>
          </table:table-cell>
          <table:table-cell office:value-type="float" office:value="324.434" calcext:value-type="float">
            <text:p>324.4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9" calcext:value-type="float">
            <text:p>16081999</text:p>
          </table:table-cell>
          <table:table-cell office:value-type="float" office:value="75.57345" calcext:value-type="float">
            <text:p>75.57345</text:p>
          </table:table-cell>
          <table:table-cell office:value-type="float" office:value="5604.281" calcext:value-type="float">
            <text:p>5604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615" calcext:value-type="float">
            <text:p>-109.615</text:p>
          </table:table-cell>
          <table:table-cell office:value-type="float" office:value="334.5196" calcext:value-type="float">
            <text:p>334.5196</text:p>
          </table:table-cell>
          <table:table-cell office:value-type="float" office:value="0" calcext:value-type="float">
            <text:p>0</text:p>
          </table:table-cell>
          <table:table-cell office:value-type="float" office:value="50.24143" calcext:value-type="float">
            <text:p>50.24143</text:p>
          </table:table-cell>
          <table:table-cell office:value-type="float" office:value="0.2476897" calcext:value-type="float">
            <text:p>0.2476897</text:p>
          </table:table-cell>
          <table:table-cell office:value-type="float" office:value="0.02853707" calcext:value-type="float">
            <text:p>0.02853707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71749" calcext:value-type="float">
            <text:p>0.3271749</text:p>
          </table:table-cell>
          <table:table-cell office:value-type="float" office:value="0.5718142" calcext:value-type="float">
            <text:p>0.5718142</text:p>
          </table:table-cell>
          <table:table-cell office:value-type="float" office:value="360" calcext:value-type="float">
            <text:p>360</text:p>
          </table:table-cell>
          <table:table-cell office:value-type="float" office:value="-110.4882" calcext:value-type="float">
            <text:p>-110.4882</text:p>
          </table:table-cell>
          <table:table-cell office:value-type="float" office:value="0" calcext:value-type="float">
            <text:p>0</text:p>
          </table:table-cell>
          <table:table-cell office:value-type="float" office:value="209.1661" calcext:value-type="float">
            <text:p>209.1661</text:p>
          </table:table-cell>
          <table:table-cell office:value-type="float" office:value="279.1907" calcext:value-type="float">
            <text:p>279.1907</text:p>
          </table:table-cell>
          <table:table-cell office:value-type="float" office:value="915.949" calcext:value-type="float">
            <text:p>915.949</text:p>
          </table:table-cell>
          <table:table-cell office:value-type="float" office:value="896.9195" calcext:value-type="float">
            <text:p>896.9195</text:p>
          </table:table-cell>
          <table:table-cell office:value-type="float" office:value="887.5787" calcext:value-type="float">
            <text:p>887.5787</text:p>
          </table:table-cell>
          <table:table-cell office:value-type="float" office:value="900.4449" calcext:value-type="float">
            <text:p>900.4449</text:p>
          </table:table-cell>
          <table:table-cell office:value-type="float" office:value="329.4075" calcext:value-type="float">
            <text:p>329.4075</text:p>
          </table:table-cell>
          <table:table-cell office:value-type="float" office:value="445.9155" calcext:value-type="float">
            <text:p>445.9155</text:p>
          </table:table-cell>
          <table:table-cell office:value-type="float" office:value="384.4089" calcext:value-type="float">
            <text:p>384.4089</text:p>
          </table:table-cell>
          <table:table-cell office:value-type="float" office:value="324.4253" calcext:value-type="float">
            <text:p>324.42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9" calcext:value-type="float">
            <text:p>17081999</text:p>
          </table:table-cell>
          <table:table-cell office:value-type="float" office:value="75.34212" calcext:value-type="float">
            <text:p>75.34212</text:p>
          </table:table-cell>
          <table:table-cell office:value-type="float" office:value="5603.661" calcext:value-type="float">
            <text:p>5603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184" calcext:value-type="float">
            <text:p>-110.4184</text:p>
          </table:table-cell>
          <table:table-cell office:value-type="float" office:value="338.5401" calcext:value-type="float">
            <text:p>338.5401</text:p>
          </table:table-cell>
          <table:table-cell office:value-type="float" office:value="0" calcext:value-type="float">
            <text:p>0</text:p>
          </table:table-cell>
          <table:table-cell office:value-type="float" office:value="50.17654" calcext:value-type="float">
            <text:p>50.17654</text:p>
          </table:table-cell>
          <table:table-cell office:value-type="float" office:value="0.243442" calcext:value-type="float">
            <text:p>0.243442</text:p>
          </table:table-cell>
          <table:table-cell office:value-type="float" office:value="0.02876863" calcext:value-type="float">
            <text:p>0.02876863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81268" calcext:value-type="float">
            <text:p>0.3281268</text:p>
          </table:table-cell>
          <table:table-cell office:value-type="float" office:value="0.5725186" calcext:value-type="float">
            <text:p>0.5725186</text:p>
          </table:table-cell>
          <table:table-cell office:value-type="float" office:value="360" calcext:value-type="float">
            <text:p>360</text:p>
          </table:table-cell>
          <table:table-cell office:value-type="float" office:value="-111.293" calcext:value-type="float">
            <text:p>-111.293</text:p>
          </table:table-cell>
          <table:table-cell office:value-type="float" office:value="0" calcext:value-type="float">
            <text:p>0</text:p>
          </table:table-cell>
          <table:table-cell office:value-type="float" office:value="209.1788" calcext:value-type="float">
            <text:p>209.1788</text:p>
          </table:table-cell>
          <table:table-cell office:value-type="float" office:value="279.1163" calcext:value-type="float">
            <text:p>279.1163</text:p>
          </table:table-cell>
          <table:table-cell office:value-type="float" office:value="915.7062" calcext:value-type="float">
            <text:p>915.7062</text:p>
          </table:table-cell>
          <table:table-cell office:value-type="float" office:value="896.7073" calcext:value-type="float">
            <text:p>896.7073</text:p>
          </table:table-cell>
          <table:table-cell office:value-type="float" office:value="887.4472" calcext:value-type="float">
            <text:p>887.4472</text:p>
          </table:table-cell>
          <table:table-cell office:value-type="float" office:value="900.3317" calcext:value-type="float">
            <text:p>900.3317</text:p>
          </table:table-cell>
          <table:table-cell office:value-type="float" office:value="329.3753" calcext:value-type="float">
            <text:p>329.3753</text:p>
          </table:table-cell>
          <table:table-cell office:value-type="float" office:value="445.8856" calcext:value-type="float">
            <text:p>445.8856</text:p>
          </table:table-cell>
          <table:table-cell office:value-type="float" office:value="384.394" calcext:value-type="float">
            <text:p>384.394</text:p>
          </table:table-cell>
          <table:table-cell office:value-type="float" office:value="324.4167" calcext:value-type="float">
            <text:p>324.41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9" calcext:value-type="float">
            <text:p>18081999</text:p>
          </table:table-cell>
          <table:table-cell office:value-type="float" office:value="75.08263" calcext:value-type="float">
            <text:p>75.08263</text:p>
          </table:table-cell>
          <table:table-cell office:value-type="float" office:value="5602.945" calcext:value-type="float">
            <text:p>5602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33" calcext:value-type="float">
            <text:p>-111.33</text:p>
          </table:table-cell>
          <table:table-cell office:value-type="float" office:value="341.0425" calcext:value-type="float">
            <text:p>341.0425</text:p>
          </table:table-cell>
          <table:table-cell office:value-type="float" office:value="0" calcext:value-type="float">
            <text:p>0</text:p>
          </table:table-cell>
          <table:table-cell office:value-type="float" office:value="50.07333" calcext:value-type="float">
            <text:p>50.07333</text:p>
          </table:table-cell>
          <table:table-cell office:value-type="float" office:value="0.2390282" calcext:value-type="float">
            <text:p>0.2390282</text:p>
          </table:table-cell>
          <table:table-cell office:value-type="float" office:value="0.0289965" calcext:value-type="float">
            <text:p>0.0289965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89146" calcext:value-type="float">
            <text:p>0.3289146</text:p>
          </table:table-cell>
          <table:table-cell office:value-type="float" office:value="0.5730314" calcext:value-type="float">
            <text:p>0.5730314</text:p>
          </table:table-cell>
          <table:table-cell office:value-type="float" office:value="360" calcext:value-type="float">
            <text:p>360</text:p>
          </table:table-cell>
          <table:table-cell office:value-type="float" office:value="-112.2056" calcext:value-type="float">
            <text:p>-112.2056</text:p>
          </table:table-cell>
          <table:table-cell office:value-type="float" office:value="0" calcext:value-type="float">
            <text:p>0</text:p>
          </table:table-cell>
          <table:table-cell office:value-type="float" office:value="209.2005" calcext:value-type="float">
            <text:p>209.2005</text:p>
          </table:table-cell>
          <table:table-cell office:value-type="float" office:value="279.0243" calcext:value-type="float">
            <text:p>279.0243</text:p>
          </table:table-cell>
          <table:table-cell office:value-type="float" office:value="915.4118" calcext:value-type="float">
            <text:p>915.4118</text:p>
          </table:table-cell>
          <table:table-cell office:value-type="float" office:value="896.4603" calcext:value-type="float">
            <text:p>896.4603</text:p>
          </table:table-cell>
          <table:table-cell office:value-type="float" office:value="887.2985" calcext:value-type="float">
            <text:p>887.2985</text:p>
          </table:table-cell>
          <table:table-cell office:value-type="float" office:value="900.2091" calcext:value-type="float">
            <text:p>900.2091</text:p>
          </table:table-cell>
          <table:table-cell office:value-type="float" office:value="329.3416" calcext:value-type="float">
            <text:p>329.3416</text:p>
          </table:table-cell>
          <table:table-cell office:value-type="float" office:value="445.8556" calcext:value-type="float">
            <text:p>445.8556</text:p>
          </table:table-cell>
          <table:table-cell office:value-type="float" office:value="384.379" calcext:value-type="float">
            <text:p>384.379</text:p>
          </table:table-cell>
          <table:table-cell office:value-type="float" office:value="324.4081" calcext:value-type="float">
            <text:p>324.40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9" calcext:value-type="float">
            <text:p>19081999</text:p>
          </table:table-cell>
          <table:table-cell office:value-type="float" office:value="74.8309" calcext:value-type="float">
            <text:p>74.8309</text:p>
          </table:table-cell>
          <table:table-cell office:value-type="float" office:value="5602.229" calcext:value-type="float">
            <text:p>5602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2458" calcext:value-type="float">
            <text:p>-112.2458</text:p>
          </table:table-cell>
          <table:table-cell office:value-type="float" office:value="346.1244" calcext:value-type="float">
            <text:p>346.1244</text:p>
          </table:table-cell>
          <table:table-cell office:value-type="float" office:value="0" calcext:value-type="float">
            <text:p>0</text:p>
          </table:table-cell>
          <table:table-cell office:value-type="float" office:value="49.98248" calcext:value-type="float">
            <text:p>49.98248</text:p>
          </table:table-cell>
          <table:table-cell office:value-type="float" office:value="0.2350634" calcext:value-type="float">
            <text:p>0.2350634</text:p>
          </table:table-cell>
          <table:table-cell office:value-type="float" office:value="0.02924482" calcext:value-type="float">
            <text:p>0.02924482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94145" calcext:value-type="float">
            <text:p>0.3294145</text:p>
          </table:table-cell>
          <table:table-cell office:value-type="float" office:value="0.5732656" calcext:value-type="float">
            <text:p>0.5732656</text:p>
          </table:table-cell>
          <table:table-cell office:value-type="float" office:value="360" calcext:value-type="float">
            <text:p>360</text:p>
          </table:table-cell>
          <table:table-cell office:value-type="float" office:value="-113.122" calcext:value-type="float">
            <text:p>-113.122</text:p>
          </table:table-cell>
          <table:table-cell office:value-type="float" office:value="0" calcext:value-type="float">
            <text:p>0</text:p>
          </table:table-cell>
          <table:table-cell office:value-type="float" office:value="209.2229" calcext:value-type="float">
            <text:p>209.2229</text:p>
          </table:table-cell>
          <table:table-cell office:value-type="float" office:value="278.9373" calcext:value-type="float">
            <text:p>278.9373</text:p>
          </table:table-cell>
          <table:table-cell office:value-type="float" office:value="915.1277" calcext:value-type="float">
            <text:p>915.1277</text:p>
          </table:table-cell>
          <table:table-cell office:value-type="float" office:value="896.2145" calcext:value-type="float">
            <text:p>896.2145</text:p>
          </table:table-cell>
          <table:table-cell office:value-type="float" office:value="887.1478" calcext:value-type="float">
            <text:p>887.1478</text:p>
          </table:table-cell>
          <table:table-cell office:value-type="float" office:value="900.0822" calcext:value-type="float">
            <text:p>900.0822</text:p>
          </table:table-cell>
          <table:table-cell office:value-type="float" office:value="329.3062" calcext:value-type="float">
            <text:p>329.3062</text:p>
          </table:table-cell>
          <table:table-cell office:value-type="float" office:value="445.8231" calcext:value-type="float">
            <text:p>445.8231</text:p>
          </table:table-cell>
          <table:table-cell office:value-type="float" office:value="384.364" calcext:value-type="float">
            <text:p>384.364</text:p>
          </table:table-cell>
          <table:table-cell office:value-type="float" office:value="324.3995" calcext:value-type="float">
            <text:p>324.39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9" calcext:value-type="float">
            <text:p>20081999</text:p>
          </table:table-cell>
          <table:table-cell office:value-type="float" office:value="74.59251" calcext:value-type="float">
            <text:p>74.59251</text:p>
          </table:table-cell>
          <table:table-cell office:value-type="float" office:value="5601.538" calcext:value-type="float">
            <text:p>5601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278" calcext:value-type="float">
            <text:p>-113.1278</text:p>
          </table:table-cell>
          <table:table-cell office:value-type="float" office:value="347.7313" calcext:value-type="float">
            <text:p>347.7313</text:p>
          </table:table-cell>
          <table:table-cell office:value-type="float" office:value="0" calcext:value-type="float">
            <text:p>0</text:p>
          </table:table-cell>
          <table:table-cell office:value-type="float" office:value="49.90144" calcext:value-type="float">
            <text:p>49.90144</text:p>
          </table:table-cell>
          <table:table-cell office:value-type="float" office:value="0.2310016" calcext:value-type="float">
            <text:p>0.2310016</text:p>
          </table:table-cell>
          <table:table-cell office:value-type="float" office:value="0.0294711" calcext:value-type="float">
            <text:p>0.0294711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298582" calcext:value-type="float">
            <text:p>0.3298582</text:p>
          </table:table-cell>
          <table:table-cell office:value-type="float" office:value="0.5734183" calcext:value-type="float">
            <text:p>0.5734183</text:p>
          </table:table-cell>
          <table:table-cell office:value-type="float" office:value="360" calcext:value-type="float">
            <text:p>360</text:p>
          </table:table-cell>
          <table:table-cell office:value-type="float" office:value="-114.0043" calcext:value-type="float">
            <text:p>-114.0043</text:p>
          </table:table-cell>
          <table:table-cell office:value-type="float" office:value="0" calcext:value-type="float">
            <text:p>0</text:p>
          </table:table-cell>
          <table:table-cell office:value-type="float" office:value="209.2449" calcext:value-type="float">
            <text:p>209.2449</text:p>
          </table:table-cell>
          <table:table-cell office:value-type="float" office:value="278.8551" calcext:value-type="float">
            <text:p>278.8551</text:p>
          </table:table-cell>
          <table:table-cell office:value-type="float" office:value="914.86" calcext:value-type="float">
            <text:p>914.86</text:p>
          </table:table-cell>
          <table:table-cell office:value-type="float" office:value="895.9814" calcext:value-type="float">
            <text:p>895.9814</text:p>
          </table:table-cell>
          <table:table-cell office:value-type="float" office:value="887.0012" calcext:value-type="float">
            <text:p>887.0012</text:p>
          </table:table-cell>
          <table:table-cell office:value-type="float" office:value="899.9573" calcext:value-type="float">
            <text:p>899.9573</text:p>
          </table:table-cell>
          <table:table-cell office:value-type="float" office:value="329.2711" calcext:value-type="float">
            <text:p>329.2711</text:p>
          </table:table-cell>
          <table:table-cell office:value-type="float" office:value="445.7894" calcext:value-type="float">
            <text:p>445.7894</text:p>
          </table:table-cell>
          <table:table-cell office:value-type="float" office:value="384.3488" calcext:value-type="float">
            <text:p>384.3488</text:p>
          </table:table-cell>
          <table:table-cell office:value-type="float" office:value="324.3909" calcext:value-type="float">
            <text:p>324.39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9" calcext:value-type="float">
            <text:p>21081999</text:p>
          </table:table-cell>
          <table:table-cell office:value-type="float" office:value="74.36844" calcext:value-type="float">
            <text:p>74.36844</text:p>
          </table:table-cell>
          <table:table-cell office:value-type="float" office:value="5600.876" calcext:value-type="float">
            <text:p>5600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9734" calcext:value-type="float">
            <text:p>-113.9734</text:p>
          </table:table-cell>
          <table:table-cell office:value-type="float" office:value="348.3031" calcext:value-type="float">
            <text:p>348.3031</text:p>
          </table:table-cell>
          <table:table-cell office:value-type="float" office:value="0" calcext:value-type="float">
            <text:p>0</text:p>
          </table:table-cell>
          <table:table-cell office:value-type="float" office:value="49.82853" calcext:value-type="float">
            <text:p>49.82853</text:p>
          </table:table-cell>
          <table:table-cell office:value-type="float" office:value="0.2271102" calcext:value-type="float">
            <text:p>0.2271102</text:p>
          </table:table-cell>
          <table:table-cell office:value-type="float" office:value="0.02970415" calcext:value-type="float">
            <text:p>0.02970415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5735748" calcext:value-type="float">
            <text:p>0.5735748</text:p>
          </table:table-cell>
          <table:table-cell office:value-type="float" office:value="360" calcext:value-type="float">
            <text:p>360</text:p>
          </table:table-cell>
          <table:table-cell office:value-type="float" office:value="-114.8503" calcext:value-type="float">
            <text:p>-114.8503</text:p>
          </table:table-cell>
          <table:table-cell office:value-type="float" office:value="0" calcext:value-type="float">
            <text:p>0</text:p>
          </table:table-cell>
          <table:table-cell office:value-type="float" office:value="209.2664" calcext:value-type="float">
            <text:p>209.2664</text:p>
          </table:table-cell>
          <table:table-cell office:value-type="float" office:value="278.7785" calcext:value-type="float">
            <text:p>278.7785</text:p>
          </table:table-cell>
          <table:table-cell office:value-type="float" office:value="914.6088" calcext:value-type="float">
            <text:p>914.6088</text:p>
          </table:table-cell>
          <table:table-cell office:value-type="float" office:value="895.756" calcext:value-type="float">
            <text:p>895.756</text:p>
          </table:table-cell>
          <table:table-cell office:value-type="float" office:value="886.8638" calcext:value-type="float">
            <text:p>886.8638</text:p>
          </table:table-cell>
          <table:table-cell office:value-type="float" office:value="899.8364" calcext:value-type="float">
            <text:p>899.8364</text:p>
          </table:table-cell>
          <table:table-cell office:value-type="float" office:value="329.2366" calcext:value-type="float">
            <text:p>329.2366</text:p>
          </table:table-cell>
          <table:table-cell office:value-type="float" office:value="445.7566" calcext:value-type="float">
            <text:p>445.7566</text:p>
          </table:table-cell>
          <table:table-cell office:value-type="float" office:value="384.3337" calcext:value-type="float">
            <text:p>384.3337</text:p>
          </table:table-cell>
          <table:table-cell office:value-type="float" office:value="324.3822" calcext:value-type="float">
            <text:p>324.38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9" calcext:value-type="float">
            <text:p>22081999</text:p>
          </table:table-cell>
          <table:table-cell office:value-type="float" office:value="74.12759" calcext:value-type="float">
            <text:p>74.12759</text:p>
          </table:table-cell>
          <table:table-cell office:value-type="float" office:value="5600.188" calcext:value-type="float">
            <text:p>5600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8449" calcext:value-type="float">
            <text:p>-114.8449</text:p>
          </table:table-cell>
          <table:table-cell office:value-type="float" office:value="349.3393" calcext:value-type="float">
            <text:p>349.3393</text:p>
          </table:table-cell>
          <table:table-cell office:value-type="float" office:value="0" calcext:value-type="float">
            <text:p>0</text:p>
          </table:table-cell>
          <table:table-cell office:value-type="float" office:value="49.73145" calcext:value-type="float">
            <text:p>49.73145</text:p>
          </table:table-cell>
          <table:table-cell office:value-type="float" office:value="0.2232212" calcext:value-type="float">
            <text:p>0.2232212</text:p>
          </table:table-cell>
          <table:table-cell office:value-type="float" office:value="0.02993422" calcext:value-type="float">
            <text:p>0.02993422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07408" calcext:value-type="float">
            <text:p>0.3307408</text:p>
          </table:table-cell>
          <table:table-cell office:value-type="float" office:value="0.5737414" calcext:value-type="float">
            <text:p>0.5737414</text:p>
          </table:table-cell>
          <table:table-cell office:value-type="float" office:value="360" calcext:value-type="float">
            <text:p>360</text:p>
          </table:table-cell>
          <table:table-cell office:value-type="float" office:value="-115.7222" calcext:value-type="float">
            <text:p>-115.7222</text:p>
          </table:table-cell>
          <table:table-cell office:value-type="float" office:value="0" calcext:value-type="float">
            <text:p>0</text:p>
          </table:table-cell>
          <table:table-cell office:value-type="float" office:value="209.2879" calcext:value-type="float">
            <text:p>209.2879</text:p>
          </table:table-cell>
          <table:table-cell office:value-type="float" office:value="278.6919" calcext:value-type="float">
            <text:p>278.6919</text:p>
          </table:table-cell>
          <table:table-cell office:value-type="float" office:value="914.3315" calcext:value-type="float">
            <text:p>914.3315</text:p>
          </table:table-cell>
          <table:table-cell office:value-type="float" office:value="895.5253" calcext:value-type="float">
            <text:p>895.5253</text:p>
          </table:table-cell>
          <table:table-cell office:value-type="float" office:value="886.7189" calcext:value-type="float">
            <text:p>886.7189</text:p>
          </table:table-cell>
          <table:table-cell office:value-type="float" office:value="899.7173" calcext:value-type="float">
            <text:p>899.7173</text:p>
          </table:table-cell>
          <table:table-cell office:value-type="float" office:value="329.203" calcext:value-type="float">
            <text:p>329.203</text:p>
          </table:table-cell>
          <table:table-cell office:value-type="float" office:value="445.7255" calcext:value-type="float">
            <text:p>445.7255</text:p>
          </table:table-cell>
          <table:table-cell office:value-type="float" office:value="384.3185" calcext:value-type="float">
            <text:p>384.3185</text:p>
          </table:table-cell>
          <table:table-cell office:value-type="float" office:value="324.3736" calcext:value-type="float">
            <text:p>324.37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9" calcext:value-type="float">
            <text:p>23081999</text:p>
          </table:table-cell>
          <table:table-cell office:value-type="float" office:value="73.86204" calcext:value-type="float">
            <text:p>73.86204</text:p>
          </table:table-cell>
          <table:table-cell office:value-type="float" office:value="5599.422" calcext:value-type="float">
            <text:p>5599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.8028" calcext:value-type="float">
            <text:p>-115.8028</text:p>
          </table:table-cell>
          <table:table-cell office:value-type="float" office:value="354.9382" calcext:value-type="float">
            <text:p>354.9382</text:p>
          </table:table-cell>
          <table:table-cell office:value-type="float" office:value="0" calcext:value-type="float">
            <text:p>0</text:p>
          </table:table-cell>
          <table:table-cell office:value-type="float" office:value="49.62315" calcext:value-type="float">
            <text:p>49.62315</text:p>
          </table:table-cell>
          <table:table-cell office:value-type="float" office:value="0.2190626" calcext:value-type="float">
            <text:p>0.2190626</text:p>
          </table:table-cell>
          <table:table-cell office:value-type="float" office:value="0.03015283" calcext:value-type="float">
            <text:p>0.03015283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11834" calcext:value-type="float">
            <text:p>0.3311834</text:p>
          </table:table-cell>
          <table:table-cell office:value-type="float" office:value="0.5739244" calcext:value-type="float">
            <text:p>0.5739244</text:p>
          </table:table-cell>
          <table:table-cell office:value-type="float" office:value="360" calcext:value-type="float">
            <text:p>360</text:p>
          </table:table-cell>
          <table:table-cell office:value-type="float" office:value="-116.6805" calcext:value-type="float">
            <text:p>-116.6805</text:p>
          </table:table-cell>
          <table:table-cell office:value-type="float" office:value="0" calcext:value-type="float">
            <text:p>0</text:p>
          </table:table-cell>
          <table:table-cell office:value-type="float" office:value="209.312" calcext:value-type="float">
            <text:p>209.312</text:p>
          </table:table-cell>
          <table:table-cell office:value-type="float" office:value="278.597" calcext:value-type="float">
            <text:p>278.597</text:p>
          </table:table-cell>
          <table:table-cell office:value-type="float" office:value="914.0206" calcext:value-type="float">
            <text:p>914.0206</text:p>
          </table:table-cell>
          <table:table-cell office:value-type="float" office:value="895.2662" calcext:value-type="float">
            <text:p>895.2662</text:p>
          </table:table-cell>
          <table:table-cell office:value-type="float" office:value="886.5594" calcext:value-type="float">
            <text:p>886.5594</text:p>
          </table:table-cell>
          <table:table-cell office:value-type="float" office:value="899.585" calcext:value-type="float">
            <text:p>899.585</text:p>
          </table:table-cell>
          <table:table-cell office:value-type="float" office:value="329.1664" calcext:value-type="float">
            <text:p>329.1664</text:p>
          </table:table-cell>
          <table:table-cell office:value-type="float" office:value="445.6915" calcext:value-type="float">
            <text:p>445.6915</text:p>
          </table:table-cell>
          <table:table-cell office:value-type="float" office:value="384.3033" calcext:value-type="float">
            <text:p>384.3033</text:p>
          </table:table-cell>
          <table:table-cell office:value-type="float" office:value="324.3649" calcext:value-type="float">
            <text:p>324.36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9" calcext:value-type="float">
            <text:p>24081999</text:p>
          </table:table-cell>
          <table:table-cell office:value-type="float" office:value="73.58377" calcext:value-type="float">
            <text:p>73.58377</text:p>
          </table:table-cell>
          <table:table-cell office:value-type="float" office:value="5598.615" calcext:value-type="float">
            <text:p>5598.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.8117" calcext:value-type="float">
            <text:p>-116.8117</text:p>
          </table:table-cell>
          <table:table-cell office:value-type="float" office:value="359.3687" calcext:value-type="float">
            <text:p>359.3687</text:p>
          </table:table-cell>
          <table:table-cell office:value-type="float" office:value="0" calcext:value-type="float">
            <text:p>0</text:p>
          </table:table-cell>
          <table:table-cell office:value-type="float" office:value="49.49036" calcext:value-type="float">
            <text:p>49.49036</text:p>
          </table:table-cell>
          <table:table-cell office:value-type="float" office:value="0.2148851" calcext:value-type="float">
            <text:p>0.2148851</text:p>
          </table:table-cell>
          <table:table-cell office:value-type="float" office:value="0.0303743" calcext:value-type="float">
            <text:p>0.0303743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16239" calcext:value-type="float">
            <text:p>0.3316239</text:p>
          </table:table-cell>
          <table:table-cell office:value-type="float" office:value="0.5741169" calcext:value-type="float">
            <text:p>0.5741169</text:p>
          </table:table-cell>
          <table:table-cell office:value-type="float" office:value="360" calcext:value-type="float">
            <text:p>360</text:p>
          </table:table-cell>
          <table:table-cell office:value-type="float" office:value="-117.6898" calcext:value-type="float">
            <text:p>-117.6898</text:p>
          </table:table-cell>
          <table:table-cell office:value-type="float" office:value="0" calcext:value-type="float">
            <text:p>0</text:p>
          </table:table-cell>
          <table:table-cell office:value-type="float" office:value="209.3377" calcext:value-type="float">
            <text:p>209.3377</text:p>
          </table:table-cell>
          <table:table-cell office:value-type="float" office:value="278.4986" calcext:value-type="float">
            <text:p>278.4986</text:p>
          </table:table-cell>
          <table:table-cell office:value-type="float" office:value="913.6924" calcext:value-type="float">
            <text:p>913.6924</text:p>
          </table:table-cell>
          <table:table-cell office:value-type="float" office:value="894.9965" calcext:value-type="float">
            <text:p>894.9965</text:p>
          </table:table-cell>
          <table:table-cell office:value-type="float" office:value="886.3871" calcext:value-type="float">
            <text:p>886.3871</text:p>
          </table:table-cell>
          <table:table-cell office:value-type="float" office:value="899.4459" calcext:value-type="float">
            <text:p>899.4459</text:p>
          </table:table-cell>
          <table:table-cell office:value-type="float" office:value="329.1276" calcext:value-type="float">
            <text:p>329.1276</text:p>
          </table:table-cell>
          <table:table-cell office:value-type="float" office:value="445.656" calcext:value-type="float">
            <text:p>445.656</text:p>
          </table:table-cell>
          <table:table-cell office:value-type="float" office:value="384.2881" calcext:value-type="float">
            <text:p>384.2881</text:p>
          </table:table-cell>
          <table:table-cell office:value-type="float" office:value="324.3563" calcext:value-type="float">
            <text:p>324.356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9" calcext:value-type="float">
            <text:p>25081999</text:p>
          </table:table-cell>
          <table:table-cell office:value-type="float" office:value="73.29398" calcext:value-type="float">
            <text:p>73.29398</text:p>
          </table:table-cell>
          <table:table-cell office:value-type="float" office:value="5597.761" calcext:value-type="float">
            <text:p>5597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8768" calcext:value-type="float">
            <text:p>-117.8768</text:p>
          </table:table-cell>
          <table:table-cell office:value-type="float" office:value="362.8771" calcext:value-type="float">
            <text:p>362.8771</text:p>
          </table:table-cell>
          <table:table-cell office:value-type="float" office:value="0" calcext:value-type="float">
            <text:p>0</text:p>
          </table:table-cell>
          <table:table-cell office:value-type="float" office:value="49.35723" calcext:value-type="float">
            <text:p>49.35723</text:p>
          </table:table-cell>
          <table:table-cell office:value-type="float" office:value="0.2108368" calcext:value-type="float">
            <text:p>0.2108368</text:p>
          </table:table-cell>
          <table:table-cell office:value-type="float" office:value="0.03058215" calcext:value-type="float">
            <text:p>0.03058215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20648" calcext:value-type="float">
            <text:p>0.3320648</text:p>
          </table:table-cell>
          <table:table-cell office:value-type="float" office:value="0.5743119" calcext:value-type="float">
            <text:p>0.5743119</text:p>
          </table:table-cell>
          <table:table-cell office:value-type="float" office:value="360" calcext:value-type="float">
            <text:p>360</text:p>
          </table:table-cell>
          <table:table-cell office:value-type="float" office:value="-118.7553" calcext:value-type="float">
            <text:p>-118.7553</text:p>
          </table:table-cell>
          <table:table-cell office:value-type="float" office:value="0" calcext:value-type="float">
            <text:p>0</text:p>
          </table:table-cell>
          <table:table-cell office:value-type="float" office:value="209.3652" calcext:value-type="float">
            <text:p>209.3652</text:p>
          </table:table-cell>
          <table:table-cell office:value-type="float" office:value="278.3961" calcext:value-type="float">
            <text:p>278.3961</text:p>
          </table:table-cell>
          <table:table-cell office:value-type="float" office:value="913.3528" calcext:value-type="float">
            <text:p>913.3528</text:p>
          </table:table-cell>
          <table:table-cell office:value-type="float" office:value="894.7102" calcext:value-type="float">
            <text:p>894.7102</text:p>
          </table:table-cell>
          <table:table-cell office:value-type="float" office:value="886.2003" calcext:value-type="float">
            <text:p>886.2003</text:p>
          </table:table-cell>
          <table:table-cell office:value-type="float" office:value="899.2964" calcext:value-type="float">
            <text:p>899.2964</text:p>
          </table:table-cell>
          <table:table-cell office:value-type="float" office:value="329.0862" calcext:value-type="float">
            <text:p>329.0862</text:p>
          </table:table-cell>
          <table:table-cell office:value-type="float" office:value="445.6195" calcext:value-type="float">
            <text:p>445.6195</text:p>
          </table:table-cell>
          <table:table-cell office:value-type="float" office:value="384.2722" calcext:value-type="float">
            <text:p>384.2722</text:p>
          </table:table-cell>
          <table:table-cell office:value-type="float" office:value="324.3476" calcext:value-type="float">
            <text:p>324.34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9" calcext:value-type="float">
            <text:p>26081999</text:p>
          </table:table-cell>
          <table:table-cell office:value-type="float" office:value="73.02229" calcext:value-type="float">
            <text:p>73.02229</text:p>
          </table:table-cell>
          <table:table-cell office:value-type="float" office:value="5596.938" calcext:value-type="float">
            <text:p>5596.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9089" calcext:value-type="float">
            <text:p>-118.9089</text:p>
          </table:table-cell>
          <table:table-cell office:value-type="float" office:value="364.518" calcext:value-type="float">
            <text:p>364.518</text:p>
          </table:table-cell>
          <table:table-cell office:value-type="float" office:value="0" calcext:value-type="float">
            <text:p>0</text:p>
          </table:table-cell>
          <table:table-cell office:value-type="float" office:value="49.26714" calcext:value-type="float">
            <text:p>49.26714</text:p>
          </table:table-cell>
          <table:table-cell office:value-type="float" office:value="0.2070289" calcext:value-type="float">
            <text:p>0.2070289</text:p>
          </table:table-cell>
          <table:table-cell office:value-type="float" office:value="0.03079884" calcext:value-type="float">
            <text:p>0.03079884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25036" calcext:value-type="float">
            <text:p>0.3325036</text:p>
          </table:table-cell>
          <table:table-cell office:value-type="float" office:value="0.574504" calcext:value-type="float">
            <text:p>0.574504</text:p>
          </table:table-cell>
          <table:table-cell office:value-type="float" office:value="360" calcext:value-type="float">
            <text:p>360</text:p>
          </table:table-cell>
          <table:table-cell office:value-type="float" office:value="-119.7878" calcext:value-type="float">
            <text:p>-119.7878</text:p>
          </table:table-cell>
          <table:table-cell office:value-type="float" office:value="0" calcext:value-type="float">
            <text:p>0</text:p>
          </table:table-cell>
          <table:table-cell office:value-type="float" office:value="209.3922" calcext:value-type="float">
            <text:p>209.3922</text:p>
          </table:table-cell>
          <table:table-cell office:value-type="float" office:value="278.3001" calcext:value-type="float">
            <text:p>278.3001</text:p>
          </table:table-cell>
          <table:table-cell office:value-type="float" office:value="913.0374" calcext:value-type="float">
            <text:p>913.0374</text:p>
          </table:table-cell>
          <table:table-cell office:value-type="float" office:value="894.4352" calcext:value-type="float">
            <text:p>894.4352</text:p>
          </table:table-cell>
          <table:table-cell office:value-type="float" office:value="886.0203" calcext:value-type="float">
            <text:p>886.0203</text:p>
          </table:table-cell>
          <table:table-cell office:value-type="float" office:value="899.1489" calcext:value-type="float">
            <text:p>899.1489</text:p>
          </table:table-cell>
          <table:table-cell office:value-type="float" office:value="329.0445" calcext:value-type="float">
            <text:p>329.0445</text:p>
          </table:table-cell>
          <table:table-cell office:value-type="float" office:value="445.5824" calcext:value-type="float">
            <text:p>445.5824</text:p>
          </table:table-cell>
          <table:table-cell office:value-type="float" office:value="384.2562" calcext:value-type="float">
            <text:p>384.2562</text:p>
          </table:table-cell>
          <table:table-cell office:value-type="float" office:value="324.3388" calcext:value-type="float">
            <text:p>324.33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9" calcext:value-type="float">
            <text:p>27081999</text:p>
          </table:table-cell>
          <table:table-cell office:value-type="float" office:value="72.74131" calcext:value-type="float">
            <text:p>72.74131</text:p>
          </table:table-cell>
          <table:table-cell office:value-type="float" office:value="5596.093" calcext:value-type="float">
            <text:p>5596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.9612" calcext:value-type="float">
            <text:p>-119.9612</text:p>
          </table:table-cell>
          <table:table-cell office:value-type="float" office:value="366.0149" calcext:value-type="float">
            <text:p>366.0149</text:p>
          </table:table-cell>
          <table:table-cell office:value-type="float" office:value="0" calcext:value-type="float">
            <text:p>0</text:p>
          </table:table-cell>
          <table:table-cell office:value-type="float" office:value="49.14454" calcext:value-type="float">
            <text:p>49.14454</text:p>
          </table:table-cell>
          <table:table-cell office:value-type="float" office:value="0.203244" calcext:value-type="float">
            <text:p>0.203244</text:p>
          </table:table-cell>
          <table:table-cell office:value-type="float" office:value="0.03102089" calcext:value-type="float">
            <text:p>0.03102089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29409" calcext:value-type="float">
            <text:p>0.3329409</text:p>
          </table:table-cell>
          <table:table-cell office:value-type="float" office:value="0.5746831" calcext:value-type="float">
            <text:p>0.5746831</text:p>
          </table:table-cell>
          <table:table-cell office:value-type="float" office:value="360" calcext:value-type="float">
            <text:p>360</text:p>
          </table:table-cell>
          <table:table-cell office:value-type="float" office:value="-120.8406" calcext:value-type="float">
            <text:p>-120.8406</text:p>
          </table:table-cell>
          <table:table-cell office:value-type="float" office:value="0" calcext:value-type="float">
            <text:p>0</text:p>
          </table:table-cell>
          <table:table-cell office:value-type="float" office:value="209.4196" calcext:value-type="float">
            <text:p>209.4196</text:p>
          </table:table-cell>
          <table:table-cell office:value-type="float" office:value="278.1983" calcext:value-type="float">
            <text:p>278.1983</text:p>
          </table:table-cell>
          <table:table-cell office:value-type="float" office:value="912.7027" calcext:value-type="float">
            <text:p>912.7027</text:p>
          </table:table-cell>
          <table:table-cell office:value-type="float" office:value="894.1537" calcext:value-type="float">
            <text:p>894.1537</text:p>
          </table:table-cell>
          <table:table-cell office:value-type="float" office:value="885.84" calcext:value-type="float">
            <text:p>885.84</text:p>
          </table:table-cell>
          <table:table-cell office:value-type="float" office:value="899.0006" calcext:value-type="float">
            <text:p>899.0006</text:p>
          </table:table-cell>
          <table:table-cell office:value-type="float" office:value="329.0031" calcext:value-type="float">
            <text:p>329.0031</text:p>
          </table:table-cell>
          <table:table-cell office:value-type="float" office:value="445.5454" calcext:value-type="float">
            <text:p>445.5454</text:p>
          </table:table-cell>
          <table:table-cell office:value-type="float" office:value="384.24" calcext:value-type="float">
            <text:p>384.24</text:p>
          </table:table-cell>
          <table:table-cell office:value-type="float" office:value="324.33" calcext:value-type="float">
            <text:p>324.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9" calcext:value-type="float">
            <text:p>28081999</text:p>
          </table:table-cell>
          <table:table-cell office:value-type="float" office:value="72.44212" calcext:value-type="float">
            <text:p>72.44212</text:p>
          </table:table-cell>
          <table:table-cell office:value-type="float" office:value="5595.191" calcext:value-type="float">
            <text:p>5595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0803" calcext:value-type="float">
            <text:p>-121.0803</text:p>
          </table:table-cell>
          <table:table-cell office:value-type="float" office:value="367.3406" calcext:value-type="float">
            <text:p>367.3406</text:p>
          </table:table-cell>
          <table:table-cell office:value-type="float" office:value="0" calcext:value-type="float">
            <text:p>0</text:p>
          </table:table-cell>
          <table:table-cell office:value-type="float" office:value="48.95256" calcext:value-type="float">
            <text:p>48.95256</text:p>
          </table:table-cell>
          <table:table-cell office:value-type="float" office:value="0.1991048" calcext:value-type="float">
            <text:p>0.1991048</text:p>
          </table:table-cell>
          <table:table-cell office:value-type="float" office:value="0.03123242" calcext:value-type="float">
            <text:p>0.03123242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33791" calcext:value-type="float">
            <text:p>0.3333791</text:p>
          </table:table-cell>
          <table:table-cell office:value-type="float" office:value="0.5748614" calcext:value-type="float">
            <text:p>0.5748614</text:p>
          </table:table-cell>
          <table:table-cell office:value-type="float" office:value="360" calcext:value-type="float">
            <text:p>360</text:p>
          </table:table-cell>
          <table:table-cell office:value-type="float" office:value="-121.96" calcext:value-type="float">
            <text:p>-121.96</text:p>
          </table:table-cell>
          <table:table-cell office:value-type="float" office:value="0" calcext:value-type="float">
            <text:p>0</text:p>
          </table:table-cell>
          <table:table-cell office:value-type="float" office:value="209.4489" calcext:value-type="float">
            <text:p>209.4489</text:p>
          </table:table-cell>
          <table:table-cell office:value-type="float" office:value="278.0916" calcext:value-type="float">
            <text:p>278.0916</text:p>
          </table:table-cell>
          <table:table-cell office:value-type="float" office:value="912.3447" calcext:value-type="float">
            <text:p>912.3447</text:p>
          </table:table-cell>
          <table:table-cell office:value-type="float" office:value="893.8519" calcext:value-type="float">
            <text:p>893.8519</text:p>
          </table:table-cell>
          <table:table-cell office:value-type="float" office:value="885.647" calcext:value-type="float">
            <text:p>885.647</text:p>
          </table:table-cell>
          <table:table-cell office:value-type="float" office:value="898.8431" calcext:value-type="float">
            <text:p>898.8431</text:p>
          </table:table-cell>
          <table:table-cell office:value-type="float" office:value="328.9592" calcext:value-type="float">
            <text:p>328.9592</text:p>
          </table:table-cell>
          <table:table-cell office:value-type="float" office:value="445.5078" calcext:value-type="float">
            <text:p>445.5078</text:p>
          </table:table-cell>
          <table:table-cell office:value-type="float" office:value="384.2218" calcext:value-type="float">
            <text:p>384.2218</text:p>
          </table:table-cell>
          <table:table-cell office:value-type="float" office:value="324.3212" calcext:value-type="float">
            <text:p>324.32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9" calcext:value-type="float">
            <text:p>29081999</text:p>
          </table:table-cell>
          <table:table-cell office:value-type="float" office:value="72.18666" calcext:value-type="float">
            <text:p>72.18666</text:p>
          </table:table-cell>
          <table:table-cell office:value-type="float" office:value="5594.371" calcext:value-type="float">
            <text:p>5594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.1109" calcext:value-type="float">
            <text:p>-122.1109</text:p>
          </table:table-cell>
          <table:table-cell office:value-type="float" office:value="373.707" calcext:value-type="float">
            <text:p>373.707</text:p>
          </table:table-cell>
          <table:table-cell office:value-type="float" office:value="0" calcext:value-type="float">
            <text:p>0</text:p>
          </table:table-cell>
          <table:table-cell office:value-type="float" office:value="48.8844" calcext:value-type="float">
            <text:p>48.8844</text:p>
          </table:table-cell>
          <table:table-cell office:value-type="float" office:value="0.1956817" calcext:value-type="float">
            <text:p>0.1956817</text:p>
          </table:table-cell>
          <table:table-cell office:value-type="float" office:value="0.03147146" calcext:value-type="float">
            <text:p>0.03147146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38163" calcext:value-type="float">
            <text:p>0.3338163</text:p>
          </table:table-cell>
          <table:table-cell office:value-type="float" office:value="0.5750278" calcext:value-type="float">
            <text:p>0.5750278</text:p>
          </table:table-cell>
          <table:table-cell office:value-type="float" office:value="360" calcext:value-type="float">
            <text:p>360</text:p>
          </table:table-cell>
          <table:table-cell office:value-type="float" office:value="-122.991" calcext:value-type="float">
            <text:p>-122.991</text:p>
          </table:table-cell>
          <table:table-cell office:value-type="float" office:value="0" calcext:value-type="float">
            <text:p>0</text:p>
          </table:table-cell>
          <table:table-cell office:value-type="float" office:value="209.4764" calcext:value-type="float">
            <text:p>209.4764</text:p>
          </table:table-cell>
          <table:table-cell office:value-type="float" office:value="278.005" calcext:value-type="float">
            <text:p>278.005</text:p>
          </table:table-cell>
          <table:table-cell office:value-type="float" office:value="912.0466" calcext:value-type="float">
            <text:p>912.0466</text:p>
          </table:table-cell>
          <table:table-cell office:value-type="float" office:value="893.5793" calcext:value-type="float">
            <text:p>893.5793</text:p>
          </table:table-cell>
          <table:table-cell office:value-type="float" office:value="885.4677" calcext:value-type="float">
            <text:p>885.4677</text:p>
          </table:table-cell>
          <table:table-cell office:value-type="float" office:value="898.6904" calcext:value-type="float">
            <text:p>898.6904</text:p>
          </table:table-cell>
          <table:table-cell office:value-type="float" office:value="328.9158" calcext:value-type="float">
            <text:p>328.9158</text:p>
          </table:table-cell>
          <table:table-cell office:value-type="float" office:value="445.4693" calcext:value-type="float">
            <text:p>445.4693</text:p>
          </table:table-cell>
          <table:table-cell office:value-type="float" office:value="384.2024" calcext:value-type="float">
            <text:p>384.2024</text:p>
          </table:table-cell>
          <table:table-cell office:value-type="float" office:value="324.3123" calcext:value-type="float">
            <text:p>324.31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9" calcext:value-type="float">
            <text:p>30081999</text:p>
          </table:table-cell>
          <table:table-cell office:value-type="float" office:value="71.96498" calcext:value-type="float">
            <text:p>71.96498</text:p>
          </table:table-cell>
          <table:table-cell office:value-type="float" office:value="5593.657" calcext:value-type="float">
            <text:p>5593.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0087" calcext:value-type="float">
            <text:p>-123.0087</text:p>
          </table:table-cell>
          <table:table-cell office:value-type="float" office:value="375.2127" calcext:value-type="float">
            <text:p>375.2127</text:p>
          </table:table-cell>
          <table:table-cell office:value-type="float" office:value="0" calcext:value-type="float">
            <text:p>0</text:p>
          </table:table-cell>
          <table:table-cell office:value-type="float" office:value="48.81165" calcext:value-type="float">
            <text:p>48.81165</text:p>
          </table:table-cell>
          <table:table-cell office:value-type="float" office:value="0.1927445" calcext:value-type="float">
            <text:p>0.1927445</text:p>
          </table:table-cell>
          <table:table-cell office:value-type="float" office:value="0.03170707" calcext:value-type="float">
            <text:p>0.03170707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42498" calcext:value-type="float">
            <text:p>0.3342498</text:p>
          </table:table-cell>
          <table:table-cell office:value-type="float" office:value="0.5751749" calcext:value-type="float">
            <text:p>0.5751749</text:p>
          </table:table-cell>
          <table:table-cell office:value-type="float" office:value="360" calcext:value-type="float">
            <text:p>360</text:p>
          </table:table-cell>
          <table:table-cell office:value-type="float" office:value="-123.8891" calcext:value-type="float">
            <text:p>-123.8891</text:p>
          </table:table-cell>
          <table:table-cell office:value-type="float" office:value="0" calcext:value-type="float">
            <text:p>0</text:p>
          </table:table-cell>
          <table:table-cell office:value-type="float" office:value="209.4997" calcext:value-type="float">
            <text:p>209.4997</text:p>
          </table:table-cell>
          <table:table-cell office:value-type="float" office:value="277.9271" calcext:value-type="float">
            <text:p>277.9271</text:p>
          </table:table-cell>
          <table:table-cell office:value-type="float" office:value="911.7865" calcext:value-type="float">
            <text:p>911.7865</text:p>
          </table:table-cell>
          <table:table-cell office:value-type="float" office:value="893.3483" calcext:value-type="float">
            <text:p>893.3483</text:p>
          </table:table-cell>
          <table:table-cell office:value-type="float" office:value="885.3148" calcext:value-type="float">
            <text:p>885.3148</text:p>
          </table:table-cell>
          <table:table-cell office:value-type="float" office:value="898.5601" calcext:value-type="float">
            <text:p>898.5601</text:p>
          </table:table-cell>
          <table:table-cell office:value-type="float" office:value="328.8778" calcext:value-type="float">
            <text:p>328.8778</text:p>
          </table:table-cell>
          <table:table-cell office:value-type="float" office:value="445.4324" calcext:value-type="float">
            <text:p>445.4324</text:p>
          </table:table-cell>
          <table:table-cell office:value-type="float" office:value="384.183" calcext:value-type="float">
            <text:p>384.183</text:p>
          </table:table-cell>
          <table:table-cell office:value-type="float" office:value="324.3034" calcext:value-type="float">
            <text:p>324.30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9" calcext:value-type="float">
            <text:p>31081999</text:p>
          </table:table-cell>
          <table:table-cell office:value-type="float" office:value="71.74988" calcext:value-type="float">
            <text:p>71.74988</text:p>
          </table:table-cell>
          <table:table-cell office:value-type="float" office:value="5592.966" calcext:value-type="float">
            <text:p>5592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8725" calcext:value-type="float">
            <text:p>-123.8725</text:p>
          </table:table-cell>
          <table:table-cell office:value-type="float" office:value="378.019" calcext:value-type="float">
            <text:p>378.019</text:p>
          </table:table-cell>
          <table:table-cell office:value-type="float" office:value="0" calcext:value-type="float">
            <text:p>0</text:p>
          </table:table-cell>
          <table:table-cell office:value-type="float" office:value="48.73469" calcext:value-type="float">
            <text:p>48.73469</text:p>
          </table:table-cell>
          <table:table-cell office:value-type="float" office:value="0.1899499" calcext:value-type="float">
            <text:p>0.1899499</text:p>
          </table:table-cell>
          <table:table-cell office:value-type="float" office:value="0.03193731" calcext:value-type="float">
            <text:p>0.03193731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46817" calcext:value-type="float">
            <text:p>0.3346817</text:p>
          </table:table-cell>
          <table:table-cell office:value-type="float" office:value="0.5753271" calcext:value-type="float">
            <text:p>0.5753271</text:p>
          </table:table-cell>
          <table:table-cell office:value-type="float" office:value="360" calcext:value-type="float">
            <text:p>360</text:p>
          </table:table-cell>
          <table:table-cell office:value-type="float" office:value="-124.7533" calcext:value-type="float">
            <text:p>-124.7533</text:p>
          </table:table-cell>
          <table:table-cell office:value-type="float" office:value="0" calcext:value-type="float">
            <text:p>0</text:p>
          </table:table-cell>
          <table:table-cell office:value-type="float" office:value="209.5219" calcext:value-type="float">
            <text:p>209.5219</text:p>
          </table:table-cell>
          <table:table-cell office:value-type="float" office:value="277.8488" calcext:value-type="float">
            <text:p>277.8488</text:p>
          </table:table-cell>
          <table:table-cell office:value-type="float" office:value="911.5305" calcext:value-type="float">
            <text:p>911.5305</text:p>
          </table:table-cell>
          <table:table-cell office:value-type="float" office:value="893.1261" calcext:value-type="float">
            <text:p>893.1261</text:p>
          </table:table-cell>
          <table:table-cell office:value-type="float" office:value="885.1689" calcext:value-type="float">
            <text:p>885.1689</text:p>
          </table:table-cell>
          <table:table-cell office:value-type="float" office:value="898.4363" calcext:value-type="float">
            <text:p>898.4363</text:p>
          </table:table-cell>
          <table:table-cell office:value-type="float" office:value="328.8421" calcext:value-type="float">
            <text:p>328.8421</text:p>
          </table:table-cell>
          <table:table-cell office:value-type="float" office:value="445.3968" calcext:value-type="float">
            <text:p>445.3968</text:p>
          </table:table-cell>
          <table:table-cell office:value-type="float" office:value="384.1646" calcext:value-type="float">
            <text:p>384.1646</text:p>
          </table:table-cell>
          <table:table-cell office:value-type="float" office:value="324.2944" calcext:value-type="float">
            <text:p>324.29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9" calcext:value-type="float">
            <text:p>1091999</text:p>
          </table:table-cell>
          <table:table-cell office:value-type="float" office:value="71.51954" calcext:value-type="float">
            <text:p>71.51954</text:p>
          </table:table-cell>
          <table:table-cell office:value-type="float" office:value="5592.236" calcext:value-type="float">
            <text:p>5592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7754" calcext:value-type="float">
            <text:p>-124.7754</text:p>
          </table:table-cell>
          <table:table-cell office:value-type="float" office:value="382.0142" calcext:value-type="float">
            <text:p>382.0142</text:p>
          </table:table-cell>
          <table:table-cell office:value-type="float" office:value="0" calcext:value-type="float">
            <text:p>0</text:p>
          </table:table-cell>
          <table:table-cell office:value-type="float" office:value="48.64338" calcext:value-type="float">
            <text:p>48.64338</text:p>
          </table:table-cell>
          <table:table-cell office:value-type="float" office:value="0.1869013" calcext:value-type="float">
            <text:p>0.1869013</text:p>
          </table:table-cell>
          <table:table-cell office:value-type="float" office:value="0.03217007" calcext:value-type="float">
            <text:p>0.03217007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51137" calcext:value-type="float">
            <text:p>0.3351137</text:p>
          </table:table-cell>
          <table:table-cell office:value-type="float" office:value="0.5755025" calcext:value-type="float">
            <text:p>0.5755025</text:p>
          </table:table-cell>
          <table:table-cell office:value-type="float" office:value="360" calcext:value-type="float">
            <text:p>360</text:p>
          </table:table-cell>
          <table:table-cell office:value-type="float" office:value="-125.6566" calcext:value-type="float">
            <text:p>-125.6566</text:p>
          </table:table-cell>
          <table:table-cell office:value-type="float" office:value="0" calcext:value-type="float">
            <text:p>0</text:p>
          </table:table-cell>
          <table:table-cell office:value-type="float" office:value="209.5451" calcext:value-type="float">
            <text:p>209.5451</text:p>
          </table:table-cell>
          <table:table-cell office:value-type="float" office:value="277.7635" calcext:value-type="float">
            <text:p>277.7635</text:p>
          </table:table-cell>
          <table:table-cell office:value-type="float" office:value="911.2517" calcext:value-type="float">
            <text:p>911.2517</text:p>
          </table:table-cell>
          <table:table-cell office:value-type="float" office:value="892.8853" calcext:value-type="float">
            <text:p>892.8853</text:p>
          </table:table-cell>
          <table:table-cell office:value-type="float" office:value="885.018" calcext:value-type="float">
            <text:p>885.018</text:p>
          </table:table-cell>
          <table:table-cell office:value-type="float" office:value="898.3081" calcext:value-type="float">
            <text:p>898.3081</text:p>
          </table:table-cell>
          <table:table-cell office:value-type="float" office:value="328.806" calcext:value-type="float">
            <text:p>328.806</text:p>
          </table:table-cell>
          <table:table-cell office:value-type="float" office:value="445.3617" calcext:value-type="float">
            <text:p>445.3617</text:p>
          </table:table-cell>
          <table:table-cell office:value-type="float" office:value="384.1485" calcext:value-type="float">
            <text:p>384.1485</text:p>
          </table:table-cell>
          <table:table-cell office:value-type="float" office:value="324.2855" calcext:value-type="float">
            <text:p>324.28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9" calcext:value-type="float">
            <text:p>2091999</text:p>
          </table:table-cell>
          <table:table-cell office:value-type="float" office:value="71.26785" calcext:value-type="float">
            <text:p>71.26785</text:p>
          </table:table-cell>
          <table:table-cell office:value-type="float" office:value="5591.438" calcext:value-type="float">
            <text:p>5591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.7555" calcext:value-type="float">
            <text:p>-125.7555</text:p>
          </table:table-cell>
          <table:table-cell office:value-type="float" office:value="386.5383" calcext:value-type="float">
            <text:p>386.5383</text:p>
          </table:table-cell>
          <table:table-cell office:value-type="float" office:value="0" calcext:value-type="float">
            <text:p>0</text:p>
          </table:table-cell>
          <table:table-cell office:value-type="float" office:value="48.5343" calcext:value-type="float">
            <text:p>48.5343</text:p>
          </table:table-cell>
          <table:table-cell office:value-type="float" office:value="0.1836458" calcext:value-type="float">
            <text:p>0.1836458</text:p>
          </table:table-cell>
          <table:table-cell office:value-type="float" office:value="0.03238326" calcext:value-type="float">
            <text:p>0.03238326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55477" calcext:value-type="float">
            <text:p>0.3355477</text:p>
          </table:table-cell>
          <table:table-cell office:value-type="float" office:value="0.5756803" calcext:value-type="float">
            <text:p>0.5756803</text:p>
          </table:table-cell>
          <table:table-cell office:value-type="float" office:value="360" calcext:value-type="float">
            <text:p>360</text:p>
          </table:table-cell>
          <table:table-cell office:value-type="float" office:value="-126.6371" calcext:value-type="float">
            <text:p>-126.6371</text:p>
          </table:table-cell>
          <table:table-cell office:value-type="float" office:value="0" calcext:value-type="float">
            <text:p>0</text:p>
          </table:table-cell>
          <table:table-cell office:value-type="float" office:value="209.5709" calcext:value-type="float">
            <text:p>209.5709</text:p>
          </table:table-cell>
          <table:table-cell office:value-type="float" office:value="277.6696" calcext:value-type="float">
            <text:p>277.6696</text:p>
          </table:table-cell>
          <table:table-cell office:value-type="float" office:value="910.941" calcext:value-type="float">
            <text:p>910.941</text:p>
          </table:table-cell>
          <table:table-cell office:value-type="float" office:value="892.6241" calcext:value-type="float">
            <text:p>892.6241</text:p>
          </table:table-cell>
          <table:table-cell office:value-type="float" office:value="884.8491" calcext:value-type="float">
            <text:p>884.8491</text:p>
          </table:table-cell>
          <table:table-cell office:value-type="float" office:value="898.17" calcext:value-type="float">
            <text:p>898.17</text:p>
          </table:table-cell>
          <table:table-cell office:value-type="float" office:value="328.7674" calcext:value-type="float">
            <text:p>328.7674</text:p>
          </table:table-cell>
          <table:table-cell office:value-type="float" office:value="445.3261" calcext:value-type="float">
            <text:p>445.3261</text:p>
          </table:table-cell>
          <table:table-cell office:value-type="float" office:value="384.1325" calcext:value-type="float">
            <text:p>384.1325</text:p>
          </table:table-cell>
          <table:table-cell office:value-type="float" office:value="324.2766" calcext:value-type="float">
            <text:p>324.27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9" calcext:value-type="float">
            <text:p>3091999</text:p>
          </table:table-cell>
          <table:table-cell office:value-type="float" office:value="71.01336" calcext:value-type="float">
            <text:p>71.01336</text:p>
          </table:table-cell>
          <table:table-cell office:value-type="float" office:value="5590.623" calcext:value-type="float">
            <text:p>5590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7581" calcext:value-type="float">
            <text:p>-126.7581</text:p>
          </table:table-cell>
          <table:table-cell office:value-type="float" office:value="385.0281" calcext:value-type="float">
            <text:p>385.0281</text:p>
          </table:table-cell>
          <table:table-cell office:value-type="float" office:value="0" calcext:value-type="float">
            <text:p>0</text:p>
          </table:table-cell>
          <table:table-cell office:value-type="float" office:value="48.42507" calcext:value-type="float">
            <text:p>48.42507</text:p>
          </table:table-cell>
          <table:table-cell office:value-type="float" office:value="0.1804731" calcext:value-type="float">
            <text:p>0.1804731</text:p>
          </table:table-cell>
          <table:table-cell office:value-type="float" office:value="0.0326121" calcext:value-type="float">
            <text:p>0.0326121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59821" calcext:value-type="float">
            <text:p>0.3359821</text:p>
          </table:table-cell>
          <table:table-cell office:value-type="float" office:value="0.5758596" calcext:value-type="float">
            <text:p>0.5758596</text:p>
          </table:table-cell>
          <table:table-cell office:value-type="float" office:value="360" calcext:value-type="float">
            <text:p>360</text:p>
          </table:table-cell>
          <table:table-cell office:value-type="float" office:value="-127.64" calcext:value-type="float">
            <text:p>-127.64</text:p>
          </table:table-cell>
          <table:table-cell office:value-type="float" office:value="0" calcext:value-type="float">
            <text:p>0</text:p>
          </table:table-cell>
          <table:table-cell office:value-type="float" office:value="209.5972" calcext:value-type="float">
            <text:p>209.5972</text:p>
          </table:table-cell>
          <table:table-cell office:value-type="float" office:value="277.5746" calcext:value-type="float">
            <text:p>277.5746</text:p>
          </table:table-cell>
          <table:table-cell office:value-type="float" office:value="910.6292" calcext:value-type="float">
            <text:p>910.6292</text:p>
          </table:table-cell>
          <table:table-cell office:value-type="float" office:value="892.354" calcext:value-type="float">
            <text:p>892.354</text:p>
          </table:table-cell>
          <table:table-cell office:value-type="float" office:value="884.677" calcext:value-type="float">
            <text:p>884.677</text:p>
          </table:table-cell>
          <table:table-cell office:value-type="float" office:value="898.027" calcext:value-type="float">
            <text:p>898.027</text:p>
          </table:table-cell>
          <table:table-cell office:value-type="float" office:value="328.7275" calcext:value-type="float">
            <text:p>328.7275</text:p>
          </table:table-cell>
          <table:table-cell office:value-type="float" office:value="445.2894" calcext:value-type="float">
            <text:p>445.2894</text:p>
          </table:table-cell>
          <table:table-cell office:value-type="float" office:value="384.1164" calcext:value-type="float">
            <text:p>384.1164</text:p>
          </table:table-cell>
          <table:table-cell office:value-type="float" office:value="324.2676" calcext:value-type="float">
            <text:p>324.26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9" calcext:value-type="float">
            <text:p>4091999</text:p>
          </table:table-cell>
          <table:table-cell office:value-type="float" office:value="70.74573" calcext:value-type="float">
            <text:p>70.74573</text:p>
          </table:table-cell>
          <table:table-cell office:value-type="float" office:value="5589.758" calcext:value-type="float">
            <text:p>5589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8136" calcext:value-type="float">
            <text:p>-127.8136</text:p>
          </table:table-cell>
          <table:table-cell office:value-type="float" office:value="392.0637" calcext:value-type="float">
            <text:p>392.0637</text:p>
          </table:table-cell>
          <table:table-cell office:value-type="float" office:value="0" calcext:value-type="float">
            <text:p>0</text:p>
          </table:table-cell>
          <table:table-cell office:value-type="float" office:value="48.2945" calcext:value-type="float">
            <text:p>48.2945</text:p>
          </table:table-cell>
          <table:table-cell office:value-type="float" office:value="0.1771356" calcext:value-type="float">
            <text:p>0.1771356</text:p>
          </table:table-cell>
          <table:table-cell office:value-type="float" office:value="0.03282097" calcext:value-type="float">
            <text:p>0.03282097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64173" calcext:value-type="float">
            <text:p>0.3364173</text:p>
          </table:table-cell>
          <table:table-cell office:value-type="float" office:value="0.5760368" calcext:value-type="float">
            <text:p>0.5760368</text:p>
          </table:table-cell>
          <table:table-cell office:value-type="float" office:value="360" calcext:value-type="float">
            <text:p>360</text:p>
          </table:table-cell>
          <table:table-cell office:value-type="float" office:value="-128.6959" calcext:value-type="float">
            <text:p>-128.6959</text:p>
          </table:table-cell>
          <table:table-cell office:value-type="float" office:value="0" calcext:value-type="float">
            <text:p>0</text:p>
          </table:table-cell>
          <table:table-cell office:value-type="float" office:value="209.6252" calcext:value-type="float">
            <text:p>209.6252</text:p>
          </table:table-cell>
          <table:table-cell office:value-type="float" office:value="277.4759" calcext:value-type="float">
            <text:p>277.4759</text:p>
          </table:table-cell>
          <table:table-cell office:value-type="float" office:value="910.2955" calcext:value-type="float">
            <text:p>910.2955</text:p>
          </table:table-cell>
          <table:table-cell office:value-type="float" office:value="892.0718" calcext:value-type="float">
            <text:p>892.0718</text:p>
          </table:table-cell>
          <table:table-cell office:value-type="float" office:value="884.4932" calcext:value-type="float">
            <text:p>884.4932</text:p>
          </table:table-cell>
          <table:table-cell office:value-type="float" office:value="897.8765" calcext:value-type="float">
            <text:p>897.8765</text:p>
          </table:table-cell>
          <table:table-cell office:value-type="float" office:value="328.6856" calcext:value-type="float">
            <text:p>328.6856</text:p>
          </table:table-cell>
          <table:table-cell office:value-type="float" office:value="445.2522" calcext:value-type="float">
            <text:p>445.2522</text:p>
          </table:table-cell>
          <table:table-cell office:value-type="float" office:value="384.0975" calcext:value-type="float">
            <text:p>384.0975</text:p>
          </table:table-cell>
          <table:table-cell office:value-type="float" office:value="324.2587" calcext:value-type="float">
            <text:p>324.258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9" calcext:value-type="float">
            <text:p>5091999</text:p>
          </table:table-cell>
          <table:table-cell office:value-type="float" office:value="70.48355" calcext:value-type="float">
            <text:p>70.48355</text:p>
          </table:table-cell>
          <table:table-cell office:value-type="float" office:value="5588.893" calcext:value-type="float">
            <text:p>5588.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8735" calcext:value-type="float">
            <text:p>-128.8735</text:p>
          </table:table-cell>
          <table:table-cell office:value-type="float" office:value="394.7759" calcext:value-type="float">
            <text:p>394.7759</text:p>
          </table:table-cell>
          <table:table-cell office:value-type="float" office:value="0" calcext:value-type="float">
            <text:p>0</text:p>
          </table:table-cell>
          <table:table-cell office:value-type="float" office:value="48.20594" calcext:value-type="float">
            <text:p>48.20594</text:p>
          </table:table-cell>
          <table:table-cell office:value-type="float" office:value="0.1738402" calcext:value-type="float">
            <text:p>0.1738402</text:p>
          </table:table-cell>
          <table:table-cell office:value-type="float" office:value="0.03304318" calcext:value-type="float">
            <text:p>0.03304318</text:p>
          </table:table-cell>
          <table:table-cell office:value-type="float" office:value="0.002657018" calcext:value-type="float">
            <text:p>0.002657018</text:p>
          </table:table-cell>
          <table:table-cell office:value-type="float" office:value="0.3368532" calcext:value-type="float">
            <text:p>0.3368532</text:p>
          </table:table-cell>
          <table:table-cell office:value-type="float" office:value="0.5762146" calcext:value-type="float">
            <text:p>0.5762146</text:p>
          </table:table-cell>
          <table:table-cell office:value-type="float" office:value="360" calcext:value-type="float">
            <text:p>360</text:p>
          </table:table-cell>
          <table:table-cell office:value-type="float" office:value="-129.7562" calcext:value-type="float">
            <text:p>-129.7562</text:p>
          </table:table-cell>
          <table:table-cell office:value-type="float" office:value="0" calcext:value-type="float">
            <text:p>0</text:p>
          </table:table-cell>
          <table:table-cell office:value-type="float" office:value="209.6537" calcext:value-type="float">
            <text:p>209.6537</text:p>
          </table:table-cell>
          <table:table-cell office:value-type="float" office:value="277.3787" calcext:value-type="float">
            <text:p>277.3787</text:p>
          </table:table-cell>
          <table:table-cell office:value-type="float" office:value="909.9735" calcext:value-type="float">
            <text:p>909.9735</text:p>
          </table:table-cell>
          <table:table-cell office:value-type="float" office:value="891.7859" calcext:value-type="float">
            <text:p>891.7859</text:p>
          </table:table-cell>
          <table:table-cell office:value-type="float" office:value="884.3085" calcext:value-type="float">
            <text:p>884.3085</text:p>
          </table:table-cell>
          <table:table-cell office:value-type="float" office:value="897.7227" calcext:value-type="float">
            <text:p>897.7227</text:p>
          </table:table-cell>
          <table:table-cell office:value-type="float" office:value="328.6427" calcext:value-type="float">
            <text:p>328.6427</text:p>
          </table:table-cell>
          <table:table-cell office:value-type="float" office:value="445.2145" calcext:value-type="float">
            <text:p>445.2145</text:p>
          </table:table-cell>
          <table:table-cell office:value-type="float" office:value="384.0783" calcext:value-type="float">
            <text:p>384.0783</text:p>
          </table:table-cell>
          <table:table-cell office:value-type="float" office:value="324.2497" calcext:value-type="float">
            <text:p>324.24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9" calcext:value-type="float">
            <text:p>6091999</text:p>
          </table:table-cell>
          <table:table-cell office:value-type="float" office:value="70.23846" calcext:value-type="float">
            <text:p>70.23846</text:p>
          </table:table-cell>
          <table:table-cell office:value-type="float" office:value="5588.113" calcext:value-type="float">
            <text:p>5588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.5915" calcext:value-type="float">
            <text:p>-129.5915</text:p>
          </table:table-cell>
          <table:table-cell office:value-type="float" office:value="392.3376" calcext:value-type="float">
            <text:p>392.3376</text:p>
          </table:table-cell>
          <table:table-cell office:value-type="float" office:value="0" calcext:value-type="float">
            <text:p>0</text:p>
          </table:table-cell>
          <table:table-cell office:value-type="float" office:value="48.16402" calcext:value-type="float">
            <text:p>48.16402</text:p>
          </table:table-cell>
          <table:table-cell office:value-type="float" office:value="0.1666132" calcext:value-type="float">
            <text:p>0.1666132</text:p>
          </table:table-cell>
          <table:table-cell office:value-type="float" office:value="0.03314991" calcext:value-type="float">
            <text:p>0.03314991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403294" calcext:value-type="float">
            <text:p>0.3403294</text:p>
          </table:table-cell>
          <table:table-cell office:value-type="float" office:value="0.5876756" calcext:value-type="float">
            <text:p>0.5876756</text:p>
          </table:table-cell>
          <table:table-cell office:value-type="float" office:value="360" calcext:value-type="float">
            <text:p>360</text:p>
          </table:table-cell>
          <table:table-cell office:value-type="float" office:value="-130.4911" calcext:value-type="float">
            <text:p>-130.4911</text:p>
          </table:table-cell>
          <table:table-cell office:value-type="float" office:value="0" calcext:value-type="float">
            <text:p>0</text:p>
          </table:table-cell>
          <table:table-cell office:value-type="float" office:value="209.671" calcext:value-type="float">
            <text:p>209.671</text:p>
          </table:table-cell>
          <table:table-cell office:value-type="float" office:value="277.2947" calcext:value-type="float">
            <text:p>277.2947</text:p>
          </table:table-cell>
          <table:table-cell office:value-type="float" office:value="909.6939" calcext:value-type="float">
            <text:p>909.6939</text:p>
          </table:table-cell>
          <table:table-cell office:value-type="float" office:value="891.5339" calcext:value-type="float">
            <text:p>891.5339</text:p>
          </table:table-cell>
          <table:table-cell office:value-type="float" office:value="884.1386" calcext:value-type="float">
            <text:p>884.1386</text:p>
          </table:table-cell>
          <table:table-cell office:value-type="float" office:value="897.5802" calcext:value-type="float">
            <text:p>897.5802</text:p>
          </table:table-cell>
          <table:table-cell office:value-type="float" office:value="328.6017" calcext:value-type="float">
            <text:p>328.6017</text:p>
          </table:table-cell>
          <table:table-cell office:value-type="float" office:value="445.177" calcext:value-type="float">
            <text:p>445.177</text:p>
          </table:table-cell>
          <table:table-cell office:value-type="float" office:value="384.0588" calcext:value-type="float">
            <text:p>384.0588</text:p>
          </table:table-cell>
          <table:table-cell office:value-type="float" office:value="324.2407" calcext:value-type="float">
            <text:p>324.24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9" calcext:value-type="float">
            <text:p>7091999</text:p>
          </table:table-cell>
          <table:table-cell office:value-type="float" office:value="70.02013" calcext:value-type="float">
            <text:p>70.02013</text:p>
          </table:table-cell>
          <table:table-cell office:value-type="float" office:value="5587.404" calcext:value-type="float">
            <text:p>5587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2796" calcext:value-type="float">
            <text:p>-130.2796</text:p>
          </table:table-cell>
          <table:table-cell office:value-type="float" office:value="393.2504" calcext:value-type="float">
            <text:p>393.2504</text:p>
          </table:table-cell>
          <table:table-cell office:value-type="float" office:value="0" calcext:value-type="float">
            <text:p>0</text:p>
          </table:table-cell>
          <table:table-cell office:value-type="float" office:value="48.12767" calcext:value-type="float">
            <text:p>48.12767</text:p>
          </table:table-cell>
          <table:table-cell office:value-type="float" office:value="0.163955" calcext:value-type="float">
            <text:p>0.163955</text:p>
          </table:table-cell>
          <table:table-cell office:value-type="float" office:value="0.03324537" calcext:value-type="float">
            <text:p>0.03324537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449996" calcext:value-type="float">
            <text:p>0.3449996</text:p>
          </table:table-cell>
          <table:table-cell office:value-type="float" office:value="0.6050694" calcext:value-type="float">
            <text:p>0.6050694</text:p>
          </table:table-cell>
          <table:table-cell office:value-type="float" office:value="360" calcext:value-type="float">
            <text:p>360</text:p>
          </table:table-cell>
          <table:table-cell office:value-type="float" office:value="-131.2012" calcext:value-type="float">
            <text:p>-131.2012</text:p>
          </table:table-cell>
          <table:table-cell office:value-type="float" office:value="0" calcext:value-type="float">
            <text:p>0</text:p>
          </table:table-cell>
          <table:table-cell office:value-type="float" office:value="209.6789" calcext:value-type="float">
            <text:p>209.6789</text:p>
          </table:table-cell>
          <table:table-cell office:value-type="float" office:value="277.2207" calcext:value-type="float">
            <text:p>277.2207</text:p>
          </table:table-cell>
          <table:table-cell office:value-type="float" office:value="909.4444" calcext:value-type="float">
            <text:p>909.4444</text:p>
          </table:table-cell>
          <table:table-cell office:value-type="float" office:value="891.3111" calcext:value-type="float">
            <text:p>891.3111</text:p>
          </table:table-cell>
          <table:table-cell office:value-type="float" office:value="883.9879" calcext:value-type="float">
            <text:p>883.9879</text:p>
          </table:table-cell>
          <table:table-cell office:value-type="float" office:value="897.4481" calcext:value-type="float">
            <text:p>897.4481</text:p>
          </table:table-cell>
          <table:table-cell office:value-type="float" office:value="328.5646" calcext:value-type="float">
            <text:p>328.5646</text:p>
          </table:table-cell>
          <table:table-cell office:value-type="float" office:value="445.1403" calcext:value-type="float">
            <text:p>445.1403</text:p>
          </table:table-cell>
          <table:table-cell office:value-type="float" office:value="384.0394" calcext:value-type="float">
            <text:p>384.0394</text:p>
          </table:table-cell>
          <table:table-cell office:value-type="float" office:value="324.2317" calcext:value-type="float">
            <text:p>324.23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9" calcext:value-type="float">
            <text:p>8091999</text:p>
          </table:table-cell>
          <table:table-cell office:value-type="float" office:value="69.81903" calcext:value-type="float">
            <text:p>69.81903</text:p>
          </table:table-cell>
          <table:table-cell office:value-type="float" office:value="5586.761" calcext:value-type="float">
            <text:p>5586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8869" calcext:value-type="float">
            <text:p>-130.8869</text:p>
          </table:table-cell>
          <table:table-cell office:value-type="float" office:value="394.7497" calcext:value-type="float">
            <text:p>394.7497</text:p>
          </table:table-cell>
          <table:table-cell office:value-type="float" office:value="0" calcext:value-type="float">
            <text:p>0</text:p>
          </table:table-cell>
          <table:table-cell office:value-type="float" office:value="48.09521" calcext:value-type="float">
            <text:p>48.09521</text:p>
          </table:table-cell>
          <table:table-cell office:value-type="float" office:value="0.1614414" calcext:value-type="float">
            <text:p>0.1614414</text:p>
          </table:table-cell>
          <table:table-cell office:value-type="float" office:value="0.03331531" calcext:value-type="float">
            <text:p>0.03331531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496954" calcext:value-type="float">
            <text:p>0.3496954</text:p>
          </table:table-cell>
          <table:table-cell office:value-type="float" office:value="0.6355307" calcext:value-type="float">
            <text:p>0.6355307</text:p>
          </table:table-cell>
          <table:table-cell office:value-type="float" office:value="360" calcext:value-type="float">
            <text:p>360</text:p>
          </table:table-cell>
          <table:table-cell office:value-type="float" office:value="-131.8435" calcext:value-type="float">
            <text:p>-131.8435</text:p>
          </table:table-cell>
          <table:table-cell office:value-type="float" office:value="0" calcext:value-type="float">
            <text:p>0</text:p>
          </table:table-cell>
          <table:table-cell office:value-type="float" office:value="209.6839" calcext:value-type="float">
            <text:p>209.6839</text:p>
          </table:table-cell>
          <table:table-cell office:value-type="float" office:value="277.1535" calcext:value-type="float">
            <text:p>277.1535</text:p>
          </table:table-cell>
          <table:table-cell office:value-type="float" office:value="909.2176" calcext:value-type="float">
            <text:p>909.2176</text:p>
          </table:table-cell>
          <table:table-cell office:value-type="float" office:value="891.1069" calcext:value-type="float">
            <text:p>891.1069</text:p>
          </table:table-cell>
          <table:table-cell office:value-type="float" office:value="883.8536" calcext:value-type="float">
            <text:p>883.8536</text:p>
          </table:table-cell>
          <table:table-cell office:value-type="float" office:value="897.3293" calcext:value-type="float">
            <text:p>897.3293</text:p>
          </table:table-cell>
          <table:table-cell office:value-type="float" office:value="328.5318" calcext:value-type="float">
            <text:p>328.5318</text:p>
          </table:table-cell>
          <table:table-cell office:value-type="float" office:value="445.1055" calcext:value-type="float">
            <text:p>445.1055</text:p>
          </table:table-cell>
          <table:table-cell office:value-type="float" office:value="384.0203" calcext:value-type="float">
            <text:p>384.0203</text:p>
          </table:table-cell>
          <table:table-cell office:value-type="float" office:value="324.2227" calcext:value-type="float">
            <text:p>324.22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9" calcext:value-type="float">
            <text:p>9091999</text:p>
          </table:table-cell>
          <table:table-cell office:value-type="float" office:value="69.6181" calcext:value-type="float">
            <text:p>69.6181</text:p>
          </table:table-cell>
          <table:table-cell office:value-type="float" office:value="5586.137" calcext:value-type="float">
            <text:p>5586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.6317" calcext:value-type="float">
            <text:p>-131.6317</text:p>
          </table:table-cell>
          <table:table-cell office:value-type="float" office:value="397.1532" calcext:value-type="float">
            <text:p>397.1532</text:p>
          </table:table-cell>
          <table:table-cell office:value-type="float" office:value="0" calcext:value-type="float">
            <text:p>0</text:p>
          </table:table-cell>
          <table:table-cell office:value-type="float" office:value="48.05943" calcext:value-type="float">
            <text:p>48.05943</text:p>
          </table:table-cell>
          <table:table-cell office:value-type="float" office:value="0.1588974" calcext:value-type="float">
            <text:p>0.1588974</text:p>
          </table:table-cell>
          <table:table-cell office:value-type="float" office:value="0.03339848" calcext:value-type="float">
            <text:p>0.03339848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54173" calcext:value-type="float">
            <text:p>0.354173</text:p>
          </table:table-cell>
          <table:table-cell office:value-type="float" office:value="0.6607749" calcext:value-type="float">
            <text:p>0.6607749</text:p>
          </table:table-cell>
          <table:table-cell office:value-type="float" office:value="360" calcext:value-type="float">
            <text:p>360</text:p>
          </table:table-cell>
          <table:table-cell office:value-type="float" office:value="-132.618" calcext:value-type="float">
            <text:p>-132.618</text:p>
          </table:table-cell>
          <table:table-cell office:value-type="float" office:value="0" calcext:value-type="float">
            <text:p>0</text:p>
          </table:table-cell>
          <table:table-cell office:value-type="float" office:value="209.6862" calcext:value-type="float">
            <text:p>209.6862</text:p>
          </table:table-cell>
          <table:table-cell office:value-type="float" office:value="277.0865" calcext:value-type="float">
            <text:p>277.0865</text:p>
          </table:table-cell>
          <table:table-cell office:value-type="float" office:value="908.9972" calcext:value-type="float">
            <text:p>908.9972</text:p>
          </table:table-cell>
          <table:table-cell office:value-type="float" office:value="890.9071" calcext:value-type="float">
            <text:p>890.9071</text:p>
          </table:table-cell>
          <table:table-cell office:value-type="float" office:value="883.7224" calcext:value-type="float">
            <text:p>883.7224</text:p>
          </table:table-cell>
          <table:table-cell office:value-type="float" office:value="897.214" calcext:value-type="float">
            <text:p>897.214</text:p>
          </table:table-cell>
          <table:table-cell office:value-type="float" office:value="328.4996" calcext:value-type="float">
            <text:p>328.4996</text:p>
          </table:table-cell>
          <table:table-cell office:value-type="float" office:value="445.0721" calcext:value-type="float">
            <text:p>445.0721</text:p>
          </table:table-cell>
          <table:table-cell office:value-type="float" office:value="384.0042" calcext:value-type="float">
            <text:p>384.0042</text:p>
          </table:table-cell>
          <table:table-cell office:value-type="float" office:value="324.2138" calcext:value-type="float">
            <text:p>324.21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9" calcext:value-type="float">
            <text:p>10091999</text:p>
          </table:table-cell>
          <table:table-cell office:value-type="float" office:value="69.42115" calcext:value-type="float">
            <text:p>69.42115</text:p>
          </table:table-cell>
          <table:table-cell office:value-type="float" office:value="5585.531" calcext:value-type="float">
            <text:p>5585.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2889" calcext:value-type="float">
            <text:p>-132.2889</text:p>
          </table:table-cell>
          <table:table-cell office:value-type="float" office:value="400.3102" calcext:value-type="float">
            <text:p>400.3102</text:p>
          </table:table-cell>
          <table:table-cell office:value-type="float" office:value="0" calcext:value-type="float">
            <text:p>0</text:p>
          </table:table-cell>
          <table:table-cell office:value-type="float" office:value="48.02919" calcext:value-type="float">
            <text:p>48.02919</text:p>
          </table:table-cell>
          <table:table-cell office:value-type="float" office:value="0.1564178" calcext:value-type="float">
            <text:p>0.1564178</text:p>
          </table:table-cell>
          <table:table-cell office:value-type="float" office:value="0.03348199" calcext:value-type="float">
            <text:p>0.03348199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58598" calcext:value-type="float">
            <text:p>0.358598</text:p>
          </table:table-cell>
          <table:table-cell office:value-type="float" office:value="0.692153" calcext:value-type="float">
            <text:p>0.692153</text:p>
          </table:table-cell>
          <table:table-cell office:value-type="float" office:value="360" calcext:value-type="float">
            <text:p>360</text:p>
          </table:table-cell>
          <table:table-cell office:value-type="float" office:value="-133.3109" calcext:value-type="float">
            <text:p>-133.3109</text:p>
          </table:table-cell>
          <table:table-cell office:value-type="float" office:value="0" calcext:value-type="float">
            <text:p>0</text:p>
          </table:table-cell>
          <table:table-cell office:value-type="float" office:value="209.6883" calcext:value-type="float">
            <text:p>209.6883</text:p>
          </table:table-cell>
          <table:table-cell office:value-type="float" office:value="277.0207" calcext:value-type="float">
            <text:p>277.0207</text:p>
          </table:table-cell>
          <table:table-cell office:value-type="float" office:value="908.779" calcext:value-type="float">
            <text:p>908.779</text:p>
          </table:table-cell>
          <table:table-cell office:value-type="float" office:value="890.7115" calcext:value-type="float">
            <text:p>890.7115</text:p>
          </table:table-cell>
          <table:table-cell office:value-type="float" office:value="883.5961" calcext:value-type="float">
            <text:p>883.5961</text:p>
          </table:table-cell>
          <table:table-cell office:value-type="float" office:value="897.103" calcext:value-type="float">
            <text:p>897.103</text:p>
          </table:table-cell>
          <table:table-cell office:value-type="float" office:value="328.4693" calcext:value-type="float">
            <text:p>328.4693</text:p>
          </table:table-cell>
          <table:table-cell office:value-type="float" office:value="445.042" calcext:value-type="float">
            <text:p>445.042</text:p>
          </table:table-cell>
          <table:table-cell office:value-type="float" office:value="383.9885" calcext:value-type="float">
            <text:p>383.9885</text:p>
          </table:table-cell>
          <table:table-cell office:value-type="float" office:value="324.2049" calcext:value-type="float">
            <text:p>324.20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9" calcext:value-type="float">
            <text:p>11091999</text:p>
          </table:table-cell>
          <table:table-cell office:value-type="float" office:value="69.25191" calcext:value-type="float">
            <text:p>69.25191</text:p>
          </table:table-cell>
          <table:table-cell office:value-type="float" office:value="5584.953" calcext:value-type="float">
            <text:p>5584.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0961" calcext:value-type="float">
            <text:p>-133.0961</text:p>
          </table:table-cell>
          <table:table-cell office:value-type="float" office:value="403.8282" calcext:value-type="float">
            <text:p>403.8282</text:p>
          </table:table-cell>
          <table:table-cell office:value-type="float" office:value="0" calcext:value-type="float">
            <text:p>0</text:p>
          </table:table-cell>
          <table:table-cell office:value-type="float" office:value="47.97409" calcext:value-type="float">
            <text:p>47.97409</text:p>
          </table:table-cell>
          <table:table-cell office:value-type="float" office:value="0.1540284" calcext:value-type="float">
            <text:p>0.1540284</text:p>
          </table:table-cell>
          <table:table-cell office:value-type="float" office:value="0.03360686" calcext:value-type="float">
            <text:p>0.03360686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62473" calcext:value-type="float">
            <text:p>0.362473</text:p>
          </table:table-cell>
          <table:table-cell office:value-type="float" office:value="0.7136589" calcext:value-type="float">
            <text:p>0.7136589</text:p>
          </table:table-cell>
          <table:table-cell office:value-type="float" office:value="360" calcext:value-type="float">
            <text:p>360</text:p>
          </table:table-cell>
          <table:table-cell office:value-type="float" office:value="-134.1433" calcext:value-type="float">
            <text:p>-134.1433</text:p>
          </table:table-cell>
          <table:table-cell office:value-type="float" office:value="0" calcext:value-type="float">
            <text:p>0</text:p>
          </table:table-cell>
          <table:table-cell office:value-type="float" office:value="209.7014" calcext:value-type="float">
            <text:p>209.7014</text:p>
          </table:table-cell>
          <table:table-cell office:value-type="float" office:value="276.9594" calcext:value-type="float">
            <text:p>276.9594</text:p>
          </table:table-cell>
          <table:table-cell office:value-type="float" office:value="908.5786" calcext:value-type="float">
            <text:p>908.5786</text:p>
          </table:table-cell>
          <table:table-cell office:value-type="float" office:value="890.5275" calcext:value-type="float">
            <text:p>890.5275</text:p>
          </table:table-cell>
          <table:table-cell office:value-type="float" office:value="883.473" calcext:value-type="float">
            <text:p>883.473</text:p>
          </table:table-cell>
          <table:table-cell office:value-type="float" office:value="896.9966" calcext:value-type="float">
            <text:p>896.9966</text:p>
          </table:table-cell>
          <table:table-cell office:value-type="float" office:value="328.4394" calcext:value-type="float">
            <text:p>328.4394</text:p>
          </table:table-cell>
          <table:table-cell office:value-type="float" office:value="445.0128" calcext:value-type="float">
            <text:p>445.0128</text:p>
          </table:table-cell>
          <table:table-cell office:value-type="float" office:value="383.9731" calcext:value-type="float">
            <text:p>383.9731</text:p>
          </table:table-cell>
          <table:table-cell office:value-type="float" office:value="324.196" calcext:value-type="float">
            <text:p>324.1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9" calcext:value-type="float">
            <text:p>12091999</text:p>
          </table:table-cell>
          <table:table-cell office:value-type="float" office:value="69.06979" calcext:value-type="float">
            <text:p>69.06979</text:p>
          </table:table-cell>
          <table:table-cell office:value-type="float" office:value="5584.332" calcext:value-type="float">
            <text:p>5584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9338" calcext:value-type="float">
            <text:p>-133.9338</text:p>
          </table:table-cell>
          <table:table-cell office:value-type="float" office:value="409.5932" calcext:value-type="float">
            <text:p>409.5932</text:p>
          </table:table-cell>
          <table:table-cell office:value-type="float" office:value="0" calcext:value-type="float">
            <text:p>0</text:p>
          </table:table-cell>
          <table:table-cell office:value-type="float" office:value="47.89959" calcext:value-type="float">
            <text:p>47.89959</text:p>
          </table:table-cell>
          <table:table-cell office:value-type="float" office:value="0.1516154" calcext:value-type="float">
            <text:p>0.1516154</text:p>
          </table:table-cell>
          <table:table-cell office:value-type="float" office:value="0.03374546" calcext:value-type="float">
            <text:p>0.03374546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661509" calcext:value-type="float">
            <text:p>0.3661509</text:p>
          </table:table-cell>
          <table:table-cell office:value-type="float" office:value="0.726351" calcext:value-type="float">
            <text:p>0.726351</text:p>
          </table:table-cell>
          <table:table-cell office:value-type="float" office:value="360" calcext:value-type="float">
            <text:p>360</text:p>
          </table:table-cell>
          <table:table-cell office:value-type="float" office:value="-134.9972" calcext:value-type="float">
            <text:p>-134.9972</text:p>
          </table:table-cell>
          <table:table-cell office:value-type="float" office:value="0" calcext:value-type="float">
            <text:p>0</text:p>
          </table:table-cell>
          <table:table-cell office:value-type="float" office:value="209.7186" calcext:value-type="float">
            <text:p>209.7186</text:p>
          </table:table-cell>
          <table:table-cell office:value-type="float" office:value="276.8876" calcext:value-type="float">
            <text:p>276.8876</text:p>
          </table:table-cell>
          <table:table-cell office:value-type="float" office:value="908.3506" calcext:value-type="float">
            <text:p>908.3506</text:p>
          </table:table-cell>
          <table:table-cell office:value-type="float" office:value="890.3268" calcext:value-type="float">
            <text:p>890.3268</text:p>
          </table:table-cell>
          <table:table-cell office:value-type="float" office:value="883.3467" calcext:value-type="float">
            <text:p>883.3467</text:p>
          </table:table-cell>
          <table:table-cell office:value-type="float" office:value="896.889" calcext:value-type="float">
            <text:p>896.889</text:p>
          </table:table-cell>
          <table:table-cell office:value-type="float" office:value="328.4094" calcext:value-type="float">
            <text:p>328.4094</text:p>
          </table:table-cell>
          <table:table-cell office:value-type="float" office:value="444.9838" calcext:value-type="float">
            <text:p>444.9838</text:p>
          </table:table-cell>
          <table:table-cell office:value-type="float" office:value="383.9581" calcext:value-type="float">
            <text:p>383.9581</text:p>
          </table:table-cell>
          <table:table-cell office:value-type="float" office:value="324.1872" calcext:value-type="float">
            <text:p>324.18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9" calcext:value-type="float">
            <text:p>13091999</text:p>
          </table:table-cell>
          <table:table-cell office:value-type="float" office:value="68.88301" calcext:value-type="float">
            <text:p>68.88301</text:p>
          </table:table-cell>
          <table:table-cell office:value-type="float" office:value="5583.693" calcext:value-type="float">
            <text:p>5583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.7785" calcext:value-type="float">
            <text:p>-134.7785</text:p>
          </table:table-cell>
          <table:table-cell office:value-type="float" office:value="410.7899" calcext:value-type="float">
            <text:p>410.7899</text:p>
          </table:table-cell>
          <table:table-cell office:value-type="float" office:value="0" calcext:value-type="float">
            <text:p>0</text:p>
          </table:table-cell>
          <table:table-cell office:value-type="float" office:value="47.82727" calcext:value-type="float">
            <text:p>47.82727</text:p>
          </table:table-cell>
          <table:table-cell office:value-type="float" office:value="0.1490373" calcext:value-type="float">
            <text:p>0.1490373</text:p>
          </table:table-cell>
          <table:table-cell office:value-type="float" office:value="0.0339147" calcext:value-type="float">
            <text:p>0.0339147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691757" calcext:value-type="float">
            <text:p>0.3691757</text:p>
          </table:table-cell>
          <table:table-cell office:value-type="float" office:value="0.7340871" calcext:value-type="float">
            <text:p>0.7340871</text:p>
          </table:table-cell>
          <table:table-cell office:value-type="float" office:value="360" calcext:value-type="float">
            <text:p>360</text:p>
          </table:table-cell>
          <table:table-cell office:value-type="float" office:value="-135.8525" calcext:value-type="float">
            <text:p>-135.8525</text:p>
          </table:table-cell>
          <table:table-cell office:value-type="float" office:value="0" calcext:value-type="float">
            <text:p>0</text:p>
          </table:table-cell>
          <table:table-cell office:value-type="float" office:value="209.7367" calcext:value-type="float">
            <text:p>209.7367</text:p>
          </table:table-cell>
          <table:table-cell office:value-type="float" office:value="276.8152" calcext:value-type="float">
            <text:p>276.8152</text:p>
          </table:table-cell>
          <table:table-cell office:value-type="float" office:value="908.1156" calcext:value-type="float">
            <text:p>908.1156</text:p>
          </table:table-cell>
          <table:table-cell office:value-type="float" office:value="890.1207" calcext:value-type="float">
            <text:p>890.1207</text:p>
          </table:table-cell>
          <table:table-cell office:value-type="float" office:value="883.2168" calcext:value-type="float">
            <text:p>883.2168</text:p>
          </table:table-cell>
          <table:table-cell office:value-type="float" office:value="896.7767" calcext:value-type="float">
            <text:p>896.7767</text:p>
          </table:table-cell>
          <table:table-cell office:value-type="float" office:value="328.3781" calcext:value-type="float">
            <text:p>328.3781</text:p>
          </table:table-cell>
          <table:table-cell office:value-type="float" office:value="444.9549" calcext:value-type="float">
            <text:p>444.9549</text:p>
          </table:table-cell>
          <table:table-cell office:value-type="float" office:value="383.9432" calcext:value-type="float">
            <text:p>383.9432</text:p>
          </table:table-cell>
          <table:table-cell office:value-type="float" office:value="324.1784" calcext:value-type="float">
            <text:p>324.17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9" calcext:value-type="float">
            <text:p>14091999</text:p>
          </table:table-cell>
          <table:table-cell office:value-type="float" office:value="68.69984" calcext:value-type="float">
            <text:p>68.69984</text:p>
          </table:table-cell>
          <table:table-cell office:value-type="float" office:value="5583.116" calcext:value-type="float">
            <text:p>5583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4771" calcext:value-type="float">
            <text:p>-135.4771</text:p>
          </table:table-cell>
          <table:table-cell office:value-type="float" office:value="413.8851" calcext:value-type="float">
            <text:p>413.8851</text:p>
          </table:table-cell>
          <table:table-cell office:value-type="float" office:value="0" calcext:value-type="float">
            <text:p>0</text:p>
          </table:table-cell>
          <table:table-cell office:value-type="float" office:value="47.7848" calcext:value-type="float">
            <text:p>47.7848</text:p>
          </table:table-cell>
          <table:table-cell office:value-type="float" office:value="0.1465337" calcext:value-type="float">
            <text:p>0.1465337</text:p>
          </table:table-cell>
          <table:table-cell office:value-type="float" office:value="0.03406779" calcext:value-type="float">
            <text:p>0.03406779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723499" calcext:value-type="float">
            <text:p>0.3723499</text:p>
          </table:table-cell>
          <table:table-cell office:value-type="float" office:value="0.7435099" calcext:value-type="float">
            <text:p>0.7435099</text:p>
          </table:table-cell>
          <table:table-cell office:value-type="float" office:value="360" calcext:value-type="float">
            <text:p>360</text:p>
          </table:table-cell>
          <table:table-cell office:value-type="float" office:value="-136.5636" calcext:value-type="float">
            <text:p>-136.5636</text:p>
          </table:table-cell>
          <table:table-cell office:value-type="float" office:value="0" calcext:value-type="float">
            <text:p>0</text:p>
          </table:table-cell>
          <table:table-cell office:value-type="float" office:value="209.7399" calcext:value-type="float">
            <text:p>209.7399</text:p>
          </table:table-cell>
          <table:table-cell office:value-type="float" office:value="276.7552" calcext:value-type="float">
            <text:p>276.7552</text:p>
          </table:table-cell>
          <table:table-cell office:value-type="float" office:value="907.915" calcext:value-type="float">
            <text:p>907.915</text:p>
          </table:table-cell>
          <table:table-cell office:value-type="float" office:value="889.9345" calcext:value-type="float">
            <text:p>889.9345</text:p>
          </table:table-cell>
          <table:table-cell office:value-type="float" office:value="883.0932" calcext:value-type="float">
            <text:p>883.0932</text:p>
          </table:table-cell>
          <table:table-cell office:value-type="float" office:value="896.6688" calcext:value-type="float">
            <text:p>896.6688</text:p>
          </table:table-cell>
          <table:table-cell office:value-type="float" office:value="328.3474" calcext:value-type="float">
            <text:p>328.3474</text:p>
          </table:table-cell>
          <table:table-cell office:value-type="float" office:value="444.9257" calcext:value-type="float">
            <text:p>444.9257</text:p>
          </table:table-cell>
          <table:table-cell office:value-type="float" office:value="383.9283" calcext:value-type="float">
            <text:p>383.9283</text:p>
          </table:table-cell>
          <table:table-cell office:value-type="float" office:value="324.1698" calcext:value-type="float">
            <text:p>324.16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9" calcext:value-type="float">
            <text:p>15091999</text:p>
          </table:table-cell>
          <table:table-cell office:value-type="float" office:value="68.54047" calcext:value-type="float">
            <text:p>68.54047</text:p>
          </table:table-cell>
          <table:table-cell office:value-type="float" office:value="5582.574" calcext:value-type="float">
            <text:p>5582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.211" calcext:value-type="float">
            <text:p>-136.211</text:p>
          </table:table-cell>
          <table:table-cell office:value-type="float" office:value="417.3066" calcext:value-type="float">
            <text:p>417.3066</text:p>
          </table:table-cell>
          <table:table-cell office:value-type="float" office:value="0" calcext:value-type="float">
            <text:p>0</text:p>
          </table:table-cell>
          <table:table-cell office:value-type="float" office:value="47.7216" calcext:value-type="float">
            <text:p>47.7216</text:p>
          </table:table-cell>
          <table:table-cell office:value-type="float" office:value="0.1443359" calcext:value-type="float">
            <text:p>0.1443359</text:p>
          </table:table-cell>
          <table:table-cell office:value-type="float" office:value="0.03426566" calcext:value-type="float">
            <text:p>0.03426566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745854" calcext:value-type="float">
            <text:p>0.3745854</text:p>
          </table:table-cell>
          <table:table-cell office:value-type="float" office:value="0.74908" calcext:value-type="float">
            <text:p>0.74908</text:p>
          </table:table-cell>
          <table:table-cell office:value-type="float" office:value="360" calcext:value-type="float">
            <text:p>360</text:p>
          </table:table-cell>
          <table:table-cell office:value-type="float" office:value="-137.3051" calcext:value-type="float">
            <text:p>-137.3051</text:p>
          </table:table-cell>
          <table:table-cell office:value-type="float" office:value="0" calcext:value-type="float">
            <text:p>0</text:p>
          </table:table-cell>
          <table:table-cell office:value-type="float" office:value="209.7504" calcext:value-type="float">
            <text:p>209.7504</text:p>
          </table:table-cell>
          <table:table-cell office:value-type="float" office:value="276.6981" calcext:value-type="float">
            <text:p>276.6981</text:p>
          </table:table-cell>
          <table:table-cell office:value-type="float" office:value="907.7272" calcext:value-type="float">
            <text:p>907.7272</text:p>
          </table:table-cell>
          <table:table-cell office:value-type="float" office:value="889.7623" calcext:value-type="float">
            <text:p>889.7623</text:p>
          </table:table-cell>
          <table:table-cell office:value-type="float" office:value="882.9799" calcext:value-type="float">
            <text:p>882.9799</text:p>
          </table:table-cell>
          <table:table-cell office:value-type="float" office:value="896.5698" calcext:value-type="float">
            <text:p>896.5698</text:p>
          </table:table-cell>
          <table:table-cell office:value-type="float" office:value="328.3193" calcext:value-type="float">
            <text:p>328.3193</text:p>
          </table:table-cell>
          <table:table-cell office:value-type="float" office:value="444.8973" calcext:value-type="float">
            <text:p>444.8973</text:p>
          </table:table-cell>
          <table:table-cell office:value-type="float" office:value="383.9136" calcext:value-type="float">
            <text:p>383.9136</text:p>
          </table:table-cell>
          <table:table-cell office:value-type="float" office:value="324.1611" calcext:value-type="float">
            <text:p>324.16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9" calcext:value-type="float">
            <text:p>16091999</text:p>
          </table:table-cell>
          <table:table-cell office:value-type="float" office:value="68.40386" calcext:value-type="float">
            <text:p>68.40386</text:p>
          </table:table-cell>
          <table:table-cell office:value-type="float" office:value="5582.069" calcext:value-type="float">
            <text:p>5582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.8675" calcext:value-type="float">
            <text:p>-136.8675</text:p>
          </table:table-cell>
          <table:table-cell office:value-type="float" office:value="419.0884" calcext:value-type="float">
            <text:p>419.0884</text:p>
          </table:table-cell>
          <table:table-cell office:value-type="float" office:value="0" calcext:value-type="float">
            <text:p>0</text:p>
          </table:table-cell>
          <table:table-cell office:value-type="float" office:value="47.65942" calcext:value-type="float">
            <text:p>47.65942</text:p>
          </table:table-cell>
          <table:table-cell office:value-type="float" office:value="0.1426391" calcext:value-type="float">
            <text:p>0.1426391</text:p>
          </table:table-cell>
          <table:table-cell office:value-type="float" office:value="0.03450155" calcext:value-type="float">
            <text:p>0.03450155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760724" calcext:value-type="float">
            <text:p>0.3760724</text:p>
          </table:table-cell>
          <table:table-cell office:value-type="float" office:value="0.752274" calcext:value-type="float">
            <text:p>0.752274</text:p>
          </table:table-cell>
          <table:table-cell office:value-type="float" office:value="360" calcext:value-type="float">
            <text:p>360</text:p>
          </table:table-cell>
          <table:table-cell office:value-type="float" office:value="-137.9661" calcext:value-type="float">
            <text:p>-137.9661</text:p>
          </table:table-cell>
          <table:table-cell office:value-type="float" office:value="0" calcext:value-type="float">
            <text:p>0</text:p>
          </table:table-cell>
          <table:table-cell office:value-type="float" office:value="209.7646" calcext:value-type="float">
            <text:p>209.7646</text:p>
          </table:table-cell>
          <table:table-cell office:value-type="float" office:value="276.6503" calcext:value-type="float">
            <text:p>276.6503</text:p>
          </table:table-cell>
          <table:table-cell office:value-type="float" office:value="907.5622" calcext:value-type="float">
            <text:p>907.5622</text:p>
          </table:table-cell>
          <table:table-cell office:value-type="float" office:value="889.6024" calcext:value-type="float">
            <text:p>889.6024</text:p>
          </table:table-cell>
          <table:table-cell office:value-type="float" office:value="882.8729" calcext:value-type="float">
            <text:p>882.8729</text:p>
          </table:table-cell>
          <table:table-cell office:value-type="float" office:value="896.4733" calcext:value-type="float">
            <text:p>896.4733</text:p>
          </table:table-cell>
          <table:table-cell office:value-type="float" office:value="328.2924" calcext:value-type="float">
            <text:p>328.2924</text:p>
          </table:table-cell>
          <table:table-cell office:value-type="float" office:value="444.8698" calcext:value-type="float">
            <text:p>444.8698</text:p>
          </table:table-cell>
          <table:table-cell office:value-type="float" office:value="383.8989" calcext:value-type="float">
            <text:p>383.8989</text:p>
          </table:table-cell>
          <table:table-cell office:value-type="float" office:value="324.1525" calcext:value-type="float">
            <text:p>324.15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9" calcext:value-type="float">
            <text:p>17091999</text:p>
          </table:table-cell>
          <table:table-cell office:value-type="float" office:value="68.27073" calcext:value-type="float">
            <text:p>68.27073</text:p>
          </table:table-cell>
          <table:table-cell office:value-type="float" office:value="5581.617" calcext:value-type="float">
            <text:p>5581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4545" calcext:value-type="float">
            <text:p>-137.4545</text:p>
          </table:table-cell>
          <table:table-cell office:value-type="float" office:value="419.0823" calcext:value-type="float">
            <text:p>419.0823</text:p>
          </table:table-cell>
          <table:table-cell office:value-type="float" office:value="0" calcext:value-type="float">
            <text:p>0</text:p>
          </table:table-cell>
          <table:table-cell office:value-type="float" office:value="47.60614" calcext:value-type="float">
            <text:p>47.60614</text:p>
          </table:table-cell>
          <table:table-cell office:value-type="float" office:value="0.1410166" calcext:value-type="float">
            <text:p>0.1410166</text:p>
          </table:table-cell>
          <table:table-cell office:value-type="float" office:value="0.03471361" calcext:value-type="float">
            <text:p>0.03471361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774223" calcext:value-type="float">
            <text:p>0.3774223</text:p>
          </table:table-cell>
          <table:table-cell office:value-type="float" office:value="0.7550001" calcext:value-type="float">
            <text:p>0.7550001</text:p>
          </table:table-cell>
          <table:table-cell office:value-type="float" office:value="360" calcext:value-type="float">
            <text:p>360</text:p>
          </table:table-cell>
          <table:table-cell office:value-type="float" office:value="-138.5569" calcext:value-type="float">
            <text:p>-138.5569</text:p>
          </table:table-cell>
          <table:table-cell office:value-type="float" office:value="0" calcext:value-type="float">
            <text:p>0</text:p>
          </table:table-cell>
          <table:table-cell office:value-type="float" office:value="209.7705" calcext:value-type="float">
            <text:p>209.7705</text:p>
          </table:table-cell>
          <table:table-cell office:value-type="float" office:value="276.6074" calcext:value-type="float">
            <text:p>276.6074</text:p>
          </table:table-cell>
          <table:table-cell office:value-type="float" office:value="907.4124" calcext:value-type="float">
            <text:p>907.4124</text:p>
          </table:table-cell>
          <table:table-cell office:value-type="float" office:value="889.459" calcext:value-type="float">
            <text:p>889.459</text:p>
          </table:table-cell>
          <table:table-cell office:value-type="float" office:value="882.7774" calcext:value-type="float">
            <text:p>882.7774</text:p>
          </table:table-cell>
          <table:table-cell office:value-type="float" office:value="896.389" calcext:value-type="float">
            <text:p>896.389</text:p>
          </table:table-cell>
          <table:table-cell office:value-type="float" office:value="328.2684" calcext:value-type="float">
            <text:p>328.2684</text:p>
          </table:table-cell>
          <table:table-cell office:value-type="float" office:value="444.8432" calcext:value-type="float">
            <text:p>444.8432</text:p>
          </table:table-cell>
          <table:table-cell office:value-type="float" office:value="383.8845" calcext:value-type="float">
            <text:p>383.8845</text:p>
          </table:table-cell>
          <table:table-cell office:value-type="float" office:value="324.1439" calcext:value-type="float">
            <text:p>324.14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9" calcext:value-type="float">
            <text:p>18091999</text:p>
          </table:table-cell>
          <table:table-cell office:value-type="float" office:value="68.1303" calcext:value-type="float">
            <text:p>68.1303</text:p>
          </table:table-cell>
          <table:table-cell office:value-type="float" office:value="5581.125" calcext:value-type="float">
            <text:p>5581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.0754" calcext:value-type="float">
            <text:p>-138.0754</text:p>
          </table:table-cell>
          <table:table-cell office:value-type="float" office:value="422.6618" calcext:value-type="float">
            <text:p>422.6618</text:p>
          </table:table-cell>
          <table:table-cell office:value-type="float" office:value="0" calcext:value-type="float">
            <text:p>0</text:p>
          </table:table-cell>
          <table:table-cell office:value-type="float" office:value="47.53091" calcext:value-type="float">
            <text:p>47.53091</text:p>
          </table:table-cell>
          <table:table-cell office:value-type="float" office:value="0.1389133" calcext:value-type="float">
            <text:p>0.1389133</text:p>
          </table:table-cell>
          <table:table-cell office:value-type="float" office:value="0.03494754" calcext:value-type="float">
            <text:p>0.03494754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783921" calcext:value-type="float">
            <text:p>0.3783921</text:p>
          </table:table-cell>
          <table:table-cell office:value-type="float" office:value="0.7566405" calcext:value-type="float">
            <text:p>0.7566405</text:p>
          </table:table-cell>
          <table:table-cell office:value-type="float" office:value="360" calcext:value-type="float">
            <text:p>360</text:p>
          </table:table-cell>
          <table:table-cell office:value-type="float" office:value="-139.1802" calcext:value-type="float">
            <text:p>-139.1802</text:p>
          </table:table-cell>
          <table:table-cell office:value-type="float" office:value="0" calcext:value-type="float">
            <text:p>0</text:p>
          </table:table-cell>
          <table:table-cell office:value-type="float" office:value="209.7833" calcext:value-type="float">
            <text:p>209.7833</text:p>
          </table:table-cell>
          <table:table-cell office:value-type="float" office:value="276.5518" calcext:value-type="float">
            <text:p>276.5518</text:p>
          </table:table-cell>
          <table:table-cell office:value-type="float" office:value="907.2347" calcext:value-type="float">
            <text:p>907.2347</text:p>
          </table:table-cell>
          <table:table-cell office:value-type="float" office:value="889.3052" calcext:value-type="float">
            <text:p>889.3052</text:p>
          </table:table-cell>
          <table:table-cell office:value-type="float" office:value="882.6787" calcext:value-type="float">
            <text:p>882.6787</text:p>
          </table:table-cell>
          <table:table-cell office:value-type="float" office:value="896.3033" calcext:value-type="float">
            <text:p>896.3033</text:p>
          </table:table-cell>
          <table:table-cell office:value-type="float" office:value="328.2449" calcext:value-type="float">
            <text:p>328.2449</text:p>
          </table:table-cell>
          <table:table-cell office:value-type="float" office:value="444.818" calcext:value-type="float">
            <text:p>444.818</text:p>
          </table:table-cell>
          <table:table-cell office:value-type="float" office:value="383.8702" calcext:value-type="float">
            <text:p>383.8702</text:p>
          </table:table-cell>
          <table:table-cell office:value-type="float" office:value="324.1355" calcext:value-type="float">
            <text:p>324.13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9" calcext:value-type="float">
            <text:p>19091999</text:p>
          </table:table-cell>
          <table:table-cell office:value-type="float" office:value="67.97071" calcext:value-type="float">
            <text:p>67.97071</text:p>
          </table:table-cell>
          <table:table-cell office:value-type="float" office:value="5580.571" calcext:value-type="float">
            <text:p>5580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.759" calcext:value-type="float">
            <text:p>-138.759</text:p>
          </table:table-cell>
          <table:table-cell office:value-type="float" office:value="425.1421" calcext:value-type="float">
            <text:p>425.1421</text:p>
          </table:table-cell>
          <table:table-cell office:value-type="float" office:value="0" calcext:value-type="float">
            <text:p>0</text:p>
          </table:table-cell>
          <table:table-cell office:value-type="float" office:value="47.45077" calcext:value-type="float">
            <text:p>47.45077</text:p>
          </table:table-cell>
          <table:table-cell office:value-type="float" office:value="0.1367413" calcext:value-type="float">
            <text:p>0.1367413</text:p>
          </table:table-cell>
          <table:table-cell office:value-type="float" office:value="0.03519638" calcext:value-type="float">
            <text:p>0.03519638</text:p>
          </table:table-cell>
          <table:table-cell office:value-type="float" office:value="0.004607009" calcext:value-type="float">
            <text:p>0.004607009</text:p>
          </table:table-cell>
          <table:table-cell office:value-type="float" office:value="0.3791702" calcext:value-type="float">
            <text:p>0.3791702</text:p>
          </table:table-cell>
          <table:table-cell office:value-type="float" office:value="0.7577657" calcext:value-type="float">
            <text:p>0.7577657</text:p>
          </table:table-cell>
          <table:table-cell office:value-type="float" office:value="360" calcext:value-type="float">
            <text:p>360</text:p>
          </table:table-cell>
          <table:table-cell office:value-type="float" office:value="-139.8655" calcext:value-type="float">
            <text:p>-139.8655</text:p>
          </table:table-cell>
          <table:table-cell office:value-type="float" office:value="0" calcext:value-type="float">
            <text:p>0</text:p>
          </table:table-cell>
          <table:table-cell office:value-type="float" office:value="209.7976" calcext:value-type="float">
            <text:p>209.7976</text:p>
          </table:table-cell>
          <table:table-cell office:value-type="float" office:value="276.4869" calcext:value-type="float">
            <text:p>276.4869</text:p>
          </table:table-cell>
          <table:table-cell office:value-type="float" office:value="907.0319" calcext:value-type="float">
            <text:p>907.0319</text:p>
          </table:table-cell>
          <table:table-cell office:value-type="float" office:value="889.129" calcext:value-type="float">
            <text:p>889.129</text:p>
          </table:table-cell>
          <table:table-cell office:value-type="float" office:value="882.5668" calcext:value-type="float">
            <text:p>882.5668</text:p>
          </table:table-cell>
          <table:table-cell office:value-type="float" office:value="896.2088" calcext:value-type="float">
            <text:p>896.2088</text:p>
          </table:table-cell>
          <table:table-cell office:value-type="float" office:value="328.2193" calcext:value-type="float">
            <text:p>328.2193</text:p>
          </table:table-cell>
          <table:table-cell office:value-type="float" office:value="444.7921" calcext:value-type="float">
            <text:p>444.7921</text:p>
          </table:table-cell>
          <table:table-cell office:value-type="float" office:value="383.8561" calcext:value-type="float">
            <text:p>383.8561</text:p>
          </table:table-cell>
          <table:table-cell office:value-type="float" office:value="324.127" calcext:value-type="float">
            <text:p>324.1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9" calcext:value-type="float">
            <text:p>20091999</text:p>
          </table:table-cell>
          <table:table-cell office:value-type="float" office:value="67.814" calcext:value-type="float">
            <text:p>67.814</text:p>
          </table:table-cell>
          <table:table-cell office:value-type="float" office:value="5580.026" calcext:value-type="float">
            <text:p>558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3129" calcext:value-type="float">
            <text:p>-139.3129</text:p>
          </table:table-cell>
          <table:table-cell office:value-type="float" office:value="424.9022" calcext:value-type="float">
            <text:p>424.9022</text:p>
          </table:table-cell>
          <table:table-cell office:value-type="float" office:value="0" calcext:value-type="float">
            <text:p>0</text:p>
          </table:table-cell>
          <table:table-cell office:value-type="float" office:value="47.39143" calcext:value-type="float">
            <text:p>47.39143</text:p>
          </table:table-cell>
          <table:table-cell office:value-type="float" office:value="0.1327267" calcext:value-type="float">
            <text:p>0.1327267</text:p>
          </table:table-cell>
          <table:table-cell office:value-type="float" office:value="0.03536322" calcext:value-type="float">
            <text:p>0.03536322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06348" calcext:value-type="float">
            <text:p>0.3806348</text:p>
          </table:table-cell>
          <table:table-cell office:value-type="float" office:value="0.7621357" calcext:value-type="float">
            <text:p>0.7621357</text:p>
          </table:table-cell>
          <table:table-cell office:value-type="float" office:value="360" calcext:value-type="float">
            <text:p>360</text:p>
          </table:table-cell>
          <table:table-cell office:value-type="float" office:value="-140.4258" calcext:value-type="float">
            <text:p>-140.4258</text:p>
          </table:table-cell>
          <table:table-cell office:value-type="float" office:value="0" calcext:value-type="float">
            <text:p>0</text:p>
          </table:table-cell>
          <table:table-cell office:value-type="float" office:value="209.8081" calcext:value-type="float">
            <text:p>209.8081</text:p>
          </table:table-cell>
          <table:table-cell office:value-type="float" office:value="276.4287" calcext:value-type="float">
            <text:p>276.4287</text:p>
          </table:table-cell>
          <table:table-cell office:value-type="float" office:value="906.8428" calcext:value-type="float">
            <text:p>906.8428</text:p>
          </table:table-cell>
          <table:table-cell office:value-type="float" office:value="888.9556" calcext:value-type="float">
            <text:p>888.9556</text:p>
          </table:table-cell>
          <table:table-cell office:value-type="float" office:value="882.4546" calcext:value-type="float">
            <text:p>882.4546</text:p>
          </table:table-cell>
          <table:table-cell office:value-type="float" office:value="896.11" calcext:value-type="float">
            <text:p>896.11</text:p>
          </table:table-cell>
          <table:table-cell office:value-type="float" office:value="328.1925" calcext:value-type="float">
            <text:p>328.1925</text:p>
          </table:table-cell>
          <table:table-cell office:value-type="float" office:value="444.7656" calcext:value-type="float">
            <text:p>444.7656</text:p>
          </table:table-cell>
          <table:table-cell office:value-type="float" office:value="383.842" calcext:value-type="float">
            <text:p>383.842</text:p>
          </table:table-cell>
          <table:table-cell office:value-type="float" office:value="324.1186" calcext:value-type="float">
            <text:p>324.118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9" calcext:value-type="float">
            <text:p>21091999</text:p>
          </table:table-cell>
          <table:table-cell office:value-type="float" office:value="67.69466" calcext:value-type="float">
            <text:p>67.69466</text:p>
          </table:table-cell>
          <table:table-cell office:value-type="float" office:value="5579.596" calcext:value-type="float">
            <text:p>5579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8514" calcext:value-type="float">
            <text:p>-139.8514</text:p>
          </table:table-cell>
          <table:table-cell office:value-type="float" office:value="428.3158" calcext:value-type="float">
            <text:p>428.3158</text:p>
          </table:table-cell>
          <table:table-cell office:value-type="float" office:value="0" calcext:value-type="float">
            <text:p>0</text:p>
          </table:table-cell>
          <table:table-cell office:value-type="float" office:value="47.35191" calcext:value-type="float">
            <text:p>47.35191</text:p>
          </table:table-cell>
          <table:table-cell office:value-type="float" office:value="0.1314464" calcext:value-type="float">
            <text:p>0.1314464</text:p>
          </table:table-cell>
          <table:table-cell office:value-type="float" office:value="0.03553915" calcext:value-type="float">
            <text:p>0.03553915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33027" calcext:value-type="float">
            <text:p>0.3833027</text:p>
          </table:table-cell>
          <table:table-cell office:value-type="float" office:value="0.772348" calcext:value-type="float">
            <text:p>0.772348</text:p>
          </table:table-cell>
          <table:table-cell office:value-type="float" office:value="360" calcext:value-type="float">
            <text:p>360</text:p>
          </table:table-cell>
          <table:table-cell office:value-type="float" office:value="-140.9771" calcext:value-type="float">
            <text:p>-140.9771</text:p>
          </table:table-cell>
          <table:table-cell office:value-type="float" office:value="0" calcext:value-type="float">
            <text:p>0</text:p>
          </table:table-cell>
          <table:table-cell office:value-type="float" office:value="209.8127" calcext:value-type="float">
            <text:p>209.8127</text:p>
          </table:table-cell>
          <table:table-cell office:value-type="float" office:value="276.3906" calcext:value-type="float">
            <text:p>276.3906</text:p>
          </table:table-cell>
          <table:table-cell office:value-type="float" office:value="906.7048" calcext:value-type="float">
            <text:p>906.7048</text:p>
          </table:table-cell>
          <table:table-cell office:value-type="float" office:value="888.821" calcext:value-type="float">
            <text:p>888.821</text:p>
          </table:table-cell>
          <table:table-cell office:value-type="float" office:value="882.3655" calcext:value-type="float">
            <text:p>882.3655</text:p>
          </table:table-cell>
          <table:table-cell office:value-type="float" office:value="896.028" calcext:value-type="float">
            <text:p>896.028</text:p>
          </table:table-cell>
          <table:table-cell office:value-type="float" office:value="328.1693" calcext:value-type="float">
            <text:p>328.1693</text:p>
          </table:table-cell>
          <table:table-cell office:value-type="float" office:value="444.7401" calcext:value-type="float">
            <text:p>444.7401</text:p>
          </table:table-cell>
          <table:table-cell office:value-type="float" office:value="383.8279" calcext:value-type="float">
            <text:p>383.8279</text:p>
          </table:table-cell>
          <table:table-cell office:value-type="float" office:value="324.1103" calcext:value-type="float">
            <text:p>324.11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9" calcext:value-type="float">
            <text:p>22091999</text:p>
          </table:table-cell>
          <table:table-cell office:value-type="float" office:value="67.60867" calcext:value-type="float">
            <text:p>67.60867</text:p>
          </table:table-cell>
          <table:table-cell office:value-type="float" office:value="5579.241" calcext:value-type="float">
            <text:p>5579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3173" calcext:value-type="float">
            <text:p>-140.3173</text:p>
          </table:table-cell>
          <table:table-cell office:value-type="float" office:value="429.9491" calcext:value-type="float">
            <text:p>429.9491</text:p>
          </table:table-cell>
          <table:table-cell office:value-type="float" office:value="0" calcext:value-type="float">
            <text:p>0</text:p>
          </table:table-cell>
          <table:table-cell office:value-type="float" office:value="47.30476" calcext:value-type="float">
            <text:p>47.30476</text:p>
          </table:table-cell>
          <table:table-cell office:value-type="float" office:value="0.1305498" calcext:value-type="float">
            <text:p>0.1305498</text:p>
          </table:table-cell>
          <table:table-cell office:value-type="float" office:value="0.03575268" calcext:value-type="float">
            <text:p>0.03575268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50719" calcext:value-type="float">
            <text:p>0.3850719</text:p>
          </table:table-cell>
          <table:table-cell office:value-type="float" office:value="0.7778766" calcext:value-type="float">
            <text:p>0.7778766</text:p>
          </table:table-cell>
          <table:table-cell office:value-type="float" office:value="360" calcext:value-type="float">
            <text:p>360</text:p>
          </table:table-cell>
          <table:table-cell office:value-type="float" office:value="-141.45" calcext:value-type="float">
            <text:p>-141.45</text:p>
          </table:table-cell>
          <table:table-cell office:value-type="float" office:value="0" calcext:value-type="float">
            <text:p>0</text:p>
          </table:table-cell>
          <table:table-cell office:value-type="float" office:value="209.8233" calcext:value-type="float">
            <text:p>209.8233</text:p>
          </table:table-cell>
          <table:table-cell office:value-type="float" office:value="276.3612" calcext:value-type="float">
            <text:p>276.3612</text:p>
          </table:table-cell>
          <table:table-cell office:value-type="float" office:value="906.5958" calcext:value-type="float">
            <text:p>906.5958</text:p>
          </table:table-cell>
          <table:table-cell office:value-type="float" office:value="888.714" calcext:value-type="float">
            <text:p>888.714</text:p>
          </table:table-cell>
          <table:table-cell office:value-type="float" office:value="882.2925" calcext:value-type="float">
            <text:p>882.2925</text:p>
          </table:table-cell>
          <table:table-cell office:value-type="float" office:value="895.9601" calcext:value-type="float">
            <text:p>895.9601</text:p>
          </table:table-cell>
          <table:table-cell office:value-type="float" office:value="328.1498" calcext:value-type="float">
            <text:p>328.1498</text:p>
          </table:table-cell>
          <table:table-cell office:value-type="float" office:value="444.7181" calcext:value-type="float">
            <text:p>444.7181</text:p>
          </table:table-cell>
          <table:table-cell office:value-type="float" office:value="383.8142" calcext:value-type="float">
            <text:p>383.8142</text:p>
          </table:table-cell>
          <table:table-cell office:value-type="float" office:value="324.102" calcext:value-type="float">
            <text:p>324.10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9" calcext:value-type="float">
            <text:p>23091999</text:p>
          </table:table-cell>
          <table:table-cell office:value-type="float" office:value="67.50613" calcext:value-type="float">
            <text:p>67.50613</text:p>
          </table:table-cell>
          <table:table-cell office:value-type="float" office:value="5578.858" calcext:value-type="float">
            <text:p>5578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7947" calcext:value-type="float">
            <text:p>-140.7947</text:p>
          </table:table-cell>
          <table:table-cell office:value-type="float" office:value="431.6432" calcext:value-type="float">
            <text:p>431.6432</text:p>
          </table:table-cell>
          <table:table-cell office:value-type="float" office:value="0" calcext:value-type="float">
            <text:p>0</text:p>
          </table:table-cell>
          <table:table-cell office:value-type="float" office:value="47.24155" calcext:value-type="float">
            <text:p>47.24155</text:p>
          </table:table-cell>
          <table:table-cell office:value-type="float" office:value="0.1288281" calcext:value-type="float">
            <text:p>0.1288281</text:p>
          </table:table-cell>
          <table:table-cell office:value-type="float" office:value="0.03596969" calcext:value-type="float">
            <text:p>0.03596969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6472" calcext:value-type="float">
            <text:p>0.386472</text:p>
          </table:table-cell>
          <table:table-cell office:value-type="float" office:value="0.7811039" calcext:value-type="float">
            <text:p>0.7811039</text:p>
          </table:table-cell>
          <table:table-cell office:value-type="float" office:value="360" calcext:value-type="float">
            <text:p>360</text:p>
          </table:table-cell>
          <table:table-cell office:value-type="float" office:value="-141.9318" calcext:value-type="float">
            <text:p>-141.9318</text:p>
          </table:table-cell>
          <table:table-cell office:value-type="float" office:value="0" calcext:value-type="float">
            <text:p>0</text:p>
          </table:table-cell>
          <table:table-cell office:value-type="float" office:value="209.8337" calcext:value-type="float">
            <text:p>209.8337</text:p>
          </table:table-cell>
          <table:table-cell office:value-type="float" office:value="276.3203" calcext:value-type="float">
            <text:p>276.3203</text:p>
          </table:table-cell>
          <table:table-cell office:value-type="float" office:value="906.4622" calcext:value-type="float">
            <text:p>906.4622</text:p>
          </table:table-cell>
          <table:table-cell office:value-type="float" office:value="888.5977" calcext:value-type="float">
            <text:p>888.5977</text:p>
          </table:table-cell>
          <table:table-cell office:value-type="float" office:value="882.2148" calcext:value-type="float">
            <text:p>882.2148</text:p>
          </table:table-cell>
          <table:table-cell office:value-type="float" office:value="895.8934" calcext:value-type="float">
            <text:p>895.8934</text:p>
          </table:table-cell>
          <table:table-cell office:value-type="float" office:value="328.1315" calcext:value-type="float">
            <text:p>328.1315</text:p>
          </table:table-cell>
          <table:table-cell office:value-type="float" office:value="444.6986" calcext:value-type="float">
            <text:p>444.6986</text:p>
          </table:table-cell>
          <table:table-cell office:value-type="float" office:value="383.8011" calcext:value-type="float">
            <text:p>383.8011</text:p>
          </table:table-cell>
          <table:table-cell office:value-type="float" office:value="324.0939" calcext:value-type="float">
            <text:p>324.09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9" calcext:value-type="float">
            <text:p>24091999</text:p>
          </table:table-cell>
          <table:table-cell office:value-type="float" office:value="67.40469" calcext:value-type="float">
            <text:p>67.40469</text:p>
          </table:table-cell>
          <table:table-cell office:value-type="float" office:value="5578.475" calcext:value-type="float">
            <text:p>5578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2726" calcext:value-type="float">
            <text:p>-141.2726</text:p>
          </table:table-cell>
          <table:table-cell office:value-type="float" office:value="433.5706" calcext:value-type="float">
            <text:p>433.5706</text:p>
          </table:table-cell>
          <table:table-cell office:value-type="float" office:value="0" calcext:value-type="float">
            <text:p>0</text:p>
          </table:table-cell>
          <table:table-cell office:value-type="float" office:value="47.18823" calcext:value-type="float">
            <text:p>47.18823</text:p>
          </table:table-cell>
          <table:table-cell office:value-type="float" office:value="0.1276728" calcext:value-type="float">
            <text:p>0.1276728</text:p>
          </table:table-cell>
          <table:table-cell office:value-type="float" office:value="0.03622301" calcext:value-type="float">
            <text:p>0.03622301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74844" calcext:value-type="float">
            <text:p>0.3874844</text:p>
          </table:table-cell>
          <table:table-cell office:value-type="float" office:value="0.7831471" calcext:value-type="float">
            <text:p>0.7831471</text:p>
          </table:table-cell>
          <table:table-cell office:value-type="float" office:value="360" calcext:value-type="float">
            <text:p>360</text:p>
          </table:table-cell>
          <table:table-cell office:value-type="float" office:value="-142.4125" calcext:value-type="float">
            <text:p>-142.4125</text:p>
          </table:table-cell>
          <table:table-cell office:value-type="float" office:value="0" calcext:value-type="float">
            <text:p>0</text:p>
          </table:table-cell>
          <table:table-cell office:value-type="float" office:value="209.8431" calcext:value-type="float">
            <text:p>209.8431</text:p>
          </table:table-cell>
          <table:table-cell office:value-type="float" office:value="276.285" calcext:value-type="float">
            <text:p>276.285</text:p>
          </table:table-cell>
          <table:table-cell office:value-type="float" office:value="906.3347" calcext:value-type="float">
            <text:p>906.3347</text:p>
          </table:table-cell>
          <table:table-cell office:value-type="float" office:value="888.4785" calcext:value-type="float">
            <text:p>888.4785</text:p>
          </table:table-cell>
          <table:table-cell office:value-type="float" office:value="882.1351" calcext:value-type="float">
            <text:p>882.1351</text:p>
          </table:table-cell>
          <table:table-cell office:value-type="float" office:value="895.8224" calcext:value-type="float">
            <text:p>895.8224</text:p>
          </table:table-cell>
          <table:table-cell office:value-type="float" office:value="328.1125" calcext:value-type="float">
            <text:p>328.1125</text:p>
          </table:table-cell>
          <table:table-cell office:value-type="float" office:value="444.6788" calcext:value-type="float">
            <text:p>444.6788</text:p>
          </table:table-cell>
          <table:table-cell office:value-type="float" office:value="383.7881" calcext:value-type="float">
            <text:p>383.7881</text:p>
          </table:table-cell>
          <table:table-cell office:value-type="float" office:value="324.0859" calcext:value-type="float">
            <text:p>324.08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9" calcext:value-type="float">
            <text:p>25091999</text:p>
          </table:table-cell>
          <table:table-cell office:value-type="float" office:value="67.30724" calcext:value-type="float">
            <text:p>67.30724</text:p>
          </table:table-cell>
          <table:table-cell office:value-type="float" office:value="5578.127" calcext:value-type="float">
            <text:p>5578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7173" calcext:value-type="float">
            <text:p>-141.7173</text:p>
          </table:table-cell>
          <table:table-cell office:value-type="float" office:value="434.3943" calcext:value-type="float">
            <text:p>434.3943</text:p>
          </table:table-cell>
          <table:table-cell office:value-type="float" office:value="0" calcext:value-type="float">
            <text:p>0</text:p>
          </table:table-cell>
          <table:table-cell office:value-type="float" office:value="47.13602" calcext:value-type="float">
            <text:p>47.13602</text:p>
          </table:table-cell>
          <table:table-cell office:value-type="float" office:value="0.1264148" calcext:value-type="float">
            <text:p>0.1264148</text:p>
          </table:table-cell>
          <table:table-cell office:value-type="float" office:value="0.03649299" calcext:value-type="float">
            <text:p>0.03649299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81204" calcext:value-type="float">
            <text:p>0.3881204</text:p>
          </table:table-cell>
          <table:table-cell office:value-type="float" office:value="0.7843226" calcext:value-type="float">
            <text:p>0.7843226</text:p>
          </table:table-cell>
          <table:table-cell office:value-type="float" office:value="360" calcext:value-type="float">
            <text:p>360</text:p>
          </table:table-cell>
          <table:table-cell office:value-type="float" office:value="-142.8587" calcext:value-type="float">
            <text:p>-142.8587</text:p>
          </table:table-cell>
          <table:table-cell office:value-type="float" office:value="0" calcext:value-type="float">
            <text:p>0</text:p>
          </table:table-cell>
          <table:table-cell office:value-type="float" office:value="209.8488" calcext:value-type="float">
            <text:p>209.8488</text:p>
          </table:table-cell>
          <table:table-cell office:value-type="float" office:value="276.2508" calcext:value-type="float">
            <text:p>276.2508</text:p>
          </table:table-cell>
          <table:table-cell office:value-type="float" office:value="906.2205" calcext:value-type="float">
            <text:p>906.2205</text:p>
          </table:table-cell>
          <table:table-cell office:value-type="float" office:value="888.3705" calcext:value-type="float">
            <text:p>888.3705</text:p>
          </table:table-cell>
          <table:table-cell office:value-type="float" office:value="882.063" calcext:value-type="float">
            <text:p>882.063</text:p>
          </table:table-cell>
          <table:table-cell office:value-type="float" office:value="895.759" calcext:value-type="float">
            <text:p>895.759</text:p>
          </table:table-cell>
          <table:table-cell office:value-type="float" office:value="328.0945" calcext:value-type="float">
            <text:p>328.0945</text:p>
          </table:table-cell>
          <table:table-cell office:value-type="float" office:value="444.6596" calcext:value-type="float">
            <text:p>444.6596</text:p>
          </table:table-cell>
          <table:table-cell office:value-type="float" office:value="383.7753" calcext:value-type="float">
            <text:p>383.7753</text:p>
          </table:table-cell>
          <table:table-cell office:value-type="float" office:value="324.0781" calcext:value-type="float">
            <text:p>324.07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9" calcext:value-type="float">
            <text:p>26091999</text:p>
          </table:table-cell>
          <table:table-cell office:value-type="float" office:value="67.2022" calcext:value-type="float">
            <text:p>67.2022</text:p>
          </table:table-cell>
          <table:table-cell office:value-type="float" office:value="5577.74" calcext:value-type="float">
            <text:p>5577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1837" calcext:value-type="float">
            <text:p>-142.1837</text:p>
          </table:table-cell>
          <table:table-cell office:value-type="float" office:value="438.3424" calcext:value-type="float">
            <text:p>438.3424</text:p>
          </table:table-cell>
          <table:table-cell office:value-type="float" office:value="0" calcext:value-type="float">
            <text:p>0</text:p>
          </table:table-cell>
          <table:table-cell office:value-type="float" office:value="47.06919" calcext:value-type="float">
            <text:p>47.06919</text:p>
          </table:table-cell>
          <table:table-cell office:value-type="float" office:value="0.1246785" calcext:value-type="float">
            <text:p>0.1246785</text:p>
          </table:table-cell>
          <table:table-cell office:value-type="float" office:value="0.03674331" calcext:value-type="float">
            <text:p>0.03674331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86647" calcext:value-type="float">
            <text:p>0.3886647</text:p>
          </table:table-cell>
          <table:table-cell office:value-type="float" office:value="0.7851315" calcext:value-type="float">
            <text:p>0.7851315</text:p>
          </table:table-cell>
          <table:table-cell office:value-type="float" office:value="360" calcext:value-type="float">
            <text:p>360</text:p>
          </table:table-cell>
          <table:table-cell office:value-type="float" office:value="-143.3262" calcext:value-type="float">
            <text:p>-143.3262</text:p>
          </table:table-cell>
          <table:table-cell office:value-type="float" office:value="0" calcext:value-type="float">
            <text:p>0</text:p>
          </table:table-cell>
          <table:table-cell office:value-type="float" office:value="209.8587" calcext:value-type="float">
            <text:p>209.8587</text:p>
          </table:table-cell>
          <table:table-cell office:value-type="float" office:value="276.2079" calcext:value-type="float">
            <text:p>276.2079</text:p>
          </table:table-cell>
          <table:table-cell office:value-type="float" office:value="906.0834" calcext:value-type="float">
            <text:p>906.0834</text:p>
          </table:table-cell>
          <table:table-cell office:value-type="float" office:value="888.2527" calcext:value-type="float">
            <text:p>888.2527</text:p>
          </table:table-cell>
          <table:table-cell office:value-type="float" office:value="881.9855" calcext:value-type="float">
            <text:p>881.9855</text:p>
          </table:table-cell>
          <table:table-cell office:value-type="float" office:value="895.6926" calcext:value-type="float">
            <text:p>895.6926</text:p>
          </table:table-cell>
          <table:table-cell office:value-type="float" office:value="328.0766" calcext:value-type="float">
            <text:p>328.0766</text:p>
          </table:table-cell>
          <table:table-cell office:value-type="float" office:value="444.6407" calcext:value-type="float">
            <text:p>444.6407</text:p>
          </table:table-cell>
          <table:table-cell office:value-type="float" office:value="383.7627" calcext:value-type="float">
            <text:p>383.7627</text:p>
          </table:table-cell>
          <table:table-cell office:value-type="float" office:value="324.0703" calcext:value-type="float">
            <text:p>324.07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9" calcext:value-type="float">
            <text:p>27091999</text:p>
          </table:table-cell>
          <table:table-cell office:value-type="float" office:value="67.08134" calcext:value-type="float">
            <text:p>67.08134</text:p>
          </table:table-cell>
          <table:table-cell office:value-type="float" office:value="5577.308" calcext:value-type="float">
            <text:p>5577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7048" calcext:value-type="float">
            <text:p>-142.7048</text:p>
          </table:table-cell>
          <table:table-cell office:value-type="float" office:value="436.2752" calcext:value-type="float">
            <text:p>436.2752</text:p>
          </table:table-cell>
          <table:table-cell office:value-type="float" office:value="0" calcext:value-type="float">
            <text:p>0</text:p>
          </table:table-cell>
          <table:table-cell office:value-type="float" office:value="46.99798" calcext:value-type="float">
            <text:p>46.99798</text:p>
          </table:table-cell>
          <table:table-cell office:value-type="float" office:value="0.1227192" calcext:value-type="float">
            <text:p>0.1227192</text:p>
          </table:table-cell>
          <table:table-cell office:value-type="float" office:value="0.03701256" calcext:value-type="float">
            <text:p>0.03701256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91747" calcext:value-type="float">
            <text:p>0.3891747</text:p>
          </table:table-cell>
          <table:table-cell office:value-type="float" office:value="0.7858038" calcext:value-type="float">
            <text:p>0.7858038</text:p>
          </table:table-cell>
          <table:table-cell office:value-type="float" office:value="360" calcext:value-type="float">
            <text:p>360</text:p>
          </table:table-cell>
          <table:table-cell office:value-type="float" office:value="-143.8483" calcext:value-type="float">
            <text:p>-143.8483</text:p>
          </table:table-cell>
          <table:table-cell office:value-type="float" office:value="0" calcext:value-type="float">
            <text:p>0</text:p>
          </table:table-cell>
          <table:table-cell office:value-type="float" office:value="209.8703" calcext:value-type="float">
            <text:p>209.8703</text:p>
          </table:table-cell>
          <table:table-cell office:value-type="float" office:value="276.1578" calcext:value-type="float">
            <text:p>276.1578</text:p>
          </table:table-cell>
          <table:table-cell office:value-type="float" office:value="905.9264" calcext:value-type="float">
            <text:p>905.9264</text:p>
          </table:table-cell>
          <table:table-cell office:value-type="float" office:value="888.1135" calcext:value-type="float">
            <text:p>888.1135</text:p>
          </table:table-cell>
          <table:table-cell office:value-type="float" office:value="881.9014" calcext:value-type="float">
            <text:p>881.9014</text:p>
          </table:table-cell>
          <table:table-cell office:value-type="float" office:value="895.6188" calcext:value-type="float">
            <text:p>895.6188</text:p>
          </table:table-cell>
          <table:table-cell office:value-type="float" office:value="328.0572" calcext:value-type="float">
            <text:p>328.0572</text:p>
          </table:table-cell>
          <table:table-cell office:value-type="float" office:value="444.6215" calcext:value-type="float">
            <text:p>444.6215</text:p>
          </table:table-cell>
          <table:table-cell office:value-type="float" office:value="383.7501" calcext:value-type="float">
            <text:p>383.7501</text:p>
          </table:table-cell>
          <table:table-cell office:value-type="float" office:value="324.0626" calcext:value-type="float">
            <text:p>324.06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9" calcext:value-type="float">
            <text:p>28091999</text:p>
          </table:table-cell>
          <table:table-cell office:value-type="float" office:value="66.93164" calcext:value-type="float">
            <text:p>66.93164</text:p>
          </table:table-cell>
          <table:table-cell office:value-type="float" office:value="5576.792" calcext:value-type="float">
            <text:p>5576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3184" calcext:value-type="float">
            <text:p>-143.3184</text:p>
          </table:table-cell>
          <table:table-cell office:value-type="float" office:value="438.5088" calcext:value-type="float">
            <text:p>438.5088</text:p>
          </table:table-cell>
          <table:table-cell office:value-type="float" office:value="0" calcext:value-type="float">
            <text:p>0</text:p>
          </table:table-cell>
          <table:table-cell office:value-type="float" office:value="46.91787" calcext:value-type="float">
            <text:p>46.91787</text:p>
          </table:table-cell>
          <table:table-cell office:value-type="float" office:value="0.1205883" calcext:value-type="float">
            <text:p>0.1205883</text:p>
          </table:table-cell>
          <table:table-cell office:value-type="float" office:value="0.0372558" calcext:value-type="float">
            <text:p>0.0372558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896478" calcext:value-type="float">
            <text:p>0.3896478</text:p>
          </table:table-cell>
          <table:table-cell office:value-type="float" office:value="0.7863967" calcext:value-type="float">
            <text:p>0.7863967</text:p>
          </table:table-cell>
          <table:table-cell office:value-type="float" office:value="360" calcext:value-type="float">
            <text:p>360</text:p>
          </table:table-cell>
          <table:table-cell office:value-type="float" office:value="-144.4627" calcext:value-type="float">
            <text:p>-144.4627</text:p>
          </table:table-cell>
          <table:table-cell office:value-type="float" office:value="0" calcext:value-type="float">
            <text:p>0</text:p>
          </table:table-cell>
          <table:table-cell office:value-type="float" office:value="209.8836" calcext:value-type="float">
            <text:p>209.8836</text:p>
          </table:table-cell>
          <table:table-cell office:value-type="float" office:value="276.0941" calcext:value-type="float">
            <text:p>276.0941</text:p>
          </table:table-cell>
          <table:table-cell office:value-type="float" office:value="905.7299" calcext:value-type="float">
            <text:p>905.7299</text:p>
          </table:table-cell>
          <table:table-cell office:value-type="float" office:value="887.9467" calcext:value-type="float">
            <text:p>887.9467</text:p>
          </table:table-cell>
          <table:table-cell office:value-type="float" office:value="881.8001" calcext:value-type="float">
            <text:p>881.8001</text:p>
          </table:table-cell>
          <table:table-cell office:value-type="float" office:value="895.5336" calcext:value-type="float">
            <text:p>895.5336</text:p>
          </table:table-cell>
          <table:table-cell office:value-type="float" office:value="328.0347" calcext:value-type="float">
            <text:p>328.0347</text:p>
          </table:table-cell>
          <table:table-cell office:value-type="float" office:value="444.6013" calcext:value-type="float">
            <text:p>444.6013</text:p>
          </table:table-cell>
          <table:table-cell office:value-type="float" office:value="383.7375" calcext:value-type="float">
            <text:p>383.7375</text:p>
          </table:table-cell>
          <table:table-cell office:value-type="float" office:value="324.0549" calcext:value-type="float">
            <text:p>324.05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9" calcext:value-type="float">
            <text:p>29091999</text:p>
          </table:table-cell>
          <table:table-cell office:value-type="float" office:value="66.78228" calcext:value-type="float">
            <text:p>66.78228</text:p>
          </table:table-cell>
          <table:table-cell office:value-type="float" office:value="5576.262" calcext:value-type="float">
            <text:p>5576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9509" calcext:value-type="float">
            <text:p>-143.9509</text:p>
          </table:table-cell>
          <table:table-cell office:value-type="float" office:value="441.0639" calcext:value-type="float">
            <text:p>441.0639</text:p>
          </table:table-cell>
          <table:table-cell office:value-type="float" office:value="0" calcext:value-type="float">
            <text:p>0</text:p>
          </table:table-cell>
          <table:table-cell office:value-type="float" office:value="46.85298" calcext:value-type="float">
            <text:p>46.85298</text:p>
          </table:table-cell>
          <table:table-cell office:value-type="float" office:value="0.1187158" calcext:value-type="float">
            <text:p>0.1187158</text:p>
          </table:table-cell>
          <table:table-cell office:value-type="float" office:value="0.03751339" calcext:value-type="float">
            <text:p>0.03751339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901071" calcext:value-type="float">
            <text:p>0.3901071</text:p>
          </table:table-cell>
          <table:table-cell office:value-type="float" office:value="0.7869651" calcext:value-type="float">
            <text:p>0.7869651</text:p>
          </table:table-cell>
          <table:table-cell office:value-type="float" office:value="360" calcext:value-type="float">
            <text:p>360</text:p>
          </table:table-cell>
          <table:table-cell office:value-type="float" office:value="-145.096" calcext:value-type="float">
            <text:p>-145.096</text:p>
          </table:table-cell>
          <table:table-cell office:value-type="float" office:value="0" calcext:value-type="float">
            <text:p>0</text:p>
          </table:table-cell>
          <table:table-cell office:value-type="float" office:value="209.8963" calcext:value-type="float">
            <text:p>209.8963</text:p>
          </table:table-cell>
          <table:table-cell office:value-type="float" office:value="276.0368" calcext:value-type="float">
            <text:p>276.0368</text:p>
          </table:table-cell>
          <table:table-cell office:value-type="float" office:value="905.5427" calcext:value-type="float">
            <text:p>905.5427</text:p>
          </table:table-cell>
          <table:table-cell office:value-type="float" office:value="887.7776" calcext:value-type="float">
            <text:p>887.7776</text:p>
          </table:table-cell>
          <table:table-cell office:value-type="float" office:value="881.6884" calcext:value-type="float">
            <text:p>881.6884</text:p>
          </table:table-cell>
          <table:table-cell office:value-type="float" office:value="895.4382" calcext:value-type="float">
            <text:p>895.4382</text:p>
          </table:table-cell>
          <table:table-cell office:value-type="float" office:value="328.0098" calcext:value-type="float">
            <text:p>328.0098</text:p>
          </table:table-cell>
          <table:table-cell office:value-type="float" office:value="444.578" calcext:value-type="float">
            <text:p>444.578</text:p>
          </table:table-cell>
          <table:table-cell office:value-type="float" office:value="383.7247" calcext:value-type="float">
            <text:p>383.7247</text:p>
          </table:table-cell>
          <table:table-cell office:value-type="float" office:value="324.0473" calcext:value-type="float">
            <text:p>324.047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9" calcext:value-type="float">
            <text:p>30091999</text:p>
          </table:table-cell>
          <table:table-cell office:value-type="float" office:value="66.66014" calcext:value-type="float">
            <text:p>66.66014</text:p>
          </table:table-cell>
          <table:table-cell office:value-type="float" office:value="5575.825" calcext:value-type="float">
            <text:p>5575.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.3517" calcext:value-type="float">
            <text:p>-144.3517</text:p>
          </table:table-cell>
          <table:table-cell office:value-type="float" office:value="441.0182" calcext:value-type="float">
            <text:p>441.0182</text:p>
          </table:table-cell>
          <table:table-cell office:value-type="float" office:value="0" calcext:value-type="float">
            <text:p>0</text:p>
          </table:table-cell>
          <table:table-cell office:value-type="float" office:value="46.81534" calcext:value-type="float">
            <text:p>46.81534</text:p>
          </table:table-cell>
          <table:table-cell office:value-type="float" office:value="0.1163338" calcext:value-type="float">
            <text:p>0.1163338</text:p>
          </table:table-cell>
          <table:table-cell office:value-type="float" office:value="0.03762926" calcext:value-type="float">
            <text:p>0.03762926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925032" calcext:value-type="float">
            <text:p>0.3925032</text:p>
          </table:table-cell>
          <table:table-cell office:value-type="float" office:value="0.7960696" calcext:value-type="float">
            <text:p>0.7960696</text:p>
          </table:table-cell>
          <table:table-cell office:value-type="float" office:value="360" calcext:value-type="float">
            <text:p>360</text:p>
          </table:table-cell>
          <table:table-cell office:value-type="float" office:value="-145.5081" calcext:value-type="float">
            <text:p>-145.5081</text:p>
          </table:table-cell>
          <table:table-cell office:value-type="float" office:value="0" calcext:value-type="float">
            <text:p>0</text:p>
          </table:table-cell>
          <table:table-cell office:value-type="float" office:value="209.8978" calcext:value-type="float">
            <text:p>209.8978</text:p>
          </table:table-cell>
          <table:table-cell office:value-type="float" office:value="275.9973" calcext:value-type="float">
            <text:p>275.9973</text:p>
          </table:table-cell>
          <table:table-cell office:value-type="float" office:value="905.3986" calcext:value-type="float">
            <text:p>905.3986</text:p>
          </table:table-cell>
          <table:table-cell office:value-type="float" office:value="887.6429" calcext:value-type="float">
            <text:p>887.6429</text:p>
          </table:table-cell>
          <table:table-cell office:value-type="float" office:value="881.5969" calcext:value-type="float">
            <text:p>881.5969</text:p>
          </table:table-cell>
          <table:table-cell office:value-type="float" office:value="895.3564" calcext:value-type="float">
            <text:p>895.3564</text:p>
          </table:table-cell>
          <table:table-cell office:value-type="float" office:value="327.9872" calcext:value-type="float">
            <text:p>327.9872</text:p>
          </table:table-cell>
          <table:table-cell office:value-type="float" office:value="444.5551" calcext:value-type="float">
            <text:p>444.5551</text:p>
          </table:table-cell>
          <table:table-cell office:value-type="float" office:value="383.7117" calcext:value-type="float">
            <text:p>383.7117</text:p>
          </table:table-cell>
          <table:table-cell office:value-type="float" office:value="324.0397" calcext:value-type="float">
            <text:p>324.039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9" calcext:value-type="float">
            <text:p>1101999</text:p>
          </table:table-cell>
          <table:table-cell office:value-type="float" office:value="66.5545" calcext:value-type="float">
            <text:p>66.5545</text:p>
          </table:table-cell>
          <table:table-cell office:value-type="float" office:value="5575.46" calcext:value-type="float">
            <text:p>5575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.8307" calcext:value-type="float">
            <text:p>-144.8307</text:p>
          </table:table-cell>
          <table:table-cell office:value-type="float" office:value="444.2751" calcext:value-type="float">
            <text:p>444.2751</text:p>
          </table:table-cell>
          <table:table-cell office:value-type="float" office:value="0" calcext:value-type="float">
            <text:p>0</text:p>
          </table:table-cell>
          <table:table-cell office:value-type="float" office:value="46.77186" calcext:value-type="float">
            <text:p>46.77186</text:p>
          </table:table-cell>
          <table:table-cell office:value-type="float" office:value="0.1151586" calcext:value-type="float">
            <text:p>0.1151586</text:p>
          </table:table-cell>
          <table:table-cell office:value-type="float" office:value="0.03782169" calcext:value-type="float">
            <text:p>0.03782169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945919" calcext:value-type="float">
            <text:p>0.3945919</text:p>
          </table:table-cell>
          <table:table-cell office:value-type="float" office:value="0.8025554" calcext:value-type="float">
            <text:p>0.8025554</text:p>
          </table:table-cell>
          <table:table-cell office:value-type="float" office:value="360" calcext:value-type="float">
            <text:p>360</text:p>
          </table:table-cell>
          <table:table-cell office:value-type="float" office:value="-145.9955" calcext:value-type="float">
            <text:p>-145.9955</text:p>
          </table:table-cell>
          <table:table-cell office:value-type="float" office:value="0" calcext:value-type="float">
            <text:p>0</text:p>
          </table:table-cell>
          <table:table-cell office:value-type="float" office:value="209.8992" calcext:value-type="float">
            <text:p>209.8992</text:p>
          </table:table-cell>
          <table:table-cell office:value-type="float" office:value="275.9613" calcext:value-type="float">
            <text:p>275.9613</text:p>
          </table:table-cell>
          <table:table-cell office:value-type="float" office:value="905.2778" calcext:value-type="float">
            <text:p>905.2778</text:p>
          </table:table-cell>
          <table:table-cell office:value-type="float" office:value="887.5307" calcext:value-type="float">
            <text:p>887.5307</text:p>
          </table:table-cell>
          <table:table-cell office:value-type="float" office:value="881.5207" calcext:value-type="float">
            <text:p>881.5207</text:p>
          </table:table-cell>
          <table:table-cell office:value-type="float" office:value="895.2898" calcext:value-type="float">
            <text:p>895.2898</text:p>
          </table:table-cell>
          <table:table-cell office:value-type="float" office:value="327.9686" calcext:value-type="float">
            <text:p>327.9686</text:p>
          </table:table-cell>
          <table:table-cell office:value-type="float" office:value="444.5352" calcext:value-type="float">
            <text:p>444.5352</text:p>
          </table:table-cell>
          <table:table-cell office:value-type="float" office:value="383.6988" calcext:value-type="float">
            <text:p>383.6988</text:p>
          </table:table-cell>
          <table:table-cell office:value-type="float" office:value="324.0321" calcext:value-type="float">
            <text:p>324.03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9" calcext:value-type="float">
            <text:p>2101999</text:p>
          </table:table-cell>
          <table:table-cell office:value-type="float" office:value="66.4632" calcext:value-type="float">
            <text:p>66.4632</text:p>
          </table:table-cell>
          <table:table-cell office:value-type="float" office:value="5575.124" calcext:value-type="float">
            <text:p>5575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1867" calcext:value-type="float">
            <text:p>-145.1867</text:p>
          </table:table-cell>
          <table:table-cell office:value-type="float" office:value="444.1281" calcext:value-type="float">
            <text:p>444.1281</text:p>
          </table:table-cell>
          <table:table-cell office:value-type="float" office:value="0" calcext:value-type="float">
            <text:p>0</text:p>
          </table:table-cell>
          <table:table-cell office:value-type="float" office:value="46.7291" calcext:value-type="float">
            <text:p>46.7291</text:p>
          </table:table-cell>
          <table:table-cell office:value-type="float" office:value="0.1142179" calcext:value-type="float">
            <text:p>0.1142179</text:p>
          </table:table-cell>
          <table:table-cell office:value-type="float" office:value="0.03801522" calcext:value-type="float">
            <text:p>0.03801522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962013" calcext:value-type="float">
            <text:p>0.3962013</text:p>
          </table:table-cell>
          <table:table-cell office:value-type="float" office:value="0.8072296" calcext:value-type="float">
            <text:p>0.8072296</text:p>
          </table:table-cell>
          <table:table-cell office:value-type="float" office:value="360" calcext:value-type="float">
            <text:p>360</text:p>
          </table:table-cell>
          <table:table-cell office:value-type="float" office:value="-146.3576" calcext:value-type="float">
            <text:p>-146.3576</text:p>
          </table:table-cell>
          <table:table-cell office:value-type="float" office:value="0" calcext:value-type="float">
            <text:p>0</text:p>
          </table:table-cell>
          <table:table-cell office:value-type="float" office:value="209.9003" calcext:value-type="float">
            <text:p>209.9003</text:p>
          </table:table-cell>
          <table:table-cell office:value-type="float" office:value="275.9316" calcext:value-type="float">
            <text:p>275.9316</text:p>
          </table:table-cell>
          <table:table-cell office:value-type="float" office:value="905.1718" calcext:value-type="float">
            <text:p>905.1718</text:p>
          </table:table-cell>
          <table:table-cell office:value-type="float" office:value="887.4296" calcext:value-type="float">
            <text:p>887.4296</text:p>
          </table:table-cell>
          <table:table-cell office:value-type="float" office:value="881.4497" calcext:value-type="float">
            <text:p>881.4497</text:p>
          </table:table-cell>
          <table:table-cell office:value-type="float" office:value="895.2272" calcext:value-type="float">
            <text:p>895.2272</text:p>
          </table:table-cell>
          <table:table-cell office:value-type="float" office:value="327.9508" calcext:value-type="float">
            <text:p>327.9508</text:p>
          </table:table-cell>
          <table:table-cell office:value-type="float" office:value="444.5162" calcext:value-type="float">
            <text:p>444.5162</text:p>
          </table:table-cell>
          <table:table-cell office:value-type="float" office:value="383.6862" calcext:value-type="float">
            <text:p>383.6862</text:p>
          </table:table-cell>
          <table:table-cell office:value-type="float" office:value="324.0245" calcext:value-type="float">
            <text:p>324.02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9" calcext:value-type="float">
            <text:p>3101999</text:p>
          </table:table-cell>
          <table:table-cell office:value-type="float" office:value="66.37469" calcext:value-type="float">
            <text:p>66.37469</text:p>
          </table:table-cell>
          <table:table-cell office:value-type="float" office:value="5574.801" calcext:value-type="float">
            <text:p>5574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5971" calcext:value-type="float">
            <text:p>-145.5971</text:p>
          </table:table-cell>
          <table:table-cell office:value-type="float" office:value="447.6601" calcext:value-type="float">
            <text:p>447.6601</text:p>
          </table:table-cell>
          <table:table-cell office:value-type="float" office:value="0" calcext:value-type="float">
            <text:p>0</text:p>
          </table:table-cell>
          <table:table-cell office:value-type="float" office:value="46.68841" calcext:value-type="float">
            <text:p>46.68841</text:p>
          </table:table-cell>
          <table:table-cell office:value-type="float" office:value="0.1132498" calcext:value-type="float">
            <text:p>0.1132498</text:p>
          </table:table-cell>
          <table:table-cell office:value-type="float" office:value="0.03819906" calcext:value-type="float">
            <text:p>0.03819906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980869" calcext:value-type="float">
            <text:p>0.3980869</text:p>
          </table:table-cell>
          <table:table-cell office:value-type="float" office:value="0.8137269" calcext:value-type="float">
            <text:p>0.8137269</text:p>
          </table:table-cell>
          <table:table-cell office:value-type="float" office:value="360" calcext:value-type="float">
            <text:p>360</text:p>
          </table:table-cell>
          <table:table-cell office:value-type="float" office:value="-146.7762" calcext:value-type="float">
            <text:p>-146.7762</text:p>
          </table:table-cell>
          <table:table-cell office:value-type="float" office:value="0" calcext:value-type="float">
            <text:p>0</text:p>
          </table:table-cell>
          <table:table-cell office:value-type="float" office:value="209.9021" calcext:value-type="float">
            <text:p>209.9021</text:p>
          </table:table-cell>
          <table:table-cell office:value-type="float" office:value="275.9017" calcext:value-type="float">
            <text:p>275.9017</text:p>
          </table:table-cell>
          <table:table-cell office:value-type="float" office:value="905.0668" calcext:value-type="float">
            <text:p>905.0668</text:p>
          </table:table-cell>
          <table:table-cell office:value-type="float" office:value="887.332" calcext:value-type="float">
            <text:p>887.332</text:p>
          </table:table-cell>
          <table:table-cell office:value-type="float" office:value="881.3847" calcext:value-type="float">
            <text:p>881.3847</text:p>
          </table:table-cell>
          <table:table-cell office:value-type="float" office:value="895.1678" calcext:value-type="float">
            <text:p>895.1678</text:p>
          </table:table-cell>
          <table:table-cell office:value-type="float" office:value="327.9344" calcext:value-type="float">
            <text:p>327.9344</text:p>
          </table:table-cell>
          <table:table-cell office:value-type="float" office:value="444.4978" calcext:value-type="float">
            <text:p>444.4978</text:p>
          </table:table-cell>
          <table:table-cell office:value-type="float" office:value="383.6738" calcext:value-type="float">
            <text:p>383.6738</text:p>
          </table:table-cell>
          <table:table-cell office:value-type="float" office:value="324.0169" calcext:value-type="float">
            <text:p>324.016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9" calcext:value-type="float">
            <text:p>4101999</text:p>
          </table:table-cell>
          <table:table-cell office:value-type="float" office:value="66.30484" calcext:value-type="float">
            <text:p>66.30484</text:p>
          </table:table-cell>
          <table:table-cell office:value-type="float" office:value="5574.535" calcext:value-type="float">
            <text:p>5574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9397" calcext:value-type="float">
            <text:p>-145.9397</text:p>
          </table:table-cell>
          <table:table-cell office:value-type="float" office:value="449.1479" calcext:value-type="float">
            <text:p>449.1479</text:p>
          </table:table-cell>
          <table:table-cell office:value-type="float" office:value="0" calcext:value-type="float">
            <text:p>0</text:p>
          </table:table-cell>
          <table:table-cell office:value-type="float" office:value="46.64726" calcext:value-type="float">
            <text:p>46.64726</text:p>
          </table:table-cell>
          <table:table-cell office:value-type="float" office:value="0.1125933" calcext:value-type="float">
            <text:p>0.1125933</text:p>
          </table:table-cell>
          <table:table-cell office:value-type="float" office:value="0.03842653" calcext:value-type="float">
            <text:p>0.03842653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3993996" calcext:value-type="float">
            <text:p>0.3993996</text:p>
          </table:table-cell>
          <table:table-cell office:value-type="float" office:value="0.8174441" calcext:value-type="float">
            <text:p>0.8174441</text:p>
          </table:table-cell>
          <table:table-cell office:value-type="float" office:value="360" calcext:value-type="float">
            <text:p>360</text:p>
          </table:table-cell>
          <table:table-cell office:value-type="float" office:value="-147.1236" calcext:value-type="float">
            <text:p>-147.1236</text:p>
          </table:table-cell>
          <table:table-cell office:value-type="float" office:value="0" calcext:value-type="float">
            <text:p>0</text:p>
          </table:table-cell>
          <table:table-cell office:value-type="float" office:value="209.9052" calcext:value-type="float">
            <text:p>209.9052</text:p>
          </table:table-cell>
          <table:table-cell office:value-type="float" office:value="275.8795" calcext:value-type="float">
            <text:p>275.8795</text:p>
          </table:table-cell>
          <table:table-cell office:value-type="float" office:value="904.9844" calcext:value-type="float">
            <text:p>904.9844</text:p>
          </table:table-cell>
          <table:table-cell office:value-type="float" office:value="887.2526" calcext:value-type="float">
            <text:p>887.2526</text:p>
          </table:table-cell>
          <table:table-cell office:value-type="float" office:value="881.3287" calcext:value-type="float">
            <text:p>881.3287</text:p>
          </table:table-cell>
          <table:table-cell office:value-type="float" office:value="895.1176" calcext:value-type="float">
            <text:p>895.1176</text:p>
          </table:table-cell>
          <table:table-cell office:value-type="float" office:value="327.9199" calcext:value-type="float">
            <text:p>327.9199</text:p>
          </table:table-cell>
          <table:table-cell office:value-type="float" office:value="444.4808" calcext:value-type="float">
            <text:p>444.4808</text:p>
          </table:table-cell>
          <table:table-cell office:value-type="float" office:value="383.6639" calcext:value-type="float">
            <text:p>383.6639</text:p>
          </table:table-cell>
          <table:table-cell office:value-type="float" office:value="324.0094" calcext:value-type="float">
            <text:p>324.009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9" calcext:value-type="float">
            <text:p>5101999</text:p>
          </table:table-cell>
          <table:table-cell office:value-type="float" office:value="66.23952" calcext:value-type="float">
            <text:p>66.23952</text:p>
          </table:table-cell>
          <table:table-cell office:value-type="float" office:value="5574.287" calcext:value-type="float">
            <text:p>5574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2625" calcext:value-type="float">
            <text:p>-146.2625</text:p>
          </table:table-cell>
          <table:table-cell office:value-type="float" office:value="451.1104" calcext:value-type="float">
            <text:p>451.1104</text:p>
          </table:table-cell>
          <table:table-cell office:value-type="float" office:value="0" calcext:value-type="float">
            <text:p>0</text:p>
          </table:table-cell>
          <table:table-cell office:value-type="float" office:value="46.60527" calcext:value-type="float">
            <text:p>46.60527</text:p>
          </table:table-cell>
          <table:table-cell office:value-type="float" office:value="0.1118696" calcext:value-type="float">
            <text:p>0.1118696</text:p>
          </table:table-cell>
          <table:table-cell office:value-type="float" office:value="0.03868752" calcext:value-type="float">
            <text:p>0.03868752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02491" calcext:value-type="float">
            <text:p>0.4002491</text:p>
          </table:table-cell>
          <table:table-cell office:value-type="float" office:value="0.819506" calcext:value-type="float">
            <text:p>0.819506</text:p>
          </table:table-cell>
          <table:table-cell office:value-type="float" office:value="360" calcext:value-type="float">
            <text:p>360</text:p>
          </table:table-cell>
          <table:table-cell office:value-type="float" office:value="-147.449" calcext:value-type="float">
            <text:p>-147.449</text:p>
          </table:table-cell>
          <table:table-cell office:value-type="float" office:value="0" calcext:value-type="float">
            <text:p>0</text:p>
          </table:table-cell>
          <table:table-cell office:value-type="float" office:value="209.907" calcext:value-type="float">
            <text:p>209.907</text:p>
          </table:table-cell>
          <table:table-cell office:value-type="float" office:value="275.8576" calcext:value-type="float">
            <text:p>275.8576</text:p>
          </table:table-cell>
          <table:table-cell office:value-type="float" office:value="904.9078" calcext:value-type="float">
            <text:p>904.9078</text:p>
          </table:table-cell>
          <table:table-cell office:value-type="float" office:value="887.1794" calcext:value-type="float">
            <text:p>887.1794</text:p>
          </table:table-cell>
          <table:table-cell office:value-type="float" office:value="881.2771" calcext:value-type="float">
            <text:p>881.2771</text:p>
          </table:table-cell>
          <table:table-cell office:value-type="float" office:value="895.0724" calcext:value-type="float">
            <text:p>895.0724</text:p>
          </table:table-cell>
          <table:table-cell office:value-type="float" office:value="327.9065" calcext:value-type="float">
            <text:p>327.9065</text:p>
          </table:table-cell>
          <table:table-cell office:value-type="float" office:value="444.4647" calcext:value-type="float">
            <text:p>444.4647</text:p>
          </table:table-cell>
          <table:table-cell office:value-type="float" office:value="383.6552" calcext:value-type="float">
            <text:p>383.6552</text:p>
          </table:table-cell>
          <table:table-cell office:value-type="float" office:value="324.002" calcext:value-type="float">
            <text:p>324.0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9" calcext:value-type="float">
            <text:p>6101999</text:p>
          </table:table-cell>
          <table:table-cell office:value-type="float" office:value="66.17603" calcext:value-type="float">
            <text:p>66.17603</text:p>
          </table:table-cell>
          <table:table-cell office:value-type="float" office:value="5574.042" calcext:value-type="float">
            <text:p>5574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5678" calcext:value-type="float">
            <text:p>-146.5678</text:p>
          </table:table-cell>
          <table:table-cell office:value-type="float" office:value="452.7264" calcext:value-type="float">
            <text:p>452.7264</text:p>
          </table:table-cell>
          <table:table-cell office:value-type="float" office:value="0" calcext:value-type="float">
            <text:p>0</text:p>
          </table:table-cell>
          <table:table-cell office:value-type="float" office:value="46.56219" calcext:value-type="float">
            <text:p>46.56219</text:p>
          </table:table-cell>
          <table:table-cell office:value-type="float" office:value="0.1112079" calcext:value-type="float">
            <text:p>0.1112079</text:p>
          </table:table-cell>
          <table:table-cell office:value-type="float" office:value="0.03897712" calcext:value-type="float">
            <text:p>0.03897712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0862" calcext:value-type="float">
            <text:p>0.400862</text:p>
          </table:table-cell>
          <table:table-cell office:value-type="float" office:value="0.8207848" calcext:value-type="float">
            <text:p>0.8207848</text:p>
          </table:table-cell>
          <table:table-cell office:value-type="float" office:value="360" calcext:value-type="float">
            <text:p>360</text:p>
          </table:table-cell>
          <table:table-cell office:value-type="float" office:value="-147.756" calcext:value-type="float">
            <text:p>-147.756</text:p>
          </table:table-cell>
          <table:table-cell office:value-type="float" office:value="0" calcext:value-type="float">
            <text:p>0</text:p>
          </table:table-cell>
          <table:table-cell office:value-type="float" office:value="209.9097" calcext:value-type="float">
            <text:p>209.9097</text:p>
          </table:table-cell>
          <table:table-cell office:value-type="float" office:value="275.8365" calcext:value-type="float">
            <text:p>275.8365</text:p>
          </table:table-cell>
          <table:table-cell office:value-type="float" office:value="904.8325" calcext:value-type="float">
            <text:p>904.8325</text:p>
          </table:table-cell>
          <table:table-cell office:value-type="float" office:value="887.1055" calcext:value-type="float">
            <text:p>887.1055</text:p>
          </table:table-cell>
          <table:table-cell office:value-type="float" office:value="881.2264" calcext:value-type="float">
            <text:p>881.2264</text:p>
          </table:table-cell>
          <table:table-cell office:value-type="float" office:value="895.028" calcext:value-type="float">
            <text:p>895.028</text:p>
          </table:table-cell>
          <table:table-cell office:value-type="float" office:value="327.8933" calcext:value-type="float">
            <text:p>327.8933</text:p>
          </table:table-cell>
          <table:table-cell office:value-type="float" office:value="444.4492" calcext:value-type="float">
            <text:p>444.4492</text:p>
          </table:table-cell>
          <table:table-cell office:value-type="float" office:value="383.6468" calcext:value-type="float">
            <text:p>383.6468</text:p>
          </table:table-cell>
          <table:table-cell office:value-type="float" office:value="323.9947" calcext:value-type="float">
            <text:p>323.99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9" calcext:value-type="float">
            <text:p>7101999</text:p>
          </table:table-cell>
          <table:table-cell office:value-type="float" office:value="66.12325" calcext:value-type="float">
            <text:p>66.12325</text:p>
          </table:table-cell>
          <table:table-cell office:value-type="float" office:value="5573.823" calcext:value-type="float">
            <text:p>5573.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8408" calcext:value-type="float">
            <text:p>-146.8408</text:p>
          </table:table-cell>
          <table:table-cell office:value-type="float" office:value="450.6935" calcext:value-type="float">
            <text:p>450.6935</text:p>
          </table:table-cell>
          <table:table-cell office:value-type="float" office:value="0" calcext:value-type="float">
            <text:p>0</text:p>
          </table:table-cell>
          <table:table-cell office:value-type="float" office:value="46.51488" calcext:value-type="float">
            <text:p>46.51488</text:p>
          </table:table-cell>
          <table:table-cell office:value-type="float" office:value="0.1104756" calcext:value-type="float">
            <text:p>0.1104756</text:p>
          </table:table-cell>
          <table:table-cell office:value-type="float" office:value="0.03927162" calcext:value-type="float">
            <text:p>0.03927162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13739" calcext:value-type="float">
            <text:p>0.4013739</text:p>
          </table:table-cell>
          <table:table-cell office:value-type="float" office:value="0.8217238" calcext:value-type="float">
            <text:p>0.8217238</text:p>
          </table:table-cell>
          <table:table-cell office:value-type="float" office:value="360" calcext:value-type="float">
            <text:p>360</text:p>
          </table:table-cell>
          <table:table-cell office:value-type="float" office:value="-148.0301" calcext:value-type="float">
            <text:p>-148.0301</text:p>
          </table:table-cell>
          <table:table-cell office:value-type="float" office:value="0" calcext:value-type="float">
            <text:p>0</text:p>
          </table:table-cell>
          <table:table-cell office:value-type="float" office:value="209.9149" calcext:value-type="float">
            <text:p>209.9149</text:p>
          </table:table-cell>
          <table:table-cell office:value-type="float" office:value="275.8167" calcext:value-type="float">
            <text:p>275.8167</text:p>
          </table:table-cell>
          <table:table-cell office:value-type="float" office:value="904.7666" calcext:value-type="float">
            <text:p>904.7666</text:p>
          </table:table-cell>
          <table:table-cell office:value-type="float" office:value="887.0374" calcext:value-type="float">
            <text:p>887.0374</text:p>
          </table:table-cell>
          <table:table-cell office:value-type="float" office:value="881.1841" calcext:value-type="float">
            <text:p>881.1841</text:p>
          </table:table-cell>
          <table:table-cell office:value-type="float" office:value="894.9869" calcext:value-type="float">
            <text:p>894.9869</text:p>
          </table:table-cell>
          <table:table-cell office:value-type="float" office:value="327.8821" calcext:value-type="float">
            <text:p>327.8821</text:p>
          </table:table-cell>
          <table:table-cell office:value-type="float" office:value="444.4372" calcext:value-type="float">
            <text:p>444.4372</text:p>
          </table:table-cell>
          <table:table-cell office:value-type="float" office:value="383.6385" calcext:value-type="float">
            <text:p>383.6385</text:p>
          </table:table-cell>
          <table:table-cell office:value-type="float" office:value="323.9875" calcext:value-type="float">
            <text:p>323.98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9" calcext:value-type="float">
            <text:p>8101999</text:p>
          </table:table-cell>
          <table:table-cell office:value-type="float" office:value="66.05737" calcext:value-type="float">
            <text:p>66.05737</text:p>
          </table:table-cell>
          <table:table-cell office:value-type="float" office:value="5573.57" calcext:value-type="float">
            <text:p>557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1421" calcext:value-type="float">
            <text:p>-147.1421</text:p>
          </table:table-cell>
          <table:table-cell office:value-type="float" office:value="452.2108" calcext:value-type="float">
            <text:p>452.2108</text:p>
          </table:table-cell>
          <table:table-cell office:value-type="float" office:value="0" calcext:value-type="float">
            <text:p>0</text:p>
          </table:table-cell>
          <table:table-cell office:value-type="float" office:value="46.45682" calcext:value-type="float">
            <text:p>46.45682</text:p>
          </table:table-cell>
          <table:table-cell office:value-type="float" office:value="0.1092979" calcext:value-type="float">
            <text:p>0.1092979</text:p>
          </table:table-cell>
          <table:table-cell office:value-type="float" office:value="0.03954028" calcext:value-type="float">
            <text:p>0.03954028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18463" calcext:value-type="float">
            <text:p>0.4018463</text:p>
          </table:table-cell>
          <table:table-cell office:value-type="float" office:value="0.8225449" calcext:value-type="float">
            <text:p>0.8225449</text:p>
          </table:table-cell>
          <table:table-cell office:value-type="float" office:value="360" calcext:value-type="float">
            <text:p>360</text:p>
          </table:table-cell>
          <table:table-cell office:value-type="float" office:value="-148.3324" calcext:value-type="float">
            <text:p>-148.3324</text:p>
          </table:table-cell>
          <table:table-cell office:value-type="float" office:value="0" calcext:value-type="float">
            <text:p>0</text:p>
          </table:table-cell>
          <table:table-cell office:value-type="float" office:value="209.921" calcext:value-type="float">
            <text:p>209.921</text:p>
          </table:table-cell>
          <table:table-cell office:value-type="float" office:value="275.7892" calcext:value-type="float">
            <text:p>275.7892</text:p>
          </table:table-cell>
          <table:table-cell office:value-type="float" office:value="904.681" calcext:value-type="float">
            <text:p>904.681</text:p>
          </table:table-cell>
          <table:table-cell office:value-type="float" office:value="886.9572" calcext:value-type="float">
            <text:p>886.9572</text:p>
          </table:table-cell>
          <table:table-cell office:value-type="float" office:value="881.1349" calcext:value-type="float">
            <text:p>881.1349</text:p>
          </table:table-cell>
          <table:table-cell office:value-type="float" office:value="894.9437" calcext:value-type="float">
            <text:p>894.9437</text:p>
          </table:table-cell>
          <table:table-cell office:value-type="float" office:value="327.8705" calcext:value-type="float">
            <text:p>327.8705</text:p>
          </table:table-cell>
          <table:table-cell office:value-type="float" office:value="444.4254" calcext:value-type="float">
            <text:p>444.4254</text:p>
          </table:table-cell>
          <table:table-cell office:value-type="float" office:value="383.6304" calcext:value-type="float">
            <text:p>383.6304</text:p>
          </table:table-cell>
          <table:table-cell office:value-type="float" office:value="323.9804" calcext:value-type="float">
            <text:p>323.980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9" calcext:value-type="float">
            <text:p>9101999</text:p>
          </table:table-cell>
          <table:table-cell office:value-type="float" office:value="65.96681" calcext:value-type="float">
            <text:p>65.96681</text:p>
          </table:table-cell>
          <table:table-cell office:value-type="float" office:value="5573.252" calcext:value-type="float">
            <text:p>5573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5145" calcext:value-type="float">
            <text:p>-147.5145</text:p>
          </table:table-cell>
          <table:table-cell office:value-type="float" office:value="452.4939" calcext:value-type="float">
            <text:p>452.4939</text:p>
          </table:table-cell>
          <table:table-cell office:value-type="float" office:value="0" calcext:value-type="float">
            <text:p>0</text:p>
          </table:table-cell>
          <table:table-cell office:value-type="float" office:value="46.39581" calcext:value-type="float">
            <text:p>46.39581</text:p>
          </table:table-cell>
          <table:table-cell office:value-type="float" office:value="0.1078928" calcext:value-type="float">
            <text:p>0.1078928</text:p>
          </table:table-cell>
          <table:table-cell office:value-type="float" office:value="0.03980763" calcext:value-type="float">
            <text:p>0.03980763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22969" calcext:value-type="float">
            <text:p>0.4022969</text:p>
          </table:table-cell>
          <table:table-cell office:value-type="float" office:value="0.8233201" calcext:value-type="float">
            <text:p>0.8233201</text:p>
          </table:table-cell>
          <table:table-cell office:value-type="float" office:value="360" calcext:value-type="float">
            <text:p>360</text:p>
          </table:table-cell>
          <table:table-cell office:value-type="float" office:value="-148.7058" calcext:value-type="float">
            <text:p>-148.7058</text:p>
          </table:table-cell>
          <table:table-cell office:value-type="float" office:value="0" calcext:value-type="float">
            <text:p>0</text:p>
          </table:table-cell>
          <table:table-cell office:value-type="float" office:value="209.9266" calcext:value-type="float">
            <text:p>209.9266</text:p>
          </table:table-cell>
          <table:table-cell office:value-type="float" office:value="275.7525" calcext:value-type="float">
            <text:p>275.7525</text:p>
          </table:table-cell>
          <table:table-cell office:value-type="float" office:value="904.5647" calcext:value-type="float">
            <text:p>904.5647</text:p>
          </table:table-cell>
          <table:table-cell office:value-type="float" office:value="886.856" calcext:value-type="float">
            <text:p>886.856</text:p>
          </table:table-cell>
          <table:table-cell office:value-type="float" office:value="881.0717" calcext:value-type="float">
            <text:p>881.0717</text:p>
          </table:table-cell>
          <table:table-cell office:value-type="float" office:value="894.891" calcext:value-type="float">
            <text:p>894.891</text:p>
          </table:table-cell>
          <table:table-cell office:value-type="float" office:value="327.8566" calcext:value-type="float">
            <text:p>327.8566</text:p>
          </table:table-cell>
          <table:table-cell office:value-type="float" office:value="444.4127" calcext:value-type="float">
            <text:p>444.4127</text:p>
          </table:table-cell>
          <table:table-cell office:value-type="float" office:value="383.6223" calcext:value-type="float">
            <text:p>383.6223</text:p>
          </table:table-cell>
          <table:table-cell office:value-type="float" office:value="323.9734" calcext:value-type="float">
            <text:p>323.973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9" calcext:value-type="float">
            <text:p>10101999</text:p>
          </table:table-cell>
          <table:table-cell office:value-type="float" office:value="65.88765" calcext:value-type="float">
            <text:p>65.88765</text:p>
          </table:table-cell>
          <table:table-cell office:value-type="float" office:value="5572.951" calcext:value-type="float">
            <text:p>5572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8643" calcext:value-type="float">
            <text:p>-147.8643</text:p>
          </table:table-cell>
          <table:table-cell office:value-type="float" office:value="455.8247" calcext:value-type="float">
            <text:p>455.8247</text:p>
          </table:table-cell>
          <table:table-cell office:value-type="float" office:value="0" calcext:value-type="float">
            <text:p>0</text:p>
          </table:table-cell>
          <table:table-cell office:value-type="float" office:value="46.34396" calcext:value-type="float">
            <text:p>46.34396</text:p>
          </table:table-cell>
          <table:table-cell office:value-type="float" office:value="0.106967" calcext:value-type="float">
            <text:p>0.106967</text:p>
          </table:table-cell>
          <table:table-cell office:value-type="float" office:value="0.0401193" calcext:value-type="float">
            <text:p>0.0401193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27331" calcext:value-type="float">
            <text:p>0.4027331</text:p>
          </table:table-cell>
          <table:table-cell office:value-type="float" office:value="0.8240626" calcext:value-type="float">
            <text:p>0.8240626</text:p>
          </table:table-cell>
          <table:table-cell office:value-type="float" office:value="360" calcext:value-type="float">
            <text:p>360</text:p>
          </table:table-cell>
          <table:table-cell office:value-type="float" office:value="-149.0565" calcext:value-type="float">
            <text:p>-149.0565</text:p>
          </table:table-cell>
          <table:table-cell office:value-type="float" office:value="0" calcext:value-type="float">
            <text:p>0</text:p>
          </table:table-cell>
          <table:table-cell office:value-type="float" office:value="209.9322" calcext:value-type="float">
            <text:p>209.9322</text:p>
          </table:table-cell>
          <table:table-cell office:value-type="float" office:value="275.7239" calcext:value-type="float">
            <text:p>275.7239</text:p>
          </table:table-cell>
          <table:table-cell office:value-type="float" office:value="904.4648" calcext:value-type="float">
            <text:p>904.4648</text:p>
          </table:table-cell>
          <table:table-cell office:value-type="float" office:value="886.7637" calcext:value-type="float">
            <text:p>886.7637</text:p>
          </table:table-cell>
          <table:table-cell office:value-type="float" office:value="881.0076" calcext:value-type="float">
            <text:p>881.0076</text:p>
          </table:table-cell>
          <table:table-cell office:value-type="float" office:value="894.8364" calcext:value-type="float">
            <text:p>894.8364</text:p>
          </table:table-cell>
          <table:table-cell office:value-type="float" office:value="327.8423" calcext:value-type="float">
            <text:p>327.8423</text:p>
          </table:table-cell>
          <table:table-cell office:value-type="float" office:value="444.3967" calcext:value-type="float">
            <text:p>444.3967</text:p>
          </table:table-cell>
          <table:table-cell office:value-type="float" office:value="383.6142" calcext:value-type="float">
            <text:p>383.6142</text:p>
          </table:table-cell>
          <table:table-cell office:value-type="float" office:value="323.9664" calcext:value-type="float">
            <text:p>323.96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9" calcext:value-type="float">
            <text:p>11101999</text:p>
          </table:table-cell>
          <table:table-cell office:value-type="float" office:value="65.80441" calcext:value-type="float">
            <text:p>65.80441</text:p>
          </table:table-cell>
          <table:table-cell office:value-type="float" office:value="5572.661" calcext:value-type="float">
            <text:p>5572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212" calcext:value-type="float">
            <text:p>-148.212</text:p>
          </table:table-cell>
          <table:table-cell office:value-type="float" office:value="457.7979" calcext:value-type="float">
            <text:p>457.7979</text:p>
          </table:table-cell>
          <table:table-cell office:value-type="float" office:value="0" calcext:value-type="float">
            <text:p>0</text:p>
          </table:table-cell>
          <table:table-cell office:value-type="float" office:value="46.29765" calcext:value-type="float">
            <text:p>46.29765</text:p>
          </table:table-cell>
          <table:table-cell office:value-type="float" office:value="0.1059733" calcext:value-type="float">
            <text:p>0.1059733</text:p>
          </table:table-cell>
          <table:table-cell office:value-type="float" office:value="0.04042456" calcext:value-type="float">
            <text:p>0.04042456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31653" calcext:value-type="float">
            <text:p>0.4031653</text:p>
          </table:table-cell>
          <table:table-cell office:value-type="float" office:value="0.8248" calcext:value-type="float">
            <text:p>0.8248</text:p>
          </table:table-cell>
          <table:table-cell office:value-type="float" office:value="360" calcext:value-type="float">
            <text:p>360</text:p>
          </table:table-cell>
          <table:table-cell office:value-type="float" office:value="-149.4051" calcext:value-type="float">
            <text:p>-149.4051</text:p>
          </table:table-cell>
          <table:table-cell office:value-type="float" office:value="0" calcext:value-type="float">
            <text:p>0</text:p>
          </table:table-cell>
          <table:table-cell office:value-type="float" office:value="209.9331" calcext:value-type="float">
            <text:p>209.9331</text:p>
          </table:table-cell>
          <table:table-cell office:value-type="float" office:value="275.6948" calcext:value-type="float">
            <text:p>275.6948</text:p>
          </table:table-cell>
          <table:table-cell office:value-type="float" office:value="904.3669" calcext:value-type="float">
            <text:p>904.3669</text:p>
          </table:table-cell>
          <table:table-cell office:value-type="float" office:value="886.6748" calcext:value-type="float">
            <text:p>886.6748</text:p>
          </table:table-cell>
          <table:table-cell office:value-type="float" office:value="880.9469" calcext:value-type="float">
            <text:p>880.9469</text:p>
          </table:table-cell>
          <table:table-cell office:value-type="float" office:value="894.7844" calcext:value-type="float">
            <text:p>894.7844</text:p>
          </table:table-cell>
          <table:table-cell office:value-type="float" office:value="327.8284" calcext:value-type="float">
            <text:p>327.8284</text:p>
          </table:table-cell>
          <table:table-cell office:value-type="float" office:value="444.3808" calcext:value-type="float">
            <text:p>444.3808</text:p>
          </table:table-cell>
          <table:table-cell office:value-type="float" office:value="383.606" calcext:value-type="float">
            <text:p>383.606</text:p>
          </table:table-cell>
          <table:table-cell office:value-type="float" office:value="323.9595" calcext:value-type="float">
            <text:p>323.95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9" calcext:value-type="float">
            <text:p>12101999</text:p>
          </table:table-cell>
          <table:table-cell office:value-type="float" office:value="65.73887" calcext:value-type="float">
            <text:p>65.73887</text:p>
          </table:table-cell>
          <table:table-cell office:value-type="float" office:value="5572.396" calcext:value-type="float">
            <text:p>5572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5251" calcext:value-type="float">
            <text:p>-148.5251</text:p>
          </table:table-cell>
          <table:table-cell office:value-type="float" office:value="459.8399" calcext:value-type="float">
            <text:p>459.8399</text:p>
          </table:table-cell>
          <table:table-cell office:value-type="float" office:value="0" calcext:value-type="float">
            <text:p>0</text:p>
          </table:table-cell>
          <table:table-cell office:value-type="float" office:value="46.24267" calcext:value-type="float">
            <text:p>46.24267</text:p>
          </table:table-cell>
          <table:table-cell office:value-type="float" office:value="0.1050965" calcext:value-type="float">
            <text:p>0.1050965</text:p>
          </table:table-cell>
          <table:table-cell office:value-type="float" office:value="0.04070058" calcext:value-type="float">
            <text:p>0.04070058</text:p>
          </table:table-cell>
          <table:table-cell office:value-type="float" office:value="0.005368585" calcext:value-type="float">
            <text:p>0.005368585</text:p>
          </table:table-cell>
          <table:table-cell office:value-type="float" office:value="0.4035899" calcext:value-type="float">
            <text:p>0.4035899</text:p>
          </table:table-cell>
          <table:table-cell office:value-type="float" office:value="0.8255257" calcext:value-type="float">
            <text:p>0.8255257</text:p>
          </table:table-cell>
          <table:table-cell office:value-type="float" office:value="360" calcext:value-type="float">
            <text:p>360</text:p>
          </table:table-cell>
          <table:table-cell office:value-type="float" office:value="-149.719" calcext:value-type="float">
            <text:p>-149.719</text:p>
          </table:table-cell>
          <table:table-cell office:value-type="float" office:value="0" calcext:value-type="float">
            <text:p>0</text:p>
          </table:table-cell>
          <table:table-cell office:value-type="float" office:value="209.9401" calcext:value-type="float">
            <text:p>209.9401</text:p>
          </table:table-cell>
          <table:table-cell office:value-type="float" office:value="275.6691" calcext:value-type="float">
            <text:p>275.6691</text:p>
          </table:table-cell>
          <table:table-cell office:value-type="float" office:value="904.2802" calcext:value-type="float">
            <text:p>904.2802</text:p>
          </table:table-cell>
          <table:table-cell office:value-type="float" office:value="886.5942" calcext:value-type="float">
            <text:p>886.5942</text:p>
          </table:table-cell>
          <table:table-cell office:value-type="float" office:value="880.8935" calcext:value-type="float">
            <text:p>880.8935</text:p>
          </table:table-cell>
          <table:table-cell office:value-type="float" office:value="894.7379" calcext:value-type="float">
            <text:p>894.7379</text:p>
          </table:table-cell>
          <table:table-cell office:value-type="float" office:value="327.815" calcext:value-type="float">
            <text:p>327.815</text:p>
          </table:table-cell>
          <table:table-cell office:value-type="float" office:value="444.3667" calcext:value-type="float">
            <text:p>444.3667</text:p>
          </table:table-cell>
          <table:table-cell office:value-type="float" office:value="383.5979" calcext:value-type="float">
            <text:p>383.5979</text:p>
          </table:table-cell>
          <table:table-cell office:value-type="float" office:value="323.9526" calcext:value-type="float">
            <text:p>323.95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9" calcext:value-type="float">
            <text:p>13101999</text:p>
          </table:table-cell>
          <table:table-cell office:value-type="float" office:value="65.66455" calcext:value-type="float">
            <text:p>65.66455</text:p>
          </table:table-cell>
          <table:table-cell office:value-type="float" office:value="5572.14" calcext:value-type="float">
            <text:p>5572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7815" calcext:value-type="float">
            <text:p>-148.7815</text:p>
          </table:table-cell>
          <table:table-cell office:value-type="float" office:value="454.8076" calcext:value-type="float">
            <text:p>454.8076</text:p>
          </table:table-cell>
          <table:table-cell office:value-type="float" office:value="0" calcext:value-type="float">
            <text:p>0</text:p>
          </table:table-cell>
          <table:table-cell office:value-type="float" office:value="46.20145" calcext:value-type="float">
            <text:p>46.20145</text:p>
          </table:table-cell>
          <table:table-cell office:value-type="float" office:value="0.1030437" calcext:value-type="float">
            <text:p>0.1030437</text:p>
          </table:table-cell>
          <table:table-cell office:value-type="float" office:value="0.04087941" calcext:value-type="float">
            <text:p>0.04087941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045883" calcext:value-type="float">
            <text:p>0.4045883</text:p>
          </table:table-cell>
          <table:table-cell office:value-type="float" office:value="0.8287529" calcext:value-type="float">
            <text:p>0.8287529</text:p>
          </table:table-cell>
          <table:table-cell office:value-type="float" office:value="360" calcext:value-type="float">
            <text:p>360</text:p>
          </table:table-cell>
          <table:table-cell office:value-type="float" office:value="-149.9795" calcext:value-type="float">
            <text:p>-149.9795</text:p>
          </table:table-cell>
          <table:table-cell office:value-type="float" office:value="0" calcext:value-type="float">
            <text:p>0</text:p>
          </table:table-cell>
          <table:table-cell office:value-type="float" office:value="209.9359" calcext:value-type="float">
            <text:p>209.9359</text:p>
          </table:table-cell>
          <table:table-cell office:value-type="float" office:value="275.6444" calcext:value-type="float">
            <text:p>275.6444</text:p>
          </table:table-cell>
          <table:table-cell office:value-type="float" office:value="904.196" calcext:value-type="float">
            <text:p>904.196</text:p>
          </table:table-cell>
          <table:table-cell office:value-type="float" office:value="886.517" calcext:value-type="float">
            <text:p>886.517</text:p>
          </table:table-cell>
          <table:table-cell office:value-type="float" office:value="880.8417" calcext:value-type="float">
            <text:p>880.8417</text:p>
          </table:table-cell>
          <table:table-cell office:value-type="float" office:value="894.6924" calcext:value-type="float">
            <text:p>894.6924</text:p>
          </table:table-cell>
          <table:table-cell office:value-type="float" office:value="327.8018" calcext:value-type="float">
            <text:p>327.8018</text:p>
          </table:table-cell>
          <table:table-cell office:value-type="float" office:value="444.3545" calcext:value-type="float">
            <text:p>444.3545</text:p>
          </table:table-cell>
          <table:table-cell office:value-type="float" office:value="383.5898" calcext:value-type="float">
            <text:p>383.5898</text:p>
          </table:table-cell>
          <table:table-cell office:value-type="float" office:value="323.9458" calcext:value-type="float">
            <text:p>323.94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9" calcext:value-type="float">
            <text:p>14101999</text:p>
          </table:table-cell>
          <table:table-cell office:value-type="float" office:value="65.60349" calcext:value-type="float">
            <text:p>65.60349</text:p>
          </table:table-cell>
          <table:table-cell office:value-type="float" office:value="5571.911" calcext:value-type="float">
            <text:p>5571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.0063" calcext:value-type="float">
            <text:p>-149.0063</text:p>
          </table:table-cell>
          <table:table-cell office:value-type="float" office:value="454.7242" calcext:value-type="float">
            <text:p>454.7242</text:p>
          </table:table-cell>
          <table:table-cell office:value-type="float" office:value="0" calcext:value-type="float">
            <text:p>0</text:p>
          </table:table-cell>
          <table:table-cell office:value-type="float" office:value="46.16765" calcext:value-type="float">
            <text:p>46.16765</text:p>
          </table:table-cell>
          <table:table-cell office:value-type="float" office:value="0.1024473" calcext:value-type="float">
            <text:p>0.1024473</text:p>
          </table:table-cell>
          <table:table-cell office:value-type="float" office:value="0.04098864" calcext:value-type="float">
            <text:p>0.04098864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069398" calcext:value-type="float">
            <text:p>0.4069398</text:p>
          </table:table-cell>
          <table:table-cell office:value-type="float" office:value="0.8384064" calcext:value-type="float">
            <text:p>0.8384064</text:p>
          </table:table-cell>
          <table:table-cell office:value-type="float" office:value="360" calcext:value-type="float">
            <text:p>360</text:p>
          </table:table-cell>
          <table:table-cell office:value-type="float" office:value="-150.2162" calcext:value-type="float">
            <text:p>-150.2162</text:p>
          </table:table-cell>
          <table:table-cell office:value-type="float" office:value="0" calcext:value-type="float">
            <text:p>0</text:p>
          </table:table-cell>
          <table:table-cell office:value-type="float" office:value="209.9366" calcext:value-type="float">
            <text:p>209.9366</text:p>
          </table:table-cell>
          <table:table-cell office:value-type="float" office:value="275.6245" calcext:value-type="float">
            <text:p>275.6245</text:p>
          </table:table-cell>
          <table:table-cell office:value-type="float" office:value="904.124" calcext:value-type="float">
            <text:p>904.124</text:p>
          </table:table-cell>
          <table:table-cell office:value-type="float" office:value="886.4447" calcext:value-type="float">
            <text:p>886.4447</text:p>
          </table:table-cell>
          <table:table-cell office:value-type="float" office:value="880.7952" calcext:value-type="float">
            <text:p>880.7952</text:p>
          </table:table-cell>
          <table:table-cell office:value-type="float" office:value="894.6504" calcext:value-type="float">
            <text:p>894.6504</text:p>
          </table:table-cell>
          <table:table-cell office:value-type="float" office:value="327.7908" calcext:value-type="float">
            <text:p>327.7908</text:p>
          </table:table-cell>
          <table:table-cell office:value-type="float" office:value="444.3429" calcext:value-type="float">
            <text:p>444.3429</text:p>
          </table:table-cell>
          <table:table-cell office:value-type="float" office:value="383.5819" calcext:value-type="float">
            <text:p>383.5819</text:p>
          </table:table-cell>
          <table:table-cell office:value-type="float" office:value="323.9392" calcext:value-type="float">
            <text:p>323.93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9" calcext:value-type="float">
            <text:p>15101999</text:p>
          </table:table-cell>
          <table:table-cell office:value-type="float" office:value="65.54775" calcext:value-type="float">
            <text:p>65.54775</text:p>
          </table:table-cell>
          <table:table-cell office:value-type="float" office:value="5571.706" calcext:value-type="float">
            <text:p>5571.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.2518" calcext:value-type="float">
            <text:p>-149.2518</text:p>
          </table:table-cell>
          <table:table-cell office:value-type="float" office:value="457.5493" calcext:value-type="float">
            <text:p>457.5493</text:p>
          </table:table-cell>
          <table:table-cell office:value-type="float" office:value="0" calcext:value-type="float">
            <text:p>0</text:p>
          </table:table-cell>
          <table:table-cell office:value-type="float" office:value="46.13078" calcext:value-type="float">
            <text:p>46.13078</text:p>
          </table:table-cell>
          <table:table-cell office:value-type="float" office:value="0.1018345" calcext:value-type="float">
            <text:p>0.1018345</text:p>
          </table:table-cell>
          <table:table-cell office:value-type="float" office:value="0.04114385" calcext:value-type="float">
            <text:p>0.04114385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088718" calcext:value-type="float">
            <text:p>0.4088718</text:p>
          </table:table-cell>
          <table:table-cell office:value-type="float" office:value="0.8455544" calcext:value-type="float">
            <text:p>0.8455544</text:p>
          </table:table-cell>
          <table:table-cell office:value-type="float" office:value="360" calcext:value-type="float">
            <text:p>360</text:p>
          </table:table-cell>
          <table:table-cell office:value-type="float" office:value="-150.4706" calcext:value-type="float">
            <text:p>-150.4706</text:p>
          </table:table-cell>
          <table:table-cell office:value-type="float" office:value="0" calcext:value-type="float">
            <text:p>0</text:p>
          </table:table-cell>
          <table:table-cell office:value-type="float" office:value="209.9366" calcext:value-type="float">
            <text:p>209.9366</text:p>
          </table:table-cell>
          <table:table-cell office:value-type="float" office:value="275.606" calcext:value-type="float">
            <text:p>275.606</text:p>
          </table:table-cell>
          <table:table-cell office:value-type="float" office:value="904.0608" calcext:value-type="float">
            <text:p>904.0608</text:p>
          </table:table-cell>
          <table:table-cell office:value-type="float" office:value="886.3804" calcext:value-type="float">
            <text:p>886.3804</text:p>
          </table:table-cell>
          <table:table-cell office:value-type="float" office:value="880.7559" calcext:value-type="float">
            <text:p>880.7559</text:p>
          </table:table-cell>
          <table:table-cell office:value-type="float" office:value="894.6118" calcext:value-type="float">
            <text:p>894.6118</text:p>
          </table:table-cell>
          <table:table-cell office:value-type="float" office:value="327.7805" calcext:value-type="float">
            <text:p>327.7805</text:p>
          </table:table-cell>
          <table:table-cell office:value-type="float" office:value="444.3315" calcext:value-type="float">
            <text:p>444.3315</text:p>
          </table:table-cell>
          <table:table-cell office:value-type="float" office:value="383.5741" calcext:value-type="float">
            <text:p>383.5741</text:p>
          </table:table-cell>
          <table:table-cell office:value-type="float" office:value="323.9326" calcext:value-type="float">
            <text:p>323.93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9" calcext:value-type="float">
            <text:p>16101999</text:p>
          </table:table-cell>
          <table:table-cell office:value-type="float" office:value="65.47211" calcext:value-type="float">
            <text:p>65.47211</text:p>
          </table:table-cell>
          <table:table-cell office:value-type="float" office:value="5571.465" calcext:value-type="float">
            <text:p>5571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.5443" calcext:value-type="float">
            <text:p>-149.5443</text:p>
          </table:table-cell>
          <table:table-cell office:value-type="float" office:value="459.2626" calcext:value-type="float">
            <text:p>459.2626</text:p>
          </table:table-cell>
          <table:table-cell office:value-type="float" office:value="0" calcext:value-type="float">
            <text:p>0</text:p>
          </table:table-cell>
          <table:table-cell office:value-type="float" office:value="46.08924" calcext:value-type="float">
            <text:p>46.08924</text:p>
          </table:table-cell>
          <table:table-cell office:value-type="float" office:value="0.1007948" calcext:value-type="float">
            <text:p>0.1007948</text:p>
          </table:table-cell>
          <table:table-cell office:value-type="float" office:value="0.04135905" calcext:value-type="float">
            <text:p>0.04135905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0418" calcext:value-type="float">
            <text:p>0.410418</text:p>
          </table:table-cell>
          <table:table-cell office:value-type="float" office:value="0.8504037" calcext:value-type="float">
            <text:p>0.8504037</text:p>
          </table:table-cell>
          <table:table-cell office:value-type="float" office:value="360" calcext:value-type="float">
            <text:p>360</text:p>
          </table:table-cell>
          <table:table-cell office:value-type="float" office:value="-150.7692" calcext:value-type="float">
            <text:p>-150.7692</text:p>
          </table:table-cell>
          <table:table-cell office:value-type="float" office:value="0" calcext:value-type="float">
            <text:p>0</text:p>
          </table:table-cell>
          <table:table-cell office:value-type="float" office:value="209.9331" calcext:value-type="float">
            <text:p>209.9331</text:p>
          </table:table-cell>
          <table:table-cell office:value-type="float" office:value="275.579" calcext:value-type="float">
            <text:p>275.579</text:p>
          </table:table-cell>
          <table:table-cell office:value-type="float" office:value="903.9766" calcext:value-type="float">
            <text:p>903.9766</text:p>
          </table:table-cell>
          <table:table-cell office:value-type="float" office:value="886.3035" calcext:value-type="float">
            <text:p>886.3035</text:p>
          </table:table-cell>
          <table:table-cell office:value-type="float" office:value="880.7101" calcext:value-type="float">
            <text:p>880.7101</text:p>
          </table:table-cell>
          <table:table-cell office:value-type="float" office:value="894.5701" calcext:value-type="float">
            <text:p>894.5701</text:p>
          </table:table-cell>
          <table:table-cell office:value-type="float" office:value="327.7697" calcext:value-type="float">
            <text:p>327.7697</text:p>
          </table:table-cell>
          <table:table-cell office:value-type="float" office:value="444.3203" calcext:value-type="float">
            <text:p>444.3203</text:p>
          </table:table-cell>
          <table:table-cell office:value-type="float" office:value="383.5667" calcext:value-type="float">
            <text:p>383.5667</text:p>
          </table:table-cell>
          <table:table-cell office:value-type="float" office:value="323.9261" calcext:value-type="float">
            <text:p>323.92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9" calcext:value-type="float">
            <text:p>17101999</text:p>
          </table:table-cell>
          <table:table-cell office:value-type="float" office:value="65.39547" calcext:value-type="float">
            <text:p>65.39547</text:p>
          </table:table-cell>
          <table:table-cell office:value-type="float" office:value="5571.203" calcext:value-type="float">
            <text:p>5571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.8596" calcext:value-type="float">
            <text:p>-149.8596</text:p>
          </table:table-cell>
          <table:table-cell office:value-type="float" office:value="461.2143" calcext:value-type="float">
            <text:p>461.2143</text:p>
          </table:table-cell>
          <table:table-cell office:value-type="float" office:value="0" calcext:value-type="float">
            <text:p>0</text:p>
          </table:table-cell>
          <table:table-cell office:value-type="float" office:value="46.04539" calcext:value-type="float">
            <text:p>46.04539</text:p>
          </table:table-cell>
          <table:table-cell office:value-type="float" office:value="0.09996088" calcext:value-type="float">
            <text:p>0.09996088</text:p>
          </table:table-cell>
          <table:table-cell office:value-type="float" office:value="0.04160404" calcext:value-type="float">
            <text:p>0.04160404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15288" calcext:value-type="float">
            <text:p>0.4115288</text:p>
          </table:table-cell>
          <table:table-cell office:value-type="float" office:value="0.8536325" calcext:value-type="float">
            <text:p>0.8536325</text:p>
          </table:table-cell>
          <table:table-cell office:value-type="float" office:value="360" calcext:value-type="float">
            <text:p>360</text:p>
          </table:table-cell>
          <table:table-cell office:value-type="float" office:value="-151.0886" calcext:value-type="float">
            <text:p>-151.0886</text:p>
          </table:table-cell>
          <table:table-cell office:value-type="float" office:value="0" calcext:value-type="float">
            <text:p>0</text:p>
          </table:table-cell>
          <table:table-cell office:value-type="float" office:value="209.9327" calcext:value-type="float">
            <text:p>209.9327</text:p>
          </table:table-cell>
          <table:table-cell office:value-type="float" office:value="275.5531" calcext:value-type="float">
            <text:p>275.5531</text:p>
          </table:table-cell>
          <table:table-cell office:value-type="float" office:value="903.8856" calcext:value-type="float">
            <text:p>903.8856</text:p>
          </table:table-cell>
          <table:table-cell office:value-type="float" office:value="886.2209" calcext:value-type="float">
            <text:p>886.2209</text:p>
          </table:table-cell>
          <table:table-cell office:value-type="float" office:value="880.6562" calcext:value-type="float">
            <text:p>880.6562</text:p>
          </table:table-cell>
          <table:table-cell office:value-type="float" office:value="894.5243" calcext:value-type="float">
            <text:p>894.5243</text:p>
          </table:table-cell>
          <table:table-cell office:value-type="float" office:value="327.7566" calcext:value-type="float">
            <text:p>327.7566</text:p>
          </table:table-cell>
          <table:table-cell office:value-type="float" office:value="444.3087" calcext:value-type="float">
            <text:p>444.3087</text:p>
          </table:table-cell>
          <table:table-cell office:value-type="float" office:value="383.5594" calcext:value-type="float">
            <text:p>383.5594</text:p>
          </table:table-cell>
          <table:table-cell office:value-type="float" office:value="323.9196" calcext:value-type="float">
            <text:p>323.91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9" calcext:value-type="float">
            <text:p>18101999</text:p>
          </table:table-cell>
          <table:table-cell office:value-type="float" office:value="65.33726" calcext:value-type="float">
            <text:p>65.33726</text:p>
          </table:table-cell>
          <table:table-cell office:value-type="float" office:value="5570.984" calcext:value-type="float">
            <text:p>5570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123" calcext:value-type="float">
            <text:p>-150.123</text:p>
          </table:table-cell>
          <table:table-cell office:value-type="float" office:value="463.4666" calcext:value-type="float">
            <text:p>463.4666</text:p>
          </table:table-cell>
          <table:table-cell office:value-type="float" office:value="0" calcext:value-type="float">
            <text:p>0</text:p>
          </table:table-cell>
          <table:table-cell office:value-type="float" office:value="46.00279" calcext:value-type="float">
            <text:p>46.00279</text:p>
          </table:table-cell>
          <table:table-cell office:value-type="float" office:value="0.09939241" calcext:value-type="float">
            <text:p>0.09939241</text:p>
          </table:table-cell>
          <table:table-cell office:value-type="float" office:value="0.04186982" calcext:value-type="float">
            <text:p>0.04186982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23934" calcext:value-type="float">
            <text:p>0.4123934</text:p>
          </table:table-cell>
          <table:table-cell office:value-type="float" office:value="0.8560255" calcext:value-type="float">
            <text:p>0.8560255</text:p>
          </table:table-cell>
          <table:table-cell office:value-type="float" office:value="360" calcext:value-type="float">
            <text:p>360</text:p>
          </table:table-cell>
          <table:table-cell office:value-type="float" office:value="-151.355" calcext:value-type="float">
            <text:p>-151.355</text:p>
          </table:table-cell>
          <table:table-cell office:value-type="float" office:value="0" calcext:value-type="float">
            <text:p>0</text:p>
          </table:table-cell>
          <table:table-cell office:value-type="float" office:value="209.9331" calcext:value-type="float">
            <text:p>209.9331</text:p>
          </table:table-cell>
          <table:table-cell office:value-type="float" office:value="275.5343" calcext:value-type="float">
            <text:p>275.5343</text:p>
          </table:table-cell>
          <table:table-cell office:value-type="float" office:value="903.8187" calcext:value-type="float">
            <text:p>903.8187</text:p>
          </table:table-cell>
          <table:table-cell office:value-type="float" office:value="886.1522" calcext:value-type="float">
            <text:p>886.1522</text:p>
          </table:table-cell>
          <table:table-cell office:value-type="float" office:value="880.6107" calcext:value-type="float">
            <text:p>880.6107</text:p>
          </table:table-cell>
          <table:table-cell office:value-type="float" office:value="894.4833" calcext:value-type="float">
            <text:p>894.4833</text:p>
          </table:table-cell>
          <table:table-cell office:value-type="float" office:value="327.7456" calcext:value-type="float">
            <text:p>327.7456</text:p>
          </table:table-cell>
          <table:table-cell office:value-type="float" office:value="444.2971" calcext:value-type="float">
            <text:p>444.2971</text:p>
          </table:table-cell>
          <table:table-cell office:value-type="float" office:value="383.5522" calcext:value-type="float">
            <text:p>383.5522</text:p>
          </table:table-cell>
          <table:table-cell office:value-type="float" office:value="323.9132" calcext:value-type="float">
            <text:p>323.91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9" calcext:value-type="float">
            <text:p>19101999</text:p>
          </table:table-cell>
          <table:table-cell office:value-type="float" office:value="65.2952" calcext:value-type="float">
            <text:p>65.2952</text:p>
          </table:table-cell>
          <table:table-cell office:value-type="float" office:value="5570.807" calcext:value-type="float">
            <text:p>5570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3418" calcext:value-type="float">
            <text:p>-150.3418</text:p>
          </table:table-cell>
          <table:table-cell office:value-type="float" office:value="464.3251" calcext:value-type="float">
            <text:p>464.3251</text:p>
          </table:table-cell>
          <table:table-cell office:value-type="float" office:value="0" calcext:value-type="float">
            <text:p>0</text:p>
          </table:table-cell>
          <table:table-cell office:value-type="float" office:value="45.95938" calcext:value-type="float">
            <text:p>45.95938</text:p>
          </table:table-cell>
          <table:table-cell office:value-type="float" office:value="0.09893215" calcext:value-type="float">
            <text:p>0.09893215</text:p>
          </table:table-cell>
          <table:table-cell office:value-type="float" office:value="0.04216324" calcext:value-type="float">
            <text:p>0.04216324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30366" calcext:value-type="float">
            <text:p>0.4130366</text:p>
          </table:table-cell>
          <table:table-cell office:value-type="float" office:value="0.8577518" calcext:value-type="float">
            <text:p>0.8577518</text:p>
          </table:table-cell>
          <table:table-cell office:value-type="float" office:value="360" calcext:value-type="float">
            <text:p>360</text:p>
          </table:table-cell>
          <table:table-cell office:value-type="float" office:value="-151.5759" calcext:value-type="float">
            <text:p>-151.5759</text:p>
          </table:table-cell>
          <table:table-cell office:value-type="float" office:value="0" calcext:value-type="float">
            <text:p>0</text:p>
          </table:table-cell>
          <table:table-cell office:value-type="float" office:value="209.9363" calcext:value-type="float">
            <text:p>209.9363</text:p>
          </table:table-cell>
          <table:table-cell office:value-type="float" office:value="275.5197" calcext:value-type="float">
            <text:p>275.5197</text:p>
          </table:table-cell>
          <table:table-cell office:value-type="float" office:value="903.7688" calcext:value-type="float">
            <text:p>903.7688</text:p>
          </table:table-cell>
          <table:table-cell office:value-type="float" office:value="886.0969" calcext:value-type="float">
            <text:p>886.0969</text:p>
          </table:table-cell>
          <table:table-cell office:value-type="float" office:value="880.5778" calcext:value-type="float">
            <text:p>880.5778</text:p>
          </table:table-cell>
          <table:table-cell office:value-type="float" office:value="894.449" calcext:value-type="float">
            <text:p>894.449</text:p>
          </table:table-cell>
          <table:table-cell office:value-type="float" office:value="327.7361" calcext:value-type="float">
            <text:p>327.7361</text:p>
          </table:table-cell>
          <table:table-cell office:value-type="float" office:value="444.2862" calcext:value-type="float">
            <text:p>444.2862</text:p>
          </table:table-cell>
          <table:table-cell office:value-type="float" office:value="383.545" calcext:value-type="float">
            <text:p>383.545</text:p>
          </table:table-cell>
          <table:table-cell office:value-type="float" office:value="323.9068" calcext:value-type="float">
            <text:p>323.90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9" calcext:value-type="float">
            <text:p>20101999</text:p>
          </table:table-cell>
          <table:table-cell office:value-type="float" office:value="65.24957" calcext:value-type="float">
            <text:p>65.24957</text:p>
          </table:table-cell>
          <table:table-cell office:value-type="float" office:value="5570.624" calcext:value-type="float">
            <text:p>5570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5571" calcext:value-type="float">
            <text:p>-150.5571</text:p>
          </table:table-cell>
          <table:table-cell office:value-type="float" office:value="464.6099" calcext:value-type="float">
            <text:p>464.6099</text:p>
          </table:table-cell>
          <table:table-cell office:value-type="float" office:value="0" calcext:value-type="float">
            <text:p>0</text:p>
          </table:table-cell>
          <table:table-cell office:value-type="float" office:value="45.91402" calcext:value-type="float">
            <text:p>45.91402</text:p>
          </table:table-cell>
          <table:table-cell office:value-type="float" office:value="0.09833739" calcext:value-type="float">
            <text:p>0.09833739</text:p>
          </table:table-cell>
          <table:table-cell office:value-type="float" office:value="0.04245548" calcext:value-type="float">
            <text:p>0.04245548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35908" calcext:value-type="float">
            <text:p>0.4135908</text:p>
          </table:table-cell>
          <table:table-cell office:value-type="float" office:value="0.8591675" calcext:value-type="float">
            <text:p>0.8591675</text:p>
          </table:table-cell>
          <table:table-cell office:value-type="float" office:value="360" calcext:value-type="float">
            <text:p>360</text:p>
          </table:table-cell>
          <table:table-cell office:value-type="float" office:value="-151.7929" calcext:value-type="float">
            <text:p>-151.7929</text:p>
          </table:table-cell>
          <table:table-cell office:value-type="float" office:value="0" calcext:value-type="float">
            <text:p>0</text:p>
          </table:table-cell>
          <table:table-cell office:value-type="float" office:value="209.9394" calcext:value-type="float">
            <text:p>209.9394</text:p>
          </table:table-cell>
          <table:table-cell office:value-type="float" office:value="275.5029" calcext:value-type="float">
            <text:p>275.5029</text:p>
          </table:table-cell>
          <table:table-cell office:value-type="float" office:value="903.7133" calcext:value-type="float">
            <text:p>903.7133</text:p>
          </table:table-cell>
          <table:table-cell office:value-type="float" office:value="886.0368" calcext:value-type="float">
            <text:p>886.0368</text:p>
          </table:table-cell>
          <table:table-cell office:value-type="float" office:value="880.5438" calcext:value-type="float">
            <text:p>880.5438</text:p>
          </table:table-cell>
          <table:table-cell office:value-type="float" office:value="894.4162" calcext:value-type="float">
            <text:p>894.4162</text:p>
          </table:table-cell>
          <table:table-cell office:value-type="float" office:value="327.7268" calcext:value-type="float">
            <text:p>327.7268</text:p>
          </table:table-cell>
          <table:table-cell office:value-type="float" office:value="444.2757" calcext:value-type="float">
            <text:p>444.2757</text:p>
          </table:table-cell>
          <table:table-cell office:value-type="float" office:value="383.538" calcext:value-type="float">
            <text:p>383.538</text:p>
          </table:table-cell>
          <table:table-cell office:value-type="float" office:value="323.9005" calcext:value-type="float">
            <text:p>323.90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9" calcext:value-type="float">
            <text:p>21101999</text:p>
          </table:table-cell>
          <table:table-cell office:value-type="float" office:value="65.20092" calcext:value-type="float">
            <text:p>65.20092</text:p>
          </table:table-cell>
          <table:table-cell office:value-type="float" office:value="5570.423" calcext:value-type="float">
            <text:p>5570.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7833" calcext:value-type="float">
            <text:p>-150.7833</text:p>
          </table:table-cell>
          <table:table-cell office:value-type="float" office:value="464.9249" calcext:value-type="float">
            <text:p>464.9249</text:p>
          </table:table-cell>
          <table:table-cell office:value-type="float" office:value="0" calcext:value-type="float">
            <text:p>0</text:p>
          </table:table-cell>
          <table:table-cell office:value-type="float" office:value="45.86197" calcext:value-type="float">
            <text:p>45.86197</text:p>
          </table:table-cell>
          <table:table-cell office:value-type="float" office:value="0.09763703" calcext:value-type="float">
            <text:p>0.09763703</text:p>
          </table:table-cell>
          <table:table-cell office:value-type="float" office:value="0.04274525" calcext:value-type="float">
            <text:p>0.04274525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40889" calcext:value-type="float">
            <text:p>0.4140889</text:p>
          </table:table-cell>
          <table:table-cell office:value-type="float" office:value="0.8603908" calcext:value-type="float">
            <text:p>0.8603908</text:p>
          </table:table-cell>
          <table:table-cell office:value-type="float" office:value="360" calcext:value-type="float">
            <text:p>360</text:p>
          </table:table-cell>
          <table:table-cell office:value-type="float" office:value="-152.0206" calcext:value-type="float">
            <text:p>-152.0206</text:p>
          </table:table-cell>
          <table:table-cell office:value-type="float" office:value="0" calcext:value-type="float">
            <text:p>0</text:p>
          </table:table-cell>
          <table:table-cell office:value-type="float" office:value="209.9437" calcext:value-type="float">
            <text:p>209.9437</text:p>
          </table:table-cell>
          <table:table-cell office:value-type="float" office:value="275.4833" calcext:value-type="float">
            <text:p>275.4833</text:p>
          </table:table-cell>
          <table:table-cell office:value-type="float" office:value="903.6502" calcext:value-type="float">
            <text:p>903.6502</text:p>
          </table:table-cell>
          <table:table-cell office:value-type="float" office:value="885.9722" calcext:value-type="float">
            <text:p>885.9722</text:p>
          </table:table-cell>
          <table:table-cell office:value-type="float" office:value="880.5073" calcext:value-type="float">
            <text:p>880.5073</text:p>
          </table:table-cell>
          <table:table-cell office:value-type="float" office:value="894.3813" calcext:value-type="float">
            <text:p>894.3813</text:p>
          </table:table-cell>
          <table:table-cell office:value-type="float" office:value="327.7176" calcext:value-type="float">
            <text:p>327.7176</text:p>
          </table:table-cell>
          <table:table-cell office:value-type="float" office:value="444.2654" calcext:value-type="float">
            <text:p>444.2654</text:p>
          </table:table-cell>
          <table:table-cell office:value-type="float" office:value="383.531" calcext:value-type="float">
            <text:p>383.531</text:p>
          </table:table-cell>
          <table:table-cell office:value-type="float" office:value="323.8942" calcext:value-type="float">
            <text:p>323.89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9" calcext:value-type="float">
            <text:p>22101999</text:p>
          </table:table-cell>
          <table:table-cell office:value-type="float" office:value="65.15234" calcext:value-type="float">
            <text:p>65.15234</text:p>
          </table:table-cell>
          <table:table-cell office:value-type="float" office:value="5570.228" calcext:value-type="float">
            <text:p>5570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0051" calcext:value-type="float">
            <text:p>-151.0051</text:p>
          </table:table-cell>
          <table:table-cell office:value-type="float" office:value="465.3883" calcext:value-type="float">
            <text:p>465.3883</text:p>
          </table:table-cell>
          <table:table-cell office:value-type="float" office:value="0" calcext:value-type="float">
            <text:p>0</text:p>
          </table:table-cell>
          <table:table-cell office:value-type="float" office:value="45.81391" calcext:value-type="float">
            <text:p>45.81391</text:p>
          </table:table-cell>
          <table:table-cell office:value-type="float" office:value="0.09708925" calcext:value-type="float">
            <text:p>0.09708925</text:p>
          </table:table-cell>
          <table:table-cell office:value-type="float" office:value="0.043034" calcext:value-type="float">
            <text:p>0.043034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45513" calcext:value-type="float">
            <text:p>0.4145513</text:p>
          </table:table-cell>
          <table:table-cell office:value-type="float" office:value="0.8615066" calcext:value-type="float">
            <text:p>0.8615066</text:p>
          </table:table-cell>
          <table:table-cell office:value-type="float" office:value="360" calcext:value-type="float">
            <text:p>360</text:p>
          </table:table-cell>
          <table:table-cell office:value-type="float" office:value="-152.2436" calcext:value-type="float">
            <text:p>-152.2436</text:p>
          </table:table-cell>
          <table:table-cell office:value-type="float" office:value="0" calcext:value-type="float">
            <text:p>0</text:p>
          </table:table-cell>
          <table:table-cell office:value-type="float" office:value="209.9472" calcext:value-type="float">
            <text:p>209.9472</text:p>
          </table:table-cell>
          <table:table-cell office:value-type="float" office:value="275.4656" calcext:value-type="float">
            <text:p>275.4656</text:p>
          </table:table-cell>
          <table:table-cell office:value-type="float" office:value="903.5899" calcext:value-type="float">
            <text:p>903.5899</text:p>
          </table:table-cell>
          <table:table-cell office:value-type="float" office:value="885.9106" calcext:value-type="float">
            <text:p>885.9106</text:p>
          </table:table-cell>
          <table:table-cell office:value-type="float" office:value="880.4705" calcext:value-type="float">
            <text:p>880.4705</text:p>
          </table:table-cell>
          <table:table-cell office:value-type="float" office:value="894.3439" calcext:value-type="float">
            <text:p>894.3439</text:p>
          </table:table-cell>
          <table:table-cell office:value-type="float" office:value="327.7081" calcext:value-type="float">
            <text:p>327.7081</text:p>
          </table:table-cell>
          <table:table-cell office:value-type="float" office:value="444.2549" calcext:value-type="float">
            <text:p>444.2549</text:p>
          </table:table-cell>
          <table:table-cell office:value-type="float" office:value="383.5241" calcext:value-type="float">
            <text:p>383.5241</text:p>
          </table:table-cell>
          <table:table-cell office:value-type="float" office:value="323.8879" calcext:value-type="float">
            <text:p>323.887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9" calcext:value-type="float">
            <text:p>23101999</text:p>
          </table:table-cell>
          <table:table-cell office:value-type="float" office:value="65.10602" calcext:value-type="float">
            <text:p>65.10602</text:p>
          </table:table-cell>
          <table:table-cell office:value-type="float" office:value="5570.059" calcext:value-type="float">
            <text:p>557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1897" calcext:value-type="float">
            <text:p>-151.1897</text:p>
          </table:table-cell>
          <table:table-cell office:value-type="float" office:value="466.105" calcext:value-type="float">
            <text:p>466.105</text:p>
          </table:table-cell>
          <table:table-cell office:value-type="float" office:value="0" calcext:value-type="float">
            <text:p>0</text:p>
          </table:table-cell>
          <table:table-cell office:value-type="float" office:value="45.7709" calcext:value-type="float">
            <text:p>45.7709</text:p>
          </table:table-cell>
          <table:table-cell office:value-type="float" office:value="0.09660254" calcext:value-type="float">
            <text:p>0.09660254</text:p>
          </table:table-cell>
          <table:table-cell office:value-type="float" office:value="0.04330103" calcext:value-type="float">
            <text:p>0.04330103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50585" calcext:value-type="float">
            <text:p>0.4150585</text:p>
          </table:table-cell>
          <table:table-cell office:value-type="float" office:value="0.8627247" calcext:value-type="float">
            <text:p>0.8627247</text:p>
          </table:table-cell>
          <table:table-cell office:value-type="float" office:value="360" calcext:value-type="float">
            <text:p>360</text:p>
          </table:table-cell>
          <table:table-cell office:value-type="float" office:value="-152.4296" calcext:value-type="float">
            <text:p>-152.4296</text:p>
          </table:table-cell>
          <table:table-cell office:value-type="float" office:value="0" calcext:value-type="float">
            <text:p>0</text:p>
          </table:table-cell>
          <table:table-cell office:value-type="float" office:value="209.9467" calcext:value-type="float">
            <text:p>209.9467</text:p>
          </table:table-cell>
          <table:table-cell office:value-type="float" office:value="275.4503" calcext:value-type="float">
            <text:p>275.4503</text:p>
          </table:table-cell>
          <table:table-cell office:value-type="float" office:value="903.5399" calcext:value-type="float">
            <text:p>903.5399</text:p>
          </table:table-cell>
          <table:table-cell office:value-type="float" office:value="885.8544" calcext:value-type="float">
            <text:p>885.8544</text:p>
          </table:table-cell>
          <table:table-cell office:value-type="float" office:value="880.4385" calcext:value-type="float">
            <text:p>880.4385</text:p>
          </table:table-cell>
          <table:table-cell office:value-type="float" office:value="894.3123" calcext:value-type="float">
            <text:p>894.3123</text:p>
          </table:table-cell>
          <table:table-cell office:value-type="float" office:value="327.699" calcext:value-type="float">
            <text:p>327.699</text:p>
          </table:table-cell>
          <table:table-cell office:value-type="float" office:value="444.2447" calcext:value-type="float">
            <text:p>444.2447</text:p>
          </table:table-cell>
          <table:table-cell office:value-type="float" office:value="383.5173" calcext:value-type="float">
            <text:p>383.5173</text:p>
          </table:table-cell>
          <table:table-cell office:value-type="float" office:value="323.8843" calcext:value-type="float">
            <text:p>323.88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9" calcext:value-type="float">
            <text:p>24101999</text:p>
          </table:table-cell>
          <table:table-cell office:value-type="float" office:value="65.06281" calcext:value-type="float">
            <text:p>65.06281</text:p>
          </table:table-cell>
          <table:table-cell office:value-type="float" office:value="5569.9" calcext:value-type="float">
            <text:p>55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384" calcext:value-type="float">
            <text:p>-151.384</text:p>
          </table:table-cell>
          <table:table-cell office:value-type="float" office:value="467.1118" calcext:value-type="float">
            <text:p>467.1118</text:p>
          </table:table-cell>
          <table:table-cell office:value-type="float" office:value="0" calcext:value-type="float">
            <text:p>0</text:p>
          </table:table-cell>
          <table:table-cell office:value-type="float" office:value="45.73115" calcext:value-type="float">
            <text:p>45.73115</text:p>
          </table:table-cell>
          <table:table-cell office:value-type="float" office:value="0.09616814" calcext:value-type="float">
            <text:p>0.09616814</text:p>
          </table:table-cell>
          <table:table-cell office:value-type="float" office:value="0.0435485" calcext:value-type="float">
            <text:p>0.0435485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59853" calcext:value-type="float">
            <text:p>0.4159853</text:p>
          </table:table-cell>
          <table:table-cell office:value-type="float" office:value="0.8649905" calcext:value-type="float">
            <text:p>0.8649905</text:p>
          </table:table-cell>
          <table:table-cell office:value-type="float" office:value="360" calcext:value-type="float">
            <text:p>360</text:p>
          </table:table-cell>
          <table:table-cell office:value-type="float" office:value="-152.627" calcext:value-type="float">
            <text:p>-152.627</text:p>
          </table:table-cell>
          <table:table-cell office:value-type="float" office:value="0" calcext:value-type="float">
            <text:p>0</text:p>
          </table:table-cell>
          <table:table-cell office:value-type="float" office:value="209.947" calcext:value-type="float">
            <text:p>209.947</text:p>
          </table:table-cell>
          <table:table-cell office:value-type="float" office:value="275.4364" calcext:value-type="float">
            <text:p>275.4364</text:p>
          </table:table-cell>
          <table:table-cell office:value-type="float" office:value="903.4922" calcext:value-type="float">
            <text:p>903.4922</text:p>
          </table:table-cell>
          <table:table-cell office:value-type="float" office:value="885.8021" calcext:value-type="float">
            <text:p>885.8021</text:p>
          </table:table-cell>
          <table:table-cell office:value-type="float" office:value="880.4086" calcext:value-type="float">
            <text:p>880.4086</text:p>
          </table:table-cell>
          <table:table-cell office:value-type="float" office:value="894.2836" calcext:value-type="float">
            <text:p>894.2836</text:p>
          </table:table-cell>
          <table:table-cell office:value-type="float" office:value="327.69" calcext:value-type="float">
            <text:p>327.69</text:p>
          </table:table-cell>
          <table:table-cell office:value-type="float" office:value="444.235" calcext:value-type="float">
            <text:p>444.235</text:p>
          </table:table-cell>
          <table:table-cell office:value-type="float" office:value="383.5105" calcext:value-type="float">
            <text:p>383.5105</text:p>
          </table:table-cell>
          <table:table-cell office:value-type="float" office:value="323.8811" calcext:value-type="float">
            <text:p>323.88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9" calcext:value-type="float">
            <text:p>25101999</text:p>
          </table:table-cell>
          <table:table-cell office:value-type="float" office:value="65.02972" calcext:value-type="float">
            <text:p>65.02972</text:p>
          </table:table-cell>
          <table:table-cell office:value-type="float" office:value="5569.771" calcext:value-type="float">
            <text:p>5569.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5464" calcext:value-type="float">
            <text:p>-151.5464</text:p>
          </table:table-cell>
          <table:table-cell office:value-type="float" office:value="468.0109" calcext:value-type="float">
            <text:p>468.0109</text:p>
          </table:table-cell>
          <table:table-cell office:value-type="float" office:value="0" calcext:value-type="float">
            <text:p>0</text:p>
          </table:table-cell>
          <table:table-cell office:value-type="float" office:value="45.69318" calcext:value-type="float">
            <text:p>45.69318</text:p>
          </table:table-cell>
          <table:table-cell office:value-type="float" office:value="0.09584592" calcext:value-type="float">
            <text:p>0.09584592</text:p>
          </table:table-cell>
          <table:table-cell office:value-type="float" office:value="0.0438313" calcext:value-type="float">
            <text:p>0.0438313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65477" calcext:value-type="float">
            <text:p>0.4165477</text:p>
          </table:table-cell>
          <table:table-cell office:value-type="float" office:value="0.8664073" calcext:value-type="float">
            <text:p>0.8664073</text:p>
          </table:table-cell>
          <table:table-cell office:value-type="float" office:value="360" calcext:value-type="float">
            <text:p>360</text:p>
          </table:table-cell>
          <table:table-cell office:value-type="float" office:value="-152.791" calcext:value-type="float">
            <text:p>-152.791</text:p>
          </table:table-cell>
          <table:table-cell office:value-type="float" office:value="0" calcext:value-type="float">
            <text:p>0</text:p>
          </table:table-cell>
          <table:table-cell office:value-type="float" office:value="209.9482" calcext:value-type="float">
            <text:p>209.9482</text:p>
          </table:table-cell>
          <table:table-cell office:value-type="float" office:value="275.426" calcext:value-type="float">
            <text:p>275.426</text:p>
          </table:table-cell>
          <table:table-cell office:value-type="float" office:value="903.4533" calcext:value-type="float">
            <text:p>903.4533</text:p>
          </table:table-cell>
          <table:table-cell office:value-type="float" office:value="885.7652" calcext:value-type="float">
            <text:p>885.7652</text:p>
          </table:table-cell>
          <table:table-cell office:value-type="float" office:value="880.3833" calcext:value-type="float">
            <text:p>880.3833</text:p>
          </table:table-cell>
          <table:table-cell office:value-type="float" office:value="894.2587" calcext:value-type="float">
            <text:p>894.2587</text:p>
          </table:table-cell>
          <table:table-cell office:value-type="float" office:value="327.683" calcext:value-type="float">
            <text:p>327.683</text:p>
          </table:table-cell>
          <table:table-cell office:value-type="float" office:value="444.226" calcext:value-type="float">
            <text:p>444.226</text:p>
          </table:table-cell>
          <table:table-cell office:value-type="float" office:value="383.5038" calcext:value-type="float">
            <text:p>383.5038</text:p>
          </table:table-cell>
          <table:table-cell office:value-type="float" office:value="323.8779" calcext:value-type="float">
            <text:p>323.877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9" calcext:value-type="float">
            <text:p>26101999</text:p>
          </table:table-cell>
          <table:table-cell office:value-type="float" office:value="64.9854" calcext:value-type="float">
            <text:p>64.9854</text:p>
          </table:table-cell>
          <table:table-cell office:value-type="float" office:value="5569.623" calcext:value-type="float">
            <text:p>5569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7217" calcext:value-type="float">
            <text:p>-151.7217</text:p>
          </table:table-cell>
          <table:table-cell office:value-type="float" office:value="468.2223" calcext:value-type="float">
            <text:p>468.2223</text:p>
          </table:table-cell>
          <table:table-cell office:value-type="float" office:value="0" calcext:value-type="float">
            <text:p>0</text:p>
          </table:table-cell>
          <table:table-cell office:value-type="float" office:value="45.65376" calcext:value-type="float">
            <text:p>45.65376</text:p>
          </table:table-cell>
          <table:table-cell office:value-type="float" office:value="0.0952866" calcext:value-type="float">
            <text:p>0.0952866</text:p>
          </table:table-cell>
          <table:table-cell office:value-type="float" office:value="0.04411244" calcext:value-type="float">
            <text:p>0.04411244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70028" calcext:value-type="float">
            <text:p>0.4170028</text:p>
          </table:table-cell>
          <table:table-cell office:value-type="float" office:value="0.8675238" calcext:value-type="float">
            <text:p>0.8675238</text:p>
          </table:table-cell>
          <table:table-cell office:value-type="float" office:value="360" calcext:value-type="float">
            <text:p>360</text:p>
          </table:table-cell>
          <table:table-cell office:value-type="float" office:value="-152.9676" calcext:value-type="float">
            <text:p>-152.9676</text:p>
          </table:table-cell>
          <table:table-cell office:value-type="float" office:value="0" calcext:value-type="float">
            <text:p>0</text:p>
          </table:table-cell>
          <table:table-cell office:value-type="float" office:value="209.9459" calcext:value-type="float">
            <text:p>209.9459</text:p>
          </table:table-cell>
          <table:table-cell office:value-type="float" office:value="275.4111" calcext:value-type="float">
            <text:p>275.4111</text:p>
          </table:table-cell>
          <table:table-cell office:value-type="float" office:value="903.4047" calcext:value-type="float">
            <text:p>903.4047</text:p>
          </table:table-cell>
          <table:table-cell office:value-type="float" office:value="885.7188" calcext:value-type="float">
            <text:p>885.7188</text:p>
          </table:table-cell>
          <table:table-cell office:value-type="float" office:value="880.3554" calcext:value-type="float">
            <text:p>880.3554</text:p>
          </table:table-cell>
          <table:table-cell office:value-type="float" office:value="894.2331" calcext:value-type="float">
            <text:p>894.2331</text:p>
          </table:table-cell>
          <table:table-cell office:value-type="float" office:value="327.6759" calcext:value-type="float">
            <text:p>327.6759</text:p>
          </table:table-cell>
          <table:table-cell office:value-type="float" office:value="444.2173" calcext:value-type="float">
            <text:p>444.2173</text:p>
          </table:table-cell>
          <table:table-cell office:value-type="float" office:value="383.4972" calcext:value-type="float">
            <text:p>383.4972</text:p>
          </table:table-cell>
          <table:table-cell office:value-type="float" office:value="323.8748" calcext:value-type="float">
            <text:p>323.87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9" calcext:value-type="float">
            <text:p>27101999</text:p>
          </table:table-cell>
          <table:table-cell office:value-type="float" office:value="64.94588" calcext:value-type="float">
            <text:p>64.94588</text:p>
          </table:table-cell>
          <table:table-cell office:value-type="float" office:value="5569.479" calcext:value-type="float">
            <text:p>5569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8983" calcext:value-type="float">
            <text:p>-151.8983</text:p>
          </table:table-cell>
          <table:table-cell office:value-type="float" office:value="468.9325" calcext:value-type="float">
            <text:p>468.9325</text:p>
          </table:table-cell>
          <table:table-cell office:value-type="float" office:value="0" calcext:value-type="float">
            <text:p>0</text:p>
          </table:table-cell>
          <table:table-cell office:value-type="float" office:value="45.6137" calcext:value-type="float">
            <text:p>45.6137</text:p>
          </table:table-cell>
          <table:table-cell office:value-type="float" office:value="0.09485645" calcext:value-type="float">
            <text:p>0.09485645</text:p>
          </table:table-cell>
          <table:table-cell office:value-type="float" office:value="0.04440171" calcext:value-type="float">
            <text:p>0.04440171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74754" calcext:value-type="float">
            <text:p>0.4174754</text:p>
          </table:table-cell>
          <table:table-cell office:value-type="float" office:value="0.8686616" calcext:value-type="float">
            <text:p>0.8686616</text:p>
          </table:table-cell>
          <table:table-cell office:value-type="float" office:value="360" calcext:value-type="float">
            <text:p>360</text:p>
          </table:table-cell>
          <table:table-cell office:value-type="float" office:value="-153.1456" calcext:value-type="float">
            <text:p>-153.1456</text:p>
          </table:table-cell>
          <table:table-cell office:value-type="float" office:value="0" calcext:value-type="float">
            <text:p>0</text:p>
          </table:table-cell>
          <table:table-cell office:value-type="float" office:value="209.9461" calcext:value-type="float">
            <text:p>209.9461</text:p>
          </table:table-cell>
          <table:table-cell office:value-type="float" office:value="275.3981" calcext:value-type="float">
            <text:p>275.3981</text:p>
          </table:table-cell>
          <table:table-cell office:value-type="float" office:value="903.3603" calcext:value-type="float">
            <text:p>903.3603</text:p>
          </table:table-cell>
          <table:table-cell office:value-type="float" office:value="885.6727" calcext:value-type="float">
            <text:p>885.6727</text:p>
          </table:table-cell>
          <table:table-cell office:value-type="float" office:value="880.3279" calcext:value-type="float">
            <text:p>880.3279</text:p>
          </table:table-cell>
          <table:table-cell office:value-type="float" office:value="894.2066" calcext:value-type="float">
            <text:p>894.2066</text:p>
          </table:table-cell>
          <table:table-cell office:value-type="float" office:value="327.6682" calcext:value-type="float">
            <text:p>327.6682</text:p>
          </table:table-cell>
          <table:table-cell office:value-type="float" office:value="444.2085" calcext:value-type="float">
            <text:p>444.2085</text:p>
          </table:table-cell>
          <table:table-cell office:value-type="float" office:value="383.4907" calcext:value-type="float">
            <text:p>383.4907</text:p>
          </table:table-cell>
          <table:table-cell office:value-type="float" office:value="323.8719" calcext:value-type="float">
            <text:p>323.87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9" calcext:value-type="float">
            <text:p>28101999</text:p>
          </table:table-cell>
          <table:table-cell office:value-type="float" office:value="64.90961" calcext:value-type="float">
            <text:p>64.90961</text:p>
          </table:table-cell>
          <table:table-cell office:value-type="float" office:value="5569.345" calcext:value-type="float">
            <text:p>5569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0631" calcext:value-type="float">
            <text:p>-152.0631</text:p>
          </table:table-cell>
          <table:table-cell office:value-type="float" office:value="468.6984" calcext:value-type="float">
            <text:p>468.6984</text:p>
          </table:table-cell>
          <table:table-cell office:value-type="float" office:value="0" calcext:value-type="float">
            <text:p>0</text:p>
          </table:table-cell>
          <table:table-cell office:value-type="float" office:value="45.57073" calcext:value-type="float">
            <text:p>45.57073</text:p>
          </table:table-cell>
          <table:table-cell office:value-type="float" office:value="0.09436236" calcext:value-type="float">
            <text:p>0.09436236</text:p>
          </table:table-cell>
          <table:table-cell office:value-type="float" office:value="0.04469259" calcext:value-type="float">
            <text:p>0.04469259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78984" calcext:value-type="float">
            <text:p>0.4178984</text:p>
          </table:table-cell>
          <table:table-cell office:value-type="float" office:value="0.8696975" calcext:value-type="float">
            <text:p>0.8696975</text:p>
          </table:table-cell>
          <table:table-cell office:value-type="float" office:value="360" calcext:value-type="float">
            <text:p>360</text:p>
          </table:table-cell>
          <table:table-cell office:value-type="float" office:value="-153.3115" calcext:value-type="float">
            <text:p>-153.3115</text:p>
          </table:table-cell>
          <table:table-cell office:value-type="float" office:value="0" calcext:value-type="float">
            <text:p>0</text:p>
          </table:table-cell>
          <table:table-cell office:value-type="float" office:value="209.9474" calcext:value-type="float">
            <text:p>209.9474</text:p>
          </table:table-cell>
          <table:table-cell office:value-type="float" office:value="275.3848" calcext:value-type="float">
            <text:p>275.3848</text:p>
          </table:table-cell>
          <table:table-cell office:value-type="float" office:value="903.317" calcext:value-type="float">
            <text:p>903.317</text:p>
          </table:table-cell>
          <table:table-cell office:value-type="float" office:value="885.6324" calcext:value-type="float">
            <text:p>885.6324</text:p>
          </table:table-cell>
          <table:table-cell office:value-type="float" office:value="880.3027" calcext:value-type="float">
            <text:p>880.3027</text:p>
          </table:table-cell>
          <table:table-cell office:value-type="float" office:value="894.182" calcext:value-type="float">
            <text:p>894.182</text:p>
          </table:table-cell>
          <table:table-cell office:value-type="float" office:value="327.6618" calcext:value-type="float">
            <text:p>327.6618</text:p>
          </table:table-cell>
          <table:table-cell office:value-type="float" office:value="444.2" calcext:value-type="float">
            <text:p>444.2</text:p>
          </table:table-cell>
          <table:table-cell office:value-type="float" office:value="383.4843" calcext:value-type="float">
            <text:p>383.4843</text:p>
          </table:table-cell>
          <table:table-cell office:value-type="float" office:value="323.8689" calcext:value-type="float">
            <text:p>323.86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9" calcext:value-type="float">
            <text:p>29101999</text:p>
          </table:table-cell>
          <table:table-cell office:value-type="float" office:value="64.86378" calcext:value-type="float">
            <text:p>64.86378</text:p>
          </table:table-cell>
          <table:table-cell office:value-type="float" office:value="5569.17" calcext:value-type="float">
            <text:p>556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2568" calcext:value-type="float">
            <text:p>-152.2568</text:p>
          </table:table-cell>
          <table:table-cell office:value-type="float" office:value="469.5206" calcext:value-type="float">
            <text:p>469.5206</text:p>
          </table:table-cell>
          <table:table-cell office:value-type="float" office:value="0" calcext:value-type="float">
            <text:p>0</text:p>
          </table:table-cell>
          <table:table-cell office:value-type="float" office:value="45.51811" calcext:value-type="float">
            <text:p>45.51811</text:p>
          </table:table-cell>
          <table:table-cell office:value-type="float" office:value="0.09360088" calcext:value-type="float">
            <text:p>0.09360088</text:p>
          </table:table-cell>
          <table:table-cell office:value-type="float" office:value="0.04499403" calcext:value-type="float">
            <text:p>0.04499403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83162" calcext:value-type="float">
            <text:p>0.4183162</text:p>
          </table:table-cell>
          <table:table-cell office:value-type="float" office:value="0.8707158" calcext:value-type="float">
            <text:p>0.8707158</text:p>
          </table:table-cell>
          <table:table-cell office:value-type="float" office:value="360" calcext:value-type="float">
            <text:p>360</text:p>
          </table:table-cell>
          <table:table-cell office:value-type="float" office:value="-153.5064" calcext:value-type="float">
            <text:p>-153.5064</text:p>
          </table:table-cell>
          <table:table-cell office:value-type="float" office:value="0" calcext:value-type="float">
            <text:p>0</text:p>
          </table:table-cell>
          <table:table-cell office:value-type="float" office:value="209.9502" calcext:value-type="float">
            <text:p>209.9502</text:p>
          </table:table-cell>
          <table:table-cell office:value-type="float" office:value="275.3661" calcext:value-type="float">
            <text:p>275.3661</text:p>
          </table:table-cell>
          <table:table-cell office:value-type="float" office:value="903.257" calcext:value-type="float">
            <text:p>903.257</text:p>
          </table:table-cell>
          <table:table-cell office:value-type="float" office:value="885.5759" calcext:value-type="float">
            <text:p>885.5759</text:p>
          </table:table-cell>
          <table:table-cell office:value-type="float" office:value="880.2708" calcext:value-type="float">
            <text:p>880.2708</text:p>
          </table:table-cell>
          <table:table-cell office:value-type="float" office:value="894.1528" calcext:value-type="float">
            <text:p>894.1528</text:p>
          </table:table-cell>
          <table:table-cell office:value-type="float" office:value="327.654" calcext:value-type="float">
            <text:p>327.654</text:p>
          </table:table-cell>
          <table:table-cell office:value-type="float" office:value="444.1917" calcext:value-type="float">
            <text:p>444.1917</text:p>
          </table:table-cell>
          <table:table-cell office:value-type="float" office:value="383.4779" calcext:value-type="float">
            <text:p>383.4779</text:p>
          </table:table-cell>
          <table:table-cell office:value-type="float" office:value="323.8659" calcext:value-type="float">
            <text:p>323.86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9" calcext:value-type="float">
            <text:p>30101999</text:p>
          </table:table-cell>
          <table:table-cell office:value-type="float" office:value="64.81654" calcext:value-type="float">
            <text:p>64.81654</text:p>
          </table:table-cell>
          <table:table-cell office:value-type="float" office:value="5568.985" calcext:value-type="float">
            <text:p>5568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4619" calcext:value-type="float">
            <text:p>-152.4619</text:p>
          </table:table-cell>
          <table:table-cell office:value-type="float" office:value="471.2281" calcext:value-type="float">
            <text:p>471.2281</text:p>
          </table:table-cell>
          <table:table-cell office:value-type="float" office:value="0" calcext:value-type="float">
            <text:p>0</text:p>
          </table:table-cell>
          <table:table-cell office:value-type="float" office:value="45.46345" calcext:value-type="float">
            <text:p>45.46345</text:p>
          </table:table-cell>
          <table:table-cell office:value-type="float" office:value="0.09283686" calcext:value-type="float">
            <text:p>0.09283686</text:p>
          </table:table-cell>
          <table:table-cell office:value-type="float" office:value="0.04527686" calcext:value-type="float">
            <text:p>0.04527686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87339" calcext:value-type="float">
            <text:p>0.4187339</text:p>
          </table:table-cell>
          <table:table-cell office:value-type="float" office:value="0.8717465" calcext:value-type="float">
            <text:p>0.8717465</text:p>
          </table:table-cell>
          <table:table-cell office:value-type="float" office:value="360" calcext:value-type="float">
            <text:p>360</text:p>
          </table:table-cell>
          <table:table-cell office:value-type="float" office:value="-153.7126" calcext:value-type="float">
            <text:p>-153.7126</text:p>
          </table:table-cell>
          <table:table-cell office:value-type="float" office:value="0" calcext:value-type="float">
            <text:p>0</text:p>
          </table:table-cell>
          <table:table-cell office:value-type="float" office:value="209.9538" calcext:value-type="float">
            <text:p>209.9538</text:p>
          </table:table-cell>
          <table:table-cell office:value-type="float" office:value="275.3466" calcext:value-type="float">
            <text:p>275.3466</text:p>
          </table:table-cell>
          <table:table-cell office:value-type="float" office:value="903.1946" calcext:value-type="float">
            <text:p>903.1946</text:p>
          </table:table-cell>
          <table:table-cell office:value-type="float" office:value="885.5147" calcext:value-type="float">
            <text:p>885.5147</text:p>
          </table:table-cell>
          <table:table-cell office:value-type="float" office:value="880.2367" calcext:value-type="float">
            <text:p>880.2367</text:p>
          </table:table-cell>
          <table:table-cell office:value-type="float" office:value="894.1216" calcext:value-type="float">
            <text:p>894.1216</text:p>
          </table:table-cell>
          <table:table-cell office:value-type="float" office:value="327.6452" calcext:value-type="float">
            <text:p>327.6452</text:p>
          </table:table-cell>
          <table:table-cell office:value-type="float" office:value="444.1827" calcext:value-type="float">
            <text:p>444.1827</text:p>
          </table:table-cell>
          <table:table-cell office:value-type="float" office:value="383.4715" calcext:value-type="float">
            <text:p>383.4715</text:p>
          </table:table-cell>
          <table:table-cell office:value-type="float" office:value="323.863" calcext:value-type="float">
            <text:p>323.86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9" calcext:value-type="float">
            <text:p>31101999</text:p>
          </table:table-cell>
          <table:table-cell office:value-type="float" office:value="64.75401" calcext:value-type="float">
            <text:p>64.75401</text:p>
          </table:table-cell>
          <table:table-cell office:value-type="float" office:value="5568.756" calcext:value-type="float">
            <text:p>5568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7104" calcext:value-type="float">
            <text:p>-152.7104</text:p>
          </table:table-cell>
          <table:table-cell office:value-type="float" office:value="473.7263" calcext:value-type="float">
            <text:p>473.7263</text:p>
          </table:table-cell>
          <table:table-cell office:value-type="float" office:value="0" calcext:value-type="float">
            <text:p>0</text:p>
          </table:table-cell>
          <table:table-cell office:value-type="float" office:value="45.41059" calcext:value-type="float">
            <text:p>45.41059</text:p>
          </table:table-cell>
          <table:table-cell office:value-type="float" office:value="0.09187577" calcext:value-type="float">
            <text:p>0.09187577</text:p>
          </table:table-cell>
          <table:table-cell office:value-type="float" office:value="0.04556281" calcext:value-type="float">
            <text:p>0.04556281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91516" calcext:value-type="float">
            <text:p>0.4191516</text:p>
          </table:table-cell>
          <table:table-cell office:value-type="float" office:value="0.8727832" calcext:value-type="float">
            <text:p>0.8727832</text:p>
          </table:table-cell>
          <table:table-cell office:value-type="float" office:value="360" calcext:value-type="float">
            <text:p>360</text:p>
          </table:table-cell>
          <table:table-cell office:value-type="float" office:value="-153.9623" calcext:value-type="float">
            <text:p>-153.9623</text:p>
          </table:table-cell>
          <table:table-cell office:value-type="float" office:value="0" calcext:value-type="float">
            <text:p>0</text:p>
          </table:table-cell>
          <table:table-cell office:value-type="float" office:value="209.9563" calcext:value-type="float">
            <text:p>209.9563</text:p>
          </table:table-cell>
          <table:table-cell office:value-type="float" office:value="275.3214" calcext:value-type="float">
            <text:p>275.3214</text:p>
          </table:table-cell>
          <table:table-cell office:value-type="float" office:value="903.1118" calcext:value-type="float">
            <text:p>903.1118</text:p>
          </table:table-cell>
          <table:table-cell office:value-type="float" office:value="885.4395" calcext:value-type="float">
            <text:p>885.4395</text:p>
          </table:table-cell>
          <table:table-cell office:value-type="float" office:value="880.1931" calcext:value-type="float">
            <text:p>880.1931</text:p>
          </table:table-cell>
          <table:table-cell office:value-type="float" office:value="894.0826" calcext:value-type="float">
            <text:p>894.0826</text:p>
          </table:table-cell>
          <table:table-cell office:value-type="float" office:value="327.6359" calcext:value-type="float">
            <text:p>327.6359</text:p>
          </table:table-cell>
          <table:table-cell office:value-type="float" office:value="444.1734" calcext:value-type="float">
            <text:p>444.1734</text:p>
          </table:table-cell>
          <table:table-cell office:value-type="float" office:value="383.4651" calcext:value-type="float">
            <text:p>383.4651</text:p>
          </table:table-cell>
          <table:table-cell office:value-type="float" office:value="323.8601" calcext:value-type="float">
            <text:p>323.86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9" calcext:value-type="float">
            <text:p>1111999</text:p>
          </table:table-cell>
          <table:table-cell office:value-type="float" office:value="64.69419" calcext:value-type="float">
            <text:p>64.69419</text:p>
          </table:table-cell>
          <table:table-cell office:value-type="float" office:value="5568.528" calcext:value-type="float">
            <text:p>5568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9615" calcext:value-type="float">
            <text:p>-152.9615</text:p>
          </table:table-cell>
          <table:table-cell office:value-type="float" office:value="473.2921" calcext:value-type="float">
            <text:p>473.2921</text:p>
          </table:table-cell>
          <table:table-cell office:value-type="float" office:value="0" calcext:value-type="float">
            <text:p>0</text:p>
          </table:table-cell>
          <table:table-cell office:value-type="float" office:value="45.35063" calcext:value-type="float">
            <text:p>45.35063</text:p>
          </table:table-cell>
          <table:table-cell office:value-type="float" office:value="0.09090848" calcext:value-type="float">
            <text:p>0.09090848</text:p>
          </table:table-cell>
          <table:table-cell office:value-type="float" office:value="0.04584496" calcext:value-type="float">
            <text:p>0.04584496</text:p>
          </table:table-cell>
          <table:table-cell office:value-type="float" office:value="0.00536893" calcext:value-type="float">
            <text:p>0.00536893</text:p>
          </table:table-cell>
          <table:table-cell office:value-type="float" office:value="0.4195673" calcext:value-type="float">
            <text:p>0.4195673</text:p>
          </table:table-cell>
          <table:table-cell office:value-type="float" office:value="0.8738196" calcext:value-type="float">
            <text:p>0.8738196</text:p>
          </table:table-cell>
          <table:table-cell office:value-type="float" office:value="360" calcext:value-type="float">
            <text:p>360</text:p>
          </table:table-cell>
          <table:table-cell office:value-type="float" office:value="-154.2146" calcext:value-type="float">
            <text:p>-154.2146</text:p>
          </table:table-cell>
          <table:table-cell office:value-type="float" office:value="0" calcext:value-type="float">
            <text:p>0</text:p>
          </table:table-cell>
          <table:table-cell office:value-type="float" office:value="209.9607" calcext:value-type="float">
            <text:p>209.9607</text:p>
          </table:table-cell>
          <table:table-cell office:value-type="float" office:value="275.2964" calcext:value-type="float">
            <text:p>275.2964</text:p>
          </table:table-cell>
          <table:table-cell office:value-type="float" office:value="903.0332" calcext:value-type="float">
            <text:p>903.0332</text:p>
          </table:table-cell>
          <table:table-cell office:value-type="float" office:value="885.3644" calcext:value-type="float">
            <text:p>885.3644</text:p>
          </table:table-cell>
          <table:table-cell office:value-type="float" office:value="880.1502" calcext:value-type="float">
            <text:p>880.1502</text:p>
          </table:table-cell>
          <table:table-cell office:value-type="float" office:value="894.0433" calcext:value-type="float">
            <text:p>894.0433</text:p>
          </table:table-cell>
          <table:table-cell office:value-type="float" office:value="327.6261" calcext:value-type="float">
            <text:p>327.6261</text:p>
          </table:table-cell>
          <table:table-cell office:value-type="float" office:value="444.1632" calcext:value-type="float">
            <text:p>444.1632</text:p>
          </table:table-cell>
          <table:table-cell office:value-type="float" office:value="383.4586" calcext:value-type="float">
            <text:p>383.4586</text:p>
          </table:table-cell>
          <table:table-cell office:value-type="float" office:value="323.8573" calcext:value-type="float">
            <text:p>323.857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9" calcext:value-type="float">
            <text:p>2111999</text:p>
          </table:table-cell>
          <table:table-cell office:value-type="float" office:value="64.62699" calcext:value-type="float">
            <text:p>64.62699</text:p>
          </table:table-cell>
          <table:table-cell office:value-type="float" office:value="5568.296" calcext:value-type="float">
            <text:p>5568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1894" calcext:value-type="float">
            <text:p>-153.1894</text:p>
          </table:table-cell>
          <table:table-cell office:value-type="float" office:value="470.683" calcext:value-type="float">
            <text:p>470.683</text:p>
          </table:table-cell>
          <table:table-cell office:value-type="float" office:value="0" calcext:value-type="float">
            <text:p>0</text:p>
          </table:table-cell>
          <table:table-cell office:value-type="float" office:value="45.30163" calcext:value-type="float">
            <text:p>45.30163</text:p>
          </table:table-cell>
          <table:table-cell office:value-type="float" office:value="0.08888478" calcext:value-type="float">
            <text:p>0.08888478</text:p>
          </table:table-cell>
          <table:table-cell office:value-type="float" office:value="0.04603678" calcext:value-type="float">
            <text:p>0.04603678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0387" calcext:value-type="float">
            <text:p>0.420387</text:p>
          </table:table-cell>
          <table:table-cell office:value-type="float" office:value="0.8771203" calcext:value-type="float">
            <text:p>0.8771203</text:p>
          </table:table-cell>
          <table:table-cell office:value-type="float" office:value="360" calcext:value-type="float">
            <text:p>360</text:p>
          </table:table-cell>
          <table:table-cell office:value-type="float" office:value="-154.4465" calcext:value-type="float">
            <text:p>-154.4465</text:p>
          </table:table-cell>
          <table:table-cell office:value-type="float" office:value="0" calcext:value-type="float">
            <text:p>0</text:p>
          </table:table-cell>
          <table:table-cell office:value-type="float" office:value="209.9586" calcext:value-type="float">
            <text:p>209.9586</text:p>
          </table:table-cell>
          <table:table-cell office:value-type="float" office:value="275.2715" calcext:value-type="float">
            <text:p>275.2715</text:p>
          </table:table-cell>
          <table:table-cell office:value-type="float" office:value="902.9531" calcext:value-type="float">
            <text:p>902.9531</text:p>
          </table:table-cell>
          <table:table-cell office:value-type="float" office:value="885.2902" calcext:value-type="float">
            <text:p>885.2902</text:p>
          </table:table-cell>
          <table:table-cell office:value-type="float" office:value="880.1053" calcext:value-type="float">
            <text:p>880.1053</text:p>
          </table:table-cell>
          <table:table-cell office:value-type="float" office:value="894.0026" calcext:value-type="float">
            <text:p>894.0026</text:p>
          </table:table-cell>
          <table:table-cell office:value-type="float" office:value="327.6158" calcext:value-type="float">
            <text:p>327.6158</text:p>
          </table:table-cell>
          <table:table-cell office:value-type="float" office:value="444.1529" calcext:value-type="float">
            <text:p>444.1529</text:p>
          </table:table-cell>
          <table:table-cell office:value-type="float" office:value="383.452" calcext:value-type="float">
            <text:p>383.452</text:p>
          </table:table-cell>
          <table:table-cell office:value-type="float" office:value="323.8544" calcext:value-type="float">
            <text:p>323.85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9" calcext:value-type="float">
            <text:p>3111999</text:p>
          </table:table-cell>
          <table:table-cell office:value-type="float" office:value="64.5694" calcext:value-type="float">
            <text:p>64.5694</text:p>
          </table:table-cell>
          <table:table-cell office:value-type="float" office:value="5568.087" calcext:value-type="float">
            <text:p>5568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3794" calcext:value-type="float">
            <text:p>-153.3794</text:p>
          </table:table-cell>
          <table:table-cell office:value-type="float" office:value="468.6056" calcext:value-type="float">
            <text:p>468.6056</text:p>
          </table:table-cell>
          <table:table-cell office:value-type="float" office:value="0" calcext:value-type="float">
            <text:p>0</text:p>
          </table:table-cell>
          <table:table-cell office:value-type="float" office:value="45.26437" calcext:value-type="float">
            <text:p>45.26437</text:p>
          </table:table-cell>
          <table:table-cell office:value-type="float" office:value="0.08820667" calcext:value-type="float">
            <text:p>0.08820667</text:p>
          </table:table-cell>
          <table:table-cell office:value-type="float" office:value="0.04614139" calcext:value-type="float">
            <text:p>0.04614139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2684" calcext:value-type="float">
            <text:p>0.422684</text:p>
          </table:table-cell>
          <table:table-cell office:value-type="float" office:value="0.8854938" calcext:value-type="float">
            <text:p>0.8854938</text:p>
          </table:table-cell>
          <table:table-cell office:value-type="float" office:value="360" calcext:value-type="float">
            <text:p>360</text:p>
          </table:table-cell>
          <table:table-cell office:value-type="float" office:value="-154.6472" calcext:value-type="float">
            <text:p>-154.6472</text:p>
          </table:table-cell>
          <table:table-cell office:value-type="float" office:value="0" calcext:value-type="float">
            <text:p>0</text:p>
          </table:table-cell>
          <table:table-cell office:value-type="float" office:value="209.958" calcext:value-type="float">
            <text:p>209.958</text:p>
          </table:table-cell>
          <table:table-cell office:value-type="float" office:value="275.253" calcext:value-type="float">
            <text:p>275.253</text:p>
          </table:table-cell>
          <table:table-cell office:value-type="float" office:value="902.8868" calcext:value-type="float">
            <text:p>902.8868</text:p>
          </table:table-cell>
          <table:table-cell office:value-type="float" office:value="885.2199" calcext:value-type="float">
            <text:p>885.2199</text:p>
          </table:table-cell>
          <table:table-cell office:value-type="float" office:value="880.0643" calcext:value-type="float">
            <text:p>880.0643</text:p>
          </table:table-cell>
          <table:table-cell office:value-type="float" office:value="893.9639" calcext:value-type="float">
            <text:p>893.9639</text:p>
          </table:table-cell>
          <table:table-cell office:value-type="float" office:value="327.6062" calcext:value-type="float">
            <text:p>327.6062</text:p>
          </table:table-cell>
          <table:table-cell office:value-type="float" office:value="444.1425" calcext:value-type="float">
            <text:p>444.1425</text:p>
          </table:table-cell>
          <table:table-cell office:value-type="float" office:value="383.4454" calcext:value-type="float">
            <text:p>383.4454</text:p>
          </table:table-cell>
          <table:table-cell office:value-type="float" office:value="323.8515" calcext:value-type="float">
            <text:p>323.85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9" calcext:value-type="float">
            <text:p>4111999</text:p>
          </table:table-cell>
          <table:table-cell office:value-type="float" office:value="64.53029" calcext:value-type="float">
            <text:p>64.53029</text:p>
          </table:table-cell>
          <table:table-cell office:value-type="float" office:value="5567.941" calcext:value-type="float">
            <text:p>5567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5583" calcext:value-type="float">
            <text:p>-153.5583</text:p>
          </table:table-cell>
          <table:table-cell office:value-type="float" office:value="471.5195" calcext:value-type="float">
            <text:p>471.5195</text:p>
          </table:table-cell>
          <table:table-cell office:value-type="float" office:value="0" calcext:value-type="float">
            <text:p>0</text:p>
          </table:table-cell>
          <table:table-cell office:value-type="float" office:value="45.22641" calcext:value-type="float">
            <text:p>45.22641</text:p>
          </table:table-cell>
          <table:table-cell office:value-type="float" office:value="0.08784815" calcext:value-type="float">
            <text:p>0.08784815</text:p>
          </table:table-cell>
          <table:table-cell office:value-type="float" office:value="0.04628881" calcext:value-type="float">
            <text:p>0.0462888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45757" calcext:value-type="float">
            <text:p>0.4245757</text:p>
          </table:table-cell>
          <table:table-cell office:value-type="float" office:value="0.8924154" calcext:value-type="float">
            <text:p>0.8924154</text:p>
          </table:table-cell>
          <table:table-cell office:value-type="float" office:value="360" calcext:value-type="float">
            <text:p>360</text:p>
          </table:table-cell>
          <table:table-cell office:value-type="float" office:value="-154.8347" calcext:value-type="float">
            <text:p>-154.8347</text:p>
          </table:table-cell>
          <table:table-cell office:value-type="float" office:value="0" calcext:value-type="float">
            <text:p>0</text:p>
          </table:table-cell>
          <table:table-cell office:value-type="float" office:value="209.9586" calcext:value-type="float">
            <text:p>209.9586</text:p>
          </table:table-cell>
          <table:table-cell office:value-type="float" office:value="275.241" calcext:value-type="float">
            <text:p>275.241</text:p>
          </table:table-cell>
          <table:table-cell office:value-type="float" office:value="902.845" calcext:value-type="float">
            <text:p>902.845</text:p>
          </table:table-cell>
          <table:table-cell office:value-type="float" office:value="885.173" calcext:value-type="float">
            <text:p>885.173</text:p>
          </table:table-cell>
          <table:table-cell office:value-type="float" office:value="880.0358" calcext:value-type="float">
            <text:p>880.0358</text:p>
          </table:table-cell>
          <table:table-cell office:value-type="float" office:value="893.9358" calcext:value-type="float">
            <text:p>893.9358</text:p>
          </table:table-cell>
          <table:table-cell office:value-type="float" office:value="327.5971" calcext:value-type="float">
            <text:p>327.5971</text:p>
          </table:table-cell>
          <table:table-cell office:value-type="float" office:value="444.133" calcext:value-type="float">
            <text:p>444.133</text:p>
          </table:table-cell>
          <table:table-cell office:value-type="float" office:value="383.4388" calcext:value-type="float">
            <text:p>383.4388</text:p>
          </table:table-cell>
          <table:table-cell office:value-type="float" office:value="323.8487" calcext:value-type="float">
            <text:p>323.848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9" calcext:value-type="float">
            <text:p>5111999</text:p>
          </table:table-cell>
          <table:table-cell office:value-type="float" office:value="64.48938" calcext:value-type="float">
            <text:p>64.48938</text:p>
          </table:table-cell>
          <table:table-cell office:value-type="float" office:value="5567.802" calcext:value-type="float">
            <text:p>5567.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7309" calcext:value-type="float">
            <text:p>-153.7309</text:p>
          </table:table-cell>
          <table:table-cell office:value-type="float" office:value="473.1118" calcext:value-type="float">
            <text:p>473.1118</text:p>
          </table:table-cell>
          <table:table-cell office:value-type="float" office:value="0" calcext:value-type="float">
            <text:p>0</text:p>
          </table:table-cell>
          <table:table-cell office:value-type="float" office:value="45.18785" calcext:value-type="float">
            <text:p>45.18785</text:p>
          </table:table-cell>
          <table:table-cell office:value-type="float" office:value="0.08738923" calcext:value-type="float">
            <text:p>0.08738923</text:p>
          </table:table-cell>
          <table:table-cell office:value-type="float" office:value="0.04648096" calcext:value-type="float">
            <text:p>0.04648096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60346" calcext:value-type="float">
            <text:p>0.4260346</text:p>
          </table:table-cell>
          <table:table-cell office:value-type="float" office:value="0.8968046" calcext:value-type="float">
            <text:p>0.8968046</text:p>
          </table:table-cell>
          <table:table-cell office:value-type="float" office:value="360" calcext:value-type="float">
            <text:p>360</text:p>
          </table:table-cell>
          <table:table-cell office:value-type="float" office:value="-155.013" calcext:value-type="float">
            <text:p>-155.013</text:p>
          </table:table-cell>
          <table:table-cell office:value-type="float" office:value="0" calcext:value-type="float">
            <text:p>0</text:p>
          </table:table-cell>
          <table:table-cell office:value-type="float" office:value="209.9572" calcext:value-type="float">
            <text:p>209.9572</text:p>
          </table:table-cell>
          <table:table-cell office:value-type="float" office:value="275.2271" calcext:value-type="float">
            <text:p>275.2271</text:p>
          </table:table-cell>
          <table:table-cell office:value-type="float" office:value="902.7993" calcext:value-type="float">
            <text:p>902.7993</text:p>
          </table:table-cell>
          <table:table-cell office:value-type="float" office:value="885.1313" calcext:value-type="float">
            <text:p>885.1313</text:p>
          </table:table-cell>
          <table:table-cell office:value-type="float" office:value="880.009" calcext:value-type="float">
            <text:p>880.009</text:p>
          </table:table-cell>
          <table:table-cell office:value-type="float" office:value="893.91" calcext:value-type="float">
            <text:p>893.91</text:p>
          </table:table-cell>
          <table:table-cell office:value-type="float" office:value="327.5897" calcext:value-type="float">
            <text:p>327.5897</text:p>
          </table:table-cell>
          <table:table-cell office:value-type="float" office:value="444.1242" calcext:value-type="float">
            <text:p>444.1242</text:p>
          </table:table-cell>
          <table:table-cell office:value-type="float" office:value="383.4324" calcext:value-type="float">
            <text:p>383.4324</text:p>
          </table:table-cell>
          <table:table-cell office:value-type="float" office:value="323.8459" calcext:value-type="float">
            <text:p>323.84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9" calcext:value-type="float">
            <text:p>6111999</text:p>
          </table:table-cell>
          <table:table-cell office:value-type="float" office:value="64.45059" calcext:value-type="float">
            <text:p>64.45059</text:p>
          </table:table-cell>
          <table:table-cell office:value-type="float" office:value="5567.66" calcext:value-type="float">
            <text:p>556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9041" calcext:value-type="float">
            <text:p>-153.9041</text:p>
          </table:table-cell>
          <table:table-cell office:value-type="float" office:value="475.2852" calcext:value-type="float">
            <text:p>475.2852</text:p>
          </table:table-cell>
          <table:table-cell office:value-type="float" office:value="0" calcext:value-type="float">
            <text:p>0</text:p>
          </table:table-cell>
          <table:table-cell office:value-type="float" office:value="45.1476" calcext:value-type="float">
            <text:p>45.1476</text:p>
          </table:table-cell>
          <table:table-cell office:value-type="float" office:value="0.08700474" calcext:value-type="float">
            <text:p>0.08700474</text:p>
          </table:table-cell>
          <table:table-cell office:value-type="float" office:value="0.04672835" calcext:value-type="float">
            <text:p>0.0467283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70611" calcext:value-type="float">
            <text:p>0.4270611</text:p>
          </table:table-cell>
          <table:table-cell office:value-type="float" office:value="0.8999681" calcext:value-type="float">
            <text:p>0.8999681</text:p>
          </table:table-cell>
          <table:table-cell office:value-type="float" office:value="360" calcext:value-type="float">
            <text:p>360</text:p>
          </table:table-cell>
          <table:table-cell office:value-type="float" office:value="-155.1901" calcext:value-type="float">
            <text:p>-155.1901</text:p>
          </table:table-cell>
          <table:table-cell office:value-type="float" office:value="0" calcext:value-type="float">
            <text:p>0</text:p>
          </table:table-cell>
          <table:table-cell office:value-type="float" office:value="209.9574" calcext:value-type="float">
            <text:p>209.9574</text:p>
          </table:table-cell>
          <table:table-cell office:value-type="float" office:value="275.2148" calcext:value-type="float">
            <text:p>275.2148</text:p>
          </table:table-cell>
          <table:table-cell office:value-type="float" office:value="902.7546" calcext:value-type="float">
            <text:p>902.7546</text:p>
          </table:table-cell>
          <table:table-cell office:value-type="float" office:value="885.087" calcext:value-type="float">
            <text:p>885.087</text:p>
          </table:table-cell>
          <table:table-cell office:value-type="float" office:value="879.9819" calcext:value-type="float">
            <text:p>879.9819</text:p>
          </table:table-cell>
          <table:table-cell office:value-type="float" office:value="893.8837" calcext:value-type="float">
            <text:p>893.8837</text:p>
          </table:table-cell>
          <table:table-cell office:value-type="float" office:value="327.582" calcext:value-type="float">
            <text:p>327.582</text:p>
          </table:table-cell>
          <table:table-cell office:value-type="float" office:value="444.1157" calcext:value-type="float">
            <text:p>444.1157</text:p>
          </table:table-cell>
          <table:table-cell office:value-type="float" office:value="383.426" calcext:value-type="float">
            <text:p>383.426</text:p>
          </table:table-cell>
          <table:table-cell office:value-type="float" office:value="323.8431" calcext:value-type="float">
            <text:p>323.84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9" calcext:value-type="float">
            <text:p>7111999</text:p>
          </table:table-cell>
          <table:table-cell office:value-type="float" office:value="64.42358" calcext:value-type="float">
            <text:p>64.42358</text:p>
          </table:table-cell>
          <table:table-cell office:value-type="float" office:value="5567.549" calcext:value-type="float">
            <text:p>5567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044" calcext:value-type="float">
            <text:p>-154.044</text:p>
          </table:table-cell>
          <table:table-cell office:value-type="float" office:value="476.9387" calcext:value-type="float">
            <text:p>476.9387</text:p>
          </table:table-cell>
          <table:table-cell office:value-type="float" office:value="0" calcext:value-type="float">
            <text:p>0</text:p>
          </table:table-cell>
          <table:table-cell office:value-type="float" office:value="45.10859" calcext:value-type="float">
            <text:p>45.10859</text:p>
          </table:table-cell>
          <table:table-cell office:value-type="float" office:value="0.0867639" calcext:value-type="float">
            <text:p>0.0867639</text:p>
          </table:table-cell>
          <table:table-cell office:value-type="float" office:value="0.04700232" calcext:value-type="float">
            <text:p>0.04700232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78299" calcext:value-type="float">
            <text:p>0.4278299</text:p>
          </table:table-cell>
          <table:table-cell office:value-type="float" office:value="0.9022267" calcext:value-type="float">
            <text:p>0.9022267</text:p>
          </table:table-cell>
          <table:table-cell office:value-type="float" office:value="360" calcext:value-type="float">
            <text:p>360</text:p>
          </table:table-cell>
          <table:table-cell office:value-type="float" office:value="-155.3327" calcext:value-type="float">
            <text:p>-155.3327</text:p>
          </table:table-cell>
          <table:table-cell office:value-type="float" office:value="0" calcext:value-type="float">
            <text:p>0</text:p>
          </table:table-cell>
          <table:table-cell office:value-type="float" office:value="209.9592" calcext:value-type="float">
            <text:p>209.9592</text:p>
          </table:table-cell>
          <table:table-cell office:value-type="float" office:value="275.2059" calcext:value-type="float">
            <text:p>275.2059</text:p>
          </table:table-cell>
          <table:table-cell office:value-type="float" office:value="902.7221" calcext:value-type="float">
            <text:p>902.7221</text:p>
          </table:table-cell>
          <table:table-cell office:value-type="float" office:value="885.0566" calcext:value-type="float">
            <text:p>885.0566</text:p>
          </table:table-cell>
          <table:table-cell office:value-type="float" office:value="879.9595" calcext:value-type="float">
            <text:p>879.9595</text:p>
          </table:table-cell>
          <table:table-cell office:value-type="float" office:value="893.8611" calcext:value-type="float">
            <text:p>893.8611</text:p>
          </table:table-cell>
          <table:table-cell office:value-type="float" office:value="327.5762" calcext:value-type="float">
            <text:p>327.5762</text:p>
          </table:table-cell>
          <table:table-cell office:value-type="float" office:value="444.1076" calcext:value-type="float">
            <text:p>444.1076</text:p>
          </table:table-cell>
          <table:table-cell office:value-type="float" office:value="383.4198" calcext:value-type="float">
            <text:p>383.4198</text:p>
          </table:table-cell>
          <table:table-cell office:value-type="float" office:value="323.8404" calcext:value-type="float">
            <text:p>323.84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9" calcext:value-type="float">
            <text:p>8111999</text:p>
          </table:table-cell>
          <table:table-cell office:value-type="float" office:value="64.40466" calcext:value-type="float">
            <text:p>64.40466</text:p>
          </table:table-cell>
          <table:table-cell office:value-type="float" office:value="5567.46" calcext:value-type="float">
            <text:p>556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1519" calcext:value-type="float">
            <text:p>-154.1519</text:p>
          </table:table-cell>
          <table:table-cell office:value-type="float" office:value="477.8288" calcext:value-type="float">
            <text:p>477.8288</text:p>
          </table:table-cell>
          <table:table-cell office:value-type="float" office:value="0" calcext:value-type="float">
            <text:p>0</text:p>
          </table:table-cell>
          <table:table-cell office:value-type="float" office:value="45.07274" calcext:value-type="float">
            <text:p>45.07274</text:p>
          </table:table-cell>
          <table:table-cell office:value-type="float" office:value="0.08665147" calcext:value-type="float">
            <text:p>0.08665147</text:p>
          </table:table-cell>
          <table:table-cell office:value-type="float" office:value="0.04728192" calcext:value-type="float">
            <text:p>0.04728192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84461" calcext:value-type="float">
            <text:p>0.4284461</text:p>
          </table:table-cell>
          <table:table-cell office:value-type="float" office:value="0.9040173" calcext:value-type="float">
            <text:p>0.9040173</text:p>
          </table:table-cell>
          <table:table-cell office:value-type="float" office:value="360" calcext:value-type="float">
            <text:p>360</text:p>
          </table:table-cell>
          <table:table-cell office:value-type="float" office:value="-155.4428" calcext:value-type="float">
            <text:p>-155.4428</text:p>
          </table:table-cell>
          <table:table-cell office:value-type="float" office:value="0" calcext:value-type="float">
            <text:p>0</text:p>
          </table:table-cell>
          <table:table-cell office:value-type="float" office:value="209.9622" calcext:value-type="float">
            <text:p>209.9622</text:p>
          </table:table-cell>
          <table:table-cell office:value-type="float" office:value="275.2006" calcext:value-type="float">
            <text:p>275.2006</text:p>
          </table:table-cell>
          <table:table-cell office:value-type="float" office:value="902.6991" calcext:value-type="float">
            <text:p>902.6991</text:p>
          </table:table-cell>
          <table:table-cell office:value-type="float" office:value="885.0343" calcext:value-type="float">
            <text:p>885.0343</text:p>
          </table:table-cell>
          <table:table-cell office:value-type="float" office:value="879.9409" calcext:value-type="float">
            <text:p>879.9409</text:p>
          </table:table-cell>
          <table:table-cell office:value-type="float" office:value="893.842" calcext:value-type="float">
            <text:p>893.842</text:p>
          </table:table-cell>
          <table:table-cell office:value-type="float" office:value="327.5708" calcext:value-type="float">
            <text:p>327.5708</text:p>
          </table:table-cell>
          <table:table-cell office:value-type="float" office:value="444.0999" calcext:value-type="float">
            <text:p>444.0999</text:p>
          </table:table-cell>
          <table:table-cell office:value-type="float" office:value="383.4136" calcext:value-type="float">
            <text:p>383.4136</text:p>
          </table:table-cell>
          <table:table-cell office:value-type="float" office:value="323.8376" calcext:value-type="float">
            <text:p>323.837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9" calcext:value-type="float">
            <text:p>9111999</text:p>
          </table:table-cell>
          <table:table-cell office:value-type="float" office:value="64.37464" calcext:value-type="float">
            <text:p>64.37464</text:p>
          </table:table-cell>
          <table:table-cell office:value-type="float" office:value="5567.344" calcext:value-type="float">
            <text:p>5567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2804" calcext:value-type="float">
            <text:p>-154.2804</text:p>
          </table:table-cell>
          <table:table-cell office:value-type="float" office:value="476.2504" calcext:value-type="float">
            <text:p>476.2504</text:p>
          </table:table-cell>
          <table:table-cell office:value-type="float" office:value="0" calcext:value-type="float">
            <text:p>0</text:p>
          </table:table-cell>
          <table:table-cell office:value-type="float" office:value="45.02756" calcext:value-type="float">
            <text:p>45.02756</text:p>
          </table:table-cell>
          <table:table-cell office:value-type="float" office:value="0.08607178" calcext:value-type="float">
            <text:p>0.08607178</text:p>
          </table:table-cell>
          <table:table-cell office:value-type="float" office:value="0.04755395" calcext:value-type="float">
            <text:p>0.0475539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8996" calcext:value-type="float">
            <text:p>0.428996</text:p>
          </table:table-cell>
          <table:table-cell office:value-type="float" office:value="0.9055945" calcext:value-type="float">
            <text:p>0.9055945</text:p>
          </table:table-cell>
          <table:table-cell office:value-type="float" office:value="360" calcext:value-type="float">
            <text:p>360</text:p>
          </table:table-cell>
          <table:table-cell office:value-type="float" office:value="-155.5732" calcext:value-type="float">
            <text:p>-155.5732</text:p>
          </table:table-cell>
          <table:table-cell office:value-type="float" office:value="0" calcext:value-type="float">
            <text:p>0</text:p>
          </table:table-cell>
          <table:table-cell office:value-type="float" office:value="209.9641" calcext:value-type="float">
            <text:p>209.9641</text:p>
          </table:table-cell>
          <table:table-cell office:value-type="float" office:value="275.1871" calcext:value-type="float">
            <text:p>275.1871</text:p>
          </table:table-cell>
          <table:table-cell office:value-type="float" office:value="902.6581" calcext:value-type="float">
            <text:p>902.6581</text:p>
          </table:table-cell>
          <table:table-cell office:value-type="float" office:value="885.0027" calcext:value-type="float">
            <text:p>885.0027</text:p>
          </table:table-cell>
          <table:table-cell office:value-type="float" office:value="879.9198" calcext:value-type="float">
            <text:p>879.9198</text:p>
          </table:table-cell>
          <table:table-cell office:value-type="float" office:value="893.8226" calcext:value-type="float">
            <text:p>893.8226</text:p>
          </table:table-cell>
          <table:table-cell office:value-type="float" office:value="327.5657" calcext:value-type="float">
            <text:p>327.5657</text:p>
          </table:table-cell>
          <table:table-cell office:value-type="float" office:value="444.0923" calcext:value-type="float">
            <text:p>444.0923</text:p>
          </table:table-cell>
          <table:table-cell office:value-type="float" office:value="383.4077" calcext:value-type="float">
            <text:p>383.4077</text:p>
          </table:table-cell>
          <table:table-cell office:value-type="float" office:value="323.835" calcext:value-type="float">
            <text:p>323.8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9" calcext:value-type="float">
            <text:p>10111999</text:p>
          </table:table-cell>
          <table:table-cell office:value-type="float" office:value="64.33791" calcext:value-type="float">
            <text:p>64.33791</text:p>
          </table:table-cell>
          <table:table-cell office:value-type="float" office:value="5567.202" calcext:value-type="float">
            <text:p>5567.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4397" calcext:value-type="float">
            <text:p>-154.4397</text:p>
          </table:table-cell>
          <table:table-cell office:value-type="float" office:value="477.4107" calcext:value-type="float">
            <text:p>477.4107</text:p>
          </table:table-cell>
          <table:table-cell office:value-type="float" office:value="0" calcext:value-type="float">
            <text:p>0</text:p>
          </table:table-cell>
          <table:table-cell office:value-type="float" office:value="44.98093" calcext:value-type="float">
            <text:p>44.98093</text:p>
          </table:table-cell>
          <table:table-cell office:value-type="float" office:value="0.08562568" calcext:value-type="float">
            <text:p>0.08562568</text:p>
          </table:table-cell>
          <table:table-cell office:value-type="float" office:value="0.04784955" calcext:value-type="float">
            <text:p>0.0478495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95005" calcext:value-type="float">
            <text:p>0.4295005</text:p>
          </table:table-cell>
          <table:table-cell office:value-type="float" office:value="0.9070368" calcext:value-type="float">
            <text:p>0.9070368</text:p>
          </table:table-cell>
          <table:table-cell office:value-type="float" office:value="360" calcext:value-type="float">
            <text:p>360</text:p>
          </table:table-cell>
          <table:table-cell office:value-type="float" office:value="-155.7341" calcext:value-type="float">
            <text:p>-155.7341</text:p>
          </table:table-cell>
          <table:table-cell office:value-type="float" office:value="0" calcext:value-type="float">
            <text:p>0</text:p>
          </table:table-cell>
          <table:table-cell office:value-type="float" office:value="209.9672" calcext:value-type="float">
            <text:p>209.9672</text:p>
          </table:table-cell>
          <table:table-cell office:value-type="float" office:value="275.1735" calcext:value-type="float">
            <text:p>275.1735</text:p>
          </table:table-cell>
          <table:table-cell office:value-type="float" office:value="902.6077" calcext:value-type="float">
            <text:p>902.6077</text:p>
          </table:table-cell>
          <table:table-cell office:value-type="float" office:value="884.9593" calcext:value-type="float">
            <text:p>884.9593</text:p>
          </table:table-cell>
          <table:table-cell office:value-type="float" office:value="879.8932" calcext:value-type="float">
            <text:p>879.8932</text:p>
          </table:table-cell>
          <table:table-cell office:value-type="float" office:value="893.7978" calcext:value-type="float">
            <text:p>893.7978</text:p>
          </table:table-cell>
          <table:table-cell office:value-type="float" office:value="327.5596" calcext:value-type="float">
            <text:p>327.5596</text:p>
          </table:table-cell>
          <table:table-cell office:value-type="float" office:value="444.0846" calcext:value-type="float">
            <text:p>444.0846</text:p>
          </table:table-cell>
          <table:table-cell office:value-type="float" office:value="383.4021" calcext:value-type="float">
            <text:p>383.4021</text:p>
          </table:table-cell>
          <table:table-cell office:value-type="float" office:value="323.8324" calcext:value-type="float">
            <text:p>323.83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9" calcext:value-type="float">
            <text:p>11111999</text:p>
          </table:table-cell>
          <table:table-cell office:value-type="float" office:value="64.31493" calcext:value-type="float">
            <text:p>64.31493</text:p>
          </table:table-cell>
          <table:table-cell office:value-type="float" office:value="5567.101" calcext:value-type="float">
            <text:p>5567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5591" calcext:value-type="float">
            <text:p>-154.5591</text:p>
          </table:table-cell>
          <table:table-cell office:value-type="float" office:value="478.5256" calcext:value-type="float">
            <text:p>478.5256</text:p>
          </table:table-cell>
          <table:table-cell office:value-type="float" office:value="0" calcext:value-type="float">
            <text:p>0</text:p>
          </table:table-cell>
          <table:table-cell office:value-type="float" office:value="44.94019" calcext:value-type="float">
            <text:p>44.94019</text:p>
          </table:table-cell>
          <table:table-cell office:value-type="float" office:value="0.08539287" calcext:value-type="float">
            <text:p>0.08539287</text:p>
          </table:table-cell>
          <table:table-cell office:value-type="float" office:value="0.04814532" calcext:value-type="float">
            <text:p>0.04814532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29958" calcext:value-type="float">
            <text:p>0.429958</text:p>
          </table:table-cell>
          <table:table-cell office:value-type="float" office:value="0.9083326" calcext:value-type="float">
            <text:p>0.9083326</text:p>
          </table:table-cell>
          <table:table-cell office:value-type="float" office:value="360" calcext:value-type="float">
            <text:p>360</text:p>
          </table:table-cell>
          <table:table-cell office:value-type="float" office:value="-155.8549" calcext:value-type="float">
            <text:p>-155.8549</text:p>
          </table:table-cell>
          <table:table-cell office:value-type="float" office:value="0" calcext:value-type="float">
            <text:p>0</text:p>
          </table:table-cell>
          <table:table-cell office:value-type="float" office:value="209.9702" calcext:value-type="float">
            <text:p>209.9702</text:p>
          </table:table-cell>
          <table:table-cell office:value-type="float" office:value="275.1658" calcext:value-type="float">
            <text:p>275.1658</text:p>
          </table:table-cell>
          <table:table-cell office:value-type="float" office:value="902.5779" calcext:value-type="float">
            <text:p>902.5779</text:p>
          </table:table-cell>
          <table:table-cell office:value-type="float" office:value="884.9319" calcext:value-type="float">
            <text:p>884.9319</text:p>
          </table:table-cell>
          <table:table-cell office:value-type="float" office:value="879.8727" calcext:value-type="float">
            <text:p>879.8727</text:p>
          </table:table-cell>
          <table:table-cell office:value-type="float" office:value="893.7772" calcext:value-type="float">
            <text:p>893.7772</text:p>
          </table:table-cell>
          <table:table-cell office:value-type="float" office:value="327.5541" calcext:value-type="float">
            <text:p>327.5541</text:p>
          </table:table-cell>
          <table:table-cell office:value-type="float" office:value="444.0769" calcext:value-type="float">
            <text:p>444.0769</text:p>
          </table:table-cell>
          <table:table-cell office:value-type="float" office:value="383.3965" calcext:value-type="float">
            <text:p>383.3965</text:p>
          </table:table-cell>
          <table:table-cell office:value-type="float" office:value="323.8299" calcext:value-type="float">
            <text:p>323.82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9" calcext:value-type="float">
            <text:p>12111999</text:p>
          </table:table-cell>
          <table:table-cell office:value-type="float" office:value="64.29614" calcext:value-type="float">
            <text:p>64.29614</text:p>
          </table:table-cell>
          <table:table-cell office:value-type="float" office:value="5567.016" calcext:value-type="float">
            <text:p>5567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6518" calcext:value-type="float">
            <text:p>-154.6518</text:p>
          </table:table-cell>
          <table:table-cell office:value-type="float" office:value="478.7551" calcext:value-type="float">
            <text:p>478.7551</text:p>
          </table:table-cell>
          <table:table-cell office:value-type="float" office:value="0" calcext:value-type="float">
            <text:p>0</text:p>
          </table:table-cell>
          <table:table-cell office:value-type="float" office:value="44.90324" calcext:value-type="float">
            <text:p>44.90324</text:p>
          </table:table-cell>
          <table:table-cell office:value-type="float" office:value="0.08522004" calcext:value-type="float">
            <text:p>0.08522004</text:p>
          </table:table-cell>
          <table:table-cell office:value-type="float" office:value="0.04841771" calcext:value-type="float">
            <text:p>0.0484177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03942" calcext:value-type="float">
            <text:p>0.4303942</text:p>
          </table:table-cell>
          <table:table-cell office:value-type="float" office:value="0.9095228" calcext:value-type="float">
            <text:p>0.9095228</text:p>
          </table:table-cell>
          <table:table-cell office:value-type="float" office:value="360" calcext:value-type="float">
            <text:p>360</text:p>
          </table:table-cell>
          <table:table-cell office:value-type="float" office:value="-155.949" calcext:value-type="float">
            <text:p>-155.949</text:p>
          </table:table-cell>
          <table:table-cell office:value-type="float" office:value="0" calcext:value-type="float">
            <text:p>0</text:p>
          </table:table-cell>
          <table:table-cell office:value-type="float" office:value="209.9726" calcext:value-type="float">
            <text:p>209.9726</text:p>
          </table:table-cell>
          <table:table-cell office:value-type="float" office:value="275.1597" calcext:value-type="float">
            <text:p>275.1597</text:p>
          </table:table-cell>
          <table:table-cell office:value-type="float" office:value="902.5554" calcext:value-type="float">
            <text:p>902.5554</text:p>
          </table:table-cell>
          <table:table-cell office:value-type="float" office:value="884.9105" calcext:value-type="float">
            <text:p>884.9105</text:p>
          </table:table-cell>
          <table:table-cell office:value-type="float" office:value="879.8547" calcext:value-type="float">
            <text:p>879.8547</text:p>
          </table:table-cell>
          <table:table-cell office:value-type="float" office:value="893.7593" calcext:value-type="float">
            <text:p>893.7593</text:p>
          </table:table-cell>
          <table:table-cell office:value-type="float" office:value="327.5491" calcext:value-type="float">
            <text:p>327.5491</text:p>
          </table:table-cell>
          <table:table-cell office:value-type="float" office:value="444.0695" calcext:value-type="float">
            <text:p>444.0695</text:p>
          </table:table-cell>
          <table:table-cell office:value-type="float" office:value="383.391" calcext:value-type="float">
            <text:p>383.391</text:p>
          </table:table-cell>
          <table:table-cell office:value-type="float" office:value="323.8276" calcext:value-type="float">
            <text:p>323.827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9" calcext:value-type="float">
            <text:p>13111999</text:p>
          </table:table-cell>
          <table:table-cell office:value-type="float" office:value="64.27136" calcext:value-type="float">
            <text:p>64.27136</text:p>
          </table:table-cell>
          <table:table-cell office:value-type="float" office:value="5566.922" calcext:value-type="float">
            <text:p>5566.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7486" calcext:value-type="float">
            <text:p>-154.7486</text:p>
          </table:table-cell>
          <table:table-cell office:value-type="float" office:value="479.0728" calcext:value-type="float">
            <text:p>479.0728</text:p>
          </table:table-cell>
          <table:table-cell office:value-type="float" office:value="0" calcext:value-type="float">
            <text:p>0</text:p>
          </table:table-cell>
          <table:table-cell office:value-type="float" office:value="44.86761" calcext:value-type="float">
            <text:p>44.86761</text:p>
          </table:table-cell>
          <table:table-cell office:value-type="float" office:value="0.08493176" calcext:value-type="float">
            <text:p>0.08493176</text:p>
          </table:table-cell>
          <table:table-cell office:value-type="float" office:value="0.04866344" calcext:value-type="float">
            <text:p>0.04866344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10318" calcext:value-type="float">
            <text:p>0.4310318</text:p>
          </table:table-cell>
          <table:table-cell office:value-type="float" office:value="0.911139" calcext:value-type="float">
            <text:p>0.911139</text:p>
          </table:table-cell>
          <table:table-cell office:value-type="float" office:value="360" calcext:value-type="float">
            <text:p>360</text:p>
          </table:table-cell>
          <table:table-cell office:value-type="float" office:value="-156.0478" calcext:value-type="float">
            <text:p>-156.0478</text:p>
          </table:table-cell>
          <table:table-cell office:value-type="float" office:value="0" calcext:value-type="float">
            <text:p>0</text:p>
          </table:table-cell>
          <table:table-cell office:value-type="float" office:value="209.9722" calcext:value-type="float">
            <text:p>209.9722</text:p>
          </table:table-cell>
          <table:table-cell office:value-type="float" office:value="275.1511" calcext:value-type="float">
            <text:p>275.1511</text:p>
          </table:table-cell>
          <table:table-cell office:value-type="float" office:value="902.5267" calcext:value-type="float">
            <text:p>902.5267</text:p>
          </table:table-cell>
          <table:table-cell office:value-type="float" office:value="884.8863" calcext:value-type="float">
            <text:p>884.8863</text:p>
          </table:table-cell>
          <table:table-cell office:value-type="float" office:value="879.836" calcext:value-type="float">
            <text:p>879.836</text:p>
          </table:table-cell>
          <table:table-cell office:value-type="float" office:value="893.7417" calcext:value-type="float">
            <text:p>893.7417</text:p>
          </table:table-cell>
          <table:table-cell office:value-type="float" office:value="327.5444" calcext:value-type="float">
            <text:p>327.5444</text:p>
          </table:table-cell>
          <table:table-cell office:value-type="float" office:value="444.0631" calcext:value-type="float">
            <text:p>444.0631</text:p>
          </table:table-cell>
          <table:table-cell office:value-type="float" office:value="383.3855" calcext:value-type="float">
            <text:p>383.3855</text:p>
          </table:table-cell>
          <table:table-cell office:value-type="float" office:value="323.8253" calcext:value-type="float">
            <text:p>323.825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9" calcext:value-type="float">
            <text:p>14111999</text:p>
          </table:table-cell>
          <table:table-cell office:value-type="float" office:value="64.23774" calcext:value-type="float">
            <text:p>64.23774</text:p>
          </table:table-cell>
          <table:table-cell office:value-type="float" office:value="5566.808" calcext:value-type="float">
            <text:p>5566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8718" calcext:value-type="float">
            <text:p>-154.8718</text:p>
          </table:table-cell>
          <table:table-cell office:value-type="float" office:value="479.5558" calcext:value-type="float">
            <text:p>479.5558</text:p>
          </table:table-cell>
          <table:table-cell office:value-type="float" office:value="0" calcext:value-type="float">
            <text:p>0</text:p>
          </table:table-cell>
          <table:table-cell office:value-type="float" office:value="44.82973" calcext:value-type="float">
            <text:p>44.82973</text:p>
          </table:table-cell>
          <table:table-cell office:value-type="float" office:value="0.08451038" calcext:value-type="float">
            <text:p>0.08451038</text:p>
          </table:table-cell>
          <table:table-cell office:value-type="float" office:value="0.04892125" calcext:value-type="float">
            <text:p>0.0489212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17866" calcext:value-type="float">
            <text:p>0.4317866</text:p>
          </table:table-cell>
          <table:table-cell office:value-type="float" office:value="0.9129519" calcext:value-type="float">
            <text:p>0.9129519</text:p>
          </table:table-cell>
          <table:table-cell office:value-type="float" office:value="360" calcext:value-type="float">
            <text:p>360</text:p>
          </table:table-cell>
          <table:table-cell office:value-type="float" office:value="-156.1733" calcext:value-type="float">
            <text:p>-156.1733</text:p>
          </table:table-cell>
          <table:table-cell office:value-type="float" office:value="0" calcext:value-type="float">
            <text:p>0</text:p>
          </table:table-cell>
          <table:table-cell office:value-type="float" office:value="209.9704" calcext:value-type="float">
            <text:p>209.9704</text:p>
          </table:table-cell>
          <table:table-cell office:value-type="float" office:value="275.1397" calcext:value-type="float">
            <text:p>275.1397</text:p>
          </table:table-cell>
          <table:table-cell office:value-type="float" office:value="902.4875" calcext:value-type="float">
            <text:p>902.4875</text:p>
          </table:table-cell>
          <table:table-cell office:value-type="float" office:value="884.8533" calcext:value-type="float">
            <text:p>884.8533</text:p>
          </table:table-cell>
          <table:table-cell office:value-type="float" office:value="879.8143" calcext:value-type="float">
            <text:p>879.8143</text:p>
          </table:table-cell>
          <table:table-cell office:value-type="float" office:value="893.7216" calcext:value-type="float">
            <text:p>893.7216</text:p>
          </table:table-cell>
          <table:table-cell office:value-type="float" office:value="327.5392" calcext:value-type="float">
            <text:p>327.5392</text:p>
          </table:table-cell>
          <table:table-cell office:value-type="float" office:value="444.0564" calcext:value-type="float">
            <text:p>444.0564</text:p>
          </table:table-cell>
          <table:table-cell office:value-type="float" office:value="383.3802" calcext:value-type="float">
            <text:p>383.3802</text:p>
          </table:table-cell>
          <table:table-cell office:value-type="float" office:value="323.823" calcext:value-type="float">
            <text:p>323.8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9" calcext:value-type="float">
            <text:p>15111999</text:p>
          </table:table-cell>
          <table:table-cell office:value-type="float" office:value="64.21426" calcext:value-type="float">
            <text:p>64.21426</text:p>
          </table:table-cell>
          <table:table-cell office:value-type="float" office:value="5566.716" calcext:value-type="float">
            <text:p>5566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979" calcext:value-type="float">
            <text:p>-154.979</text:p>
          </table:table-cell>
          <table:table-cell office:value-type="float" office:value="480.4735" calcext:value-type="float">
            <text:p>480.4735</text:p>
          </table:table-cell>
          <table:table-cell office:value-type="float" office:value="0" calcext:value-type="float">
            <text:p>0</text:p>
          </table:table-cell>
          <table:table-cell office:value-type="float" office:value="44.79285" calcext:value-type="float">
            <text:p>44.79285</text:p>
          </table:table-cell>
          <table:table-cell office:value-type="float" office:value="0.0842775" calcext:value-type="float">
            <text:p>0.0842775</text:p>
          </table:table-cell>
          <table:table-cell office:value-type="float" office:value="0.04921251" calcext:value-type="float">
            <text:p>0.0492125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23012" calcext:value-type="float">
            <text:p>0.4323012</text:p>
          </table:table-cell>
          <table:table-cell office:value-type="float" office:value="0.9142728" calcext:value-type="float">
            <text:p>0.9142728</text:p>
          </table:table-cell>
          <table:table-cell office:value-type="float" office:value="360" calcext:value-type="float">
            <text:p>360</text:p>
          </table:table-cell>
          <table:table-cell office:value-type="float" office:value="-156.2821" calcext:value-type="float">
            <text:p>-156.2821</text:p>
          </table:table-cell>
          <table:table-cell office:value-type="float" office:value="0" calcext:value-type="float">
            <text:p>0</text:p>
          </table:table-cell>
          <table:table-cell office:value-type="float" office:value="209.9717" calcext:value-type="float">
            <text:p>209.9717</text:p>
          </table:table-cell>
          <table:table-cell office:value-type="float" office:value="275.132" calcext:value-type="float">
            <text:p>275.132</text:p>
          </table:table-cell>
          <table:table-cell office:value-type="float" office:value="902.4603" calcext:value-type="float">
            <text:p>902.4603</text:p>
          </table:table-cell>
          <table:table-cell office:value-type="float" office:value="884.8282" calcext:value-type="float">
            <text:p>884.8282</text:p>
          </table:table-cell>
          <table:table-cell office:value-type="float" office:value="879.7952" calcext:value-type="float">
            <text:p>879.7952</text:p>
          </table:table-cell>
          <table:table-cell office:value-type="float" office:value="893.7029" calcext:value-type="float">
            <text:p>893.7029</text:p>
          </table:table-cell>
          <table:table-cell office:value-type="float" office:value="327.534" calcext:value-type="float">
            <text:p>327.534</text:p>
          </table:table-cell>
          <table:table-cell office:value-type="float" office:value="444.0494" calcext:value-type="float">
            <text:p>444.0494</text:p>
          </table:table-cell>
          <table:table-cell office:value-type="float" office:value="383.3748" calcext:value-type="float">
            <text:p>383.3748</text:p>
          </table:table-cell>
          <table:table-cell office:value-type="float" office:value="323.8208" calcext:value-type="float">
            <text:p>323.82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9" calcext:value-type="float">
            <text:p>16111999</text:p>
          </table:table-cell>
          <table:table-cell office:value-type="float" office:value="64.19855" calcext:value-type="float">
            <text:p>64.19855</text:p>
          </table:table-cell>
          <table:table-cell office:value-type="float" office:value="5566.646" calcext:value-type="float">
            <text:p>5566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0639" calcext:value-type="float">
            <text:p>-155.0639</text:p>
          </table:table-cell>
          <table:table-cell office:value-type="float" office:value="481.2599" calcext:value-type="float">
            <text:p>481.2599</text:p>
          </table:table-cell>
          <table:table-cell office:value-type="float" office:value="0" calcext:value-type="float">
            <text:p>0</text:p>
          </table:table-cell>
          <table:table-cell office:value-type="float" office:value="44.75854" calcext:value-type="float">
            <text:p>44.75854</text:p>
          </table:table-cell>
          <table:table-cell office:value-type="float" office:value="0.0841812" calcext:value-type="float">
            <text:p>0.0841812</text:p>
          </table:table-cell>
          <table:table-cell office:value-type="float" office:value="0.04949937" calcext:value-type="float">
            <text:p>0.0494993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27272" calcext:value-type="float">
            <text:p>0.4327272</text:p>
          </table:table-cell>
          <table:table-cell office:value-type="float" office:value="0.9154323" calcext:value-type="float">
            <text:p>0.9154323</text:p>
          </table:table-cell>
          <table:table-cell office:value-type="float" office:value="360" calcext:value-type="float">
            <text:p>360</text:p>
          </table:table-cell>
          <table:table-cell office:value-type="float" office:value="-156.3682" calcext:value-type="float">
            <text:p>-156.3682</text:p>
          </table:table-cell>
          <table:table-cell office:value-type="float" office:value="0" calcext:value-type="float">
            <text:p>0</text:p>
          </table:table-cell>
          <table:table-cell office:value-type="float" office:value="209.9733" calcext:value-type="float">
            <text:p>209.9733</text:p>
          </table:table-cell>
          <table:table-cell office:value-type="float" office:value="275.1282" calcext:value-type="float">
            <text:p>275.1282</text:p>
          </table:table-cell>
          <table:table-cell office:value-type="float" office:value="902.4424" calcext:value-type="float">
            <text:p>902.4424</text:p>
          </table:table-cell>
          <table:table-cell office:value-type="float" office:value="884.8105" calcext:value-type="float">
            <text:p>884.8105</text:p>
          </table:table-cell>
          <table:table-cell office:value-type="float" office:value="879.7828" calcext:value-type="float">
            <text:p>879.7828</text:p>
          </table:table-cell>
          <table:table-cell office:value-type="float" office:value="893.6869" calcext:value-type="float">
            <text:p>893.6869</text:p>
          </table:table-cell>
          <table:table-cell office:value-type="float" office:value="327.5295" calcext:value-type="float">
            <text:p>327.5295</text:p>
          </table:table-cell>
          <table:table-cell office:value-type="float" office:value="444.043" calcext:value-type="float">
            <text:p>444.043</text:p>
          </table:table-cell>
          <table:table-cell office:value-type="float" office:value="383.3695" calcext:value-type="float">
            <text:p>383.3695</text:p>
          </table:table-cell>
          <table:table-cell office:value-type="float" office:value="323.8186" calcext:value-type="float">
            <text:p>323.81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9" calcext:value-type="float">
            <text:p>17111999</text:p>
          </table:table-cell>
          <table:table-cell office:value-type="float" office:value="64.18394" calcext:value-type="float">
            <text:p>64.18394</text:p>
          </table:table-cell>
          <table:table-cell office:value-type="float" office:value="5566.588" calcext:value-type="float">
            <text:p>5566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1359" calcext:value-type="float">
            <text:p>-155.1359</text:p>
          </table:table-cell>
          <table:table-cell office:value-type="float" office:value="482.2813" calcext:value-type="float">
            <text:p>482.2813</text:p>
          </table:table-cell>
          <table:table-cell office:value-type="float" office:value="0" calcext:value-type="float">
            <text:p>0</text:p>
          </table:table-cell>
          <table:table-cell office:value-type="float" office:value="44.72554" calcext:value-type="float">
            <text:p>44.72554</text:p>
          </table:table-cell>
          <table:table-cell office:value-type="float" office:value="0.08408052" calcext:value-type="float">
            <text:p>0.08408052</text:p>
          </table:table-cell>
          <table:table-cell office:value-type="float" office:value="0.04977127" calcext:value-type="float">
            <text:p>0.0497712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31362" calcext:value-type="float">
            <text:p>0.4331362</text:p>
          </table:table-cell>
          <table:table-cell office:value-type="float" office:value="0.9165642" calcext:value-type="float">
            <text:p>0.9165642</text:p>
          </table:table-cell>
          <table:table-cell office:value-type="float" office:value="360" calcext:value-type="float">
            <text:p>360</text:p>
          </table:table-cell>
          <table:table-cell office:value-type="float" office:value="-156.4415" calcext:value-type="float">
            <text:p>-156.4415</text:p>
          </table:table-cell>
          <table:table-cell office:value-type="float" office:value="0" calcext:value-type="float">
            <text:p>0</text:p>
          </table:table-cell>
          <table:table-cell office:value-type="float" office:value="209.9743" calcext:value-type="float">
            <text:p>209.9743</text:p>
          </table:table-cell>
          <table:table-cell office:value-type="float" office:value="275.1241" calcext:value-type="float">
            <text:p>275.1241</text:p>
          </table:table-cell>
          <table:table-cell office:value-type="float" office:value="902.4266" calcext:value-type="float">
            <text:p>902.4266</text:p>
          </table:table-cell>
          <table:table-cell office:value-type="float" office:value="884.7916" calcext:value-type="float">
            <text:p>884.7916</text:p>
          </table:table-cell>
          <table:table-cell office:value-type="float" office:value="879.7734" calcext:value-type="float">
            <text:p>879.7734</text:p>
          </table:table-cell>
          <table:table-cell office:value-type="float" office:value="893.6744" calcext:value-type="float">
            <text:p>893.6744</text:p>
          </table:table-cell>
          <table:table-cell office:value-type="float" office:value="327.5256" calcext:value-type="float">
            <text:p>327.5256</text:p>
          </table:table-cell>
          <table:table-cell office:value-type="float" office:value="444.0398" calcext:value-type="float">
            <text:p>444.0398</text:p>
          </table:table-cell>
          <table:table-cell office:value-type="float" office:value="383.3655" calcext:value-type="float">
            <text:p>383.3655</text:p>
          </table:table-cell>
          <table:table-cell office:value-type="float" office:value="323.8165" calcext:value-type="float">
            <text:p>323.816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9" calcext:value-type="float">
            <text:p>18111999</text:p>
          </table:table-cell>
          <table:table-cell office:value-type="float" office:value="64.16971" calcext:value-type="float">
            <text:p>64.16971</text:p>
          </table:table-cell>
          <table:table-cell office:value-type="float" office:value="5566.533" calcext:value-type="float">
            <text:p>5566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1967" calcext:value-type="float">
            <text:p>-155.1967</text:p>
          </table:table-cell>
          <table:table-cell office:value-type="float" office:value="481.5249" calcext:value-type="float">
            <text:p>481.5249</text:p>
          </table:table-cell>
          <table:table-cell office:value-type="float" office:value="0" calcext:value-type="float">
            <text:p>0</text:p>
          </table:table-cell>
          <table:table-cell office:value-type="float" office:value="44.69267" calcext:value-type="float">
            <text:p>44.69267</text:p>
          </table:table-cell>
          <table:table-cell office:value-type="float" office:value="0.08397923" calcext:value-type="float">
            <text:p>0.08397923</text:p>
          </table:table-cell>
          <table:table-cell office:value-type="float" office:value="0.0500093" calcext:value-type="float">
            <text:p>0.0500093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35409" calcext:value-type="float">
            <text:p>0.4335409</text:p>
          </table:table-cell>
          <table:table-cell office:value-type="float" office:value="0.9176724" calcext:value-type="float">
            <text:p>0.9176724</text:p>
          </table:table-cell>
          <table:table-cell office:value-type="float" office:value="360" calcext:value-type="float">
            <text:p>360</text:p>
          </table:table-cell>
          <table:table-cell office:value-type="float" office:value="-156.5037" calcext:value-type="float">
            <text:p>-156.5037</text:p>
          </table:table-cell>
          <table:table-cell office:value-type="float" office:value="0" calcext:value-type="float">
            <text:p>0</text:p>
          </table:table-cell>
          <table:table-cell office:value-type="float" office:value="209.9751" calcext:value-type="float">
            <text:p>209.9751</text:p>
          </table:table-cell>
          <table:table-cell office:value-type="float" office:value="275.1199" calcext:value-type="float">
            <text:p>275.1199</text:p>
          </table:table-cell>
          <table:table-cell office:value-type="float" office:value="902.4105" calcext:value-type="float">
            <text:p>902.4105</text:p>
          </table:table-cell>
          <table:table-cell office:value-type="float" office:value="884.7725" calcext:value-type="float">
            <text:p>884.7725</text:p>
          </table:table-cell>
          <table:table-cell office:value-type="float" office:value="879.7643" calcext:value-type="float">
            <text:p>879.7643</text:p>
          </table:table-cell>
          <table:table-cell office:value-type="float" office:value="893.6646" calcext:value-type="float">
            <text:p>893.6646</text:p>
          </table:table-cell>
          <table:table-cell office:value-type="float" office:value="327.5219" calcext:value-type="float">
            <text:p>327.5219</text:p>
          </table:table-cell>
          <table:table-cell office:value-type="float" office:value="444.037" calcext:value-type="float">
            <text:p>444.037</text:p>
          </table:table-cell>
          <table:table-cell office:value-type="float" office:value="383.3633" calcext:value-type="float">
            <text:p>383.3633</text:p>
          </table:table-cell>
          <table:table-cell office:value-type="float" office:value="323.8144" calcext:value-type="float">
            <text:p>323.814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9" calcext:value-type="float">
            <text:p>19111999</text:p>
          </table:table-cell>
          <table:table-cell office:value-type="float" office:value="64.15212" calcext:value-type="float">
            <text:p>64.15212</text:p>
          </table:table-cell>
          <table:table-cell office:value-type="float" office:value="5566.473" calcext:value-type="float">
            <text:p>5566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2725" calcext:value-type="float">
            <text:p>-155.2725</text:p>
          </table:table-cell>
          <table:table-cell office:value-type="float" office:value="481.8383" calcext:value-type="float">
            <text:p>481.8383</text:p>
          </table:table-cell>
          <table:table-cell office:value-type="float" office:value="0" calcext:value-type="float">
            <text:p>0</text:p>
          </table:table-cell>
          <table:table-cell office:value-type="float" office:value="44.65912" calcext:value-type="float">
            <text:p>44.65912</text:p>
          </table:table-cell>
          <table:table-cell office:value-type="float" office:value="0.08371467" calcext:value-type="float">
            <text:p>0.08371467</text:p>
          </table:table-cell>
          <table:table-cell office:value-type="float" office:value="0.05025702" calcext:value-type="float">
            <text:p>0.05025702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39415" calcext:value-type="float">
            <text:p>0.4339415</text:p>
          </table:table-cell>
          <table:table-cell office:value-type="float" office:value="0.9190949" calcext:value-type="float">
            <text:p>0.9190949</text:p>
          </table:table-cell>
          <table:table-cell office:value-type="float" office:value="360" calcext:value-type="float">
            <text:p>360</text:p>
          </table:table-cell>
          <table:table-cell office:value-type="float" office:value="-156.581" calcext:value-type="float">
            <text:p>-156.581</text:p>
          </table:table-cell>
          <table:table-cell office:value-type="float" office:value="0" calcext:value-type="float">
            <text:p>0</text:p>
          </table:table-cell>
          <table:table-cell office:value-type="float" office:value="209.9745" calcext:value-type="float">
            <text:p>209.9745</text:p>
          </table:table-cell>
          <table:table-cell office:value-type="float" office:value="275.114" calcext:value-type="float">
            <text:p>275.114</text:p>
          </table:table-cell>
          <table:table-cell office:value-type="float" office:value="902.3918" calcext:value-type="float">
            <text:p>902.3918</text:p>
          </table:table-cell>
          <table:table-cell office:value-type="float" office:value="884.7537" calcext:value-type="float">
            <text:p>884.7537</text:p>
          </table:table-cell>
          <table:table-cell office:value-type="float" office:value="879.7545" calcext:value-type="float">
            <text:p>879.7545</text:p>
          </table:table-cell>
          <table:table-cell office:value-type="float" office:value="893.6528" calcext:value-type="float">
            <text:p>893.6528</text:p>
          </table:table-cell>
          <table:table-cell office:value-type="float" office:value="327.5182" calcext:value-type="float">
            <text:p>327.5182</text:p>
          </table:table-cell>
          <table:table-cell office:value-type="float" office:value="444.0336" calcext:value-type="float">
            <text:p>444.0336</text:p>
          </table:table-cell>
          <table:table-cell office:value-type="float" office:value="383.3611" calcext:value-type="float">
            <text:p>383.3611</text:p>
          </table:table-cell>
          <table:table-cell office:value-type="float" office:value="323.8123" calcext:value-type="float">
            <text:p>323.81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9" calcext:value-type="float">
            <text:p>20111999</text:p>
          </table:table-cell>
          <table:table-cell office:value-type="float" office:value="64.12609" calcext:value-type="float">
            <text:p>64.12609</text:p>
          </table:table-cell>
          <table:table-cell office:value-type="float" office:value="5566.383" calcext:value-type="float">
            <text:p>5566.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375" calcext:value-type="float">
            <text:p>-155.375</text:p>
          </table:table-cell>
          <table:table-cell office:value-type="float" office:value="481.7234" calcext:value-type="float">
            <text:p>481.7234</text:p>
          </table:table-cell>
          <table:table-cell office:value-type="float" office:value="0" calcext:value-type="float">
            <text:p>0</text:p>
          </table:table-cell>
          <table:table-cell office:value-type="float" office:value="44.62148" calcext:value-type="float">
            <text:p>44.62148</text:p>
          </table:table-cell>
          <table:table-cell office:value-type="float" office:value="0.0832989" calcext:value-type="float">
            <text:p>0.0832989</text:p>
          </table:table-cell>
          <table:table-cell office:value-type="float" office:value="0.05055385" calcext:value-type="float">
            <text:p>0.0505538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4338" calcext:value-type="float">
            <text:p>0.434338</text:p>
          </table:table-cell>
          <table:table-cell office:value-type="float" office:value="0.920252" calcext:value-type="float">
            <text:p>0.920252</text:p>
          </table:table-cell>
          <table:table-cell office:value-type="float" office:value="360" calcext:value-type="float">
            <text:p>360</text:p>
          </table:table-cell>
          <table:table-cell office:value-type="float" office:value="-156.6848" calcext:value-type="float">
            <text:p>-156.6848</text:p>
          </table:table-cell>
          <table:table-cell office:value-type="float" office:value="0" calcext:value-type="float">
            <text:p>0</text:p>
          </table:table-cell>
          <table:table-cell office:value-type="float" office:value="209.9744" calcext:value-type="float">
            <text:p>209.9744</text:p>
          </table:table-cell>
          <table:table-cell office:value-type="float" office:value="275.1034" calcext:value-type="float">
            <text:p>275.1034</text:p>
          </table:table-cell>
          <table:table-cell office:value-type="float" office:value="902.3587" calcext:value-type="float">
            <text:p>902.3587</text:p>
          </table:table-cell>
          <table:table-cell office:value-type="float" office:value="884.7272" calcext:value-type="float">
            <text:p>884.7272</text:p>
          </table:table-cell>
          <table:table-cell office:value-type="float" office:value="879.7365" calcext:value-type="float">
            <text:p>879.7365</text:p>
          </table:table-cell>
          <table:table-cell office:value-type="float" office:value="893.6363" calcext:value-type="float">
            <text:p>893.6363</text:p>
          </table:table-cell>
          <table:table-cell office:value-type="float" office:value="327.5139" calcext:value-type="float">
            <text:p>327.5139</text:p>
          </table:table-cell>
          <table:table-cell office:value-type="float" office:value="444.0307" calcext:value-type="float">
            <text:p>444.0307</text:p>
          </table:table-cell>
          <table:table-cell office:value-type="float" office:value="383.359" calcext:value-type="float">
            <text:p>383.359</text:p>
          </table:table-cell>
          <table:table-cell office:value-type="float" office:value="323.8102" calcext:value-type="float">
            <text:p>323.810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9" calcext:value-type="float">
            <text:p>21111999</text:p>
          </table:table-cell>
          <table:table-cell office:value-type="float" office:value="64.09499" calcext:value-type="float">
            <text:p>64.09499</text:p>
          </table:table-cell>
          <table:table-cell office:value-type="float" office:value="5566.283" calcext:value-type="float">
            <text:p>5566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4868" calcext:value-type="float">
            <text:p>-155.4868</text:p>
          </table:table-cell>
          <table:table-cell office:value-type="float" office:value="482.0423" calcext:value-type="float">
            <text:p>482.0423</text:p>
          </table:table-cell>
          <table:table-cell office:value-type="float" office:value="0" calcext:value-type="float">
            <text:p>0</text:p>
          </table:table-cell>
          <table:table-cell office:value-type="float" office:value="44.58339" calcext:value-type="float">
            <text:p>44.58339</text:p>
          </table:table-cell>
          <table:table-cell office:value-type="float" office:value="0.08288748" calcext:value-type="float">
            <text:p>0.08288748</text:p>
          </table:table-cell>
          <table:table-cell office:value-type="float" office:value="0.05086707" calcext:value-type="float">
            <text:p>0.0508670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47329" calcext:value-type="float">
            <text:p>0.4347329</text:p>
          </table:table-cell>
          <table:table-cell office:value-type="float" office:value="0.9214133" calcext:value-type="float">
            <text:p>0.9214133</text:p>
          </table:table-cell>
          <table:table-cell office:value-type="float" office:value="360" calcext:value-type="float">
            <text:p>360</text:p>
          </table:table-cell>
          <table:table-cell office:value-type="float" office:value="-156.7978" calcext:value-type="float">
            <text:p>-156.7978</text:p>
          </table:table-cell>
          <table:table-cell office:value-type="float" office:value="0" calcext:value-type="float">
            <text:p>0</text:p>
          </table:table-cell>
          <table:table-cell office:value-type="float" office:value="209.9731" calcext:value-type="float">
            <text:p>209.9731</text:p>
          </table:table-cell>
          <table:table-cell office:value-type="float" office:value="275.0925" calcext:value-type="float">
            <text:p>275.0925</text:p>
          </table:table-cell>
          <table:table-cell office:value-type="float" office:value="902.3218" calcext:value-type="float">
            <text:p>902.3218</text:p>
          </table:table-cell>
          <table:table-cell office:value-type="float" office:value="884.6975" calcext:value-type="float">
            <text:p>884.6975</text:p>
          </table:table-cell>
          <table:table-cell office:value-type="float" office:value="879.7162" calcext:value-type="float">
            <text:p>879.7162</text:p>
          </table:table-cell>
          <table:table-cell office:value-type="float" office:value="893.6176" calcext:value-type="float">
            <text:p>893.6176</text:p>
          </table:table-cell>
          <table:table-cell office:value-type="float" office:value="327.5092" calcext:value-type="float">
            <text:p>327.5092</text:p>
          </table:table-cell>
          <table:table-cell office:value-type="float" office:value="444.0271" calcext:value-type="float">
            <text:p>444.0271</text:p>
          </table:table-cell>
          <table:table-cell office:value-type="float" office:value="383.3569" calcext:value-type="float">
            <text:p>383.3569</text:p>
          </table:table-cell>
          <table:table-cell office:value-type="float" office:value="323.8082" calcext:value-type="float">
            <text:p>323.8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9" calcext:value-type="float">
            <text:p>22111999</text:p>
          </table:table-cell>
          <table:table-cell office:value-type="float" office:value="64.05427" calcext:value-type="float">
            <text:p>64.05427</text:p>
          </table:table-cell>
          <table:table-cell office:value-type="float" office:value="5566.166" calcext:value-type="float">
            <text:p>5566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6189" calcext:value-type="float">
            <text:p>-155.6189</text:p>
          </table:table-cell>
          <table:table-cell office:value-type="float" office:value="481.9017" calcext:value-type="float">
            <text:p>481.9017</text:p>
          </table:table-cell>
          <table:table-cell office:value-type="float" office:value="0" calcext:value-type="float">
            <text:p>0</text:p>
          </table:table-cell>
          <table:table-cell office:value-type="float" office:value="44.54535" calcext:value-type="float">
            <text:p>44.54535</text:p>
          </table:table-cell>
          <table:table-cell office:value-type="float" office:value="0.0822878" calcext:value-type="float">
            <text:p>0.0822878</text:p>
          </table:table-cell>
          <table:table-cell office:value-type="float" office:value="0.05116333" calcext:value-type="float">
            <text:p>0.05116333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51277" calcext:value-type="float">
            <text:p>0.4351277</text:p>
          </table:table-cell>
          <table:table-cell office:value-type="float" office:value="0.922578" calcext:value-type="float">
            <text:p>0.922578</text:p>
          </table:table-cell>
          <table:table-cell office:value-type="float" office:value="360" calcext:value-type="float">
            <text:p>360</text:p>
          </table:table-cell>
          <table:table-cell office:value-type="float" office:value="-156.9312" calcext:value-type="float">
            <text:p>-156.9312</text:p>
          </table:table-cell>
          <table:table-cell office:value-type="float" office:value="0" calcext:value-type="float">
            <text:p>0</text:p>
          </table:table-cell>
          <table:table-cell office:value-type="float" office:value="209.9689" calcext:value-type="float">
            <text:p>209.9689</text:p>
          </table:table-cell>
          <table:table-cell office:value-type="float" office:value="275.0778" calcext:value-type="float">
            <text:p>275.0778</text:p>
          </table:table-cell>
          <table:table-cell office:value-type="float" office:value="902.2761" calcext:value-type="float">
            <text:p>902.2761</text:p>
          </table:table-cell>
          <table:table-cell office:value-type="float" office:value="884.6626" calcext:value-type="float">
            <text:p>884.6626</text:p>
          </table:table-cell>
          <table:table-cell office:value-type="float" office:value="879.6943" calcext:value-type="float">
            <text:p>879.6943</text:p>
          </table:table-cell>
          <table:table-cell office:value-type="float" office:value="893.5977" calcext:value-type="float">
            <text:p>893.5977</text:p>
          </table:table-cell>
          <table:table-cell office:value-type="float" office:value="327.5041" calcext:value-type="float">
            <text:p>327.5041</text:p>
          </table:table-cell>
          <table:table-cell office:value-type="float" office:value="444.0208" calcext:value-type="float">
            <text:p>444.0208</text:p>
          </table:table-cell>
          <table:table-cell office:value-type="float" office:value="383.3548" calcext:value-type="float">
            <text:p>383.3548</text:p>
          </table:table-cell>
          <table:table-cell office:value-type="float" office:value="323.8062" calcext:value-type="float">
            <text:p>323.806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9" calcext:value-type="float">
            <text:p>23111999</text:p>
          </table:table-cell>
          <table:table-cell office:value-type="float" office:value="64.00154" calcext:value-type="float">
            <text:p>64.00154</text:p>
          </table:table-cell>
          <table:table-cell office:value-type="float" office:value="5566.016" calcext:value-type="float">
            <text:p>5566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7914" calcext:value-type="float">
            <text:p>-155.7914</text:p>
          </table:table-cell>
          <table:table-cell office:value-type="float" office:value="482.4816" calcext:value-type="float">
            <text:p>482.4816</text:p>
          </table:table-cell>
          <table:table-cell office:value-type="float" office:value="0" calcext:value-type="float">
            <text:p>0</text:p>
          </table:table-cell>
          <table:table-cell office:value-type="float" office:value="44.50516" calcext:value-type="float">
            <text:p>44.50516</text:p>
          </table:table-cell>
          <table:table-cell office:value-type="float" office:value="0.08157362" calcext:value-type="float">
            <text:p>0.08157362</text:p>
          </table:table-cell>
          <table:table-cell office:value-type="float" office:value="0.05146845" calcext:value-type="float">
            <text:p>0.0514684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55225" calcext:value-type="float">
            <text:p>0.4355225</text:p>
          </table:table-cell>
          <table:table-cell office:value-type="float" office:value="0.9237583" calcext:value-type="float">
            <text:p>0.9237583</text:p>
          </table:table-cell>
          <table:table-cell office:value-type="float" office:value="360" calcext:value-type="float">
            <text:p>360</text:p>
          </table:table-cell>
          <table:table-cell office:value-type="float" office:value="-157.1049" calcext:value-type="float">
            <text:p>-157.1049</text:p>
          </table:table-cell>
          <table:table-cell office:value-type="float" office:value="0" calcext:value-type="float">
            <text:p>0</text:p>
          </table:table-cell>
          <table:table-cell office:value-type="float" office:value="209.9636" calcext:value-type="float">
            <text:p>209.9636</text:p>
          </table:table-cell>
          <table:table-cell office:value-type="float" office:value="275.0593" calcext:value-type="float">
            <text:p>275.0593</text:p>
          </table:table-cell>
          <table:table-cell office:value-type="float" office:value="902.217" calcext:value-type="float">
            <text:p>902.217</text:p>
          </table:table-cell>
          <table:table-cell office:value-type="float" office:value="884.6125" calcext:value-type="float">
            <text:p>884.6125</text:p>
          </table:table-cell>
          <table:table-cell office:value-type="float" office:value="879.6663" calcext:value-type="float">
            <text:p>879.6663</text:p>
          </table:table-cell>
          <table:table-cell office:value-type="float" office:value="893.5731" calcext:value-type="float">
            <text:p>893.5731</text:p>
          </table:table-cell>
          <table:table-cell office:value-type="float" office:value="327.4984" calcext:value-type="float">
            <text:p>327.4984</text:p>
          </table:table-cell>
          <table:table-cell office:value-type="float" office:value="444.0136" calcext:value-type="float">
            <text:p>444.0136</text:p>
          </table:table-cell>
          <table:table-cell office:value-type="float" office:value="383.3525" calcext:value-type="float">
            <text:p>383.3525</text:p>
          </table:table-cell>
          <table:table-cell office:value-type="float" office:value="323.8043" calcext:value-type="float">
            <text:p>323.80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9" calcext:value-type="float">
            <text:p>24111999</text:p>
          </table:table-cell>
          <table:table-cell office:value-type="float" office:value="63.94756" calcext:value-type="float">
            <text:p>63.94756</text:p>
          </table:table-cell>
          <table:table-cell office:value-type="float" office:value="5565.855" calcext:value-type="float">
            <text:p>5565.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9772" calcext:value-type="float">
            <text:p>-155.9772</text:p>
          </table:table-cell>
          <table:table-cell office:value-type="float" office:value="483.3653" calcext:value-type="float">
            <text:p>483.3653</text:p>
          </table:table-cell>
          <table:table-cell office:value-type="float" office:value="0" calcext:value-type="float">
            <text:p>0</text:p>
          </table:table-cell>
          <table:table-cell office:value-type="float" office:value="44.46427" calcext:value-type="float">
            <text:p>44.46427</text:p>
          </table:table-cell>
          <table:table-cell office:value-type="float" office:value="0.08088744" calcext:value-type="float">
            <text:p>0.08088744</text:p>
          </table:table-cell>
          <table:table-cell office:value-type="float" office:value="0.05178634" calcext:value-type="float">
            <text:p>0.05178634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59173" calcext:value-type="float">
            <text:p>0.4359173</text:p>
          </table:table-cell>
          <table:table-cell office:value-type="float" office:value="0.9249356" calcext:value-type="float">
            <text:p>0.9249356</text:p>
          </table:table-cell>
          <table:table-cell office:value-type="float" office:value="360" calcext:value-type="float">
            <text:p>360</text:p>
          </table:table-cell>
          <table:table-cell office:value-type="float" office:value="-157.2919" calcext:value-type="float">
            <text:p>-157.2919</text:p>
          </table:table-cell>
          <table:table-cell office:value-type="float" office:value="0" calcext:value-type="float">
            <text:p>0</text:p>
          </table:table-cell>
          <table:table-cell office:value-type="float" office:value="209.9587" calcext:value-type="float">
            <text:p>209.9587</text:p>
          </table:table-cell>
          <table:table-cell office:value-type="float" office:value="275.0409" calcext:value-type="float">
            <text:p>275.0409</text:p>
          </table:table-cell>
          <table:table-cell office:value-type="float" office:value="902.157" calcext:value-type="float">
            <text:p>902.157</text:p>
          </table:table-cell>
          <table:table-cell office:value-type="float" office:value="884.5598" calcext:value-type="float">
            <text:p>884.5598</text:p>
          </table:table-cell>
          <table:table-cell office:value-type="float" office:value="879.6362" calcext:value-type="float">
            <text:p>879.6362</text:p>
          </table:table-cell>
          <table:table-cell office:value-type="float" office:value="893.5464" calcext:value-type="float">
            <text:p>893.5464</text:p>
          </table:table-cell>
          <table:table-cell office:value-type="float" office:value="327.4916" calcext:value-type="float">
            <text:p>327.4916</text:p>
          </table:table-cell>
          <table:table-cell office:value-type="float" office:value="444.006" calcext:value-type="float">
            <text:p>444.006</text:p>
          </table:table-cell>
          <table:table-cell office:value-type="float" office:value="383.3488" calcext:value-type="float">
            <text:p>383.3488</text:p>
          </table:table-cell>
          <table:table-cell office:value-type="float" office:value="323.8023" calcext:value-type="float">
            <text:p>323.80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9" calcext:value-type="float">
            <text:p>25111999</text:p>
          </table:table-cell>
          <table:table-cell office:value-type="float" office:value="63.91314" calcext:value-type="float">
            <text:p>63.91314</text:p>
          </table:table-cell>
          <table:table-cell office:value-type="float" office:value="5565.731" calcext:value-type="float">
            <text:p>5565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1222" calcext:value-type="float">
            <text:p>-156.1222</text:p>
          </table:table-cell>
          <table:table-cell office:value-type="float" office:value="484.4249" calcext:value-type="float">
            <text:p>484.4249</text:p>
          </table:table-cell>
          <table:table-cell office:value-type="float" office:value="0" calcext:value-type="float">
            <text:p>0</text:p>
          </table:table-cell>
          <table:table-cell office:value-type="float" office:value="44.42351" calcext:value-type="float">
            <text:p>44.42351</text:p>
          </table:table-cell>
          <table:table-cell office:value-type="float" office:value="0.08054121" calcext:value-type="float">
            <text:p>0.08054121</text:p>
          </table:table-cell>
          <table:table-cell office:value-type="float" office:value="0.05213711" calcext:value-type="float">
            <text:p>0.0521371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63121" calcext:value-type="float">
            <text:p>0.4363121</text:p>
          </table:table-cell>
          <table:table-cell office:value-type="float" office:value="0.9261008" calcext:value-type="float">
            <text:p>0.9261008</text:p>
          </table:table-cell>
          <table:table-cell office:value-type="float" office:value="360" calcext:value-type="float">
            <text:p>360</text:p>
          </table:table-cell>
          <table:table-cell office:value-type="float" office:value="-157.4382" calcext:value-type="float">
            <text:p>-157.4382</text:p>
          </table:table-cell>
          <table:table-cell office:value-type="float" office:value="0" calcext:value-type="float">
            <text:p>0</text:p>
          </table:table-cell>
          <table:table-cell office:value-type="float" office:value="209.9587" calcext:value-type="float">
            <text:p>209.9587</text:p>
          </table:table-cell>
          <table:table-cell office:value-type="float" office:value="275.0301" calcext:value-type="float">
            <text:p>275.0301</text:p>
          </table:table-cell>
          <table:table-cell office:value-type="float" office:value="902.1163" calcext:value-type="float">
            <text:p>902.1163</text:p>
          </table:table-cell>
          <table:table-cell office:value-type="float" office:value="884.522" calcext:value-type="float">
            <text:p>884.522</text:p>
          </table:table-cell>
          <table:table-cell office:value-type="float" office:value="879.6115" calcext:value-type="float">
            <text:p>879.6115</text:p>
          </table:table-cell>
          <table:table-cell office:value-type="float" office:value="893.523" calcext:value-type="float">
            <text:p>893.523</text:p>
          </table:table-cell>
          <table:table-cell office:value-type="float" office:value="327.4857" calcext:value-type="float">
            <text:p>327.4857</text:p>
          </table:table-cell>
          <table:table-cell office:value-type="float" office:value="443.9984" calcext:value-type="float">
            <text:p>443.9984</text:p>
          </table:table-cell>
          <table:table-cell office:value-type="float" office:value="383.3435" calcext:value-type="float">
            <text:p>383.3435</text:p>
          </table:table-cell>
          <table:table-cell office:value-type="float" office:value="323.8003" calcext:value-type="float">
            <text:p>323.80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9" calcext:value-type="float">
            <text:p>26111999</text:p>
          </table:table-cell>
          <table:table-cell office:value-type="float" office:value="63.88748" calcext:value-type="float">
            <text:p>63.88748</text:p>
          </table:table-cell>
          <table:table-cell office:value-type="float" office:value="5565.634" calcext:value-type="float">
            <text:p>5565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2325" calcext:value-type="float">
            <text:p>-156.2325</text:p>
          </table:table-cell>
          <table:table-cell office:value-type="float" office:value="484.5255" calcext:value-type="float">
            <text:p>484.5255</text:p>
          </table:table-cell>
          <table:table-cell office:value-type="float" office:value="0" calcext:value-type="float">
            <text:p>0</text:p>
          </table:table-cell>
          <table:table-cell office:value-type="float" office:value="44.38486" calcext:value-type="float">
            <text:p>44.38486</text:p>
          </table:table-cell>
          <table:table-cell office:value-type="float" office:value="0.08027348" calcext:value-type="float">
            <text:p>0.08027348</text:p>
          </table:table-cell>
          <table:table-cell office:value-type="float" office:value="0.05248952" calcext:value-type="float">
            <text:p>0.05248952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6707" calcext:value-type="float">
            <text:p>0.436707</text:p>
          </table:table-cell>
          <table:table-cell office:value-type="float" office:value="0.9272673" calcext:value-type="float">
            <text:p>0.9272673</text:p>
          </table:table-cell>
          <table:table-cell office:value-type="float" office:value="360" calcext:value-type="float">
            <text:p>360</text:p>
          </table:table-cell>
          <table:table-cell office:value-type="float" office:value="-157.5497" calcext:value-type="float">
            <text:p>-157.5497</text:p>
          </table:table-cell>
          <table:table-cell office:value-type="float" office:value="0" calcext:value-type="float">
            <text:p>0</text:p>
          </table:table-cell>
          <table:table-cell office:value-type="float" office:value="209.9592" calcext:value-type="float">
            <text:p>209.9592</text:p>
          </table:table-cell>
          <table:table-cell office:value-type="float" office:value="275.0217" calcext:value-type="float">
            <text:p>275.0217</text:p>
          </table:table-cell>
          <table:table-cell office:value-type="float" office:value="902.0864" calcext:value-type="float">
            <text:p>902.0864</text:p>
          </table:table-cell>
          <table:table-cell office:value-type="float" office:value="884.4962" calcext:value-type="float">
            <text:p>884.4962</text:p>
          </table:table-cell>
          <table:table-cell office:value-type="float" office:value="879.5917" calcext:value-type="float">
            <text:p>879.5917</text:p>
          </table:table-cell>
          <table:table-cell office:value-type="float" office:value="893.5038" calcext:value-type="float">
            <text:p>893.5038</text:p>
          </table:table-cell>
          <table:table-cell office:value-type="float" office:value="327.4802" calcext:value-type="float">
            <text:p>327.4802</text:p>
          </table:table-cell>
          <table:table-cell office:value-type="float" office:value="443.9909" calcext:value-type="float">
            <text:p>443.9909</text:p>
          </table:table-cell>
          <table:table-cell office:value-type="float" office:value="383.3383" calcext:value-type="float">
            <text:p>383.3383</text:p>
          </table:table-cell>
          <table:table-cell office:value-type="float" office:value="323.7984" calcext:value-type="float">
            <text:p>323.798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9" calcext:value-type="float">
            <text:p>27111999</text:p>
          </table:table-cell>
          <table:table-cell office:value-type="float" office:value="63.85756" calcext:value-type="float">
            <text:p>63.85756</text:p>
          </table:table-cell>
          <table:table-cell office:value-type="float" office:value="5565.529" calcext:value-type="float">
            <text:p>5565.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3479" calcext:value-type="float">
            <text:p>-156.3479</text:p>
          </table:table-cell>
          <table:table-cell office:value-type="float" office:value="485.1518" calcext:value-type="float">
            <text:p>485.1518</text:p>
          </table:table-cell>
          <table:table-cell office:value-type="float" office:value="0" calcext:value-type="float">
            <text:p>0</text:p>
          </table:table-cell>
          <table:table-cell office:value-type="float" office:value="44.34598" calcext:value-type="float">
            <text:p>44.34598</text:p>
          </table:table-cell>
          <table:table-cell office:value-type="float" office:value="0.07993177" calcext:value-type="float">
            <text:p>0.07993177</text:p>
          </table:table-cell>
          <table:table-cell office:value-type="float" office:value="0.05283514" calcext:value-type="float">
            <text:p>0.05283514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71018" calcext:value-type="float">
            <text:p>0.4371018</text:p>
          </table:table-cell>
          <table:table-cell office:value-type="float" office:value="0.9284172" calcext:value-type="float">
            <text:p>0.9284172</text:p>
          </table:table-cell>
          <table:table-cell office:value-type="float" office:value="360" calcext:value-type="float">
            <text:p>360</text:p>
          </table:table-cell>
          <table:table-cell office:value-type="float" office:value="-157.6663" calcext:value-type="float">
            <text:p>-157.6663</text:p>
          </table:table-cell>
          <table:table-cell office:value-type="float" office:value="0" calcext:value-type="float">
            <text:p>0</text:p>
          </table:table-cell>
          <table:table-cell office:value-type="float" office:value="209.9583" calcext:value-type="float">
            <text:p>209.9583</text:p>
          </table:table-cell>
          <table:table-cell office:value-type="float" office:value="275.0119" calcext:value-type="float">
            <text:p>275.0119</text:p>
          </table:table-cell>
          <table:table-cell office:value-type="float" office:value="902.0517" calcext:value-type="float">
            <text:p>902.0517</text:p>
          </table:table-cell>
          <table:table-cell office:value-type="float" office:value="884.4666" calcext:value-type="float">
            <text:p>884.4666</text:p>
          </table:table-cell>
          <table:table-cell office:value-type="float" office:value="879.5715" calcext:value-type="float">
            <text:p>879.5715</text:p>
          </table:table-cell>
          <table:table-cell office:value-type="float" office:value="893.4841" calcext:value-type="float">
            <text:p>893.4841</text:p>
          </table:table-cell>
          <table:table-cell office:value-type="float" office:value="327.4747" calcext:value-type="float">
            <text:p>327.4747</text:p>
          </table:table-cell>
          <table:table-cell office:value-type="float" office:value="443.9841" calcext:value-type="float">
            <text:p>443.9841</text:p>
          </table:table-cell>
          <table:table-cell office:value-type="float" office:value="383.3334" calcext:value-type="float">
            <text:p>383.3334</text:p>
          </table:table-cell>
          <table:table-cell office:value-type="float" office:value="323.7964" calcext:value-type="float">
            <text:p>323.796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9" calcext:value-type="float">
            <text:p>28111999</text:p>
          </table:table-cell>
          <table:table-cell office:value-type="float" office:value="63.83447" calcext:value-type="float">
            <text:p>63.83447</text:p>
          </table:table-cell>
          <table:table-cell office:value-type="float" office:value="5565.443" calcext:value-type="float">
            <text:p>5565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4467" calcext:value-type="float">
            <text:p>-156.4467</text:p>
          </table:table-cell>
          <table:table-cell office:value-type="float" office:value="485.7411" calcext:value-type="float">
            <text:p>485.7411</text:p>
          </table:table-cell>
          <table:table-cell office:value-type="float" office:value="0" calcext:value-type="float">
            <text:p>0</text:p>
          </table:table-cell>
          <table:table-cell office:value-type="float" office:value="44.30853" calcext:value-type="float">
            <text:p>44.30853</text:p>
          </table:table-cell>
          <table:table-cell office:value-type="float" office:value="0.0796966" calcext:value-type="float">
            <text:p>0.0796966</text:p>
          </table:table-cell>
          <table:table-cell office:value-type="float" office:value="0.05318214" calcext:value-type="float">
            <text:p>0.05318214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74966" calcext:value-type="float">
            <text:p>0.4374966</text:p>
          </table:table-cell>
          <table:table-cell office:value-type="float" office:value="0.9295266" calcext:value-type="float">
            <text:p>0.9295266</text:p>
          </table:table-cell>
          <table:table-cell office:value-type="float" office:value="360" calcext:value-type="float">
            <text:p>360</text:p>
          </table:table-cell>
          <table:table-cell office:value-type="float" office:value="-157.7663" calcext:value-type="float">
            <text:p>-157.7663</text:p>
          </table:table-cell>
          <table:table-cell office:value-type="float" office:value="0" calcext:value-type="float">
            <text:p>0</text:p>
          </table:table-cell>
          <table:table-cell office:value-type="float" office:value="209.9592" calcext:value-type="float">
            <text:p>209.9592</text:p>
          </table:table-cell>
          <table:table-cell office:value-type="float" office:value="275.0043" calcext:value-type="float">
            <text:p>275.0043</text:p>
          </table:table-cell>
          <table:table-cell office:value-type="float" office:value="902.0255" calcext:value-type="float">
            <text:p>902.0255</text:p>
          </table:table-cell>
          <table:table-cell office:value-type="float" office:value="884.4427" calcext:value-type="float">
            <text:p>884.4427</text:p>
          </table:table-cell>
          <table:table-cell office:value-type="float" office:value="879.5529" calcext:value-type="float">
            <text:p>879.5529</text:p>
          </table:table-cell>
          <table:table-cell office:value-type="float" office:value="893.4661" calcext:value-type="float">
            <text:p>893.4661</text:p>
          </table:table-cell>
          <table:table-cell office:value-type="float" office:value="327.4697" calcext:value-type="float">
            <text:p>327.4697</text:p>
          </table:table-cell>
          <table:table-cell office:value-type="float" office:value="443.9777" calcext:value-type="float">
            <text:p>443.9777</text:p>
          </table:table-cell>
          <table:table-cell office:value-type="float" office:value="383.3312" calcext:value-type="float">
            <text:p>383.3312</text:p>
          </table:table-cell>
          <table:table-cell office:value-type="float" office:value="323.7944" calcext:value-type="float">
            <text:p>323.79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9" calcext:value-type="float">
            <text:p>29111999</text:p>
          </table:table-cell>
          <table:table-cell office:value-type="float" office:value="63.81845" calcext:value-type="float">
            <text:p>63.81845</text:p>
          </table:table-cell>
          <table:table-cell office:value-type="float" office:value="5565.379" calcext:value-type="float">
            <text:p>5565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5255" calcext:value-type="float">
            <text:p>-156.5255</text:p>
          </table:table-cell>
          <table:table-cell office:value-type="float" office:value="486.3898" calcext:value-type="float">
            <text:p>486.3898</text:p>
          </table:table-cell>
          <table:table-cell office:value-type="float" office:value="0" calcext:value-type="float">
            <text:p>0</text:p>
          </table:table-cell>
          <table:table-cell office:value-type="float" office:value="44.27316" calcext:value-type="float">
            <text:p>44.27316</text:p>
          </table:table-cell>
          <table:table-cell office:value-type="float" office:value="0.07956778" calcext:value-type="float">
            <text:p>0.07956778</text:p>
          </table:table-cell>
          <table:table-cell office:value-type="float" office:value="0.05351487" calcext:value-type="float">
            <text:p>0.0535148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78914" calcext:value-type="float">
            <text:p>0.4378914</text:p>
          </table:table-cell>
          <table:table-cell office:value-type="float" office:value="0.9305228" calcext:value-type="float">
            <text:p>0.9305228</text:p>
          </table:table-cell>
          <table:table-cell office:value-type="float" office:value="360" calcext:value-type="float">
            <text:p>360</text:p>
          </table:table-cell>
          <table:table-cell office:value-type="float" office:value="-157.8461" calcext:value-type="float">
            <text:p>-157.8461</text:p>
          </table:table-cell>
          <table:table-cell office:value-type="float" office:value="0" calcext:value-type="float">
            <text:p>0</text:p>
          </table:table-cell>
          <table:table-cell office:value-type="float" office:value="209.9602" calcext:value-type="float">
            <text:p>209.9602</text:p>
          </table:table-cell>
          <table:table-cell office:value-type="float" office:value="275.0001" calcext:value-type="float">
            <text:p>275.0001</text:p>
          </table:table-cell>
          <table:table-cell office:value-type="float" office:value="902.0079" calcext:value-type="float">
            <text:p>902.0079</text:p>
          </table:table-cell>
          <table:table-cell office:value-type="float" office:value="884.4251" calcext:value-type="float">
            <text:p>884.4251</text:p>
          </table:table-cell>
          <table:table-cell office:value-type="float" office:value="879.5407" calcext:value-type="float">
            <text:p>879.5407</text:p>
          </table:table-cell>
          <table:table-cell office:value-type="float" office:value="893.4506" calcext:value-type="float">
            <text:p>893.4506</text:p>
          </table:table-cell>
          <table:table-cell office:value-type="float" office:value="327.4654" calcext:value-type="float">
            <text:p>327.4654</text:p>
          </table:table-cell>
          <table:table-cell office:value-type="float" office:value="443.9729" calcext:value-type="float">
            <text:p>443.9729</text:p>
          </table:table-cell>
          <table:table-cell office:value-type="float" office:value="383.329" calcext:value-type="float">
            <text:p>383.329</text:p>
          </table:table-cell>
          <table:table-cell office:value-type="float" office:value="323.7925" calcext:value-type="float">
            <text:p>323.79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9" calcext:value-type="float">
            <text:p>30111999</text:p>
          </table:table-cell>
          <table:table-cell office:value-type="float" office:value="63.80575" calcext:value-type="float">
            <text:p>63.80575</text:p>
          </table:table-cell>
          <table:table-cell office:value-type="float" office:value="5565.329" calcext:value-type="float">
            <text:p>5565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5926" calcext:value-type="float">
            <text:p>-156.5926</text:p>
          </table:table-cell>
          <table:table-cell office:value-type="float" office:value="486.8013" calcext:value-type="float">
            <text:p>486.8013</text:p>
          </table:table-cell>
          <table:table-cell office:value-type="float" office:value="0" calcext:value-type="float">
            <text:p>0</text:p>
          </table:table-cell>
          <table:table-cell office:value-type="float" office:value="44.24012" calcext:value-type="float">
            <text:p>44.24012</text:p>
          </table:table-cell>
          <table:table-cell office:value-type="float" office:value="0.07950374" calcext:value-type="float">
            <text:p>0.07950374</text:p>
          </table:table-cell>
          <table:table-cell office:value-type="float" office:value="0.05382531" calcext:value-type="float">
            <text:p>0.0538253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82862" calcext:value-type="float">
            <text:p>0.4382862</text:p>
          </table:table-cell>
          <table:table-cell office:value-type="float" office:value="0.9314802" calcext:value-type="float">
            <text:p>0.9314802</text:p>
          </table:table-cell>
          <table:table-cell office:value-type="float" office:value="360" calcext:value-type="float">
            <text:p>360</text:p>
          </table:table-cell>
          <table:table-cell office:value-type="float" office:value="-157.9143" calcext:value-type="float">
            <text:p>-157.9143</text:p>
          </table:table-cell>
          <table:table-cell office:value-type="float" office:value="0" calcext:value-type="float">
            <text:p>0</text:p>
          </table:table-cell>
          <table:table-cell office:value-type="float" office:value="209.9614" calcext:value-type="float">
            <text:p>209.9614</text:p>
          </table:table-cell>
          <table:table-cell office:value-type="float" office:value="274.9969" calcext:value-type="float">
            <text:p>274.9969</text:p>
          </table:table-cell>
          <table:table-cell office:value-type="float" office:value="901.9944" calcext:value-type="float">
            <text:p>901.9944</text:p>
          </table:table-cell>
          <table:table-cell office:value-type="float" office:value="884.407" calcext:value-type="float">
            <text:p>884.407</text:p>
          </table:table-cell>
          <table:table-cell office:value-type="float" office:value="879.532" calcext:value-type="float">
            <text:p>879.532</text:p>
          </table:table-cell>
          <table:table-cell office:value-type="float" office:value="893.4407" calcext:value-type="float">
            <text:p>893.4407</text:p>
          </table:table-cell>
          <table:table-cell office:value-type="float" office:value="327.4616" calcext:value-type="float">
            <text:p>327.4616</text:p>
          </table:table-cell>
          <table:table-cell office:value-type="float" office:value="443.9701" calcext:value-type="float">
            <text:p>443.9701</text:p>
          </table:table-cell>
          <table:table-cell office:value-type="float" office:value="383.3269" calcext:value-type="float">
            <text:p>383.3269</text:p>
          </table:table-cell>
          <table:table-cell office:value-type="float" office:value="323.7906" calcext:value-type="float">
            <text:p>323.79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9" calcext:value-type="float">
            <text:p>1121999</text:p>
          </table:table-cell>
          <table:table-cell office:value-type="float" office:value="63.79458" calcext:value-type="float">
            <text:p>63.79458</text:p>
          </table:table-cell>
          <table:table-cell office:value-type="float" office:value="5565.285" calcext:value-type="float">
            <text:p>5565.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6506" calcext:value-type="float">
            <text:p>-156.6506</text:p>
          </table:table-cell>
          <table:table-cell office:value-type="float" office:value="487.105" calcext:value-type="float">
            <text:p>487.105</text:p>
          </table:table-cell>
          <table:table-cell office:value-type="float" office:value="0" calcext:value-type="float">
            <text:p>0</text:p>
          </table:table-cell>
          <table:table-cell office:value-type="float" office:value="44.20786" calcext:value-type="float">
            <text:p>44.20786</text:p>
          </table:table-cell>
          <table:table-cell office:value-type="float" office:value="0.07944544" calcext:value-type="float">
            <text:p>0.07944544</text:p>
          </table:table-cell>
          <table:table-cell office:value-type="float" office:value="0.05412138" calcext:value-type="float">
            <text:p>0.05412138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86801" calcext:value-type="float">
            <text:p>0.4386801</text:p>
          </table:table-cell>
          <table:table-cell office:value-type="float" office:value="0.9324171" calcext:value-type="float">
            <text:p>0.9324171</text:p>
          </table:table-cell>
          <table:table-cell office:value-type="float" office:value="360" calcext:value-type="float">
            <text:p>360</text:p>
          </table:table-cell>
          <table:table-cell office:value-type="float" office:value="-157.9732" calcext:value-type="float">
            <text:p>-157.9732</text:p>
          </table:table-cell>
          <table:table-cell office:value-type="float" office:value="0" calcext:value-type="float">
            <text:p>0</text:p>
          </table:table-cell>
          <table:table-cell office:value-type="float" office:value="209.9626" calcext:value-type="float">
            <text:p>209.9626</text:p>
          </table:table-cell>
          <table:table-cell office:value-type="float" office:value="274.9941" calcext:value-type="float">
            <text:p>274.9941</text:p>
          </table:table-cell>
          <table:table-cell office:value-type="float" office:value="901.9818" calcext:value-type="float">
            <text:p>901.9818</text:p>
          </table:table-cell>
          <table:table-cell office:value-type="float" office:value="884.3931" calcext:value-type="float">
            <text:p>884.3931</text:p>
          </table:table-cell>
          <table:table-cell office:value-type="float" office:value="879.5236" calcext:value-type="float">
            <text:p>879.5236</text:p>
          </table:table-cell>
          <table:table-cell office:value-type="float" office:value="893.4324" calcext:value-type="float">
            <text:p>893.4324</text:p>
          </table:table-cell>
          <table:table-cell office:value-type="float" office:value="327.458" calcext:value-type="float">
            <text:p>327.458</text:p>
          </table:table-cell>
          <table:table-cell office:value-type="float" office:value="443.9669" calcext:value-type="float">
            <text:p>443.9669</text:p>
          </table:table-cell>
          <table:table-cell office:value-type="float" office:value="383.3249" calcext:value-type="float">
            <text:p>383.3249</text:p>
          </table:table-cell>
          <table:table-cell office:value-type="float" office:value="323.7887" calcext:value-type="float">
            <text:p>323.78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9" calcext:value-type="float">
            <text:p>2121999</text:p>
          </table:table-cell>
          <table:table-cell office:value-type="float" office:value="63.78465" calcext:value-type="float">
            <text:p>63.78465</text:p>
          </table:table-cell>
          <table:table-cell office:value-type="float" office:value="5565.244" calcext:value-type="float">
            <text:p>5565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7022" calcext:value-type="float">
            <text:p>-156.7022</text:p>
          </table:table-cell>
          <table:table-cell office:value-type="float" office:value="487.067" calcext:value-type="float">
            <text:p>487.067</text:p>
          </table:table-cell>
          <table:table-cell office:value-type="float" office:value="0" calcext:value-type="float">
            <text:p>0</text:p>
          </table:table-cell>
          <table:table-cell office:value-type="float" office:value="44.17575" calcext:value-type="float">
            <text:p>44.17575</text:p>
          </table:table-cell>
          <table:table-cell office:value-type="float" office:value="0.07940337" calcext:value-type="float">
            <text:p>0.07940337</text:p>
          </table:table-cell>
          <table:table-cell office:value-type="float" office:value="0.0544063" calcext:value-type="float">
            <text:p>0.0544063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90705" calcext:value-type="float">
            <text:p>0.4390705</text:p>
          </table:table-cell>
          <table:table-cell office:value-type="float" office:value="0.9333398" calcext:value-type="float">
            <text:p>0.9333398</text:p>
          </table:table-cell>
          <table:table-cell office:value-type="float" office:value="360" calcext:value-type="float">
            <text:p>360</text:p>
          </table:table-cell>
          <table:table-cell office:value-type="float" office:value="-158.0259" calcext:value-type="float">
            <text:p>-158.0259</text:p>
          </table:table-cell>
          <table:table-cell office:value-type="float" office:value="0" calcext:value-type="float">
            <text:p>0</text:p>
          </table:table-cell>
          <table:table-cell office:value-type="float" office:value="209.9639" calcext:value-type="float">
            <text:p>209.9639</text:p>
          </table:table-cell>
          <table:table-cell office:value-type="float" office:value="274.9915" calcext:value-type="float">
            <text:p>274.9915</text:p>
          </table:table-cell>
          <table:table-cell office:value-type="float" office:value="901.9698" calcext:value-type="float">
            <text:p>901.9698</text:p>
          </table:table-cell>
          <table:table-cell office:value-type="float" office:value="884.3818" calcext:value-type="float">
            <text:p>884.3818</text:p>
          </table:table-cell>
          <table:table-cell office:value-type="float" office:value="879.5155" calcext:value-type="float">
            <text:p>879.5155</text:p>
          </table:table-cell>
          <table:table-cell office:value-type="float" office:value="893.4244" calcext:value-type="float">
            <text:p>893.4244</text:p>
          </table:table-cell>
          <table:table-cell office:value-type="float" office:value="327.4545" calcext:value-type="float">
            <text:p>327.4545</text:p>
          </table:table-cell>
          <table:table-cell office:value-type="float" office:value="443.9639" calcext:value-type="float">
            <text:p>443.9639</text:p>
          </table:table-cell>
          <table:table-cell office:value-type="float" office:value="383.3228" calcext:value-type="float">
            <text:p>383.3228</text:p>
          </table:table-cell>
          <table:table-cell office:value-type="float" office:value="323.7868" calcext:value-type="float">
            <text:p>323.786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9" calcext:value-type="float">
            <text:p>3121999</text:p>
          </table:table-cell>
          <table:table-cell office:value-type="float" office:value="63.77371" calcext:value-type="float">
            <text:p>63.77371</text:p>
          </table:table-cell>
          <table:table-cell office:value-type="float" office:value="5565.204" calcext:value-type="float">
            <text:p>5565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7355" calcext:value-type="float">
            <text:p>-156.7355</text:p>
          </table:table-cell>
          <table:table-cell office:value-type="float" office:value="486.2845" calcext:value-type="float">
            <text:p>486.2845</text:p>
          </table:table-cell>
          <table:table-cell office:value-type="float" office:value="0" calcext:value-type="float">
            <text:p>0</text:p>
          </table:table-cell>
          <table:table-cell office:value-type="float" office:value="44.14296" calcext:value-type="float">
            <text:p>44.14296</text:p>
          </table:table-cell>
          <table:table-cell office:value-type="float" office:value="0.07930527" calcext:value-type="float">
            <text:p>0.07930527</text:p>
          </table:table-cell>
          <table:table-cell office:value-type="float" office:value="0.05462417" calcext:value-type="float">
            <text:p>0.0546241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395633" calcext:value-type="float">
            <text:p>0.4395633</text:p>
          </table:table-cell>
          <table:table-cell office:value-type="float" office:value="0.9352656" calcext:value-type="float">
            <text:p>0.9352656</text:p>
          </table:table-cell>
          <table:table-cell office:value-type="float" office:value="360" calcext:value-type="float">
            <text:p>360</text:p>
          </table:table-cell>
          <table:table-cell office:value-type="float" office:value="-158.0614" calcext:value-type="float">
            <text:p>-158.0614</text:p>
          </table:table-cell>
          <table:table-cell office:value-type="float" office:value="0" calcext:value-type="float">
            <text:p>0</text:p>
          </table:table-cell>
          <table:table-cell office:value-type="float" office:value="209.9644" calcext:value-type="float">
            <text:p>209.9644</text:p>
          </table:table-cell>
          <table:table-cell office:value-type="float" office:value="274.9882" calcext:value-type="float">
            <text:p>274.9882</text:p>
          </table:table-cell>
          <table:table-cell office:value-type="float" office:value="901.9578" calcext:value-type="float">
            <text:p>901.9578</text:p>
          </table:table-cell>
          <table:table-cell office:value-type="float" office:value="884.3705" calcext:value-type="float">
            <text:p>884.3705</text:p>
          </table:table-cell>
          <table:table-cell office:value-type="float" office:value="879.5074" calcext:value-type="float">
            <text:p>879.5074</text:p>
          </table:table-cell>
          <table:table-cell office:value-type="float" office:value="893.4172" calcext:value-type="float">
            <text:p>893.4172</text:p>
          </table:table-cell>
          <table:table-cell office:value-type="float" office:value="327.4521" calcext:value-type="float">
            <text:p>327.452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83.3209" calcext:value-type="float">
            <text:p>383.3209</text:p>
          </table:table-cell>
          <table:table-cell office:value-type="float" office:value="323.7849" calcext:value-type="float">
            <text:p>323.78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9" calcext:value-type="float">
            <text:p>4121999</text:p>
          </table:table-cell>
          <table:table-cell office:value-type="float" office:value="63.76025" calcext:value-type="float">
            <text:p>63.76025</text:p>
          </table:table-cell>
          <table:table-cell office:value-type="float" office:value="5565.164" calcext:value-type="float">
            <text:p>5565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7581" calcext:value-type="float">
            <text:p>-156.7581</text:p>
          </table:table-cell>
          <table:table-cell office:value-type="float" office:value="485.2704" calcext:value-type="float">
            <text:p>485.2704</text:p>
          </table:table-cell>
          <table:table-cell office:value-type="float" office:value="0" calcext:value-type="float">
            <text:p>0</text:p>
          </table:table-cell>
          <table:table-cell office:value-type="float" office:value="44.11111" calcext:value-type="float">
            <text:p>44.11111</text:p>
          </table:table-cell>
          <table:table-cell office:value-type="float" office:value="0.07826166" calcext:value-type="float">
            <text:p>0.07826166</text:p>
          </table:table-cell>
          <table:table-cell office:value-type="float" office:value="0.05463331" calcext:value-type="float">
            <text:p>0.0546333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407091" calcext:value-type="float">
            <text:p>0.4407091</text:p>
          </table:table-cell>
          <table:table-cell office:value-type="float" office:value="0.9415323" calcext:value-type="float">
            <text:p>0.9415323</text:p>
          </table:table-cell>
          <table:table-cell office:value-type="float" office:value="360" calcext:value-type="float">
            <text:p>360</text:p>
          </table:table-cell>
          <table:table-cell office:value-type="float" office:value="-158.0914" calcext:value-type="float">
            <text:p>-158.0914</text:p>
          </table:table-cell>
          <table:table-cell office:value-type="float" office:value="0" calcext:value-type="float">
            <text:p>0</text:p>
          </table:table-cell>
          <table:table-cell office:value-type="float" office:value="209.9638" calcext:value-type="float">
            <text:p>209.9638</text:p>
          </table:table-cell>
          <table:table-cell office:value-type="float" office:value="274.985" calcext:value-type="float">
            <text:p>274.985</text:p>
          </table:table-cell>
          <table:table-cell office:value-type="float" office:value="901.9459" calcext:value-type="float">
            <text:p>901.9459</text:p>
          </table:table-cell>
          <table:table-cell office:value-type="float" office:value="884.3585" calcext:value-type="float">
            <text:p>884.3585</text:p>
          </table:table-cell>
          <table:table-cell office:value-type="float" office:value="879.4995" calcext:value-type="float">
            <text:p>879.4995</text:p>
          </table:table-cell>
          <table:table-cell office:value-type="float" office:value="893.4103" calcext:value-type="float">
            <text:p>893.4103</text:p>
          </table:table-cell>
          <table:table-cell office:value-type="float" office:value="327.4496" calcext:value-type="float">
            <text:p>327.4496</text:p>
          </table:table-cell>
          <table:table-cell office:value-type="float" office:value="443.9581" calcext:value-type="float">
            <text:p>443.9581</text:p>
          </table:table-cell>
          <table:table-cell office:value-type="float" office:value="383.3189" calcext:value-type="float">
            <text:p>383.3189</text:p>
          </table:table-cell>
          <table:table-cell office:value-type="float" office:value="323.7829" calcext:value-type="float">
            <text:p>323.782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9" calcext:value-type="float">
            <text:p>5121999</text:p>
          </table:table-cell>
          <table:table-cell office:value-type="float" office:value="63.74488" calcext:value-type="float">
            <text:p>63.74488</text:p>
          </table:table-cell>
          <table:table-cell office:value-type="float" office:value="5565.12" calcext:value-type="float">
            <text:p>5565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7698" calcext:value-type="float">
            <text:p>-156.7698</text:p>
          </table:table-cell>
          <table:table-cell office:value-type="float" office:value="484.8671" calcext:value-type="float">
            <text:p>484.8671</text:p>
          </table:table-cell>
          <table:table-cell office:value-type="float" office:value="0" calcext:value-type="float">
            <text:p>0</text:p>
          </table:table-cell>
          <table:table-cell office:value-type="float" office:value="44.08027" calcext:value-type="float">
            <text:p>44.08027</text:p>
          </table:table-cell>
          <table:table-cell office:value-type="float" office:value="0.07759049" calcext:value-type="float">
            <text:p>0.07759049</text:p>
          </table:table-cell>
          <table:table-cell office:value-type="float" office:value="0.05464096" calcext:value-type="float">
            <text:p>0.05464096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420595" calcext:value-type="float">
            <text:p>0.4420595</text:p>
          </table:table-cell>
          <table:table-cell office:value-type="float" office:value="0.948534" calcext:value-type="float">
            <text:p>0.948534</text:p>
          </table:table-cell>
          <table:table-cell office:value-type="float" office:value="360" calcext:value-type="float">
            <text:p>360</text:p>
          </table:table-cell>
          <table:table-cell office:value-type="float" office:value="-158.1115" calcext:value-type="float">
            <text:p>-158.1115</text:p>
          </table:table-cell>
          <table:table-cell office:value-type="float" office:value="0" calcext:value-type="float">
            <text:p>0</text:p>
          </table:table-cell>
          <table:table-cell office:value-type="float" office:value="209.9608" calcext:value-type="float">
            <text:p>209.9608</text:p>
          </table:table-cell>
          <table:table-cell office:value-type="float" office:value="274.9809" calcext:value-type="float">
            <text:p>274.9809</text:p>
          </table:table-cell>
          <table:table-cell office:value-type="float" office:value="901.9341" calcext:value-type="float">
            <text:p>901.9341</text:p>
          </table:table-cell>
          <table:table-cell office:value-type="float" office:value="884.3443" calcext:value-type="float">
            <text:p>884.3443</text:p>
          </table:table-cell>
          <table:table-cell office:value-type="float" office:value="879.4915" calcext:value-type="float">
            <text:p>879.4915</text:p>
          </table:table-cell>
          <table:table-cell office:value-type="float" office:value="893.403" calcext:value-type="float">
            <text:p>893.403</text:p>
          </table:table-cell>
          <table:table-cell office:value-type="float" office:value="327.4471" calcext:value-type="float">
            <text:p>327.4471</text:p>
          </table:table-cell>
          <table:table-cell office:value-type="float" office:value="443.9553" calcext:value-type="float">
            <text:p>443.9553</text:p>
          </table:table-cell>
          <table:table-cell office:value-type="float" office:value="383.3169" calcext:value-type="float">
            <text:p>383.3169</text:p>
          </table:table-cell>
          <table:table-cell office:value-type="float" office:value="323.7809" calcext:value-type="float">
            <text:p>323.78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9" calcext:value-type="float">
            <text:p>6121999</text:p>
          </table:table-cell>
          <table:table-cell office:value-type="float" office:value="63.73015" calcext:value-type="float">
            <text:p>63.73015</text:p>
          </table:table-cell>
          <table:table-cell office:value-type="float" office:value="5565.076" calcext:value-type="float">
            <text:p>5565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205" calcext:value-type="float">
            <text:p>-156.8205</text:p>
          </table:table-cell>
          <table:table-cell office:value-type="float" office:value="483.6913" calcext:value-type="float">
            <text:p>483.6913</text:p>
          </table:table-cell>
          <table:table-cell office:value-type="float" office:value="0" calcext:value-type="float">
            <text:p>0</text:p>
          </table:table-cell>
          <table:table-cell office:value-type="float" office:value="44.05001" calcext:value-type="float">
            <text:p>44.05001</text:p>
          </table:table-cell>
          <table:table-cell office:value-type="float" office:value="0.07738684" calcext:value-type="float">
            <text:p>0.07738684</text:p>
          </table:table-cell>
          <table:table-cell office:value-type="float" office:value="0.05473751" calcext:value-type="float">
            <text:p>0.0547375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439529" calcext:value-type="float">
            <text:p>0.4439529</text:p>
          </table:table-cell>
          <table:table-cell office:value-type="float" office:value="0.9507543" calcext:value-type="float">
            <text:p>0.9507543</text:p>
          </table:table-cell>
          <table:table-cell office:value-type="float" office:value="360" calcext:value-type="float">
            <text:p>360</text:p>
          </table:table-cell>
          <table:table-cell office:value-type="float" office:value="-158.1662" calcext:value-type="float">
            <text:p>-158.1662</text:p>
          </table:table-cell>
          <table:table-cell office:value-type="float" office:value="0" calcext:value-type="float">
            <text:p>0</text:p>
          </table:table-cell>
          <table:table-cell office:value-type="float" office:value="209.9563" calcext:value-type="float">
            <text:p>209.9563</text:p>
          </table:table-cell>
          <table:table-cell office:value-type="float" office:value="274.9764" calcext:value-type="float">
            <text:p>274.9764</text:p>
          </table:table-cell>
          <table:table-cell office:value-type="float" office:value="901.9213" calcext:value-type="float">
            <text:p>901.9213</text:p>
          </table:table-cell>
          <table:table-cell office:value-type="float" office:value="884.3306" calcext:value-type="float">
            <text:p>884.3306</text:p>
          </table:table-cell>
          <table:table-cell office:value-type="float" office:value="879.4839" calcext:value-type="float">
            <text:p>879.4839</text:p>
          </table:table-cell>
          <table:table-cell office:value-type="float" office:value="893.3959" calcext:value-type="float">
            <text:p>893.3959</text:p>
          </table:table-cell>
          <table:table-cell office:value-type="float" office:value="327.4449" calcext:value-type="float">
            <text:p>327.4449</text:p>
          </table:table-cell>
          <table:table-cell office:value-type="float" office:value="443.9525" calcext:value-type="float">
            <text:p>443.9525</text:p>
          </table:table-cell>
          <table:table-cell office:value-type="float" office:value="383.3152" calcext:value-type="float">
            <text:p>383.3152</text:p>
          </table:table-cell>
          <table:table-cell office:value-type="float" office:value="323.7793" calcext:value-type="float">
            <text:p>323.779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9" calcext:value-type="float">
            <text:p>7121999</text:p>
          </table:table-cell>
          <table:table-cell office:value-type="float" office:value="63.71722" calcext:value-type="float">
            <text:p>63.71722</text:p>
          </table:table-cell>
          <table:table-cell office:value-type="float" office:value="5565.032" calcext:value-type="float">
            <text:p>5565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" calcext:value-type="float">
            <text:p>-156.83</text:p>
          </table:table-cell>
          <table:table-cell office:value-type="float" office:value="484.2783" calcext:value-type="float">
            <text:p>484.2783</text:p>
          </table:table-cell>
          <table:table-cell office:value-type="float" office:value="0" calcext:value-type="float">
            <text:p>0</text:p>
          </table:table-cell>
          <table:table-cell office:value-type="float" office:value="44.01947" calcext:value-type="float">
            <text:p>44.01947</text:p>
          </table:table-cell>
          <table:table-cell office:value-type="float" office:value="0.0772578" calcext:value-type="float">
            <text:p>0.0772578</text:p>
          </table:table-cell>
          <table:table-cell office:value-type="float" office:value="0.05476331" calcext:value-type="float">
            <text:p>0.0547633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461894" calcext:value-type="float">
            <text:p>0.4461894</text:p>
          </table:table-cell>
          <table:table-cell office:value-type="float" office:value="0.9593819" calcext:value-type="float">
            <text:p>0.9593819</text:p>
          </table:table-cell>
          <table:table-cell office:value-type="float" office:value="360" calcext:value-type="float">
            <text:p>360</text:p>
          </table:table-cell>
          <table:table-cell office:value-type="float" office:value="-158.1865" calcext:value-type="float">
            <text:p>-158.1865</text:p>
          </table:table-cell>
          <table:table-cell office:value-type="float" office:value="0" calcext:value-type="float">
            <text:p>0</text:p>
          </table:table-cell>
          <table:table-cell office:value-type="float" office:value="209.957" calcext:value-type="float">
            <text:p>209.957</text:p>
          </table:table-cell>
          <table:table-cell office:value-type="float" office:value="274.9726" calcext:value-type="float">
            <text:p>274.9726</text:p>
          </table:table-cell>
          <table:table-cell office:value-type="float" office:value="901.9073" calcext:value-type="float">
            <text:p>901.9073</text:p>
          </table:table-cell>
          <table:table-cell office:value-type="float" office:value="884.3152" calcext:value-type="float">
            <text:p>884.3152</text:p>
          </table:table-cell>
          <table:table-cell office:value-type="float" office:value="879.4755" calcext:value-type="float">
            <text:p>879.4755</text:p>
          </table:table-cell>
          <table:table-cell office:value-type="float" office:value="893.3885" calcext:value-type="float">
            <text:p>893.3885</text:p>
          </table:table-cell>
          <table:table-cell office:value-type="float" office:value="327.443" calcext:value-type="float">
            <text:p>327.443</text:p>
          </table:table-cell>
          <table:table-cell office:value-type="float" office:value="443.9498" calcext:value-type="float">
            <text:p>443.9498</text:p>
          </table:table-cell>
          <table:table-cell office:value-type="float" office:value="383.3134" calcext:value-type="float">
            <text:p>383.3134</text:p>
          </table:table-cell>
          <table:table-cell office:value-type="float" office:value="323.7774" calcext:value-type="float">
            <text:p>323.777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9" calcext:value-type="float">
            <text:p>8121999</text:p>
          </table:table-cell>
          <table:table-cell office:value-type="float" office:value="63.70587" calcext:value-type="float">
            <text:p>63.70587</text:p>
          </table:table-cell>
          <table:table-cell office:value-type="float" office:value="5564.992" calcext:value-type="float">
            <text:p>5564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06" calcext:value-type="float">
            <text:p>-156.8306</text:p>
          </table:table-cell>
          <table:table-cell office:value-type="float" office:value="485.7545" calcext:value-type="float">
            <text:p>485.7545</text:p>
          </table:table-cell>
          <table:table-cell office:value-type="float" office:value="0" calcext:value-type="float">
            <text:p>0</text:p>
          </table:table-cell>
          <table:table-cell office:value-type="float" office:value="43.9886" calcext:value-type="float">
            <text:p>43.9886</text:p>
          </table:table-cell>
          <table:table-cell office:value-type="float" office:value="0.07719781" calcext:value-type="float">
            <text:p>0.07719781</text:p>
          </table:table-cell>
          <table:table-cell office:value-type="float" office:value="0.05477458" calcext:value-type="float">
            <text:p>0.05477458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479096" calcext:value-type="float">
            <text:p>0.4479096</text:p>
          </table:table-cell>
          <table:table-cell office:value-type="float" office:value="0.9682872" calcext:value-type="float">
            <text:p>0.9682872</text:p>
          </table:table-cell>
          <table:table-cell office:value-type="float" office:value="360" calcext:value-type="float">
            <text:p>360</text:p>
          </table:table-cell>
          <table:table-cell office:value-type="float" office:value="-158.1978" calcext:value-type="float">
            <text:p>-158.1978</text:p>
          </table:table-cell>
          <table:table-cell office:value-type="float" office:value="0" calcext:value-type="float">
            <text:p>0</text:p>
          </table:table-cell>
          <table:table-cell office:value-type="float" office:value="209.9581" calcext:value-type="float">
            <text:p>209.9581</text:p>
          </table:table-cell>
          <table:table-cell office:value-type="float" office:value="274.9694" calcext:value-type="float">
            <text:p>274.9694</text:p>
          </table:table-cell>
          <table:table-cell office:value-type="float" office:value="901.8944" calcext:value-type="float">
            <text:p>901.8944</text:p>
          </table:table-cell>
          <table:table-cell office:value-type="float" office:value="884.3035" calcext:value-type="float">
            <text:p>884.3035</text:p>
          </table:table-cell>
          <table:table-cell office:value-type="float" office:value="879.4673" calcext:value-type="float">
            <text:p>879.4673</text:p>
          </table:table-cell>
          <table:table-cell office:value-type="float" office:value="893.3812" calcext:value-type="float">
            <text:p>893.3812</text:p>
          </table:table-cell>
          <table:table-cell office:value-type="float" office:value="327.4409" calcext:value-type="float">
            <text:p>327.4409</text:p>
          </table:table-cell>
          <table:table-cell office:value-type="float" office:value="443.947" calcext:value-type="float">
            <text:p>443.947</text:p>
          </table:table-cell>
          <table:table-cell office:value-type="float" office:value="383.3116" calcext:value-type="float">
            <text:p>383.3116</text:p>
          </table:table-cell>
          <table:table-cell office:value-type="float" office:value="323.7756" calcext:value-type="float">
            <text:p>323.77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9" calcext:value-type="float">
            <text:p>9121999</text:p>
          </table:table-cell>
          <table:table-cell office:value-type="float" office:value="63.69402" calcext:value-type="float">
            <text:p>63.69402</text:p>
          </table:table-cell>
          <table:table-cell office:value-type="float" office:value="5564.953" calcext:value-type="float">
            <text:p>5564.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08" calcext:value-type="float">
            <text:p>-156.8308</text:p>
          </table:table-cell>
          <table:table-cell office:value-type="float" office:value="487.0481" calcext:value-type="float">
            <text:p>487.0481</text:p>
          </table:table-cell>
          <table:table-cell office:value-type="float" office:value="0" calcext:value-type="float">
            <text:p>0</text:p>
          </table:table-cell>
          <table:table-cell office:value-type="float" office:value="43.95737" calcext:value-type="float">
            <text:p>43.95737</text:p>
          </table:table-cell>
          <table:table-cell office:value-type="float" office:value="0.07705237" calcext:value-type="float">
            <text:p>0.07705237</text:p>
          </table:table-cell>
          <table:table-cell office:value-type="float" office:value="0.05478189" calcext:value-type="float">
            <text:p>0.05478189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493196" calcext:value-type="float">
            <text:p>0.4493196</text:p>
          </table:table-cell>
          <table:table-cell office:value-type="float" office:value="0.9760007" calcext:value-type="float">
            <text:p>0.9760007</text:p>
          </table:table-cell>
          <table:table-cell office:value-type="float" office:value="360" calcext:value-type="float">
            <text:p>360</text:p>
          </table:table-cell>
          <table:table-cell office:value-type="float" office:value="-158.207" calcext:value-type="float">
            <text:p>-158.207</text:p>
          </table:table-cell>
          <table:table-cell office:value-type="float" office:value="0" calcext:value-type="float">
            <text:p>0</text:p>
          </table:table-cell>
          <table:table-cell office:value-type="float" office:value="209.9587" calcext:value-type="float">
            <text:p>209.9587</text:p>
          </table:table-cell>
          <table:table-cell office:value-type="float" office:value="274.9659" calcext:value-type="float">
            <text:p>274.9659</text:p>
          </table:table-cell>
          <table:table-cell office:value-type="float" office:value="901.8817" calcext:value-type="float">
            <text:p>901.8817</text:p>
          </table:table-cell>
          <table:table-cell office:value-type="float" office:value="884.2919" calcext:value-type="float">
            <text:p>884.2919</text:p>
          </table:table-cell>
          <table:table-cell office:value-type="float" office:value="879.4592" calcext:value-type="float">
            <text:p>879.4592</text:p>
          </table:table-cell>
          <table:table-cell office:value-type="float" office:value="893.374" calcext:value-type="float">
            <text:p>893.374</text:p>
          </table:table-cell>
          <table:table-cell office:value-type="float" office:value="327.4389" calcext:value-type="float">
            <text:p>327.4389</text:p>
          </table:table-cell>
          <table:table-cell office:value-type="float" office:value="443.9442" calcext:value-type="float">
            <text:p>443.9442</text:p>
          </table:table-cell>
          <table:table-cell office:value-type="float" office:value="383.3098" calcext:value-type="float">
            <text:p>383.3098</text:p>
          </table:table-cell>
          <table:table-cell office:value-type="float" office:value="323.7738" calcext:value-type="float">
            <text:p>323.77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9" calcext:value-type="float">
            <text:p>10121999</text:p>
          </table:table-cell>
          <table:table-cell office:value-type="float" office:value="63.68287" calcext:value-type="float">
            <text:p>63.68287</text:p>
          </table:table-cell>
          <table:table-cell office:value-type="float" office:value="5564.914" calcext:value-type="float">
            <text:p>5564.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259" calcext:value-type="float">
            <text:p>-156.8259</text:p>
          </table:table-cell>
          <table:table-cell office:value-type="float" office:value="487.8593" calcext:value-type="float">
            <text:p>487.8593</text:p>
          </table:table-cell>
          <table:table-cell office:value-type="float" office:value="0" calcext:value-type="float">
            <text:p>0</text:p>
          </table:table-cell>
          <table:table-cell office:value-type="float" office:value="43.92567" calcext:value-type="float">
            <text:p>43.92567</text:p>
          </table:table-cell>
          <table:table-cell office:value-type="float" office:value="0.07694863" calcext:value-type="float">
            <text:p>0.07694863</text:p>
          </table:table-cell>
          <table:table-cell office:value-type="float" office:value="0.05478595" calcext:value-type="float">
            <text:p>0.0547859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07355" calcext:value-type="float">
            <text:p>0.4507355</text:p>
          </table:table-cell>
          <table:table-cell office:value-type="float" office:value="0.9839864" calcext:value-type="float">
            <text:p>0.9839864</text:p>
          </table:table-cell>
          <table:table-cell office:value-type="float" office:value="360" calcext:value-type="float">
            <text:p>360</text:p>
          </table:table-cell>
          <table:table-cell office:value-type="float" office:value="-158.2115" calcext:value-type="float">
            <text:p>-158.2115</text:p>
          </table:table-cell>
          <table:table-cell office:value-type="float" office:value="0" calcext:value-type="float">
            <text:p>0</text:p>
          </table:table-cell>
          <table:table-cell office:value-type="float" office:value="209.959" calcext:value-type="float">
            <text:p>209.959</text:p>
          </table:table-cell>
          <table:table-cell office:value-type="float" office:value="274.9621" calcext:value-type="float">
            <text:p>274.9621</text:p>
          </table:table-cell>
          <table:table-cell office:value-type="float" office:value="901.8691" calcext:value-type="float">
            <text:p>901.8691</text:p>
          </table:table-cell>
          <table:table-cell office:value-type="float" office:value="884.2807" calcext:value-type="float">
            <text:p>884.2807</text:p>
          </table:table-cell>
          <table:table-cell office:value-type="float" office:value="879.4514" calcext:value-type="float">
            <text:p>879.4514</text:p>
          </table:table-cell>
          <table:table-cell office:value-type="float" office:value="893.3674" calcext:value-type="float">
            <text:p>893.3674</text:p>
          </table:table-cell>
          <table:table-cell office:value-type="float" office:value="327.4367" calcext:value-type="float">
            <text:p>327.4367</text:p>
          </table:table-cell>
          <table:table-cell office:value-type="float" office:value="443.9416" calcext:value-type="float">
            <text:p>443.9416</text:p>
          </table:table-cell>
          <table:table-cell office:value-type="float" office:value="383.308" calcext:value-type="float">
            <text:p>383.308</text:p>
          </table:table-cell>
          <table:table-cell office:value-type="float" office:value="323.7721" calcext:value-type="float">
            <text:p>323.77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9" calcext:value-type="float">
            <text:p>11121999</text:p>
          </table:table-cell>
          <table:table-cell office:value-type="float" office:value="63.67276" calcext:value-type="float">
            <text:p>63.67276</text:p>
          </table:table-cell>
          <table:table-cell office:value-type="float" office:value="5564.875" calcext:value-type="float">
            <text:p>5564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275" calcext:value-type="float">
            <text:p>-156.8275</text:p>
          </table:table-cell>
          <table:table-cell office:value-type="float" office:value="488.785" calcext:value-type="float">
            <text:p>488.785</text:p>
          </table:table-cell>
          <table:table-cell office:value-type="float" office:value="0" calcext:value-type="float">
            <text:p>0</text:p>
          </table:table-cell>
          <table:table-cell office:value-type="float" office:value="43.89471" calcext:value-type="float">
            <text:p>43.89471</text:p>
          </table:table-cell>
          <table:table-cell office:value-type="float" office:value="0.07672167" calcext:value-type="float">
            <text:p>0.07672167</text:p>
          </table:table-cell>
          <table:table-cell office:value-type="float" office:value="0.05479383" calcext:value-type="float">
            <text:p>0.05479383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24309" calcext:value-type="float">
            <text:p>0.4524309</text:p>
          </table:table-cell>
          <table:table-cell office:value-type="float" office:value="0.9941517" calcext:value-type="float">
            <text:p>0.9941517</text:p>
          </table:table-cell>
          <table:table-cell office:value-type="float" office:value="360" calcext:value-type="float">
            <text:p>360</text:p>
          </table:table-cell>
          <table:table-cell office:value-type="float" office:value="-158.225" calcext:value-type="float">
            <text:p>-158.225</text:p>
          </table:table-cell>
          <table:table-cell office:value-type="float" office:value="0" calcext:value-type="float">
            <text:p>0</text:p>
          </table:table-cell>
          <table:table-cell office:value-type="float" office:value="209.9602" calcext:value-type="float">
            <text:p>209.9602</text:p>
          </table:table-cell>
          <table:table-cell office:value-type="float" office:value="274.9591" calcext:value-type="float">
            <text:p>274.9591</text:p>
          </table:table-cell>
          <table:table-cell office:value-type="float" office:value="901.8571" calcext:value-type="float">
            <text:p>901.8571</text:p>
          </table:table-cell>
          <table:table-cell office:value-type="float" office:value="884.2697" calcext:value-type="float">
            <text:p>884.2697</text:p>
          </table:table-cell>
          <table:table-cell office:value-type="float" office:value="879.4435" calcext:value-type="float">
            <text:p>879.4435</text:p>
          </table:table-cell>
          <table:table-cell office:value-type="float" office:value="893.3601" calcext:value-type="float">
            <text:p>893.3601</text:p>
          </table:table-cell>
          <table:table-cell office:value-type="float" office:value="327.4342" calcext:value-type="float">
            <text:p>327.4342</text:p>
          </table:table-cell>
          <table:table-cell office:value-type="float" office:value="443.9391" calcext:value-type="float">
            <text:p>443.9391</text:p>
          </table:table-cell>
          <table:table-cell office:value-type="float" office:value="383.3063" calcext:value-type="float">
            <text:p>383.3063</text:p>
          </table:table-cell>
          <table:table-cell office:value-type="float" office:value="323.7703" calcext:value-type="float">
            <text:p>323.77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9" calcext:value-type="float">
            <text:p>12121999</text:p>
          </table:table-cell>
          <table:table-cell office:value-type="float" office:value="63.6632" calcext:value-type="float">
            <text:p>63.6632</text:p>
          </table:table-cell>
          <table:table-cell office:value-type="float" office:value="5564.836" calcext:value-type="float">
            <text:p>5564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297" calcext:value-type="float">
            <text:p>-156.8297</text:p>
          </table:table-cell>
          <table:table-cell office:value-type="float" office:value="490.4165" calcext:value-type="float">
            <text:p>490.4165</text:p>
          </table:table-cell>
          <table:table-cell office:value-type="float" office:value="0" calcext:value-type="float">
            <text:p>0</text:p>
          </table:table-cell>
          <table:table-cell office:value-type="float" office:value="43.86425" calcext:value-type="float">
            <text:p>43.86425</text:p>
          </table:table-cell>
          <table:table-cell office:value-type="float" office:value="0.07669166" calcext:value-type="float">
            <text:p>0.07669166</text:p>
          </table:table-cell>
          <table:table-cell office:value-type="float" office:value="0.05480513" calcext:value-type="float">
            <text:p>0.05480513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38507" calcext:value-type="float">
            <text:p>0.4538507</text:p>
          </table:table-cell>
          <table:table-cell office:value-type="float" office:value="1.002699" calcext:value-type="float">
            <text:p>1.002699</text:p>
          </table:table-cell>
          <table:table-cell office:value-type="float" office:value="360" calcext:value-type="float">
            <text:p>360</text:p>
          </table:table-cell>
          <table:table-cell office:value-type="float" office:value="-158.2371" calcext:value-type="float">
            <text:p>-158.2371</text:p>
          </table:table-cell>
          <table:table-cell office:value-type="float" office:value="0" calcext:value-type="float">
            <text:p>0</text:p>
          </table:table-cell>
          <table:table-cell office:value-type="float" office:value="209.9615" calcext:value-type="float">
            <text:p>209.9615</text:p>
          </table:table-cell>
          <table:table-cell office:value-type="float" office:value="274.9567" calcext:value-type="float">
            <text:p>274.9567</text:p>
          </table:table-cell>
          <table:table-cell office:value-type="float" office:value="901.8453" calcext:value-type="float">
            <text:p>901.8453</text:p>
          </table:table-cell>
          <table:table-cell office:value-type="float" office:value="884.2587" calcext:value-type="float">
            <text:p>884.2587</text:p>
          </table:table-cell>
          <table:table-cell office:value-type="float" office:value="879.4356" calcext:value-type="float">
            <text:p>879.4356</text:p>
          </table:table-cell>
          <table:table-cell office:value-type="float" office:value="893.353" calcext:value-type="float">
            <text:p>893.353</text:p>
          </table:table-cell>
          <table:table-cell office:value-type="float" office:value="327.4324" calcext:value-type="float">
            <text:p>327.4324</text:p>
          </table:table-cell>
          <table:table-cell office:value-type="float" office:value="443.9365" calcext:value-type="float">
            <text:p>443.9365</text:p>
          </table:table-cell>
          <table:table-cell office:value-type="float" office:value="383.3045" calcext:value-type="float">
            <text:p>383.3045</text:p>
          </table:table-cell>
          <table:table-cell office:value-type="float" office:value="323.7686" calcext:value-type="float">
            <text:p>323.76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9" calcext:value-type="float">
            <text:p>13121999</text:p>
          </table:table-cell>
          <table:table-cell office:value-type="float" office:value="63.65339" calcext:value-type="float">
            <text:p>63.65339</text:p>
          </table:table-cell>
          <table:table-cell office:value-type="float" office:value="5564.799" calcext:value-type="float">
            <text:p>5564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24" calcext:value-type="float">
            <text:p>-156.8324</text:p>
          </table:table-cell>
          <table:table-cell office:value-type="float" office:value="491.5725" calcext:value-type="float">
            <text:p>491.5725</text:p>
          </table:table-cell>
          <table:table-cell office:value-type="float" office:value="0" calcext:value-type="float">
            <text:p>0</text:p>
          </table:table-cell>
          <table:table-cell office:value-type="float" office:value="43.83318" calcext:value-type="float">
            <text:p>43.83318</text:p>
          </table:table-cell>
          <table:table-cell office:value-type="float" office:value="0.07663193" calcext:value-type="float">
            <text:p>0.07663193</text:p>
          </table:table-cell>
          <table:table-cell office:value-type="float" office:value="0.05481575" calcext:value-type="float">
            <text:p>0.0548157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49909" calcext:value-type="float">
            <text:p>0.4549909</text:p>
          </table:table-cell>
          <table:table-cell office:value-type="float" office:value="1.009412" calcext:value-type="float">
            <text:p>1.009412</text:p>
          </table:table-cell>
          <table:table-cell office:value-type="float" office:value="360" calcext:value-type="float">
            <text:p>360</text:p>
          </table:table-cell>
          <table:table-cell office:value-type="float" office:value="-158.2477" calcext:value-type="float">
            <text:p>-158.2477</text:p>
          </table:table-cell>
          <table:table-cell office:value-type="float" office:value="0" calcext:value-type="float">
            <text:p>0</text:p>
          </table:table-cell>
          <table:table-cell office:value-type="float" office:value="209.9626" calcext:value-type="float">
            <text:p>209.9626</text:p>
          </table:table-cell>
          <table:table-cell office:value-type="float" office:value="274.9539" calcext:value-type="float">
            <text:p>274.9539</text:p>
          </table:table-cell>
          <table:table-cell office:value-type="float" office:value="901.8336" calcext:value-type="float">
            <text:p>901.8336</text:p>
          </table:table-cell>
          <table:table-cell office:value-type="float" office:value="884.2477" calcext:value-type="float">
            <text:p>884.2477</text:p>
          </table:table-cell>
          <table:table-cell office:value-type="float" office:value="879.4279" calcext:value-type="float">
            <text:p>879.4279</text:p>
          </table:table-cell>
          <table:table-cell office:value-type="float" office:value="893.3461" calcext:value-type="float">
            <text:p>893.3461</text:p>
          </table:table-cell>
          <table:table-cell office:value-type="float" office:value="327.4308" calcext:value-type="float">
            <text:p>327.4308</text:p>
          </table:table-cell>
          <table:table-cell office:value-type="float" office:value="443.9338" calcext:value-type="float">
            <text:p>443.9338</text:p>
          </table:table-cell>
          <table:table-cell office:value-type="float" office:value="383.3029" calcext:value-type="float">
            <text:p>383.3029</text:p>
          </table:table-cell>
          <table:table-cell office:value-type="float" office:value="323.767" calcext:value-type="float">
            <text:p>323.76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9" calcext:value-type="float">
            <text:p>14121999</text:p>
          </table:table-cell>
          <table:table-cell office:value-type="float" office:value="63.64348" calcext:value-type="float">
            <text:p>63.64348</text:p>
          </table:table-cell>
          <table:table-cell office:value-type="float" office:value="5564.762" calcext:value-type="float">
            <text:p>5564.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24" calcext:value-type="float">
            <text:p>-156.8324</text:p>
          </table:table-cell>
          <table:table-cell office:value-type="float" office:value="492.4633" calcext:value-type="float">
            <text:p>492.4633</text:p>
          </table:table-cell>
          <table:table-cell office:value-type="float" office:value="0" calcext:value-type="float">
            <text:p>0</text:p>
          </table:table-cell>
          <table:table-cell office:value-type="float" office:value="43.80164" calcext:value-type="float">
            <text:p>43.80164</text:p>
          </table:table-cell>
          <table:table-cell office:value-type="float" office:value="0.07650574" calcext:value-type="float">
            <text:p>0.07650574</text:p>
          </table:table-cell>
          <table:table-cell office:value-type="float" office:value="0.05482258" calcext:value-type="float">
            <text:p>0.05482258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60132" calcext:value-type="float">
            <text:p>0.4560132</text:p>
          </table:table-cell>
          <table:table-cell office:value-type="float" office:value="1.01524" calcext:value-type="float">
            <text:p>1.01524</text:p>
          </table:table-cell>
          <table:table-cell office:value-type="float" office:value="360" calcext:value-type="float">
            <text:p>360</text:p>
          </table:table-cell>
          <table:table-cell office:value-type="float" office:value="-158.2546" calcext:value-type="float">
            <text:p>-158.2546</text:p>
          </table:table-cell>
          <table:table-cell office:value-type="float" office:value="0" calcext:value-type="float">
            <text:p>0</text:p>
          </table:table-cell>
          <table:table-cell office:value-type="float" office:value="209.9635" calcext:value-type="float">
            <text:p>209.9635</text:p>
          </table:table-cell>
          <table:table-cell office:value-type="float" office:value="274.9507" calcext:value-type="float">
            <text:p>274.9507</text:p>
          </table:table-cell>
          <table:table-cell office:value-type="float" office:value="901.8217" calcext:value-type="float">
            <text:p>901.8217</text:p>
          </table:table-cell>
          <table:table-cell office:value-type="float" office:value="884.237" calcext:value-type="float">
            <text:p>884.237</text:p>
          </table:table-cell>
          <table:table-cell office:value-type="float" office:value="879.4201" calcext:value-type="float">
            <text:p>879.4201</text:p>
          </table:table-cell>
          <table:table-cell office:value-type="float" office:value="893.3392" calcext:value-type="float">
            <text:p>893.3392</text:p>
          </table:table-cell>
          <table:table-cell office:value-type="float" office:value="327.4293" calcext:value-type="float">
            <text:p>327.4293</text:p>
          </table:table-cell>
          <table:table-cell office:value-type="float" office:value="443.9312" calcext:value-type="float">
            <text:p>443.9312</text:p>
          </table:table-cell>
          <table:table-cell office:value-type="float" office:value="383.3012" calcext:value-type="float">
            <text:p>383.3012</text:p>
          </table:table-cell>
          <table:table-cell office:value-type="float" office:value="323.7653" calcext:value-type="float">
            <text:p>323.76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9" calcext:value-type="float">
            <text:p>15121999</text:p>
          </table:table-cell>
          <table:table-cell office:value-type="float" office:value="63.6334" calcext:value-type="float">
            <text:p>63.6334</text:p>
          </table:table-cell>
          <table:table-cell office:value-type="float" office:value="5564.724" calcext:value-type="float">
            <text:p>5564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33" calcext:value-type="float">
            <text:p>-156.8333</text:p>
          </table:table-cell>
          <table:table-cell office:value-type="float" office:value="493.3229" calcext:value-type="float">
            <text:p>493.3229</text:p>
          </table:table-cell>
          <table:table-cell office:value-type="float" office:value="0" calcext:value-type="float">
            <text:p>0</text:p>
          </table:table-cell>
          <table:table-cell office:value-type="float" office:value="43.76999" calcext:value-type="float">
            <text:p>43.76999</text:p>
          </table:table-cell>
          <table:table-cell office:value-type="float" office:value="0.07637471" calcext:value-type="float">
            <text:p>0.07637471</text:p>
          </table:table-cell>
          <table:table-cell office:value-type="float" office:value="0.05482907" calcext:value-type="float">
            <text:p>0.0548290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69579" calcext:value-type="float">
            <text:p>0.4569579</text:p>
          </table:table-cell>
          <table:table-cell office:value-type="float" office:value="1.020369" calcext:value-type="float">
            <text:p>1.020369</text:p>
          </table:table-cell>
          <table:table-cell office:value-type="float" office:value="360" calcext:value-type="float">
            <text:p>360</text:p>
          </table:table-cell>
          <table:table-cell office:value-type="float" office:value="-158.2615" calcext:value-type="float">
            <text:p>-158.2615</text:p>
          </table:table-cell>
          <table:table-cell office:value-type="float" office:value="0" calcext:value-type="float">
            <text:p>0</text:p>
          </table:table-cell>
          <table:table-cell office:value-type="float" office:value="209.9641" calcext:value-type="float">
            <text:p>209.9641</text:p>
          </table:table-cell>
          <table:table-cell office:value-type="float" office:value="274.9473" calcext:value-type="float">
            <text:p>274.9473</text:p>
          </table:table-cell>
          <table:table-cell office:value-type="float" office:value="901.8099" calcext:value-type="float">
            <text:p>901.8099</text:p>
          </table:table-cell>
          <table:table-cell office:value-type="float" office:value="884.2262" calcext:value-type="float">
            <text:p>884.2262</text:p>
          </table:table-cell>
          <table:table-cell office:value-type="float" office:value="879.4125" calcext:value-type="float">
            <text:p>879.4125</text:p>
          </table:table-cell>
          <table:table-cell office:value-type="float" office:value="893.3324" calcext:value-type="float">
            <text:p>893.3324</text:p>
          </table:table-cell>
          <table:table-cell office:value-type="float" office:value="327.4277" calcext:value-type="float">
            <text:p>327.4277</text:p>
          </table:table-cell>
          <table:table-cell office:value-type="float" office:value="443.9285" calcext:value-type="float">
            <text:p>443.9285</text:p>
          </table:table-cell>
          <table:table-cell office:value-type="float" office:value="383.2995" calcext:value-type="float">
            <text:p>383.2995</text:p>
          </table:table-cell>
          <table:table-cell office:value-type="float" office:value="323.7637" calcext:value-type="float">
            <text:p>323.76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9" calcext:value-type="float">
            <text:p>16121999</text:p>
          </table:table-cell>
          <table:table-cell office:value-type="float" office:value="63.62236" calcext:value-type="float">
            <text:p>63.62236</text:p>
          </table:table-cell>
          <table:table-cell office:value-type="float" office:value="5564.688" calcext:value-type="float">
            <text:p>5564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53" calcext:value-type="float">
            <text:p>-156.8353</text:p>
          </table:table-cell>
          <table:table-cell office:value-type="float" office:value="493.9524" calcext:value-type="float">
            <text:p>493.9524</text:p>
          </table:table-cell>
          <table:table-cell office:value-type="float" office:value="0" calcext:value-type="float">
            <text:p>0</text:p>
          </table:table-cell>
          <table:table-cell office:value-type="float" office:value="43.73845" calcext:value-type="float">
            <text:p>43.73845</text:p>
          </table:table-cell>
          <table:table-cell office:value-type="float" office:value="0.07618039" calcext:value-type="float">
            <text:p>0.07618039</text:p>
          </table:table-cell>
          <table:table-cell office:value-type="float" office:value="0.05483541" calcext:value-type="float">
            <text:p>0.0548354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79204" calcext:value-type="float">
            <text:p>0.4579204</text:p>
          </table:table-cell>
          <table:table-cell office:value-type="float" office:value="1.025621" calcext:value-type="float">
            <text:p>1.025621</text:p>
          </table:table-cell>
          <table:table-cell office:value-type="float" office:value="360" calcext:value-type="float">
            <text:p>360</text:p>
          </table:table-cell>
          <table:table-cell office:value-type="float" office:value="-158.2697" calcext:value-type="float">
            <text:p>-158.2697</text:p>
          </table:table-cell>
          <table:table-cell office:value-type="float" office:value="0" calcext:value-type="float">
            <text:p>0</text:p>
          </table:table-cell>
          <table:table-cell office:value-type="float" office:value="209.9648" calcext:value-type="float">
            <text:p>209.9648</text:p>
          </table:table-cell>
          <table:table-cell office:value-type="float" office:value="274.9437" calcext:value-type="float">
            <text:p>274.9437</text:p>
          </table:table-cell>
          <table:table-cell office:value-type="float" office:value="901.798" calcext:value-type="float">
            <text:p>901.798</text:p>
          </table:table-cell>
          <table:table-cell office:value-type="float" office:value="884.2154" calcext:value-type="float">
            <text:p>884.2154</text:p>
          </table:table-cell>
          <table:table-cell office:value-type="float" office:value="879.4048" calcext:value-type="float">
            <text:p>879.4048</text:p>
          </table:table-cell>
          <table:table-cell office:value-type="float" office:value="893.3257" calcext:value-type="float">
            <text:p>893.3257</text:p>
          </table:table-cell>
          <table:table-cell office:value-type="float" office:value="327.4262" calcext:value-type="float">
            <text:p>327.4262</text:p>
          </table:table-cell>
          <table:table-cell office:value-type="float" office:value="443.9259" calcext:value-type="float">
            <text:p>443.9259</text:p>
          </table:table-cell>
          <table:table-cell office:value-type="float" office:value="383.2979" calcext:value-type="float">
            <text:p>383.2979</text:p>
          </table:table-cell>
          <table:table-cell office:value-type="float" office:value="323.7621" calcext:value-type="float">
            <text:p>323.76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9" calcext:value-type="float">
            <text:p>17121999</text:p>
          </table:table-cell>
          <table:table-cell office:value-type="float" office:value="63.61214" calcext:value-type="float">
            <text:p>63.61214</text:p>
          </table:table-cell>
          <table:table-cell office:value-type="float" office:value="5564.65" calcext:value-type="float">
            <text:p>556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385" calcext:value-type="float">
            <text:p>-156.8385</text:p>
          </table:table-cell>
          <table:table-cell office:value-type="float" office:value="494.7481" calcext:value-type="float">
            <text:p>494.7481</text:p>
          </table:table-cell>
          <table:table-cell office:value-type="float" office:value="0" calcext:value-type="float">
            <text:p>0</text:p>
          </table:table-cell>
          <table:table-cell office:value-type="float" office:value="43.70726" calcext:value-type="float">
            <text:p>43.70726</text:p>
          </table:table-cell>
          <table:table-cell office:value-type="float" office:value="0.07611685" calcext:value-type="float">
            <text:p>0.07611685</text:p>
          </table:table-cell>
          <table:table-cell office:value-type="float" office:value="0.05484327" calcext:value-type="float">
            <text:p>0.0548432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88676" calcext:value-type="float">
            <text:p>0.4588676</text:p>
          </table:table-cell>
          <table:table-cell office:value-type="float" office:value="1.030668" calcext:value-type="float">
            <text:p>1.030668</text:p>
          </table:table-cell>
          <table:table-cell office:value-type="float" office:value="360" calcext:value-type="float">
            <text:p>360</text:p>
          </table:table-cell>
          <table:table-cell office:value-type="float" office:value="-158.2789" calcext:value-type="float">
            <text:p>-158.2789</text:p>
          </table:table-cell>
          <table:table-cell office:value-type="float" office:value="0" calcext:value-type="float">
            <text:p>0</text:p>
          </table:table-cell>
          <table:table-cell office:value-type="float" office:value="209.9657" calcext:value-type="float">
            <text:p>209.9657</text:p>
          </table:table-cell>
          <table:table-cell office:value-type="float" office:value="274.9401" calcext:value-type="float">
            <text:p>274.9401</text:p>
          </table:table-cell>
          <table:table-cell office:value-type="float" office:value="901.7861" calcext:value-type="float">
            <text:p>901.7861</text:p>
          </table:table-cell>
          <table:table-cell office:value-type="float" office:value="884.2047" calcext:value-type="float">
            <text:p>884.2047</text:p>
          </table:table-cell>
          <table:table-cell office:value-type="float" office:value="879.3972" calcext:value-type="float">
            <text:p>879.3972</text:p>
          </table:table-cell>
          <table:table-cell office:value-type="float" office:value="893.319" calcext:value-type="float">
            <text:p>893.319</text:p>
          </table:table-cell>
          <table:table-cell office:value-type="float" office:value="327.4247" calcext:value-type="float">
            <text:p>327.4247</text:p>
          </table:table-cell>
          <table:table-cell office:value-type="float" office:value="443.9234" calcext:value-type="float">
            <text:p>443.9234</text:p>
          </table:table-cell>
          <table:table-cell office:value-type="float" office:value="383.2964" calcext:value-type="float">
            <text:p>383.2964</text:p>
          </table:table-cell>
          <table:table-cell office:value-type="float" office:value="323.7605" calcext:value-type="float">
            <text:p>323.760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9" calcext:value-type="float">
            <text:p>18121999</text:p>
          </table:table-cell>
          <table:table-cell office:value-type="float" office:value="63.60292" calcext:value-type="float">
            <text:p>63.60292</text:p>
          </table:table-cell>
          <table:table-cell office:value-type="float" office:value="5564.613" calcext:value-type="float">
            <text:p>5564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449" calcext:value-type="float">
            <text:p>-156.8449</text:p>
          </table:table-cell>
          <table:table-cell office:value-type="float" office:value="495.6788" calcext:value-type="float">
            <text:p>495.6788</text:p>
          </table:table-cell>
          <table:table-cell office:value-type="float" office:value="0" calcext:value-type="float">
            <text:p>0</text:p>
          </table:table-cell>
          <table:table-cell office:value-type="float" office:value="43.6764" calcext:value-type="float">
            <text:p>43.6764</text:p>
          </table:table-cell>
          <table:table-cell office:value-type="float" office:value="0.07609686" calcext:value-type="float">
            <text:p>0.07609686</text:p>
          </table:table-cell>
          <table:table-cell office:value-type="float" office:value="0.05485391" calcext:value-type="float">
            <text:p>0.0548539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597627" calcext:value-type="float">
            <text:p>0.4597627</text:p>
          </table:table-cell>
          <table:table-cell office:value-type="float" office:value="1.035078" calcext:value-type="float">
            <text:p>1.035078</text:p>
          </table:table-cell>
          <table:table-cell office:value-type="float" office:value="360" calcext:value-type="float">
            <text:p>360</text:p>
          </table:table-cell>
          <table:table-cell office:value-type="float" office:value="-158.2906" calcext:value-type="float">
            <text:p>-158.2906</text:p>
          </table:table-cell>
          <table:table-cell office:value-type="float" office:value="0" calcext:value-type="float">
            <text:p>0</text:p>
          </table:table-cell>
          <table:table-cell office:value-type="float" office:value="209.9669" calcext:value-type="float">
            <text:p>209.9669</text:p>
          </table:table-cell>
          <table:table-cell office:value-type="float" office:value="274.9368" calcext:value-type="float">
            <text:p>274.9368</text:p>
          </table:table-cell>
          <table:table-cell office:value-type="float" office:value="901.7745" calcext:value-type="float">
            <text:p>901.7745</text:p>
          </table:table-cell>
          <table:table-cell office:value-type="float" office:value="884.1942" calcext:value-type="float">
            <text:p>884.1942</text:p>
          </table:table-cell>
          <table:table-cell office:value-type="float" office:value="879.3896" calcext:value-type="float">
            <text:p>879.3896</text:p>
          </table:table-cell>
          <table:table-cell office:value-type="float" office:value="893.3123" calcext:value-type="float">
            <text:p>893.3123</text:p>
          </table:table-cell>
          <table:table-cell office:value-type="float" office:value="327.4232" calcext:value-type="float">
            <text:p>327.4232</text:p>
          </table:table-cell>
          <table:table-cell office:value-type="float" office:value="443.9208" calcext:value-type="float">
            <text:p>443.9208</text:p>
          </table:table-cell>
          <table:table-cell office:value-type="float" office:value="383.2948" calcext:value-type="float">
            <text:p>383.2948</text:p>
          </table:table-cell>
          <table:table-cell office:value-type="float" office:value="323.7589" calcext:value-type="float">
            <text:p>323.75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9" calcext:value-type="float">
            <text:p>19121999</text:p>
          </table:table-cell>
          <table:table-cell office:value-type="float" office:value="63.59466" calcext:value-type="float">
            <text:p>63.59466</text:p>
          </table:table-cell>
          <table:table-cell office:value-type="float" office:value="5564.579" calcext:value-type="float">
            <text:p>5564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534" calcext:value-type="float">
            <text:p>-156.8534</text:p>
          </table:table-cell>
          <table:table-cell office:value-type="float" office:value="496.465" calcext:value-type="float">
            <text:p>496.465</text:p>
          </table:table-cell>
          <table:table-cell office:value-type="float" office:value="0" calcext:value-type="float">
            <text:p>0</text:p>
          </table:table-cell>
          <table:table-cell office:value-type="float" office:value="43.64594" calcext:value-type="float">
            <text:p>43.64594</text:p>
          </table:table-cell>
          <table:table-cell office:value-type="float" office:value="0.07607666" calcext:value-type="float">
            <text:p>0.07607666</text:p>
          </table:table-cell>
          <table:table-cell office:value-type="float" office:value="0.0548652" calcext:value-type="float">
            <text:p>0.0548652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06166" calcext:value-type="float">
            <text:p>0.4606166</text:p>
          </table:table-cell>
          <table:table-cell office:value-type="float" office:value="1.038944" calcext:value-type="float">
            <text:p>1.038944</text:p>
          </table:table-cell>
          <table:table-cell office:value-type="float" office:value="360" calcext:value-type="float">
            <text:p>360</text:p>
          </table:table-cell>
          <table:table-cell office:value-type="float" office:value="-158.3038" calcext:value-type="float">
            <text:p>-158.3038</text:p>
          </table:table-cell>
          <table:table-cell office:value-type="float" office:value="0" calcext:value-type="float">
            <text:p>0</text:p>
          </table:table-cell>
          <table:table-cell office:value-type="float" office:value="209.9683" calcext:value-type="float">
            <text:p>209.9683</text:p>
          </table:table-cell>
          <table:table-cell office:value-type="float" office:value="274.9342" calcext:value-type="float">
            <text:p>274.9342</text:p>
          </table:table-cell>
          <table:table-cell office:value-type="float" office:value="901.7631" calcext:value-type="float">
            <text:p>901.7631</text:p>
          </table:table-cell>
          <table:table-cell office:value-type="float" office:value="884.1839" calcext:value-type="float">
            <text:p>884.1839</text:p>
          </table:table-cell>
          <table:table-cell office:value-type="float" office:value="879.3835" calcext:value-type="float">
            <text:p>879.3835</text:p>
          </table:table-cell>
          <table:table-cell office:value-type="float" office:value="893.3057" calcext:value-type="float">
            <text:p>893.3057</text:p>
          </table:table-cell>
          <table:table-cell office:value-type="float" office:value="327.4218" calcext:value-type="float">
            <text:p>327.4218</text:p>
          </table:table-cell>
          <table:table-cell office:value-type="float" office:value="443.9182" calcext:value-type="float">
            <text:p>443.9182</text:p>
          </table:table-cell>
          <table:table-cell office:value-type="float" office:value="383.2932" calcext:value-type="float">
            <text:p>383.2932</text:p>
          </table:table-cell>
          <table:table-cell office:value-type="float" office:value="323.7573" calcext:value-type="float">
            <text:p>323.757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9" calcext:value-type="float">
            <text:p>20121999</text:p>
          </table:table-cell>
          <table:table-cell office:value-type="float" office:value="63.5867" calcext:value-type="float">
            <text:p>63.5867</text:p>
          </table:table-cell>
          <table:table-cell office:value-type="float" office:value="5564.544" calcext:value-type="float">
            <text:p>5564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603" calcext:value-type="float">
            <text:p>-156.8603</text:p>
          </table:table-cell>
          <table:table-cell office:value-type="float" office:value="497.0878" calcext:value-type="float">
            <text:p>497.0878</text:p>
          </table:table-cell>
          <table:table-cell office:value-type="float" office:value="0" calcext:value-type="float">
            <text:p>0</text:p>
          </table:table-cell>
          <table:table-cell office:value-type="float" office:value="43.61497" calcext:value-type="float">
            <text:p>43.61497</text:p>
          </table:table-cell>
          <table:table-cell office:value-type="float" office:value="0.07603266" calcext:value-type="float">
            <text:p>0.07603266</text:p>
          </table:table-cell>
          <table:table-cell office:value-type="float" office:value="0.05487629" calcext:value-type="float">
            <text:p>0.05487629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1445" calcext:value-type="float">
            <text:p>0.461445</text:p>
          </table:table-cell>
          <table:table-cell office:value-type="float" office:value="1.042417" calcext:value-type="float">
            <text:p>1.042417</text:p>
          </table:table-cell>
          <table:table-cell office:value-type="float" office:value="360" calcext:value-type="float">
            <text:p>360</text:p>
          </table:table-cell>
          <table:table-cell office:value-type="float" office:value="-158.315" calcext:value-type="float">
            <text:p>-158.315</text:p>
          </table:table-cell>
          <table:table-cell office:value-type="float" office:value="0" calcext:value-type="float">
            <text:p>0</text:p>
          </table:table-cell>
          <table:table-cell office:value-type="float" office:value="209.9693" calcext:value-type="float">
            <text:p>209.9693</text:p>
          </table:table-cell>
          <table:table-cell office:value-type="float" office:value="274.9315" calcext:value-type="float">
            <text:p>274.9315</text:p>
          </table:table-cell>
          <table:table-cell office:value-type="float" office:value="901.7525" calcext:value-type="float">
            <text:p>901.7525</text:p>
          </table:table-cell>
          <table:table-cell office:value-type="float" office:value="884.1738" calcext:value-type="float">
            <text:p>884.1738</text:p>
          </table:table-cell>
          <table:table-cell office:value-type="float" office:value="879.3776" calcext:value-type="float">
            <text:p>879.3776</text:p>
          </table:table-cell>
          <table:table-cell office:value-type="float" office:value="893.2993" calcext:value-type="float">
            <text:p>893.2993</text:p>
          </table:table-cell>
          <table:table-cell office:value-type="float" office:value="327.4203" calcext:value-type="float">
            <text:p>327.4203</text:p>
          </table:table-cell>
          <table:table-cell office:value-type="float" office:value="443.9158" calcext:value-type="float">
            <text:p>443.9158</text:p>
          </table:table-cell>
          <table:table-cell office:value-type="float" office:value="383.2916" calcext:value-type="float">
            <text:p>383.2916</text:p>
          </table:table-cell>
          <table:table-cell office:value-type="float" office:value="323.7558" calcext:value-type="float">
            <text:p>323.75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9" calcext:value-type="float">
            <text:p>21121999</text:p>
          </table:table-cell>
          <table:table-cell office:value-type="float" office:value="63.57789" calcext:value-type="float">
            <text:p>63.57789</text:p>
          </table:table-cell>
          <table:table-cell office:value-type="float" office:value="5564.509" calcext:value-type="float">
            <text:p>5564.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635" calcext:value-type="float">
            <text:p>-156.8635</text:p>
          </table:table-cell>
          <table:table-cell office:value-type="float" office:value="497.5628" calcext:value-type="float">
            <text:p>497.5628</text:p>
          </table:table-cell>
          <table:table-cell office:value-type="float" office:value="0" calcext:value-type="float">
            <text:p>0</text:p>
          </table:table-cell>
          <table:table-cell office:value-type="float" office:value="43.58331" calcext:value-type="float">
            <text:p>43.58331</text:p>
          </table:table-cell>
          <table:table-cell office:value-type="float" office:value="0.07592151" calcext:value-type="float">
            <text:p>0.07592151</text:p>
          </table:table-cell>
          <table:table-cell office:value-type="float" office:value="0.05488243" calcext:value-type="float">
            <text:p>0.05488243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22729" calcext:value-type="float">
            <text:p>0.4622729</text:p>
          </table:table-cell>
          <table:table-cell office:value-type="float" office:value="1.045783" calcext:value-type="float">
            <text:p>1.045783</text:p>
          </table:table-cell>
          <table:table-cell office:value-type="float" office:value="360" calcext:value-type="float">
            <text:p>360</text:p>
          </table:table-cell>
          <table:table-cell office:value-type="float" office:value="-158.3224" calcext:value-type="float">
            <text:p>-158.3224</text:p>
          </table:table-cell>
          <table:table-cell office:value-type="float" office:value="0" calcext:value-type="float">
            <text:p>0</text:p>
          </table:table-cell>
          <table:table-cell office:value-type="float" office:value="209.9698" calcext:value-type="float">
            <text:p>209.9698</text:p>
          </table:table-cell>
          <table:table-cell office:value-type="float" office:value="274.9277" calcext:value-type="float">
            <text:p>274.9277</text:p>
          </table:table-cell>
          <table:table-cell office:value-type="float" office:value="901.7417" calcext:value-type="float">
            <text:p>901.7417</text:p>
          </table:table-cell>
          <table:table-cell office:value-type="float" office:value="884.1637" calcext:value-type="float">
            <text:p>884.1637</text:p>
          </table:table-cell>
          <table:table-cell office:value-type="float" office:value="879.3716" calcext:value-type="float">
            <text:p>879.3716</text:p>
          </table:table-cell>
          <table:table-cell office:value-type="float" office:value="893.2928" calcext:value-type="float">
            <text:p>893.2928</text:p>
          </table:table-cell>
          <table:table-cell office:value-type="float" office:value="327.419" calcext:value-type="float">
            <text:p>327.419</text:p>
          </table:table-cell>
          <table:table-cell office:value-type="float" office:value="443.9133" calcext:value-type="float">
            <text:p>443.9133</text:p>
          </table:table-cell>
          <table:table-cell office:value-type="float" office:value="383.2901" calcext:value-type="float">
            <text:p>383.2901</text:p>
          </table:table-cell>
          <table:table-cell office:value-type="float" office:value="323.7543" calcext:value-type="float">
            <text:p>323.75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9" calcext:value-type="float">
            <text:p>22121999</text:p>
          </table:table-cell>
          <table:table-cell office:value-type="float" office:value="63.56967" calcext:value-type="float">
            <text:p>63.56967</text:p>
          </table:table-cell>
          <table:table-cell office:value-type="float" office:value="5564.475" calcext:value-type="float">
            <text:p>5564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665" calcext:value-type="float">
            <text:p>-156.8665</text:p>
          </table:table-cell>
          <table:table-cell office:value-type="float" office:value="498.1058" calcext:value-type="float">
            <text:p>498.1058</text:p>
          </table:table-cell>
          <table:table-cell office:value-type="float" office:value="0" calcext:value-type="float">
            <text:p>0</text:p>
          </table:table-cell>
          <table:table-cell office:value-type="float" office:value="43.5519" calcext:value-type="float">
            <text:p>43.5519</text:p>
          </table:table-cell>
          <table:table-cell office:value-type="float" office:value="0.07585124" calcext:value-type="float">
            <text:p>0.07585124</text:p>
          </table:table-cell>
          <table:table-cell office:value-type="float" office:value="0.05488851" calcext:value-type="float">
            <text:p>0.0548885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30903" calcext:value-type="float">
            <text:p>0.4630903</text:p>
          </table:table-cell>
          <table:table-cell office:value-type="float" office:value="1.048913" calcext:value-type="float">
            <text:p>1.048913</text:p>
          </table:table-cell>
          <table:table-cell office:value-type="float" office:value="360" calcext:value-type="float">
            <text:p>360</text:p>
          </table:table-cell>
          <table:table-cell office:value-type="float" office:value="-158.3293" calcext:value-type="float">
            <text:p>-158.3293</text:p>
          </table:table-cell>
          <table:table-cell office:value-type="float" office:value="0" calcext:value-type="float">
            <text:p>0</text:p>
          </table:table-cell>
          <table:table-cell office:value-type="float" office:value="209.9707" calcext:value-type="float">
            <text:p>209.9707</text:p>
          </table:table-cell>
          <table:table-cell office:value-type="float" office:value="274.9245" calcext:value-type="float">
            <text:p>274.9245</text:p>
          </table:table-cell>
          <table:table-cell office:value-type="float" office:value="901.731" calcext:value-type="float">
            <text:p>901.731</text:p>
          </table:table-cell>
          <table:table-cell office:value-type="float" office:value="884.1536" calcext:value-type="float">
            <text:p>884.1536</text:p>
          </table:table-cell>
          <table:table-cell office:value-type="float" office:value="879.3656" calcext:value-type="float">
            <text:p>879.3656</text:p>
          </table:table-cell>
          <table:table-cell office:value-type="float" office:value="893.2864" calcext:value-type="float">
            <text:p>893.2864</text:p>
          </table:table-cell>
          <table:table-cell office:value-type="float" office:value="327.4176" calcext:value-type="float">
            <text:p>327.4176</text:p>
          </table:table-cell>
          <table:table-cell office:value-type="float" office:value="443.9109" calcext:value-type="float">
            <text:p>443.9109</text:p>
          </table:table-cell>
          <table:table-cell office:value-type="float" office:value="383.2886" calcext:value-type="float">
            <text:p>383.2886</text:p>
          </table:table-cell>
          <table:table-cell office:value-type="float" office:value="323.7528" calcext:value-type="float">
            <text:p>323.75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9" calcext:value-type="float">
            <text:p>23121999</text:p>
          </table:table-cell>
          <table:table-cell office:value-type="float" office:value="63.56185" calcext:value-type="float">
            <text:p>63.56185</text:p>
          </table:table-cell>
          <table:table-cell office:value-type="float" office:value="5564.44" calcext:value-type="float">
            <text:p>556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697" calcext:value-type="float">
            <text:p>-156.8697</text:p>
          </table:table-cell>
          <table:table-cell office:value-type="float" office:value="498.6433" calcext:value-type="float">
            <text:p>498.6433</text:p>
          </table:table-cell>
          <table:table-cell office:value-type="float" office:value="0" calcext:value-type="float">
            <text:p>0</text:p>
          </table:table-cell>
          <table:table-cell office:value-type="float" office:value="43.52081" calcext:value-type="float">
            <text:p>43.52081</text:p>
          </table:table-cell>
          <table:table-cell office:value-type="float" office:value="0.07580572" calcext:value-type="float">
            <text:p>0.07580572</text:p>
          </table:table-cell>
          <table:table-cell office:value-type="float" office:value="0.05489464" calcext:value-type="float">
            <text:p>0.05489464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39004" calcext:value-type="float">
            <text:p>0.4639004</text:p>
          </table:table-cell>
          <table:table-cell office:value-type="float" office:value="1.051868" calcext:value-type="float">
            <text:p>1.051868</text:p>
          </table:table-cell>
          <table:table-cell office:value-type="float" office:value="360" calcext:value-type="float">
            <text:p>360</text:p>
          </table:table-cell>
          <table:table-cell office:value-type="float" office:value="-158.3362" calcext:value-type="float">
            <text:p>-158.3362</text:p>
          </table:table-cell>
          <table:table-cell office:value-type="float" office:value="0" calcext:value-type="float">
            <text:p>0</text:p>
          </table:table-cell>
          <table:table-cell office:value-type="float" office:value="209.9716" calcext:value-type="float">
            <text:p>209.9716</text:p>
          </table:table-cell>
          <table:table-cell office:value-type="float" office:value="274.9215" calcext:value-type="float">
            <text:p>274.9215</text:p>
          </table:table-cell>
          <table:table-cell office:value-type="float" office:value="901.7205" calcext:value-type="float">
            <text:p>901.7205</text:p>
          </table:table-cell>
          <table:table-cell office:value-type="float" office:value="884.1436" calcext:value-type="float">
            <text:p>884.1436</text:p>
          </table:table-cell>
          <table:table-cell office:value-type="float" office:value="879.3597" calcext:value-type="float">
            <text:p>879.3597</text:p>
          </table:table-cell>
          <table:table-cell office:value-type="float" office:value="893.2799" calcext:value-type="float">
            <text:p>893.2799</text:p>
          </table:table-cell>
          <table:table-cell office:value-type="float" office:value="327.4162" calcext:value-type="float">
            <text:p>327.4162</text:p>
          </table:table-cell>
          <table:table-cell office:value-type="float" office:value="443.9085" calcext:value-type="float">
            <text:p>443.9085</text:p>
          </table:table-cell>
          <table:table-cell office:value-type="float" office:value="383.287" calcext:value-type="float">
            <text:p>383.287</text:p>
          </table:table-cell>
          <table:table-cell office:value-type="float" office:value="323.7513" calcext:value-type="float">
            <text:p>323.75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9" calcext:value-type="float">
            <text:p>24121999</text:p>
          </table:table-cell>
          <table:table-cell office:value-type="float" office:value="63.55463" calcext:value-type="float">
            <text:p>63.55463</text:p>
          </table:table-cell>
          <table:table-cell office:value-type="float" office:value="5564.407" calcext:value-type="float">
            <text:p>5564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738" calcext:value-type="float">
            <text:p>-156.8738</text:p>
          </table:table-cell>
          <table:table-cell office:value-type="float" office:value="499.1688" calcext:value-type="float">
            <text:p>499.1688</text:p>
          </table:table-cell>
          <table:table-cell office:value-type="float" office:value="0" calcext:value-type="float">
            <text:p>0</text:p>
          </table:table-cell>
          <table:table-cell office:value-type="float" office:value="43.49027" calcext:value-type="float">
            <text:p>43.49027</text:p>
          </table:table-cell>
          <table:table-cell office:value-type="float" office:value="0.07577936" calcext:value-type="float">
            <text:p>0.07577936</text:p>
          </table:table-cell>
          <table:table-cell office:value-type="float" office:value="0.05490095" calcext:value-type="float">
            <text:p>0.05490095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47054" calcext:value-type="float">
            <text:p>0.4647054</text:p>
          </table:table-cell>
          <table:table-cell office:value-type="float" office:value="1.05464" calcext:value-type="float">
            <text:p>1.05464</text:p>
          </table:table-cell>
          <table:table-cell office:value-type="float" office:value="360" calcext:value-type="float">
            <text:p>360</text:p>
          </table:table-cell>
          <table:table-cell office:value-type="float" office:value="-158.3439" calcext:value-type="float">
            <text:p>-158.3439</text:p>
          </table:table-cell>
          <table:table-cell office:value-type="float" office:value="0" calcext:value-type="float">
            <text:p>0</text:p>
          </table:table-cell>
          <table:table-cell office:value-type="float" office:value="209.9727" calcext:value-type="float">
            <text:p>209.9727</text:p>
          </table:table-cell>
          <table:table-cell office:value-type="float" office:value="274.9192" calcext:value-type="float">
            <text:p>274.9192</text:p>
          </table:table-cell>
          <table:table-cell office:value-type="float" office:value="901.7104" calcext:value-type="float">
            <text:p>901.7104</text:p>
          </table:table-cell>
          <table:table-cell office:value-type="float" office:value="884.1335" calcext:value-type="float">
            <text:p>884.1335</text:p>
          </table:table-cell>
          <table:table-cell office:value-type="float" office:value="879.3538" calcext:value-type="float">
            <text:p>879.3538</text:p>
          </table:table-cell>
          <table:table-cell office:value-type="float" office:value="893.2736" calcext:value-type="float">
            <text:p>893.2736</text:p>
          </table:table-cell>
          <table:table-cell office:value-type="float" office:value="327.4149" calcext:value-type="float">
            <text:p>327.4149</text:p>
          </table:table-cell>
          <table:table-cell office:value-type="float" office:value="443.9061" calcext:value-type="float">
            <text:p>443.9061</text:p>
          </table:table-cell>
          <table:table-cell office:value-type="float" office:value="383.2855" calcext:value-type="float">
            <text:p>383.2855</text:p>
          </table:table-cell>
          <table:table-cell office:value-type="float" office:value="323.7498" calcext:value-type="float">
            <text:p>323.74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9" calcext:value-type="float">
            <text:p>25121999</text:p>
          </table:table-cell>
          <table:table-cell office:value-type="float" office:value="63.5479" calcext:value-type="float">
            <text:p>63.5479</text:p>
          </table:table-cell>
          <table:table-cell office:value-type="float" office:value="5564.376" calcext:value-type="float">
            <text:p>5564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788" calcext:value-type="float">
            <text:p>-156.8788</text:p>
          </table:table-cell>
          <table:table-cell office:value-type="float" office:value="499.6579" calcext:value-type="float">
            <text:p>499.6579</text:p>
          </table:table-cell>
          <table:table-cell office:value-type="float" office:value="0" calcext:value-type="float">
            <text:p>0</text:p>
          </table:table-cell>
          <table:table-cell office:value-type="float" office:value="43.46017" calcext:value-type="float">
            <text:p>43.46017</text:p>
          </table:table-cell>
          <table:table-cell office:value-type="float" office:value="0.07575617" calcext:value-type="float">
            <text:p>0.07575617</text:p>
          </table:table-cell>
          <table:table-cell office:value-type="float" office:value="0.05490758" calcext:value-type="float">
            <text:p>0.05490758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55065" calcext:value-type="float">
            <text:p>0.4655065</text:p>
          </table:table-cell>
          <table:table-cell office:value-type="float" office:value="1.057256" calcext:value-type="float">
            <text:p>1.057256</text:p>
          </table:table-cell>
          <table:table-cell office:value-type="float" office:value="360" calcext:value-type="float">
            <text:p>360</text:p>
          </table:table-cell>
          <table:table-cell office:value-type="float" office:value="-158.3523" calcext:value-type="float">
            <text:p>-158.3523</text:p>
          </table:table-cell>
          <table:table-cell office:value-type="float" office:value="0" calcext:value-type="float">
            <text:p>0</text:p>
          </table:table-cell>
          <table:table-cell office:value-type="float" office:value="209.9738" calcext:value-type="float">
            <text:p>209.9738</text:p>
          </table:table-cell>
          <table:table-cell office:value-type="float" office:value="274.917" calcext:value-type="float">
            <text:p>274.917</text:p>
          </table:table-cell>
          <table:table-cell office:value-type="float" office:value="901.7025" calcext:value-type="float">
            <text:p>901.7025</text:p>
          </table:table-cell>
          <table:table-cell office:value-type="float" office:value="884.1236" calcext:value-type="float">
            <text:p>884.1236</text:p>
          </table:table-cell>
          <table:table-cell office:value-type="float" office:value="879.348" calcext:value-type="float">
            <text:p>879.348</text:p>
          </table:table-cell>
          <table:table-cell office:value-type="float" office:value="893.2681" calcext:value-type="float">
            <text:p>893.2681</text:p>
          </table:table-cell>
          <table:table-cell office:value-type="float" office:value="327.4136" calcext:value-type="float">
            <text:p>327.4136</text:p>
          </table:table-cell>
          <table:table-cell office:value-type="float" office:value="443.9037" calcext:value-type="float">
            <text:p>443.9037</text:p>
          </table:table-cell>
          <table:table-cell office:value-type="float" office:value="383.284" calcext:value-type="float">
            <text:p>383.284</text:p>
          </table:table-cell>
          <table:table-cell office:value-type="float" office:value="323.7484" calcext:value-type="float">
            <text:p>323.748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9" calcext:value-type="float">
            <text:p>26121999</text:p>
          </table:table-cell>
          <table:table-cell office:value-type="float" office:value="63.54077" calcext:value-type="float">
            <text:p>63.54077</text:p>
          </table:table-cell>
          <table:table-cell office:value-type="float" office:value="5564.344" calcext:value-type="float">
            <text:p>5564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835" calcext:value-type="float">
            <text:p>-156.8835</text:p>
          </table:table-cell>
          <table:table-cell office:value-type="float" office:value="500.1537" calcext:value-type="float">
            <text:p>500.1537</text:p>
          </table:table-cell>
          <table:table-cell office:value-type="float" office:value="0" calcext:value-type="float">
            <text:p>0</text:p>
          </table:table-cell>
          <table:table-cell office:value-type="float" office:value="43.4291" calcext:value-type="float">
            <text:p>43.4291</text:p>
          </table:table-cell>
          <table:table-cell office:value-type="float" office:value="0.07570347" calcext:value-type="float">
            <text:p>0.07570347</text:p>
          </table:table-cell>
          <table:table-cell office:value-type="float" office:value="0.05491498" calcext:value-type="float">
            <text:p>0.05491498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63076" calcext:value-type="float">
            <text:p>0.4663076</text:p>
          </table:table-cell>
          <table:table-cell office:value-type="float" office:value="1.059728" calcext:value-type="float">
            <text:p>1.059728</text:p>
          </table:table-cell>
          <table:table-cell office:value-type="float" office:value="360" calcext:value-type="float">
            <text:p>360</text:p>
          </table:table-cell>
          <table:table-cell office:value-type="float" office:value="-158.3603" calcext:value-type="float">
            <text:p>-158.3603</text:p>
          </table:table-cell>
          <table:table-cell office:value-type="float" office:value="0" calcext:value-type="float">
            <text:p>0</text:p>
          </table:table-cell>
          <table:table-cell office:value-type="float" office:value="209.9745" calcext:value-type="float">
            <text:p>209.9745</text:p>
          </table:table-cell>
          <table:table-cell office:value-type="float" office:value="274.9142" calcext:value-type="float">
            <text:p>274.9142</text:p>
          </table:table-cell>
          <table:table-cell office:value-type="float" office:value="901.6931" calcext:value-type="float">
            <text:p>901.6931</text:p>
          </table:table-cell>
          <table:table-cell office:value-type="float" office:value="884.1138" calcext:value-type="float">
            <text:p>884.1138</text:p>
          </table:table-cell>
          <table:table-cell office:value-type="float" office:value="879.3423" calcext:value-type="float">
            <text:p>879.3423</text:p>
          </table:table-cell>
          <table:table-cell office:value-type="float" office:value="893.2632" calcext:value-type="float">
            <text:p>893.2632</text:p>
          </table:table-cell>
          <table:table-cell office:value-type="float" office:value="327.4119" calcext:value-type="float">
            <text:p>327.4119</text:p>
          </table:table-cell>
          <table:table-cell office:value-type="float" office:value="443.9013" calcext:value-type="float">
            <text:p>443.9013</text:p>
          </table:table-cell>
          <table:table-cell office:value-type="float" office:value="383.2826" calcext:value-type="float">
            <text:p>383.2826</text:p>
          </table:table-cell>
          <table:table-cell office:value-type="float" office:value="323.7469" calcext:value-type="float">
            <text:p>323.746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9" calcext:value-type="float">
            <text:p>27121999</text:p>
          </table:table-cell>
          <table:table-cell office:value-type="float" office:value="63.53382" calcext:value-type="float">
            <text:p>63.53382</text:p>
          </table:table-cell>
          <table:table-cell office:value-type="float" office:value="5564.311" calcext:value-type="float">
            <text:p>5564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879" calcext:value-type="float">
            <text:p>-156.8879</text:p>
          </table:table-cell>
          <table:table-cell office:value-type="float" office:value="500.6012" calcext:value-type="float">
            <text:p>500.6012</text:p>
          </table:table-cell>
          <table:table-cell office:value-type="float" office:value="0" calcext:value-type="float">
            <text:p>0</text:p>
          </table:table-cell>
          <table:table-cell office:value-type="float" office:value="43.39791" calcext:value-type="float">
            <text:p>43.39791</text:p>
          </table:table-cell>
          <table:table-cell office:value-type="float" office:value="0.07564344" calcext:value-type="float">
            <text:p>0.07564344</text:p>
          </table:table-cell>
          <table:table-cell office:value-type="float" office:value="0.05492122" calcext:value-type="float">
            <text:p>0.05492122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71045" calcext:value-type="float">
            <text:p>0.4671045</text:p>
          </table:table-cell>
          <table:table-cell office:value-type="float" office:value="1.062047" calcext:value-type="float">
            <text:p>1.062047</text:p>
          </table:table-cell>
          <table:table-cell office:value-type="float" office:value="360" calcext:value-type="float">
            <text:p>360</text:p>
          </table:table-cell>
          <table:table-cell office:value-type="float" office:value="-158.3678" calcext:value-type="float">
            <text:p>-158.3678</text:p>
          </table:table-cell>
          <table:table-cell office:value-type="float" office:value="0" calcext:value-type="float">
            <text:p>0</text:p>
          </table:table-cell>
          <table:table-cell office:value-type="float" office:value="209.9753" calcext:value-type="float">
            <text:p>209.9753</text:p>
          </table:table-cell>
          <table:table-cell office:value-type="float" office:value="274.9113" calcext:value-type="float">
            <text:p>274.9113</text:p>
          </table:table-cell>
          <table:table-cell office:value-type="float" office:value="901.6829" calcext:value-type="float">
            <text:p>901.6829</text:p>
          </table:table-cell>
          <table:table-cell office:value-type="float" office:value="884.1041" calcext:value-type="float">
            <text:p>884.1041</text:p>
          </table:table-cell>
          <table:table-cell office:value-type="float" office:value="879.3366" calcext:value-type="float">
            <text:p>879.3366</text:p>
          </table:table-cell>
          <table:table-cell office:value-type="float" office:value="893.2584" calcext:value-type="float">
            <text:p>893.2584</text:p>
          </table:table-cell>
          <table:table-cell office:value-type="float" office:value="327.4102" calcext:value-type="float">
            <text:p>327.4102</text:p>
          </table:table-cell>
          <table:table-cell office:value-type="float" office:value="443.899" calcext:value-type="float">
            <text:p>443.899</text:p>
          </table:table-cell>
          <table:table-cell office:value-type="float" office:value="383.2815" calcext:value-type="float">
            <text:p>383.2815</text:p>
          </table:table-cell>
          <table:table-cell office:value-type="float" office:value="323.7456" calcext:value-type="float">
            <text:p>323.745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9" calcext:value-type="float">
            <text:p>28121999</text:p>
          </table:table-cell>
          <table:table-cell office:value-type="float" office:value="63.52739" calcext:value-type="float">
            <text:p>63.52739</text:p>
          </table:table-cell>
          <table:table-cell office:value-type="float" office:value="5564.282" calcext:value-type="float">
            <text:p>5564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894" calcext:value-type="float">
            <text:p>-156.8894</text:p>
          </table:table-cell>
          <table:table-cell office:value-type="float" office:value="501.1401" calcext:value-type="float">
            <text:p>501.1401</text:p>
          </table:table-cell>
          <table:table-cell office:value-type="float" office:value="0" calcext:value-type="float">
            <text:p>0</text:p>
          </table:table-cell>
          <table:table-cell office:value-type="float" office:value="43.36727" calcext:value-type="float">
            <text:p>43.36727</text:p>
          </table:table-cell>
          <table:table-cell office:value-type="float" office:value="0.07559539" calcext:value-type="float">
            <text:p>0.07559539</text:p>
          </table:table-cell>
          <table:table-cell office:value-type="float" office:value="0.05492759" calcext:value-type="float">
            <text:p>0.05492759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78964" calcext:value-type="float">
            <text:p>0.4678964</text:p>
          </table:table-cell>
          <table:table-cell office:value-type="float" office:value="1.064223" calcext:value-type="float">
            <text:p>1.064223</text:p>
          </table:table-cell>
          <table:table-cell office:value-type="float" office:value="360" calcext:value-type="float">
            <text:p>360</text:p>
          </table:table-cell>
          <table:table-cell office:value-type="float" office:value="-158.3723" calcext:value-type="float">
            <text:p>-158.3723</text:p>
          </table:table-cell>
          <table:table-cell office:value-type="float" office:value="0" calcext:value-type="float">
            <text:p>0</text:p>
          </table:table-cell>
          <table:table-cell office:value-type="float" office:value="209.9761" calcext:value-type="float">
            <text:p>209.9761</text:p>
          </table:table-cell>
          <table:table-cell office:value-type="float" office:value="274.9091" calcext:value-type="float">
            <text:p>274.9091</text:p>
          </table:table-cell>
          <table:table-cell office:value-type="float" office:value="901.6744" calcext:value-type="float">
            <text:p>901.6744</text:p>
          </table:table-cell>
          <table:table-cell office:value-type="float" office:value="884.0945" calcext:value-type="float">
            <text:p>884.0945</text:p>
          </table:table-cell>
          <table:table-cell office:value-type="float" office:value="879.331" calcext:value-type="float">
            <text:p>879.331</text:p>
          </table:table-cell>
          <table:table-cell office:value-type="float" office:value="893.2537" calcext:value-type="float">
            <text:p>893.2537</text:p>
          </table:table-cell>
          <table:table-cell office:value-type="float" office:value="327.4085" calcext:value-type="float">
            <text:p>327.4085</text:p>
          </table:table-cell>
          <table:table-cell office:value-type="float" office:value="443.8966" calcext:value-type="float">
            <text:p>443.8966</text:p>
          </table:table-cell>
          <table:table-cell office:value-type="float" office:value="383.2804" calcext:value-type="float">
            <text:p>383.2804</text:p>
          </table:table-cell>
          <table:table-cell office:value-type="float" office:value="323.7442" calcext:value-type="float">
            <text:p>323.744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9" calcext:value-type="float">
            <text:p>29121999</text:p>
          </table:table-cell>
          <table:table-cell office:value-type="float" office:value="63.52065" calcext:value-type="float">
            <text:p>63.52065</text:p>
          </table:table-cell>
          <table:table-cell office:value-type="float" office:value="5564.25" calcext:value-type="float">
            <text:p>5564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909" calcext:value-type="float">
            <text:p>-156.8909</text:p>
          </table:table-cell>
          <table:table-cell office:value-type="float" office:value="501.6711" calcext:value-type="float">
            <text:p>501.6711</text:p>
          </table:table-cell>
          <table:table-cell office:value-type="float" office:value="0" calcext:value-type="float">
            <text:p>0</text:p>
          </table:table-cell>
          <table:table-cell office:value-type="float" office:value="43.33618" calcext:value-type="float">
            <text:p>43.33618</text:p>
          </table:table-cell>
          <table:table-cell office:value-type="float" office:value="0.07553937" calcext:value-type="float">
            <text:p>0.07553937</text:p>
          </table:table-cell>
          <table:table-cell office:value-type="float" office:value="0.05493397" calcext:value-type="float">
            <text:p>0.05493397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8686" calcext:value-type="float">
            <text:p>0.468686</text:p>
          </table:table-cell>
          <table:table-cell office:value-type="float" office:value="1.066265" calcext:value-type="float">
            <text:p>1.066265</text:p>
          </table:table-cell>
          <table:table-cell office:value-type="float" office:value="360" calcext:value-type="float">
            <text:p>360</text:p>
          </table:table-cell>
          <table:table-cell office:value-type="float" office:value="-158.3766" calcext:value-type="float">
            <text:p>-158.3766</text:p>
          </table:table-cell>
          <table:table-cell office:value-type="float" office:value="0" calcext:value-type="float">
            <text:p>0</text:p>
          </table:table-cell>
          <table:table-cell office:value-type="float" office:value="209.9768" calcext:value-type="float">
            <text:p>209.9768</text:p>
          </table:table-cell>
          <table:table-cell office:value-type="float" office:value="274.9062" calcext:value-type="float">
            <text:p>274.9062</text:p>
          </table:table-cell>
          <table:table-cell office:value-type="float" office:value="901.6652" calcext:value-type="float">
            <text:p>901.6652</text:p>
          </table:table-cell>
          <table:table-cell office:value-type="float" office:value="884.0851" calcext:value-type="float">
            <text:p>884.0851</text:p>
          </table:table-cell>
          <table:table-cell office:value-type="float" office:value="879.3253" calcext:value-type="float">
            <text:p>879.3253</text:p>
          </table:table-cell>
          <table:table-cell office:value-type="float" office:value="893.249" calcext:value-type="float">
            <text:p>893.249</text:p>
          </table:table-cell>
          <table:table-cell office:value-type="float" office:value="327.4069" calcext:value-type="float">
            <text:p>327.4069</text:p>
          </table:table-cell>
          <table:table-cell office:value-type="float" office:value="443.8943" calcext:value-type="float">
            <text:p>443.8943</text:p>
          </table:table-cell>
          <table:table-cell office:value-type="float" office:value="383.2793" calcext:value-type="float">
            <text:p>383.2793</text:p>
          </table:table-cell>
          <table:table-cell office:value-type="float" office:value="323.7428" calcext:value-type="float">
            <text:p>323.74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9" calcext:value-type="float">
            <text:p>30121999</text:p>
          </table:table-cell>
          <table:table-cell office:value-type="float" office:value="63.5136" calcext:value-type="float">
            <text:p>63.5136</text:p>
          </table:table-cell>
          <table:table-cell office:value-type="float" office:value="5564.218" calcext:value-type="float">
            <text:p>5564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953" calcext:value-type="float">
            <text:p>-156.8953</text:p>
          </table:table-cell>
          <table:table-cell office:value-type="float" office:value="502.0685" calcext:value-type="float">
            <text:p>502.0685</text:p>
          </table:table-cell>
          <table:table-cell office:value-type="float" office:value="0" calcext:value-type="float">
            <text:p>0</text:p>
          </table:table-cell>
          <table:table-cell office:value-type="float" office:value="43.30484" calcext:value-type="float">
            <text:p>43.30484</text:p>
          </table:table-cell>
          <table:table-cell office:value-type="float" office:value="0.07547422" calcext:value-type="float">
            <text:p>0.07547422</text:p>
          </table:table-cell>
          <table:table-cell office:value-type="float" office:value="0.05493981" calcext:value-type="float">
            <text:p>0.05493981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694757" calcext:value-type="float">
            <text:p>0.4694757</text:p>
          </table:table-cell>
          <table:table-cell office:value-type="float" office:value="1.068179" calcext:value-type="float">
            <text:p>1.068179</text:p>
          </table:table-cell>
          <table:table-cell office:value-type="float" office:value="360" calcext:value-type="float">
            <text:p>360</text:p>
          </table:table-cell>
          <table:table-cell office:value-type="float" office:value="-158.3837" calcext:value-type="float">
            <text:p>-158.3837</text:p>
          </table:table-cell>
          <table:table-cell office:value-type="float" office:value="0" calcext:value-type="float">
            <text:p>0</text:p>
          </table:table-cell>
          <table:table-cell office:value-type="float" office:value="209.9772" calcext:value-type="float">
            <text:p>209.9772</text:p>
          </table:table-cell>
          <table:table-cell office:value-type="float" office:value="274.903" calcext:value-type="float">
            <text:p>274.903</text:p>
          </table:table-cell>
          <table:table-cell office:value-type="float" office:value="901.655" calcext:value-type="float">
            <text:p>901.655</text:p>
          </table:table-cell>
          <table:table-cell office:value-type="float" office:value="884.0757" calcext:value-type="float">
            <text:p>884.0757</text:p>
          </table:table-cell>
          <table:table-cell office:value-type="float" office:value="879.3198" calcext:value-type="float">
            <text:p>879.3198</text:p>
          </table:table-cell>
          <table:table-cell office:value-type="float" office:value="893.2443" calcext:value-type="float">
            <text:p>893.2443</text:p>
          </table:table-cell>
          <table:table-cell office:value-type="float" office:value="327.4052" calcext:value-type="float">
            <text:p>327.4052</text:p>
          </table:table-cell>
          <table:table-cell office:value-type="float" office:value="443.892" calcext:value-type="float">
            <text:p>443.892</text:p>
          </table:table-cell>
          <table:table-cell office:value-type="float" office:value="383.2782" calcext:value-type="float">
            <text:p>383.2782</text:p>
          </table:table-cell>
          <table:table-cell office:value-type="float" office:value="323.7414" calcext:value-type="float">
            <text:p>323.74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9" calcext:value-type="float">
            <text:p>31121999</text:p>
          </table:table-cell>
          <table:table-cell office:value-type="float" office:value="63.50654" calcext:value-type="float">
            <text:p>63.50654</text:p>
          </table:table-cell>
          <table:table-cell office:value-type="float" office:value="5564.185" calcext:value-type="float">
            <text:p>5564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995" calcext:value-type="float">
            <text:p>-156.8995</text:p>
          </table:table-cell>
          <table:table-cell office:value-type="float" office:value="502.4793" calcext:value-type="float">
            <text:p>502.4793</text:p>
          </table:table-cell>
          <table:table-cell office:value-type="float" office:value="0" calcext:value-type="float">
            <text:p>0</text:p>
          </table:table-cell>
          <table:table-cell office:value-type="float" office:value="43.27347" calcext:value-type="float">
            <text:p>43.27347</text:p>
          </table:table-cell>
          <table:table-cell office:value-type="float" office:value="0.07540602" calcext:value-type="float">
            <text:p>0.07540602</text:p>
          </table:table-cell>
          <table:table-cell office:value-type="float" office:value="0.05494586" calcext:value-type="float">
            <text:p>0.05494586</text:p>
          </table:table-cell>
          <table:table-cell office:value-type="float" office:value="0.005579519" calcext:value-type="float">
            <text:p>0.005579519</text:p>
          </table:table-cell>
          <table:table-cell office:value-type="float" office:value="0.4702583" calcext:value-type="float">
            <text:p>0.4702583</text:p>
          </table:table-cell>
          <table:table-cell office:value-type="float" office:value="1.069963" calcext:value-type="float">
            <text:p>1.069963</text:p>
          </table:table-cell>
          <table:table-cell office:value-type="float" office:value="360" calcext:value-type="float">
            <text:p>360</text:p>
          </table:table-cell>
          <table:table-cell office:value-type="float" office:value="-158.3905" calcext:value-type="float">
            <text:p>-158.3905</text:p>
          </table:table-cell>
          <table:table-cell office:value-type="float" office:value="0" calcext:value-type="float">
            <text:p>0</text:p>
          </table:table-cell>
          <table:table-cell office:value-type="float" office:value="209.9777" calcext:value-type="float">
            <text:p>209.9777</text:p>
          </table:table-cell>
          <table:table-cell office:value-type="float" office:value="274.8996" calcext:value-type="float">
            <text:p>274.8996</text:p>
          </table:table-cell>
          <table:table-cell office:value-type="float" office:value="901.6448" calcext:value-type="float">
            <text:p>901.6448</text:p>
          </table:table-cell>
          <table:table-cell office:value-type="float" office:value="884.0663" calcext:value-type="float">
            <text:p>884.0663</text:p>
          </table:table-cell>
          <table:table-cell office:value-type="float" office:value="879.3141" calcext:value-type="float">
            <text:p>879.3141</text:p>
          </table:table-cell>
          <table:table-cell office:value-type="float" office:value="893.2396" calcext:value-type="float">
            <text:p>893.2396</text:p>
          </table:table-cell>
          <table:table-cell office:value-type="float" office:value="327.4036" calcext:value-type="float">
            <text:p>327.4036</text:p>
          </table:table-cell>
          <table:table-cell office:value-type="float" office:value="443.8897" calcext:value-type="float">
            <text:p>443.8897</text:p>
          </table:table-cell>
          <table:table-cell office:value-type="float" office:value="383.2771" calcext:value-type="float">
            <text:p>383.2771</text:p>
          </table:table-cell>
          <table:table-cell office:value-type="float" office:value="323.7401" calcext:value-type="float">
            <text:p>323.7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1:46.115060243</dc:date>
    <meta:editing-duration>PT14S</meta:editing-duration>
    <meta:editing-cycles>1</meta:editing-cycles>
    <meta:document-statistic meta:table-count="1" meta:cell-count="10248" meta:object-count="0"/>
    <meta:generator>LibreOffice/6.4.7.2$Linux_X86_64 LibreOffice_project/40$Build-2</meta:generator>
  </office:meta>
</office:document-meta>
</file>